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pt"/>
    </style:style>
    <style:style style:name="co2" style:family="table-column">
      <style:table-column-properties fo:break-before="auto" style:column-width="273.06pt"/>
    </style:style>
    <style:style style:name="co3" style:family="table-column">
      <style:table-column-properties fo:break-before="auto" style:column-width="159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87.99pt"/>
    </style:style>
    <style:style style:name="co6" style:family="table-column">
      <style:table-column-properties fo:break-before="auto" style:column-width="121.01pt"/>
    </style:style>
    <style:style style:name="co7" style:family="table-column">
      <style:table-column-properties fo:break-before="auto" style:column-width="61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118.49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3" style:family="table-cell" style:parent-style-name="Default">
      <style:table-cell-properties fo:background-color="#bfbfb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13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Building envelope audits 2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Zone</text:p>
          </table:table-cell>
          <table:table-cell table:style-name="ce11" office:value-type="string" calcext:value-type="string">
            <text:p>Enclosing structure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Structure heat loss coefficient</text:p>
          </table:table-cell>
          <table:table-cell table:style-name="ce11" office:value-type="string" calcext:value-type="string">
            <text:p>Energy consumption = 10 x 9 x number of heating days x hours</text:p>
          </table:table-cell>
          <table:table-cell table:style-name="ce14" office:value-type="string" calcext:value-type="string">
            <text:p>Are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UILDING 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4.91" calcext:value-type="float">
            <text:p>14.91</text:p>
          </table:table-cell>
          <table:table-cell office:value-type="float" office:value="1295.92" calcext:value-type="float">
            <text:p>1295.92</text:p>
          </table:table-cell>
          <table:table-cell office:value-type="float" office:value="4.97" calcext:value-type="float">
            <text:p>4.9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133.58" calcext:value-type="float">
            <text:p>133.58</text:p>
          </table:table-cell>
          <table:table-cell office:value-type="float" office:value="11610.3" calcext:value-type="float">
            <text:p>11610.3</text:p>
          </table:table-cell>
          <table:table-cell office:value-type="float" office:value="83.49" calcext:value-type="float">
            <text:p>83.4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46.78" calcext:value-type="float">
            <text:p>46.78</text:p>
          </table:table-cell>
          <table:table-cell office:value-type="float" office:value="4065.95" calcext:value-type="float">
            <text:p>4065.95</text:p>
          </table:table-cell>
          <table:table-cell office:value-type="float" office:value="18.71" calcext:value-type="float">
            <text:p>18.7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insulated)</text:p>
          </table:table-cell>
          <table:table-cell office:value-type="string" calcext:value-type="string">
            <text:p>Concrete/Slag</text:p>
          </table:table-cell>
          <table:table-cell office:value-type="float" office:value="192.83" calcext:value-type="float">
            <text:p>192.83</text:p>
          </table:table-cell>
          <table:table-cell office:value-type="float" office:value="16760.1" calcext:value-type="float">
            <text:p>16760.1</text:p>
          </table:table-cell>
          <table:table-cell office:value-type="float" office:value="438.25" calcext:value-type="float">
            <text:p>438.2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626.06" calcext:value-type="float">
            <text:p>626.06</text:p>
          </table:table-cell>
          <table:table-cell office:value-type="float" office:value="54414.93" calcext:value-type="float">
            <text:p>54414.93</text:p>
          </table:table-cell>
          <table:table-cell office:value-type="float" office:value="489.11" calcext:value-type="float">
            <text:p>489.1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en beams/Slag</text:p>
          </table:table-cell>
          <table:table-cell office:value-type="float" office:value="323.26" calcext:value-type="float">
            <text:p>323.26</text:p>
          </table:table-cell>
          <table:table-cell office:value-type="float" office:value="28096.62" calcext:value-type="float">
            <text:p>28096.62</text:p>
          </table:table-cell>
          <table:table-cell office:value-type="float" office:value="442.82" calcext:value-type="float">
            <text:p>442.8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hatch</text:p>
          </table:table-cell>
          <table:table-cell office:value-type="string" calcext:value-type="string">
            <text:p>Wood</text:p>
          </table:table-cell>
          <table:table-cell office:value-type="float" office:value="3.42" calcext:value-type="float">
            <text:p>3.42</text:p>
          </table:table-cell>
          <table:table-cell office:value-type="float" office:value="297.25" calcext:value-type="float">
            <text:p>297.25</text:p>
          </table:table-cell>
          <table:table-cell office:value-type="float" office:value="1.14" calcext:value-type="float">
            <text:p>1.1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 (insulated)</text:p>
          </table:table-cell>
          <table:table-cell office:value-type="string" calcext:value-type="string">
            <text:p>Wooden beams/Slag</text:p>
          </table:table-cell>
          <table:table-cell office:value-type="float" office:value="12.56" calcext:value-type="float">
            <text:p>12.56</text:p>
          </table:table-cell>
          <table:table-cell office:value-type="float" office:value="1091.67" calcext:value-type="float">
            <text:p>1091.67</text:p>
          </table:table-cell>
          <table:table-cell office:value-type="float" office:value="48.31" calcext:value-type="float">
            <text:p>48.3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hermal bridge – Basement cover – Exterior walls</text:p>
          </table:table-cell>
          <table:table-cell/>
          <table:table-cell office:value-type="float" office:value="7.56" calcext:value-type="float">
            <text:p>7.56</text:p>
          </table:table-cell>
          <table:table-cell office:value-type="float" office:value="657.09" calcext:value-type="float">
            <text:p>657.09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Windows/Doors – Exterior walls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float" office:value="2850.86" calcext:value-type="float">
            <text:p>2850.86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4:.D13])" office:value-type="float" office:value="1393.76" calcext:value-type="float">
            <text:p>1393.76</text:p>
          </table:table-cell>
          <table:table-cell table:style-name="ce2" table:formula="of:=SUM([.E4:.E13])" office:value-type="float" office:value="121140.69" calcext:value-type="float">
            <text:p>121140.69</text:p>
          </table:table-cell>
          <table:table-cell table:style-name="ce2" table:formula="of:=SUM([.F4:.F13])" office:value-type="float" office:value="1526.8" calcext:value-type="float">
            <text:p>1526.8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37.17" calcext:value-type="float">
            <text:p>37.17</text:p>
          </table:table-cell>
          <table:table-cell office:value-type="float" office:value="3621" calcext:value-type="float">
            <text:p>3621</text:p>
          </table:table-cell>
          <table:table-cell office:value-type="float" office:value="14.61" calcext:value-type="float">
            <text:p>14.6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PVC (double glazed)</text:p>
          </table:table-cell>
          <table:table-cell office:value-type="float" office:value="753.6" calcext:value-type="float">
            <text:p>753.6</text:p>
          </table:table-cell>
          <table:table-cell office:value-type="float" office:value="73431" calcext:value-type="float">
            <text:p>73431</text:p>
          </table:table-cell>
          <table:table-cell office:value-type="float" office:value="325.98" calcext:value-type="float">
            <text:p>325.9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Wood (double glazed)</text:p>
          </table:table-cell>
          <table:table-cell office:value-type="float" office:value="8.64" calcext:value-type="float">
            <text:p>8.64</text:p>
          </table:table-cell>
          <table:table-cell office:value-type="float" office:value="841" calcext:value-type="float">
            <text:p>841</text:p>
          </table:table-cell>
          <table:table-cell office:value-type="float" office:value="2.19" calcext:value-type="float">
            <text:p>2.1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Wood (double glazed)</text:p>
          </table:table-cell>
          <table:table-cell office:value-type="float" office:value="343.11" calcext:value-type="float">
            <text:p>343.11</text:p>
          </table:table-cell>
          <table:table-cell office:value-type="float" office:value="33432" calcext:value-type="float">
            <text:p>33432</text:p>
          </table:table-cell>
          <table:table-cell office:value-type="float" office:value="98.74" calcext:value-type="float">
            <text:p>98.7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Reinforced concrete/Covering (uninsulated)</text:p>
          </table:table-cell>
          <table:table-cell office:value-type="float" office:value="513.06" calcext:value-type="float">
            <text:p>513.06</text:p>
          </table:table-cell>
          <table:table-cell office:value-type="float" office:value="19996" calcext:value-type="float">
            <text:p>19996</text:p>
          </table:table-cell>
          <table:table-cell office:value-type="float" office:value="559.3" calcext:value-type="float">
            <text:p>559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Lightweight concrete panels:(blīvums 690 kg/m3; 0,28) b-270 mm</text:p>
          </table:table-cell>
          <table:table-cell office:value-type="float" office:value="1185.18" calcext:value-type="float">
            <text:p>1185.18</text:p>
          </table:table-cell>
          <table:table-cell office:value-type="float" office:value="115483" calcext:value-type="float">
            <text:p>115483</text:p>
          </table:table-cell>
          <table:table-cell office:value-type="float" office:value="1346.8" calcext:value-type="float">
            <text:p>1346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/outside cover </text:p>
          </table:table-cell>
          <table:table-cell office:value-type="string" calcext:value-type="string">
            <text:p>Attic-Composite material constructions/Decoration</text:p>
          </table:table-cell>
          <table:table-cell office:value-type="float" office:value="714.51" calcext:value-type="float">
            <text:p>714.51</text:p>
          </table:table-cell>
          <table:table-cell office:value-type="float" office:value="59177" calcext:value-type="float">
            <text:p>59177</text:p>
          </table:table-cell>
          <table:table-cell office:value-type="float" office:value="580.9" calcext:value-type="float">
            <text:p>580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/outside cover </text:p>
          </table:table-cell>
          <table:table-cell office:value-type="string" calcext:value-type="string">
            <text:p>Roof hatch</text:p>
          </table:table-cell>
          <table:table-cell office:value-type="float" office:value="1.512" calcext:value-type="float">
            <text:p>1.512</text:p>
          </table:table-cell>
          <table:table-cell office:value-type="float" office:value="125" calcext:value-type="float">
            <text:p>125</text:p>
          </table:table-cell>
          <table:table-cell office:value-type="float" office:value="0.63" calcext:value-type="float">
            <text:p>0.6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0:.D27])" office:value-type="float" office:value="3556.782" calcext:value-type="float">
            <text:p>3556.782</text:p>
          </table:table-cell>
          <table:table-cell table:style-name="ce2" table:formula="of:=SUM([.E20:.E27])" office:value-type="float" office:value="306106" calcext:value-type="float">
            <text:p>306106</text:p>
          </table:table-cell>
          <table:table-cell table:style-name="ce2" table:formula="of:=SUM([.F20:.F27])" office:value-type="float" office:value="2929.15" calcext:value-type="float">
            <text:p>2929.1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22.35" calcext:value-type="float">
            <text:p>22.35</text:p>
          </table:table-cell>
          <table:table-cell office:value-type="float" office:value="1960.01" calcext:value-type="float">
            <text:p>1960.01</text:p>
          </table:table-cell>
          <table:table-cell office:value-type="float" office:value="8.76" calcext:value-type="float">
            <text:p>8.7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/glass</text:p>
          </table:table-cell>
          <table:table-cell office:value-type="float" office:value="6" calcext:value-type="float">
            <text:p>6</text:p>
          </table:table-cell>
          <table:table-cell office:value-type="float" office:value="380.02" calcext:value-type="float">
            <text:p>380.02</text:p>
          </table:table-cell>
          <table:table-cell office:value-type="float" office:value="1.95" calcext:value-type="float">
            <text:p>1.9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PVC (double glazed)</text:p>
          </table:table-cell>
          <table:table-cell office:value-type="float" office:value="643.54" calcext:value-type="float">
            <text:p>643.54</text:p>
          </table:table-cell>
          <table:table-cell office:value-type="float" office:value="56435.88" calcext:value-type="float">
            <text:p>56435.88</text:p>
          </table:table-cell>
          <table:table-cell office:value-type="float" office:value="409.4" calcext:value-type="float">
            <text:p>409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PVC (double glazed)</text:p>
          </table:table-cell>
          <table:table-cell office:value-type="float" office:value="55.72" calcext:value-type="float">
            <text:p>55.72</text:p>
          </table:table-cell>
          <table:table-cell office:value-type="float" office:value="4886.07" calcext:value-type="float">
            <text:p>4886.07</text:p>
          </table:table-cell>
          <table:table-cell office:value-type="float" office:value="33.36" calcext:value-type="float">
            <text:p>33.3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Wood (double glazed)</text:p>
          </table:table-cell>
          <table:table-cell office:value-type="float" office:value="119.12" calcext:value-type="float">
            <text:p>119.12</text:p>
          </table:table-cell>
          <table:table-cell office:value-type="float" office:value="10446.35" calcext:value-type="float">
            <text:p>10446.35</text:p>
          </table:table-cell>
          <table:table-cell office:value-type="float" office:value="44.6" calcext:value-type="float">
            <text:p>44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Floor on ground/Wood/Bricks</text:p>
          </table:table-cell>
          <table:table-cell office:value-type="float" office:value="340.91" calcext:value-type="float">
            <text:p>340.91</text:p>
          </table:table-cell>
          <table:table-cell office:value-type="float" office:value="14948.03" calcext:value-type="float">
            <text:p>14948.03</text:p>
          </table:table-cell>
          <table:table-cell office:value-type="float" office:value="609.6" calcext:value-type="float">
            <text:p>609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 wall/Cemend, sand mix/Decoration</text:p>
          </table:table-cell>
          <table:table-cell office:value-type="float" office:value="2105.22" calcext:value-type="float">
            <text:p>2105.22</text:p>
          </table:table-cell>
          <table:table-cell office:value-type="float" office:value="184619.02" calcext:value-type="float">
            <text:p>184619.02</text:p>
          </table:table-cell>
          <table:table-cell office:value-type="float" office:value="1644.7" calcext:value-type="float">
            <text:p>1644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/outside cover </text:p>
          </table:table-cell>
          <table:table-cell office:value-type="string" calcext:value-type="string">
            <text:p>Attic-Composite material constructions/Decoration</text:p>
          </table:table-cell>
          <table:table-cell office:value-type="float" office:value="233.71" calcext:value-type="float">
            <text:p>233.71</text:p>
          </table:table-cell>
          <table:table-cell office:value-type="float" office:value="17079.35" calcext:value-type="float">
            <text:p>17079.35</text:p>
          </table:table-cell>
          <table:table-cell office:value-type="float" office:value="362.9" calcext:value-type="float">
            <text:p>362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/outside cover </text:p>
          </table:table-cell>
          <table:table-cell office:value-type="string" calcext:value-type="string">
            <text:p>Attic-Composite material constructions/Decoration (insulation)</text:p>
          </table:table-cell>
          <table:table-cell office:value-type="float" office:value="45.72" calcext:value-type="float">
            <text:p>45.72</text:p>
          </table:table-cell>
          <table:table-cell office:value-type="float" office:value="3341.15" calcext:value-type="float">
            <text:p>3341.15</text:p>
          </table:table-cell>
          <table:table-cell office:value-type="float" office:value="241.9" calcext:value-type="float">
            <text:p>241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/outside cover </text:p>
          </table:table-cell>
          <table:table-cell office:value-type="string" calcext:value-type="string">
            <text:p>Roof hatch</text:p>
          </table:table-cell>
          <table:table-cell office:value-type="float" office:value="1.512" calcext:value-type="float">
            <text:p>1.512</text:p>
          </table:table-cell>
          <table:table-cell office:value-type="float" office:value="110.5" calcext:value-type="float">
            <text:p>110.5</text:p>
          </table:table-cell>
          <table:table-cell office:value-type="float" office:value="0.63" calcext:value-type="float">
            <text:p>0.6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4:.D43])" office:value-type="float" office:value="3573.802" calcext:value-type="float">
            <text:p>3573.802</text:p>
          </table:table-cell>
          <table:table-cell table:style-name="ce2" table:formula="of:=SUM([.E34:.E43])" office:value-type="float" office:value="294206.38" calcext:value-type="float">
            <text:p>294206.38</text:p>
          </table:table-cell>
          <table:table-cell table:style-name="ce2" table:formula="of:=SUM([.F34:.F43])" office:value-type="float" office:value="3357.8" calcext:value-type="float">
            <text:p>3357.8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7.69" calcext:value-type="float">
            <text:p>7.69</text:p>
          </table:table-cell>
          <table:table-cell office:value-type="float" office:value="680.09" calcext:value-type="float">
            <text:p>680.09</text:p>
          </table:table-cell>
          <table:table-cell office:value-type="float" office:value="3.02" calcext:value-type="float">
            <text:p>3.0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/glass</text:p>
          </table:table-cell>
          <table:table-cell office:value-type="float" office:value="6.48" calcext:value-type="float">
            <text:p>6.48</text:p>
          </table:table-cell>
          <table:table-cell office:value-type="float" office:value="415.47" calcext:value-type="float">
            <text:p>415.47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PVC (double glazed)</text:p>
          </table:table-cell>
          <table:table-cell office:value-type="float" office:value="162.12" calcext:value-type="float">
            <text:p>162.12</text:p>
          </table:table-cell>
          <table:table-cell office:value-type="float" office:value="14343.47" calcext:value-type="float">
            <text:p>14343.47</text:p>
          </table:table-cell>
          <table:table-cell office:value-type="float" office:value="103.06" calcext:value-type="float">
            <text:p>103.0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Wood (double glazed)</text:p>
          </table:table-cell>
          <table:table-cell office:value-type="float" office:value="12.39" calcext:value-type="float">
            <text:p>12.39</text:p>
          </table:table-cell>
          <table:table-cell office:value-type="float" office:value="1096.48" calcext:value-type="float">
            <text:p>1096.48</text:p>
          </table:table-cell>
          <table:table-cell office:value-type="float" office:value="4.42" calcext:value-type="float">
            <text:p>4.4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Reinforced concrete/Covering (uninsulated)</text:p>
          </table:table-cell>
          <table:table-cell office:value-type="float" office:value="158.44" calcext:value-type="float">
            <text:p>158.44</text:p>
          </table:table-cell>
          <table:table-cell office:value-type="float" office:value="4755.01" calcext:value-type="float">
            <text:p>4755.01</text:p>
          </table:table-cell>
          <table:table-cell office:value-type="float" office:value="182.1" calcext:value-type="float">
            <text:p>182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 wall/Calcium silicate bricks/Cement,sand mix/Decoration</text:p>
          </table:table-cell>
          <table:table-cell office:value-type="float" office:value="644.83" calcext:value-type="float">
            <text:p>644.83</text:p>
          </table:table-cell>
          <table:table-cell office:value-type="float" office:value="57051.7" calcext:value-type="float">
            <text:p>57051.7</text:p>
          </table:table-cell>
          <table:table-cell office:value-type="float" office:value="513.4" calcext:value-type="float">
            <text:p>513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/outside cover </text:p>
          </table:table-cell>
          <table:table-cell office:value-type="string" calcext:value-type="string">
            <text:p>Attic-Composite material constructions/Decoration</text:p>
          </table:table-cell>
          <table:table-cell office:value-type="float" office:value="130.33" calcext:value-type="float">
            <text:p>130.33</text:p>
          </table:table-cell>
          <table:table-cell office:value-type="float" office:value="9625.99" calcext:value-type="float">
            <text:p>9625.99</text:p>
          </table:table-cell>
          <table:table-cell office:value-type="float" office:value="189.9" calcext:value-type="float">
            <text:p>189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/outside cover </text:p>
          </table:table-cell>
          <table:table-cell office:value-type="string" calcext:value-type="string">
            <text:p>Roof hatch</text:p>
          </table:table-cell>
          <table:table-cell office:value-type="float" office:value="1.51" calcext:value-type="float">
            <text:p>1.51</text:p>
          </table:table-cell>
          <table:table-cell office:value-type="float" office:value="111.68" calcext:value-type="float">
            <text:p>111.68</text:p>
          </table:table-cell>
          <table:table-cell office:value-type="float" office:value="0.63" calcext:value-type="float">
            <text:p>0.6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50:.D57])" office:value-type="float" office:value="1123.79" calcext:value-type="float">
            <text:p>1123.79</text:p>
          </table:table-cell>
          <table:table-cell table:style-name="ce2" table:formula="of:=SUM([.E50:.E57])" office:value-type="float" office:value="88079.89" calcext:value-type="float">
            <text:p>88079.89</text:p>
          </table:table-cell>
          <table:table-cell table:style-name="ce2" table:formula="of:=SUM([.F50:.F57])" office:value-type="float" office:value="998.63" calcext:value-type="float">
            <text:p>998.63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8.52" calcext:value-type="float">
            <text:p>8.52</text:p>
          </table:table-cell>
          <table:table-cell office:value-type="float" office:value="763.95" calcext:value-type="float">
            <text:p>763.95</text:p>
          </table:table-cell>
          <table:table-cell office:value-type="float" office:value="3.41" calcext:value-type="float">
            <text:p>3.4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/Glass</text:p>
          </table:table-cell>
          <table:table-cell office:value-type="float" office:value="6" calcext:value-type="float">
            <text:p>6</text:p>
          </table:table-cell>
          <table:table-cell office:value-type="float" office:value="391.71" calcext:value-type="float">
            <text:p>391.71</text:p>
          </table:table-cell>
          <table:table-cell office:value-type="float" office:value="1.95" calcext:value-type="float">
            <text:p>1.9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PVC (double glazed)</text:p>
          </table:table-cell>
          <table:table-cell office:value-type="float" office:value="101.21" calcext:value-type="float">
            <text:p>101.21</text:p>
          </table:table-cell>
          <table:table-cell office:value-type="float" office:value="9072.86" calcext:value-type="float">
            <text:p>9072.86</text:p>
          </table:table-cell>
          <table:table-cell office:value-type="float" office:value="64.13" calcext:value-type="float">
            <text:p>64.1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Wood (double glazed)</text:p>
          </table:table-cell>
          <table:table-cell office:value-type="float" office:value="13.54" calcext:value-type="float">
            <text:p>13.54</text:p>
          </table:table-cell>
          <table:table-cell office:value-type="float" office:value="1213.43" calcext:value-type="float">
            <text:p>1213.43</text:p>
          </table:table-cell>
          <table:table-cell office:value-type="float" office:value="4.86" calcext:value-type="float">
            <text:p>4.8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Wood (double glazed)</text:p>
          </table:table-cell>
          <table:table-cell office:value-type="float" office:value="61.08" calcext:value-type="float">
            <text:p>61.08</text:p>
          </table:table-cell>
          <table:table-cell office:value-type="float" office:value="5475.68" calcext:value-type="float">
            <text:p>5475.68</text:p>
          </table:table-cell>
          <table:table-cell office:value-type="float" office:value="22.81" calcext:value-type="float">
            <text:p>22.8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Reinforced concrete/Covering (uninsulated)</text:p>
          </table:table-cell>
          <table:table-cell office:value-type="float" office:value="144.28" calcext:value-type="float">
            <text:p>144.28</text:p>
          </table:table-cell>
          <table:table-cell office:value-type="float" office:value="4498.66" calcext:value-type="float">
            <text:p>4498.66</text:p>
          </table:table-cell>
          <table:table-cell office:value-type="float" office:value="171.78" calcext:value-type="float">
            <text:p>171.7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 wall/Cemend, sand mix/Decoration</text:p>
          </table:table-cell>
          <table:table-cell office:value-type="float" office:value="647.16" calcext:value-type="float">
            <text:p>647.16</text:p>
          </table:table-cell>
          <table:table-cell office:value-type="float" office:value="58014.13" calcext:value-type="float">
            <text:p>58014.13</text:p>
          </table:table-cell>
          <table:table-cell office:value-type="float" office:value="541.1" calcext:value-type="float">
            <text:p>541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/outside cover </text:p>
          </table:table-cell>
          <table:table-cell office:value-type="string" calcext:value-type="string">
            <text:p>Attic-Composite material constructions/Decoration</text:p>
          </table:table-cell>
          <table:table-cell office:value-type="float" office:value="122.2" calcext:value-type="float">
            <text:p>122.2</text:p>
          </table:table-cell>
          <table:table-cell office:value-type="float" office:value="9168.41" calcext:value-type="float">
            <text:p>9168.41</text:p>
          </table:table-cell>
          <table:table-cell office:value-type="float" office:value="180.5" calcext:value-type="float">
            <text:p>180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/outside cover </text:p>
          </table:table-cell>
          <table:table-cell office:value-type="string" calcext:value-type="string">
            <text:p>Roof hatch</text:p>
          </table:table-cell>
          <table:table-cell office:value-type="float" office:value="1.512" calcext:value-type="float">
            <text:p>1.512</text:p>
          </table:table-cell>
          <table:table-cell office:value-type="float" office:value="113.44" calcext:value-type="float">
            <text:p>113.44</text:p>
          </table:table-cell>
          <table:table-cell office:value-type="float" office:value="0.63" calcext:value-type="float">
            <text:p>0.6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64:.D72])" office:value-type="float" office:value="1105.502" calcext:value-type="float">
            <text:p>1105.502</text:p>
          </table:table-cell>
          <table:table-cell table:style-name="ce2" table:formula="of:=SUM([.E64:.E72])" office:value-type="float" office:value="88712.27" calcext:value-type="float">
            <text:p>88712.27</text:p>
          </table:table-cell>
          <table:table-cell table:style-name="ce2" table:formula="of:=SUM([.F64:.F72])" office:value-type="float" office:value="991.17" calcext:value-type="float">
            <text:p>991.17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55.42" calcext:value-type="float">
            <text:p>55.42</text:p>
          </table:table-cell>
          <table:table-cell office:value-type="float" office:value="4963" calcext:value-type="float">
            <text:p>4963</text:p>
          </table:table-cell>
          <table:table-cell office:value-type="float" office:value="15.8" calcext:value-type="float">
            <text:p>15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doors</text:p>
          </table:table-cell>
          <table:table-cell office:value-type="string" calcext:value-type="string">
            <text:p>Wood</text:p>
          </table:table-cell>
          <table:table-cell office:value-type="float" office:value="7.11" calcext:value-type="float">
            <text:p>7.11</text:p>
          </table:table-cell>
          <table:table-cell office:value-type="float" office:value="637" calcext:value-type="float">
            <text:p>637</text:p>
          </table:table-cell>
          <table:table-cell office:value-type="float" office:value="1.7" calcext:value-type="float">
            <text:p>1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257.17" calcext:value-type="float">
            <text:p>257.17</text:p>
          </table:table-cell>
          <table:table-cell office:value-type="float" office:value="23029" calcext:value-type="float">
            <text:p>23029</text:p>
          </table:table-cell>
          <table:table-cell office:value-type="float" office:value="144.1" calcext:value-type="float">
            <text:p>144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58.76" calcext:value-type="float">
            <text:p>158.76</text:p>
          </table:table-cell>
          <table:table-cell office:value-type="float" office:value="14217" calcext:value-type="float">
            <text:p>14217</text:p>
          </table:table-cell>
          <table:table-cell office:value-type="float" office:value="51.6" calcext:value-type="float">
            <text:p>51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28.2" calcext:value-type="float">
            <text:p>128.2</text:p>
          </table:table-cell>
          <table:table-cell office:value-type="float" office:value="11480" calcext:value-type="float">
            <text:p>11480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Concrete/Expanded clay</text:p>
          </table:table-cell>
          <table:table-cell office:value-type="float" office:value="206.56" calcext:value-type="float">
            <text:p>206.56</text:p>
          </table:table-cell>
          <table:table-cell office:value-type="float" office:value="6420" calcext:value-type="float">
            <text:p>6420</text:p>
          </table:table-cell>
          <table:table-cell office:value-type="float" office:value="245.9" calcext:value-type="float">
            <text:p>245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ssage cover</text:p>
          </table:table-cell>
          <table:table-cell office:value-type="string" calcext:value-type="string">
            <text:p>Reinforced concrete/Concrete/Expanded clay</text:p>
          </table:table-cell>
          <table:table-cell office:value-type="float" office:value="174.8" calcext:value-type="float">
            <text:p>174.8</text:p>
          </table:table-cell>
          <table:table-cell office:value-type="float" office:value="15653" calcext:value-type="float">
            <text:p>15653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Rammed earth/Concrete</text:p>
          </table:table-cell>
          <table:table-cell office:value-type="float" office:value="39.15" calcext:value-type="float">
            <text:p>39.15</text:p>
          </table:table-cell>
          <table:table-cell office:value-type="float" office:value="3505" calcext:value-type="float">
            <text:p>3505</text:p>
          </table:table-cell>
          <table:table-cell office:value-type="float" office:value="85.1" calcext:value-type="float">
            <text:p>85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1320.14" calcext:value-type="float">
            <text:p>1320.14</text:p>
          </table:table-cell>
          <table:table-cell office:value-type="float" office:value="118215" calcext:value-type="float">
            <text:p>118215</text:p>
          </table:table-cell>
          <table:table-cell office:value-type="float" office:value="1517.4" calcext:value-type="float">
            <text:p>1517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71.6" calcext:value-type="float">
            <text:p>71.6</text:p>
          </table:table-cell>
          <table:table-cell office:value-type="float" office:value="6412" calcext:value-type="float">
            <text:p>6412</text:p>
          </table:table-cell>
          <table:table-cell office:value-type="float" office:value="82.3" calcext:value-type="float">
            <text:p>82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32.37" calcext:value-type="float">
            <text:p>32.37</text:p>
          </table:table-cell>
          <table:table-cell office:value-type="float" office:value="2899" calcext:value-type="float">
            <text:p>289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Reinforced concrete/Concrete/Expanded clay</text:p>
          </table:table-cell>
          <table:table-cell office:value-type="float" office:value="417.24" calcext:value-type="float">
            <text:p>417.24</text:p>
          </table:table-cell>
          <table:table-cell office:value-type="float" office:value="37363" calcext:value-type="float">
            <text:p>37363</text:p>
          </table:table-cell>
          <table:table-cell office:value-type="float" office:value="515" calcext:value-type="float">
            <text:p>51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33.68" calcext:value-type="float">
            <text:p>133.68</text:p>
          </table:table-cell>
          <table:table-cell office:value-type="float" office:value="11971" calcext:value-type="float">
            <text:p>11971</text:p>
          </table:table-cell>
          <table:table-cell office:value-type="float" office:value="76.8" calcext:value-type="float">
            <text:p>76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indows</text:p>
          </table:table-cell>
          <table:table-cell office:value-type="string" calcext:value-type="string">
            <text:p>Wood</text:p>
          </table:table-cell>
          <table:table-cell office:value-type="float" office:value="62.58" calcext:value-type="float">
            <text:p>62.58</text:p>
          </table:table-cell>
          <table:table-cell office:value-type="float" office:value="5604" calcext:value-type="float">
            <text:p>5604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loggia)</text:p>
          </table:table-cell>
          <table:table-cell office:value-type="string" calcext:value-type="string">
            <text:p>Brickwork</text:p>
          </table:table-cell>
          <table:table-cell office:value-type="float" office:value="194.2" calcext:value-type="float">
            <text:p>194.2</text:p>
          </table:table-cell>
          <table:table-cell office:value-type="float" office:value="17390" calcext:value-type="float">
            <text:p>17390</text:p>
          </table:table-cell>
          <table:table-cell office:value-type="float" office:value="204.6" calcext:value-type="float">
            <text:p>204.6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79:.D93])" office:value-type="float" office:value="3258.98" calcext:value-type="float">
            <text:p>3258.98</text:p>
          </table:table-cell>
          <table:table-cell table:style-name="ce2" table:formula="of:=SUM([.E79:.E93])" office:value-type="float" office:value="279758" calcext:value-type="float">
            <text:p>279758</text:p>
          </table:table-cell>
          <table:table-cell table:style-name="ce2" table:formula="of:=SUM([.F79:.F93])" office:value-type="float" office:value="3187.3" calcext:value-type="float">
            <text:p>3187.3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21.79" calcext:value-type="float">
            <text:p>21.79</text:p>
          </table:table-cell>
          <table:table-cell office:value-type="float" office:value="1948" calcext:value-type="float">
            <text:p>1948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doors</text:p>
          </table:table-cell>
          <table:table-cell office:value-type="string" calcext:value-type="string">
            <text:p>Wood</text:p>
          </table:table-cell>
          <table:table-cell office:value-type="float" office:value="5.14" calcext:value-type="float">
            <text:p>5.14</text:p>
          </table:table-cell>
          <table:table-cell office:value-type="float" office:value="460" calcext:value-type="float">
            <text:p>460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520.41" calcext:value-type="float">
            <text:p>520.41</text:p>
          </table:table-cell>
          <table:table-cell office:value-type="float" office:value="46525" calcext:value-type="float">
            <text:p>46525</text:p>
          </table:table-cell>
          <table:table-cell office:value-type="float" office:value="298.7" calcext:value-type="float">
            <text:p>298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14.06" calcext:value-type="float">
            <text:p>114.06</text:p>
          </table:table-cell>
          <table:table-cell office:value-type="float" office:value="10197" calcext:value-type="float">
            <text:p>10197</text:p>
          </table:table-cell>
          <table:table-cell office:value-type="float" office:value="38.2" calcext:value-type="float">
            <text:p>38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34.5" calcext:value-type="float">
            <text:p>34.5</text:p>
          </table:table-cell>
          <table:table-cell office:value-type="float" office:value="3084" calcext:value-type="float">
            <text:p>3084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s (technical floor/attic)</text:p>
          </table:table-cell>
          <table:table-cell office:value-type="string" calcext:value-type="string">
            <text:p>Wood</text:p>
          </table:table-cell>
          <table:table-cell office:value-type="float" office:value="10.28" calcext:value-type="float">
            <text:p>10.28</text:p>
          </table:table-cell>
          <table:table-cell office:value-type="float" office:value="669" calcext:value-type="float">
            <text:p>669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ver (technical floor)</text:p>
          </table:table-cell>
          <table:table-cell office:value-type="string" calcext:value-type="string">
            <text:p>Reinforced concrete</text:p>
          </table:table-cell>
          <table:table-cell office:value-type="float" office:value="355.55" calcext:value-type="float">
            <text:p>355.55</text:p>
          </table:table-cell>
          <table:table-cell office:value-type="float" office:value="23125" calcext:value-type="float">
            <text:p>23125</text:p>
          </table:table-cell>
          <table:table-cell office:value-type="float" office:value="239.9" calcext:value-type="float">
            <text:p>239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Rammed earth/Concrete</text:p>
          </table:table-cell>
          <table:table-cell office:value-type="float" office:value="29.14" calcext:value-type="float">
            <text:p>29.14</text:p>
          </table:table-cell>
          <table:table-cell office:value-type="float" office:value="1469" calcext:value-type="float">
            <text:p>1469</text:p>
          </table:table-cell>
          <table:table-cell office:value-type="float" office:value="60.7" calcext:value-type="float">
            <text:p>60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Expanded clay concrete <text:s/>(insulated)</text:p>
          </table:table-cell>
          <table:table-cell office:value-type="float" office:value="144.61" calcext:value-type="float">
            <text:p>144.61</text:p>
          </table:table-cell>
          <table:table-cell office:value-type="float" office:value="12928" calcext:value-type="float">
            <text:p>12928</text:p>
          </table:table-cell>
          <table:table-cell office:value-type="float" office:value="535.6" calcext:value-type="float">
            <text:p>535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Expanded clay concrete</text:p>
          </table:table-cell>
          <table:table-cell office:value-type="float" office:value="790.67" calcext:value-type="float">
            <text:p>790.67</text:p>
          </table:table-cell>
          <table:table-cell office:value-type="float" office:value="70687" calcext:value-type="float">
            <text:p>70687</text:p>
          </table:table-cell>
          <table:table-cell office:value-type="float" office:value="930.2" calcext:value-type="float">
            <text:p>930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loggia)</text:p>
          </table:table-cell>
          <table:table-cell office:value-type="string" calcext:value-type="string">
            <text:p>Expanded clay concrete</text:p>
          </table:table-cell>
          <table:table-cell office:value-type="float" office:value="295.23" calcext:value-type="float">
            <text:p>295.23</text:p>
          </table:table-cell>
          <table:table-cell office:value-type="float" office:value="26394" calcext:value-type="float">
            <text:p>26394</text:p>
          </table:table-cell>
          <table:table-cell office:value-type="float" office:value="325.4" calcext:value-type="float">
            <text:p>325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alls (technical floor/attic/staircase)</text:p>
          </table:table-cell>
          <table:table-cell office:value-type="string" calcext:value-type="string">
            <text:p>Expanded clay concrete</text:p>
          </table:table-cell>
          <table:table-cell office:value-type="float" office:value="84.58" calcext:value-type="float">
            <text:p>84.58</text:p>
          </table:table-cell>
          <table:table-cell office:value-type="float" office:value="5501" calcext:value-type="float">
            <text:p>5501</text:p>
          </table:table-cell>
          <table:table-cell office:value-type="float" office:value="99.5" calcext:value-type="float">
            <text:p>99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Expanded clay concrete</text:p>
          </table:table-cell>
          <table:table-cell office:value-type="float" office:value="42.33" calcext:value-type="float">
            <text:p>42.33</text:p>
          </table:table-cell>
          <table:table-cell office:value-type="float" office:value="3784" calcext:value-type="float">
            <text:p>3784</text:p>
          </table:table-cell>
          <table:table-cell office:value-type="float" office:value="49.8" calcext:value-type="float">
            <text:p>49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Concrete layer</text:p>
          </table:table-cell>
          <table:table-cell office:value-type="float" office:value="568.86" calcext:value-type="float">
            <text:p>568.86</text:p>
          </table:table-cell>
          <table:table-cell office:value-type="float" office:value="36999" calcext:value-type="float">
            <text:p>36999</text:p>
          </table:table-cell>
          <table:table-cell office:value-type="float" office:value="268.5" calcext:value-type="float">
            <text:p>268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roof</text:p>
          </table:table-cell>
          <table:table-cell office:value-type="string" calcext:value-type="string">
            <text:p>Reinforced concrete/Concrete layer</text:p>
          </table:table-cell>
          <table:table-cell office:value-type="float" office:value="39.86" calcext:value-type="float">
            <text:p>39.86</text:p>
          </table:table-cell>
          <table:table-cell office:value-type="float" office:value="3563" calcext:value-type="float">
            <text:p>3563</text:p>
          </table:table-cell>
          <table:table-cell office:value-type="float" office:value="39.1" calcext:value-type="float">
            <text:p>39.1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00:.D114])" office:value-type="float" office:value="3057.01" calcext:value-type="float">
            <text:p>3057.01</text:p>
          </table:table-cell>
          <table:table-cell table:style-name="ce2" table:formula="of:=SUM([.E100:.E114])" office:value-type="float" office:value="247333" calcext:value-type="float">
            <text:p>247333</text:p>
          </table:table-cell>
          <table:table-cell table:style-name="ce2" table:formula="of:=SUM([.F100:.F114])" office:value-type="float" office:value="2917.2" calcext:value-type="float">
            <text:p>2917.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9.86" calcext:value-type="float">
            <text:p>9.86</text:p>
          </table:table-cell>
          <table:table-cell office:value-type="float" office:value="900" calcext:value-type="float">
            <text:p>900</text:p>
          </table:table-cell>
          <table:table-cell office:value-type="float" office:value="4.3" calcext:value-type="float">
            <text:p>4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249.99" calcext:value-type="float">
            <text:p>249.99</text:p>
          </table:table-cell>
          <table:table-cell office:value-type="float" office:value="22812" calcext:value-type="float">
            <text:p>22812</text:p>
          </table:table-cell>
          <table:table-cell office:value-type="float" office:value="141.2" calcext:value-type="float">
            <text:p>141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61.99" calcext:value-type="float">
            <text:p>161.99</text:p>
          </table:table-cell>
          <table:table-cell office:value-type="float" office:value="14782" calcext:value-type="float">
            <text:p>14782</text:p>
          </table:table-cell>
          <table:table-cell office:value-type="float" office:value="53.3" calcext:value-type="float">
            <text:p>53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34.98" calcext:value-type="float">
            <text:p>34.98</text:p>
          </table:table-cell>
          <table:table-cell office:value-type="float" office:value="3192" calcext:value-type="float">
            <text:p>3192</text:p>
          </table:table-cell>
          <table:table-cell office:value-type="float" office:value="12.6" calcext:value-type="float">
            <text:p>12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360.51" calcext:value-type="float">
            <text:p>360.51</text:p>
          </table:table-cell>
          <table:table-cell office:value-type="float" office:value="11821" calcext:value-type="float">
            <text:p>11821</text:p>
          </table:table-cell>
          <table:table-cell office:value-type="float" office:value="419.2" calcext:value-type="float">
            <text:p>419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29.37" calcext:value-type="float">
            <text:p>29.37</text:p>
          </table:table-cell>
          <table:table-cell office:value-type="float" office:value="2680" calcext:value-type="float">
            <text:p>268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977.29" calcext:value-type="float">
            <text:p>977.29</text:p>
          </table:table-cell>
          <table:table-cell office:value-type="float" office:value="89180" calcext:value-type="float">
            <text:p>89180</text:p>
          </table:table-cell>
          <table:table-cell office:value-type="float" office:value="904.9" calcext:value-type="float">
            <text:p>904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352.13" calcext:value-type="float">
            <text:p>352.13</text:p>
          </table:table-cell>
          <table:table-cell office:value-type="float" office:value="23555" calcext:value-type="float">
            <text:p>23555</text:p>
          </table:table-cell>
          <table:table-cell office:value-type="float" office:value="419.2" calcext:value-type="float">
            <text:p>419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9.79" calcext:value-type="float">
            <text:p>9.79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21:.D130])" office:value-type="float" office:value="2186.31" calcext:value-type="float">
            <text:p>2186.31</text:p>
          </table:table-cell>
          <table:table-cell table:style-name="ce2" table:formula="of:=SUM([.E121:.E130])" office:value-type="float" office:value="169852" calcext:value-type="float">
            <text:p>169852</text:p>
          </table:table-cell>
          <table:table-cell table:style-name="ce2" table:formula="of:=SUM([.F121:.F130])" office:value-type="float" office:value="1954.7" calcext:value-type="float">
            <text:p>1954.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6.12" calcext:value-type="float">
            <text:p>6.12</text:p>
          </table:table-cell>
          <table:table-cell office:value-type="float" office:value="545" calcext:value-type="float">
            <text:p>54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27.86" calcext:value-type="float">
            <text:p>127.86</text:p>
          </table:table-cell>
          <table:table-cell office:value-type="float" office:value="11387" calcext:value-type="float">
            <text:p>11387</text:p>
          </table:table-cell>
          <table:table-cell office:value-type="float" office:value="72.2" calcext:value-type="float">
            <text:p>72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61.05" calcext:value-type="float">
            <text:p>61.05</text:p>
          </table:table-cell>
          <table:table-cell office:value-type="float" office:value="5437" calcext:value-type="float">
            <text:p>5437</text:p>
          </table:table-cell>
          <table:table-cell office:value-type="float" office:value="20.1" calcext:value-type="float">
            <text:p>20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1.39" calcext:value-type="float">
            <text:p>11.39</text:p>
          </table:table-cell>
          <table:table-cell office:value-type="float" office:value="1014" calcext:value-type="float">
            <text:p>1014</text:p>
          </table:table-cell>
          <table:table-cell office:value-type="float" office:value="4.1" calcext:value-type="float">
            <text:p>4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267.55" calcext:value-type="float">
            <text:p>267.55</text:p>
          </table:table-cell>
          <table:table-cell office:value-type="float" office:value="8186" calcext:value-type="float">
            <text:p>8186</text:p>
          </table:table-cell>
          <table:table-cell office:value-type="float" office:value="311.1" calcext:value-type="float">
            <text:p>311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23.7" calcext:value-type="float">
            <text:p>23.7</text:p>
          </table:table-cell>
          <table:table-cell office:value-type="float" office:value="2111" calcext:value-type="float">
            <text:p>211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551.78" calcext:value-type="float">
            <text:p>551.78</text:p>
          </table:table-cell>
          <table:table-cell office:value-type="float" office:value="49142" calcext:value-type="float">
            <text:p>49142</text:p>
          </table:table-cell>
          <table:table-cell office:value-type="float" office:value="497.1" calcext:value-type="float">
            <text:p>497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283.1" calcext:value-type="float">
            <text:p>283.1</text:p>
          </table:table-cell>
          <table:table-cell office:value-type="float" office:value="18317" calcext:value-type="float">
            <text:p>18317</text:p>
          </table:table-cell>
          <table:table-cell office:value-type="float" office:value="311.1" calcext:value-type="float">
            <text:p>311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7.9" calcext:value-type="float">
            <text:p>7.9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37:.D146])" office:value-type="float" office:value="1340.65" calcext:value-type="float">
            <text:p>1340.65</text:p>
          </table:table-cell>
          <table:table-cell table:style-name="ce2" table:formula="of:=SUM([.E137:.E146])" office:value-type="float" office:value="96861" calcext:value-type="float">
            <text:p>96861</text:p>
          </table:table-cell>
          <table:table-cell table:style-name="ce2" table:formula="of:=SUM([.F137:.F146])" office:value-type="float" office:value="1218.7" calcext:value-type="float">
            <text:p>1218.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8.65" calcext:value-type="float">
            <text:p>8.65</text:p>
          </table:table-cell>
          <table:table-cell office:value-type="float" office:value="792" calcext:value-type="float">
            <text:p>792</text:p>
          </table:table-cell>
          <table:table-cell office:value-type="float" office:value="2.9" calcext:value-type="float">
            <text:p>2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55.04" calcext:value-type="float">
            <text:p>155.04</text:p>
          </table:table-cell>
          <table:table-cell office:value-type="float" office:value="14201" calcext:value-type="float">
            <text:p>14201</text:p>
          </table:table-cell>
          <table:table-cell office:value-type="float" office:value="86.7" calcext:value-type="float">
            <text:p>86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5.31" calcext:value-type="float">
            <text:p>15.31</text:p>
          </table:table-cell>
          <table:table-cell office:value-type="float" office:value="1402" calcext:value-type="float">
            <text:p>1402</text:p>
          </table:table-cell>
          <table:table-cell office:value-type="float" office:value="4.9" calcext:value-type="float">
            <text:p>4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7.29" calcext:value-type="float">
            <text:p>7.29</text:p>
          </table:table-cell>
          <table:table-cell office:value-type="float" office:value="668" calcext:value-type="float">
            <text:p>668</text:p>
          </table:table-cell>
          <table:table-cell office:value-type="float" office:value="4.1" calcext:value-type="float">
            <text:p>4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109.48" calcext:value-type="float">
            <text:p>109.48</text:p>
          </table:table-cell>
          <table:table-cell office:value-type="float" office:value="3627" calcext:value-type="float">
            <text:p>3627</text:p>
          </table:table-cell>
          <table:table-cell office:value-type="float" office:value="127.3" calcext:value-type="float">
            <text:p>127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Rammed earth</text:p>
          </table:table-cell>
          <table:table-cell office:value-type="float" office:value="51.45" calcext:value-type="float">
            <text:p>51.45</text:p>
          </table:table-cell>
          <table:table-cell office:value-type="float" office:value="3209" calcext:value-type="float">
            <text:p>3209</text:p>
          </table:table-cell>
          <table:table-cell office:value-type="float" office:value="122.5" calcext:value-type="float">
            <text:p>122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20.79" calcext:value-type="float">
            <text:p>20.79</text:p>
          </table:table-cell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392.94" calcext:value-type="float">
            <text:p>392.94</text:p>
          </table:table-cell>
          <table:table-cell office:value-type="float" office:value="35991" calcext:value-type="float">
            <text:p>35991</text:p>
          </table:table-cell>
          <table:table-cell office:value-type="float" office:value="354" calcext:value-type="float">
            <text:p>35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227.32" calcext:value-type="float">
            <text:p>227.32</text:p>
          </table:table-cell>
          <table:table-cell office:value-type="float" office:value="15283" calcext:value-type="float">
            <text:p>15283</text:p>
          </table:table-cell>
          <table:table-cell office:value-type="float" office:value="249.8" calcext:value-type="float">
            <text:p>249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6.93" calcext:value-type="float">
            <text:p>6.93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53:.D163])" office:value-type="float" office:value="995.4" calcext:value-type="float">
            <text:p>995.4</text:p>
          </table:table-cell>
          <table:table-cell table:style-name="ce2" table:formula="of:=SUM([.E153:.E163])" office:value-type="float" office:value="77730" calcext:value-type="float">
            <text:p>77730</text:p>
          </table:table-cell>
          <table:table-cell table:style-name="ce2" table:formula="of:=SUM([.F153:.F163])" office:value-type="float" office:value="952.2" calcext:value-type="float">
            <text:p>952.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4.35" calcext:value-type="float">
            <text:p>14.35</text:p>
          </table:table-cell>
          <table:table-cell office:value-type="float" office:value="1311" calcext:value-type="float">
            <text:p>1311</text:p>
          </table:table-cell>
          <table:table-cell office:value-type="float" office:value="4.7" calcext:value-type="float">
            <text:p>4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329.08" calcext:value-type="float">
            <text:p>329.08</text:p>
          </table:table-cell>
          <table:table-cell office:value-type="float" office:value="30061" calcext:value-type="float">
            <text:p>30061</text:p>
          </table:table-cell>
          <table:table-cell office:value-type="float" office:value="187.1" calcext:value-type="float">
            <text:p>187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70.76" calcext:value-type="float">
            <text:p>70.76</text:p>
          </table:table-cell>
          <table:table-cell office:value-type="float" office:value="6464" calcext:value-type="float">
            <text:p>6464</text:p>
          </table:table-cell>
          <table:table-cell office:value-type="float" office:value="23.4" calcext:value-type="float">
            <text:p>23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51.36" calcext:value-type="float">
            <text:p>51.36</text:p>
          </table:table-cell>
          <table:table-cell office:value-type="float" office:value="4692" calcext:value-type="float">
            <text:p>4692</text:p>
          </table:table-cell>
          <table:table-cell office:value-type="float" office:value="16.8" calcext:value-type="float">
            <text:p>16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357.93" calcext:value-type="float">
            <text:p>357.93</text:p>
          </table:table-cell>
          <table:table-cell office:value-type="float" office:value="11771" calcext:value-type="float">
            <text:p>11771</text:p>
          </table:table-cell>
          <table:table-cell office:value-type="float" office:value="416.2" calcext:value-type="float">
            <text:p>416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29.31" calcext:value-type="float">
            <text:p>29.31</text:p>
          </table:table-cell>
          <table:table-cell office:value-type="float" office:value="2677" calcext:value-type="float">
            <text:p>267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994.78" calcext:value-type="float">
            <text:p>994.78</text:p>
          </table:table-cell>
          <table:table-cell office:value-type="float" office:value="90873" calcext:value-type="float">
            <text:p>90873</text:p>
          </table:table-cell>
          <table:table-cell office:value-type="float" office:value="896.2" calcext:value-type="float">
            <text:p>896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437.01" calcext:value-type="float">
            <text:p>437.01</text:p>
          </table:table-cell>
          <table:table-cell office:value-type="float" office:value="29275" calcext:value-type="float">
            <text:p>29275</text:p>
          </table:table-cell>
          <table:table-cell office:value-type="float" office:value="416.2" calcext:value-type="float">
            <text:p>416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9.77" calcext:value-type="float">
            <text:p>9.77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0.6" calcext:value-type="float">
            <text:p>0.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70:.D179])" office:value-type="float" office:value="2294.95" calcext:value-type="float">
            <text:p>2294.95</text:p>
          </table:table-cell>
          <table:table-cell table:style-name="ce2" table:formula="of:=SUM([.E170:.E179])" office:value-type="float" office:value="178071" calcext:value-type="float">
            <text:p>178071</text:p>
          </table:table-cell>
          <table:table-cell table:style-name="ce2" table:formula="of:=SUM([.F170:.F179])" office:value-type="float" office:value="1960.6" calcext:value-type="float">
            <text:p>1960.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6.15" calcext:value-type="float">
            <text:p>16.15</text:p>
          </table:table-cell>
          <table:table-cell office:value-type="float" office:value="1444" calcext:value-type="float">
            <text:p>1444</text:p>
          </table:table-cell>
          <table:table-cell office:value-type="float" office:value="7.1" calcext:value-type="float">
            <text:p>7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arbage room/basement doors</text:p>
          </table:table-cell>
          <table:table-cell office:value-type="string" calcext:value-type="string">
            <text:p>Wood</text:p>
          </table:table-cell>
          <table:table-cell office:value-type="float" office:value="75.71" calcext:value-type="float">
            <text:p>75.71</text:p>
          </table:table-cell>
          <table:table-cell office:value-type="float" office:value="6769" calcext:value-type="float">
            <text:p>6769</text:p>
          </table:table-cell>
          <table:table-cell office:value-type="float" office:value="18.9" calcext:value-type="float">
            <text:p>18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349.57" calcext:value-type="float">
            <text:p>349.57</text:p>
          </table:table-cell>
          <table:table-cell office:value-type="float" office:value="31252" calcext:value-type="float">
            <text:p>31252</text:p>
          </table:table-cell>
          <table:table-cell office:value-type="float" office:value="199.7" calcext:value-type="float">
            <text:p>199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48.96" calcext:value-type="float">
            <text:p>48.96</text:p>
          </table:table-cell>
          <table:table-cell office:value-type="float" office:value="4377" calcext:value-type="float">
            <text:p>4377</text:p>
          </table:table-cell>
          <table:table-cell office:value-type="float" office:value="16.4" calcext:value-type="float">
            <text:p>16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03.2" calcext:value-type="float">
            <text:p>103.2</text:p>
          </table:table-cell>
          <table:table-cell office:value-type="float" office:value="9226" calcext:value-type="float">
            <text:p>9226</text:p>
          </table:table-cell>
          <table:table-cell office:value-type="float" office:value="31.2" calcext:value-type="float">
            <text:p>31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Wood</text:p>
          </table:table-cell>
          <table:table-cell office:value-type="float" office:value="38.35" calcext:value-type="float">
            <text:p>38.35</text:p>
          </table:table-cell>
          <table:table-cell office:value-type="float" office:value="2494" calcext:value-type="float">
            <text:p>2494</text:p>
          </table:table-cell>
          <table:table-cell office:value-type="float" office:value="9.1" calcext:value-type="float">
            <text:p>9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/staircase walls</text:p>
          </table:table-cell>
          <table:table-cell office:value-type="string" calcext:value-type="string">
            <text:p>Brickwork</text:p>
          </table:table-cell>
          <table:table-cell office:value-type="float" office:value="124.59" calcext:value-type="float">
            <text:p>124.59</text:p>
          </table:table-cell>
          <table:table-cell office:value-type="float" office:value="8103" calcext:value-type="float">
            <text:p>8103</text:p>
          </table:table-cell>
          <table:table-cell office:value-type="float" office:value="80.9" calcext:value-type="float">
            <text:p>80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44.82" calcext:value-type="float">
            <text:p>44.82</text:p>
          </table:table-cell>
          <table:table-cell office:value-type="float" office:value="4007" calcext:value-type="float">
            <text:p>400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Brickwork</text:p>
          </table:table-cell>
          <table:table-cell office:value-type="float" office:value="222.98" calcext:value-type="float">
            <text:p>222.98</text:p>
          </table:table-cell>
          <table:table-cell office:value-type="float" office:value="19935" calcext:value-type="float">
            <text:p>19935</text:p>
          </table:table-cell>
          <table:table-cell office:value-type="float" office:value="256.3" calcext:value-type="float">
            <text:p>256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Autoclaved aerated concrete</text:p>
          </table:table-cell>
          <table:table-cell office:value-type="float" office:value="477.11" calcext:value-type="float">
            <text:p>477.11</text:p>
          </table:table-cell>
          <table:table-cell office:value-type="float" office:value="42654" calcext:value-type="float">
            <text:p>42654</text:p>
          </table:table-cell>
          <table:table-cell office:value-type="float" office:value="561.3" calcext:value-type="float">
            <text:p>561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Brickwork</text:p>
          </table:table-cell>
          <table:table-cell office:value-type="float" office:value="201.11" calcext:value-type="float">
            <text:p>201.11</text:p>
          </table:table-cell>
          <table:table-cell office:value-type="float" office:value="17979" calcext:value-type="float">
            <text:p>17979</text:p>
          </table:table-cell>
          <table:table-cell office:value-type="float" office:value="236.6" calcext:value-type="float">
            <text:p>236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457.31" calcext:value-type="float">
            <text:p>457.31</text:p>
          </table:table-cell>
          <table:table-cell office:value-type="float" office:value="29744" calcext:value-type="float">
            <text:p>29744</text:p>
          </table:table-cell>
          <table:table-cell office:value-type="float" office:value="557.7" calcext:value-type="float">
            <text:p>557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42.12" calcext:value-type="float">
            <text:p>42.12</text:p>
          </table:table-cell>
          <table:table-cell office:value-type="float" office:value="3766" calcext:value-type="float">
            <text:p>3766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22.79" calcext:value-type="float">
            <text:p>122.79</text:p>
          </table:table-cell>
          <table:table-cell office:value-type="float" office:value="10978" calcext:value-type="float">
            <text:p>10978</text:p>
          </table:table-cell>
          <table:table-cell office:value-type="float" office:value="69.9" calcext:value-type="float">
            <text:p>69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indows</text:p>
          </table:table-cell>
          <table:table-cell office:value-type="string" calcext:value-type="string">
            <text:p>Wood</text:p>
          </table:table-cell>
          <table:table-cell office:value-type="float" office:value="9.06" calcext:value-type="float">
            <text:p>9.06</text:p>
          </table:table-cell>
          <table:table-cell office:value-type="float" office:value="810" calcext:value-type="float">
            <text:p>81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loggia)</text:p>
          </table:table-cell>
          <table:table-cell office:value-type="string" calcext:value-type="string">
            <text:p>Autoclaved aerated concrete</text:p>
          </table:table-cell>
          <table:table-cell office:value-type="float" office:value="188.61" calcext:value-type="float">
            <text:p>188.61</text:p>
          </table:table-cell>
          <table:table-cell office:value-type="float" office:value="16862" calcext:value-type="float">
            <text:p>16862</text:p>
          </table:table-cell>
          <table:table-cell office:value-type="float" office:value="207" calcext:value-type="float">
            <text:p>20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hop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33.5" calcext:value-type="float">
            <text:p>133.5</text:p>
          </table:table-cell>
          <table:table-cell office:value-type="float" office:value="11935" calcext:value-type="float">
            <text:p>11935</text:p>
          </table:table-cell>
          <table:table-cell office:value-type="float" office:value="77.5" calcext:value-type="float">
            <text:p>77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hop windows</text:p>
          </table:table-cell>
          <table:table-cell office:value-type="string" calcext:value-type="string">
            <text:p>Wood</text:p>
          </table:table-cell>
          <table:table-cell office:value-type="float" office:value="78.6" calcext:value-type="float">
            <text:p>78.6</text:p>
          </table:table-cell>
          <table:table-cell office:value-type="float" office:value="7027" calcext:value-type="float">
            <text:p>7027</text:p>
          </table:table-cell>
          <table:table-cell office:value-type="float" office:value="27.6" calcext:value-type="float">
            <text:p>27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751.07" calcext:value-type="float">
            <text:p>751.07</text:p>
          </table:table-cell>
          <table:table-cell office:value-type="float" office:value="23236" calcext:value-type="float">
            <text:p>23236</text:p>
          </table:table-cell>
          <table:table-cell office:value-type="float" office:value="790.6" calcext:value-type="float">
            <text:p>790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hop)</text:p>
          </table:table-cell>
          <table:table-cell office:value-type="string" calcext:value-type="string">
            <text:p>Brickwork</text:p>
          </table:table-cell>
          <table:table-cell office:value-type="float" office:value="431.29" calcext:value-type="float">
            <text:p>431.29</text:p>
          </table:table-cell>
          <table:table-cell office:value-type="float" office:value="38558" calcext:value-type="float">
            <text:p>38558</text:p>
          </table:table-cell>
          <table:table-cell office:value-type="float" office:value="507.4" calcext:value-type="float">
            <text:p>507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shop)</text:p>
          </table:table-cell>
          <table:table-cell office:value-type="string" calcext:value-type="string">
            <text:p>Reinforced concrete, Expanded clay, Concrete</text:p>
          </table:table-cell>
          <table:table-cell office:value-type="float" office:value="148.12" calcext:value-type="float">
            <text:p>148.12</text:p>
          </table:table-cell>
          <table:table-cell office:value-type="float" office:value="13242" calcext:value-type="float">
            <text:p>13242</text:p>
          </table:table-cell>
          <table:table-cell office:value-type="float" office:value="178.9" calcext:value-type="float">
            <text:p>178.9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86:.D206])" office:value-type="float" office:value="4065.02" calcext:value-type="float">
            <text:p>4065.02</text:p>
          </table:table-cell>
          <table:table-cell table:style-name="ce2" table:formula="of:=SUM([.E186:.E206])" office:value-type="float" office:value="304398" calcext:value-type="float">
            <text:p>304398</text:p>
          </table:table-cell>
          <table:table-cell table:style-name="ce2" table:formula="of:=SUM([.F186:.F206])" office:value-type="float" office:value="3891.1" calcext:value-type="float">
            <text:p>3891.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2" office:value-type="string" calcext:value-type="string">
            <text:p>BUILDING 1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20.12" calcext:value-type="float">
            <text:p>20.12</text:p>
          </table:table-cell>
          <table:table-cell office:value-type="float" office:value="1837" calcext:value-type="float">
            <text:p>1837</text:p>
          </table:table-cell>
          <table:table-cell office:value-type="float" office:value="9.2" calcext:value-type="float">
            <text:p>9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271.59" calcext:value-type="float">
            <text:p>271.59</text:p>
          </table:table-cell>
          <table:table-cell office:value-type="float" office:value="24797" calcext:value-type="float">
            <text:p>24797</text:p>
          </table:table-cell>
          <table:table-cell office:value-type="float" office:value="155.3" calcext:value-type="float">
            <text:p>155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45.93" calcext:value-type="float">
            <text:p>45.93</text:p>
          </table:table-cell>
          <table:table-cell office:value-type="float" office:value="4193" calcext:value-type="float">
            <text:p>4193</text:p>
          </table:table-cell>
          <table:table-cell office:value-type="float" office:value="15.3" calcext:value-type="float">
            <text:p>15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28.96" calcext:value-type="float">
            <text:p>28.96</text:p>
          </table:table-cell>
          <table:table-cell office:value-type="float" office:value="2644" calcext:value-type="float">
            <text:p>2644</text:p>
          </table:table-cell>
          <table:table-cell office:value-type="float" office:value="9.6" calcext:value-type="float">
            <text:p>9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356.81" calcext:value-type="float">
            <text:p>356.81</text:p>
          </table:table-cell>
          <table:table-cell office:value-type="float" office:value="11717" calcext:value-type="float">
            <text:p>11717</text:p>
          </table:table-cell>
          <table:table-cell office:value-type="float" office:value="414.9" calcext:value-type="float">
            <text:p>414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29.28" calcext:value-type="float">
            <text:p>29.28</text:p>
          </table:table-cell>
          <table:table-cell office:value-type="float" office:value="2673" calcext:value-type="float">
            <text:p>267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829.61" calcext:value-type="float">
            <text:p>829.61</text:p>
          </table:table-cell>
          <table:table-cell office:value-type="float" office:value="75745" calcext:value-type="float">
            <text:p>75745</text:p>
          </table:table-cell>
          <table:table-cell office:value-type="float" office:value="747.4" calcext:value-type="float">
            <text:p>747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348.52" calcext:value-type="float">
            <text:p>348.52</text:p>
          </table:table-cell>
          <table:table-cell office:value-type="float" office:value="23330" calcext:value-type="float">
            <text:p>23330</text:p>
          </table:table-cell>
          <table:table-cell office:value-type="float" office:value="414.9" calcext:value-type="float">
            <text:p>414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9.76" calcext:value-type="float">
            <text:p>9.76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0.6" calcext:value-type="float">
            <text:p>0.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13:.D222])" office:value-type="float" office:value="1941.18" calcext:value-type="float">
            <text:p>1941.18</text:p>
          </table:table-cell>
          <table:table-cell table:style-name="ce2" table:formula="of:=SUM([.E213:.E222])" office:value-type="float" office:value="147882" calcext:value-type="float">
            <text:p>147882</text:p>
          </table:table-cell>
          <table:table-cell table:style-name="ce2" table:formula="of:=SUM([.F213:.F222])" office:value-type="float" office:value="1766.6" calcext:value-type="float">
            <text:p>1766.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6.84" calcext:value-type="float">
            <text:p>6.84</text:p>
          </table:table-cell>
          <table:table-cell office:value-type="float" office:value="611" calcext:value-type="float">
            <text:p>611</text:p>
          </table:table-cell>
          <table:table-cell office:value-type="float" office:value="2.8" calcext:value-type="float">
            <text:p>2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45.75" calcext:value-type="float">
            <text:p>145.75</text:p>
          </table:table-cell>
          <table:table-cell office:value-type="float" office:value="13016" calcext:value-type="float">
            <text:p>13016</text:p>
          </table:table-cell>
          <table:table-cell office:value-type="float" office:value="81.9" calcext:value-type="float">
            <text:p>81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50.41" calcext:value-type="float">
            <text:p>50.41</text:p>
          </table:table-cell>
          <table:table-cell office:value-type="float" office:value="4502" calcext:value-type="float">
            <text:p>4502</text:p>
          </table:table-cell>
          <table:table-cell office:value-type="float" office:value="16.5" calcext:value-type="float">
            <text:p>16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2.82" calcext:value-type="float">
            <text:p>12.82</text:p>
          </table:table-cell>
          <table:table-cell office:value-type="float" office:value="1145" calcext:value-type="float">
            <text:p>1145</text:p>
          </table:table-cell>
          <table:table-cell office:value-type="float" office:value="4.2" calcext:value-type="float">
            <text:p>4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213.11" calcext:value-type="float">
            <text:p>213.11</text:p>
          </table:table-cell>
          <table:table-cell office:value-type="float" office:value="6572" calcext:value-type="float">
            <text:p>6572</text:p>
          </table:table-cell>
          <table:table-cell office:value-type="float" office:value="247.8" calcext:value-type="float">
            <text:p>247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20.73" calcext:value-type="float">
            <text:p>20.73</text:p>
          </table:table-cell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495.65" calcext:value-type="float">
            <text:p>495.65</text:p>
          </table:table-cell>
          <table:table-cell office:value-type="float" office:value="44263" calcext:value-type="float">
            <text:p>44263</text:p>
          </table:table-cell>
          <table:table-cell office:value-type="float" office:value="516.3" calcext:value-type="float">
            <text:p>516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Wooden ceiling/Slag</text:p>
          </table:table-cell>
          <table:table-cell office:value-type="float" office:value="255.23" calcext:value-type="float">
            <text:p>255.23</text:p>
          </table:table-cell>
          <table:table-cell office:value-type="float" office:value="16576" calcext:value-type="float">
            <text:p>16576</text:p>
          </table:table-cell>
          <table:table-cell office:value-type="float" office:value="247.8" calcext:value-type="float">
            <text:p>247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6.91" calcext:value-type="float">
            <text:p>6.91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29:.D238])" office:value-type="float" office:value="1207.65" calcext:value-type="float">
            <text:p>1207.65</text:p>
          </table:table-cell>
          <table:table-cell table:style-name="ce2" table:formula="of:=SUM([.E229:.E238])" office:value-type="float" office:value="89171" calcext:value-type="float">
            <text:p>89171</text:p>
          </table:table-cell>
          <table:table-cell table:style-name="ce2" table:formula="of:=SUM([.F229:.F238])" office:value-type="float" office:value="1117.3" calcext:value-type="float">
            <text:p>1117.3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62.02" calcext:value-type="float">
            <text:p>62.02</text:p>
          </table:table-cell>
          <table:table-cell office:value-type="float" office:value="5650" calcext:value-type="float">
            <text:p>5650</text:p>
          </table:table-cell>
          <table:table-cell office:value-type="float" office:value="28.4" calcext:value-type="float">
            <text:p>28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Wood</text:p>
          </table:table-cell>
          <table:table-cell office:value-type="float" office:value="42.77" calcext:value-type="float">
            <text:p>42.77</text:p>
          </table:table-cell>
          <table:table-cell office:value-type="float" office:value="3480" calcext:value-type="float">
            <text:p>3480</text:p>
          </table:table-cell>
          <table:table-cell office:value-type="float" office:value="10.3" calcext:value-type="float">
            <text:p>10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796.36" calcext:value-type="float">
            <text:p>796.36</text:p>
          </table:table-cell>
          <table:table-cell office:value-type="float" office:value="72553" calcext:value-type="float">
            <text:p>72553</text:p>
          </table:table-cell>
          <table:table-cell office:value-type="float" office:value="452.5" calcext:value-type="float">
            <text:p>452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721.37" calcext:value-type="float">
            <text:p>721.37</text:p>
          </table:table-cell>
          <table:table-cell office:value-type="float" office:value="65721" calcext:value-type="float">
            <text:p>65721</text:p>
          </table:table-cell>
          <table:table-cell office:value-type="float" office:value="238.7" calcext:value-type="float">
            <text:p>238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281.7" calcext:value-type="float">
            <text:p>281.7</text:p>
          </table:table-cell>
          <table:table-cell office:value-type="float" office:value="25665" calcext:value-type="float">
            <text:p>25665</text:p>
          </table:table-cell>
          <table:table-cell office:value-type="float" office:value="84.6" calcext:value-type="float">
            <text:p>84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1072.33" calcext:value-type="float">
            <text:p>1072.33</text:p>
          </table:table-cell>
          <table:table-cell office:value-type="float" office:value="35003" calcext:value-type="float">
            <text:p>35003</text:p>
          </table:table-cell>
          <table:table-cell office:value-type="float" office:value="1051.3" calcext:value-type="float">
            <text:p>1051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63.66" calcext:value-type="float">
            <text:p>63.66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2290.04" calcext:value-type="float">
            <text:p>2290.04</text:p>
          </table:table-cell>
          <table:table-cell office:value-type="float" office:value="208637" calcext:value-type="float">
            <text:p>208637</text:p>
          </table:table-cell>
          <table:table-cell office:value-type="float" office:value="2063.1" calcext:value-type="float">
            <text:p>2063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/staircase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157.69" calcext:value-type="float">
            <text:p>157.69</text:p>
          </table:table-cell>
          <table:table-cell office:value-type="float" office:value="12830" calcext:value-type="float">
            <text:p>12830</text:p>
          </table:table-cell>
          <table:table-cell office:value-type="float" office:value="85.7" calcext:value-type="float">
            <text:p>85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21.23" calcext:value-type="float">
            <text:p>21.23</text:p>
          </table:table-cell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Slag/Wool</text:p>
          </table:table-cell>
          <table:table-cell office:value-type="float" office:value="163.42" calcext:value-type="float">
            <text:p>163.42</text:p>
          </table:table-cell>
          <table:table-cell office:value-type="float" office:value="13296" calcext:value-type="float">
            <text:p>13296</text:p>
          </table:table-cell>
          <table:table-cell office:value-type="float" office:value="961.3" calcext:value-type="float">
            <text:p>961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94.5" calcext:value-type="float">
            <text:p>94.5</text:p>
          </table:table-cell>
          <table:table-cell office:value-type="float" office:value="7689" calcext:value-type="float">
            <text:p>7689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1.8" calcext:value-type="float">
            <text:p>1.8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45:.D257])" office:value-type="float" office:value="5768.89" calcext:value-type="float">
            <text:p>5768.89</text:p>
          </table:table-cell>
          <table:table-cell table:style-name="ce2" table:formula="of:=SUM([.E245:.E257])" office:value-type="float" office:value="458422" calcext:value-type="float">
            <text:p>458422</text:p>
          </table:table-cell>
          <table:table-cell table:style-name="ce2" table:formula="of:=SUM([.F245:.F257])" office:value-type="float" office:value="5065.9" calcext:value-type="float">
            <text:p>5065.9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37.03" calcext:value-type="float">
            <text:p>37.03</text:p>
          </table:table-cell>
          <table:table-cell office:value-type="float" office:value="3236.56" calcext:value-type="float">
            <text:p>3236.56</text:p>
          </table:table-cell>
          <table:table-cell office:value-type="float" office:value="20.57" calcext:value-type="float">
            <text:p>20.5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519.25" calcext:value-type="float">
            <text:p>519.25</text:p>
          </table:table-cell>
          <table:table-cell office:value-type="float" office:value="45384.36" calcext:value-type="float">
            <text:p>45384.36</text:p>
          </table:table-cell>
          <table:table-cell office:value-type="float" office:value="370.89" calcext:value-type="float">
            <text:p>370.8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318.65" calcext:value-type="float">
            <text:p>318.65</text:p>
          </table:table-cell>
          <table:table-cell office:value-type="float" office:value="27851.18" calcext:value-type="float">
            <text:p>27851.18</text:p>
          </table:table-cell>
          <table:table-cell office:value-type="float" office:value="127.46" calcext:value-type="float">
            <text:p>127.4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54" calcext:value-type="float">
            <text:p>254</text:p>
          </table:table-cell>
          <table:table-cell office:value-type="float" office:value="22200.53" calcext:value-type="float">
            <text:p>22200.53</text:p>
          </table:table-cell>
          <table:table-cell office:value-type="float" office:value="619.52" calcext:value-type="float">
            <text:p>619.5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/>
          <table:table-cell office:value-type="float" office:value="1960.92" calcext:value-type="float">
            <text:p>1960.92</text:p>
          </table:table-cell>
          <table:table-cell office:value-type="float" office:value="171391.62" calcext:value-type="float">
            <text:p>171391.62</text:p>
          </table:table-cell>
          <table:table-cell office:value-type="float" office:value="1531.97" calcext:value-type="float">
            <text:p>1531.9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vering</text:p>
          </table:table-cell>
          <table:table-cell office:value-type="string" calcext:value-type="string">
            <text:p>Reinforced concrete/Expanded clay (insulation)</text:p>
          </table:table-cell>
          <table:table-cell office:value-type="float" office:value="138.53" calcext:value-type="float">
            <text:p>138.53</text:p>
          </table:table-cell>
          <table:table-cell office:value-type="float" office:value="12108.03" calcext:value-type="float">
            <text:p>12108.03</text:p>
          </table:table-cell>
          <table:table-cell office:value-type="float" office:value="692.64" calcext:value-type="float">
            <text:p>692.6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hatch</text:p>
          </table:table-cell>
          <table:table-cell office:value-type="string" calcext:value-type="string">
            <text:p>Metal</text:p>
          </table:table-cell>
          <table:table-cell office:value-type="float" office:value="7.68" calcext:value-type="float">
            <text:p>7.68</text:p>
          </table:table-cell>
          <table:table-cell office:value-type="float" office:value="671.26" calcext:value-type="float">
            <text:p>671.26</text:p>
          </table:table-cell>
          <table:table-cell office:value-type="float" office:value="2.56" calcext:value-type="float">
            <text:p>2.5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Thermal bridge – Exterior walls/Floor</text:p>
          </table:table-cell>
          <table:table-cell/>
          <table:table-cell office:value-type="float" office:value="16.32" calcext:value-type="float">
            <text:p>16.32</text:p>
          </table:table-cell>
          <table:table-cell office:value-type="float" office:value="1426.43" calcext:value-type="float">
            <text:p>1426.43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Windows/Doors</text:p>
          </table:table-cell>
          <table:table-cell/>
          <table:table-cell office:value-type="float" office:value="207.82" calcext:value-type="float">
            <text:p>207.82</text:p>
          </table:table-cell>
          <table:table-cell office:value-type="float" office:value="18164.23" calcext:value-type="float">
            <text:p>18164.23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64:.D272])" office:value-type="float" office:value="3460.2" calcext:value-type="float">
            <text:p>3460.2</text:p>
          </table:table-cell>
          <table:table-cell table:style-name="ce2" table:formula="of:=SUM([.E264:.E272])" office:value-type="float" office:value="302434.2" calcext:value-type="float">
            <text:p>302434.2</text:p>
          </table:table-cell>
          <table:table-cell table:style-name="ce2" table:formula="of:=SUM([.F264:.F272])" office:value-type="float" office:value="3365.61" calcext:value-type="float">
            <text:p>3365.6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48.11" calcext:value-type="float">
            <text:p>48.11</text:p>
          </table:table-cell>
          <table:table-cell office:value-type="float" office:value="4280" calcext:value-type="float">
            <text:p>4280</text:p>
          </table:table-cell>
          <table:table-cell office:value-type="float" office:value="26.73" calcext:value-type="float">
            <text:p>26.7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s/hatch</text:p>
          </table:table-cell>
          <table:table-cell office:value-type="string" calcext:value-type="string">
            <text:p>Wood</text:p>
          </table:table-cell>
          <table:table-cell office:value-type="float" office:value="56.5" calcext:value-type="float">
            <text:p>56.5</text:p>
          </table:table-cell>
          <table:table-cell office:value-type="float" office:value="5026.39" calcext:value-type="float">
            <text:p>5026.39</text:p>
          </table:table-cell>
          <table:table-cell office:value-type="float" office:value="20.18" calcext:value-type="float">
            <text:p>20.1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496.78" calcext:value-type="float">
            <text:p>496.78</text:p>
          </table:table-cell>
          <table:table-cell office:value-type="float" office:value="44194.9" calcext:value-type="float">
            <text:p>44194.9</text:p>
          </table:table-cell>
          <table:table-cell office:value-type="float" office:value="342.61" calcext:value-type="float">
            <text:p>342.6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493.68" calcext:value-type="float">
            <text:p>493.68</text:p>
          </table:table-cell>
          <table:table-cell office:value-type="float" office:value="43919.12" calcext:value-type="float">
            <text:p>43919.12</text:p>
          </table:table-cell>
          <table:table-cell office:value-type="float" office:value="205.7" calcext:value-type="float">
            <text:p>205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insulated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262.03" calcext:value-type="float">
            <text:p>262.03</text:p>
          </table:table-cell>
          <table:table-cell office:value-type="float" office:value="23310.9" calcext:value-type="float">
            <text:p>23310.9</text:p>
          </table:table-cell>
          <table:table-cell office:value-type="float" office:value="557.5" calcext:value-type="float">
            <text:p>557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utoclaved aerated concrete</text:p>
          </table:table-cell>
          <table:table-cell office:value-type="float" office:value="443.29" calcext:value-type="float">
            <text:p>443.29</text:p>
          </table:table-cell>
          <table:table-cell office:value-type="float" office:value="39436.28" calcext:value-type="float">
            <text:p>39436.28</text:p>
          </table:table-cell>
          <table:table-cell office:value-type="float" office:value="521.52" calcext:value-type="float">
            <text:p>521.5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1200" calcext:value-type="float">
            <text:p>1200</text:p>
          </table:table-cell>
          <table:table-cell office:value-type="float" office:value="106755.26" calcext:value-type="float">
            <text:p>106755.26</text:p>
          </table:table-cell>
          <table:table-cell office:value-type="float" office:value="1379.31" calcext:value-type="float">
            <text:p>1379.3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106.37" calcext:value-type="float">
            <text:p>106.37</text:p>
          </table:table-cell>
          <table:table-cell office:value-type="float" office:value="9462.96" calcext:value-type="float">
            <text:p>9462.96</text:p>
          </table:table-cell>
          <table:table-cell office:value-type="float" office:value="122.26" calcext:value-type="float">
            <text:p>122.2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(technical floor)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393.26" calcext:value-type="float">
            <text:p>393.26</text:p>
          </table:table-cell>
          <table:table-cell office:value-type="float" office:value="34985.48" calcext:value-type="float">
            <text:p>34985.48</text:p>
          </table:table-cell>
          <table:table-cell office:value-type="float" office:value="485.5" calcext:value-type="float">
            <text:p>485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Hollow-core reinforced concrete/Autoclaved aerated concrete/Bitumen/Roofing material</text:p>
          </table:table-cell>
          <table:table-cell office:value-type="float" office:value="72" calcext:value-type="float">
            <text:p>72</text:p>
          </table:table-cell>
          <table:table-cell office:value-type="float" office:value="6405.32" calcext:value-type="float">
            <text:p>6405.32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Thermal bridge – Front doors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515.98" calcext:value-type="float">
            <text:p>515.98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Front doors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551.57" calcext:value-type="float">
            <text:p>551.57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Windows</text:p>
          </table:table-cell>
          <table:table-cell/>
          <table:table-cell office:value-type="float" office:value="100.7" calcext:value-type="float">
            <text:p>100.7</text:p>
          </table:table-cell>
          <table:table-cell office:value-type="float" office:value="8958.55" calcext:value-type="float">
            <text:p>8958.55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Windows</text:p>
          </table:table-cell>
          <table:table-cell/>
          <table:table-cell office:value-type="float" office:value="124.6" calcext:value-type="float">
            <text:p>124.6</text:p>
          </table:table-cell>
          <table:table-cell office:value-type="float" office:value="11084.75" calcext:value-type="float">
            <text:p>11084.7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79:.D292])" office:value-type="float" office:value="3809.32" calcext:value-type="float">
            <text:p>3809.32</text:p>
          </table:table-cell>
          <table:table-cell table:style-name="ce2" table:formula="of:=SUM([.E279:.E292])" office:value-type="float" office:value="338887.46" calcext:value-type="float">
            <text:p>338887.46</text:p>
          </table:table-cell>
          <table:table-cell table:style-name="ce2" table:formula="of:=SUM([.F279:.F292])" office:value-type="float" office:value="3733.31" calcext:value-type="float">
            <text:p>3733.3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25.48" calcext:value-type="float">
            <text:p>25.48</text:p>
          </table:table-cell>
          <table:table-cell office:value-type="float" office:value="2230.77" calcext:value-type="float">
            <text:p>2230.77</text:p>
          </table:table-cell>
          <table:table-cell office:value-type="float" office:value="12.74" calcext:value-type="float">
            <text:p>12.7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and attic doors</text:p>
          </table:table-cell>
          <table:table-cell office:value-type="string" calcext:value-type="string">
            <text:p>Wood</text:p>
          </table:table-cell>
          <table:table-cell office:value-type="float" office:value="29.01" calcext:value-type="float">
            <text:p>29.01</text:p>
          </table:table-cell>
          <table:table-cell office:value-type="float" office:value="2539.82" calcext:value-type="float">
            <text:p>2539.82</text:p>
          </table:table-cell>
          <table:table-cell office:value-type="float" office:value="10.36" calcext:value-type="float">
            <text:p>10.3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545.89" calcext:value-type="float">
            <text:p>545.89</text:p>
          </table:table-cell>
          <table:table-cell office:value-type="float" office:value="47792.58" calcext:value-type="float">
            <text:p>47792.58</text:p>
          </table:table-cell>
          <table:table-cell office:value-type="float" office:value="389.92" calcext:value-type="float">
            <text:p>389.9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81.67" calcext:value-type="float">
            <text:p>81.67</text:p>
          </table:table-cell>
          <table:table-cell office:value-type="float" office:value="7150.2" calcext:value-type="float">
            <text:p>7150.2</text:p>
          </table:table-cell>
          <table:table-cell office:value-type="float" office:value="34.03" calcext:value-type="float">
            <text:p>34.0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56.45" calcext:value-type="float">
            <text:p>56.45</text:p>
          </table:table-cell>
          <table:table-cell office:value-type="float" office:value="4942.19" calcext:value-type="float">
            <text:p>4942.19</text:p>
          </table:table-cell>
          <table:table-cell office:value-type="float" office:value="20.16" calcext:value-type="float">
            <text:p>20.1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Concrete/Slag</text:p>
          </table:table-cell>
          <table:table-cell office:value-type="float" office:value="118.38" calcext:value-type="float">
            <text:p>118.38</text:p>
          </table:table-cell>
          <table:table-cell office:value-type="float" office:value="10364.15" calcext:value-type="float">
            <text:p>10364.15</text:p>
          </table:table-cell>
          <table:table-cell office:value-type="float" office:value="408.19" calcext:value-type="float">
            <text:p>408.1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insulated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2.08" calcext:value-type="float">
            <text:p>12.08</text:p>
          </table:table-cell>
          <table:table-cell office:value-type="float" office:value="1057.6" calcext:value-type="float">
            <text:p>1057.6</text:p>
          </table:table-cell>
          <table:table-cell office:value-type="float" office:value="25.16" calcext:value-type="float">
            <text:p>25.1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</text:p>
          </table:table-cell>
          <table:table-cell office:value-type="float" office:value="2160.71" calcext:value-type="float">
            <text:p>2160.71</text:p>
          </table:table-cell>
          <table:table-cell office:value-type="float" office:value="189169.81" calcext:value-type="float">
            <text:p>189169.81</text:p>
          </table:table-cell>
          <table:table-cell office:value-type="float" office:value="2427.76" calcext:value-type="float">
            <text:p>2427.7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hermal bridge – Floor on ground/Exterior walls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623.35" calcext:value-type="float">
            <text:p>623.35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Basement cover/Exterior walls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59.53" calcext:value-type="float">
            <text:p>59.53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Windows/Doors</text:p>
          </table:table-cell>
          <table:table-cell/>
          <table:table-cell office:value-type="float" office:value="120.09" calcext:value-type="float">
            <text:p>120.09</text:p>
          </table:table-cell>
          <table:table-cell office:value-type="float" office:value="10513.86" calcext:value-type="float">
            <text:p>10513.86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Covering</text:p>
          </table:table-cell>
          <table:table-cell office:value-type="string" calcext:value-type="string">
            <text:p>Hollow-core reinforced concrete/Slag/Roofing material</text:p>
          </table:table-cell>
          <table:table-cell office:value-type="float" office:value="148.45" calcext:value-type="float">
            <text:p>148.45</text:p>
          </table:table-cell>
          <table:table-cell office:value-type="float" office:value="12996.77" calcext:value-type="float">
            <text:p>12996.77</text:p>
          </table:table-cell>
          <table:table-cell office:value-type="float" office:value="146.98" calcext:value-type="float">
            <text:p>146.9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econd floor ground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6.76" calcext:value-type="float">
            <text:p>26.76</text:p>
          </table:table-cell>
          <table:table-cell office:value-type="float" office:value="2342.83" calcext:value-type="float">
            <text:p>2342.83</text:p>
          </table:table-cell>
          <table:table-cell office:value-type="float" office:value="27.88" calcext:value-type="float">
            <text:p>27.8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96.82" calcext:value-type="float">
            <text:p>296.82</text:p>
          </table:table-cell>
          <table:table-cell office:value-type="float" office:value="25986.54" calcext:value-type="float">
            <text:p>25986.54</text:p>
          </table:table-cell>
          <table:table-cell office:value-type="float" office:value="288.17" calcext:value-type="float">
            <text:p>288.17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99:.D312])" office:value-type="float" office:value="3629.59" calcext:value-type="float">
            <text:p>3629.59</text:p>
          </table:table-cell>
          <table:table-cell table:style-name="ce2" table:formula="of:=SUM([.E299:.E312])" office:value-type="float" office:value="317770" calcext:value-type="float">
            <text:p>317770</text:p>
          </table:table-cell>
          <table:table-cell table:style-name="ce2" table:formula="of:=SUM([.F299:.F312])" office:value-type="float" office:value="3791.35" calcext:value-type="float">
            <text:p>3791.3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25.26" calcext:value-type="float">
            <text:p>25.26</text:p>
          </table:table-cell>
          <table:table-cell office:value-type="float" office:value="2215.2" calcext:value-type="float">
            <text:p>2215.2</text:p>
          </table:table-cell>
          <table:table-cell office:value-type="float" office:value="9.02" calcext:value-type="float">
            <text:p>9.0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, 2k4</text:p>
          </table:table-cell>
          <table:table-cell office:value-type="float" office:value="159.84" calcext:value-type="float">
            <text:p>159.84</text:p>
          </table:table-cell>
          <table:table-cell office:value-type="float" office:value="14017.33" calcext:value-type="float">
            <text:p>14017.33</text:p>
          </table:table-cell>
          <table:table-cell office:value-type="float" office:value="114.17" calcext:value-type="float">
            <text:p>114.1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36.27" calcext:value-type="float">
            <text:p>136.27</text:p>
          </table:table-cell>
          <table:table-cell office:value-type="float" office:value="11950.33" calcext:value-type="float">
            <text:p>11950.33</text:p>
          </table:table-cell>
          <table:table-cell office:value-type="float" office:value="52.41" calcext:value-type="float">
            <text:p>52.4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2.72" calcext:value-type="float">
            <text:p>22.72</text:p>
          </table:table-cell>
          <table:table-cell office:value-type="float" office:value="1992.45" calcext:value-type="float">
            <text:p>1992.45</text:p>
          </table:table-cell>
          <table:table-cell office:value-type="float" office:value="8.74" calcext:value-type="float">
            <text:p>8.7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insulated)</text:p>
          </table:table-cell>
          <table:table-cell office:value-type="string" calcext:value-type="string">
            <text:p>Reinforced concrete/Slag</text:p>
          </table:table-cell>
          <table:table-cell office:value-type="float" office:value="134.61" calcext:value-type="float">
            <text:p>134.61</text:p>
          </table:table-cell>
          <table:table-cell office:value-type="float" office:value="11804.76" calcext:value-type="float">
            <text:p>11804.76</text:p>
          </table:table-cell>
          <table:table-cell office:value-type="float" office:value="363.05" calcext:value-type="float">
            <text:p>363.0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912.06" calcext:value-type="float">
            <text:p>912.06</text:p>
          </table:table-cell>
          <table:table-cell office:value-type="float" office:value="79984.01" calcext:value-type="float">
            <text:p>79984.01</text:p>
          </table:table-cell>
          <table:table-cell office:value-type="float" office:value="692.83" calcext:value-type="float">
            <text:p>692.8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lag</text:p>
          </table:table-cell>
          <table:table-cell office:value-type="float" office:value="440.53" calcext:value-type="float">
            <text:p>440.53</text:p>
          </table:table-cell>
          <table:table-cell office:value-type="float" office:value="38632.72" calcext:value-type="float">
            <text:p>38632.72</text:p>
          </table:table-cell>
          <table:table-cell office:value-type="float" office:value="415.59" calcext:value-type="float">
            <text:p>415.5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hatch</text:p>
          </table:table-cell>
          <table:table-cell office:value-type="string" calcext:value-type="string">
            <text:p>Wood</text:p>
          </table:table-cell>
          <table:table-cell office:value-type="float" office:value="3.3" calcext:value-type="float">
            <text:p>3.3</text:p>
          </table:table-cell>
          <table:table-cell office:value-type="float" office:value="289.4" calcext:value-type="float">
            <text:p>289.4</text:p>
          </table:table-cell>
          <table:table-cell office:value-type="float" office:value="1.18" calcext:value-type="float">
            <text:p>1.18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19:.D326])" office:value-type="float" office:value="1834.59" calcext:value-type="float">
            <text:p>1834.59</text:p>
          </table:table-cell>
          <table:table-cell table:style-name="ce2" table:formula="of:=SUM([.E319:.E326])" office:value-type="float" office:value="160886.2" calcext:value-type="float">
            <text:p>160886.2</text:p>
          </table:table-cell>
          <table:table-cell table:style-name="ce2" table:formula="of:=SUM([.F319:.F326])" office:value-type="float" office:value="1656.99" calcext:value-type="float">
            <text:p>1656.99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46.01" calcext:value-type="float">
            <text:p>46.01</text:p>
          </table:table-cell>
          <table:table-cell office:value-type="float" office:value="3956.44" calcext:value-type="float">
            <text:p>3956.44</text:p>
          </table:table-cell>
          <table:table-cell office:value-type="float" office:value="19.17" calcext:value-type="float">
            <text:p>19.1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9.21" calcext:value-type="float">
            <text:p>19.21</text:p>
          </table:table-cell>
          <table:table-cell office:value-type="float" office:value="1651.88" calcext:value-type="float">
            <text:p>1651.88</text:p>
          </table:table-cell>
          <table:table-cell office:value-type="float" office:value="10.67" calcext:value-type="float">
            <text:p>10.6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81.03" calcext:value-type="float">
            <text:p>181.03</text:p>
          </table:table-cell>
          <table:table-cell office:value-type="float" office:value="15566.91" calcext:value-type="float">
            <text:p>15566.91</text:p>
          </table:table-cell>
          <table:table-cell office:value-type="float" office:value="75.43" calcext:value-type="float">
            <text:p>75.4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352.81" calcext:value-type="float">
            <text:p>352.81</text:p>
          </table:table-cell>
          <table:table-cell office:value-type="float" office:value="30338.41" calcext:value-type="float">
            <text:p>30338.41</text:p>
          </table:table-cell>
          <table:table-cell office:value-type="float" office:value="252.01" calcext:value-type="float">
            <text:p>252.0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 (shop)</text:p>
          </table:table-cell>
          <table:table-cell office:value-type="string" calcext:value-type="string">
            <text:p>Wood</text:p>
          </table:table-cell>
          <table:table-cell office:value-type="float" office:value="74.93" calcext:value-type="float">
            <text:p>74.93</text:p>
          </table:table-cell>
          <table:table-cell office:value-type="float" office:value="6443.29" calcext:value-type="float">
            <text:p>6443.29</text:p>
          </table:table-cell>
          <table:table-cell office:value-type="float" office:value="28.82" calcext:value-type="float">
            <text:p>28.8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insulated)</text:p>
          </table:table-cell>
          <table:table-cell office:value-type="string" calcext:value-type="string">
            <text:p>Reinforced concrete/Slag</text:p>
          </table:table-cell>
          <table:table-cell office:value-type="float" office:value="265.15" calcext:value-type="float">
            <text:p>265.15</text:p>
          </table:table-cell>
          <table:table-cell office:value-type="float" office:value="22800.46" calcext:value-type="float">
            <text:p>22800.46</text:p>
          </table:table-cell>
          <table:table-cell office:value-type="float" office:value="662.87" calcext:value-type="float">
            <text:p>662.8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1708.03" calcext:value-type="float">
            <text:p>1708.03</text:p>
          </table:table-cell>
          <table:table-cell office:value-type="float" office:value="146874.87" calcext:value-type="float">
            <text:p>146874.87</text:p>
          </table:table-cell>
          <table:table-cell office:value-type="float" office:value="1334.4" calcext:value-type="float">
            <text:p>1334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attic)</text:p>
          </table:table-cell>
          <table:table-cell office:value-type="string" calcext:value-type="string">
            <text:p>Brickwork</text:p>
          </table:table-cell>
          <table:table-cell office:value-type="float" office:value="35.09" calcext:value-type="float">
            <text:p>35.09</text:p>
          </table:table-cell>
          <table:table-cell office:value-type="float" office:value="3017.42" calcext:value-type="float">
            <text:p>3017.42</text:p>
          </table:table-cell>
          <table:table-cell office:value-type="float" office:value="16.79" calcext:value-type="float">
            <text:p>16.7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596.1" calcext:value-type="float">
            <text:p>596.1</text:p>
          </table:table-cell>
          <table:table-cell office:value-type="float" office:value="51259.12" calcext:value-type="float">
            <text:p>51259.12</text:p>
          </table:table-cell>
          <table:table-cell office:value-type="float" office:value="735.93" calcext:value-type="float">
            <text:p>735.9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hatch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378.36" calcext:value-type="float">
            <text:p>378.36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hermal bridge – Basement cover/Exterior walls</text:p>
          </table:table-cell>
          <table:table-cell/>
          <table:table-cell office:value-type="float" office:value="9.94" calcext:value-type="float">
            <text:p>9.94</text:p>
          </table:table-cell>
          <table:table-cell office:value-type="float" office:value="854.75" calcext:value-type="float">
            <text:p>854.75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Thermal bridge – Windows/Doors</text:p>
          </table:table-cell>
          <table:table-cell/>
          <table:table-cell office:value-type="float" office:value="93.81" calcext:value-type="float">
            <text:p>93.81</text:p>
          </table:table-cell>
          <table:table-cell office:value-type="float" office:value="8066.8" calcext:value-type="float">
            <text:p>8066.8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33:.D344])" office:value-type="float" office:value="3386.51" calcext:value-type="float">
            <text:p>3386.51</text:p>
          </table:table-cell>
          <table:table-cell table:style-name="ce2" table:formula="of:=SUM([.E333:.E344])" office:value-type="float" office:value="291208.71" calcext:value-type="float">
            <text:p>291208.71</text:p>
          </table:table-cell>
          <table:table-cell table:style-name="ce2" table:formula="of:=SUM([.F333:.F344])" office:value-type="float" office:value="3138.29" calcext:value-type="float">
            <text:p>3138.29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0.94" calcext:value-type="float">
            <text:p>10.94</text:p>
          </table:table-cell>
          <table:table-cell office:value-type="float" office:value="997.24" calcext:value-type="float">
            <text:p>997.24</text:p>
          </table:table-cell>
          <table:table-cell office:value-type="float" office:value="6.08" calcext:value-type="float">
            <text:p>6.0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and attic doors</text:p>
          </table:table-cell>
          <table:table-cell office:value-type="string" calcext:value-type="string">
            <text:p>Wood</text:p>
          </table:table-cell>
          <table:table-cell office:value-type="float" office:value="20.63" calcext:value-type="float">
            <text:p>20.63</text:p>
          </table:table-cell>
          <table:table-cell office:value-type="float" office:value="1880.53" calcext:value-type="float">
            <text:p>1880.53</text:p>
          </table:table-cell>
          <table:table-cell office:value-type="float" office:value="8.25" calcext:value-type="float">
            <text:p>8.2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670.19" calcext:value-type="float">
            <text:p>670.19</text:p>
          </table:table-cell>
          <table:table-cell office:value-type="float" office:value="61091.25" calcext:value-type="float">
            <text:p>61091.25</text:p>
          </table:table-cell>
          <table:table-cell office:value-type="float" office:value="478.71" calcext:value-type="float">
            <text:p>478.7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484.05" calcext:value-type="float">
            <text:p>484.05</text:p>
          </table:table-cell>
          <table:table-cell office:value-type="float" office:value="44123.64" calcext:value-type="float">
            <text:p>44123.64</text:p>
          </table:table-cell>
          <table:table-cell office:value-type="float" office:value="193.62" calcext:value-type="float">
            <text:p>193.6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lass blocks</text:p>
          </table:table-cell>
          <table:table-cell office:value-type="string" calcext:value-type="string">
            <text:p>Glass</text:p>
          </table:table-cell>
          <table:table-cell office:value-type="float" office:value="10.77" calcext:value-type="float">
            <text:p>10.77</text:p>
          </table:table-cell>
          <table:table-cell office:value-type="float" office:value="981.74" calcext:value-type="float">
            <text:p>981.74</text:p>
          </table:table-cell>
          <table:table-cell office:value-type="float" office:value="3.78" calcext:value-type="float">
            <text:p>3.7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s (Roof/Attic)</text:p>
          </table:table-cell>
          <table:table-cell office:value-type="string" calcext:value-type="string">
            <text:p>Metal/wood</text:p>
          </table:table-cell>
          <table:table-cell office:value-type="float" office:value="9" calcext:value-type="float">
            <text:p>9</text:p>
          </table:table-cell>
          <table:table-cell office:value-type="float" office:value="820.4" calcext:value-type="float">
            <text:p>820.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Concrete/Slag</text:p>
          </table:table-cell>
          <table:table-cell office:value-type="float" office:value="11.89" calcext:value-type="float">
            <text:p>11.89</text:p>
          </table:table-cell>
          <table:table-cell office:value-type="float" office:value="1083.83" calcext:value-type="float">
            <text:p>1083.83</text:p>
          </table:table-cell>
          <table:table-cell office:value-type="float" office:value="29.73" calcext:value-type="float">
            <text:p>29.7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 (uninsulated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37.32" calcext:value-type="float">
            <text:p>137.32</text:p>
          </table:table-cell>
          <table:table-cell office:value-type="float" office:value="12517.42" calcext:value-type="float">
            <text:p>12517.42</text:p>
          </table:table-cell>
          <table:table-cell office:value-type="float" office:value="312.08" calcext:value-type="float">
            <text:p>312.0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892.18" calcext:value-type="float">
            <text:p>892.18</text:p>
          </table:table-cell>
          <table:table-cell office:value-type="float" office:value="81326.77" calcext:value-type="float">
            <text:p>81326.77</text:p>
          </table:table-cell>
          <table:table-cell office:value-type="float" office:value="1013.84" calcext:value-type="float">
            <text:p>1013.8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Wood (insulated)</text:p>
          </table:table-cell>
          <table:table-cell office:value-type="float" office:value="93.69" calcext:value-type="float">
            <text:p>93.69</text:p>
          </table:table-cell>
          <table:table-cell office:value-type="float" office:value="8540.32" calcext:value-type="float">
            <text:p>8540.32</text:p>
          </table:table-cell>
          <table:table-cell office:value-type="float" office:value="208.2" calcext:value-type="float">
            <text:p>208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1676.1" calcext:value-type="float">
            <text:p>1676.1</text:p>
          </table:table-cell>
          <table:table-cell office:value-type="float" office:value="152785.1" calcext:value-type="float">
            <text:p>152785.1</text:p>
          </table:table-cell>
          <table:table-cell office:value-type="float" office:value="1269.77" calcext:value-type="float">
            <text:p>1269.7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55.71" calcext:value-type="float">
            <text:p>55.71</text:p>
          </table:table-cell>
          <table:table-cell office:value-type="float" office:value="5078.25" calcext:value-type="float">
            <text:p>5078.25</text:p>
          </table:table-cell>
          <table:table-cell office:value-type="float" office:value="25.44" calcext:value-type="float">
            <text:p>25.4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441.93" calcext:value-type="float">
            <text:p>441.93</text:p>
          </table:table-cell>
          <table:table-cell office:value-type="float" office:value="40284.18" calcext:value-type="float">
            <text:p>40284.18</text:p>
          </table:table-cell>
          <table:table-cell office:value-type="float" office:value="384.29" calcext:value-type="float">
            <text:p>384.2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hermal bridge – Floor on ground/Exterior walls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85.69" calcext:value-type="float">
            <text:p>85.69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Basement cover – Exterior walls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592.51" calcext:value-type="float">
            <text:p>592.51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Windows/Doors</text:p>
          </table:table-cell>
          <table:table-cell/>
          <table:table-cell office:value-type="float" office:value="197.54" calcext:value-type="float">
            <text:p>197.54</text:p>
          </table:table-cell>
          <table:table-cell office:value-type="float" office:value="18006.78" calcext:value-type="float">
            <text:p>18006.78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51:.D366])" office:value-type="float" office:value="4719.38" calcext:value-type="float">
            <text:p>4719.38</text:p>
          </table:table-cell>
          <table:table-cell table:style-name="ce2" table:formula="of:=SUM([.E351:.E366])" office:value-type="float" office:value="430195.65" calcext:value-type="float">
            <text:p>430195.65</text:p>
          </table:table-cell>
          <table:table-cell table:style-name="ce2" table:formula="of:=SUM([.F351:.F366])" office:value-type="float" office:value="3936.79" calcext:value-type="float">
            <text:p>3936.79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5.22" calcext:value-type="float">
            <text:p>5.22</text:p>
          </table:table-cell>
          <table:table-cell office:value-type="float" office:value="456.76" calcext:value-type="float">
            <text:p>456.76</text:p>
          </table:table-cell>
          <table:table-cell office:value-type="float" office:value="2.9" calcext:value-type="float">
            <text:p>2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doors</text:p>
          </table:table-cell>
          <table:table-cell office:value-type="string" calcext:value-type="string">
            <text:p>Wood</text:p>
          </table:table-cell>
          <table:table-cell office:value-type="float" office:value="3.78" calcext:value-type="float">
            <text:p>3.78</text:p>
          </table:table-cell>
          <table:table-cell office:value-type="float" office:value="330.75" calcext:value-type="float">
            <text:p>330.75</text:p>
          </table:table-cell>
          <table:table-cell office:value-type="float" office:value="1.89" calcext:value-type="float">
            <text:p>1.8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hatch</text:p>
          </table:table-cell>
          <table:table-cell office:value-type="string" calcext:value-type="string">
            <text:p>Metal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103.66" calcext:value-type="float">
            <text:p>103.66</text:p>
          </table:table-cell>
          <table:table-cell office:value-type="float" office:value="9070.37" calcext:value-type="float">
            <text:p>9070.37</text:p>
          </table:table-cell>
          <table:table-cell office:value-type="float" office:value="79.74" calcext:value-type="float">
            <text:p>79.7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7.48" calcext:value-type="float">
            <text:p>7.48</text:p>
          </table:table-cell>
          <table:table-cell office:value-type="float" office:value="654.51" calcext:value-type="float">
            <text:p>654.51</text:p>
          </table:table-cell>
          <table:table-cell office:value-type="float" office:value="4.4" calcext:value-type="float">
            <text:p>4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insulated)</text:p>
          </table:table-cell>
          <table:table-cell office:value-type="string" calcext:value-type="string">
            <text:p>Reinforced concrete/Slag/Covering</text:p>
          </table:table-cell>
          <table:table-cell office:value-type="float" office:value="55.5" calcext:value-type="float">
            <text:p>55.5</text:p>
          </table:table-cell>
          <table:table-cell office:value-type="float" office:value="4856.31" calcext:value-type="float">
            <text:p>4856.31</text:p>
          </table:table-cell>
          <table:table-cell office:value-type="float" office:value="213.47" calcext:value-type="float">
            <text:p>213.4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 wall/Decoration</text:p>
          </table:table-cell>
          <table:table-cell office:value-type="float" office:value="656.77" calcext:value-type="float">
            <text:p>656.77</text:p>
          </table:table-cell>
          <table:table-cell office:value-type="float" office:value="57468.11" calcext:value-type="float">
            <text:p>57468.11</text:p>
          </table:table-cell>
          <table:table-cell office:value-type="float" office:value="533.96" calcext:value-type="float">
            <text:p>533.9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Reinforced concrete/Slag</text:p>
          </table:table-cell>
          <table:table-cell office:value-type="float" office:value="231.46" calcext:value-type="float">
            <text:p>231.46</text:p>
          </table:table-cell>
          <table:table-cell office:value-type="float" office:value="20253.01" calcext:value-type="float">
            <text:p>20253.01</text:p>
          </table:table-cell>
          <table:table-cell office:value-type="float" office:value="248.88" calcext:value-type="float">
            <text:p>248.8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hermal bridge – Exterior walls/Windows/Doors</text:p>
          </table:table-cell>
          <table:table-cell/>
          <table:table-cell office:value-type="float" office:value="13.54" calcext:value-type="float">
            <text:p>13.54</text:p>
          </table:table-cell>
          <table:table-cell office:value-type="float" office:value="1184.77" calcext:value-type="float">
            <text:p>1184.77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Attic floor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float" office:value="303.63" calcext:value-type="float">
            <text:p>303.63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73:.D382])" office:value-type="float" office:value="1082.88" calcext:value-type="float">
            <text:p>1082.88</text:p>
          </table:table-cell>
          <table:table-cell table:style-name="ce2" table:formula="of:=SUM([.E373:.E382])" office:value-type="float" office:value="94753.22" calcext:value-type="float">
            <text:p>94753.22</text:p>
          </table:table-cell>
          <table:table-cell table:style-name="ce2" table:formula="of:=SUM([.F373:.F382])" office:value-type="float" office:value="1086.24" calcext:value-type="float">
            <text:p>1086.24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hatch</text:p>
          </table:table-cell>
          <table:table-cell office:value-type="string" calcext:value-type="string">
            <text:p>Wood</text:p>
          </table:table-cell>
          <table:table-cell office:value-type="float" office:value="1.92" calcext:value-type="float">
            <text:p>1.92</text:p>
          </table:table-cell>
          <table:table-cell office:value-type="float" office:value="176.33" calcext:value-type="float">
            <text:p>176.33</text:p>
          </table:table-cell>
          <table:table-cell office:value-type="float" office:value="0.64" calcext:value-type="float">
            <text:p>0.6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5.46" calcext:value-type="float">
            <text:p>5.46</text:p>
          </table:table-cell>
          <table:table-cell office:value-type="float" office:value="501.43" calcext:value-type="float">
            <text:p>501.43</text:p>
          </table:table-cell>
          <table:table-cell office:value-type="float" office:value="2.73" calcext:value-type="float">
            <text:p>2.7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97.07" calcext:value-type="float">
            <text:p>97.07</text:p>
          </table:table-cell>
          <table:table-cell office:value-type="float" office:value="8914.64" calcext:value-type="float">
            <text:p>8914.64</text:p>
          </table:table-cell>
          <table:table-cell office:value-type="float" office:value="73.82" calcext:value-type="float">
            <text:p>73.8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55.49" calcext:value-type="float">
            <text:p>55.49</text:p>
          </table:table-cell>
          <table:table-cell office:value-type="float" office:value="5096.05" calcext:value-type="float">
            <text:p>5096.05</text:p>
          </table:table-cell>
          <table:table-cell office:value-type="float" office:value="23.12" calcext:value-type="float">
            <text:p>23.1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5.86" calcext:value-type="float">
            <text:p>5.86</text:p>
          </table:table-cell>
          <table:table-cell office:value-type="float" office:value="538.17" calcext:value-type="float">
            <text:p>538.17</text:p>
          </table:table-cell>
          <table:table-cell office:value-type="float" office:value="4.5" calcext:value-type="float">
            <text:p>4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5.76" calcext:value-type="float">
            <text:p>5.76</text:p>
          </table:table-cell>
          <table:table-cell office:value-type="float" office:value="528.98" calcext:value-type="float">
            <text:p>528.98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Reinforced concrete (insulated)</text:p>
          </table:table-cell>
          <table:table-cell office:value-type="float" office:value="68.5" calcext:value-type="float">
            <text:p>68.5</text:p>
          </table:table-cell>
          <table:table-cell office:value-type="float" office:value="6290.85" calcext:value-type="float">
            <text:p>6290.85</text:p>
          </table:table-cell>
          <table:table-cell office:value-type="float" office:value="214.06" calcext:value-type="float">
            <text:p>214.06</text:p>
          </table:table-cell>
          <table:table-cell table:number-columns-repeated="1018"/>
        </table:table-row>
        <table:table-row table:style-name="ro4">
          <table:table-cell/>
          <table:table-cell table:number-columns-repeated="2" office:value-type="string" calcext:value-type="string">
            <text:p>Brickwork</text:p>
          </table:table-cell>
          <table:table-cell office:value-type="float" office:value="620.52" calcext:value-type="float">
            <text:p>620.52</text:p>
          </table:table-cell>
          <table:table-cell office:value-type="float" office:value="56986.82" calcext:value-type="float">
            <text:p>56986.82</text:p>
          </table:table-cell>
          <table:table-cell office:value-type="float" office:value="509.88" calcext:value-type="float">
            <text:p>509.8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en beams/Slag</text:p>
          </table:table-cell>
          <table:table-cell office:value-type="float" office:value="145.77" calcext:value-type="float">
            <text:p>145.77</text:p>
          </table:table-cell>
          <table:table-cell office:value-type="float" office:value="13387.11" calcext:value-type="float">
            <text:p>13387.11</text:p>
          </table:table-cell>
          <table:table-cell office:value-type="float" office:value="213.42" calcext:value-type="float">
            <text:p>213.4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uninsulated)</text:p>
          </table:table-cell>
          <table:table-cell office:value-type="string" calcext:value-type="string">
            <text:p>Wooden beams/Slag</text:p>
          </table:table-cell>
          <table:table-cell office:value-type="float" office:value="25.13" calcext:value-type="float">
            <text:p>25.13</text:p>
          </table:table-cell>
          <table:table-cell office:value-type="float" office:value="2307.87" calcext:value-type="float">
            <text:p>2307.87</text:p>
          </table:table-cell>
          <table:table-cell office:value-type="float" office:value="36.79" calcext:value-type="float">
            <text:p>36.7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 (perimeter)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223.16" calcext:value-type="float">
            <text:p>223.16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Windows and doors (perimeter)</text:p>
          </table:table-cell>
          <table:table-cell/>
          <table:table-cell office:value-type="float" office:value="12.88" calcext:value-type="float">
            <text:p>12.88</text:p>
          </table:table-cell>
          <table:table-cell office:value-type="float" office:value="1339.9" calcext:value-type="float">
            <text:p>1339.9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89:.D400])" office:value-type="float" office:value="1046.79" calcext:value-type="float">
            <text:p>1046.79</text:p>
          </table:table-cell>
          <table:table-cell table:style-name="ce2" table:formula="of:=SUM([.E389:.E400])" office:value-type="float" office:value="96291.31" calcext:value-type="float">
            <text:p>96291.31</text:p>
          </table:table-cell>
          <table:table-cell table:style-name="ce2" table:formula="of:=SUM([.F389:.F400])" office:value-type="float" office:value="1081.36" calcext:value-type="float">
            <text:p>1081.3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39.76" calcext:value-type="float">
            <text:p>39.76</text:p>
          </table:table-cell>
          <table:table-cell office:value-type="float" office:value="3606.89" calcext:value-type="float">
            <text:p>3606.89</text:p>
          </table:table-cell>
          <table:table-cell office:value-type="float" office:value="19.88" calcext:value-type="float">
            <text:p>19.8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88.92" calcext:value-type="float">
            <text:p>88.92</text:p>
          </table:table-cell>
          <table:table-cell office:value-type="float" office:value="8066.52" calcext:value-type="float">
            <text:p>8066.52</text:p>
          </table:table-cell>
          <table:table-cell office:value-type="float" office:value="29.64" calcext:value-type="float">
            <text:p>29.6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718.24" calcext:value-type="float">
            <text:p>718.24</text:p>
          </table:table-cell>
          <table:table-cell office:value-type="float" office:value="65156.32" calcext:value-type="float">
            <text:p>65156.32</text:p>
          </table:table-cell>
          <table:table-cell office:value-type="float" office:value="448.9" calcext:value-type="float">
            <text:p>448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34.72" calcext:value-type="float">
            <text:p>234.72</text:p>
          </table:table-cell>
          <table:table-cell office:value-type="float" office:value="21293.01" calcext:value-type="float">
            <text:p>21293.01</text:p>
          </table:table-cell>
          <table:table-cell office:value-type="float" office:value="78.24" calcext:value-type="float">
            <text:p>78.2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olycarbonate</text:p>
          </table:table-cell>
          <table:table-cell office:value-type="float" office:value="113.54" calcext:value-type="float">
            <text:p>113.54</text:p>
          </table:table-cell>
          <table:table-cell office:value-type="float" office:value="10299.97" calcext:value-type="float">
            <text:p>10299.97</text:p>
          </table:table-cell>
          <table:table-cell office:value-type="float" office:value="32.44" calcext:value-type="float">
            <text:p>32.4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4.4" calcext:value-type="float">
            <text:p>14.4</text:p>
          </table:table-cell>
          <table:table-cell office:value-type="float" office:value="1306.32" calcext:value-type="float">
            <text:p>1306.32</text:p>
          </table:table-cell>
          <table:table-cell office:value-type="float" office:value="4.8" calcext:value-type="float">
            <text:p>4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03.27" calcext:value-type="float">
            <text:p>303.27</text:p>
          </table:table-cell>
          <table:table-cell office:value-type="float" office:value="27511.64" calcext:value-type="float">
            <text:p>27511.64</text:p>
          </table:table-cell>
          <table:table-cell office:value-type="float" office:value="705.28" calcext:value-type="float">
            <text:p>705.2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Wood/Glass wool/Slate roofing sheet</text:p>
          </table:table-cell>
          <table:table-cell office:value-type="float" office:value="68.96" calcext:value-type="float">
            <text:p>68.96</text:p>
          </table:table-cell>
          <table:table-cell office:value-type="float" office:value="6255.82" calcext:value-type="float">
            <text:p>6255.82</text:p>
          </table:table-cell>
          <table:table-cell office:value-type="float" office:value="153.24" calcext:value-type="float">
            <text:p>153.2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utoclaved aerated concrete/Expanded clay concrete</text:p>
          </table:table-cell>
          <table:table-cell office:value-type="float" office:value="1297.18" calcext:value-type="float">
            <text:p>1297.18</text:p>
          </table:table-cell>
          <table:table-cell office:value-type="float" office:value="117675.81" calcext:value-type="float">
            <text:p>117675.81</text:p>
          </table:table-cell>
          <table:table-cell office:value-type="float" office:value="1474.07" calcext:value-type="float">
            <text:p>1474.0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Expanded clay/Slag</text:p>
          </table:table-cell>
          <table:table-cell office:value-type="float" office:value="739.35" calcext:value-type="float">
            <text:p>739.35</text:p>
          </table:table-cell>
          <table:table-cell office:value-type="float" office:value="67071.35" calcext:value-type="float">
            <text:p>67071.35</text:p>
          </table:table-cell>
          <table:table-cell office:value-type="float" office:value="717.82" calcext:value-type="float">
            <text:p>717.8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hatch</text:p>
          </table:table-cell>
          <table:table-cell office:value-type="string" calcext:value-type="string">
            <text:p>Wood</text:p>
          </table:table-cell>
          <table:table-cell office:value-type="float" office:value="7.68" calcext:value-type="float">
            <text:p>7.68</text:p>
          </table:table-cell>
          <table:table-cell office:value-type="float" office:value="696.7" calcext:value-type="float">
            <text:p>696.7</text:p>
          </table:table-cell>
          <table:table-cell office:value-type="float" office:value="2.56" calcext:value-type="float">
            <text:p>2.5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hermal bridge – Exterior walls/Windows/Doors</text:p>
          </table:table-cell>
          <table:table-cell/>
          <table:table-cell office:value-type="float" office:value="10.57" calcext:value-type="float">
            <text:p>10.57</text:p>
          </table:table-cell>
          <table:table-cell office:value-type="float" office:value="958.87" calcext:value-type="float">
            <text:p>958.87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Exterior walls/Floor</text:p>
          </table:table-cell>
          <table:table-cell/>
          <table:table-cell office:value-type="float" office:value="188.96" calcext:value-type="float">
            <text:p>188.96</text:p>
          </table:table-cell>
          <table:table-cell office:value-type="float" office:value="17141.82" calcext:value-type="float">
            <text:p>17141.82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407:.D419])" office:value-type="float" office:value="3825.55" calcext:value-type="float">
            <text:p>3825.55</text:p>
          </table:table-cell>
          <table:table-cell table:style-name="ce2" table:formula="of:=SUM([.E407:.E419])" office:value-type="float" office:value="347041.04" calcext:value-type="float">
            <text:p>347041.04</text:p>
          </table:table-cell>
          <table:table-cell table:style-name="ce2" table:formula="of:=SUM([.F407:.F419])" office:value-type="float" office:value="3666.87" calcext:value-type="float">
            <text:p>3666.8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7.87" calcext:value-type="float">
            <text:p>17.87</text:p>
          </table:table-cell>
          <table:table-cell office:value-type="float" office:value="1562.77" calcext:value-type="float">
            <text:p>1562.77</text:p>
          </table:table-cell>
          <table:table-cell office:value-type="float" office:value="9.93" calcext:value-type="float">
            <text:p>9.9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28.95" calcext:value-type="float">
            <text:p>28.95</text:p>
          </table:table-cell>
          <table:table-cell office:value-type="float" office:value="2531.75" calcext:value-type="float">
            <text:p>2531.75</text:p>
          </table:table-cell>
          <table:table-cell office:value-type="float" office:value="9.65" calcext:value-type="float">
            <text:p>9.6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533.38" calcext:value-type="float">
            <text:p>533.38</text:p>
          </table:table-cell>
          <table:table-cell office:value-type="float" office:value="46645.36" calcext:value-type="float">
            <text:p>46645.36</text:p>
          </table:table-cell>
          <table:table-cell office:value-type="float" office:value="333.36" calcext:value-type="float">
            <text:p>333.3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96.13" calcext:value-type="float">
            <text:p>296.13</text:p>
          </table:table-cell>
          <table:table-cell office:value-type="float" office:value="25897.28" calcext:value-type="float">
            <text:p>25897.28</text:p>
          </table:table-cell>
          <table:table-cell office:value-type="float" office:value="118.45" calcext:value-type="float">
            <text:p>118.4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doors</text:p>
          </table:table-cell>
          <table:table-cell office:value-type="string" calcext:value-type="string">
            <text:p>PVC</text:p>
          </table:table-cell>
          <table:table-cell office:value-type="float" office:value="84.67" calcext:value-type="float">
            <text:p>84.67</text:p>
          </table:table-cell>
          <table:table-cell office:value-type="float" office:value="7404.59" calcext:value-type="float">
            <text:p>7404.59</text:p>
          </table:table-cell>
          <table:table-cell office:value-type="float" office:value="52.92" calcext:value-type="float">
            <text:p>52.9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doors</text:p>
          </table:table-cell>
          <table:table-cell office:value-type="string" calcext:value-type="string">
            <text:p>Wood</text:p>
          </table:table-cell>
          <table:table-cell office:value-type="float" office:value="51.45" calcext:value-type="float">
            <text:p>51.45</text:p>
          </table:table-cell>
          <table:table-cell office:value-type="float" office:value="4499.43" calcext:value-type="float">
            <text:p>4499.43</text:p>
          </table:table-cell>
          <table:table-cell office:value-type="float" office:value="20.58" calcext:value-type="float">
            <text:p>20.5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88.49" calcext:value-type="float">
            <text:p>388.49</text:p>
          </table:table-cell>
          <table:table-cell office:value-type="float" office:value="33974.38" calcext:value-type="float">
            <text:p>33974.38</text:p>
          </table:table-cell>
          <table:table-cell office:value-type="float" office:value="706.34" calcext:value-type="float">
            <text:p>706.3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443.31" calcext:value-type="float">
            <text:p>1443.31</text:p>
          </table:table-cell>
          <table:table-cell office:value-type="float" office:value="126220.92" calcext:value-type="float">
            <text:p>126220.92</text:p>
          </table:table-cell>
          <table:table-cell office:value-type="float" office:value="1640.13" calcext:value-type="float">
            <text:p>1640.1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Expanded clay/Slag</text:p>
          </table:table-cell>
          <table:table-cell office:value-type="float" office:value="668" calcext:value-type="float">
            <text:p>668</text:p>
          </table:table-cell>
          <table:table-cell office:value-type="float" office:value="58418.2" calcext:value-type="float">
            <text:p>58418.2</text:p>
          </table:table-cell>
          <table:table-cell office:value-type="float" office:value="726.09" calcext:value-type="float">
            <text:p>726.0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hatch</text:p>
          </table:table-cell>
          <table:table-cell office:value-type="string" calcext:value-type="string">
            <text:p>Metal</text:p>
          </table:table-cell>
          <table:table-cell office:value-type="float" office:value="2.3" calcext:value-type="float">
            <text:p>2.3</text:p>
          </table:table-cell>
          <table:table-cell office:value-type="float" office:value="201.14" calcext:value-type="float">
            <text:p>201.14</text:p>
          </table:table-cell>
          <table:table-cell office:value-type="float" office:value="1.28" calcext:value-type="float">
            <text:p>1.2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covering</text:p>
          </table:table-cell>
          <table:table-cell office:value-type="string" calcext:value-type="string">
            <text:p>Hollow-core reinforced concrete/Expanded clay/Slag</text:p>
          </table:table-cell>
          <table:table-cell office:value-type="float" office:value="18.57" calcext:value-type="float">
            <text:p>18.57</text:p>
          </table:table-cell>
          <table:table-cell office:value-type="float" office:value="1623.99" calcext:value-type="float">
            <text:p>1623.99</text:p>
          </table:table-cell>
          <table:table-cell office:value-type="float" office:value="20.86" calcext:value-type="float">
            <text:p>20.8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ikla bloki</text:p>
          </table:table-cell>
          <table:table-cell office:value-type="string" calcext:value-type="string">
            <text:p>Glass</text:p>
          </table:table-cell>
          <table:table-cell office:value-type="float" office:value="6.4" calcext:value-type="float">
            <text:p>6.4</text:p>
          </table:table-cell>
          <table:table-cell office:value-type="float" office:value="559.7" calcext:value-type="float">
            <text:p>559.7</text:p>
          </table:table-cell>
          <table:table-cell table:style-name="ce12" office:value-type="float" office:value="2.56" calcext:value-type="float">
            <text:p>2.5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hermal bridge – Exterior walls/Windows/Doors</text:p>
          </table:table-cell>
          <table:table-cell/>
          <table:table-cell office:value-type="float" office:value="10.51" calcext:value-type="float">
            <text:p>10.51</text:p>
          </table:table-cell>
          <table:table-cell office:value-type="float" office:value="919.12" calcext:value-type="float">
            <text:p>919.12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Exterior walls/Floor</text:p>
          </table:table-cell>
          <table:table-cell/>
          <table:table-cell office:value-type="float" office:value="155.94" calcext:value-type="float">
            <text:p>155.94</text:p>
          </table:table-cell>
          <table:table-cell office:value-type="float" office:value="13637.33" calcext:value-type="float">
            <text:p>13637.33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426:.D439])" office:value-type="float" office:value="3705.97" calcext:value-type="float">
            <text:p>3705.97</text:p>
          </table:table-cell>
          <table:table-cell table:style-name="ce2" table:formula="of:=SUM([.E426:.E439])" office:value-type="float" office:value="324095.96" calcext:value-type="float">
            <text:p>324095.96</text:p>
          </table:table-cell>
          <table:table-cell table:style-name="ce2" table:formula="of:=SUM([.F426:.F439])" office:value-type="float" office:value="3642.15" calcext:value-type="float">
            <text:p>3642.1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98.71" calcext:value-type="float">
            <text:p>98.71</text:p>
          </table:table-cell>
          <table:table-cell office:value-type="float" office:value="8871.59" calcext:value-type="float">
            <text:p>8871.59</text:p>
          </table:table-cell>
          <table:table-cell office:value-type="float" office:value="54.84" calcext:value-type="float">
            <text:p>54.8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80.92" calcext:value-type="float">
            <text:p>80.92</text:p>
          </table:table-cell>
          <table:table-cell office:value-type="float" office:value="7272.71" calcext:value-type="float">
            <text:p>7272.71</text:p>
          </table:table-cell>
          <table:table-cell office:value-type="float" office:value="28.9" calcext:value-type="float">
            <text:p>28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886.77" calcext:value-type="float">
            <text:p>886.77</text:p>
          </table:table-cell>
          <table:table-cell office:value-type="float" office:value="79698.69" calcext:value-type="float">
            <text:p>79698.69</text:p>
          </table:table-cell>
          <table:table-cell office:value-type="float" office:value="591.18" calcext:value-type="float">
            <text:p>591.1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87.51" calcext:value-type="float">
            <text:p>187.51</text:p>
          </table:table-cell>
          <table:table-cell office:value-type="float" office:value="16852.51" calcext:value-type="float">
            <text:p>16852.51</text:p>
          </table:table-cell>
          <table:table-cell office:value-type="float" office:value="78.13" calcext:value-type="float">
            <text:p>78.1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(uninsulated)</text:p>
          </table:table-cell>
          <table:table-cell office:value-type="string" calcext:value-type="string">
            <text:p>Hollow-core reinforced concrete/Expanded clay/Concrete patch</text:p>
          </table:table-cell>
          <table:table-cell office:value-type="float" office:value="194.51" calcext:value-type="float">
            <text:p>194.51</text:p>
          </table:table-cell>
          <table:table-cell office:value-type="float" office:value="17481.64" calcext:value-type="float">
            <text:p>17481.64</text:p>
          </table:table-cell>
          <table:table-cell office:value-type="float" office:value="486.27" calcext:value-type="float">
            <text:p>486.2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</text:p>
          </table:table-cell>
          <table:table-cell office:value-type="float" office:value="675.24" calcext:value-type="float">
            <text:p>675.24</text:p>
          </table:table-cell>
          <table:table-cell office:value-type="float" office:value="60687.38" calcext:value-type="float">
            <text:p>60687.38</text:p>
          </table:table-cell>
          <table:table-cell office:value-type="float" office:value="750.27" calcext:value-type="float">
            <text:p>750.2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1913.24" calcext:value-type="float">
            <text:p>1913.24</text:p>
          </table:table-cell>
          <table:table-cell office:value-type="float" office:value="171952.96" calcext:value-type="float">
            <text:p>171952.96</text:p>
          </table:table-cell>
          <table:table-cell office:value-type="float" office:value="1530.59" calcext:value-type="float">
            <text:p>1530.5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147.45" calcext:value-type="float">
            <text:p>147.45</text:p>
          </table:table-cell>
          <table:table-cell office:value-type="float" office:value="13252.11" calcext:value-type="float">
            <text:p>13252.11</text:p>
          </table:table-cell>
          <table:table-cell office:value-type="float" office:value="94.52" calcext:value-type="float">
            <text:p>94.5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Wood/Glass wool</text:p>
          </table:table-cell>
          <table:table-cell office:value-type="float" office:value="126.71" calcext:value-type="float">
            <text:p>126.71</text:p>
          </table:table-cell>
          <table:table-cell office:value-type="float" office:value="11388.1" calcext:value-type="float">
            <text:p>11388.1</text:p>
          </table:table-cell>
          <table:table-cell office:value-type="float" office:value="333.45" calcext:value-type="float">
            <text:p>333.4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(technical floor)</text:p>
          </table:table-cell>
          <table:table-cell office:value-type="string" calcext:value-type="string">
            <text:p>Hollow-core reinforced concrete/Autoclaved aerated concrete/Concrete patch</text:p>
          </table:table-cell>
          <table:table-cell office:value-type="float" office:value="352.15" calcext:value-type="float">
            <text:p>352.15</text:p>
          </table:table-cell>
          <table:table-cell office:value-type="float" office:value="31649.58" calcext:value-type="float">
            <text:p>31649.58</text:p>
          </table:table-cell>
          <table:table-cell office:value-type="float" office:value="434.75" calcext:value-type="float">
            <text:p>434.7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Hollow-core reinforced concrete/Autoclaved aerated concrete/Bitumen/Roofing material/Concrete patch</text:p>
          </table:table-cell>
          <table:table-cell office:value-type="float" office:value="59.5" calcext:value-type="float">
            <text:p>59.5</text:p>
          </table:table-cell>
          <table:table-cell office:value-type="float" office:value="5347.58" calcext:value-type="float">
            <text:p>5347.58</text:p>
          </table:table-cell>
          <table:table-cell office:value-type="float" office:value="59.5" calcext:value-type="float">
            <text:p>59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hermal bridge – Front doors/Windows</text:p>
          </table:table-cell>
          <table:table-cell/>
          <table:table-cell office:value-type="float" office:value="411.2" calcext:value-type="float">
            <text:p>411.2</text:p>
          </table:table-cell>
          <table:table-cell office:value-type="float" office:value="36956.71" calcext:value-type="float">
            <text:p>36956.71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Basement cover – Exterior walls</text:p>
          </table:table-cell>
          <table:table-cell/>
          <table:table-cell office:value-type="float" office:value="12.74" calcext:value-type="float">
            <text:p>12.74</text:p>
          </table:table-cell>
          <table:table-cell office:value-type="float" office:value="1145.01" calcext:value-type="float">
            <text:p>1145.01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Balcony floor</text:p>
          </table:table-cell>
          <table:table-cell/>
          <table:table-cell office:value-type="float" office:value="410.4" calcext:value-type="float">
            <text:p>410.4</text:p>
          </table:table-cell>
          <table:table-cell office:value-type="float" office:value="36884.81" calcext:value-type="float">
            <text:p>36884.81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Exterior walls/Roof cover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318.78" calcext:value-type="float">
            <text:p>2318.78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446:.D460])" office:value-type="float" office:value="5582.85" calcext:value-type="float">
            <text:p>5582.85</text:p>
          </table:table-cell>
          <table:table-cell table:style-name="ce2" table:formula="of:=SUM([.E446:.E460])" office:value-type="float" office:value="501760.16" calcext:value-type="float">
            <text:p>501760.16</text:p>
          </table:table-cell>
          <table:table-cell table:style-name="ce2" table:formula="of:=SUM([.F446:.F460])" office:value-type="float" office:value="4442.4" calcext:value-type="float">
            <text:p>4442.4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36.63" calcext:value-type="float">
            <text:p>36.63</text:p>
          </table:table-cell>
          <table:table-cell office:value-type="float" office:value="3203.38" calcext:value-type="float">
            <text:p>3203.38</text:p>
          </table:table-cell>
          <table:table-cell office:value-type="float" office:value="20.35" calcext:value-type="float">
            <text:p>20.3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s/gate/attic doors</text:p>
          </table:table-cell>
          <table:table-cell office:value-type="string" calcext:value-type="string">
            <text:p>Metal/wood</text:p>
          </table:table-cell>
          <table:table-cell office:value-type="float" office:value="79.45" calcext:value-type="float">
            <text:p>79.45</text:p>
          </table:table-cell>
          <table:table-cell office:value-type="float" office:value="6948.09" calcext:value-type="float">
            <text:p>6948.09</text:p>
          </table:table-cell>
          <table:table-cell office:value-type="float" office:value="31.78" calcext:value-type="float">
            <text:p>31.7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314.46" calcext:value-type="float">
            <text:p>314.46</text:p>
          </table:table-cell>
          <table:table-cell office:value-type="float" office:value="27500.28" calcext:value-type="float">
            <text:p>27500.28</text:p>
          </table:table-cell>
          <table:table-cell office:value-type="float" office:value="241.89" calcext:value-type="float">
            <text:p>241.8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12.62" calcext:value-type="float">
            <text:p>112.62</text:p>
          </table:table-cell>
          <table:table-cell office:value-type="float" office:value="9848.89" calcext:value-type="float">
            <text:p>9848.89</text:p>
          </table:table-cell>
          <table:table-cell office:value-type="float" office:value="56.31" calcext:value-type="float">
            <text:p>56.3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6.3" calcext:value-type="float">
            <text:p>16.3</text:p>
          </table:table-cell>
          <table:table-cell office:value-type="float" office:value="1425.47" calcext:value-type="float">
            <text:p>1425.47</text:p>
          </table:table-cell>
          <table:table-cell office:value-type="float" office:value="8.15" calcext:value-type="float">
            <text:p>8.1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lcony doors</text:p>
          </table:table-cell>
          <table:table-cell office:value-type="string" calcext:value-type="string">
            <text:p>PVC</text:p>
          </table:table-cell>
          <table:table-cell office:value-type="float" office:value="26.87" calcext:value-type="float">
            <text:p>26.87</text:p>
          </table:table-cell>
          <table:table-cell office:value-type="float" office:value="2349.85" calcext:value-type="float">
            <text:p>2349.85</text:p>
          </table:table-cell>
          <table:table-cell office:value-type="float" office:value="20.67" calcext:value-type="float">
            <text:p>20.6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Expanded clay/Concrete/Covering/Debris/Sand</text:p>
          </table:table-cell>
          <table:table-cell office:value-type="float" office:value="140.42" calcext:value-type="float">
            <text:p>140.42</text:p>
          </table:table-cell>
          <table:table-cell office:value-type="float" office:value="12280.07" calcext:value-type="float">
            <text:p>12280.07</text:p>
          </table:table-cell>
          <table:table-cell office:value-type="float" office:value="401.21" calcext:value-type="float">
            <text:p>401.2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(uninsulated)</text:p>
          </table:table-cell>
          <table:table-cell office:value-type="string" calcext:value-type="string">
            <text:p>Reinforced concrete/Expanded clay/Covering</text:p>
          </table:table-cell>
          <table:table-cell office:value-type="float" office:value="62.94" calcext:value-type="float">
            <text:p>62.94</text:p>
          </table:table-cell>
          <table:table-cell office:value-type="float" office:value="5504.25" calcext:value-type="float">
            <text:p>5504.25</text:p>
          </table:table-cell>
          <table:table-cell office:value-type="float" office:value="78.68" calcext:value-type="float">
            <text:p>78.6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/Decoration</text:p>
          </table:table-cell>
          <table:table-cell office:value-type="float" office:value="1335.43" calcext:value-type="float">
            <text:p>1335.43</text:p>
          </table:table-cell>
          <table:table-cell office:value-type="float" office:value="116786.56" calcext:value-type="float">
            <text:p>116786.56</text:p>
          </table:table-cell>
          <table:table-cell office:value-type="float" office:value="1248.07" calcext:value-type="float">
            <text:p>1248.0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ecorative plinth (uninsulated)</text:p>
          </table:table-cell>
          <table:table-cell office:value-type="string" calcext:value-type="string">
            <text:p>Brickwork/Decoration</text:p>
          </table:table-cell>
          <table:table-cell office:value-type="float" office:value="19.06" calcext:value-type="float">
            <text:p>19.06</text:p>
          </table:table-cell>
          <table:table-cell office:value-type="float" office:value="1666.84" calcext:value-type="float">
            <text:p>1666.84</text:p>
          </table:table-cell>
          <table:table-cell office:value-type="float" office:value="20.28" calcext:value-type="float">
            <text:p>20.2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ecorative plinth (insulated)</text:p>
          </table:table-cell>
          <table:table-cell office:value-type="string" calcext:value-type="string">
            <text:p>Brickwork/Polystyrene foam/Decoration</text:p>
          </table:table-cell>
          <table:table-cell office:value-type="float" office:value="7.77" calcext:value-type="float">
            <text:p>7.77</text:p>
          </table:table-cell>
          <table:table-cell office:value-type="float" office:value="679.51" calcext:value-type="float">
            <text:p>679.51</text:p>
          </table:table-cell>
          <table:table-cell office:value-type="float" office:value="18.5" calcext:value-type="float">
            <text:p>18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Reinforced concrete/Slag</text:p>
          </table:table-cell>
          <table:table-cell office:value-type="float" office:value="483.42" calcext:value-type="float">
            <text:p>483.42</text:p>
          </table:table-cell>
          <table:table-cell office:value-type="float" office:value="42276.24" calcext:value-type="float">
            <text:p>42276.24</text:p>
          </table:table-cell>
          <table:table-cell office:value-type="float" office:value="575.5" calcext:value-type="float">
            <text:p>575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hermal bridge – Exterior walls/Windows/Doors</text:p>
          </table:table-cell>
          <table:table-cell/>
          <table:table-cell office:value-type="float" office:value="171.12" calcext:value-type="float">
            <text:p>171.12</text:p>
          </table:table-cell>
          <table:table-cell office:value-type="float" office:value="14964.85" calcext:value-type="float">
            <text:p>14964.85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Attic floor</text:p>
          </table:table-cell>
          <table:table-cell/>
          <table:table-cell office:value-type="float" office:value="27.88" calcext:value-type="float">
            <text:p>27.88</text:p>
          </table:table-cell>
          <table:table-cell office:value-type="float" office:value="2438.17" calcext:value-type="float">
            <text:p>2438.17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467:.D480])" office:value-type="float" office:value="2834.37" calcext:value-type="float">
            <text:p>2834.37</text:p>
          </table:table-cell>
          <table:table-cell table:style-name="ce2" table:formula="of:=SUM([.E467:.E480])" office:value-type="float" office:value="247872.45" calcext:value-type="float">
            <text:p>247872.45</text:p>
          </table:table-cell>
          <table:table-cell table:style-name="ce2" table:formula="of:=SUM([.F467:.F480])" office:value-type="float" office:value="2721.39" calcext:value-type="float">
            <text:p>2721.39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and attic doors</text:p>
          </table:table-cell>
          <table:table-cell office:value-type="string" calcext:value-type="string">
            <text:p>Metal</text:p>
          </table:table-cell>
          <table:table-cell office:value-type="float" office:value="10.95" calcext:value-type="float">
            <text:p>10.95</text:p>
          </table:table-cell>
          <table:table-cell office:value-type="float" office:value="940.53" calcext:value-type="float">
            <text:p>940.53</text:p>
          </table:table-cell>
          <table:table-cell office:value-type="float" office:value="4.38" calcext:value-type="float">
            <text:p>4.3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doors (staircase)</text:p>
          </table:table-cell>
          <table:table-cell office:value-type="string" calcext:value-type="string">
            <text:p>Wood</text:p>
          </table:table-cell>
          <table:table-cell office:value-type="float" office:value="112.88" calcext:value-type="float">
            <text:p>112.88</text:p>
          </table:table-cell>
          <table:table-cell office:value-type="float" office:value="9695.64" calcext:value-type="float">
            <text:p>9695.64</text:p>
          </table:table-cell>
          <table:table-cell office:value-type="float" office:value="45.15" calcext:value-type="float">
            <text:p>45.1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365.37" calcext:value-type="float">
            <text:p>365.37</text:p>
          </table:table-cell>
          <table:table-cell office:value-type="float" office:value="31382.86" calcext:value-type="float">
            <text:p>31382.86</text:p>
          </table:table-cell>
          <table:table-cell office:value-type="float" office:value="281.05" calcext:value-type="float">
            <text:p>281.0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doors (apartments)</text:p>
          </table:table-cell>
          <table:table-cell office:value-type="string" calcext:value-type="string">
            <text:p>PVC</text:p>
          </table:table-cell>
          <table:table-cell office:value-type="float" office:value="179.36" calcext:value-type="float">
            <text:p>179.36</text:p>
          </table:table-cell>
          <table:table-cell office:value-type="float" office:value="15405.83" calcext:value-type="float">
            <text:p>15405.83</text:p>
          </table:table-cell>
          <table:table-cell office:value-type="float" office:value="137.97" calcext:value-type="float">
            <text:p>137.9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79.13" calcext:value-type="float">
            <text:p>279.13</text:p>
          </table:table-cell>
          <table:table-cell office:value-type="float" office:value="23975.41" calcext:value-type="float">
            <text:p>23975.41</text:p>
          </table:table-cell>
          <table:table-cell office:value-type="float" office:value="111.65" calcext:value-type="float">
            <text:p>111.6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Loggia doors (apartments)</text:p>
          </table:table-cell>
          <table:table-cell office:value-type="string" calcext:value-type="string">
            <text:p>Wood</text:p>
          </table:table-cell>
          <table:table-cell office:value-type="float" office:value="137.03" calcext:value-type="float">
            <text:p>137.03</text:p>
          </table:table-cell>
          <table:table-cell office:value-type="float" office:value="11769.97" calcext:value-type="float">
            <text:p>11769.97</text:p>
          </table:table-cell>
          <table:table-cell office:value-type="float" office:value="54.81" calcext:value-type="float">
            <text:p>54.8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51.7" calcext:value-type="float">
            <text:p>151.7</text:p>
          </table:table-cell>
          <table:table-cell office:value-type="float" office:value="13030.02" calcext:value-type="float">
            <text:p>13030.02</text:p>
          </table:table-cell>
          <table:table-cell office:value-type="float" office:value="60.68" calcext:value-type="float">
            <text:p>60.6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lass blocks</text:p>
          </table:table-cell>
          <table:table-cell office:value-type="string" calcext:value-type="string">
            <text:p>Glass</text:p>
          </table:table-cell>
          <table:table-cell office:value-type="float" office:value="19.23" calcext:value-type="float">
            <text:p>19.23</text:p>
          </table:table-cell>
          <table:table-cell office:value-type="float" office:value="1651.73" calcext:value-type="float">
            <text:p>1651.73</text:p>
          </table:table-cell>
          <table:table-cell office:value-type="float" office:value="7.69" calcext:value-type="float">
            <text:p>7.6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s (uninsulated)</text:p>
          </table:table-cell>
          <table:table-cell office:value-type="string" calcext:value-type="string">
            <text:p>Reinforced concrete/Expanded clay/Covering</text:p>
          </table:table-cell>
          <table:table-cell office:value-type="float" office:value="247.97" calcext:value-type="float">
            <text:p>247.97</text:p>
          </table:table-cell>
          <table:table-cell office:value-type="float" office:value="21298.98" calcext:value-type="float">
            <text:p>21298.98</text:p>
          </table:table-cell>
          <table:table-cell office:value-type="float" office:value="420.28" calcext:value-type="float">
            <text:p>420.2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over staircase)</text:p>
          </table:table-cell>
          <table:table-cell office:value-type="string" calcext:value-type="string">
            <text:p>Clay brick wall/Decoration (perforated)</text:p>
          </table:table-cell>
          <table:table-cell office:value-type="float" office:value="1331.44" calcext:value-type="float">
            <text:p>1331.44</text:p>
          </table:table-cell>
          <table:table-cell office:value-type="float" office:value="114361.86" calcext:value-type="float">
            <text:p>114361.86</text:p>
          </table:table-cell>
          <table:table-cell office:value-type="float" office:value="1305.33" calcext:value-type="float">
            <text:p>1305.3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utoclaved aerated concrete/Decoration</text:p>
          </table:table-cell>
          <table:table-cell office:value-type="float" office:value="1002.14" calcext:value-type="float">
            <text:p>1002.14</text:p>
          </table:table-cell>
          <table:table-cell office:value-type="float" office:value="86077.17" calcext:value-type="float">
            <text:p>86077.17</text:p>
          </table:table-cell>
          <table:table-cell office:value-type="float" office:value="1138.79" calcext:value-type="float">
            <text:p>1138.7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s</text:p>
          </table:table-cell>
          <table:table-cell office:value-type="float" office:value="89.6" calcext:value-type="float">
            <text:p>89.6</text:p>
          </table:table-cell>
          <table:table-cell office:value-type="float" office:value="7696.05" calcext:value-type="float">
            <text:p>7696.05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Clay brick wall/Decoration (perforated)</text:p>
          </table:table-cell>
          <table:table-cell office:value-type="float" office:value="22.91" calcext:value-type="float">
            <text:p>22.91</text:p>
          </table:table-cell>
          <table:table-cell office:value-type="float" office:value="1967.82" calcext:value-type="float">
            <text:p>1967.82</text:p>
          </table:table-cell>
          <table:table-cell office:value-type="float" office:value="22.68" calcext:value-type="float">
            <text:p>22.6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Reinforced concrete/Slag/Decoration</text:p>
          </table:table-cell>
          <table:table-cell office:value-type="float" office:value="600.85" calcext:value-type="float">
            <text:p>600.85</text:p>
          </table:table-cell>
          <table:table-cell office:value-type="float" office:value="51609.03" calcext:value-type="float">
            <text:p>51609.03</text:p>
          </table:table-cell>
          <table:table-cell office:value-type="float" office:value="414.38" calcext:value-type="float">
            <text:p>414.3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over staircase)</text:p>
          </table:table-cell>
          <table:table-cell office:value-type="string" calcext:value-type="string">
            <text:p>Hollow-core reinforced concrete</text:p>
          </table:table-cell>
          <table:table-cell office:value-type="float" office:value="104.24" calcext:value-type="float">
            <text:p>104.24</text:p>
          </table:table-cell>
          <table:table-cell office:value-type="float" office:value="8953.52" calcext:value-type="float">
            <text:p>8953.52</text:p>
          </table:table-cell>
          <table:table-cell office:value-type="float" office:value="68.13" calcext:value-type="float">
            <text:p>68.1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covering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41.06" calcext:value-type="float">
            <text:p>41.06</text:p>
          </table:table-cell>
          <table:table-cell office:value-type="float" office:value="3526.78" calcext:value-type="float">
            <text:p>3526.78</text:p>
          </table:table-cell>
          <table:table-cell office:value-type="float" office:value="22.81" calcext:value-type="float">
            <text:p>22.8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hermal bridge – Basement cover</text:p>
          </table:table-cell>
          <table:table-cell/>
          <table:table-cell office:value-type="float" office:value="14.55" calcext:value-type="float">
            <text:p>14.55</text:p>
          </table:table-cell>
          <table:table-cell office:value-type="float" office:value="1249.75" calcext:value-type="float">
            <text:p>1249.75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Exterior walls/Staircase windows</text:p>
          </table:table-cell>
          <table:table-cell/>
          <table:table-cell office:value-type="float" office:value="67.8" calcext:value-type="float">
            <text:p>67.8</text:p>
          </table:table-cell>
          <table:table-cell office:value-type="float" office:value="5823.57" calcext:value-type="float">
            <text:p>5823.57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Exterior walls/Windows/Doors</text:p>
          </table:table-cell>
          <table:table-cell/>
          <table:table-cell office:value-type="float" office:value="311.8" calcext:value-type="float">
            <text:p>311.8</text:p>
          </table:table-cell>
          <table:table-cell office:value-type="float" office:value="26781.55" calcext:value-type="float">
            <text:p>26781.55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Exterior walls/Staircase windows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4767.08" calcext:value-type="float">
            <text:p>4767.08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Attic floor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893.29" calcext:value-type="float">
            <text:p>893.29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Roo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01.25" calcext:value-type="float">
            <text:p>601.2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487:.D508])" office:value-type="float" office:value="5162.91" calcext:value-type="float">
            <text:p>5162.91</text:p>
          </table:table-cell>
          <table:table-cell table:style-name="ce2" table:formula="of:=SUM([.E487:.E508])" office:value-type="float" office:value="443459.69" calcext:value-type="float">
            <text:p>443459.69</text:p>
          </table:table-cell>
          <table:table-cell table:style-name="ce2" table:formula="of:=SUM([.F487:.F508])" office:value-type="float" office:value="4151.78" calcext:value-type="float">
            <text:p>4151.78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49.3" calcext:value-type="float">
            <text:p>49.3</text:p>
          </table:table-cell>
          <table:table-cell office:value-type="float" office:value="4474.73" calcext:value-type="float">
            <text:p>4474.73</text:p>
          </table:table-cell>
          <table:table-cell office:value-type="float" office:value="19.72" calcext:value-type="float">
            <text:p>19.7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/balcony doors</text:p>
          </table:table-cell>
          <table:table-cell office:value-type="string" calcext:value-type="string">
            <text:p>PVC/wood</text:p>
          </table:table-cell>
          <table:table-cell office:value-type="float" office:value="58.97" calcext:value-type="float">
            <text:p>58.97</text:p>
          </table:table-cell>
          <table:table-cell office:value-type="float" office:value="5352.43" calcext:value-type="float">
            <text:p>5352.43</text:p>
          </table:table-cell>
          <table:table-cell office:value-type="float" office:value="45.36" calcext:value-type="float">
            <text:p>45.3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/balcony windows</text:p>
          </table:table-cell>
          <table:table-cell office:value-type="string" calcext:value-type="string">
            <text:p>PVC</text:p>
          </table:table-cell>
          <table:table-cell office:value-type="float" office:value="295.04" calcext:value-type="float">
            <text:p>295.04</text:p>
          </table:table-cell>
          <table:table-cell office:value-type="float" office:value="26779.41" calcext:value-type="float">
            <text:p>26779.41</text:p>
          </table:table-cell>
          <table:table-cell office:value-type="float" office:value="226.95" calcext:value-type="float">
            <text:p>226.9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74.63" calcext:value-type="float">
            <text:p>74.63</text:p>
          </table:table-cell>
          <table:table-cell office:value-type="float" office:value="6773.82" calcext:value-type="float">
            <text:p>6773.82</text:p>
          </table:table-cell>
          <table:table-cell office:value-type="float" office:value="29.85" calcext:value-type="float">
            <text:p>29.8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23.3" calcext:value-type="float">
            <text:p>123.3</text:p>
          </table:table-cell>
          <table:table-cell office:value-type="float" office:value="11191.37" calcext:value-type="float">
            <text:p>11191.37</text:p>
          </table:table-cell>
          <table:table-cell office:value-type="float" office:value="49.32" calcext:value-type="float">
            <text:p>49.3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 panel (6th floor)</text:p>
          </table:table-cell>
          <table:table-cell office:value-type="string" calcext:value-type="string">
            <text:p>PVC/Metal </text:p>
          </table:table-cell>
          <table:table-cell office:value-type="float" office:value="155.66" calcext:value-type="float">
            <text:p>155.66</text:p>
          </table:table-cell>
          <table:table-cell office:value-type="float" office:value="14128.54" calcext:value-type="float">
            <text:p>14128.54</text:p>
          </table:table-cell>
          <table:table-cell office:value-type="float" office:value="97.29" calcext:value-type="float">
            <text:p>97.2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s (uninsulated)</text:p>
          </table:table-cell>
          <table:table-cell office:value-type="string" calcext:value-type="string">
            <text:p>Reinforced concrete/Slag/Covering</text:p>
          </table:table-cell>
          <table:table-cell office:value-type="float" office:value="235.27" calcext:value-type="float">
            <text:p>235.27</text:p>
          </table:table-cell>
          <table:table-cell office:value-type="float" office:value="21354.36" calcext:value-type="float">
            <text:p>21354.36</text:p>
          </table:table-cell>
          <table:table-cell office:value-type="float" office:value="317.93" calcext:value-type="float">
            <text:p>317.9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cover</text:p>
          </table:table-cell>
          <table:table-cell office:value-type="string" calcext:value-type="string">
            <text:p>Reinforced concrete/Covering</text:p>
          </table:table-cell>
          <table:table-cell office:value-type="float" office:value="24.81" calcext:value-type="float">
            <text:p>24.81</text:p>
          </table:table-cell>
          <table:table-cell office:value-type="float" office:value="2251.89" calcext:value-type="float">
            <text:p>2251.89</text:p>
          </table:table-cell>
          <table:table-cell office:value-type="float" office:value="16.54" calcext:value-type="float">
            <text:p>16.5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Brickwork/Decoration</text:p>
          </table:table-cell>
          <table:table-cell office:value-type="float" office:value="246.52" calcext:value-type="float">
            <text:p>246.52</text:p>
          </table:table-cell>
          <table:table-cell office:value-type="float" office:value="22375.48" calcext:value-type="float">
            <text:p>22375.48</text:p>
          </table:table-cell>
          <table:table-cell office:value-type="float" office:value="241.69" calcext:value-type="float">
            <text:p>241.6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Brickwork/Decoration</text:p>
          </table:table-cell>
          <table:table-cell office:value-type="float" office:value="595.37" calcext:value-type="float">
            <text:p>595.37</text:p>
          </table:table-cell>
          <table:table-cell office:value-type="float" office:value="54038.97" calcext:value-type="float">
            <text:p>54038.97</text:p>
          </table:table-cell>
          <table:table-cell office:value-type="float" office:value="461.53" calcext:value-type="float">
            <text:p>461.5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utoclaved aerated concrete/Decoration</text:p>
          </table:table-cell>
          <table:table-cell office:value-type="float" office:value="314.58" calcext:value-type="float">
            <text:p>314.58</text:p>
          </table:table-cell>
          <table:table-cell office:value-type="float" office:value="28552.97" calcext:value-type="float">
            <text:p>28552.97</text:p>
          </table:table-cell>
          <table:table-cell office:value-type="float" office:value="357.48" calcext:value-type="float">
            <text:p>357.4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/Glass wool/Decoration</text:p>
          </table:table-cell>
          <table:table-cell office:value-type="float" office:value="43.62" calcext:value-type="float">
            <text:p>43.62</text:p>
          </table:table-cell>
          <table:table-cell office:value-type="float" office:value="3959.19" calcext:value-type="float">
            <text:p>3959.19</text:p>
          </table:table-cell>
          <table:table-cell office:value-type="float" office:value="89.03" calcext:value-type="float">
            <text:p>89.0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Hollow-core panel/Expanded clay/Decoration</text:p>
          </table:table-cell>
          <table:table-cell office:value-type="float" office:value="441.3" calcext:value-type="float">
            <text:p>441.3</text:p>
          </table:table-cell>
          <table:table-cell office:value-type="float" office:value="40054.76" calcext:value-type="float">
            <text:p>40054.76</text:p>
          </table:table-cell>
          <table:table-cell office:value-type="float" office:value="361.72" calcext:value-type="float">
            <text:p>361.7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hermal bridge – Basement cover (uninsulated)</text:p>
          </table:table-cell>
          <table:table-cell/>
          <table:table-cell office:value-type="float" office:value="10.88" calcext:value-type="float">
            <text:p>10.88</text:p>
          </table:table-cell>
          <table:table-cell office:value-type="float" office:value="987.53" calcext:value-type="float">
            <text:p>987.53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Exterior walls/Staircase windows</text:p>
          </table:table-cell>
          <table:table-cell/>
          <table:table-cell office:value-type="float" office:value="32.4" calcext:value-type="float">
            <text:p>32.4</text:p>
          </table:table-cell>
          <table:table-cell office:value-type="float" office:value="2940.8" calcext:value-type="float">
            <text:p>2940.8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Exterior walls</text:p>
          </table:table-cell>
          <table:table-cell/>
          <table:table-cell office:value-type="float" office:value="86.72" calcext:value-type="float">
            <text:p>86.72</text:p>
          </table:table-cell>
          <table:table-cell office:value-type="float" office:value="7871.17" calcext:value-type="float">
            <text:p>7871.17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Windows</text:p>
          </table:table-cell>
          <table:table-cell/>
          <table:table-cell office:value-type="float" office:value="92.72" calcext:value-type="float">
            <text:p>92.72</text:p>
          </table:table-cell>
          <table:table-cell office:value-type="float" office:value="8415.76" calcext:value-type="float">
            <text:p>8415.76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Roof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52.25" calcext:value-type="float">
            <text:p>1452.2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515:.D532])" office:value-type="float" office:value="2897.09" calcext:value-type="float">
            <text:p>2897.09</text:p>
          </table:table-cell>
          <table:table-cell table:style-name="ce2" table:formula="of:=SUM([.E515:.E532])" office:value-type="float" office:value="262955.43" calcext:value-type="float">
            <text:p>262955.43</text:p>
          </table:table-cell>
          <table:table-cell table:style-name="ce2" table:formula="of:=SUM([.F515:.F532])" office:value-type="float" office:value="2314.41" calcext:value-type="float">
            <text:p>2314.4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3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PVC</text:p>
          </table:table-cell>
          <table:table-cell office:value-type="float" office:value="43.77" calcext:value-type="float">
            <text:p>43.77</text:p>
          </table:table-cell>
          <table:table-cell office:value-type="float" office:value="4043.17" calcext:value-type="float">
            <text:p>4043.17</text:p>
          </table:table-cell>
          <table:table-cell office:value-type="float" office:value="14.59" calcext:value-type="float">
            <text:p>14.5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457.53" calcext:value-type="float">
            <text:p>457.53</text:p>
          </table:table-cell>
          <table:table-cell office:value-type="float" office:value="42263.47" calcext:value-type="float">
            <text:p>42263.47</text:p>
          </table:table-cell>
          <table:table-cell office:value-type="float" office:value="326.81" calcext:value-type="float">
            <text:p>326.8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Metal</text:p>
          </table:table-cell>
          <table:table-cell office:value-type="float" office:value="160.53" calcext:value-type="float">
            <text:p>160.53</text:p>
          </table:table-cell>
          <table:table-cell office:value-type="float" office:value="14828.66" calcext:value-type="float">
            <text:p>14828.66</text:p>
          </table:table-cell>
          <table:table-cell office:value-type="float" office:value="53.51" calcext:value-type="float">
            <text:p>53.5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</text:p>
          </table:table-cell>
          <table:table-cell office:value-type="float" office:value="39.06" calcext:value-type="float">
            <text:p>39.06</text:p>
          </table:table-cell>
          <table:table-cell office:value-type="float" office:value="3608.09" calcext:value-type="float">
            <text:p>3608.09</text:p>
          </table:table-cell>
          <table:table-cell office:value-type="float" office:value="27.9" calcext:value-type="float">
            <text:p>27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insulated)</text:p>
          </table:table-cell>
          <table:table-cell office:value-type="string" calcext:value-type="string">
            <text:p>Wood</text:p>
          </table:table-cell>
          <table:table-cell office:value-type="float" office:value="203.62" calcext:value-type="float">
            <text:p>203.62</text:p>
          </table:table-cell>
          <table:table-cell office:value-type="float" office:value="18809.01" calcext:value-type="float">
            <text:p>18809.01</text:p>
          </table:table-cell>
          <table:table-cell office:value-type="float" office:value="522.11" calcext:value-type="float">
            <text:p>522.1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Wood</text:p>
          </table:table-cell>
          <table:table-cell office:value-type="float" office:value="1966.3" calcext:value-type="float">
            <text:p>1966.3</text:p>
          </table:table-cell>
          <table:table-cell office:value-type="float" office:value="181633.27" calcext:value-type="float">
            <text:p>181633.27</text:p>
          </table:table-cell>
          <table:table-cell office:value-type="float" office:value="1536.17" calcext:value-type="float">
            <text:p>1536.1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vering</text:p>
          </table:table-cell>
          <table:table-cell office:value-type="string" calcext:value-type="string">
            <text:p>Wood</text:p>
          </table:table-cell>
          <table:table-cell office:value-type="float" office:value="775.95" calcext:value-type="float">
            <text:p>775.95</text:p>
          </table:table-cell>
          <table:table-cell office:value-type="float" office:value="71676.92" calcext:value-type="float">
            <text:p>71676.92</text:p>
          </table:table-cell>
          <table:table-cell office:value-type="float" office:value="587.84" calcext:value-type="float">
            <text:p>587.8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hatch</text:p>
          </table:table-cell>
          <table:table-cell office:value-type="string" calcext:value-type="string">
            <text:p>Hollow-core reinforced concrete/Expanded clay/Slag</text:p>
          </table:table-cell>
          <table:table-cell office:value-type="float" office:value="5.74" calcext:value-type="float">
            <text:p>5.74</text:p>
          </table:table-cell>
          <table:table-cell office:value-type="float" office:value="530.22" calcext:value-type="float">
            <text:p>530.22</text:p>
          </table:table-cell>
          <table:table-cell office:value-type="float" office:value="2.05" calcext:value-type="float">
            <text:p>2.05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utoclaved aerated concrete</text:p>
          </table:table-cell>
          <table:table-cell office:value-type="float" office:value="9.02" calcext:value-type="float">
            <text:p>9.02</text:p>
          </table:table-cell>
          <table:table-cell office:value-type="float" office:value="833.21" calcext:value-type="float">
            <text:p>833.21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Concrete</text:p>
          </table:table-cell>
          <table:table-cell office:value-type="float" office:value="106.93" calcext:value-type="float">
            <text:p>106.93</text:p>
          </table:table-cell>
          <table:table-cell office:value-type="float" office:value="9877.46" calcext:value-type="float">
            <text:p>9877.46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539:.D548])" office:value-type="float" office:value="3768.45" calcext:value-type="float">
            <text:p>3768.45</text:p>
          </table:table-cell>
          <table:table-cell table:style-name="ce2" table:formula="of:=SUM([.E539:.E548])" office:value-type="float" office:value="348103.48" calcext:value-type="float">
            <text:p>348103.48</text:p>
          </table:table-cell>
          <table:table-cell table:style-name="ce2" table:formula="of:=SUM([.F539:.F548])" office:value-type="float" office:value="3070.98" calcext:value-type="float">
            <text:p>3070.98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3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and basement doors</text:p>
          </table:table-cell>
          <table:table-cell office:value-type="string" calcext:value-type="string">
            <text:p>Wood</text:p>
          </table:table-cell>
          <table:table-cell office:value-type="float" office:value="34.96" calcext:value-type="float">
            <text:p>34.96</text:p>
          </table:table-cell>
          <table:table-cell office:value-type="float" office:value="3035.19" calcext:value-type="float">
            <text:p>3035.19</text:p>
          </table:table-cell>
          <table:table-cell office:value-type="float" office:value="15.2" calcext:value-type="float">
            <text:p>15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Wood</text:p>
          </table:table-cell>
          <table:table-cell office:value-type="float" office:value="9.66" calcext:value-type="float">
            <text:p>9.66</text:p>
          </table:table-cell>
          <table:table-cell office:value-type="float" office:value="838.67" calcext:value-type="float">
            <text:p>838.67</text:p>
          </table:table-cell>
          <table:table-cell office:value-type="float" office:value="4.2" calcext:value-type="float">
            <text:p>4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45.14" calcext:value-type="float">
            <text:p>45.14</text:p>
          </table:table-cell>
          <table:table-cell office:value-type="float" office:value="3919.01" calcext:value-type="float">
            <text:p>3919.01</text:p>
          </table:table-cell>
          <table:table-cell office:value-type="float" office:value="34.72" calcext:value-type="float">
            <text:p>34.7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84.76" calcext:value-type="float">
            <text:p>84.76</text:p>
          </table:table-cell>
          <table:table-cell office:value-type="float" office:value="7358.78" calcext:value-type="float">
            <text:p>7358.78</text:p>
          </table:table-cell>
          <table:table-cell office:value-type="float" office:value="42.38" calcext:value-type="float">
            <text:p>42.3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windows</text:p>
          </table:table-cell>
          <table:table-cell office:value-type="string" calcext:value-type="string">
            <text:p>Wood</text:p>
          </table:table-cell>
          <table:table-cell office:value-type="float" office:value="3" calcext:value-type="float">
            <text:p>3</text:p>
          </table:table-cell>
          <table:table-cell office:value-type="float" office:value="260.46" calcext:value-type="float">
            <text:p>260.46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floor (insulated)</text:p>
          </table:table-cell>
          <table:table-cell office:value-type="string" calcext:value-type="string">
            <text:p>Rammed earth/Concrete</text:p>
          </table:table-cell>
          <table:table-cell office:value-type="float" office:value="36.11" calcext:value-type="float">
            <text:p>36.11</text:p>
          </table:table-cell>
          <table:table-cell office:value-type="float" office:value="3135.04" calcext:value-type="float">
            <text:p>3135.04</text:p>
          </table:table-cell>
          <table:table-cell office:value-type="float" office:value="97.59" calcext:value-type="float">
            <text:p>97.5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insulated)</text:p>
          </table:table-cell>
          <table:table-cell office:value-type="string" calcext:value-type="string">
            <text:p>Bricks/Sand/Covering</text:p>
          </table:table-cell>
          <table:table-cell office:value-type="float" office:value="23.03" calcext:value-type="float">
            <text:p>23.03</text:p>
          </table:table-cell>
          <table:table-cell office:value-type="float" office:value="1999.44" calcext:value-type="float">
            <text:p>1999.44</text:p>
          </table:table-cell>
          <table:table-cell office:value-type="float" office:value="88.57" calcext:value-type="float">
            <text:p>88.5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with decoration)</text:p>
          </table:table-cell>
          <table:table-cell office:value-type="string" calcext:value-type="string">
            <text:p>Wood/Shavings/Decoration</text:p>
          </table:table-cell>
          <table:table-cell office:value-type="float" office:value="208.96" calcext:value-type="float">
            <text:p>208.96</text:p>
          </table:table-cell>
          <table:table-cell office:value-type="float" office:value="18141.71" calcext:value-type="float">
            <text:p>18141.71</text:p>
          </table:table-cell>
          <table:table-cell office:value-type="float" office:value="175.6" calcext:value-type="float">
            <text:p>175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without decoration)</text:p>
          </table:table-cell>
          <table:table-cell office:value-type="string" calcext:value-type="string">
            <text:p>Wood/Shavings</text:p>
          </table:table-cell>
          <table:table-cell office:value-type="float" office:value="129.05" calcext:value-type="float">
            <text:p>129.05</text:p>
          </table:table-cell>
          <table:table-cell office:value-type="float" office:value="11204" calcext:value-type="float">
            <text:p>11204</text:p>
          </table:table-cell>
          <table:table-cell office:value-type="float" office:value="143.39" calcext:value-type="float">
            <text:p>143.3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/Decoration</text:p>
          </table:table-cell>
          <table:table-cell office:value-type="float" office:value="98.44" calcext:value-type="float">
            <text:p>98.44</text:p>
          </table:table-cell>
          <table:table-cell office:value-type="float" office:value="8546.47" calcext:value-type="float">
            <text:p>8546.47</text:p>
          </table:table-cell>
          <table:table-cell office:value-type="float" office:value="63.51" calcext:value-type="float">
            <text:p>63.5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walls (above ground)</text:p>
          </table:table-cell>
          <table:table-cell office:value-type="string" calcext:value-type="string">
            <text:p>Brickwork/Decoration</text:p>
          </table:table-cell>
          <table:table-cell office:value-type="float" office:value="90.95" calcext:value-type="float">
            <text:p>90.95</text:p>
          </table:table-cell>
          <table:table-cell office:value-type="float" office:value="7896.19" calcext:value-type="float">
            <text:p>7896.19</text:p>
          </table:table-cell>
          <table:table-cell office:value-type="float" office:value="58.68" calcext:value-type="float">
            <text:p>58.6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walls (under ground)</text:p>
          </table:table-cell>
          <table:table-cell office:value-type="string" calcext:value-type="string">
            <text:p>Brickwork</text:p>
          </table:table-cell>
          <table:table-cell office:value-type="float" office:value="25.85" calcext:value-type="float">
            <text:p>25.85</text:p>
          </table:table-cell>
          <table:table-cell office:value-type="float" office:value="2244.27" calcext:value-type="float">
            <text:p>2244.27</text:p>
          </table:table-cell>
          <table:table-cell office:value-type="float" office:value="99.43" calcext:value-type="float">
            <text:p>99.4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lag/Decoration</text:p>
          </table:table-cell>
          <table:table-cell office:value-type="float" office:value="135.67" calcext:value-type="float">
            <text:p>135.67</text:p>
          </table:table-cell>
          <table:table-cell office:value-type="float" office:value="11778.74" calcext:value-type="float">
            <text:p>11778.74</text:p>
          </table:table-cell>
          <table:table-cell office:value-type="float" office:value="218.83" calcext:value-type="float">
            <text:p>218.8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hermal bridge – Exterior walls/Windows/Doors</text:p>
          </table:table-cell>
          <table:table-cell/>
          <table:table-cell office:value-type="float" office:value="4.71" calcext:value-type="float">
            <text:p>4.71</text:p>
          </table:table-cell>
          <table:table-cell office:value-type="float" office:value="408.92" calcext:value-type="float">
            <text:p>408.92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Exterior walls/Windows/Doors</text:p>
          </table:table-cell>
          <table:table-cell/>
          <table:table-cell office:value-type="float" office:value="6.97" calcext:value-type="float">
            <text:p>6.97</text:p>
          </table:table-cell>
          <table:table-cell office:value-type="float" office:value="605.13" calcext:value-type="float">
            <text:p>605.13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Exterior walls/Windows/Doors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73.8" calcext:value-type="float">
            <text:p>73.8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Basement walls/Windows/Doors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39.07" calcext:value-type="float">
            <text:p>39.07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Attic flo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0.46" calcext:value-type="float">
            <text:p>260.46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555:.D572])" office:value-type="float" office:value="941.56" calcext:value-type="float">
            <text:p>941.56</text:p>
          </table:table-cell>
          <table:table-cell table:style-name="ce2" table:formula="of:=SUM([.E555:.E572])" office:value-type="float" office:value="81745.35" calcext:value-type="float">
            <text:p>81745.35</text:p>
          </table:table-cell>
          <table:table-cell table:style-name="ce2" table:formula="of:=SUM([.F555:.F572])" office:value-type="float" office:value="1043.6" calcext:value-type="float">
            <text:p>1043.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3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and attic doors</text:p>
          </table:table-cell>
          <table:table-cell office:value-type="string" calcext:value-type="string">
            <text:p>Wood</text:p>
          </table:table-cell>
          <table:table-cell office:value-type="float" office:value="30.25" calcext:value-type="float">
            <text:p>30.25</text:p>
          </table:table-cell>
          <table:table-cell office:value-type="float" office:value="2573.22" calcext:value-type="float">
            <text:p>2573.22</text:p>
          </table:table-cell>
          <table:table-cell office:value-type="float" office:value="12.1" calcext:value-type="float">
            <text:p>12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Wood</text:p>
          </table:table-cell>
          <table:table-cell office:value-type="float" office:value="5.25" calcext:value-type="float">
            <text:p>5.25</text:p>
          </table:table-cell>
          <table:table-cell office:value-type="float" office:value="446.59" calcext:value-type="float">
            <text:p>446.59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66.18" calcext:value-type="float">
            <text:p>66.18</text:p>
          </table:table-cell>
          <table:table-cell office:value-type="float" office:value="5629.61" calcext:value-type="float">
            <text:p>5629.61</text:p>
          </table:table-cell>
          <table:table-cell office:value-type="float" office:value="50.91" calcext:value-type="float">
            <text:p>50.9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48.26" calcext:value-type="float">
            <text:p>48.26</text:p>
          </table:table-cell>
          <table:table-cell office:value-type="float" office:value="4105.24" calcext:value-type="float">
            <text:p>4105.24</text:p>
          </table:table-cell>
          <table:table-cell office:value-type="float" office:value="24.13" calcext:value-type="float">
            <text:p>24.1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 (basement)</text:p>
          </table:table-cell>
          <table:table-cell office:value-type="string" calcext:value-type="string">
            <text:p>Wood</text:p>
          </table:table-cell>
          <table:table-cell office:value-type="float" office:value="4.8" calcext:value-type="float">
            <text:p>4.8</text:p>
          </table:table-cell>
          <table:table-cell office:value-type="float" office:value="408.31" calcext:value-type="float">
            <text:p>408.31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floor (insulated)</text:p>
          </table:table-cell>
          <table:table-cell office:value-type="string" calcext:value-type="string">
            <text:p>Rammed earth/Concrete</text:p>
          </table:table-cell>
          <table:table-cell office:value-type="float" office:value="40.59" calcext:value-type="float">
            <text:p>40.59</text:p>
          </table:table-cell>
          <table:table-cell office:value-type="float" office:value="3452.79" calcext:value-type="float">
            <text:p>3452.79</text:p>
          </table:table-cell>
          <table:table-cell office:value-type="float" office:value="104.08" calcext:value-type="float">
            <text:p>104.0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insulated)</text:p>
          </table:table-cell>
          <table:table-cell office:value-type="string" calcext:value-type="string">
            <text:p>Bricks/Sand/Covering</text:p>
          </table:table-cell>
          <table:table-cell office:value-type="float" office:value="72.7" calcext:value-type="float">
            <text:p>72.7</text:p>
          </table:table-cell>
          <table:table-cell office:value-type="float" office:value="6184.23" calcext:value-type="float">
            <text:p>6184.23</text:p>
          </table:table-cell>
          <table:table-cell office:value-type="float" office:value="110.15" calcext:value-type="float">
            <text:p>110.1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Wood/Shavings/Decoration</text:p>
          </table:table-cell>
          <table:table-cell office:value-type="float" office:value="425.34" calcext:value-type="float">
            <text:p>425.34</text:p>
          </table:table-cell>
          <table:table-cell office:value-type="float" office:value="36181.6" calcext:value-type="float">
            <text:p>36181.6</text:p>
          </table:table-cell>
          <table:table-cell office:value-type="float" office:value="447.73" calcext:value-type="float">
            <text:p>447.7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109.75" calcext:value-type="float">
            <text:p>109.75</text:p>
          </table:table-cell>
          <table:table-cell office:value-type="float" office:value="9335.9" calcext:value-type="float">
            <text:p>9335.9</text:p>
          </table:table-cell>
          <table:table-cell office:value-type="float" office:value="70.35" calcext:value-type="float">
            <text:p>70.3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walls (above ground)</text:p>
          </table:table-cell>
          <table:table-cell office:value-type="string" calcext:value-type="string">
            <text:p>Brickwork/Decoration</text:p>
          </table:table-cell>
          <table:table-cell office:value-type="float" office:value="69.81" calcext:value-type="float">
            <text:p>69.81</text:p>
          </table:table-cell>
          <table:table-cell office:value-type="float" office:value="5938.4" calcext:value-type="float">
            <text:p>5938.4</text:p>
          </table:table-cell>
          <table:table-cell office:value-type="float" office:value="46.85" calcext:value-type="float">
            <text:p>46.8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walls (under ground)</text:p>
          </table:table-cell>
          <table:table-cell office:value-type="string" calcext:value-type="string">
            <text:p>Brickwork</text:p>
          </table:table-cell>
          <table:table-cell office:value-type="float" office:value="42.26" calcext:value-type="float">
            <text:p>42.26</text:p>
          </table:table-cell>
          <table:table-cell office:value-type="float" office:value="3594.85" calcext:value-type="float">
            <text:p>3594.85</text:p>
          </table:table-cell>
          <table:table-cell office:value-type="float" office:value="108.35" calcext:value-type="float">
            <text:p>108.3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lag/Decoration</text:p>
          </table:table-cell>
          <table:table-cell office:value-type="float" office:value="162.25" calcext:value-type="float">
            <text:p>162.25</text:p>
          </table:table-cell>
          <table:table-cell office:value-type="float" office:value="13801.82" calcext:value-type="float">
            <text:p>13801.82</text:p>
          </table:table-cell>
          <table:table-cell office:value-type="float" office:value="261.7" calcext:value-type="float">
            <text:p>261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hermal bridge – Exterior walls/Windows/Doors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2075.59" calcext:value-type="float">
            <text:p>2075.59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Basement walls/Windows/Doors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44.61" calcext:value-type="float">
            <text:p>144.61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Attic floor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612.47" calcext:value-type="float">
            <text:p>612.47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579:.D593])" office:value-type="float" office:value="1110.74" calcext:value-type="float">
            <text:p>1110.74</text:p>
          </table:table-cell>
          <table:table-cell table:style-name="ce2" table:formula="of:=SUM([.E579:.E593])" office:value-type="float" office:value="94485.23" calcext:value-type="float">
            <text:p>94485.23</text:p>
          </table:table-cell>
          <table:table-cell table:style-name="ce2" table:formula="of:=SUM([.F579:.F593])" office:value-type="float" office:value="1240.85" calcext:value-type="float">
            <text:p>1240.8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3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23" calcext:value-type="float">
            <text:p>23</text:p>
          </table:table-cell>
          <table:table-cell office:value-type="float" office:value="1994.6" calcext:value-type="float">
            <text:p>1994.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Wood</text:p>
          </table:table-cell>
          <table:table-cell office:value-type="float" office:value="9.66" calcext:value-type="float">
            <text:p>9.66</text:p>
          </table:table-cell>
          <table:table-cell office:value-type="float" office:value="837.73" calcext:value-type="float">
            <text:p>837.73</text:p>
          </table:table-cell>
          <table:table-cell office:value-type="float" office:value="4.2" calcext:value-type="float">
            <text:p>4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38.21" calcext:value-type="float">
            <text:p>38.21</text:p>
          </table:table-cell>
          <table:table-cell office:value-type="float" office:value="3313.63" calcext:value-type="float">
            <text:p>3313.63</text:p>
          </table:table-cell>
          <table:table-cell office:value-type="float" office:value="29.39" calcext:value-type="float">
            <text:p>29.3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95.85" calcext:value-type="float">
            <text:p>95.85</text:p>
          </table:table-cell>
          <table:table-cell office:value-type="float" office:value="8312.27" calcext:value-type="float">
            <text:p>8312.27</text:p>
          </table:table-cell>
          <table:table-cell office:value-type="float" office:value="53.25" calcext:value-type="float">
            <text:p>53.2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 (uninsulated)</text:p>
          </table:table-cell>
          <table:table-cell office:value-type="string" calcext:value-type="string">
            <text:p>Bricks/Sand/Covering</text:p>
          </table:table-cell>
          <table:table-cell office:value-type="float" office:value="70.43" calcext:value-type="float">
            <text:p>70.43</text:p>
          </table:table-cell>
          <table:table-cell office:value-type="float" office:value="6107.8" calcext:value-type="float">
            <text:p>6107.8</text:p>
          </table:table-cell>
          <table:table-cell office:value-type="float" office:value="213.43" calcext:value-type="float">
            <text:p>213.4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Wood/Shavings/Decoration</text:p>
          </table:table-cell>
          <table:table-cell office:value-type="float" office:value="455.83" calcext:value-type="float">
            <text:p>455.83</text:p>
          </table:table-cell>
          <table:table-cell office:value-type="float" office:value="39530.31" calcext:value-type="float">
            <text:p>39530.31</text:p>
          </table:table-cell>
          <table:table-cell office:value-type="float" office:value="479.82" calcext:value-type="float">
            <text:p>479.8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lag/Decoration</text:p>
          </table:table-cell>
          <table:table-cell office:value-type="float" office:value="153.45" calcext:value-type="float">
            <text:p>153.45</text:p>
          </table:table-cell>
          <table:table-cell office:value-type="float" office:value="13307.43" calcext:value-type="float">
            <text:p>13307.43</text:p>
          </table:table-cell>
          <table:table-cell office:value-type="float" office:value="260.08" calcext:value-type="float">
            <text:p>260.0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hermal bridge – Exterior walls/Windows/Door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27.38" calcext:value-type="float">
            <text:p>1127.38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Attic floor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281.85" calcext:value-type="float">
            <text:p>281.8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600:.D608])" office:value-type="float" office:value="862.68" calcext:value-type="float">
            <text:p>862.68</text:p>
          </table:table-cell>
          <table:table-cell table:style-name="ce2" table:formula="of:=SUM([.E600:.E608])" office:value-type="float" office:value="74813" calcext:value-type="float">
            <text:p>74813</text:p>
          </table:table-cell>
          <table:table-cell table:style-name="ce2" table:formula="of:=SUM([.F600:.F608])" office:value-type="float" office:value="1050.17" calcext:value-type="float">
            <text:p>1050.1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3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doors</text:p>
          </table:table-cell>
          <table:table-cell office:value-type="string" calcext:value-type="string">
            <text:p>PVC</text:p>
          </table:table-cell>
          <table:table-cell office:value-type="float" office:value="1404.14" calcext:value-type="float">
            <text:p>1404.14</text:p>
          </table:table-cell>
          <table:table-cell office:value-type="float" office:value="127584.09" calcext:value-type="float">
            <text:p>127584.09</text:p>
          </table:table-cell>
          <table:table-cell office:value-type="float" office:value="877.59" calcext:value-type="float">
            <text:p>877.5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doors</text:p>
          </table:table-cell>
          <table:table-cell office:value-type="string" calcext:value-type="string">
            <text:p>Wood</text:p>
          </table:table-cell>
          <table:table-cell office:value-type="float" office:value="979.02" calcext:value-type="float">
            <text:p>979.02</text:p>
          </table:table-cell>
          <table:table-cell office:value-type="float" office:value="88956.5" calcext:value-type="float">
            <text:p>88956.5</text:p>
          </table:table-cell>
          <table:table-cell office:value-type="float" office:value="326.34" calcext:value-type="float">
            <text:p>326.3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63.43" calcext:value-type="float">
            <text:p>63.43</text:p>
          </table:table-cell>
          <table:table-cell office:value-type="float" office:value="5763.43" calcext:value-type="float">
            <text:p>5763.43</text:p>
          </table:table-cell>
          <table:table-cell office:value-type="float" office:value="35.24" calcext:value-type="float">
            <text:p>35.2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3607.76" calcext:value-type="float">
            <text:p>3607.76</text:p>
          </table:table-cell>
          <table:table-cell office:value-type="float" office:value="327811.18" calcext:value-type="float">
            <text:p>327811.18</text:p>
          </table:table-cell>
          <table:table-cell office:value-type="float" office:value="2254.85" calcext:value-type="float">
            <text:p>2254.8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082.09" calcext:value-type="float">
            <text:p>2082.09</text:p>
          </table:table-cell>
          <table:table-cell office:value-type="float" office:value="189184.53" calcext:value-type="float">
            <text:p>189184.53</text:p>
          </table:table-cell>
          <table:table-cell office:value-type="float" office:value="694.03" calcext:value-type="float">
            <text:p>694.0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159.5" calcext:value-type="float">
            <text:p>1159.5</text:p>
          </table:table-cell>
          <table:table-cell office:value-type="float" office:value="105355.42" calcext:value-type="float">
            <text:p>105355.42</text:p>
          </table:table-cell>
          <table:table-cell office:value-type="float" office:value="386.5" calcext:value-type="float">
            <text:p>386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and attic doors</text:p>
          </table:table-cell>
          <table:table-cell office:value-type="string" calcext:value-type="string">
            <text:p>Wood</text:p>
          </table:table-cell>
          <table:table-cell office:value-type="float" office:value="235.97" calcext:value-type="float">
            <text:p>235.97</text:p>
          </table:table-cell>
          <table:table-cell office:value-type="float" office:value="21440.89" calcext:value-type="float">
            <text:p>21440.89</text:p>
          </table:table-cell>
          <table:table-cell office:value-type="float" office:value="98.32" calcext:value-type="float">
            <text:p>98.3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insulated)</text:p>
          </table:table-cell>
          <table:table-cell office:value-type="string" calcext:value-type="string">
            <text:p>Hollow-core reinforced concrete/Expanded clay/Slag</text:p>
          </table:table-cell>
          <table:table-cell office:value-type="float" office:value="1517.46" calcext:value-type="float">
            <text:p>1517.46</text:p>
          </table:table-cell>
          <table:table-cell office:value-type="float" office:value="137880.66" calcext:value-type="float">
            <text:p>137880.66</text:p>
          </table:table-cell>
          <table:table-cell office:value-type="float" office:value="3701.11" calcext:value-type="float">
            <text:p>3701.1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utoclaved aerated concrete</text:p>
          </table:table-cell>
          <table:table-cell office:value-type="float" office:value="15341.04" calcext:value-type="float">
            <text:p>15341.04</text:p>
          </table:table-cell>
          <table:table-cell office:value-type="float" office:value="1393929.85" calcext:value-type="float">
            <text:p>1393929.85</text:p>
          </table:table-cell>
          <table:table-cell office:value-type="float" office:value="17433" calcext:value-type="float">
            <text:p>1743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attic/staircase)</text:p>
          </table:table-cell>
          <table:table-cell office:value-type="string" calcext:value-type="string">
            <text:p>Concrete</text:p>
          </table:table-cell>
          <table:table-cell office:value-type="float" office:value="1415.99" calcext:value-type="float">
            <text:p>1415.99</text:p>
          </table:table-cell>
          <table:table-cell office:value-type="float" office:value="128660.82" calcext:value-type="float">
            <text:p>128660.82</text:p>
          </table:table-cell>
          <table:table-cell office:value-type="float" office:value="382.7" calcext:value-type="float">
            <text:p>382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Autoclaved aerated concrete <text:s/>(insulation)</text:p>
          </table:table-cell>
          <table:table-cell office:value-type="float" office:value="187.14" calcext:value-type="float">
            <text:p>187.14</text:p>
          </table:table-cell>
          <table:table-cell office:value-type="float" office:value="17004.06" calcext:value-type="float">
            <text:p>17004.06</text:p>
          </table:table-cell>
          <table:table-cell office:value-type="float" office:value="584.82" calcext:value-type="float">
            <text:p>584.8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Wood wool (insulation)</text:p>
          </table:table-cell>
          <table:table-cell office:value-type="float" office:value="820.25" calcext:value-type="float">
            <text:p>820.25</text:p>
          </table:table-cell>
          <table:table-cell office:value-type="float" office:value="74530.21" calcext:value-type="float">
            <text:p>74530.21</text:p>
          </table:table-cell>
          <table:table-cell office:value-type="float" office:value="3566.3" calcext:value-type="float">
            <text:p>3566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Hollow-core reinforced concrete/Concrete</text:p>
          </table:table-cell>
          <table:table-cell office:value-type="float" office:value="230.53" calcext:value-type="float">
            <text:p>230.53</text:p>
          </table:table-cell>
          <table:table-cell office:value-type="float" office:value="20946.6" calcext:value-type="float">
            <text:p>20946.6</text:p>
          </table:table-cell>
          <table:table-cell office:value-type="float" office:value="134.81" calcext:value-type="float">
            <text:p>134.8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covering</text:p>
          </table:table-cell>
          <table:table-cell office:value-type="string" calcext:value-type="string">
            <text:p>Concrete</text:p>
          </table:table-cell>
          <table:table-cell office:value-type="float" office:value="443.84" calcext:value-type="float">
            <text:p>443.84</text:p>
          </table:table-cell>
          <table:table-cell office:value-type="float" office:value="40328.55" calcext:value-type="float">
            <text:p>40328.55</text:p>
          </table:table-cell>
          <table:table-cell office:value-type="float" office:value="95.45" calcext:value-type="float">
            <text:p>95.4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hermal bridge – Exterior walls/Floor</text:p>
          </table:table-cell>
          <table:table-cell/>
          <table:table-cell office:value-type="float" office:value="52.83" calcext:value-type="float">
            <text:p>52.83</text:p>
          </table:table-cell>
          <table:table-cell office:value-type="float" office:value="4800.28" calcext:value-type="float">
            <text:p>4800.28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rmal bridge – Exterior walls/Windows/Loggia</text:p>
          </table:table-cell>
          <table:table-cell/>
          <table:table-cell office:value-type="float" office:value="2103.26" calcext:value-type="float">
            <text:p>2103.26</text:p>
          </table:table-cell>
          <table:table-cell office:value-type="float" office:value="191108.09" calcext:value-type="float">
            <text:p>191108.09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615:.D630])" office:value-type="float" office:value="31644.25" calcext:value-type="float">
            <text:p>31644.25</text:p>
          </table:table-cell>
          <table:table-cell table:style-name="ce2" table:formula="of:=SUM([.E615:.E630])" office:value-type="float" office:value="2875285.16" calcext:value-type="float">
            <text:p>2875285.16</text:p>
          </table:table-cell>
          <table:table-cell table:style-name="ce2" table:formula="of:=SUM([.F615:.F630])" office:value-type="float" office:value="30571.06" calcext:value-type="float">
            <text:p>30571.0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3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7.57" calcext:value-type="float">
            <text:p>17.57</text:p>
          </table:table-cell>
          <table:table-cell office:value-type="float" office:value="1652" calcext:value-type="float">
            <text:p>1652</text:p>
          </table:table-cell>
          <table:table-cell office:value-type="float" office:value="4.3" calcext:value-type="float">
            <text:p>4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28.87" calcext:value-type="float">
            <text:p>128.87</text:p>
          </table:table-cell>
          <table:table-cell office:value-type="float" office:value="12118" calcext:value-type="float">
            <text:p>12118</text:p>
          </table:table-cell>
          <table:table-cell office:value-type="float" office:value="75.4" calcext:value-type="float">
            <text:p>75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36.59" calcext:value-type="float">
            <text:p>36.59</text:p>
          </table:table-cell>
          <table:table-cell office:value-type="float" office:value="3441" calcext:value-type="float">
            <text:p>3441</text:p>
          </table:table-cell>
          <table:table-cell office:value-type="float" office:value="12.9" calcext:value-type="float">
            <text:p>12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7.04" calcext:value-type="float">
            <text:p>7.04</text:p>
          </table:table-cell>
          <table:table-cell office:value-type="float" office:value="662" calcext:value-type="float">
            <text:p>662</text:p>
          </table:table-cell>
          <table:table-cell office:value-type="float" office:value="4.2" calcext:value-type="float">
            <text:p>4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215.52" calcext:value-type="float">
            <text:p>215.52</text:p>
          </table:table-cell>
          <table:table-cell office:value-type="float" office:value="7665" calcext:value-type="float">
            <text:p>7665</text:p>
          </table:table-cell>
          <table:table-cell office:value-type="float" office:value="250.6" calcext:value-type="float">
            <text:p>250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20.82" calcext:value-type="float">
            <text:p>20.82</text:p>
          </table:table-cell>
          <table:table-cell office:value-type="float" office:value="1958" calcext:value-type="float">
            <text:p>1958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570.43" calcext:value-type="float">
            <text:p>570.43</text:p>
          </table:table-cell>
          <table:table-cell office:value-type="float" office:value="53637" calcext:value-type="float">
            <text:p>53637</text:p>
          </table:table-cell>
          <table:table-cell office:value-type="float" office:value="513.9" calcext:value-type="float">
            <text:p>513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210.5" calcext:value-type="float">
            <text:p>210.5</text:p>
          </table:table-cell>
          <table:table-cell office:value-type="float" office:value="14666" calcext:value-type="float">
            <text:p>14666</text:p>
          </table:table-cell>
          <table:table-cell office:value-type="float" office:value="250.6" calcext:value-type="float">
            <text:p>250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6.94" calcext:value-type="float">
            <text:p>6.94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0.3" calcext:value-type="float">
            <text:p>0.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637:.D646])" office:value-type="float" office:value="1214.58" calcext:value-type="float">
            <text:p>1214.58</text:p>
          </table:table-cell>
          <table:table-cell table:style-name="ce2" table:formula="of:=SUM([.E637:.E646])" office:value-type="float" office:value="96480" calcext:value-type="float">
            <text:p>96480</text:p>
          </table:table-cell>
          <table:table-cell table:style-name="ce2" table:formula="of:=SUM([.F637:.F646])" office:value-type="float" office:value="1215.9" calcext:value-type="float">
            <text:p>1215.9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3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6.96" calcext:value-type="float">
            <text:p>16.96</text:p>
          </table:table-cell>
          <table:table-cell office:value-type="float" office:value="1653" calcext:value-type="float">
            <text:p>1653</text:p>
          </table:table-cell>
          <table:table-cell office:value-type="float" office:value="4.8" calcext:value-type="float">
            <text:p>4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arbage room doors</text:p>
          </table:table-cell>
          <table:table-cell office:value-type="string" calcext:value-type="string">
            <text:p>Wood</text:p>
          </table:table-cell>
          <table:table-cell office:value-type="float" office:value="9.12" calcext:value-type="float">
            <text:p>9.12</text:p>
          </table:table-cell>
          <table:table-cell office:value-type="float" office:value="889" calcext:value-type="float">
            <text:p>889</text:p>
          </table:table-cell>
          <table:table-cell office:value-type="float" office:value="2.6" calcext:value-type="float">
            <text:p>2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937" calcext:value-type="float">
            <text:p>937</text:p>
          </table:table-cell>
          <table:table-cell office:value-type="float" office:value="91301" calcext:value-type="float">
            <text:p>91301</text:p>
          </table:table-cell>
          <table:table-cell office:value-type="float" office:value="538.1" calcext:value-type="float">
            <text:p>538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95.77" calcext:value-type="float">
            <text:p>195.77</text:p>
          </table:table-cell>
          <table:table-cell office:value-type="float" office:value="19076" calcext:value-type="float">
            <text:p>19076</text:p>
          </table:table-cell>
          <table:table-cell office:value-type="float" office:value="65.7" calcext:value-type="float">
            <text:p>65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1.03" calcext:value-type="float">
            <text:p>11.03</text:p>
          </table:table-cell>
          <table:table-cell office:value-type="float" office:value="1075" calcext:value-type="float">
            <text:p>1075</text:p>
          </table:table-cell>
          <table:table-cell office:value-type="float" office:value="3.7" calcext:value-type="float">
            <text:p>3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 tiles</text:p>
          </table:table-cell>
          <table:table-cell office:value-type="string" calcext:value-type="string">
            <text:p>Wood</text:p>
          </table:table-cell>
          <table:table-cell office:value-type="float" office:value="143.88" calcext:value-type="float">
            <text:p>143.88</text:p>
          </table:table-cell>
          <table:table-cell office:value-type="float" office:value="14020" calcext:value-type="float">
            <text:p>14020</text:p>
          </table:table-cell>
          <table:table-cell office:value-type="float" office:value="46.8" calcext:value-type="float">
            <text:p>46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Autoclaved aerated concrete</text:p>
          </table:table-cell>
          <table:table-cell office:value-type="float" office:value="395.21" calcext:value-type="float">
            <text:p>395.21</text:p>
          </table:table-cell>
          <table:table-cell office:value-type="float" office:value="23106" calcext:value-type="float">
            <text:p>23106</text:p>
          </table:table-cell>
          <table:table-cell office:value-type="float" office:value="434.3" calcext:value-type="float">
            <text:p>434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30.3" calcext:value-type="float">
            <text:p>30.3</text:p>
          </table:table-cell>
          <table:table-cell office:value-type="float" office:value="2952" calcext:value-type="float">
            <text:p>295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Brickwork</text:p>
          </table:table-cell>
          <table:table-cell office:value-type="float" office:value="1253.32" calcext:value-type="float">
            <text:p>1253.32</text:p>
          </table:table-cell>
          <table:table-cell office:value-type="float" office:value="122124" calcext:value-type="float">
            <text:p>122124</text:p>
          </table:table-cell>
          <table:table-cell office:value-type="float" office:value="1440.6" calcext:value-type="float">
            <text:p>1440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450.67" calcext:value-type="float">
            <text:p>450.67</text:p>
          </table:table-cell>
          <table:table-cell office:value-type="float" office:value="43913" calcext:value-type="float">
            <text:p>43913</text:p>
          </table:table-cell>
          <table:table-cell office:value-type="float" office:value="506.2" calcext:value-type="float">
            <text:p>506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hielding between windows</text:p>
          </table:table-cell>
          <table:table-cell office:value-type="string" calcext:value-type="string">
            <text:p>Wood/Glass wool</text:p>
          </table:table-cell>
          <table:table-cell office:value-type="float" office:value="111.08" calcext:value-type="float">
            <text:p>111.08</text:p>
          </table:table-cell>
          <table:table-cell office:value-type="float" office:value="10823" calcext:value-type="float">
            <text:p>10823</text:p>
          </table:table-cell>
          <table:table-cell office:value-type="float" office:value="148.1" calcext:value-type="float">
            <text:p>148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loggia)</text:p>
          </table:table-cell>
          <table:table-cell office:value-type="string" calcext:value-type="string">
            <text:p>Lightweight concrete panels/Brickwork</text:p>
          </table:table-cell>
          <table:table-cell office:value-type="float" office:value="506.5" calcext:value-type="float">
            <text:p>506.5</text:p>
          </table:table-cell>
          <table:table-cell office:value-type="float" office:value="49353" calcext:value-type="float">
            <text:p>49353</text:p>
          </table:table-cell>
          <table:table-cell office:value-type="float" office:value="546" calcext:value-type="float">
            <text:p>54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 panel (loggia)</text:p>
          </table:table-cell>
          <table:table-cell office:value-type="string" calcext:value-type="string">
            <text:p>Wood/Glass wool</text:p>
          </table:table-cell>
          <table:table-cell office:value-type="float" office:value="125.55" calcext:value-type="float">
            <text:p>125.55</text:p>
          </table:table-cell>
          <table:table-cell office:value-type="float" office:value="12234" calcext:value-type="float">
            <text:p>12234</text:p>
          </table:table-cell>
          <table:table-cell office:value-type="float" office:value="167.4" calcext:value-type="float">
            <text:p>167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Autoclaved aerated concrete</text:p>
          </table:table-cell>
          <table:table-cell office:value-type="float" office:value="382.18" calcext:value-type="float">
            <text:p>382.18</text:p>
          </table:table-cell>
          <table:table-cell office:value-type="float" office:value="37240" calcext:value-type="float">
            <text:p>37240</text:p>
          </table:table-cell>
          <table:table-cell office:value-type="float" office:value="434.3" calcext:value-type="float">
            <text:p>434.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653:.D666])" office:value-type="float" office:value="4568.57" calcext:value-type="float">
            <text:p>4568.57</text:p>
          </table:table-cell>
          <table:table-cell table:style-name="ce2" table:formula="of:=SUM([.E653:.E666])" office:value-type="float" office:value="429759" calcext:value-type="float">
            <text:p>429759</text:p>
          </table:table-cell>
          <table:table-cell table:style-name="ce2" table:formula="of:=SUM([.F653:.F666])" office:value-type="float" office:value="4338.6" calcext:value-type="float">
            <text:p>4338.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3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24.28" calcext:value-type="float">
            <text:p>24.28</text:p>
          </table:table-cell>
          <table:table-cell office:value-type="float" office:value="2275" calcext:value-type="float">
            <text:p>2275</text:p>
          </table:table-cell>
          <table:table-cell office:value-type="float" office:value="10.8" calcext:value-type="float">
            <text:p>10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700.04" calcext:value-type="float">
            <text:p>700.04</text:p>
          </table:table-cell>
          <table:table-cell office:value-type="float" office:value="65586" calcext:value-type="float">
            <text:p>65586</text:p>
          </table:table-cell>
          <table:table-cell office:value-type="float" office:value="392.8" calcext:value-type="float">
            <text:p>392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405.32" calcext:value-type="float">
            <text:p>405.32</text:p>
          </table:table-cell>
          <table:table-cell office:value-type="float" office:value="37974" calcext:value-type="float">
            <text:p>37974</text:p>
          </table:table-cell>
          <table:table-cell office:value-type="float" office:value="132.4" calcext:value-type="float">
            <text:p>132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52.9" calcext:value-type="float">
            <text:p>52.9</text:p>
          </table:table-cell>
          <table:table-cell office:value-type="float" office:value="4956" calcext:value-type="float">
            <text:p>4956</text:p>
          </table:table-cell>
          <table:table-cell office:value-type="float" office:value="30.7" calcext:value-type="float">
            <text:p>30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738.65" calcext:value-type="float">
            <text:p>738.65</text:p>
          </table:table-cell>
          <table:table-cell office:value-type="float" office:value="26019" calcext:value-type="float">
            <text:p>26019</text:p>
          </table:table-cell>
          <table:table-cell office:value-type="float" office:value="858.9" calcext:value-type="float">
            <text:p>858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50.85" calcext:value-type="float">
            <text:p>50.85</text:p>
          </table:table-cell>
          <table:table-cell office:value-type="float" office:value="4764" calcext:value-type="float">
            <text:p>476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2079.92" calcext:value-type="float">
            <text:p>2079.92</text:p>
          </table:table-cell>
          <table:table-cell office:value-type="float" office:value="194865" calcext:value-type="float">
            <text:p>194865</text:p>
          </table:table-cell>
          <table:table-cell office:value-type="float" office:value="1873.8" calcext:value-type="float">
            <text:p>1873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721.48" calcext:value-type="float">
            <text:p>721.48</text:p>
          </table:table-cell>
          <table:table-cell office:value-type="float" office:value="50019" calcext:value-type="float">
            <text:p>50019</text:p>
          </table:table-cell>
          <table:table-cell office:value-type="float" office:value="858.9" calcext:value-type="float">
            <text:p>858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6.95" calcext:value-type="float">
            <text:p>16.95</text:p>
          </table:table-cell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673:.D682])" office:value-type="float" office:value="4791.39" calcext:value-type="float">
            <text:p>4791.39</text:p>
          </table:table-cell>
          <table:table-cell table:style-name="ce2" table:formula="of:=SUM([.E673:.E682])" office:value-type="float" office:value="388140" calcext:value-type="float">
            <text:p>388140</text:p>
          </table:table-cell>
          <table:table-cell table:style-name="ce2" table:formula="of:=SUM([.F673:.F682])" office:value-type="float" office:value="4158.3" calcext:value-type="float">
            <text:p>4158.3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3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8.84" calcext:value-type="float">
            <text:p>18.84</text:p>
          </table:table-cell>
          <table:table-cell office:value-type="float" office:value="1766" calcext:value-type="float">
            <text:p>1766</text:p>
          </table:table-cell>
          <table:table-cell office:value-type="float" office:value="9.5" calcext:value-type="float">
            <text:p>9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337.84" calcext:value-type="float">
            <text:p>337.84</text:p>
          </table:table-cell>
          <table:table-cell office:value-type="float" office:value="31668" calcext:value-type="float">
            <text:p>31668</text:p>
          </table:table-cell>
          <table:table-cell office:value-type="float" office:value="192.7" calcext:value-type="float">
            <text:p>192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82.94" calcext:value-type="float">
            <text:p>82.94</text:p>
          </table:table-cell>
          <table:table-cell office:value-type="float" office:value="7775" calcext:value-type="float">
            <text:p>7775</text:p>
          </table:table-cell>
          <table:table-cell office:value-type="float" office:value="27.6" calcext:value-type="float">
            <text:p>27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2.5" calcext:value-type="float">
            <text:p>22.5</text:p>
          </table:table-cell>
          <table:table-cell office:value-type="float" office:value="2109" calcext:value-type="float">
            <text:p>2109</text:p>
          </table:table-cell>
          <table:table-cell office:value-type="float" office:value="13.5" calcext:value-type="float">
            <text:p>13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357.59" calcext:value-type="float">
            <text:p>357.59</text:p>
          </table:table-cell>
          <table:table-cell office:value-type="float" office:value="12613" calcext:value-type="float">
            <text:p>12613</text:p>
          </table:table-cell>
          <table:table-cell office:value-type="float" office:value="415.8" calcext:value-type="float">
            <text:p>415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29.28" calcext:value-type="float">
            <text:p>29.28</text:p>
          </table:table-cell>
          <table:table-cell office:value-type="float" office:value="2745" calcext:value-type="float">
            <text:p>27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1051.61" calcext:value-type="float">
            <text:p>1051.61</text:p>
          </table:table-cell>
          <table:table-cell office:value-type="float" office:value="98575" calcext:value-type="float">
            <text:p>98575</text:p>
          </table:table-cell>
          <table:table-cell office:value-type="float" office:value="947.4" calcext:value-type="float">
            <text:p>947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349.27" calcext:value-type="float">
            <text:p>349.27</text:p>
          </table:table-cell>
          <table:table-cell office:value-type="float" office:value="24232" calcext:value-type="float">
            <text:p>24232</text:p>
          </table:table-cell>
          <table:table-cell office:value-type="float" office:value="415.8" calcext:value-type="float">
            <text:p>415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9.76" calcext:value-type="float">
            <text:p>9.76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0.6" calcext:value-type="float">
            <text:p>0.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689:.D698])" office:value-type="float" office:value="2260.23" calcext:value-type="float">
            <text:p>2260.23</text:p>
          </table:table-cell>
          <table:table-cell table:style-name="ce2" table:formula="of:=SUM([.E689:.E698])" office:value-type="float" office:value="182454" calcext:value-type="float">
            <text:p>182454</text:p>
          </table:table-cell>
          <table:table-cell table:style-name="ce2" table:formula="of:=SUM([.F689:.F698])" office:value-type="float" office:value="2022.3" calcext:value-type="float">
            <text:p>2022.3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3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16.96" calcext:value-type="float">
            <text:p>16.96</text:p>
          </table:table-cell>
          <table:table-cell office:value-type="float" office:value="1653" calcext:value-type="float">
            <text:p>1653</text:p>
          </table:table-cell>
          <table:table-cell office:value-type="float" office:value="4.8" calcext:value-type="float">
            <text:p>4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Wood</text:p>
          </table:table-cell>
          <table:table-cell office:value-type="float" office:value="189.96" calcext:value-type="float">
            <text:p>189.96</text:p>
          </table:table-cell>
          <table:table-cell office:value-type="float" office:value="17344" calcext:value-type="float">
            <text:p>17344</text:p>
          </table:table-cell>
          <table:table-cell office:value-type="float" office:value="52.7" calcext:value-type="float">
            <text:p>52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24.8" calcext:value-type="float">
            <text:p>124.8</text:p>
          </table:table-cell>
          <table:table-cell office:value-type="float" office:value="8354" calcext:value-type="float">
            <text:p>8354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185.83" calcext:value-type="float">
            <text:p>1185.83</text:p>
          </table:table-cell>
          <table:table-cell office:value-type="float" office:value="108268" calcext:value-type="float">
            <text:p>108268</text:p>
          </table:table-cell>
          <table:table-cell office:value-type="float" office:value="658.8" calcext:value-type="float">
            <text:p>658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418.21" calcext:value-type="float">
            <text:p>418.21</text:p>
          </table:table-cell>
          <table:table-cell office:value-type="float" office:value="38183" calcext:value-type="float">
            <text:p>38183</text:p>
          </table:table-cell>
          <table:table-cell office:value-type="float" office:value="134.9" calcext:value-type="float">
            <text:p>134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Autoclaved aerated concrete</text:p>
          </table:table-cell>
          <table:table-cell office:value-type="float" office:value="340.4" calcext:value-type="float">
            <text:p>340.4</text:p>
          </table:table-cell>
          <table:table-cell office:value-type="float" office:value="31079" calcext:value-type="float">
            <text:p>31079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verhand/Passage</text:p>
          </table:table-cell>
          <table:table-cell office:value-type="string" calcext:value-type="string">
            <text:p>Reinforced concrete/Autoclaved aerated concrete</text:p>
          </table:table-cell>
          <table:table-cell office:value-type="float" office:value="1317.12" calcext:value-type="float">
            <text:p>1317.12</text:p>
          </table:table-cell>
          <table:table-cell office:value-type="float" office:value="43251" calcext:value-type="float">
            <text:p>43251</text:p>
          </table:table-cell>
          <table:table-cell office:value-type="float" office:value="1372" calcext:value-type="float">
            <text:p>137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122.88" calcext:value-type="float">
            <text:p>122.88</text:p>
          </table:table-cell>
          <table:table-cell office:value-type="float" office:value="11219" calcext:value-type="float">
            <text:p>11219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Lightweight concrete panels/Brickwork</text:p>
          </table:table-cell>
          <table:table-cell office:value-type="float" office:value="106.8" calcext:value-type="float">
            <text:p>106.8</text:p>
          </table:table-cell>
          <table:table-cell office:value-type="float" office:value="9751" calcext:value-type="float">
            <text:p>975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/staircase walls</text:p>
          </table:table-cell>
          <table:table-cell office:value-type="string" calcext:value-type="string">
            <text:p>Brickwork</text:p>
          </table:table-cell>
          <table:table-cell office:value-type="float" office:value="3578.42" calcext:value-type="float">
            <text:p>3578.42</text:p>
          </table:table-cell>
          <table:table-cell office:value-type="float" office:value="326714" calcext:value-type="float">
            <text:p>326714</text:p>
          </table:table-cell>
          <table:table-cell office:value-type="float" office:value="4209.9" calcext:value-type="float">
            <text:p>4209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ilasters</text:p>
          </table:table-cell>
          <table:table-cell office:value-type="string" calcext:value-type="string">
            <text:p>Brickwork</text:p>
          </table:table-cell>
          <table:table-cell office:value-type="float" office:value="241.98" calcext:value-type="float">
            <text:p>241.98</text:p>
          </table:table-cell>
          <table:table-cell office:value-type="float" office:value="22093" calcext:value-type="float">
            <text:p>22093</text:p>
          </table:table-cell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parting wall/Covering</text:p>
          </table:table-cell>
          <table:table-cell office:value-type="string" calcext:value-type="string">
            <text:p>Lightweight concrete panels/Brickwork</text:p>
          </table:table-cell>
          <table:table-cell office:value-type="float" office:value="31.9" calcext:value-type="float">
            <text:p>31.9</text:p>
          </table:table-cell>
          <table:table-cell office:value-type="float" office:value="2913" calcext:value-type="float">
            <text:p>291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Autoclaved aerated concrete</text:p>
          </table:table-cell>
          <table:table-cell office:value-type="float" office:value="43.2" calcext:value-type="float">
            <text:p>43.2</text:p>
          </table:table-cell>
          <table:table-cell office:value-type="float" office:value="3944" calcext:value-type="float">
            <text:p>394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ibrary roof</text:p>
          </table:table-cell>
          <table:table-cell office:value-type="string" calcext:value-type="string">
            <text:p>Reinforced concrete/Autoclaved aerated concrete</text:p>
          </table:table-cell>
          <table:table-cell office:value-type="float" office:value="767" calcext:value-type="float">
            <text:p>767</text:p>
          </table:table-cell>
          <table:table-cell office:value-type="float" office:value="51344" calcext:value-type="float">
            <text:p>51344</text:p>
          </table:table-cell>
          <table:table-cell office:value-type="float" office:value="767" calcext:value-type="float">
            <text:p>76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rrace floor</text:p>
          </table:table-cell>
          <table:table-cell office:value-type="string" calcext:value-type="string">
            <text:p>Reinforced concrete/Autoclaved aerated concrete</text:p>
          </table:table-cell>
          <table:table-cell office:value-type="float" office:value="237.82" calcext:value-type="float">
            <text:p>237.82</text:p>
          </table:table-cell>
          <table:table-cell office:value-type="float" office:value="21713" calcext:value-type="float">
            <text:p>21713</text:p>
          </table:table-cell>
          <table:table-cell office:value-type="float" office:value="253" calcext:value-type="float">
            <text:p>25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705:.D719])" office:value-type="float" office:value="8723.28" calcext:value-type="float">
            <text:p>8723.28</text:p>
          </table:table-cell>
          <table:table-cell table:style-name="ce2" table:formula="of:=SUM([.E705:.E719])" office:value-type="float" office:value="697823" calcext:value-type="float">
            <text:p>697823</text:p>
          </table:table-cell>
          <table:table-cell table:style-name="ce2" table:formula="of:=SUM([.F705:.F719])" office:value-type="float" office:value="7945.1" calcext:value-type="float">
            <text:p>7945.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4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25.5" calcext:value-type="float">
            <text:p>25.5</text:p>
          </table:table-cell>
          <table:table-cell office:value-type="float" office:value="2332" calcext:value-type="float">
            <text:p>2332</text:p>
          </table:table-cell>
          <table:table-cell office:value-type="float" office:value="7.2" calcext:value-type="float">
            <text:p>7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07.74" calcext:value-type="float">
            <text:p>107.74</text:p>
          </table:table-cell>
          <table:table-cell office:value-type="float" office:value="9853" calcext:value-type="float">
            <text:p>9853</text:p>
          </table:table-cell>
          <table:table-cell office:value-type="float" office:value="60.6" calcext:value-type="float">
            <text:p>60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09.43" calcext:value-type="float">
            <text:p>109.43</text:p>
          </table:table-cell>
          <table:table-cell office:value-type="float" office:value="10007" calcext:value-type="float">
            <text:p>10007</text:p>
          </table:table-cell>
          <table:table-cell office:value-type="float" office:value="32.5" calcext:value-type="float">
            <text:p>32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30.05" calcext:value-type="float">
            <text:p>30.05</text:p>
          </table:table-cell>
          <table:table-cell office:value-type="float" office:value="2748" calcext:value-type="float">
            <text:p>2748</text:p>
          </table:table-cell>
          <table:table-cell office:value-type="float" office:value="10.1" calcext:value-type="float">
            <text:p>10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Rammed earth</text:p>
          </table:table-cell>
          <table:table-cell office:value-type="float" office:value="226.8" calcext:value-type="float">
            <text:p>226.8</text:p>
          </table:table-cell>
          <table:table-cell office:value-type="float" office:value="11900" calcext:value-type="float">
            <text:p>11900</text:p>
          </table:table-cell>
          <table:table-cell office:value-type="float" office:value="465.7" calcext:value-type="float">
            <text:p>465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32.28" calcext:value-type="float">
            <text:p>32.28</text:p>
          </table:table-cell>
          <table:table-cell office:value-type="float" office:value="2952" calcext:value-type="float">
            <text:p>295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lay bricks/Decoration</text:p>
          </table:table-cell>
          <table:table-cell office:value-type="float" office:value="473.11" calcext:value-type="float">
            <text:p>473.11</text:p>
          </table:table-cell>
          <table:table-cell office:value-type="float" office:value="43265" calcext:value-type="float">
            <text:p>43265</text:p>
          </table:table-cell>
          <table:table-cell office:value-type="float" office:value="556.6" calcext:value-type="float">
            <text:p>556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Wooden ceiling/Slag</text:p>
          </table:table-cell>
          <table:table-cell office:value-type="float" office:value="391.19" calcext:value-type="float">
            <text:p>391.19</text:p>
          </table:table-cell>
          <table:table-cell office:value-type="float" office:value="26244" calcext:value-type="float">
            <text:p>26244</text:p>
          </table:table-cell>
          <table:table-cell office:value-type="float" office:value="465.7" calcext:value-type="float">
            <text:p>465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10.76" calcext:value-type="float">
            <text:p>10.7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0.6" calcext:value-type="float">
            <text:p>0.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726:.D735])" office:value-type="float" office:value="1407.46" calcext:value-type="float">
            <text:p>1407.46</text:p>
          </table:table-cell>
          <table:table-cell table:style-name="ce2" table:formula="of:=SUM([.E726:.E735])" office:value-type="float" office:value="110340" calcext:value-type="float">
            <text:p>110340</text:p>
          </table:table-cell>
          <table:table-cell table:style-name="ce2" table:formula="of:=SUM([.F726:.F735])" office:value-type="float" office:value="1598.4" calcext:value-type="float">
            <text:p>1598.4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LDING 4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47.16" calcext:value-type="float">
            <text:p>47.16</text:p>
          </table:table-cell>
          <table:table-cell office:value-type="float" office:value="4621" calcext:value-type="float">
            <text:p>4621</text:p>
          </table:table-cell>
          <table:table-cell office:value-type="float" office:value="13.2" calcext:value-type="float">
            <text:p>13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doors</text:p>
          </table:table-cell>
          <table:table-cell office:value-type="string" calcext:value-type="string">
            <text:p>Metal/wood/PVC</text:p>
          </table:table-cell>
          <table:table-cell office:value-type="float" office:value="20.7" calcext:value-type="float">
            <text:p>20.7</text:p>
          </table:table-cell>
          <table:table-cell office:value-type="float" office:value="2028" calcext:value-type="float">
            <text:p>2028</text:p>
          </table:table-cell>
          <table:table-cell office:value-type="float" office:value="5.7" calcext:value-type="float">
            <text:p>5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883.96" calcext:value-type="float">
            <text:p>883.96</text:p>
          </table:table-cell>
          <table:table-cell office:value-type="float" office:value="86607" calcext:value-type="float">
            <text:p>86607</text:p>
          </table:table-cell>
          <table:table-cell office:value-type="float" office:value="495.8" calcext:value-type="float">
            <text:p>495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518.08" calcext:value-type="float">
            <text:p>518.08</text:p>
          </table:table-cell>
          <table:table-cell office:value-type="float" office:value="50759" calcext:value-type="float">
            <text:p>50759</text:p>
          </table:table-cell>
          <table:table-cell office:value-type="float" office:value="169.2" calcext:value-type="float">
            <text:p>169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08.04" calcext:value-type="float">
            <text:p>108.04</text:p>
          </table:table-cell>
          <table:table-cell office:value-type="float" office:value="10585" calcext:value-type="float">
            <text:p>10585</text:p>
          </table:table-cell>
          <table:table-cell office:value-type="float" office:value="65.6" calcext:value-type="float">
            <text:p>65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Wood</text:p>
          </table:table-cell>
          <table:table-cell office:value-type="float" office:value="43.2" calcext:value-type="float">
            <text:p>43.2</text:p>
          </table:table-cell>
          <table:table-cell office:value-type="float" office:value="4233" calcext:value-type="float">
            <text:p>4233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631.45" calcext:value-type="float">
            <text:p>631.45</text:p>
          </table:table-cell>
          <table:table-cell office:value-type="float" office:value="37255" calcext:value-type="float">
            <text:p>37255</text:p>
          </table:table-cell>
          <table:table-cell office:value-type="float" office:value="1619.1" calcext:value-type="float">
            <text:p>1619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ssage cover</text:p>
          </table:table-cell>
          <table:table-cell office:value-type="string" calcext:value-type="string">
            <text:p>Bricks/Slag</text:p>
          </table:table-cell>
          <table:table-cell office:value-type="float" office:value="87.72" calcext:value-type="float">
            <text:p>87.72</text:p>
          </table:table-cell>
          <table:table-cell office:value-type="float" office:value="8594" calcext:value-type="float">
            <text:p>8594</text:p>
          </table:table-cell>
          <table:table-cell office:value-type="float" office:value="103.2" calcext:value-type="float">
            <text:p>103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/Slag</text:p>
          </table:table-cell>
          <table:table-cell office:value-type="float" office:value="2161.31" calcext:value-type="float">
            <text:p>2161.31</text:p>
          </table:table-cell>
          <table:table-cell office:value-type="float" office:value="211756" calcext:value-type="float">
            <text:p>211756</text:p>
          </table:table-cell>
          <table:table-cell office:value-type="float" office:value="3008.1" calcext:value-type="float">
            <text:p>3008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Brickwork</text:p>
          </table:table-cell>
          <table:table-cell office:value-type="float" office:value="330.14" calcext:value-type="float">
            <text:p>330.14</text:p>
          </table:table-cell>
          <table:table-cell office:value-type="float" office:value="32346" calcext:value-type="float">
            <text:p>32346</text:p>
          </table:table-cell>
          <table:table-cell office:value-type="float" office:value="271.9" calcext:value-type="float">
            <text:p>271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/staircase walls</text:p>
          </table:table-cell>
          <table:table-cell office:value-type="string" calcext:value-type="string">
            <text:p>Brickwork</text:p>
          </table:table-cell>
          <table:table-cell office:value-type="float" office:value="164.35" calcext:value-type="float">
            <text:p>164.35</text:p>
          </table:table-cell>
          <table:table-cell office:value-type="float" office:value="16103" calcext:value-type="float">
            <text:p>16103</text:p>
          </table:table-cell>
          <table:table-cell office:value-type="float" office:value="128.4" calcext:value-type="float">
            <text:p>128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Wooden ceiling/Slag/Wood</text:p>
          </table:table-cell>
          <table:table-cell office:value-type="float" office:value="1081.4" calcext:value-type="float">
            <text:p>1081.4</text:p>
          </table:table-cell>
          <table:table-cell office:value-type="float" office:value="79608" calcext:value-type="float">
            <text:p>79608</text:p>
          </table:table-cell>
          <table:table-cell office:value-type="float" office:value="1167.1" calcext:value-type="float">
            <text:p>1167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roof</text:p>
          </table:table-cell>
          <table:table-cell office:value-type="string" calcext:value-type="string">
            <text:p>Brickwork/Slag</text:p>
          </table:table-cell>
          <table:table-cell office:value-type="float" office:value="135.42" calcext:value-type="float">
            <text:p>135.42</text:p>
          </table:table-cell>
          <table:table-cell office:value-type="float" office:value="13268" calcext:value-type="float">
            <text:p>13268</text:p>
          </table:table-cell>
          <table:table-cell office:value-type="float" office:value="111" calcext:value-type="float">
            <text:p>111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742:.D754])" office:value-type="float" office:value="6212.93" calcext:value-type="float">
            <text:p>6212.93</text:p>
          </table:table-cell>
          <table:table-cell table:style-name="ce2" table:formula="of:=SUM([.E742:.E754])" office:value-type="float" office:value="557763" calcext:value-type="float">
            <text:p>557763</text:p>
          </table:table-cell>
          <table:table-cell table:style-name="ce2" table:formula="of:=SUM([.F742:.F754])" office:value-type="float" office:value="7170.3" calcext:value-type="float">
            <text:p>7170.3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4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7.78" calcext:value-type="float">
            <text:p>7.78</text:p>
          </table:table-cell>
          <table:table-cell office:value-type="float" office:value="734" calcext:value-type="float">
            <text:p>734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arbage room/basement doors</text:p>
          </table:table-cell>
          <table:table-cell office:value-type="string" calcext:value-type="string">
            <text:p>Metal/wood</text:p>
          </table:table-cell>
          <table:table-cell office:value-type="float" office:value="18.84" calcext:value-type="float">
            <text:p>18.84</text:p>
          </table:table-cell>
          <table:table-cell office:value-type="float" office:value="1778" calcext:value-type="float">
            <text:p>1778</text:p>
          </table:table-cell>
          <table:table-cell office:value-type="float" office:value="5.4" calcext:value-type="float">
            <text:p>5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555.38" calcext:value-type="float">
            <text:p>555.38</text:p>
          </table:table-cell>
          <table:table-cell office:value-type="float" office:value="52412" calcext:value-type="float">
            <text:p>52412</text:p>
          </table:table-cell>
          <table:table-cell office:value-type="float" office:value="318.2" calcext:value-type="float">
            <text:p>318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14" calcext:value-type="float">
            <text:p>114</text:p>
          </table:table-cell>
          <table:table-cell office:value-type="float" office:value="10796" calcext:value-type="float">
            <text:p>10796</text:p>
          </table:table-cell>
          <table:table-cell office:value-type="float" office:value="39.8" calcext:value-type="float">
            <text:p>39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67.11" calcext:value-type="float">
            <text:p>67.11</text:p>
          </table:table-cell>
          <table:table-cell office:value-type="float" office:value="6333" calcext:value-type="float">
            <text:p>6333</text:p>
          </table:table-cell>
          <table:table-cell office:value-type="float" office:value="19.5" calcext:value-type="float">
            <text:p>19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windows</text:p>
          </table:table-cell>
          <table:table-cell office:value-type="string" calcext:value-type="string">
            <text:p>Wood</text:p>
          </table:table-cell>
          <table:table-cell office:value-type="float" office:value="4.99" calcext:value-type="float">
            <text:p>4.99</text:p>
          </table:table-cell>
          <table:table-cell office:value-type="float" office:value="471" calcext:value-type="float">
            <text:p>471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Autoclaved aerated concrete</text:p>
          </table:table-cell>
          <table:table-cell office:value-type="float" office:value="250.51" calcext:value-type="float">
            <text:p>250.51</text:p>
          </table:table-cell>
          <table:table-cell office:value-type="float" office:value="8995" calcext:value-type="float">
            <text:p>8995</text:p>
          </table:table-cell>
          <table:table-cell office:value-type="float" office:value="305.5" calcext:value-type="float">
            <text:p>305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Metal/wood</text:p>
          </table:table-cell>
          <table:table-cell office:value-type="float" office:value="5.58" calcext:value-type="float">
            <text:p>5.58</text:p>
          </table:table-cell>
          <table:table-cell office:value-type="float" office:value="527" calcext:value-type="float">
            <text:p>527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22.68" calcext:value-type="float">
            <text:p>22.68</text:p>
          </table:table-cell>
          <table:table-cell office:value-type="float" office:value="2140" calcext:value-type="float">
            <text:p>214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452.63" calcext:value-type="float">
            <text:p>452.63</text:p>
          </table:table-cell>
          <table:table-cell office:value-type="float" office:value="42715" calcext:value-type="float">
            <text:p>42715</text:p>
          </table:table-cell>
          <table:table-cell office:value-type="float" office:value="532.5" calcext:value-type="float">
            <text:p>532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666.36" calcext:value-type="float">
            <text:p>666.36</text:p>
          </table:table-cell>
          <table:table-cell office:value-type="float" office:value="62884" calcext:value-type="float">
            <text:p>62884</text:p>
          </table:table-cell>
          <table:table-cell office:value-type="float" office:value="771.9" calcext:value-type="float">
            <text:p>771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loggia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237.43" calcext:value-type="float">
            <text:p>237.43</text:p>
          </table:table-cell>
          <table:table-cell office:value-type="float" office:value="22406" calcext:value-type="float">
            <text:p>22406</text:p>
          </table:table-cell>
          <table:table-cell office:value-type="float" office:value="254" calcext:value-type="float">
            <text:p>25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/staircase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21.68" calcext:value-type="float">
            <text:p>21.68</text:p>
          </table:table-cell>
          <table:table-cell office:value-type="float" office:value="2045" calcext:value-type="float">
            <text:p>2045</text:p>
          </table:table-cell>
          <table:table-cell office:value-type="float" office:value="25.5" calcext:value-type="float">
            <text:p>25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8.16" calcext:value-type="float">
            <text:p>8.16</text:p>
          </table:table-cell>
          <table:table-cell office:value-type="float" office:value="770" calcext:value-type="float">
            <text:p>770</text:p>
          </table:table-cell>
          <table:table-cell office:value-type="float" office:value="9.6" calcext:value-type="float">
            <text:p>9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Autoclaved aerated concrete</text:p>
          </table:table-cell>
          <table:table-cell office:value-type="float" office:value="252.41" calcext:value-type="float">
            <text:p>252.41</text:p>
          </table:table-cell>
          <table:table-cell office:value-type="float" office:value="17671" calcext:value-type="float">
            <text:p>17671</text:p>
          </table:table-cell>
          <table:table-cell office:value-type="float" office:value="293.5" calcext:value-type="float">
            <text:p>293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staircase)</text:p>
          </table:table-cell>
          <table:table-cell office:value-type="string" calcext:value-type="string">
            <text:p>Reinforced concrete/Autoclaved aerated concrete</text:p>
          </table:table-cell>
          <table:table-cell office:value-type="float" office:value="9.48" calcext:value-type="float">
            <text:p>9.48</text:p>
          </table:table-cell>
          <table:table-cell office:value-type="float" office:value="895" calcext:value-type="float">
            <text:p>895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roof</text:p>
          </table:table-cell>
          <table:table-cell office:value-type="string" calcext:value-type="string">
            <text:p>Reinforced concrete/Autoclaved aerated concrete</text:p>
          </table:table-cell>
          <table:table-cell office:value-type="float" office:value="6.7" calcext:value-type="float">
            <text:p>6.7</text:p>
          </table:table-cell>
          <table:table-cell office:value-type="float" office:value="632" calcext:value-type="float">
            <text:p>632</text:p>
          </table:table-cell>
          <table:table-cell office:value-type="float" office:value="7.2" calcext:value-type="float">
            <text:p>7.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761:.D777])" office:value-type="float" office:value="2701.72" calcext:value-type="float">
            <text:p>2701.72</text:p>
          </table:table-cell>
          <table:table-cell table:style-name="ce2" table:formula="of:=SUM([.E761:.E777])" office:value-type="float" office:value="234204" calcext:value-type="float">
            <text:p>234204</text:p>
          </table:table-cell>
          <table:table-cell table:style-name="ce2" table:formula="of:=SUM([.F761:.F777])" office:value-type="float" office:value="2599.7" calcext:value-type="float">
            <text:p>2599.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4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27.84" calcext:value-type="float">
            <text:p>27.84</text:p>
          </table:table-cell>
          <table:table-cell office:value-type="float" office:value="2776" calcext:value-type="float">
            <text:p>2776</text:p>
          </table:table-cell>
          <table:table-cell office:value-type="float" office:value="8.2" calcext:value-type="float">
            <text:p>8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arbage room/basement doors</text:p>
          </table:table-cell>
          <table:table-cell office:value-type="string" calcext:value-type="string">
            <text:p>Metal/wood</text:p>
          </table:table-cell>
          <table:table-cell office:value-type="float" office:value="83.14" calcext:value-type="float">
            <text:p>83.14</text:p>
          </table:table-cell>
          <table:table-cell office:value-type="float" office:value="8292" calcext:value-type="float">
            <text:p>8292</text:p>
          </table:table-cell>
          <table:table-cell office:value-type="float" office:value="20.6" calcext:value-type="float">
            <text:p>20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2049.58" calcext:value-type="float">
            <text:p>2049.58</text:p>
          </table:table-cell>
          <table:table-cell office:value-type="float" office:value="204404" calcext:value-type="float">
            <text:p>204404</text:p>
          </table:table-cell>
          <table:table-cell office:value-type="float" office:value="1173.9" calcext:value-type="float">
            <text:p>1173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740.29" calcext:value-type="float">
            <text:p>740.29</text:p>
          </table:table-cell>
          <table:table-cell office:value-type="float" office:value="73829" calcext:value-type="float">
            <text:p>73829</text:p>
          </table:table-cell>
          <table:table-cell office:value-type="float" office:value="247.1" calcext:value-type="float">
            <text:p>247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45.92" calcext:value-type="float">
            <text:p>145.92</text:p>
          </table:table-cell>
          <table:table-cell office:value-type="float" office:value="14553" calcext:value-type="float">
            <text:p>14553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windows</text:p>
          </table:table-cell>
          <table:table-cell office:value-type="string" calcext:value-type="string">
            <text:p>Wood</text:p>
          </table:table-cell>
          <table:table-cell office:value-type="float" office:value="19.23" calcext:value-type="float">
            <text:p>19.23</text:p>
          </table:table-cell>
          <table:table-cell office:value-type="float" office:value="1918" calcext:value-type="float">
            <text:p>1918</text:p>
          </table:table-cell>
          <table:table-cell office:value-type="float" office:value="5.9" calcext:value-type="float">
            <text:p>5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Autoclaved aerated concrete</text:p>
          </table:table-cell>
          <table:table-cell office:value-type="float" office:value="1046.34" calcext:value-type="float">
            <text:p>1046.34</text:p>
          </table:table-cell>
          <table:table-cell office:value-type="float" office:value="53374" calcext:value-type="float">
            <text:p>53374</text:p>
          </table:table-cell>
          <table:table-cell office:value-type="float" office:value="1162.6" calcext:value-type="float">
            <text:p>1162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and roof doors</text:p>
          </table:table-cell>
          <table:table-cell office:value-type="string" calcext:value-type="string">
            <text:p>Metal/wood</text:p>
          </table:table-cell>
          <table:table-cell office:value-type="float" office:value="41.88" calcext:value-type="float">
            <text:p>41.88</text:p>
          </table:table-cell>
          <table:table-cell office:value-type="float" office:value="4177" calcext:value-type="float">
            <text:p>4177</text:p>
          </table:table-cell>
          <table:table-cell office:value-type="float" office:value="10.8" calcext:value-type="float">
            <text:p>10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69.18" calcext:value-type="float">
            <text:p>69.18</text:p>
          </table:table-cell>
          <table:table-cell office:value-type="float" office:value="6899" calcext:value-type="float">
            <text:p>689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081.46" calcext:value-type="float">
            <text:p>1081.46</text:p>
          </table:table-cell>
          <table:table-cell office:value-type="float" office:value="107853" calcext:value-type="float">
            <text:p>107853</text:p>
          </table:table-cell>
          <table:table-cell office:value-type="float" office:value="1272.3" calcext:value-type="float">
            <text:p>1272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2715.8" calcext:value-type="float">
            <text:p>2715.8</text:p>
          </table:table-cell>
          <table:table-cell office:value-type="float" office:value="270846" calcext:value-type="float">
            <text:p>270846</text:p>
          </table:table-cell>
          <table:table-cell office:value-type="float" office:value="3155.9" calcext:value-type="float">
            <text:p>3155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loggia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852.15" calcext:value-type="float">
            <text:p>852.15</text:p>
          </table:table-cell>
          <table:table-cell office:value-type="float" office:value="84984" calcext:value-type="float">
            <text:p>84984</text:p>
          </table:table-cell>
          <table:table-cell office:value-type="float" office:value="951.7" calcext:value-type="float">
            <text:p>951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party wall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01.92" calcext:value-type="float">
            <text:p>101.92</text:p>
          </table:table-cell>
          <table:table-cell office:value-type="float" office:value="10164" calcext:value-type="float">
            <text:p>10164</text:p>
          </table:table-cell>
          <table:table-cell office:value-type="float" office:value="119.9" calcext:value-type="float">
            <text:p>119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88.74" calcext:value-type="float">
            <text:p>88.74</text:p>
          </table:table-cell>
          <table:table-cell office:value-type="float" office:value="8850" calcext:value-type="float">
            <text:p>8850</text:p>
          </table:table-cell>
          <table:table-cell office:value-type="float" office:value="104.4" calcext:value-type="float">
            <text:p>104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Autoclaved aerated concrete</text:p>
          </table:table-cell>
          <table:table-cell office:value-type="float" office:value="906.93" calcext:value-type="float">
            <text:p>906.93</text:p>
          </table:table-cell>
          <table:table-cell office:value-type="float" office:value="90448" calcext:value-type="float">
            <text:p>90448</text:p>
          </table:table-cell>
          <table:table-cell office:value-type="float" office:value="1030" calcext:value-type="float">
            <text:p>103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staircase)</text:p>
          </table:table-cell>
          <table:table-cell office:value-type="string" calcext:value-type="string">
            <text:p>Reinforced concrete/Autoclaved aerated concrete</text:p>
          </table:table-cell>
          <table:table-cell office:value-type="float" office:value="108.24" calcext:value-type="float">
            <text:p>108.24</text:p>
          </table:table-cell>
          <table:table-cell office:value-type="float" office:value="10795" calcext:value-type="float">
            <text:p>10795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roof</text:p>
          </table:table-cell>
          <table:table-cell office:value-type="string" calcext:value-type="string">
            <text:p>Reinforced concrete/Autoclaved aerated concrete</text:p>
          </table:table-cell>
          <table:table-cell office:value-type="float" office:value="28.04" calcext:value-type="float">
            <text:p>28.04</text:p>
          </table:table-cell>
          <table:table-cell office:value-type="float" office:value="2797" calcext:value-type="float">
            <text:p>2797</text:p>
          </table:table-cell>
          <table:table-cell office:value-type="float" office:value="34.2" calcext:value-type="float">
            <text:p>34.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784:.D800])" office:value-type="float" office:value="10106.68" calcext:value-type="float">
            <text:p>10106.68</text:p>
          </table:table-cell>
          <table:table-cell table:style-name="ce2" table:formula="of:=SUM([.E784:.E800])" office:value-type="float" office:value="956959" calcext:value-type="float">
            <text:p>956959</text:p>
          </table:table-cell>
          <table:table-cell table:style-name="ce2" table:formula="of:=SUM([.F784:.F800])" office:value-type="float" office:value="9507.5" calcext:value-type="float">
            <text:p>9507.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4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7.86" calcext:value-type="float">
            <text:p>7.86</text:p>
          </table:table-cell>
          <table:table-cell office:value-type="float" office:value="741" calcext:value-type="float">
            <text:p>741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15.76" calcext:value-type="float">
            <text:p>115.76</text:p>
          </table:table-cell>
          <table:table-cell office:value-type="float" office:value="10907" calcext:value-type="float">
            <text:p>10907</text:p>
          </table:table-cell>
          <table:table-cell office:value-type="float" office:value="64.5" calcext:value-type="float">
            <text:p>64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73.56" calcext:value-type="float">
            <text:p>73.56</text:p>
          </table:table-cell>
          <table:table-cell office:value-type="float" office:value="6931" calcext:value-type="float">
            <text:p>6931</text:p>
          </table:table-cell>
          <table:table-cell office:value-type="float" office:value="23.8" calcext:value-type="float">
            <text:p>23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7.04" calcext:value-type="float">
            <text:p>7.04</text:p>
          </table:table-cell>
          <table:table-cell office:value-type="float" office:value="663" calcext:value-type="float">
            <text:p>663</text:p>
          </table:table-cell>
          <table:table-cell office:value-type="float" office:value="4.2" calcext:value-type="float">
            <text:p>4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92.88" calcext:value-type="float">
            <text:p>92.88</text:p>
          </table:table-cell>
          <table:table-cell office:value-type="float" office:value="3321" calcext:value-type="float">
            <text:p>3321</text:p>
          </table:table-cell>
          <table:table-cell office:value-type="float" office:value="108" calcext:value-type="float">
            <text:p>10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Rammed earth</text:p>
          </table:table-cell>
          <table:table-cell office:value-type="float" office:value="71.3" calcext:value-type="float">
            <text:p>71.3</text:p>
          </table:table-cell>
          <table:table-cell office:value-type="float" office:value="3939" calcext:value-type="float">
            <text:p>3939</text:p>
          </table:table-cell>
          <table:table-cell office:value-type="float" office:value="142.6" calcext:value-type="float">
            <text:p>142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20.82" calcext:value-type="float">
            <text:p>20.82</text:p>
          </table:table-cell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572.76" calcext:value-type="float">
            <text:p>572.76</text:p>
          </table:table-cell>
          <table:table-cell office:value-type="float" office:value="53968" calcext:value-type="float">
            <text:p>53968</text:p>
          </table:table-cell>
          <table:table-cell office:value-type="float" office:value="516" calcext:value-type="float">
            <text:p>51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210.5" calcext:value-type="float">
            <text:p>210.5</text:p>
          </table:table-cell>
          <table:table-cell office:value-type="float" office:value="14707" calcext:value-type="float">
            <text:p>14707</text:p>
          </table:table-cell>
          <table:table-cell office:value-type="float" office:value="250.6" calcext:value-type="float">
            <text:p>250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6.94" calcext:value-type="float">
            <text:p>6.94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0.3" calcext:value-type="float">
            <text:p>0.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807:.D817])" office:value-type="float" office:value="1179.72" calcext:value-type="float">
            <text:p>1179.72</text:p>
          </table:table-cell>
          <table:table-cell table:style-name="ce2" table:formula="of:=SUM([.E807:.E817])" office:value-type="float" office:value="97821" calcext:value-type="float">
            <text:p>97821</text:p>
          </table:table-cell>
          <table:table-cell table:style-name="ce2" table:formula="of:=SUM([.F807:.F817])" office:value-type="float" office:value="1111.9" calcext:value-type="float">
            <text:p>1111.9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4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24.75" calcext:value-type="float">
            <text:p>24.75</text:p>
          </table:table-cell>
          <table:table-cell office:value-type="float" office:value="1970.54" calcext:value-type="float">
            <text:p>1970.54</text:p>
          </table:table-cell>
          <table:table-cell office:value-type="float" office:value="10.8" calcext:value-type="float">
            <text:p>10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71.99" calcext:value-type="float">
            <text:p>471.99</text:p>
          </table:table-cell>
          <table:table-cell office:value-type="float" office:value="37579.03" calcext:value-type="float">
            <text:p>37579.03</text:p>
          </table:table-cell>
          <table:table-cell office:value-type="float" office:value="341.23" calcext:value-type="float">
            <text:p>341.2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303.77" calcext:value-type="float">
            <text:p>303.77</text:p>
          </table:table-cell>
          <table:table-cell office:value-type="float" office:value="24185.28" calcext:value-type="float">
            <text:p>24185.28</text:p>
          </table:table-cell>
          <table:table-cell office:value-type="float" office:value="119.57" calcext:value-type="float">
            <text:p>119.5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</text:p>
          </table:table-cell>
          <table:table-cell office:value-type="float" office:value="313.23" calcext:value-type="float">
            <text:p>313.23</text:p>
          </table:table-cell>
          <table:table-cell office:value-type="float" office:value="11521.44" calcext:value-type="float">
            <text:p>11521.44</text:p>
          </table:table-cell>
          <table:table-cell office:value-type="float" office:value="519.75" calcext:value-type="float">
            <text:p>519.7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1369.35" calcext:value-type="float">
            <text:p>1369.35</text:p>
          </table:table-cell>
          <table:table-cell office:value-type="float" office:value="109024.28" calcext:value-type="float">
            <text:p>109024.28</text:p>
          </table:table-cell>
          <table:table-cell office:value-type="float" office:value="889.54" calcext:value-type="float">
            <text:p>889.5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</text:p>
          </table:table-cell>
          <table:table-cell office:value-type="float" office:value="393.8" calcext:value-type="float">
            <text:p>393.8</text:p>
          </table:table-cell>
          <table:table-cell office:value-type="float" office:value="31353.37" calcext:value-type="float">
            <text:p>31353.37</text:p>
          </table:table-cell>
          <table:table-cell office:value-type="float" office:value="295.11" calcext:value-type="float">
            <text:p>295.1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Deco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Hollow-core reinforced concrete/Autoclaved aerated concrete/Roofing material (insulation)</text:p>
          </table:table-cell>
          <table:table-cell office:value-type="float" office:value="498.96" calcext:value-type="float">
            <text:p>498.96</text:p>
          </table:table-cell>
          <table:table-cell office:value-type="float" office:value="39726" calcext:value-type="float">
            <text:p>39726</text:p>
          </table:table-cell>
          <table:table-cell office:value-type="float" office:value="519.75" calcext:value-type="float">
            <text:p>519.7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824:.D831])" office:value-type="float" office:value="3375.85" calcext:value-type="float">
            <text:p>3375.85</text:p>
          </table:table-cell>
          <table:table-cell table:style-name="ce2" table:formula="of:=SUM([.E824:.E831])" office:value-type="float" office:value="255359.94" calcext:value-type="float">
            <text:p>255359.94</text:p>
          </table:table-cell>
          <table:table-cell table:style-name="ce2" table:formula="of:=SUM([.F824:.F831])" office:value-type="float" office:value="2777.75" calcext:value-type="float">
            <text:p>2777.7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4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9.1" calcext:value-type="float">
            <text:p>9.1</text:p>
          </table:table-cell>
          <table:table-cell office:value-type="float" office:value="775.87" calcext:value-type="float">
            <text:p>775.8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37.85" calcext:value-type="float">
            <text:p>37.85</text:p>
          </table:table-cell>
          <table:table-cell office:value-type="float" office:value="3227.18" calcext:value-type="float">
            <text:p>3227.18</text:p>
          </table:table-cell>
          <table:table-cell office:value-type="float" office:value="32.41" calcext:value-type="float">
            <text:p>32.4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34.58" calcext:value-type="float">
            <text:p>34.58</text:p>
          </table:table-cell>
          <table:table-cell office:value-type="float" office:value="2948.63" calcext:value-type="float">
            <text:p>2948.63</text:p>
          </table:table-cell>
          <table:table-cell office:value-type="float" office:value="13.81" calcext:value-type="float">
            <text:p>13.8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Slag/Wooden beams</text:p>
          </table:table-cell>
          <table:table-cell office:value-type="float" office:value="100.39" calcext:value-type="float">
            <text:p>100.39</text:p>
          </table:table-cell>
          <table:table-cell office:value-type="float" office:value="3668.25" calcext:value-type="float">
            <text:p>3668.25</text:p>
          </table:table-cell>
          <table:table-cell office:value-type="float" office:value="157" calcext:value-type="float">
            <text:p>15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Concrete/Slag/Wooden beams</text:p>
          </table:table-cell>
          <table:table-cell office:value-type="float" office:value="44.12" calcext:value-type="float">
            <text:p>44.12</text:p>
          </table:table-cell>
          <table:table-cell office:value-type="float" office:value="1612.06" calcext:value-type="float">
            <text:p>1612.06</text:p>
          </table:table-cell>
          <table:table-cell office:value-type="float" office:value="73.5" calcext:value-type="float">
            <text:p>73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 wall</text:p>
          </table:table-cell>
          <table:table-cell office:value-type="float" office:value="141.17" calcext:value-type="float">
            <text:p>141.17</text:p>
          </table:table-cell>
          <table:table-cell office:value-type="float" office:value="12036.45" calcext:value-type="float">
            <text:p>12036.45</text:p>
          </table:table-cell>
          <table:table-cell office:value-type="float" office:value="137.19" calcext:value-type="float">
            <text:p>137.1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 wall</text:p>
          </table:table-cell>
          <table:table-cell office:value-type="float" office:value="122.93" calcext:value-type="float">
            <text:p>122.93</text:p>
          </table:table-cell>
          <table:table-cell office:value-type="float" office:value="10481.35" calcext:value-type="float">
            <text:p>10481.35</text:p>
          </table:table-cell>
          <table:table-cell office:value-type="float" office:value="119.04" calcext:value-type="float">
            <text:p>119.0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Concrete/Deco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4" calcext:value-type="float">
            <text:p>10.4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63.28" calcext:value-type="float">
            <text:p>163.28</text:p>
          </table:table-cell>
          <table:table-cell office:value-type="float" office:value="13921.25" calcext:value-type="float">
            <text:p>13921.25</text:p>
          </table:table-cell>
          <table:table-cell office:value-type="float" office:value="157" calcext:value-type="float">
            <text:p>157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838:.D846])" office:value-type="float" office:value="653.42" calcext:value-type="float">
            <text:p>653.42</text:p>
          </table:table-cell>
          <table:table-cell table:style-name="ce2" table:formula="of:=SUM([.E838:.E846])" office:value-type="float" office:value="48671.04" calcext:value-type="float">
            <text:p>48671.04</text:p>
          </table:table-cell>
          <table:table-cell table:style-name="ce2" table:formula="of:=SUM([.F838:.F846])" office:value-type="float" office:value="703.39" calcext:value-type="float">
            <text:p>703.39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4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23.4" calcext:value-type="float">
            <text:p>23.4</text:p>
          </table:table-cell>
          <table:table-cell office:value-type="float" office:value="2070.06" calcext:value-type="float">
            <text:p>2070.0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593.55" calcext:value-type="float">
            <text:p>593.55</text:p>
          </table:table-cell>
          <table:table-cell office:value-type="float" office:value="52508.07" calcext:value-type="float">
            <text:p>52508.07</text:p>
          </table:table-cell>
          <table:table-cell office:value-type="float" office:value="438.31" calcext:value-type="float">
            <text:p>438.3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744.13" calcext:value-type="float">
            <text:p>744.13</text:p>
          </table:table-cell>
          <table:table-cell office:value-type="float" office:value="65828.36" calcext:value-type="float">
            <text:p>65828.36</text:p>
          </table:table-cell>
          <table:table-cell office:value-type="float" office:value="301.84" calcext:value-type="float">
            <text:p>301.8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37.46" calcext:value-type="float">
            <text:p>337.46</text:p>
          </table:table-cell>
          <table:table-cell office:value-type="float" office:value="15398.08" calcext:value-type="float">
            <text:p>15398.08</text:p>
          </table:table-cell>
          <table:table-cell office:value-type="float" office:value="706.76" calcext:value-type="float">
            <text:p>706.7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lay bricks/Expanded clay concrete</text:p>
          </table:table-cell>
          <table:table-cell office:value-type="float" office:value="2250.75" calcext:value-type="float">
            <text:p>2250.75</text:p>
          </table:table-cell>
          <table:table-cell office:value-type="float" office:value="199110.54" calcext:value-type="float">
            <text:p>199110.54</text:p>
          </table:table-cell>
          <table:table-cell office:value-type="float" office:value="1947.26" calcext:value-type="float">
            <text:p>1947.2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lay bricks</text:p>
          </table:table-cell>
          <table:table-cell office:value-type="float" office:value="687.86" calcext:value-type="float">
            <text:p>687.86</text:p>
          </table:table-cell>
          <table:table-cell office:value-type="float" office:value="60850.67" calcext:value-type="float">
            <text:p>60850.67</text:p>
          </table:table-cell>
          <table:table-cell office:value-type="float" office:value="766.01" calcext:value-type="float">
            <text:p>766.0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41.4" calcext:value-type="float">
            <text:p>41.4</text:p>
          </table:table-cell>
          <table:table-cell office:value-type="float" office:value="3662.41" calcext:value-type="float">
            <text:p>3662.41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Hollow-core reinforced concrete/Waterproofing (insulated) </text:p>
          </table:table-cell>
          <table:table-cell office:value-type="float" office:value="597.7" calcext:value-type="float">
            <text:p>597.7</text:p>
          </table:table-cell>
          <table:table-cell office:value-type="float" office:value="52874.79" calcext:value-type="float">
            <text:p>52874.79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853:.D860])" office:value-type="float" office:value="5276.25" calcext:value-type="float">
            <text:p>5276.25</text:p>
          </table:table-cell>
          <table:table-cell table:style-name="ce2" table:formula="of:=SUM([.E853:.E860])" office:value-type="float" office:value="452302.98" calcext:value-type="float">
            <text:p>452302.98</text:p>
          </table:table-cell>
          <table:table-cell table:style-name="ce2" table:formula="of:=SUM([.F853:.F860])" office:value-type="float" office:value="4309.18" calcext:value-type="float">
            <text:p>4309.1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4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12" calcext:value-type="float">
            <text:p>112</text:p>
          </table:table-cell>
          <table:table-cell office:value-type="float" office:value="8917.17" calcext:value-type="float">
            <text:p>8917.17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94.01" calcext:value-type="float">
            <text:p>494.01</text:p>
          </table:table-cell>
          <table:table-cell office:value-type="float" office:value="39331.73" calcext:value-type="float">
            <text:p>39331.73</text:p>
          </table:table-cell>
          <table:table-cell office:value-type="float" office:value="365.16" calcext:value-type="float">
            <text:p>365.1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498.77" calcext:value-type="float">
            <text:p>498.77</text:p>
          </table:table-cell>
          <table:table-cell office:value-type="float" office:value="39710.55" calcext:value-type="float">
            <text:p>39710.55</text:p>
          </table:table-cell>
          <table:table-cell office:value-type="float" office:value="201.84" calcext:value-type="float">
            <text:p>201.8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Slag/Wooden beams</text:p>
          </table:table-cell>
          <table:table-cell office:value-type="float" office:value="516.8" calcext:value-type="float">
            <text:p>516.8</text:p>
          </table:table-cell>
          <table:table-cell office:value-type="float" office:value="19009.14" calcext:value-type="float">
            <text:p>19009.14</text:p>
          </table:table-cell>
          <table:table-cell office:value-type="float" office:value="1081" calcext:value-type="float">
            <text:p>108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lay bricks</text:p>
          </table:table-cell>
          <table:table-cell office:value-type="float" office:value="1996.44" calcext:value-type="float">
            <text:p>1996.44</text:p>
          </table:table-cell>
          <table:table-cell office:value-type="float" office:value="158951.75" calcext:value-type="float">
            <text:p>158951.75</text:p>
          </table:table-cell>
          <table:table-cell office:value-type="float" office:value="1451.34" calcext:value-type="float">
            <text:p>1451.3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lay bricks</text:p>
          </table:table-cell>
          <table:table-cell office:value-type="float" office:value="128.24" calcext:value-type="float">
            <text:p>128.24</text:p>
          </table:table-cell>
          <table:table-cell office:value-type="float" office:value="10210.16" calcext:value-type="float">
            <text:p>10210.16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Clay bric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lay bricks</text:p>
          </table:table-cell>
          <table:table-cell office:value-type="float" office:value="1028.46" calcext:value-type="float">
            <text:p>1028.46</text:p>
          </table:table-cell>
          <table:table-cell office:value-type="float" office:value="81883.53" calcext:value-type="float">
            <text:p>81883.53</text:p>
          </table:table-cell>
          <table:table-cell office:value-type="float" office:value="747.66" calcext:value-type="float">
            <text:p>747.6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Wooden beams/Slag</text:p>
          </table:table-cell>
          <table:table-cell office:value-type="float" office:value="1005.33" calcext:value-type="float">
            <text:p>1005.33</text:p>
          </table:table-cell>
          <table:table-cell office:value-type="float" office:value="80041.96" calcext:value-type="float">
            <text:p>80041.96</text:p>
          </table:table-cell>
          <table:table-cell office:value-type="float" office:value="1081" calcext:value-type="float">
            <text:p>1081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867:.D875])" office:value-type="float" office:value="5780.05" calcext:value-type="float">
            <text:p>5780.05</text:p>
          </table:table-cell>
          <table:table-cell table:style-name="ce2" table:formula="of:=SUM([.E867:.E875])" office:value-type="float" office:value="438055.99" calcext:value-type="float">
            <text:p>438055.99</text:p>
          </table:table-cell>
          <table:table-cell table:style-name="ce2" table:formula="of:=SUM([.F867:.F875])" office:value-type="float" office:value="5089" calcext:value-type="float">
            <text:p>5089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4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5.4" calcext:value-type="float">
            <text:p>15.4</text:p>
          </table:table-cell>
          <table:table-cell office:value-type="float" office:value="1410.54" calcext:value-type="float">
            <text:p>1410.5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31.06" calcext:value-type="float">
            <text:p>31.06</text:p>
          </table:table-cell>
          <table:table-cell office:value-type="float" office:value="2845.26" calcext:value-type="float">
            <text:p>2845.26</text:p>
          </table:table-cell>
          <table:table-cell office:value-type="float" office:value="22.28" calcext:value-type="float">
            <text:p>22.2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56.67" calcext:value-type="float">
            <text:p>56.67</text:p>
          </table:table-cell>
          <table:table-cell office:value-type="float" office:value="5190.79" calcext:value-type="float">
            <text:p>5190.79</text:p>
          </table:table-cell>
          <table:table-cell office:value-type="float" office:value="22.73" calcext:value-type="float">
            <text:p>22.7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Concrete/Slag/Wooden beams</text:p>
          </table:table-cell>
          <table:table-cell office:value-type="float" office:value="93.17" calcext:value-type="float">
            <text:p>93.17</text:p>
          </table:table-cell>
          <table:table-cell office:value-type="float" office:value="3994.71" calcext:value-type="float">
            <text:p>3994.71</text:p>
          </table:table-cell>
          <table:table-cell office:value-type="float" office:value="187" calcext:value-type="float">
            <text:p>18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lay bricks</text:p>
          </table:table-cell>
          <table:table-cell office:value-type="float" office:value="237.36" calcext:value-type="float">
            <text:p>237.36</text:p>
          </table:table-cell>
          <table:table-cell office:value-type="float" office:value="21740.66" calcext:value-type="float">
            <text:p>21740.66</text:p>
          </table:table-cell>
          <table:table-cell office:value-type="float" office:value="123" calcext:value-type="float">
            <text:p>12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lay bricks</text:p>
          </table:table-cell>
          <table:table-cell office:value-type="float" office:value="133.36" calcext:value-type="float">
            <text:p>133.36</text:p>
          </table:table-cell>
          <table:table-cell office:value-type="float" office:value="12215.11" calcext:value-type="float">
            <text:p>12215.11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/Attic</text:p>
          </table:table-cell>
          <table:table-cell office:value-type="string" calcext:value-type="string">
            <text:p>Clay bric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9.98" calcext:value-type="float">
            <text:p>19.98</text:p>
          </table:table-cell>
          <table:table-cell office:value-type="float" office:value="1830.29" calcext:value-type="float">
            <text:p>1830.29</text:p>
          </table:table-cell>
          <table:table-cell office:value-type="float" office:value="10.47" calcext:value-type="float">
            <text:p>10.47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882:.D889])" office:value-type="float" office:value="587" calcext:value-type="float">
            <text:p>587</text:p>
          </table:table-cell>
          <table:table-cell table:style-name="ce2" table:formula="of:=SUM([.E882:.E889])" office:value-type="float" office:value="49227.36" calcext:value-type="float">
            <text:p>49227.36</text:p>
          </table:table-cell>
          <table:table-cell table:style-name="ce2" table:formula="of:=SUM([.F882:.F889])" office:value-type="float" office:value="460.48" calcext:value-type="float">
            <text:p>460.4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5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/Metal (uninsulated)</text:p>
          </table:table-cell>
          <table:table-cell office:value-type="float" office:value="44.59" calcext:value-type="float">
            <text:p>44.59</text:p>
          </table:table-cell>
          <table:table-cell office:value-type="float" office:value="3888.64" calcext:value-type="float">
            <text:p>3888.64</text:p>
          </table:table-cell>
          <table:table-cell office:value-type="float" office:value="13.3" calcext:value-type="float">
            <text:p>13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29.35" calcext:value-type="float">
            <text:p>229.35</text:p>
          </table:table-cell>
          <table:table-cell office:value-type="float" office:value="20001.34" calcext:value-type="float">
            <text:p>20001.34</text:p>
          </table:table-cell>
          <table:table-cell office:value-type="float" office:value="163.8" calcext:value-type="float">
            <text:p>163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02.11" calcext:value-type="float">
            <text:p>102.11</text:p>
          </table:table-cell>
          <table:table-cell office:value-type="float" office:value="8904.45" calcext:value-type="float">
            <text:p>8904.45</text:p>
          </table:table-cell>
          <table:table-cell office:value-type="float" office:value="39.2" calcext:value-type="float">
            <text:p>39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Slag/Wooden beams</text:p>
          </table:table-cell>
          <table:table-cell office:value-type="float" office:value="49.35" calcext:value-type="float">
            <text:p>49.35</text:p>
          </table:table-cell>
          <table:table-cell office:value-type="float" office:value="1899.42" calcext:value-type="float">
            <text:p>1899.42</text:p>
          </table:table-cell>
          <table:table-cell office:value-type="float" office:value="9.5" calcext:value-type="float">
            <text:p>9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Concrete/Slag/Wooden beams</text:p>
          </table:table-cell>
          <table:table-cell office:value-type="float" office:value="157.46" calcext:value-type="float">
            <text:p>157.46</text:p>
          </table:table-cell>
          <table:table-cell office:value-type="float" office:value="6060.26" calcext:value-type="float">
            <text:p>6060.26</text:p>
          </table:table-cell>
          <table:table-cell office:value-type="float" office:value="420.5" calcext:value-type="float">
            <text:p>420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Wooden log wall/Decoration (insulation)</text:p>
          </table:table-cell>
          <table:table-cell office:value-type="float" office:value="377.61" calcext:value-type="float">
            <text:p>377.61</text:p>
          </table:table-cell>
          <table:table-cell office:value-type="float" office:value="32930.91" calcext:value-type="float">
            <text:p>32930.91</text:p>
          </table:table-cell>
          <table:table-cell office:value-type="float" office:value="311" calcext:value-type="float">
            <text:p>31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Wooden log wall/Decoration (insulation)</text:p>
          </table:table-cell>
          <table:table-cell office:value-type="float" office:value="57.53" calcext:value-type="float">
            <text:p>57.53</text:p>
          </table:table-cell>
          <table:table-cell office:value-type="float" office:value="5017.12" calcext:value-type="float">
            <text:p>5017.12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lay bricks</text:p>
          </table:table-cell>
          <table:table-cell office:value-type="float" office:value="298.57" calcext:value-type="float">
            <text:p>298.57</text:p>
          </table:table-cell>
          <table:table-cell office:value-type="float" office:value="26037.58" calcext:value-type="float">
            <text:p>26037.58</text:p>
          </table:table-cell>
          <table:table-cell office:value-type="float" office:value="172.2" calcext:value-type="float">
            <text:p>172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Wooden beams/Slag</text:p>
          </table:table-cell>
          <table:table-cell office:value-type="float" office:value="335.4" calcext:value-type="float">
            <text:p>335.4</text:p>
          </table:table-cell>
          <table:table-cell office:value-type="float" office:value="29249.83" calcext:value-type="float">
            <text:p>29249.83</text:p>
          </table:table-cell>
          <table:table-cell office:value-type="float" office:value="430" calcext:value-type="float">
            <text:p>43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896:.D904])" office:value-type="float" office:value="1651.97" calcext:value-type="float">
            <text:p>1651.97</text:p>
          </table:table-cell>
          <table:table-cell table:style-name="ce2" table:formula="of:=SUM([.E896:.E904])" office:value-type="float" office:value="133989.55" calcext:value-type="float">
            <text:p>133989.55</text:p>
          </table:table-cell>
          <table:table-cell table:style-name="ce2" table:formula="of:=SUM([.F896:.F904])" office:value-type="float" office:value="1610.5" calcext:value-type="float">
            <text:p>1610.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5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24.88" calcext:value-type="float">
            <text:p>24.88</text:p>
          </table:table-cell>
          <table:table-cell office:value-type="float" office:value="1980.89" calcext:value-type="float">
            <text:p>1980.89</text:p>
          </table:table-cell>
          <table:table-cell office:value-type="float" office:value="11.04" calcext:value-type="float">
            <text:p>11.0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744.49" calcext:value-type="float">
            <text:p>744.49</text:p>
          </table:table-cell>
          <table:table-cell office:value-type="float" office:value="59274.43" calcext:value-type="float">
            <text:p>59274.43</text:p>
          </table:table-cell>
          <table:table-cell office:value-type="float" office:value="549.43" calcext:value-type="float">
            <text:p>549.4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382.27" calcext:value-type="float">
            <text:p>382.27</text:p>
          </table:table-cell>
          <table:table-cell office:value-type="float" office:value="30435.1" calcext:value-type="float">
            <text:p>30435.1</text:p>
          </table:table-cell>
          <table:table-cell office:value-type="float" office:value="152.64" calcext:value-type="float">
            <text:p>152.6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</text:p>
          </table:table-cell>
          <table:table-cell office:value-type="float" office:value="390.88" calcext:value-type="float">
            <text:p>390.88</text:p>
          </table:table-cell>
          <table:table-cell office:value-type="float" office:value="14377.5" calcext:value-type="float">
            <text:p>14377.5</text:p>
          </table:table-cell>
          <table:table-cell office:value-type="float" office:value="563.2" calcext:value-type="float">
            <text:p>563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Expanded clay concrete</text:p>
          </table:table-cell>
          <table:table-cell office:value-type="float" office:value="2998.47" calcext:value-type="float">
            <text:p>2998.47</text:p>
          </table:table-cell>
          <table:table-cell office:value-type="float" office:value="238730.99" calcext:value-type="float">
            <text:p>238730.99</text:p>
          </table:table-cell>
          <table:table-cell office:value-type="float" office:value="2908.65" calcext:value-type="float">
            <text:p>2908.6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, insulated)</text:p>
          </table:table-cell>
          <table:table-cell office:value-type="string" calcext:value-type="string">
            <text:p>Expanded clay concrete</text:p>
          </table:table-cell>
          <table:table-cell office:value-type="float" office:value="124.35" calcext:value-type="float">
            <text:p>124.35</text:p>
          </table:table-cell>
          <table:table-cell office:value-type="float" office:value="9900.74" calcext:value-type="float">
            <text:p>9900.74</text:p>
          </table:table-cell>
          <table:table-cell office:value-type="float" office:value="564.16" calcext:value-type="float">
            <text:p>564.1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Decoration</text:p>
          </table:table-cell>
          <table:table-cell office:value-type="float" office:value="102.4" calcext:value-type="float">
            <text:p>102.4</text:p>
          </table:table-cell>
          <table:table-cell office:value-type="float" office:value="8152.84" calcext:value-type="float">
            <text:p>8152.84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Wood wool</text:p>
          </table:table-cell>
          <table:table-cell office:value-type="float" office:value="450.56" calcext:value-type="float">
            <text:p>450.56</text:p>
          </table:table-cell>
          <table:table-cell office:value-type="float" office:value="35872.51" calcext:value-type="float">
            <text:p>35872.51</text:p>
          </table:table-cell>
          <table:table-cell office:value-type="float" office:value="563.2" calcext:value-type="float">
            <text:p>563.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911:.D918])" office:value-type="float" office:value="5218.3" calcext:value-type="float">
            <text:p>5218.3</text:p>
          </table:table-cell>
          <table:table-cell table:style-name="ce2" table:formula="of:=SUM([.E911:.E918])" office:value-type="float" office:value="398725" calcext:value-type="float">
            <text:p>398725</text:p>
          </table:table-cell>
          <table:table-cell table:style-name="ce2" table:formula="of:=SUM([.F911:.F918])" office:value-type="float" office:value="5440.32" calcext:value-type="float">
            <text:p>5440.32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5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35.22" calcext:value-type="float">
            <text:p>35.22</text:p>
          </table:table-cell>
          <table:table-cell office:value-type="float" office:value="2804.13" calcext:value-type="float">
            <text:p>2804.13</text:p>
          </table:table-cell>
          <table:table-cell office:value-type="float" office:value="16.56" calcext:value-type="float">
            <text:p>16.5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930.03" calcext:value-type="float">
            <text:p>930.03</text:p>
          </table:table-cell>
          <table:table-cell office:value-type="float" office:value="74047.07" calcext:value-type="float">
            <text:p>74047.07</text:p>
          </table:table-cell>
          <table:table-cell office:value-type="float" office:value="683.88" calcext:value-type="float">
            <text:p>683.8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871.03" calcext:value-type="float">
            <text:p>871.03</text:p>
          </table:table-cell>
          <table:table-cell office:value-type="float" office:value="69349.32" calcext:value-type="float">
            <text:p>69349.32</text:p>
          </table:table-cell>
          <table:table-cell office:value-type="float" office:value="350.7" calcext:value-type="float">
            <text:p>350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</text:p>
          </table:table-cell>
          <table:table-cell office:value-type="float" office:value="565.5" calcext:value-type="float">
            <text:p>565.5</text:p>
          </table:table-cell>
          <table:table-cell office:value-type="float" office:value="20800.59" calcext:value-type="float">
            <text:p>20800.59</text:p>
          </table:table-cell>
          <table:table-cell office:value-type="float" office:value="844.8" calcext:value-type="float">
            <text:p>844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Expanded clay concrete</text:p>
          </table:table-cell>
          <table:table-cell office:value-type="float" office:value="4596.07" calcext:value-type="float">
            <text:p>4596.07</text:p>
          </table:table-cell>
          <table:table-cell office:value-type="float" office:value="365928.11" calcext:value-type="float">
            <text:p>365928.11</text:p>
          </table:table-cell>
          <table:table-cell office:value-type="float" office:value="4255.62" calcext:value-type="float">
            <text:p>4255.6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, insulated)</text:p>
          </table:table-cell>
          <table:table-cell office:value-type="string" calcext:value-type="string">
            <text:p>Expanded clay concrete</text:p>
          </table:table-cell>
          <table:table-cell office:value-type="float" office:value="124.35" calcext:value-type="float">
            <text:p>124.35</text:p>
          </table:table-cell>
          <table:table-cell office:value-type="float" office:value="9900.74" calcext:value-type="float">
            <text:p>9900.74</text:p>
          </table:table-cell>
          <table:table-cell office:value-type="float" office:value="564.16" calcext:value-type="float">
            <text:p>564.1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Decoration</text:p>
          </table:table-cell>
          <table:table-cell office:value-type="float" office:value="146.4" calcext:value-type="float">
            <text:p>146.4</text:p>
          </table:table-cell>
          <table:table-cell office:value-type="float" office:value="11656.02" calcext:value-type="float">
            <text:p>11656.02</text:p>
          </table:table-cell>
          <table:table-cell office:value-type="float" office:value="183" calcext:value-type="float">
            <text:p>18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, insulated)</text:p>
          </table:table-cell>
          <table:table-cell office:value-type="string" calcext:value-type="string">
            <text:p>Expanded clay concrete</text:p>
          </table:table-cell>
          <table:table-cell office:value-type="float" office:value="22.55" calcext:value-type="float">
            <text:p>22.55</text:p>
          </table:table-cell>
          <table:table-cell office:value-type="float" office:value="1795.03" calcext:value-type="float">
            <text:p>1795.03</text:p>
          </table:table-cell>
          <table:table-cell office:value-type="float" office:value="107.36" calcext:value-type="float">
            <text:p>107.3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Wood wool</text:p>
          </table:table-cell>
          <table:table-cell office:value-type="float" office:value="675.84" calcext:value-type="float">
            <text:p>675.84</text:p>
          </table:table-cell>
          <table:table-cell office:value-type="float" office:value="53808.76" calcext:value-type="float">
            <text:p>53808.76</text:p>
          </table:table-cell>
          <table:table-cell office:value-type="float" office:value="844.8" calcext:value-type="float">
            <text:p>844.8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925:.D933])" office:value-type="float" office:value="7966.99" calcext:value-type="float">
            <text:p>7966.99</text:p>
          </table:table-cell>
          <table:table-cell table:style-name="ce2" table:formula="of:=SUM([.E925:.E933])" office:value-type="float" office:value="610089.77" calcext:value-type="float">
            <text:p>610089.77</text:p>
          </table:table-cell>
          <table:table-cell table:style-name="ce2" table:formula="of:=SUM([.F925:.F933])" office:value-type="float" office:value="7850.88" calcext:value-type="float">
            <text:p>7850.8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5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5.8" calcext:value-type="float">
            <text:p>15.8</text:p>
          </table:table-cell>
          <table:table-cell office:value-type="float" office:value="1324.17" calcext:value-type="float">
            <text:p>1324.17</text:p>
          </table:table-cell>
          <table:table-cell office:value-type="float" office:value="7.2" calcext:value-type="float">
            <text:p>7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92.77" calcext:value-type="float">
            <text:p>192.77</text:p>
          </table:table-cell>
          <table:table-cell office:value-type="float" office:value="16155.75" calcext:value-type="float">
            <text:p>16155.75</text:p>
          </table:table-cell>
          <table:table-cell office:value-type="float" office:value="141.07" calcext:value-type="float">
            <text:p>141.0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70.26" calcext:value-type="float">
            <text:p>270.26</text:p>
          </table:table-cell>
          <table:table-cell office:value-type="float" office:value="22649.78" calcext:value-type="float">
            <text:p>22649.78</text:p>
          </table:table-cell>
          <table:table-cell office:value-type="float" office:value="109.17" calcext:value-type="float">
            <text:p>109.1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</text:p>
          </table:table-cell>
          <table:table-cell office:value-type="float" office:value="222.15" calcext:value-type="float">
            <text:p>222.15</text:p>
          </table:table-cell>
          <table:table-cell office:value-type="float" office:value="9102.11" calcext:value-type="float">
            <text:p>9102.11</text:p>
          </table:table-cell>
          <table:table-cell office:value-type="float" office:value="346.5" calcext:value-type="float">
            <text:p>346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737.92" calcext:value-type="float">
            <text:p>737.92</text:p>
          </table:table-cell>
          <table:table-cell office:value-type="float" office:value="61843.85" calcext:value-type="float">
            <text:p>61843.85</text:p>
          </table:table-cell>
          <table:table-cell office:value-type="float" office:value="474.42" calcext:value-type="float">
            <text:p>474.4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, insulated)</text:p>
          </table:table-cell>
          <table:table-cell office:value-type="string" calcext:value-type="string">
            <text:p>Calcium silicate bricks</text:p>
          </table:table-cell>
          <table:table-cell office:value-type="float" office:value="320.56" calcext:value-type="float">
            <text:p>320.56</text:p>
          </table:table-cell>
          <table:table-cell office:value-type="float" office:value="26865.58" calcext:value-type="float">
            <text:p>26865.58</text:p>
          </table:table-cell>
          <table:table-cell office:value-type="float" office:value="236.08" calcext:value-type="float">
            <text:p>236.0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Decoration</text:p>
          </table:table-cell>
          <table:table-cell office:value-type="float" office:value="56.05" calcext:value-type="float">
            <text:p>56.05</text:p>
          </table:table-cell>
          <table:table-cell office:value-type="float" office:value="4697.44" calcext:value-type="float">
            <text:p>4697.44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49.97" calcext:value-type="float">
            <text:p>349.97</text:p>
          </table:table-cell>
          <table:table-cell office:value-type="float" office:value="29329.87" calcext:value-type="float">
            <text:p>29329.87</text:p>
          </table:table-cell>
          <table:table-cell office:value-type="float" office:value="346.5" calcext:value-type="float">
            <text:p>346.5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940:.D947])" office:value-type="float" office:value="2165.48" calcext:value-type="float">
            <text:p>2165.48</text:p>
          </table:table-cell>
          <table:table-cell table:style-name="ce2" table:formula="of:=SUM([.E940:.E947])" office:value-type="float" office:value="171968.55" calcext:value-type="float">
            <text:p>171968.55</text:p>
          </table:table-cell>
          <table:table-cell table:style-name="ce2" table:formula="of:=SUM([.F940:.F947])" office:value-type="float" office:value="1719.94" calcext:value-type="float">
            <text:p>1719.94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5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5.8" calcext:value-type="float">
            <text:p>15.8</text:p>
          </table:table-cell>
          <table:table-cell office:value-type="float" office:value="1257.96" calcext:value-type="float">
            <text:p>1257.96</text:p>
          </table:table-cell>
          <table:table-cell office:value-type="float" office:value="7.2" calcext:value-type="float">
            <text:p>7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44.59" calcext:value-type="float">
            <text:p>144.59</text:p>
          </table:table-cell>
          <table:table-cell office:value-type="float" office:value="11512.15" calcext:value-type="float">
            <text:p>11512.15</text:p>
          </table:table-cell>
          <table:table-cell office:value-type="float" office:value="105.81" calcext:value-type="float">
            <text:p>105.8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02.68" calcext:value-type="float">
            <text:p>202.68</text:p>
          </table:table-cell>
          <table:table-cell office:value-type="float" office:value="16136.74" calcext:value-type="float">
            <text:p>16136.74</text:p>
          </table:table-cell>
          <table:table-cell office:value-type="float" office:value="81.87" calcext:value-type="float">
            <text:p>81.8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</text:p>
          </table:table-cell>
          <table:table-cell office:value-type="float" office:value="222.15" calcext:value-type="float">
            <text:p>222.15</text:p>
          </table:table-cell>
          <table:table-cell office:value-type="float" office:value="8171.21" calcext:value-type="float">
            <text:p>8171.21</text:p>
          </table:table-cell>
          <table:table-cell office:value-type="float" office:value="346.5" calcext:value-type="float">
            <text:p>346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512.93" calcext:value-type="float">
            <text:p>512.93</text:p>
          </table:table-cell>
          <table:table-cell office:value-type="float" office:value="40838.45" calcext:value-type="float">
            <text:p>40838.45</text:p>
          </table:table-cell>
          <table:table-cell office:value-type="float" office:value="355.81" calcext:value-type="float">
            <text:p>355.8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</text:p>
          </table:table-cell>
          <table:table-cell office:value-type="float" office:value="237.94" calcext:value-type="float">
            <text:p>237.94</text:p>
          </table:table-cell>
          <table:table-cell office:value-type="float" office:value="18944.01" calcext:value-type="float">
            <text:p>18944.01</text:p>
          </table:table-cell>
          <table:table-cell office:value-type="float" office:value="177.07" calcext:value-type="float">
            <text:p>177.0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Decoration</text:p>
          </table:table-cell>
          <table:table-cell office:value-type="float" office:value="56.05" calcext:value-type="float">
            <text:p>56.05</text:p>
          </table:table-cell>
          <table:table-cell office:value-type="float" office:value="4462.57" calcext:value-type="float">
            <text:p>4462.57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49.97" calcext:value-type="float">
            <text:p>349.97</text:p>
          </table:table-cell>
          <table:table-cell office:value-type="float" office:value="27863.37" calcext:value-type="float">
            <text:p>27863.37</text:p>
          </table:table-cell>
          <table:table-cell office:value-type="float" office:value="346.5" calcext:value-type="float">
            <text:p>346.5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954:.D961])" office:value-type="float" office:value="1742.11" calcext:value-type="float">
            <text:p>1742.11</text:p>
          </table:table-cell>
          <table:table-cell table:style-name="ce2" table:formula="of:=SUM([.E954:.E961])" office:value-type="float" office:value="129186.46" calcext:value-type="float">
            <text:p>129186.46</text:p>
          </table:table-cell>
          <table:table-cell table:style-name="ce2" table:formula="of:=SUM([.F954:.F961])" office:value-type="float" office:value="1479.76" calcext:value-type="float">
            <text:p>1479.76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5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5.8" calcext:value-type="float">
            <text:p>15.8</text:p>
          </table:table-cell>
          <table:table-cell office:value-type="float" office:value="1331.52" calcext:value-type="float">
            <text:p>1331.52</text:p>
          </table:table-cell>
          <table:table-cell office:value-type="float" office:value="7.2" calcext:value-type="float">
            <text:p>7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44.59" calcext:value-type="float">
            <text:p>144.59</text:p>
          </table:table-cell>
          <table:table-cell office:value-type="float" office:value="12185.37" calcext:value-type="float">
            <text:p>12185.37</text:p>
          </table:table-cell>
          <table:table-cell office:value-type="float" office:value="105.81" calcext:value-type="float">
            <text:p>105.8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02.68" calcext:value-type="float">
            <text:p>202.68</text:p>
          </table:table-cell>
          <table:table-cell office:value-type="float" office:value="17080.4" calcext:value-type="float">
            <text:p>17080.4</text:p>
          </table:table-cell>
          <table:table-cell office:value-type="float" office:value="81.87" calcext:value-type="float">
            <text:p>81.8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</text:p>
          </table:table-cell>
          <table:table-cell office:value-type="float" office:value="218.69" calcext:value-type="float">
            <text:p>218.69</text:p>
          </table:table-cell>
          <table:table-cell office:value-type="float" office:value="9061.96" calcext:value-type="float">
            <text:p>9061.96</text:p>
          </table:table-cell>
          <table:table-cell office:value-type="float" office:value="346.5" calcext:value-type="float">
            <text:p>346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512.93" calcext:value-type="float">
            <text:p>512.93</text:p>
          </table:table-cell>
          <table:table-cell office:value-type="float" office:value="43226.67" calcext:value-type="float">
            <text:p>43226.67</text:p>
          </table:table-cell>
          <table:table-cell office:value-type="float" office:value="355.81" calcext:value-type="float">
            <text:p>355.8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</text:p>
          </table:table-cell>
          <table:table-cell office:value-type="float" office:value="237.94" calcext:value-type="float">
            <text:p>237.94</text:p>
          </table:table-cell>
          <table:table-cell office:value-type="float" office:value="20051.85" calcext:value-type="float">
            <text:p>20051.85</text:p>
          </table:table-cell>
          <table:table-cell office:value-type="float" office:value="177.07" calcext:value-type="float">
            <text:p>177.0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Decoration</text:p>
          </table:table-cell>
          <table:table-cell office:value-type="float" office:value="56.05" calcext:value-type="float">
            <text:p>56.05</text:p>
          </table:table-cell>
          <table:table-cell office:value-type="float" office:value="4723.54" calcext:value-type="float">
            <text:p>4723.54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49.97" calcext:value-type="float">
            <text:p>349.97</text:p>
          </table:table-cell>
          <table:table-cell office:value-type="float" office:value="29492.81" calcext:value-type="float">
            <text:p>29492.81</text:p>
          </table:table-cell>
          <table:table-cell office:value-type="float" office:value="346.5" calcext:value-type="float">
            <text:p>346.5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968:.D975])" office:value-type="float" office:value="1738.65" calcext:value-type="float">
            <text:p>1738.65</text:p>
          </table:table-cell>
          <table:table-cell table:style-name="ce2" table:formula="of:=SUM([.E968:.E975])" office:value-type="float" office:value="137154.12" calcext:value-type="float">
            <text:p>137154.12</text:p>
          </table:table-cell>
          <table:table-cell table:style-name="ce2" table:formula="of:=SUM([.F968:.F975])" office:value-type="float" office:value="1479.76" calcext:value-type="float">
            <text:p>1479.76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5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23.48" calcext:value-type="float">
            <text:p>23.48</text:p>
          </table:table-cell>
          <table:table-cell office:value-type="float" office:value="1978.74" calcext:value-type="float">
            <text:p>1978.74</text:p>
          </table:table-cell>
          <table:table-cell office:value-type="float" office:value="11.04" calcext:value-type="float">
            <text:p>11.0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729.96" calcext:value-type="float">
            <text:p>729.96</text:p>
          </table:table-cell>
          <table:table-cell office:value-type="float" office:value="61516.19" calcext:value-type="float">
            <text:p>61516.19</text:p>
          </table:table-cell>
          <table:table-cell office:value-type="float" office:value="536.16" calcext:value-type="float">
            <text:p>536.1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416.51" calcext:value-type="float">
            <text:p>416.51</text:p>
          </table:table-cell>
          <table:table-cell office:value-type="float" office:value="35101.13" calcext:value-type="float">
            <text:p>35101.13</text:p>
          </table:table-cell>
          <table:table-cell office:value-type="float" office:value="165.91" calcext:value-type="float">
            <text:p>165.9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</text:p>
          </table:table-cell>
          <table:table-cell office:value-type="float" office:value="385.25" calcext:value-type="float">
            <text:p>385.25</text:p>
          </table:table-cell>
          <table:table-cell office:value-type="float" office:value="15964.06" calcext:value-type="float">
            <text:p>15964.06</text:p>
          </table:table-cell>
          <table:table-cell office:value-type="float" office:value="563.2" calcext:value-type="float">
            <text:p>563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Expanded clay concrete</text:p>
          </table:table-cell>
          <table:table-cell office:value-type="float" office:value="2916.66" calcext:value-type="float">
            <text:p>2916.66</text:p>
          </table:table-cell>
          <table:table-cell office:value-type="float" office:value="245797.44" calcext:value-type="float">
            <text:p>245797.44</text:p>
          </table:table-cell>
          <table:table-cell office:value-type="float" office:value="2908.65" calcext:value-type="float">
            <text:p>2908.6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Expanded clay concrete</text:p>
          </table:table-cell>
          <table:table-cell office:value-type="float" office:value="535.58" calcext:value-type="float">
            <text:p>535.58</text:p>
          </table:table-cell>
          <table:table-cell office:value-type="float" office:value="45135.07" calcext:value-type="float">
            <text:p>45135.07</text:p>
          </table:table-cell>
          <table:table-cell office:value-type="float" office:value="564.16" calcext:value-type="float">
            <text:p>564.1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Expanded clay concrete</text:p>
          </table:table-cell>
          <table:table-cell office:value-type="float" office:value="102.4" calcext:value-type="float">
            <text:p>102.4</text:p>
          </table:table-cell>
          <table:table-cell office:value-type="float" office:value="8629.62" calcext:value-type="float">
            <text:p>8629.62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Wood wool</text:p>
          </table:table-cell>
          <table:table-cell office:value-type="float" office:value="450.56" calcext:value-type="float">
            <text:p>450.56</text:p>
          </table:table-cell>
          <table:table-cell office:value-type="float" office:value="37970.31" calcext:value-type="float">
            <text:p>37970.31</text:p>
          </table:table-cell>
          <table:table-cell office:value-type="float" office:value="563.2" calcext:value-type="float">
            <text:p>563.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982:.D989])" office:value-type="float" office:value="5560.4" calcext:value-type="float">
            <text:p>5560.4</text:p>
          </table:table-cell>
          <table:table-cell table:style-name="ce2" table:formula="of:=SUM([.E982:.E989])" office:value-type="float" office:value="452092.56" calcext:value-type="float">
            <text:p>452092.56</text:p>
          </table:table-cell>
          <table:table-cell table:style-name="ce2" table:formula="of:=SUM([.F982:.F989])" office:value-type="float" office:value="5440.32" calcext:value-type="float">
            <text:p>5440.3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5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36.4" calcext:value-type="float">
            <text:p>36.4</text:p>
          </table:table-cell>
          <table:table-cell office:value-type="float" office:value="3067.56" calcext:value-type="float">
            <text:p>3067.5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31.13" calcext:value-type="float">
            <text:p>431.13</text:p>
          </table:table-cell>
          <table:table-cell office:value-type="float" office:value="36332.88" calcext:value-type="float">
            <text:p>36332.88</text:p>
          </table:table-cell>
          <table:table-cell office:value-type="float" office:value="314.6" calcext:value-type="float">
            <text:p>314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589" calcext:value-type="float">
            <text:p>589</text:p>
          </table:table-cell>
          <table:table-cell office:value-type="float" office:value="49637.15" calcext:value-type="float">
            <text:p>49637.15</text:p>
          </table:table-cell>
          <table:table-cell office:value-type="float" office:value="237.4" calcext:value-type="float">
            <text:p>237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14.85" calcext:value-type="float">
            <text:p>314.85</text:p>
          </table:table-cell>
          <table:table-cell office:value-type="float" office:value="13046.73" calcext:value-type="float">
            <text:p>13046.73</text:p>
          </table:table-cell>
          <table:table-cell office:value-type="float" office:value="657.76" calcext:value-type="float">
            <text:p>657.7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Expanded clay concrete</text:p>
          </table:table-cell>
          <table:table-cell office:value-type="float" office:value="1675.33" calcext:value-type="float">
            <text:p>1675.33</text:p>
          </table:table-cell>
          <table:table-cell office:value-type="float" office:value="141186.01" calcext:value-type="float">
            <text:p>141186.01</text:p>
          </table:table-cell>
          <table:table-cell office:value-type="float" office:value="1123.47" calcext:value-type="float">
            <text:p>1123.4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Expanded clay concrete</text:p>
          </table:table-cell>
          <table:table-cell office:value-type="float" office:value="341.28" calcext:value-type="float">
            <text:p>341.28</text:p>
          </table:table-cell>
          <table:table-cell office:value-type="float" office:value="28760.66" calcext:value-type="float">
            <text:p>28760.66</text:p>
          </table:table-cell>
          <table:table-cell office:value-type="float" office:value="278.44" calcext:value-type="float">
            <text:p>278.4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Decoration</text:p>
          </table:table-cell>
          <table:table-cell office:value-type="float" office:value="128.7" calcext:value-type="float">
            <text:p>128.7</text:p>
          </table:table-cell>
          <table:table-cell office:value-type="float" office:value="10846.01" calcext:value-type="float">
            <text:p>10846.01</text:p>
          </table:table-cell>
          <table:table-cell office:value-type="float" office:value="143" calcext:value-type="float">
            <text:p>14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513.05" calcext:value-type="float">
            <text:p>513.05</text:p>
          </table:table-cell>
          <table:table-cell office:value-type="float" office:value="43236.81" calcext:value-type="float">
            <text:p>43236.81</text:p>
          </table:table-cell>
          <table:table-cell office:value-type="float" office:value="657.76" calcext:value-type="float">
            <text:p>657.76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996:.D1003])" office:value-type="float" office:value="4029.74" calcext:value-type="float">
            <text:p>4029.74</text:p>
          </table:table-cell>
          <table:table-cell table:style-name="ce2" table:formula="of:=SUM([.E996:.E1003])" office:value-type="float" office:value="326113.81" calcext:value-type="float">
            <text:p>326113.81</text:p>
          </table:table-cell>
          <table:table-cell table:style-name="ce2" table:formula="of:=SUM([.F996:.F1003])" office:value-type="float" office:value="3424.43" calcext:value-type="float">
            <text:p>3424.4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5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Doors (uninsulated)</text:p>
          </table:table-cell>
          <table:table-cell office:value-type="float" office:value="9.1" calcext:value-type="float">
            <text:p>9.1</text:p>
          </table:table-cell>
          <table:table-cell office:value-type="float" office:value="882.27" calcext:value-type="float">
            <text:p>882.2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50.78" calcext:value-type="float">
            <text:p>150.78</text:p>
          </table:table-cell>
          <table:table-cell office:value-type="float" office:value="14618.93" calcext:value-type="float">
            <text:p>14618.93</text:p>
          </table:table-cell>
          <table:table-cell office:value-type="float" office:value="110.48" calcext:value-type="float">
            <text:p>110.4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7.51" calcext:value-type="float">
            <text:p>27.51</text:p>
          </table:table-cell>
          <table:table-cell office:value-type="float" office:value="2666.78" calcext:value-type="float">
            <text:p>2666.78</text:p>
          </table:table-cell>
          <table:table-cell office:value-type="float" office:value="10.54" calcext:value-type="float">
            <text:p>10.5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Slag/Wooden beams</text:p>
          </table:table-cell>
          <table:table-cell office:value-type="float" office:value="216.84" calcext:value-type="float">
            <text:p>216.84</text:p>
          </table:table-cell>
          <table:table-cell office:value-type="float" office:value="10458.8" calcext:value-type="float">
            <text:p>10458.8</text:p>
          </table:table-cell>
          <table:table-cell office:value-type="float" office:value="252" calcext:value-type="float">
            <text:p>25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433.35" calcext:value-type="float">
            <text:p>433.35</text:p>
          </table:table-cell>
          <table:table-cell office:value-type="float" office:value="42014.59" calcext:value-type="float">
            <text:p>42014.59</text:p>
          </table:table-cell>
          <table:table-cell office:value-type="float" office:value="346.2" calcext:value-type="float">
            <text:p>346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</text:p>
          </table:table-cell>
          <table:table-cell office:value-type="float" office:value="191.38" calcext:value-type="float">
            <text:p>191.38</text:p>
          </table:table-cell>
          <table:table-cell office:value-type="float" office:value="18554.34" calcext:value-type="float">
            <text:p>18554.34</text:p>
          </table:table-cell>
          <table:table-cell office:value-type="float" office:value="152" calcext:value-type="float">
            <text:p>15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Concrete/Sla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Wood/Slag</text:p>
          </table:table-cell>
          <table:table-cell office:value-type="float" office:value="307.44" calcext:value-type="float">
            <text:p>307.44</text:p>
          </table:table-cell>
          <table:table-cell office:value-type="float" office:value="29807.17" calcext:value-type="float">
            <text:p>29807.17</text:p>
          </table:table-cell>
          <table:table-cell office:value-type="float" office:value="252" calcext:value-type="float">
            <text:p>25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010:.D1017])" office:value-type="float" office:value="1336.4" calcext:value-type="float">
            <text:p>1336.4</text:p>
          </table:table-cell>
          <table:table-cell table:style-name="ce2" table:formula="of:=SUM([.E1010:.E1017])" office:value-type="float" office:value="119002.88" calcext:value-type="float">
            <text:p>119002.88</text:p>
          </table:table-cell>
          <table:table-cell table:style-name="ce2" table:formula="of:=SUM([.F1010:.F1017])" office:value-type="float" office:value="1161.22" calcext:value-type="float">
            <text:p>1161.2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5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02.9" calcext:value-type="float">
            <text:p>102.9</text:p>
          </table:table-cell>
          <table:table-cell office:value-type="float" office:value="8623.84" calcext:value-type="float">
            <text:p>8623.84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641.51" calcext:value-type="float">
            <text:p>641.51</text:p>
          </table:table-cell>
          <table:table-cell office:value-type="float" office:value="53763.92" calcext:value-type="float">
            <text:p>53763.92</text:p>
          </table:table-cell>
          <table:table-cell office:value-type="float" office:value="457.61" calcext:value-type="float">
            <text:p>457.6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677.38" calcext:value-type="float">
            <text:p>677.38</text:p>
          </table:table-cell>
          <table:table-cell office:value-type="float" office:value="56769.53" calcext:value-type="float">
            <text:p>56769.53</text:p>
          </table:table-cell>
          <table:table-cell office:value-type="float" office:value="267.39" calcext:value-type="float">
            <text:p>267.3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Slag/Wooden beams</text:p>
          </table:table-cell>
          <table:table-cell office:value-type="float" office:value="1155.2" calcext:value-type="float">
            <text:p>1155.2</text:p>
          </table:table-cell>
          <table:table-cell office:value-type="float" office:value="47331.78" calcext:value-type="float">
            <text:p>47331.78</text:p>
          </table:table-cell>
          <table:table-cell office:value-type="float" office:value="2240" calcext:value-type="float">
            <text:p>224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 wall</text:p>
          </table:table-cell>
          <table:table-cell office:value-type="float" office:value="3762" calcext:value-type="float">
            <text:p>3762</text:p>
          </table:table-cell>
          <table:table-cell office:value-type="float" office:value="315285.7" calcext:value-type="float">
            <text:p>315285.7</text:p>
          </table:table-cell>
          <table:table-cell office:value-type="float" office:value="2928" calcext:value-type="float">
            <text:p>292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Calcium silicate bric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Wooden beams/Slag/Loose wool/Decoration</text:p>
          </table:table-cell>
          <table:table-cell office:value-type="float" office:value="184.8" calcext:value-type="float">
            <text:p>184.8</text:p>
          </table:table-cell>
          <table:table-cell office:value-type="float" office:value="15487.72" calcext:value-type="float">
            <text:p>15487.72</text:p>
          </table:table-cell>
          <table:table-cell office:value-type="float" office:value="1232" calcext:value-type="float">
            <text:p>123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Slag/Loose wool/Decoration</text:p>
          </table:table-cell>
          <table:table-cell office:value-type="float" office:value="120.96" calcext:value-type="float">
            <text:p>120.96</text:p>
          </table:table-cell>
          <table:table-cell office:value-type="float" office:value="10137.42" calcext:value-type="float">
            <text:p>10137.42</text:p>
          </table:table-cell>
          <table:table-cell office:value-type="float" office:value="1008" calcext:value-type="float">
            <text:p>1008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024:.D1031])" office:value-type="float" office:value="6644.75" calcext:value-type="float">
            <text:p>6644.75</text:p>
          </table:table-cell>
          <table:table-cell table:style-name="ce2" table:formula="of:=SUM([.E1024:.E1031])" office:value-type="float" office:value="507399.91" calcext:value-type="float">
            <text:p>507399.91</text:p>
          </table:table-cell>
          <table:table-cell table:style-name="ce2" table:formula="of:=SUM([.F1024:.F1031])" office:value-type="float" office:value="8319" calcext:value-type="float">
            <text:p>8319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6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35.22" calcext:value-type="float">
            <text:p>35.22</text:p>
          </table:table-cell>
          <table:table-cell office:value-type="float" office:value="2968.12" calcext:value-type="float">
            <text:p>2968.12</text:p>
          </table:table-cell>
          <table:table-cell office:value-type="float" office:value="16.56" calcext:value-type="float">
            <text:p>16.5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798.51" calcext:value-type="float">
            <text:p>798.51</text:p>
          </table:table-cell>
          <table:table-cell office:value-type="float" office:value="67293.06" calcext:value-type="float">
            <text:p>67293.06</text:p>
          </table:table-cell>
          <table:table-cell office:value-type="float" office:value="586.19" calcext:value-type="float">
            <text:p>586.1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108.03" calcext:value-type="float">
            <text:p>1108.03</text:p>
          </table:table-cell>
          <table:table-cell office:value-type="float" office:value="93377.34" calcext:value-type="float">
            <text:p>93377.34</text:p>
          </table:table-cell>
          <table:table-cell office:value-type="float" office:value="448.39" calcext:value-type="float">
            <text:p>448.3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</text:p>
          </table:table-cell>
          <table:table-cell office:value-type="float" office:value="557.06" calcext:value-type="float">
            <text:p>557.06</text:p>
          </table:table-cell>
          <table:table-cell office:value-type="float" office:value="23083.51" calcext:value-type="float">
            <text:p>23083.51</text:p>
          </table:table-cell>
          <table:table-cell office:value-type="float" office:value="844.8" calcext:value-type="float">
            <text:p>844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Expanded clay concrete</text:p>
          </table:table-cell>
          <table:table-cell office:value-type="float" office:value="4753.3" calcext:value-type="float">
            <text:p>4753.3</text:p>
          </table:table-cell>
          <table:table-cell office:value-type="float" office:value="400577.4" calcext:value-type="float">
            <text:p>400577.4</text:p>
          </table:table-cell>
          <table:table-cell office:value-type="float" office:value="4362.98" calcext:value-type="float">
            <text:p>4362.9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, insulated)</text:p>
          </table:table-cell>
          <table:table-cell office:value-type="string" calcext:value-type="string">
            <text:p>Expanded clay concrete</text:p>
          </table:table-cell>
          <table:table-cell office:value-type="float" office:value="124.35" calcext:value-type="float">
            <text:p>124.35</text:p>
          </table:table-cell>
          <table:table-cell office:value-type="float" office:value="10479.73" calcext:value-type="float">
            <text:p>10479.73</text:p>
          </table:table-cell>
          <table:table-cell office:value-type="float" office:value="564.16" calcext:value-type="float">
            <text:p>564.1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Decoration</text:p>
          </table:table-cell>
          <table:table-cell office:value-type="float" office:value="146.4" calcext:value-type="float">
            <text:p>146.4</text:p>
          </table:table-cell>
          <table:table-cell office:value-type="float" office:value="12337.66" calcext:value-type="float">
            <text:p>12337.66</text:p>
          </table:table-cell>
          <table:table-cell office:value-type="float" office:value="183" calcext:value-type="float">
            <text:p>18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Wood wool</text:p>
          </table:table-cell>
          <table:table-cell office:value-type="float" office:value="675.84" calcext:value-type="float">
            <text:p>675.84</text:p>
          </table:table-cell>
          <table:table-cell office:value-type="float" office:value="56955.47" calcext:value-type="float">
            <text:p>56955.47</text:p>
          </table:table-cell>
          <table:table-cell office:value-type="float" office:value="844.8" calcext:value-type="float">
            <text:p>844.8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038:.D1045])" office:value-type="float" office:value="8198.71" calcext:value-type="float">
            <text:p>8198.71</text:p>
          </table:table-cell>
          <table:table-cell table:style-name="ce2" table:formula="of:=SUM([.E1038:.E1045])" office:value-type="float" office:value="667072.29" calcext:value-type="float">
            <text:p>667072.29</text:p>
          </table:table-cell>
          <table:table-cell table:style-name="ce2" table:formula="of:=SUM([.F1038:.F1045])" office:value-type="float" office:value="7850.88" calcext:value-type="float">
            <text:p>7850.88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6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27.3" calcext:value-type="float">
            <text:p>27.3</text:p>
          </table:table-cell>
          <table:table-cell office:value-type="float" office:value="2186.27" calcext:value-type="float">
            <text:p>2186.27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75.05" calcext:value-type="float">
            <text:p>175.05</text:p>
          </table:table-cell>
          <table:table-cell office:value-type="float" office:value="14018.16" calcext:value-type="float">
            <text:p>14018.16</text:p>
          </table:table-cell>
          <table:table-cell office:value-type="float" office:value="128.25" calcext:value-type="float">
            <text:p>128.2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36.84" calcext:value-type="float">
            <text:p>136.84</text:p>
          </table:table-cell>
          <table:table-cell office:value-type="float" office:value="10958.59" calcext:value-type="float">
            <text:p>10958.59</text:p>
          </table:table-cell>
          <table:table-cell office:value-type="float" office:value="54.75" calcext:value-type="float">
            <text:p>54.7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</text:p>
          </table:table-cell>
          <table:table-cell office:value-type="float" office:value="331.78" calcext:value-type="float">
            <text:p>331.78</text:p>
          </table:table-cell>
          <table:table-cell office:value-type="float" office:value="12358.14" calcext:value-type="float">
            <text:p>12358.14</text:p>
          </table:table-cell>
          <table:table-cell office:value-type="float" office:value="590" calcext:value-type="float">
            <text:p>59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784.61" calcext:value-type="float">
            <text:p>784.61</text:p>
          </table:table-cell>
          <table:table-cell office:value-type="float" office:value="62834.4" calcext:value-type="float">
            <text:p>62834.4</text:p>
          </table:table-cell>
          <table:table-cell office:value-type="float" office:value="571.3" calcext:value-type="float">
            <text:p>571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</text:p>
          </table:table-cell>
          <table:table-cell office:value-type="float" office:value="141.5" calcext:value-type="float">
            <text:p>141.5</text:p>
          </table:table-cell>
          <table:table-cell office:value-type="float" office:value="11332.09" calcext:value-type="float">
            <text:p>11332.09</text:p>
          </table:table-cell>
          <table:table-cell office:value-type="float" office:value="110" calcext:value-type="float">
            <text:p>11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Concrete</text:p>
          </table:table-cell>
          <table:table-cell office:value-type="float" office:value="74.1" calcext:value-type="float">
            <text:p>74.1</text:p>
          </table:table-cell>
          <table:table-cell office:value-type="float" office:value="5934.17" calcext:value-type="float">
            <text:p>5934.17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200.6" calcext:value-type="float">
            <text:p>200.6</text:p>
          </table:table-cell>
          <table:table-cell office:value-type="float" office:value="16064.69" calcext:value-type="float">
            <text:p>16064.69</text:p>
          </table:table-cell>
          <table:table-cell office:value-type="float" office:value="590" calcext:value-type="float">
            <text:p>59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052:.D1059])" office:value-type="float" office:value="1871.78" calcext:value-type="float">
            <text:p>1871.78</text:p>
          </table:table-cell>
          <table:table-cell table:style-name="ce2" table:formula="of:=SUM([.E1052:.E1059])" office:value-type="float" office:value="135686.51" calcext:value-type="float">
            <text:p>135686.51</text:p>
          </table:table-cell>
          <table:table-cell table:style-name="ce2" table:formula="of:=SUM([.F1052:.F1059])" office:value-type="float" office:value="2131.3" calcext:value-type="float">
            <text:p>2131.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6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44.1" calcext:value-type="float">
            <text:p>44.1</text:p>
          </table:table-cell>
          <table:table-cell office:value-type="float" office:value="3695.93" calcext:value-type="float">
            <text:p>3695.9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551.97" calcext:value-type="float">
            <text:p>551.97</text:p>
          </table:table-cell>
          <table:table-cell office:value-type="float" office:value="46259.5" calcext:value-type="float">
            <text:p>46259.5</text:p>
          </table:table-cell>
          <table:table-cell office:value-type="float" office:value="380.25" calcext:value-type="float">
            <text:p>380.2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93.52" calcext:value-type="float">
            <text:p>293.52</text:p>
          </table:table-cell>
          <table:table-cell office:value-type="float" office:value="24599.32" calcext:value-type="float">
            <text:p>24599.32</text:p>
          </table:table-cell>
          <table:table-cell office:value-type="float" office:value="117.75" calcext:value-type="float">
            <text:p>117.7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</text:p>
          </table:table-cell>
          <table:table-cell office:value-type="float" office:value="316.3" calcext:value-type="float">
            <text:p>316.3</text:p>
          </table:table-cell>
          <table:table-cell office:value-type="float" office:value="12959.7" calcext:value-type="float">
            <text:p>12959.7</text:p>
          </table:table-cell>
          <table:table-cell office:value-type="float" office:value="598" calcext:value-type="float">
            <text:p>59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 wall/Expanded clay concrete</text:p>
          </table:table-cell>
          <table:table-cell office:value-type="float" office:value="1414.94" calcext:value-type="float">
            <text:p>1414.94</text:p>
          </table:table-cell>
          <table:table-cell office:value-type="float" office:value="118583.46" calcext:value-type="float">
            <text:p>118583.46</text:p>
          </table:table-cell>
          <table:table-cell office:value-type="float" office:value="1062.6" calcext:value-type="float">
            <text:p>1062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 wall/Expanded clay concrete</text:p>
          </table:table-cell>
          <table:table-cell office:value-type="float" office:value="293.94" calcext:value-type="float">
            <text:p>293.94</text:p>
          </table:table-cell>
          <table:table-cell office:value-type="float" office:value="24634.52" calcext:value-type="float">
            <text:p>24634.52</text:p>
          </table:table-cell>
          <table:table-cell office:value-type="float" office:value="227" calcext:value-type="float">
            <text:p>22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Decoration</text:p>
          </table:table-cell>
          <table:table-cell office:value-type="float" office:value="107.35" calcext:value-type="float">
            <text:p>107.35</text:p>
          </table:table-cell>
          <table:table-cell office:value-type="float" office:value="8996.79" calcext:value-type="float">
            <text:p>8996.79</text:p>
          </table:table-cell>
          <table:table-cell office:value-type="float" office:value="113" calcext:value-type="float">
            <text:p>11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Hollow-core reinforced concrete/Autoclaved aerated concrete/Roofing material (insulation)</text:p>
          </table:table-cell>
          <table:table-cell office:value-type="float" office:value="203.32" calcext:value-type="float">
            <text:p>203.32</text:p>
          </table:table-cell>
          <table:table-cell office:value-type="float" office:value="17039.84" calcext:value-type="float">
            <text:p>17039.84</text:p>
          </table:table-cell>
          <table:table-cell office:value-type="float" office:value="598" calcext:value-type="float">
            <text:p>598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066:.D1073])" office:value-type="float" office:value="3225.44" calcext:value-type="float">
            <text:p>3225.44</text:p>
          </table:table-cell>
          <table:table-cell table:style-name="ce2" table:formula="of:=SUM([.E1066:.E1073])" office:value-type="float" office:value="256769.06" calcext:value-type="float">
            <text:p>256769.06</text:p>
          </table:table-cell>
          <table:table-cell table:style-name="ce2" table:formula="of:=SUM([.F1066:.F1073])" office:value-type="float" office:value="3111.6" calcext:value-type="float">
            <text:p>3111.6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6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5.89" calcext:value-type="float">
            <text:p>5.89</text:p>
          </table:table-cell>
          <table:table-cell office:value-type="float" office:value="558" calcext:value-type="float">
            <text:p>558</text:p>
          </table:table-cell>
          <table:table-cell office:value-type="float" office:value="2.6" calcext:value-type="float">
            <text:p>2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arbage room doors</text:p>
          </table:table-cell>
          <table:table-cell office:value-type="string" calcext:value-type="string">
            <text:p>Wood</text:p>
          </table:table-cell>
          <table:table-cell office:value-type="float" office:value="12.31" calcext:value-type="float">
            <text:p>12.31</text:p>
          </table:table-cell>
          <table:table-cell office:value-type="float" office:value="1167" calcext:value-type="float">
            <text:p>1167</text:p>
          </table:table-cell>
          <table:table-cell office:value-type="float" office:value="3.1" calcext:value-type="float">
            <text:p>3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549.81" calcext:value-type="float">
            <text:p>549.81</text:p>
          </table:table-cell>
          <table:table-cell office:value-type="float" office:value="52127" calcext:value-type="float">
            <text:p>52127</text:p>
          </table:table-cell>
          <table:table-cell office:value-type="float" office:value="313.2" calcext:value-type="float">
            <text:p>313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66.59" calcext:value-type="float">
            <text:p>66.59</text:p>
          </table:table-cell>
          <table:table-cell office:value-type="float" office:value="6313" calcext:value-type="float">
            <text:p>6313</text:p>
          </table:table-cell>
          <table:table-cell office:value-type="float" office:value="22.1" calcext:value-type="float">
            <text:p>22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87" calcext:value-type="float">
            <text:p>87</text:p>
          </table:table-cell>
          <table:table-cell office:value-type="float" office:value="8248" calcext:value-type="float">
            <text:p>8248</text:p>
          </table:table-cell>
          <table:table-cell office:value-type="float" office:value="23.7" calcext:value-type="float">
            <text:p>23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251.26" calcext:value-type="float">
            <text:p>251.26</text:p>
          </table:table-cell>
          <table:table-cell office:value-type="float" office:value="9132" calcext:value-type="float">
            <text:p>9132</text:p>
          </table:table-cell>
          <table:table-cell office:value-type="float" office:value="310.2" calcext:value-type="float">
            <text:p>310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22.86" calcext:value-type="float">
            <text:p>22.86</text:p>
          </table:table-cell>
          <table:table-cell office:value-type="float" office:value="2167" calcext:value-type="float">
            <text:p>216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365.67" calcext:value-type="float">
            <text:p>1365.67</text:p>
          </table:table-cell>
          <table:table-cell office:value-type="float" office:value="129478" calcext:value-type="float">
            <text:p>129478</text:p>
          </table:table-cell>
          <table:table-cell office:value-type="float" office:value="1588.6" calcext:value-type="float">
            <text:p>1588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walls</text:p>
          </table:table-cell>
          <table:table-cell office:value-type="string" calcext:value-type="string">
            <text:p>Reinforced concrete</text:p>
          </table:table-cell>
          <table:table-cell office:value-type="float" office:value="28.64" calcext:value-type="float">
            <text:p>28.64</text:p>
          </table:table-cell>
          <table:table-cell office:value-type="float" office:value="2715" calcext:value-type="float">
            <text:p>2715</text:p>
          </table:table-cell>
          <table:table-cell office:value-type="float" office:value="17.9" calcext:value-type="float">
            <text:p>17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parting wall/Covering</text:p>
          </table:table-cell>
          <table:table-cell office:value-type="string" calcext:value-type="string">
            <text:p>Reinforced concrete</text:p>
          </table:table-cell>
          <table:table-cell office:value-type="float" office:value="21.04" calcext:value-type="float">
            <text:p>21.04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236.41" calcext:value-type="float">
            <text:p>236.41</text:p>
          </table:table-cell>
          <table:table-cell office:value-type="float" office:value="16655" calcext:value-type="float">
            <text:p>16655</text:p>
          </table:table-cell>
          <table:table-cell office:value-type="float" office:value="274.9" calcext:value-type="float">
            <text:p>274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Reinforced concrete/Slag/Concrete/Bitumen</text:p>
          </table:table-cell>
          <table:table-cell office:value-type="float" office:value="28.95" calcext:value-type="float">
            <text:p>28.95</text:p>
          </table:table-cell>
          <table:table-cell office:value-type="float" office:value="2744" calcext:value-type="float">
            <text:p>2744</text:p>
          </table:table-cell>
          <table:table-cell office:value-type="float" office:value="35.3" calcext:value-type="float">
            <text:p>35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roof</text:p>
          </table:table-cell>
          <table:table-cell office:value-type="string" calcext:value-type="string">
            <text:p>Reinforced concrete/Concrete/Bitumen</text:p>
          </table:table-cell>
          <table:table-cell office:value-type="float" office:value="19.06" calcext:value-type="float">
            <text:p>19.06</text:p>
          </table:table-cell>
          <table:table-cell office:value-type="float" office:value="1807" calcext:value-type="float">
            <text:p>1807</text:p>
          </table:table-cell>
          <table:table-cell office:value-type="float" office:value="10.3" calcext:value-type="float">
            <text:p>10.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080:.D1092])" office:value-type="float" office:value="2695.49" calcext:value-type="float">
            <text:p>2695.49</text:p>
          </table:table-cell>
          <table:table-cell table:style-name="ce2" table:formula="of:=SUM([.E1080:.E1092])" office:value-type="float" office:value="235106" calcext:value-type="float">
            <text:p>235106</text:p>
          </table:table-cell>
          <table:table-cell table:style-name="ce2" table:formula="of:=SUM([.F1080:.F1092])" office:value-type="float" office:value="2601.9" calcext:value-type="float">
            <text:p>2601.9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6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8.22" calcext:value-type="float">
            <text:p>8.22</text:p>
          </table:table-cell>
          <table:table-cell office:value-type="float" office:value="778" calcext:value-type="float">
            <text:p>778</text:p>
          </table:table-cell>
          <table:table-cell office:value-type="float" office:value="2.3" calcext:value-type="float">
            <text:p>2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arbage room doors</text:p>
          </table:table-cell>
          <table:table-cell office:value-type="string" calcext:value-type="string">
            <text:p>Wood</text:p>
          </table:table-cell>
          <table:table-cell office:value-type="float" office:value="11.2" calcext:value-type="float">
            <text:p>11.2</text:p>
          </table:table-cell>
          <table:table-cell office:value-type="float" office:value="1060" calcext:value-type="float">
            <text:p>1060</text:p>
          </table:table-cell>
          <table:table-cell office:value-type="float" office:value="2.8" calcext:value-type="float">
            <text:p>2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478.81" calcext:value-type="float">
            <text:p>478.81</text:p>
          </table:table-cell>
          <table:table-cell office:value-type="float" office:value="45326" calcext:value-type="float">
            <text:p>45326</text:p>
          </table:table-cell>
          <table:table-cell office:value-type="float" office:value="272.7" calcext:value-type="float">
            <text:p>272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88.09" calcext:value-type="float">
            <text:p>188.09</text:p>
          </table:table-cell>
          <table:table-cell office:value-type="float" office:value="17805" calcext:value-type="float">
            <text:p>17805</text:p>
          </table:table-cell>
          <table:table-cell office:value-type="float" office:value="62.5" calcext:value-type="float">
            <text:p>62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38.19" calcext:value-type="float">
            <text:p>38.19</text:p>
          </table:table-cell>
          <table:table-cell office:value-type="float" office:value="3615" calcext:value-type="float">
            <text:p>3615</text:p>
          </table:table-cell>
          <table:table-cell office:value-type="float" office:value="21.9" calcext:value-type="float">
            <text:p>21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windows</text:p>
          </table:table-cell>
          <table:table-cell office:value-type="string" calcext:value-type="string">
            <text:p>Wood</text:p>
          </table:table-cell>
          <table:table-cell office:value-type="float" office:value="4.87" calcext:value-type="float">
            <text:p>4.87</text:p>
          </table:table-cell>
          <table:table-cell office:value-type="float" office:value="461" calcext:value-type="float">
            <text:p>461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251.26" calcext:value-type="float">
            <text:p>251.26</text:p>
          </table:table-cell>
          <table:table-cell office:value-type="float" office:value="9095" calcext:value-type="float">
            <text:p>9095</text:p>
          </table:table-cell>
          <table:table-cell office:value-type="float" office:value="310.2" calcext:value-type="float">
            <text:p>310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22.89" calcext:value-type="float">
            <text:p>22.89</text:p>
          </table:table-cell>
          <table:table-cell office:value-type="float" office:value="2167" calcext:value-type="float">
            <text:p>216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372.13" calcext:value-type="float">
            <text:p>1372.13</text:p>
          </table:table-cell>
          <table:table-cell office:value-type="float" office:value="129890" calcext:value-type="float">
            <text:p>129890</text:p>
          </table:table-cell>
          <table:table-cell office:value-type="float" office:value="1596.2" calcext:value-type="float">
            <text:p>1596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walls</text:p>
          </table:table-cell>
          <table:table-cell office:value-type="string" calcext:value-type="string">
            <text:p>Reinforced concrete</text:p>
          </table:table-cell>
          <table:table-cell office:value-type="float" office:value="30.08" calcext:value-type="float">
            <text:p>30.08</text:p>
          </table:table-cell>
          <table:table-cell office:value-type="float" office:value="2847" calcext:value-type="float">
            <text:p>2847</text:p>
          </table:table-cell>
          <table:table-cell office:value-type="float" office:value="18.8" calcext:value-type="float">
            <text:p>18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parting wall/Covering</text:p>
          </table:table-cell>
          <table:table-cell office:value-type="string" calcext:value-type="string">
            <text:p>Reinforced concrete</text:p>
          </table:table-cell>
          <table:table-cell office:value-type="float" office:value="21.04" calcext:value-type="float">
            <text:p>21.04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236.41" calcext:value-type="float">
            <text:p>236.41</text:p>
          </table:table-cell>
          <table:table-cell office:value-type="float" office:value="16621" calcext:value-type="float">
            <text:p>16621</text:p>
          </table:table-cell>
          <table:table-cell office:value-type="float" office:value="274.9" calcext:value-type="float">
            <text:p>274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Reinforced concrete/Slag/Concrete/Bitumen</text:p>
          </table:table-cell>
          <table:table-cell office:value-type="float" office:value="28.95" calcext:value-type="float">
            <text:p>28.95</text:p>
          </table:table-cell>
          <table:table-cell office:value-type="float" office:value="2740" calcext:value-type="float">
            <text:p>2740</text:p>
          </table:table-cell>
          <table:table-cell office:value-type="float" office:value="35.3" calcext:value-type="float">
            <text:p>35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roof</text:p>
          </table:table-cell>
          <table:table-cell office:value-type="string" calcext:value-type="string">
            <text:p>Reinforced concrete/Concrete/Bitumen</text:p>
          </table:table-cell>
          <table:table-cell office:value-type="float" office:value="19.06" calcext:value-type="float">
            <text:p>19.06</text:p>
          </table:table-cell>
          <table:table-cell office:value-type="float" office:value="1804" calcext:value-type="float">
            <text:p>1804</text:p>
          </table:table-cell>
          <table:table-cell office:value-type="float" office:value="10.3" calcext:value-type="float">
            <text:p>10.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099:.D1112])" office:value-type="float" office:value="2711.2" calcext:value-type="float">
            <text:p>2711.2</text:p>
          </table:table-cell>
          <table:table-cell table:style-name="ce2" table:formula="of:=SUM([.E1099:.E1112])" office:value-type="float" office:value="236201" calcext:value-type="float">
            <text:p>236201</text:p>
          </table:table-cell>
          <table:table-cell table:style-name="ce2" table:formula="of:=SUM([.F1099:.F1112])" office:value-type="float" office:value="2609.4" calcext:value-type="float">
            <text:p>2609.4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6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8.2" calcext:value-type="float">
            <text:p>8.2</text:p>
          </table:table-cell>
          <table:table-cell office:value-type="float" office:value="778" calcext:value-type="float">
            <text:p>778</text:p>
          </table:table-cell>
          <table:table-cell office:value-type="float" office:value="2.3" calcext:value-type="float">
            <text:p>2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arbage room doors</text:p>
          </table:table-cell>
          <table:table-cell office:value-type="string" calcext:value-type="string">
            <text:p>Wood</text:p>
          </table:table-cell>
          <table:table-cell office:value-type="float" office:value="10.83" calcext:value-type="float">
            <text:p>10.83</text:p>
          </table:table-cell>
          <table:table-cell office:value-type="float" office:value="1027" calcext:value-type="float">
            <text:p>1027</text:p>
          </table:table-cell>
          <table:table-cell office:value-type="float" office:value="2.7" calcext:value-type="float">
            <text:p>2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562.61" calcext:value-type="float">
            <text:p>562.61</text:p>
          </table:table-cell>
          <table:table-cell office:value-type="float" office:value="53368" calcext:value-type="float">
            <text:p>53368</text:p>
          </table:table-cell>
          <table:table-cell office:value-type="float" office:value="321.9" calcext:value-type="float">
            <text:p>321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45.34" calcext:value-type="float">
            <text:p>45.34</text:p>
          </table:table-cell>
          <table:table-cell office:value-type="float" office:value="4301" calcext:value-type="float">
            <text:p>4301</text:p>
          </table:table-cell>
          <table:table-cell office:value-type="float" office:value="13.4" calcext:value-type="float">
            <text:p>13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38.19" calcext:value-type="float">
            <text:p>38.19</text:p>
          </table:table-cell>
          <table:table-cell office:value-type="float" office:value="3623" calcext:value-type="float">
            <text:p>3623</text:p>
          </table:table-cell>
          <table:table-cell office:value-type="float" office:value="21.9" calcext:value-type="float">
            <text:p>21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ntrance room windows</text:p>
          </table:table-cell>
          <table:table-cell office:value-type="string" calcext:value-type="string">
            <text:p>Wood</text:p>
          </table:table-cell>
          <table:table-cell office:value-type="float" office:value="4.48" calcext:value-type="float">
            <text:p>4.48</text:p>
          </table:table-cell>
          <table:table-cell office:value-type="float" office:value="425" calcext:value-type="float">
            <text:p>425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285.38" calcext:value-type="float">
            <text:p>285.38</text:p>
          </table:table-cell>
          <table:table-cell office:value-type="float" office:value="10386" calcext:value-type="float">
            <text:p>10386</text:p>
          </table:table-cell>
          <table:table-cell office:value-type="float" office:value="310.2" calcext:value-type="float">
            <text:p>310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22.89" calcext:value-type="float">
            <text:p>22.89</text:p>
          </table:table-cell>
          <table:table-cell office:value-type="float" office:value="2171" calcext:value-type="float">
            <text:p>217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364.23" calcext:value-type="float">
            <text:p>1364.23</text:p>
          </table:table-cell>
          <table:table-cell office:value-type="float" office:value="129407" calcext:value-type="float">
            <text:p>129407</text:p>
          </table:table-cell>
          <table:table-cell office:value-type="float" office:value="1586.9" calcext:value-type="float">
            <text:p>1586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walls</text:p>
          </table:table-cell>
          <table:table-cell office:value-type="string" calcext:value-type="string">
            <text:p>Reinforced concrete</text:p>
          </table:table-cell>
          <table:table-cell office:value-type="float" office:value="27.36" calcext:value-type="float">
            <text:p>27.36</text:p>
          </table:table-cell>
          <table:table-cell office:value-type="float" office:value="2595" calcext:value-type="float">
            <text:p>2595</text:p>
          </table:table-cell>
          <table:table-cell office:value-type="float" office:value="17.1" calcext:value-type="float">
            <text:p>17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parting wall/Covering</text:p>
          </table:table-cell>
          <table:table-cell office:value-type="string" calcext:value-type="string">
            <text:p>Reinforced concrete</text:p>
          </table:table-cell>
          <table:table-cell office:value-type="float" office:value="21.04" calcext:value-type="float">
            <text:p>21.04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269.4" calcext:value-type="float">
            <text:p>269.4</text:p>
          </table:table-cell>
          <table:table-cell office:value-type="float" office:value="18992" calcext:value-type="float">
            <text:p>18992</text:p>
          </table:table-cell>
          <table:table-cell office:value-type="float" office:value="274.9" calcext:value-type="float">
            <text:p>274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Reinforced concrete/Slag/Concrete/Bitumen</text:p>
          </table:table-cell>
          <table:table-cell office:value-type="float" office:value="33.54" calcext:value-type="float">
            <text:p>33.54</text:p>
          </table:table-cell>
          <table:table-cell office:value-type="float" office:value="3181" calcext:value-type="float">
            <text:p>3181</text:p>
          </table:table-cell>
          <table:table-cell office:value-type="float" office:value="35.3" calcext:value-type="float">
            <text:p>35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roof</text:p>
          </table:table-cell>
          <table:table-cell office:value-type="string" calcext:value-type="string">
            <text:p>Reinforced concrete/Concrete/Bitumen</text:p>
          </table:table-cell>
          <table:table-cell office:value-type="float" office:value="19.06" calcext:value-type="float">
            <text:p>19.06</text:p>
          </table:table-cell>
          <table:table-cell office:value-type="float" office:value="1808" calcext:value-type="float">
            <text:p>1808</text:p>
          </table:table-cell>
          <table:table-cell office:value-type="float" office:value="10.3" calcext:value-type="float">
            <text:p>10.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119:.D1132])" office:value-type="float" office:value="2712.55" calcext:value-type="float">
            <text:p>2712.55</text:p>
          </table:table-cell>
          <table:table-cell table:style-name="ce2" table:formula="of:=SUM([.E1119:.E1132])" office:value-type="float" office:value="234058" calcext:value-type="float">
            <text:p>234058</text:p>
          </table:table-cell>
          <table:table-cell table:style-name="ce2" table:formula="of:=SUM([.F1119:.F1132])" office:value-type="float" office:value="2598.1" calcext:value-type="float">
            <text:p>2598.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6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9.35" calcext:value-type="float">
            <text:p>9.35</text:p>
          </table:table-cell>
          <table:table-cell office:value-type="float" office:value="887" calcext:value-type="float">
            <text:p>887</text:p>
          </table:table-cell>
          <table:table-cell office:value-type="float" office:value="2.3" calcext:value-type="float">
            <text:p>2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arbage room doors</text:p>
          </table:table-cell>
          <table:table-cell office:value-type="string" calcext:value-type="string">
            <text:p>Wood</text:p>
          </table:table-cell>
          <table:table-cell office:value-type="float" office:value="10.46" calcext:value-type="float">
            <text:p>10.46</text:p>
          </table:table-cell>
          <table:table-cell office:value-type="float" office:value="992" calcext:value-type="float">
            <text:p>992</text:p>
          </table:table-cell>
          <table:table-cell office:value-type="float" office:value="2.6" calcext:value-type="float">
            <text:p>2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475.33" calcext:value-type="float">
            <text:p>475.33</text:p>
          </table:table-cell>
          <table:table-cell office:value-type="float" office:value="45089" calcext:value-type="float">
            <text:p>45089</text:p>
          </table:table-cell>
          <table:table-cell office:value-type="float" office:value="271.1" calcext:value-type="float">
            <text:p>271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12.05" calcext:value-type="float">
            <text:p>212.05</text:p>
          </table:table-cell>
          <table:table-cell office:value-type="float" office:value="20115" calcext:value-type="float">
            <text:p>20115</text:p>
          </table:table-cell>
          <table:table-cell office:value-type="float" office:value="70.5" calcext:value-type="float">
            <text:p>70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48.62" calcext:value-type="float">
            <text:p>48.62</text:p>
          </table:table-cell>
          <table:table-cell office:value-type="float" office:value="4612" calcext:value-type="float">
            <text:p>4612</text:p>
          </table:table-cell>
          <table:table-cell office:value-type="float" office:value="13.8" calcext:value-type="float">
            <text:p>13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Glass blocks</text:p>
          </table:table-cell>
          <table:table-cell office:value-type="float" office:value="208.38" calcext:value-type="float">
            <text:p>208.38</text:p>
          </table:table-cell>
          <table:table-cell office:value-type="float" office:value="19766" calcext:value-type="float">
            <text:p>19766</text:p>
          </table:table-cell>
          <table:table-cell office:value-type="float" office:value="63.1" calcext:value-type="float">
            <text:p>63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285.38" calcext:value-type="float">
            <text:p>285.38</text:p>
          </table:table-cell>
          <table:table-cell office:value-type="float" office:value="10386" calcext:value-type="float">
            <text:p>10386</text:p>
          </table:table-cell>
          <table:table-cell office:value-type="float" office:value="310.2" calcext:value-type="float">
            <text:p>310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22.89" calcext:value-type="float">
            <text:p>22.89</text:p>
          </table:table-cell>
          <table:table-cell office:value-type="float" office:value="2171" calcext:value-type="float">
            <text:p>217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242.42" calcext:value-type="float">
            <text:p>1242.42</text:p>
          </table:table-cell>
          <table:table-cell office:value-type="float" office:value="117853" calcext:value-type="float">
            <text:p>117853</text:p>
          </table:table-cell>
          <table:table-cell office:value-type="float" office:value="1443.6" calcext:value-type="float">
            <text:p>1443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walls</text:p>
          </table:table-cell>
          <table:table-cell office:value-type="string" calcext:value-type="string">
            <text:p>Reinforced concrete</text:p>
          </table:table-cell>
          <table:table-cell office:value-type="float" office:value="26.72" calcext:value-type="float">
            <text:p>26.72</text:p>
          </table:table-cell>
          <table:table-cell office:value-type="float" office:value="2535" calcext:value-type="float">
            <text:p>2535</text:p>
          </table:table-cell>
          <table:table-cell office:value-type="float" office:value="16.7" calcext:value-type="float">
            <text:p>16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hielding between windows</text:p>
          </table:table-cell>
          <table:table-cell office:value-type="string" calcext:value-type="string">
            <text:p>Glass blocks (insulated)</text:p>
          </table:table-cell>
          <table:table-cell office:value-type="float" office:value="99.84" calcext:value-type="float">
            <text:p>99.84</text:p>
          </table:table-cell>
          <table:table-cell office:value-type="float" office:value="9471" calcext:value-type="float">
            <text:p>9471</text:p>
          </table:table-cell>
          <table:table-cell office:value-type="float" office:value="83.2" calcext:value-type="float">
            <text:p>83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parting wall/Covering</text:p>
          </table:table-cell>
          <table:table-cell office:value-type="string" calcext:value-type="string">
            <text:p>Reinforced concrete</text:p>
          </table:table-cell>
          <table:table-cell office:value-type="float" office:value="21.04" calcext:value-type="float">
            <text:p>21.04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269.4" calcext:value-type="float">
            <text:p>269.4</text:p>
          </table:table-cell>
          <table:table-cell office:value-type="float" office:value="18992" calcext:value-type="float">
            <text:p>18992</text:p>
          </table:table-cell>
          <table:table-cell office:value-type="float" office:value="274.9" calcext:value-type="float">
            <text:p>274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Reinforced concrete/Slag/Concrete/Bitumen</text:p>
          </table:table-cell>
          <table:table-cell office:value-type="float" office:value="33.54" calcext:value-type="float">
            <text:p>33.54</text:p>
          </table:table-cell>
          <table:table-cell office:value-type="float" office:value="3181" calcext:value-type="float">
            <text:p>3181</text:p>
          </table:table-cell>
          <table:table-cell office:value-type="float" office:value="35.3" calcext:value-type="float">
            <text:p>35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roof</text:p>
          </table:table-cell>
          <table:table-cell office:value-type="string" calcext:value-type="string">
            <text:p>Reinforced concrete/Concrete/Bitumen</text:p>
          </table:table-cell>
          <table:table-cell office:value-type="float" office:value="19.06" calcext:value-type="float">
            <text:p>19.06</text:p>
          </table:table-cell>
          <table:table-cell office:value-type="float" office:value="1808" calcext:value-type="float">
            <text:p>1808</text:p>
          </table:table-cell>
          <table:table-cell office:value-type="float" office:value="10.3" calcext:value-type="float">
            <text:p>10.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139:.D1153])" office:value-type="float" office:value="2984.48" calcext:value-type="float">
            <text:p>2984.48</text:p>
          </table:table-cell>
          <table:table-cell table:style-name="ce2" table:formula="of:=SUM([.E1139:.E1153])" office:value-type="float" office:value="259854" calcext:value-type="float">
            <text:p>259854</text:p>
          </table:table-cell>
          <table:table-cell table:style-name="ce2" table:formula="of:=SUM([.F1139:.F1153])" office:value-type="float" office:value="2597.6" calcext:value-type="float">
            <text:p>2597.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6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8.22" calcext:value-type="float">
            <text:p>8.22</text:p>
          </table:table-cell>
          <table:table-cell office:value-type="float" office:value="779" calcext:value-type="float">
            <text:p>779</text:p>
          </table:table-cell>
          <table:table-cell office:value-type="float" office:value="2.3" calcext:value-type="float">
            <text:p>2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arbage room doors</text:p>
          </table:table-cell>
          <table:table-cell office:value-type="string" calcext:value-type="string">
            <text:p>Wood</text:p>
          </table:table-cell>
          <table:table-cell office:value-type="float" office:value="9.37" calcext:value-type="float">
            <text:p>9.37</text:p>
          </table:table-cell>
          <table:table-cell office:value-type="float" office:value="888" calcext:value-type="float">
            <text:p>888</text:p>
          </table:table-cell>
          <table:table-cell office:value-type="float" office:value="2.3" calcext:value-type="float">
            <text:p>2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472.73" calcext:value-type="float">
            <text:p>472.73</text:p>
          </table:table-cell>
          <table:table-cell office:value-type="float" office:value="44819" calcext:value-type="float">
            <text:p>44819</text:p>
          </table:table-cell>
          <table:table-cell office:value-type="float" office:value="269.6" calcext:value-type="float">
            <text:p>269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19.61" calcext:value-type="float">
            <text:p>219.61</text:p>
          </table:table-cell>
          <table:table-cell office:value-type="float" office:value="20821" calcext:value-type="float">
            <text:p>20821</text:p>
          </table:table-cell>
          <table:table-cell office:value-type="float" office:value="73.1" calcext:value-type="float">
            <text:p>73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49.22" calcext:value-type="float">
            <text:p>49.22</text:p>
          </table:table-cell>
          <table:table-cell office:value-type="float" office:value="4667" calcext:value-type="float">
            <text:p>4667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Glass blocks</text:p>
          </table:table-cell>
          <table:table-cell office:value-type="float" office:value="212.16" calcext:value-type="float">
            <text:p>212.16</text:p>
          </table:table-cell>
          <table:table-cell office:value-type="float" office:value="20115" calcext:value-type="float">
            <text:p>20115</text:p>
          </table:table-cell>
          <table:table-cell office:value-type="float" office:value="64.3" calcext:value-type="float">
            <text:p>64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285.38" calcext:value-type="float">
            <text:p>285.38</text:p>
          </table:table-cell>
          <table:table-cell office:value-type="float" office:value="10372" calcext:value-type="float">
            <text:p>10372</text:p>
          </table:table-cell>
          <table:table-cell office:value-type="float" office:value="310.2" calcext:value-type="float">
            <text:p>310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22.89" calcext:value-type="float">
            <text:p>22.89</text:p>
          </table:table-cell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231.29" calcext:value-type="float">
            <text:p>1231.29</text:p>
          </table:table-cell>
          <table:table-cell office:value-type="float" office:value="116737" calcext:value-type="float">
            <text:p>116737</text:p>
          </table:table-cell>
          <table:table-cell office:value-type="float" office:value="1430.5" calcext:value-type="float">
            <text:p>1430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walls</text:p>
          </table:table-cell>
          <table:table-cell office:value-type="string" calcext:value-type="string">
            <text:p>Reinforced concrete</text:p>
          </table:table-cell>
          <table:table-cell office:value-type="float" office:value="26.72" calcext:value-type="float">
            <text:p>26.72</text:p>
          </table:table-cell>
          <table:table-cell office:value-type="float" office:value="2533" calcext:value-type="float">
            <text:p>2533</text:p>
          </table:table-cell>
          <table:table-cell office:value-type="float" office:value="16.7" calcext:value-type="float">
            <text:p>16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hielding between windows</text:p>
          </table:table-cell>
          <table:table-cell office:value-type="string" calcext:value-type="string">
            <text:p>Glass blocks (insulated)</text:p>
          </table:table-cell>
          <table:table-cell office:value-type="float" office:value="99.84" calcext:value-type="float">
            <text:p>99.84</text:p>
          </table:table-cell>
          <table:table-cell office:value-type="float" office:value="9466" calcext:value-type="float">
            <text:p>9466</text:p>
          </table:table-cell>
          <table:table-cell office:value-type="float" office:value="83.2" calcext:value-type="float">
            <text:p>83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parting wall/Covering</text:p>
          </table:table-cell>
          <table:table-cell office:value-type="string" calcext:value-type="string">
            <text:p>Reinforced concrete</text:p>
          </table:table-cell>
          <table:table-cell office:value-type="float" office:value="21.04" calcext:value-type="float">
            <text:p>21.04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269.4" calcext:value-type="float">
            <text:p>269.4</text:p>
          </table:table-cell>
          <table:table-cell office:value-type="float" office:value="18979" calcext:value-type="float">
            <text:p>18979</text:p>
          </table:table-cell>
          <table:table-cell office:value-type="float" office:value="274.9" calcext:value-type="float">
            <text:p>274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Reinforced concrete/Slag/Concrete/Bitumen</text:p>
          </table:table-cell>
          <table:table-cell office:value-type="float" office:value="33.54" calcext:value-type="float">
            <text:p>33.54</text:p>
          </table:table-cell>
          <table:table-cell office:value-type="float" office:value="3179" calcext:value-type="float">
            <text:p>3179</text:p>
          </table:table-cell>
          <table:table-cell office:value-type="float" office:value="35.3" calcext:value-type="float">
            <text:p>35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roof</text:p>
          </table:table-cell>
          <table:table-cell office:value-type="string" calcext:value-type="string">
            <text:p>Reinforced concrete/Concrete/Bitumen</text:p>
          </table:table-cell>
          <table:table-cell office:value-type="float" office:value="19.06" calcext:value-type="float">
            <text:p>19.06</text:p>
          </table:table-cell>
          <table:table-cell office:value-type="float" office:value="1807" calcext:value-type="float">
            <text:p>1807</text:p>
          </table:table-cell>
          <table:table-cell office:value-type="float" office:value="10.3" calcext:value-type="float">
            <text:p>10.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160:.D1174])" office:value-type="float" office:value="2980.47" calcext:value-type="float">
            <text:p>2980.47</text:p>
          </table:table-cell>
          <table:table-cell table:style-name="ce2" table:formula="of:=SUM([.E1160:.E1174])" office:value-type="float" office:value="259327" calcext:value-type="float">
            <text:p>259327</text:p>
          </table:table-cell>
          <table:table-cell table:style-name="ce2" table:formula="of:=SUM([.F1160:.F1174])" office:value-type="float" office:value="2586.7" calcext:value-type="float">
            <text:p>2586.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6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48.3" calcext:value-type="float">
            <text:p>48.3</text:p>
          </table:table-cell>
          <table:table-cell office:value-type="float" office:value="4532" calcext:value-type="float">
            <text:p>4532</text:p>
          </table:table-cell>
          <table:table-cell office:value-type="float" office:value="13.5" calcext:value-type="float">
            <text:p>13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Insulated</text:p>
          </table:table-cell>
          <table:table-cell office:value-type="float" office:value="20.56" calcext:value-type="float">
            <text:p>20.56</text:p>
          </table:table-cell>
          <table:table-cell office:value-type="float" office:value="1929" calcext:value-type="float">
            <text:p>1929</text:p>
          </table:table-cell>
          <table:table-cell office:value-type="float" office:value="9.2" calcext:value-type="float">
            <text:p>9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437.07" calcext:value-type="float">
            <text:p>1437.07</text:p>
          </table:table-cell>
          <table:table-cell office:value-type="float" office:value="134847" calcext:value-type="float">
            <text:p>134847</text:p>
          </table:table-cell>
          <table:table-cell office:value-type="float" office:value="825.5" calcext:value-type="float">
            <text:p>825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656.71" calcext:value-type="float">
            <text:p>656.71</text:p>
          </table:table-cell>
          <table:table-cell office:value-type="float" office:value="61622" calcext:value-type="float">
            <text:p>61622</text:p>
          </table:table-cell>
          <table:table-cell office:value-type="float" office:value="218.1" calcext:value-type="float">
            <text:p>218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27.17" calcext:value-type="float">
            <text:p>127.17</text:p>
          </table:table-cell>
          <table:table-cell office:value-type="float" office:value="11933" calcext:value-type="float">
            <text:p>11933</text:p>
          </table:table-cell>
          <table:table-cell office:value-type="float" office:value="72.9" calcext:value-type="float">
            <text:p>72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windows</text:p>
          </table:table-cell>
          <table:table-cell office:value-type="string" calcext:value-type="string">
            <text:p>Wood</text:p>
          </table:table-cell>
          <table:table-cell office:value-type="float" office:value="31.44" calcext:value-type="float">
            <text:p>31.44</text:p>
          </table:table-cell>
          <table:table-cell office:value-type="float" office:value="2950" calcext:value-type="float">
            <text:p>2950</text:p>
          </table:table-cell>
          <table:table-cell office:value-type="float" office:value="8.2" calcext:value-type="float">
            <text:p>8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118.99" calcext:value-type="float">
            <text:p>118.99</text:p>
          </table:table-cell>
          <table:table-cell office:value-type="float" office:value="4209" calcext:value-type="float">
            <text:p>4209</text:p>
          </table:table-cell>
          <table:table-cell office:value-type="float" office:value="146.9" calcext:value-type="float">
            <text:p>146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Rammed earth/Concrete</text:p>
          </table:table-cell>
          <table:table-cell office:value-type="float" office:value="317.48" calcext:value-type="float">
            <text:p>317.48</text:p>
          </table:table-cell>
          <table:table-cell office:value-type="float" office:value="20510" calcext:value-type="float">
            <text:p>20510</text:p>
          </table:table-cell>
          <table:table-cell office:value-type="float" office:value="622.5" calcext:value-type="float">
            <text:p>622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verhang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42.28" calcext:value-type="float">
            <text:p>42.28</text:p>
          </table:table-cell>
          <table:table-cell office:value-type="float" office:value="3968" calcext:value-type="float">
            <text:p>3968</text:p>
          </table:table-cell>
          <table:table-cell office:value-type="float" office:value="52.2" calcext:value-type="float">
            <text:p>52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3264.29" calcext:value-type="float">
            <text:p>3264.29</text:p>
          </table:table-cell>
          <table:table-cell office:value-type="float" office:value="306304" calcext:value-type="float">
            <text:p>306304</text:p>
          </table:table-cell>
          <table:table-cell office:value-type="float" office:value="3793.4" calcext:value-type="float">
            <text:p>3793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walls</text:p>
          </table:table-cell>
          <table:table-cell office:value-type="string" calcext:value-type="string">
            <text:p>Reinforced concrete</text:p>
          </table:table-cell>
          <table:table-cell office:value-type="float" office:value="121.28" calcext:value-type="float">
            <text:p>121.28</text:p>
          </table:table-cell>
          <table:table-cell office:value-type="float" office:value="11380" calcext:value-type="float">
            <text:p>11380</text:p>
          </table:table-cell>
          <table:table-cell office:value-type="float" office:value="75.8" calcext:value-type="float">
            <text:p>75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parting wall/Covering</text:p>
          </table:table-cell>
          <table:table-cell office:value-type="string" calcext:value-type="string">
            <text:p>Reinforced concrete</text:p>
          </table:table-cell>
          <table:table-cell office:value-type="float" office:value="57.3" calcext:value-type="float">
            <text:p>57.3</text:p>
          </table:table-cell>
          <table:table-cell office:value-type="float" office:value="5377" calcext:value-type="float">
            <text:p>537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51" calcext:value-type="float">
            <text:p>51</text:p>
          </table:table-cell>
          <table:table-cell office:value-type="float" office:value="4786" calcext:value-type="float">
            <text:p>478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615.59" calcext:value-type="float">
            <text:p>615.59</text:p>
          </table:table-cell>
          <table:table-cell office:value-type="float" office:value="42768" calcext:value-type="float">
            <text:p>42768</text:p>
          </table:table-cell>
          <table:table-cell office:value-type="float" office:value="715.8" calcext:value-type="float">
            <text:p>715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Reinforced concrete/Slag/Concrete/Bitumen</text:p>
          </table:table-cell>
          <table:table-cell office:value-type="float" office:value="86.76" calcext:value-type="float">
            <text:p>86.76</text:p>
          </table:table-cell>
          <table:table-cell office:value-type="float" office:value="8141" calcext:value-type="float">
            <text:p>8141</text:p>
          </table:table-cell>
          <table:table-cell office:value-type="float" office:value="105.8" calcext:value-type="float">
            <text:p>105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roof</text:p>
          </table:table-cell>
          <table:table-cell office:value-type="string" calcext:value-type="string">
            <text:p>Reinforced concrete/Concrete/Bitumen</text:p>
          </table:table-cell>
          <table:table-cell office:value-type="float" office:value="53.47" calcext:value-type="float">
            <text:p>53.47</text:p>
          </table:table-cell>
          <table:table-cell office:value-type="float" office:value="5017" calcext:value-type="float">
            <text:p>5017</text:p>
          </table:table-cell>
          <table:table-cell office:value-type="float" office:value="28.9" calcext:value-type="float">
            <text:p>28.9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181:.D1196])" office:value-type="float" office:value="7049.69" calcext:value-type="float">
            <text:p>7049.69</text:p>
          </table:table-cell>
          <table:table-cell table:style-name="ce2" table:formula="of:=SUM([.E1181:.E1196])" office:value-type="float" office:value="630273" calcext:value-type="float">
            <text:p>630273</text:p>
          </table:table-cell>
          <table:table-cell table:style-name="ce2" table:formula="of:=SUM([.F1181:.F1196])" office:value-type="float" office:value="6688.7" calcext:value-type="float">
            <text:p>6688.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6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29.74" calcext:value-type="float">
            <text:p>29.74</text:p>
          </table:table-cell>
          <table:table-cell office:value-type="float" office:value="2966" calcext:value-type="float">
            <text:p>2966</text:p>
          </table:table-cell>
          <table:table-cell office:value-type="float" office:value="8.5" calcext:value-type="float">
            <text:p>8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doors</text:p>
          </table:table-cell>
          <table:table-cell office:value-type="string" calcext:value-type="string">
            <text:p>Wood</text:p>
          </table:table-cell>
          <table:table-cell office:value-type="float" office:value="353.88" calcext:value-type="float">
            <text:p>353.88</text:p>
          </table:table-cell>
          <table:table-cell office:value-type="float" office:value="35292" calcext:value-type="float">
            <text:p>35292</text:p>
          </table:table-cell>
          <table:table-cell office:value-type="float" office:value="99.5" calcext:value-type="float">
            <text:p>99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089.7" calcext:value-type="float">
            <text:p>1089.7</text:p>
          </table:table-cell>
          <table:table-cell office:value-type="float" office:value="108676" calcext:value-type="float">
            <text:p>108676</text:p>
          </table:table-cell>
          <table:table-cell office:value-type="float" office:value="606.1" calcext:value-type="float">
            <text:p>606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606.2" calcext:value-type="float">
            <text:p>606.2</text:p>
          </table:table-cell>
          <table:table-cell office:value-type="float" office:value="60456" calcext:value-type="float">
            <text:p>60456</text:p>
          </table:table-cell>
          <table:table-cell office:value-type="float" office:value="195.8" calcext:value-type="float">
            <text:p>195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/Glass blocks</text:p>
          </table:table-cell>
          <table:table-cell office:value-type="float" office:value="96.62" calcext:value-type="float">
            <text:p>96.62</text:p>
          </table:table-cell>
          <table:table-cell office:value-type="float" office:value="9636" calcext:value-type="float">
            <text:p>9636</text:p>
          </table:table-cell>
          <table:table-cell office:value-type="float" office:value="27.3" calcext:value-type="float">
            <text:p>27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390.61" calcext:value-type="float">
            <text:p>390.61</text:p>
          </table:table-cell>
          <table:table-cell office:value-type="float" office:value="16119" calcext:value-type="float">
            <text:p>16119</text:p>
          </table:table-cell>
          <table:table-cell office:value-type="float" office:value="454.2" calcext:value-type="float">
            <text:p>454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31.68" calcext:value-type="float">
            <text:p>31.68</text:p>
          </table:table-cell>
          <table:table-cell office:value-type="float" office:value="3159" calcext:value-type="float">
            <text:p>315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2586.79" calcext:value-type="float">
            <text:p>2586.79</text:p>
          </table:table-cell>
          <table:table-cell office:value-type="float" office:value="257980" calcext:value-type="float">
            <text:p>257980</text:p>
          </table:table-cell>
          <table:table-cell office:value-type="float" office:value="2956.4" calcext:value-type="float">
            <text:p>2956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parting wall/Covering</text:p>
          </table:table-cell>
          <table:table-cell office:value-type="string" calcext:value-type="string">
            <text:p>Reinforced concrete</text:p>
          </table:table-cell>
          <table:table-cell office:value-type="float" office:value="76.16" calcext:value-type="float">
            <text:p>76.16</text:p>
          </table:table-cell>
          <table:table-cell office:value-type="float" office:value="7595" calcext:value-type="float">
            <text:p>75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360.51" calcext:value-type="float">
            <text:p>360.51</text:p>
          </table:table-cell>
          <table:table-cell office:value-type="float" office:value="27172" calcext:value-type="float">
            <text:p>27172</text:p>
          </table:table-cell>
          <table:table-cell office:value-type="float" office:value="419.2" calcext:value-type="float">
            <text:p>419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Reinforced concrete/Slag/Concrete/Bitumen</text:p>
          </table:table-cell>
          <table:table-cell office:value-type="float" office:value="28.7" calcext:value-type="float">
            <text:p>28.7</text:p>
          </table:table-cell>
          <table:table-cell office:value-type="float" office:value="2862" calcext:value-type="float">
            <text:p>2862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203:.D1213])" office:value-type="float" office:value="5650.59" calcext:value-type="float">
            <text:p>5650.59</text:p>
          </table:table-cell>
          <table:table-cell table:style-name="ce2" table:formula="of:=SUM([.E1203:.E1213])" office:value-type="float" office:value="531913" calcext:value-type="float">
            <text:p>531913</text:p>
          </table:table-cell>
          <table:table-cell table:style-name="ce2" table:formula="of:=SUM([.F1203:.F1213])" office:value-type="float" office:value="4802" calcext:value-type="float">
            <text:p>480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7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42.52" calcext:value-type="float">
            <text:p>42.52</text:p>
          </table:table-cell>
          <table:table-cell office:value-type="float" office:value="3895" calcext:value-type="float">
            <text:p>3895</text:p>
          </table:table-cell>
          <table:table-cell office:value-type="float" office:value="18.9" calcext:value-type="float">
            <text:p>18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doors</text:p>
          </table:table-cell>
          <table:table-cell office:value-type="string" calcext:value-type="string">
            <text:p>Wood</text:p>
          </table:table-cell>
          <table:table-cell office:value-type="float" office:value="45.9" calcext:value-type="float">
            <text:p>45.9</text:p>
          </table:table-cell>
          <table:table-cell office:value-type="float" office:value="3086" calcext:value-type="float">
            <text:p>3086</text:p>
          </table:table-cell>
          <table:table-cell office:value-type="float" office:value="12.8" calcext:value-type="float">
            <text:p>12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459.41" calcext:value-type="float">
            <text:p>459.41</text:p>
          </table:table-cell>
          <table:table-cell office:value-type="float" office:value="42079" calcext:value-type="float">
            <text:p>42079</text:p>
          </table:table-cell>
          <table:table-cell office:value-type="float" office:value="260.3" calcext:value-type="float">
            <text:p>260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497.24" calcext:value-type="float">
            <text:p>497.24</text:p>
          </table:table-cell>
          <table:table-cell office:value-type="float" office:value="45544" calcext:value-type="float">
            <text:p>45544</text:p>
          </table:table-cell>
          <table:table-cell office:value-type="float" office:value="92.4" calcext:value-type="float">
            <text:p>92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6.68" calcext:value-type="float">
            <text:p>26.68</text:p>
          </table:table-cell>
          <table:table-cell office:value-type="float" office:value="2444" calcext:value-type="float">
            <text:p>2444</text:p>
          </table:table-cell>
          <table:table-cell office:value-type="float" office:value="15.2" calcext:value-type="float">
            <text:p>15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503.1" calcext:value-type="float">
            <text:p>503.1</text:p>
          </table:table-cell>
          <table:table-cell office:value-type="float" office:value="16668" calcext:value-type="float">
            <text:p>16668</text:p>
          </table:table-cell>
          <table:table-cell office:value-type="float" office:value="585" calcext:value-type="float">
            <text:p>58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38.61" calcext:value-type="float">
            <text:p>38.61</text:p>
          </table:table-cell>
          <table:table-cell office:value-type="float" office:value="3536" calcext:value-type="float">
            <text:p>353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1577.53" calcext:value-type="float">
            <text:p>1577.53</text:p>
          </table:table-cell>
          <table:table-cell office:value-type="float" office:value="144492" calcext:value-type="float">
            <text:p>144492</text:p>
          </table:table-cell>
          <table:table-cell office:value-type="float" office:value="1421.2" calcext:value-type="float">
            <text:p>1421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Reinforced concrete/Slag/Concrete/Bitumen</text:p>
          </table:table-cell>
          <table:table-cell office:value-type="float" office:value="444.6" calcext:value-type="float">
            <text:p>444.6</text:p>
          </table:table-cell>
          <table:table-cell office:value-type="float" office:value="40723" calcext:value-type="float">
            <text:p>40723</text:p>
          </table:table-cell>
          <table:table-cell office:value-type="float" office:value="585" calcext:value-type="float">
            <text:p>58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12.87" calcext:value-type="float">
            <text:p>12.87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1.2" calcext:value-type="float">
            <text:p>1.2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220:.D1230])" office:value-type="float" office:value="3649.66" calcext:value-type="float">
            <text:p>3649.66</text:p>
          </table:table-cell>
          <table:table-cell table:style-name="ce2" table:formula="of:=SUM([.E1220:.E1230])" office:value-type="float" office:value="303756" calcext:value-type="float">
            <text:p>303756</text:p>
          </table:table-cell>
          <table:table-cell table:style-name="ce2" table:formula="of:=SUM([.F1220:.F1230])" office:value-type="float" office:value="2990.8" calcext:value-type="float">
            <text:p>2990.8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7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5.86" calcext:value-type="float">
            <text:p>5.86</text:p>
          </table:table-cell>
          <table:table-cell office:value-type="float" office:value="573" calcext:value-type="float">
            <text:p>573</text:p>
          </table:table-cell>
          <table:table-cell office:value-type="float" office:value="2.6" calcext:value-type="float">
            <text:p>2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arbage room doors</text:p>
          </table:table-cell>
          <table:table-cell office:value-type="string" calcext:value-type="string">
            <text:p>Wood</text:p>
          </table:table-cell>
          <table:table-cell office:value-type="float" office:value="8.57" calcext:value-type="float">
            <text:p>8.57</text:p>
          </table:table-cell>
          <table:table-cell office:value-type="float" office:value="838" calcext:value-type="float">
            <text:p>838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570.96" calcext:value-type="float">
            <text:p>570.96</text:p>
          </table:table-cell>
          <table:table-cell office:value-type="float" office:value="55801" calcext:value-type="float">
            <text:p>55801</text:p>
          </table:table-cell>
          <table:table-cell office:value-type="float" office:value="322.7" calcext:value-type="float">
            <text:p>322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33.31" calcext:value-type="float">
            <text:p>233.31</text:p>
          </table:table-cell>
          <table:table-cell office:value-type="float" office:value="22802" calcext:value-type="float">
            <text:p>22802</text:p>
          </table:table-cell>
          <table:table-cell office:value-type="float" office:value="77.1" calcext:value-type="float">
            <text:p>77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31.54" calcext:value-type="float">
            <text:p>31.54</text:p>
          </table:table-cell>
          <table:table-cell office:value-type="float" office:value="3082" calcext:value-type="float">
            <text:p>3082</text:p>
          </table:table-cell>
          <table:table-cell office:value-type="float" office:value="15.4" calcext:value-type="float">
            <text:p>15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321.98" calcext:value-type="float">
            <text:p>321.98</text:p>
          </table:table-cell>
          <table:table-cell office:value-type="float" office:value="12644" calcext:value-type="float">
            <text:p>12644</text:p>
          </table:table-cell>
          <table:table-cell office:value-type="float" office:value="374.4" calcext:value-type="float">
            <text:p>374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26.13" calcext:value-type="float">
            <text:p>26.13</text:p>
          </table:table-cell>
          <table:table-cell office:value-type="float" office:value="2554" calcext:value-type="float">
            <text:p>255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572.2" calcext:value-type="float">
            <text:p>1572.2</text:p>
          </table:table-cell>
          <table:table-cell office:value-type="float" office:value="153654" calcext:value-type="float">
            <text:p>153654</text:p>
          </table:table-cell>
          <table:table-cell office:value-type="float" office:value="1813.5" calcext:value-type="float">
            <text:p>1813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ntrance room walls</text:p>
          </table:table-cell>
          <table:table-cell office:value-type="string" calcext:value-type="string">
            <text:p>Reinforced concrete</text:p>
          </table:table-cell>
          <table:table-cell office:value-type="float" office:value="42.56" calcext:value-type="float">
            <text:p>42.56</text:p>
          </table:table-cell>
          <table:table-cell office:value-type="float" office:value="4159" calcext:value-type="float">
            <text:p>4159</text:p>
          </table:table-cell>
          <table:table-cell office:value-type="float" office:value="26.6" calcext:value-type="float">
            <text:p>26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parting wall/Covering</text:p>
          </table:table-cell>
          <table:table-cell office:value-type="string" calcext:value-type="string">
            <text:p>Reinforced concrete</text:p>
          </table:table-cell>
          <table:table-cell office:value-type="float" office:value="33.66" calcext:value-type="float">
            <text:p>33.66</text:p>
          </table:table-cell>
          <table:table-cell office:value-type="float" office:value="3290" calcext:value-type="float">
            <text:p>329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</text:p>
          </table:table-cell>
          <table:table-cell office:value-type="float" office:value="1201.64" calcext:value-type="float">
            <text:p>1201.64</text:p>
          </table:table-cell>
          <table:table-cell office:value-type="float" office:value="23769" calcext:value-type="float">
            <text:p>23769</text:p>
          </table:table-cell>
          <table:table-cell office:value-type="float" office:value="348.3" calcext:value-type="float">
            <text:p>348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Reinforced concrete/Slag/Concrete/Bitumen</text:p>
          </table:table-cell>
          <table:table-cell office:value-type="float" office:value="21.48" calcext:value-type="float">
            <text:p>21.48</text:p>
          </table:table-cell>
          <table:table-cell office:value-type="float" office:value="2100" calcext:value-type="float">
            <text:p>2100</text:p>
          </table:table-cell>
          <table:table-cell office:value-type="float" office:value="26.2" calcext:value-type="float">
            <text:p>26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roof</text:p>
          </table:table-cell>
          <table:table-cell office:value-type="string" calcext:value-type="string">
            <text:p>Reinforced concrete/Concrete/Bitumen</text:p>
          </table:table-cell>
          <table:table-cell office:value-type="float" office:value="36.08" calcext:value-type="float">
            <text:p>36.08</text:p>
          </table:table-cell>
          <table:table-cell office:value-type="float" office:value="3526" calcext:value-type="float">
            <text:p>3526</text:p>
          </table:table-cell>
          <table:table-cell office:value-type="float" office:value="19.5" calcext:value-type="float">
            <text:p>19.5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237:.D1249])" office:value-type="float" office:value="4105.97" calcext:value-type="float">
            <text:p>4105.97</text:p>
          </table:table-cell>
          <table:table-cell table:style-name="ce2" table:formula="of:=SUM([.E1237:.E1249])" office:value-type="float" office:value="288792" calcext:value-type="float">
            <text:p>288792</text:p>
          </table:table-cell>
          <table:table-cell table:style-name="ce2" table:formula="of:=SUM([.F1237:.F1249])" office:value-type="float" office:value="3028.4" calcext:value-type="float">
            <text:p>3028.4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7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5.92" calcext:value-type="float">
            <text:p>5.92</text:p>
          </table:table-cell>
          <table:table-cell office:value-type="float" office:value="528" calcext:value-type="float">
            <text:p>528</text:p>
          </table:table-cell>
          <table:table-cell office:value-type="float" office:value="2.9" calcext:value-type="float">
            <text:p>2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81.55" calcext:value-type="float">
            <text:p>81.55</text:p>
          </table:table-cell>
          <table:table-cell office:value-type="float" office:value="7271" calcext:value-type="float">
            <text:p>7271</text:p>
          </table:table-cell>
          <table:table-cell office:value-type="float" office:value="51.1" calcext:value-type="float">
            <text:p>51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0.38" calcext:value-type="float">
            <text:p>20.38</text:p>
          </table:table-cell>
          <table:table-cell office:value-type="float" office:value="1817" calcext:value-type="float">
            <text:p>1817</text:p>
          </table:table-cell>
          <table:table-cell office:value-type="float" office:value="7.3" calcext:value-type="float">
            <text:p>7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.22" calcext:value-type="float">
            <text:p>4.22</text:p>
          </table:table-cell>
          <table:table-cell office:value-type="float" office:value="376" calcext:value-type="float">
            <text:p>376</text:p>
          </table:table-cell>
          <table:table-cell office:value-type="float" office:value="2.9" calcext:value-type="float">
            <text:p>2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159.36" calcext:value-type="float">
            <text:p>159.36</text:p>
          </table:table-cell>
          <table:table-cell office:value-type="float" office:value="4891" calcext:value-type="float">
            <text:p>4891</text:p>
          </table:table-cell>
          <table:table-cell office:value-type="float" office:value="185.3" calcext:value-type="float">
            <text:p>185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Rammed earth</text:p>
          </table:table-cell>
          <table:table-cell office:value-type="float" office:value="33.55" calcext:value-type="float">
            <text:p>33.55</text:p>
          </table:table-cell>
          <table:table-cell office:value-type="float" office:value="1684" calcext:value-type="float">
            <text:p>1684</text:p>
          </table:table-cell>
          <table:table-cell office:value-type="float" office:value="67.1" calcext:value-type="float">
            <text:p>67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20.91" calcext:value-type="float">
            <text:p>20.91</text:p>
          </table:table-cell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lay bricks</text:p>
          </table:table-cell>
          <table:table-cell office:value-type="float" office:value="340.68" calcext:value-type="float">
            <text:p>340.68</text:p>
          </table:table-cell>
          <table:table-cell office:value-type="float" office:value="30374" calcext:value-type="float">
            <text:p>30374</text:p>
          </table:table-cell>
          <table:table-cell office:value-type="float" office:value="388.6" calcext:value-type="float">
            <text:p>388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Slag (insulated)</text:p>
          </table:table-cell>
          <table:table-cell office:value-type="float" office:value="55.53" calcext:value-type="float">
            <text:p>55.53</text:p>
          </table:table-cell>
          <table:table-cell office:value-type="float" office:value="3598" calcext:value-type="float">
            <text:p>3598</text:p>
          </table:table-cell>
          <table:table-cell office:value-type="float" office:value="252.4" calcext:value-type="float">
            <text:p>252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6.97" calcext:value-type="float">
            <text:p>6.97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256:.D1266])" office:value-type="float" office:value="729.27" calcext:value-type="float">
            <text:p>729.27</text:p>
          </table:table-cell>
          <table:table-cell table:style-name="ce2" table:formula="of:=SUM([.E1256:.E1266])" office:value-type="float" office:value="53042" calcext:value-type="float">
            <text:p>53042</text:p>
          </table:table-cell>
          <table:table-cell table:style-name="ce2" table:formula="of:=SUM([.F1256:.F1266])" office:value-type="float" office:value="957.6" calcext:value-type="float">
            <text:p>957.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7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21.3" calcext:value-type="float">
            <text:p>21.3</text:p>
          </table:table-cell>
          <table:table-cell office:value-type="float" office:value="1999" calcext:value-type="float">
            <text:p>1999</text:p>
          </table:table-cell>
          <table:table-cell office:value-type="float" office:value="10.8" calcext:value-type="float">
            <text:p>10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doors</text:p>
          </table:table-cell>
          <table:table-cell office:value-type="string" calcext:value-type="string">
            <text:p>Wood</text:p>
          </table:table-cell>
          <table:table-cell office:value-type="float" office:value="31.4" calcext:value-type="float">
            <text:p>31.4</text:p>
          </table:table-cell>
          <table:table-cell office:value-type="float" office:value="2946" calcext:value-type="float">
            <text:p>2946</text:p>
          </table:table-cell>
          <table:table-cell office:value-type="float" office:value="7.6" calcext:value-type="float">
            <text:p>7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051" calcext:value-type="float">
            <text:p>16051</text:p>
          </table:table-cell>
          <table:table-cell office:value-type="float" office:value="96.2" calcext:value-type="float">
            <text:p>96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30.02" calcext:value-type="float">
            <text:p>130.02</text:p>
          </table:table-cell>
          <table:table-cell office:value-type="float" office:value="12200" calcext:value-type="float">
            <text:p>12200</text:p>
          </table:table-cell>
          <table:table-cell office:value-type="float" office:value="42.6" calcext:value-type="float">
            <text:p>42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24.81" calcext:value-type="float">
            <text:p>24.81</text:p>
          </table:table-cell>
          <table:table-cell office:value-type="float" office:value="2328" calcext:value-type="float">
            <text:p>2328</text:p>
          </table:table-cell>
          <table:table-cell office:value-type="float" office:value="8.1" calcext:value-type="float">
            <text:p>8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358.79" calcext:value-type="float">
            <text:p>358.79</text:p>
          </table:table-cell>
          <table:table-cell office:value-type="float" office:value="12691" calcext:value-type="float">
            <text:p>12691</text:p>
          </table:table-cell>
          <table:table-cell office:value-type="float" office:value="417.2" calcext:value-type="float">
            <text:p>417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29.37" calcext:value-type="float">
            <text:p>29.37</text:p>
          </table:table-cell>
          <table:table-cell office:value-type="float" office:value="2756" calcext:value-type="float">
            <text:p>275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795.06" calcext:value-type="float">
            <text:p>795.06</text:p>
          </table:table-cell>
          <table:table-cell office:value-type="float" office:value="74605" calcext:value-type="float">
            <text:p>74605</text:p>
          </table:table-cell>
          <table:table-cell office:value-type="float" office:value="732.8" calcext:value-type="float">
            <text:p>732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Slag</text:p>
          </table:table-cell>
          <table:table-cell office:value-type="float" office:value="358.79" calcext:value-type="float">
            <text:p>358.79</text:p>
          </table:table-cell>
          <table:table-cell office:value-type="float" office:value="24927" calcext:value-type="float">
            <text:p>24927</text:p>
          </table:table-cell>
          <table:table-cell office:value-type="float" office:value="417.2" calcext:value-type="float">
            <text:p>417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9.79" calcext:value-type="float">
            <text:p>9.79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0.4" calcext:value-type="float">
            <text:p>0.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273:.D1283])" office:value-type="float" office:value="1930.79" calcext:value-type="float">
            <text:p>1930.79</text:p>
          </table:table-cell>
          <table:table-cell table:style-name="ce2" table:formula="of:=SUM([.E1273:.E1283])" office:value-type="float" office:value="151460" calcext:value-type="float">
            <text:p>151460</text:p>
          </table:table-cell>
          <table:table-cell table:style-name="ce2" table:formula="of:=SUM([.F1273:.F1283])" office:value-type="float" office:value="1732.5" calcext:value-type="float">
            <text:p>1732.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7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28.17" calcext:value-type="float">
            <text:p>28.17</text:p>
          </table:table-cell>
          <table:table-cell office:value-type="float" office:value="2708" calcext:value-type="float">
            <text:p>2708</text:p>
          </table:table-cell>
          <table:table-cell office:value-type="float" office:value="14.2" calcext:value-type="float">
            <text:p>14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doors</text:p>
          </table:table-cell>
          <table:table-cell office:value-type="string" calcext:value-type="string">
            <text:p>Wood</text:p>
          </table:table-cell>
          <table:table-cell office:value-type="float" office:value="46.75" calcext:value-type="float">
            <text:p>46.75</text:p>
          </table:table-cell>
          <table:table-cell office:value-type="float" office:value="4494" calcext:value-type="float">
            <text:p>4494</text:p>
          </table:table-cell>
          <table:table-cell office:value-type="float" office:value="11.3" calcext:value-type="float">
            <text:p>11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363.18" calcext:value-type="float">
            <text:p>363.18</text:p>
          </table:table-cell>
          <table:table-cell office:value-type="float" office:value="34911" calcext:value-type="float">
            <text:p>34911</text:p>
          </table:table-cell>
          <table:table-cell office:value-type="float" office:value="204.8" calcext:value-type="float">
            <text:p>204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92.69" calcext:value-type="float">
            <text:p>192.69</text:p>
          </table:table-cell>
          <table:table-cell office:value-type="float" office:value="18522" calcext:value-type="float">
            <text:p>18522</text:p>
          </table:table-cell>
          <table:table-cell office:value-type="float" office:value="63.3" calcext:value-type="float">
            <text:p>63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57.44" calcext:value-type="float">
            <text:p>57.44</text:p>
          </table:table-cell>
          <table:table-cell office:value-type="float" office:value="5521" calcext:value-type="float">
            <text:p>5521</text:p>
          </table:table-cell>
          <table:table-cell office:value-type="float" office:value="18.8" calcext:value-type="float">
            <text:p>18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505.34" calcext:value-type="float">
            <text:p>505.34</text:p>
          </table:table-cell>
          <table:table-cell office:value-type="float" office:value="19031" calcext:value-type="float">
            <text:p>19031</text:p>
          </table:table-cell>
          <table:table-cell office:value-type="float" office:value="587.6" calcext:value-type="float">
            <text:p>587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38.64" calcext:value-type="float">
            <text:p>38.64</text:p>
          </table:table-cell>
          <table:table-cell office:value-type="float" office:value="3714" calcext:value-type="float">
            <text:p>371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1349.4" calcext:value-type="float">
            <text:p>1349.4</text:p>
          </table:table-cell>
          <table:table-cell office:value-type="float" office:value="129710" calcext:value-type="float">
            <text:p>129710</text:p>
          </table:table-cell>
          <table:table-cell office:value-type="float" office:value="1245" calcext:value-type="float">
            <text:p>124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Slag</text:p>
          </table:table-cell>
          <table:table-cell office:value-type="float" office:value="117.52" calcext:value-type="float">
            <text:p>117.52</text:p>
          </table:table-cell>
          <table:table-cell office:value-type="float" office:value="8434" calcext:value-type="float">
            <text:p>8434</text:p>
          </table:table-cell>
          <table:table-cell office:value-type="float" office:value="587.6" calcext:value-type="float">
            <text:p>587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12.88" calcext:value-type="float">
            <text:p>12.88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0.6" calcext:value-type="float">
            <text:p>0.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290:.D1300])" office:value-type="float" office:value="2712.61" calcext:value-type="float">
            <text:p>2712.61</text:p>
          </table:table-cell>
          <table:table-cell table:style-name="ce2" table:formula="of:=SUM([.E1290:.E1300])" office:value-type="float" office:value="228341" calcext:value-type="float">
            <text:p>228341</text:p>
          </table:table-cell>
          <table:table-cell table:style-name="ce2" table:formula="of:=SUM([.F1290:.F1300])" office:value-type="float" office:value="2732.6" calcext:value-type="float">
            <text:p>2732.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7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0.06" calcext:value-type="float">
            <text:p>10.06</text:p>
          </table:table-cell>
          <table:table-cell office:value-type="float" office:value="963" calcext:value-type="float">
            <text:p>963</text:p>
          </table:table-cell>
          <table:table-cell office:value-type="float" office:value="4.4" calcext:value-type="float">
            <text:p>4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arbage room/basement doors</text:p>
          </table:table-cell>
          <table:table-cell office:value-type="string" calcext:value-type="string">
            <text:p>Metal/wood</text:p>
          </table:table-cell>
          <table:table-cell office:value-type="float" office:value="45.27" calcext:value-type="float">
            <text:p>45.27</text:p>
          </table:table-cell>
          <table:table-cell office:value-type="float" office:value="4334" calcext:value-type="float">
            <text:p>4334</text:p>
          </table:table-cell>
          <table:table-cell office:value-type="float" office:value="11.3" calcext:value-type="float">
            <text:p>11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469.21" calcext:value-type="float">
            <text:p>469.21</text:p>
          </table:table-cell>
          <table:table-cell office:value-type="float" office:value="44920" calcext:value-type="float">
            <text:p>44920</text:p>
          </table:table-cell>
          <table:table-cell office:value-type="float" office:value="268.5" calcext:value-type="float">
            <text:p>268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53.85" calcext:value-type="float">
            <text:p>53.85</text:p>
          </table:table-cell>
          <table:table-cell office:value-type="float" office:value="5155" calcext:value-type="float">
            <text:p>5155</text:p>
          </table:table-cell>
          <table:table-cell office:value-type="float" office:value="17.9" calcext:value-type="float">
            <text:p>17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75.04" calcext:value-type="float">
            <text:p>75.04</text:p>
          </table:table-cell>
          <table:table-cell office:value-type="float" office:value="7184" calcext:value-type="float">
            <text:p>7184</text:p>
          </table:table-cell>
          <table:table-cell office:value-type="float" office:value="22.8" calcext:value-type="float">
            <text:p>22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Glass blocks</text:p>
          </table:table-cell>
          <table:table-cell office:value-type="float" office:value="28.64" calcext:value-type="float">
            <text:p>28.64</text:p>
          </table:table-cell>
          <table:table-cell office:value-type="float" office:value="2742" calcext:value-type="float">
            <text:p>2742</text:p>
          </table:table-cell>
          <table:table-cell office:value-type="float" office:value="8.4" calcext:value-type="float">
            <text:p>8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309.74" calcext:value-type="float">
            <text:p>309.74</text:p>
          </table:table-cell>
          <table:table-cell office:value-type="float" office:value="11544" calcext:value-type="float">
            <text:p>11544</text:p>
          </table:table-cell>
          <table:table-cell office:value-type="float" office:value="382.4" calcext:value-type="float">
            <text:p>382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verhang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11.66" calcext:value-type="float">
            <text:p>11.66</text:p>
          </table:table-cell>
          <table:table-cell office:value-type="float" office:value="1117" calcext:value-type="float">
            <text:p>1117</text:p>
          </table:table-cell>
          <table:table-cell office:value-type="float" office:value="14.4" calcext:value-type="float">
            <text:p>14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27" calcext:value-type="float">
            <text:p>27</text:p>
          </table:table-cell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lay brick wall/Decoration</text:p>
          </table:table-cell>
          <table:table-cell office:value-type="float" office:value="337.56" calcext:value-type="float">
            <text:p>337.56</text:p>
          </table:table-cell>
          <table:table-cell office:value-type="float" office:value="32316" calcext:value-type="float">
            <text:p>32316</text:p>
          </table:table-cell>
          <table:table-cell office:value-type="float" office:value="388" calcext:value-type="float">
            <text:p>38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Lightweight concrete panels/blocks</text:p>
          </table:table-cell>
          <table:table-cell office:value-type="float" office:value="501.83" calcext:value-type="float">
            <text:p>501.83</text:p>
          </table:table-cell>
          <table:table-cell office:value-type="float" office:value="48043" calcext:value-type="float">
            <text:p>48043</text:p>
          </table:table-cell>
          <table:table-cell office:value-type="float" office:value="574.2" calcext:value-type="float">
            <text:p>574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Clay brick wall/Decoration</text:p>
          </table:table-cell>
          <table:table-cell office:value-type="float" office:value="54.29" calcext:value-type="float">
            <text:p>54.29</text:p>
          </table:table-cell>
          <table:table-cell office:value-type="float" office:value="5197" calcext:value-type="float">
            <text:p>5197</text:p>
          </table:table-cell>
          <table:table-cell office:value-type="float" office:value="62.4" calcext:value-type="float">
            <text:p>62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 wall/Decoration</text:p>
          </table:table-cell>
          <table:table-cell office:value-type="float" office:value="263.3" calcext:value-type="float">
            <text:p>263.3</text:p>
          </table:table-cell>
          <table:table-cell office:value-type="float" office:value="25207" calcext:value-type="float">
            <text:p>25207</text:p>
          </table:table-cell>
          <table:table-cell office:value-type="float" office:value="243.8" calcext:value-type="float">
            <text:p>243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Lightweight concrete panels/blocks</text:p>
          </table:table-cell>
          <table:table-cell office:value-type="float" office:value="107.27" calcext:value-type="float">
            <text:p>107.27</text:p>
          </table:table-cell>
          <table:table-cell office:value-type="float" office:value="10269" calcext:value-type="float">
            <text:p>10269</text:p>
          </table:table-cell>
          <table:table-cell office:value-type="float" office:value="111.3" calcext:value-type="float">
            <text:p>111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314.06" calcext:value-type="float">
            <text:p>314.06</text:p>
          </table:table-cell>
          <table:table-cell office:value-type="float" office:value="30066" calcext:value-type="float">
            <text:p>30066</text:p>
          </table:table-cell>
          <table:table-cell office:value-type="float" office:value="396.8" calcext:value-type="float">
            <text:p>396.8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307:.D1321])" office:value-type="float" office:value="2608.78" calcext:value-type="float">
            <text:p>2608.78</text:p>
          </table:table-cell>
          <table:table-cell table:style-name="ce2" table:formula="of:=SUM([.E1307:.E1321])" office:value-type="float" office:value="231642" calcext:value-type="float">
            <text:p>231642</text:p>
          </table:table-cell>
          <table:table-cell table:style-name="ce2" table:formula="of:=SUM([.F1307:.F1321])" office:value-type="float" office:value="2506.6" calcext:value-type="float">
            <text:p>2506.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7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7.98" calcext:value-type="float">
            <text:p>7.98</text:p>
          </table:table-cell>
          <table:table-cell office:value-type="float" office:value="761" calcext:value-type="float">
            <text:p>76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104.97" calcext:value-type="float">
            <text:p>104.97</text:p>
          </table:table-cell>
          <table:table-cell office:value-type="float" office:value="10013" calcext:value-type="float">
            <text:p>10013</text:p>
          </table:table-cell>
          <table:table-cell office:value-type="float" office:value="26.5" calcext:value-type="float">
            <text:p>26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630.54" calcext:value-type="float">
            <text:p>630.54</text:p>
          </table:table-cell>
          <table:table-cell office:value-type="float" office:value="60150" calcext:value-type="float">
            <text:p>60150</text:p>
          </table:table-cell>
          <table:table-cell office:value-type="float" office:value="363.6" calcext:value-type="float">
            <text:p>363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05.16" calcext:value-type="float">
            <text:p>105.16</text:p>
          </table:table-cell>
          <table:table-cell office:value-type="float" office:value="10032" calcext:value-type="float">
            <text:p>10032</text:p>
          </table:table-cell>
          <table:table-cell office:value-type="float" office:value="35.2" calcext:value-type="float">
            <text:p>35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71.05" calcext:value-type="float">
            <text:p>71.05</text:p>
          </table:table-cell>
          <table:table-cell office:value-type="float" office:value="6778" calcext:value-type="float">
            <text:p>6778</text:p>
          </table:table-cell>
          <table:table-cell office:value-type="float" office:value="24.9" calcext:value-type="float">
            <text:p>24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/Concrete</text:p>
          </table:table-cell>
          <table:table-cell office:value-type="float" office:value="581.38" calcext:value-type="float">
            <text:p>581.38</text:p>
          </table:table-cell>
          <table:table-cell office:value-type="float" office:value="21470" calcext:value-type="float">
            <text:p>21470</text:p>
          </table:table-cell>
          <table:table-cell office:value-type="float" office:value="709" calcext:value-type="float">
            <text:p>70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Rammed earth</text:p>
          </table:table-cell>
          <table:table-cell office:value-type="float" office:value="47.33" calcext:value-type="float">
            <text:p>47.33</text:p>
          </table:table-cell>
          <table:table-cell office:value-type="float" office:value="3131" calcext:value-type="float">
            <text:p>3131</text:p>
          </table:table-cell>
          <table:table-cell office:value-type="float" office:value="98.6" calcext:value-type="float">
            <text:p>98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46.44" calcext:value-type="float">
            <text:p>46.44</text:p>
          </table:table-cell>
          <table:table-cell office:value-type="float" office:value="4430" calcext:value-type="float">
            <text:p>443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1806.42" calcext:value-type="float">
            <text:p>1806.42</text:p>
          </table:table-cell>
          <table:table-cell office:value-type="float" office:value="172321" calcext:value-type="float">
            <text:p>172321</text:p>
          </table:table-cell>
          <table:table-cell office:value-type="float" office:value="1665" calcext:value-type="float">
            <text:p>166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Slag/Concrete</text:p>
          </table:table-cell>
          <table:table-cell office:value-type="float" office:value="113.06" calcext:value-type="float">
            <text:p>113.06</text:p>
          </table:table-cell>
          <table:table-cell office:value-type="float" office:value="8031" calcext:value-type="float">
            <text:p>8031</text:p>
          </table:table-cell>
          <table:table-cell office:value-type="float" office:value="807.6" calcext:value-type="float">
            <text:p>807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15.48" calcext:value-type="float">
            <text:p>15.48</text:p>
          </table:table-cell>
          <table:table-cell office:value-type="float" office:value="1477" calcext:value-type="float">
            <text:p>147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328:.D1338])" office:value-type="float" office:value="3529.81" calcext:value-type="float">
            <text:p>3529.81</text:p>
          </table:table-cell>
          <table:table-cell table:style-name="ce2" table:formula="of:=SUM([.E1328:.E1338])" office:value-type="float" office:value="298594" calcext:value-type="float">
            <text:p>298594</text:p>
          </table:table-cell>
          <table:table-cell table:style-name="ce2" table:formula="of:=SUM([.F1328:.F1338])" office:value-type="float" office:value="3733.4" calcext:value-type="float">
            <text:p>3733.4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7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36.87" calcext:value-type="float">
            <text:p>36.87</text:p>
          </table:table-cell>
          <table:table-cell office:value-type="float" office:value="3413.35" calcext:value-type="float">
            <text:p>3413.35</text:p>
          </table:table-cell>
          <table:table-cell office:value-type="float" office:value="18.57" calcext:value-type="float">
            <text:p>18.5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 and loggias</text:p>
          </table:table-cell>
          <table:table-cell office:value-type="string" calcext:value-type="string">
            <text:p>PVC</text:p>
          </table:table-cell>
          <table:table-cell office:value-type="float" office:value="598.43" calcext:value-type="float">
            <text:p>598.43</text:p>
          </table:table-cell>
          <table:table-cell office:value-type="float" office:value="55395.65" calcext:value-type="float">
            <text:p>55395.65</text:p>
          </table:table-cell>
          <table:table-cell office:value-type="float" office:value="317.35" calcext:value-type="float">
            <text:p>317.3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 and loggias</text:p>
          </table:table-cell>
          <table:table-cell office:value-type="string" calcext:value-type="string">
            <text:p>Wood</text:p>
          </table:table-cell>
          <table:table-cell office:value-type="float" office:value="638.87" calcext:value-type="float">
            <text:p>638.87</text:p>
          </table:table-cell>
          <table:table-cell office:value-type="float" office:value="59138.55" calcext:value-type="float">
            <text:p>59138.55</text:p>
          </table:table-cell>
          <table:table-cell office:value-type="float" office:value="228.82" calcext:value-type="float">
            <text:p>228.8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Concrete</text:p>
          </table:table-cell>
          <table:table-cell office:value-type="float" office:value="374.39" calcext:value-type="float">
            <text:p>374.39</text:p>
          </table:table-cell>
          <table:table-cell office:value-type="float" office:value="24259.5" calcext:value-type="float">
            <text:p>24259.5</text:p>
          </table:table-cell>
          <table:table-cell office:value-type="float" office:value="691.39" calcext:value-type="float">
            <text:p>691.3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1910.43" calcext:value-type="float">
            <text:p>1910.43</text:p>
          </table:table-cell>
          <table:table-cell office:value-type="float" office:value="176845.11" calcext:value-type="float">
            <text:p>176845.11</text:p>
          </table:table-cell>
          <table:table-cell office:value-type="float" office:value="1565.93" calcext:value-type="float">
            <text:p>1565.9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vering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525.46" calcext:value-type="float">
            <text:p>525.46</text:p>
          </table:table-cell>
          <table:table-cell office:value-type="float" office:value="48640.45" calcext:value-type="float">
            <text:p>48640.45</text:p>
          </table:table-cell>
          <table:table-cell office:value-type="float" office:value="691.39" calcext:value-type="float">
            <text:p>691.39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345:.D1350])" office:value-type="float" office:value="4084.45" calcext:value-type="float">
            <text:p>4084.45</text:p>
          </table:table-cell>
          <table:table-cell table:style-name="ce2" table:formula="of:=SUM([.E1345:.E1350])" office:value-type="float" office:value="367692.61" calcext:value-type="float">
            <text:p>367692.61</text:p>
          </table:table-cell>
          <table:table-cell table:style-name="ce2" table:formula="of:=SUM([.F1345:.F1350])" office:value-type="float" office:value="3513.45" calcext:value-type="float">
            <text:p>3513.45</text:p>
          </table:table-cell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7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33.55" calcext:value-type="float">
            <text:p>33.55</text:p>
          </table:table-cell>
          <table:table-cell office:value-type="float" office:value="2942.38" calcext:value-type="float">
            <text:p>2942.38</text:p>
          </table:table-cell>
          <table:table-cell office:value-type="float" office:value="10.39" calcext:value-type="float">
            <text:p>10.3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PVC</text:p>
          </table:table-cell>
          <table:table-cell office:value-type="float" office:value="9.04" calcext:value-type="float">
            <text:p>9.04</text:p>
          </table:table-cell>
          <table:table-cell office:value-type="float" office:value="792.77" calcext:value-type="float">
            <text:p>792.77</text:p>
          </table:table-cell>
          <table:table-cell office:value-type="float" office:value="4.32" calcext:value-type="float">
            <text:p>4.3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539.83" calcext:value-type="float">
            <text:p>539.83</text:p>
          </table:table-cell>
          <table:table-cell office:value-type="float" office:value="47340.76" calcext:value-type="float">
            <text:p>47340.76</text:p>
          </table:table-cell>
          <table:table-cell office:value-type="float" office:value="186.77" calcext:value-type="float">
            <text:p>186.7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472.56" calcext:value-type="float">
            <text:p>472.56</text:p>
          </table:table-cell>
          <table:table-cell office:value-type="float" office:value="41441.97" calcext:value-type="float">
            <text:p>41441.97</text:p>
          </table:table-cell>
          <table:table-cell office:value-type="float" office:value="238.88" calcext:value-type="float">
            <text:p>238.8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oncrete/Slag</text:p>
          </table:table-cell>
          <table:table-cell office:value-type="float" office:value="9.33" calcext:value-type="float">
            <text:p>9.33</text:p>
          </table:table-cell>
          <table:table-cell office:value-type="float" office:value="818.38" calcext:value-type="float">
            <text:p>818.38</text:p>
          </table:table-cell>
          <table:table-cell office:value-type="float" office:value="4.48" calcext:value-type="float">
            <text:p>4.4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Wood/Slag</text:p>
          </table:table-cell>
          <table:table-cell office:value-type="float" office:value="287.27" calcext:value-type="float">
            <text:p>287.27</text:p>
          </table:table-cell>
          <table:table-cell office:value-type="float" office:value="17634.96" calcext:value-type="float">
            <text:p>17634.96</text:p>
          </table:table-cell>
          <table:table-cell office:value-type="float" office:value="635.24" calcext:value-type="float">
            <text:p>635.2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(Ground floor)</text:p>
          </table:table-cell>
          <table:table-cell office:value-type="string" calcext:value-type="string">
            <text:p>Wood/Slag</text:p>
          </table:table-cell>
          <table:table-cell office:value-type="float" office:value="10.48" calcext:value-type="float">
            <text:p>10.48</text:p>
          </table:table-cell>
          <table:table-cell office:value-type="float" office:value="918.97" calcext:value-type="float">
            <text:p>918.97</text:p>
          </table:table-cell>
          <table:table-cell office:value-type="float" office:value="14.97" calcext:value-type="float">
            <text:p>14.9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2303.35" calcext:value-type="float">
            <text:p>2303.35</text:p>
          </table:table-cell>
          <table:table-cell office:value-type="float" office:value="201994.76" calcext:value-type="float">
            <text:p>201994.76</text:p>
          </table:table-cell>
          <table:table-cell office:value-type="float" office:value="1919.46" calcext:value-type="float">
            <text:p>1919.4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vering</text:p>
          </table:table-cell>
          <table:table-cell office:value-type="string" calcext:value-type="string">
            <text:p>Wood/Slag</text:p>
          </table:table-cell>
          <table:table-cell office:value-type="float" office:value="571.72" calcext:value-type="float">
            <text:p>571.72</text:p>
          </table:table-cell>
          <table:table-cell office:value-type="float" office:value="50137.21" calcext:value-type="float">
            <text:p>50137.21</text:p>
          </table:table-cell>
          <table:table-cell office:value-type="float" office:value="635.24" calcext:value-type="float">
            <text:p>635.24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357:.D1365])" office:value-type="float" office:value="4237.13" calcext:value-type="float">
            <text:p>4237.13</text:p>
          </table:table-cell>
          <table:table-cell table:style-name="ce2" table:formula="of:=SUM([.E1357:.E1365])" office:value-type="float" office:value="364022.16" calcext:value-type="float">
            <text:p>364022.16</text:p>
          </table:table-cell>
          <table:table-cell table:style-name="ce2" table:formula="of:=SUM([.F1357:.F1365])" office:value-type="float" office:value="3649.75" calcext:value-type="float">
            <text:p>3649.7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2" office:value-type="string" calcext:value-type="string">
            <text:p>BUILDING 7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45.02" calcext:value-type="float">
            <text:p>45.02</text:p>
          </table:table-cell>
          <table:table-cell office:value-type="float" office:value="3906.49" calcext:value-type="float">
            <text:p>3906.49</text:p>
          </table:table-cell>
          <table:table-cell office:value-type="float" office:value="16.45" calcext:value-type="float">
            <text:p>16.4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PVC</text:p>
          </table:table-cell>
          <table:table-cell office:value-type="float" office:value="5.2" calcext:value-type="float">
            <text:p>5.2</text:p>
          </table:table-cell>
          <table:table-cell office:value-type="float" office:value="451.21" calcext:value-type="float">
            <text:p>451.21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38" calcext:value-type="float">
            <text:p>138</text:p>
          </table:table-cell>
          <table:table-cell office:value-type="float" office:value="11974.65" calcext:value-type="float">
            <text:p>11974.65</text:p>
          </table:table-cell>
          <table:table-cell office:value-type="float" office:value="59.66" calcext:value-type="float">
            <text:p>59.6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94.53" calcext:value-type="float">
            <text:p>94.53</text:p>
          </table:table-cell>
          <table:table-cell office:value-type="float" office:value="8202.75" calcext:value-type="float">
            <text:p>8202.75</text:p>
          </table:table-cell>
          <table:table-cell office:value-type="float" office:value="49.83" calcext:value-type="float">
            <text:p>49.8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floor</text:p>
          </table:table-cell>
          <table:table-cell office:value-type="string" calcext:value-type="string">
            <text:p>Wood/Slag</text:p>
          </table:table-cell>
          <table:table-cell office:value-type="float" office:value="104.05" calcext:value-type="float">
            <text:p>104.05</text:p>
          </table:table-cell>
          <table:table-cell office:value-type="float" office:value="6319.73" calcext:value-type="float">
            <text:p>6319.73</text:p>
          </table:table-cell>
          <table:table-cell office:value-type="float" office:value="204.5" calcext:value-type="float">
            <text:p>204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(Ground floor)</text:p>
          </table:table-cell>
          <table:table-cell office:value-type="string" calcext:value-type="string">
            <text:p>Wood/Bricks/Slag</text:p>
          </table:table-cell>
          <table:table-cell office:value-type="float" office:value="20.95" calcext:value-type="float">
            <text:p>20.95</text:p>
          </table:table-cell>
          <table:table-cell office:value-type="float" office:value="1818.15" calcext:value-type="float">
            <text:p>1818.15</text:p>
          </table:table-cell>
          <table:table-cell office:value-type="float" office:value="32.74" calcext:value-type="float">
            <text:p>32.7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694.4" calcext:value-type="float">
            <text:p>694.4</text:p>
          </table:table-cell>
          <table:table-cell office:value-type="float" office:value="60253.72" calcext:value-type="float">
            <text:p>60253.72</text:p>
          </table:table-cell>
          <table:table-cell office:value-type="float" office:value="780.23" calcext:value-type="float">
            <text:p>780.2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Brickwork</text:p>
          </table:table-cell>
          <table:table-cell office:value-type="float" office:value="11.67" calcext:value-type="float">
            <text:p>11.67</text:p>
          </table:table-cell>
          <table:table-cell office:value-type="float" office:value="1012.51" calcext:value-type="float">
            <text:p>1012.51</text:p>
          </table:table-cell>
          <table:table-cell office:value-type="float" office:value="5.61" calcext:value-type="float">
            <text:p>5.6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lag</text:p>
          </table:table-cell>
          <table:table-cell office:value-type="float" office:value="47.65" calcext:value-type="float">
            <text:p>47.65</text:p>
          </table:table-cell>
          <table:table-cell office:value-type="float" office:value="4134.52" calcext:value-type="float">
            <text:p>4134.52</text:p>
          </table:table-cell>
          <table:table-cell office:value-type="float" office:value="226.9" calcext:value-type="float">
            <text:p>226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vering</text:p>
          </table:table-cell>
          <table:table-cell office:value-type="string" calcext:value-type="string">
            <text:p>Wood/Slag</text:p>
          </table:table-cell>
          <table:table-cell office:value-type="float" office:value="3.46" calcext:value-type="float">
            <text:p>3.46</text:p>
          </table:table-cell>
          <table:table-cell office:value-type="float" office:value="299.88" calcext:value-type="float">
            <text:p>299.88</text:p>
          </table:table-cell>
          <table:table-cell office:value-type="float" office:value="3.84" calcext:value-type="float">
            <text:p>3.84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372:.D1381])" office:value-type="float" office:value="1164.93" calcext:value-type="float">
            <text:p>1164.93</text:p>
          </table:table-cell>
          <table:table-cell table:style-name="ce2" table:formula="of:=SUM([.E1372:.E1381])" office:value-type="float" office:value="98373.61" calcext:value-type="float">
            <text:p>98373.61</text:p>
          </table:table-cell>
          <table:table-cell table:style-name="ce2" table:formula="of:=SUM([.F1372:.F1381])" office:value-type="float" office:value="1382.26" calcext:value-type="float">
            <text:p>1382.2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8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3.4" calcext:value-type="float">
            <text:p>13.4</text:p>
          </table:table-cell>
          <table:table-cell office:value-type="float" office:value="1235.84" calcext:value-type="float">
            <text:p>1235.84</text:p>
          </table:table-cell>
          <table:table-cell office:value-type="float" office:value="6.7" calcext:value-type="float">
            <text:p>6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4.08" calcext:value-type="float">
            <text:p>14.08</text:p>
          </table:table-cell>
          <table:table-cell office:value-type="float" office:value="1298.26" calcext:value-type="float">
            <text:p>1298.26</text:p>
          </table:table-cell>
          <table:table-cell office:value-type="float" office:value="8.3" calcext:value-type="float">
            <text:p>8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95.16" calcext:value-type="float">
            <text:p>295.16</text:p>
          </table:table-cell>
          <table:table-cell office:value-type="float" office:value="27221.45" calcext:value-type="float">
            <text:p>27221.45</text:p>
          </table:table-cell>
          <table:table-cell office:value-type="float" office:value="178.02" calcext:value-type="float">
            <text:p>178.0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99.36" calcext:value-type="float">
            <text:p>99.36</text:p>
          </table:table-cell>
          <table:table-cell office:value-type="float" office:value="9163.82" calcext:value-type="float">
            <text:p>9163.82</text:p>
          </table:table-cell>
          <table:table-cell office:value-type="float" office:value="39.32" calcext:value-type="float">
            <text:p>39.3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hatch</text:p>
          </table:table-cell>
          <table:table-cell office:value-type="string" calcext:value-type="string">
            <text:p>Wood</text:p>
          </table:table-cell>
          <table:table-cell office:value-type="float" office:value="3" calcext:value-type="float">
            <text:p>3</text:p>
          </table:table-cell>
          <table:table-cell office:value-type="float" office:value="276.68" calcext:value-type="float">
            <text:p>276.6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38.21" calcext:value-type="float">
            <text:p>338.21</text:p>
          </table:table-cell>
          <table:table-cell office:value-type="float" office:value="21834.37" calcext:value-type="float">
            <text:p>21834.37</text:p>
          </table:table-cell>
          <table:table-cell office:value-type="float" office:value="445.2" calcext:value-type="float">
            <text:p>445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lcium silicate brick wall</text:p>
          </table:table-cell>
          <table:table-cell office:value-type="string" calcext:value-type="string">
            <text:p>Calcium silicate bricks</text:p>
          </table:table-cell>
          <table:table-cell office:value-type="float" office:value="708.02" calcext:value-type="float">
            <text:p>708.02</text:p>
          </table:table-cell>
          <table:table-cell office:value-type="float" office:value="65298.95" calcext:value-type="float">
            <text:p>65298.95</text:p>
          </table:table-cell>
          <table:table-cell office:value-type="float" office:value="507.7" calcext:value-type="float">
            <text:p>507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lcium silicate brick wall</text:p>
          </table:table-cell>
          <table:table-cell office:value-type="string" calcext:value-type="string">
            <text:p>Calcium silicate bricks</text:p>
          </table:table-cell>
          <table:table-cell office:value-type="float" office:value="271.27" calcext:value-type="float">
            <text:p>271.27</text:p>
          </table:table-cell>
          <table:table-cell office:value-type="float" office:value="25018.4" calcext:value-type="float">
            <text:p>25018.4</text:p>
          </table:table-cell>
          <table:table-cell office:value-type="float" office:value="170.61" calcext:value-type="float">
            <text:p>170.6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 (insulated)</text:p>
          </table:table-cell>
          <table:table-cell office:value-type="float" office:value="446.27" calcext:value-type="float">
            <text:p>446.27</text:p>
          </table:table-cell>
          <table:table-cell office:value-type="float" office:value="41157.85" calcext:value-type="float">
            <text:p>41157.85</text:p>
          </table:table-cell>
          <table:table-cell office:value-type="float" office:value="492.92" calcext:value-type="float">
            <text:p>492.92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388:.D1396])" office:value-type="float" office:value="2188.77" calcext:value-type="float">
            <text:p>2188.77</text:p>
          </table:table-cell>
          <table:table-cell table:style-name="ce2" table:formula="of:=SUM([.E1388:.E1396])" office:value-type="float" office:value="192505.62" calcext:value-type="float">
            <text:p>192505.62</text:p>
          </table:table-cell>
          <table:table-cell table:style-name="ce2" table:formula="of:=SUM([.F1388:.F1396])" office:value-type="float" office:value="1849.77" calcext:value-type="float">
            <text:p>1849.7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8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03.14" calcext:value-type="float">
            <text:p>103.14</text:p>
          </table:table-cell>
          <table:table-cell office:value-type="float" office:value="9451.99" calcext:value-type="float">
            <text:p>9451.99</text:p>
          </table:table-cell>
          <table:table-cell office:value-type="float" office:value="48.63" calcext:value-type="float">
            <text:p>48.6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Wood</text:p>
          </table:table-cell>
          <table:table-cell office:value-type="float" office:value="234.46" calcext:value-type="float">
            <text:p>234.46</text:p>
          </table:table-cell>
          <table:table-cell office:value-type="float" office:value="21486.64" calcext:value-type="float">
            <text:p>21486.64</text:p>
          </table:table-cell>
          <table:table-cell office:value-type="float" office:value="76.25" calcext:value-type="float">
            <text:p>76.2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24" calcext:value-type="float">
            <text:p>224</text:p>
          </table:table-cell>
          <table:table-cell office:value-type="float" office:value="20527.82" calcext:value-type="float">
            <text:p>20527.82</text:p>
          </table:table-cell>
          <table:table-cell office:value-type="float" office:value="82.12" calcext:value-type="float">
            <text:p>82.1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280.22" calcext:value-type="float">
            <text:p>1280.22</text:p>
          </table:table-cell>
          <table:table-cell office:value-type="float" office:value="117322.72" calcext:value-type="float">
            <text:p>117322.72</text:p>
          </table:table-cell>
          <table:table-cell office:value-type="float" office:value="739.3" calcext:value-type="float">
            <text:p>739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517.43" calcext:value-type="float">
            <text:p>517.43</text:p>
          </table:table-cell>
          <table:table-cell office:value-type="float" office:value="47418.76" calcext:value-type="float">
            <text:p>47418.76</text:p>
          </table:table-cell>
          <table:table-cell office:value-type="float" office:value="197.1" calcext:value-type="float">
            <text:p>197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lass blocks</text:p>
          </table:table-cell>
          <table:table-cell office:value-type="string" calcext:value-type="string">
            <text:p>Glass</text:p>
          </table:table-cell>
          <table:table-cell office:value-type="float" office:value="85.15" calcext:value-type="float">
            <text:p>85.15</text:p>
          </table:table-cell>
          <table:table-cell office:value-type="float" office:value="7803.53" calcext:value-type="float">
            <text:p>7803.53</text:p>
          </table:table-cell>
          <table:table-cell office:value-type="float" office:value="29.12" calcext:value-type="float">
            <text:p>29.1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 (insulated)</text:p>
          </table:table-cell>
          <table:table-cell office:value-type="float" office:value="1001.39" calcext:value-type="float">
            <text:p>1001.39</text:p>
          </table:table-cell>
          <table:table-cell office:value-type="float" office:value="64253.69" calcext:value-type="float">
            <text:p>64253.69</text:p>
          </table:table-cell>
          <table:table-cell office:value-type="float" office:value="1612.46" calcext:value-type="float">
            <text:p>1612.4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lay brick wall</text:p>
          </table:table-cell>
          <table:table-cell office:value-type="string" calcext:value-type="string">
            <text:p>Calcium silicate bricks</text:p>
          </table:table-cell>
          <table:table-cell office:value-type="float" office:value="970.99" calcext:value-type="float">
            <text:p>970.99</text:p>
          </table:table-cell>
          <table:table-cell office:value-type="float" office:value="88984.21" calcext:value-type="float">
            <text:p>88984.21</text:p>
          </table:table-cell>
          <table:table-cell office:value-type="float" office:value="960.43" calcext:value-type="float">
            <text:p>960.4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lay brick wall</text:p>
          </table:table-cell>
          <table:table-cell office:value-type="string" calcext:value-type="string">
            <text:p>Calcium silicate bricks</text:p>
          </table:table-cell>
          <table:table-cell office:value-type="float" office:value="1338.72" calcext:value-type="float">
            <text:p>1338.72</text:p>
          </table:table-cell>
          <table:table-cell office:value-type="float" office:value="122683.08" calcext:value-type="float">
            <text:p>122683.08</text:p>
          </table:table-cell>
          <table:table-cell office:value-type="float" office:value="1052.45" calcext:value-type="float">
            <text:p>1052.4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utoclaved aerated concrete panels</text:p>
          </table:table-cell>
          <table:table-cell office:value-type="string" calcext:value-type="string">
            <text:p>Autoclaved aerated concrete</text:p>
          </table:table-cell>
          <table:table-cell office:value-type="float" office:value="2133.17" calcext:value-type="float">
            <text:p>2133.17</text:p>
          </table:table-cell>
          <table:table-cell office:value-type="float" office:value="195489.05" calcext:value-type="float">
            <text:p>195489.05</text:p>
          </table:table-cell>
          <table:table-cell office:value-type="float" office:value="2187.19" calcext:value-type="float">
            <text:p>2187.1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 (insulated)</text:p>
          </table:table-cell>
          <table:table-cell office:value-type="float" office:value="1005.76" calcext:value-type="float">
            <text:p>1005.76</text:p>
          </table:table-cell>
          <table:table-cell office:value-type="float" office:value="92170.54" calcext:value-type="float">
            <text:p>92170.54</text:p>
          </table:table-cell>
          <table:table-cell office:value-type="float" office:value="1372.12" calcext:value-type="float">
            <text:p>1372.1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Reinforced concrete (insulated)</text:p>
          </table:table-cell>
          <table:table-cell office:value-type="float" office:value="239.92" calcext:value-type="float">
            <text:p>239.92</text:p>
          </table:table-cell>
          <table:table-cell office:value-type="float" office:value="21986.67" calcext:value-type="float">
            <text:p>21986.67</text:p>
          </table:table-cell>
          <table:table-cell office:value-type="float" office:value="243.95" calcext:value-type="float">
            <text:p>243.9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vering (entrance)</text:p>
          </table:table-cell>
          <table:table-cell office:value-type="string" calcext:value-type="string">
            <text:p>Hollow-core reinforced concrete (insulated)</text:p>
          </table:table-cell>
          <table:table-cell office:value-type="float" office:value="31.62" calcext:value-type="float">
            <text:p>31.62</text:p>
          </table:table-cell>
          <table:table-cell office:value-type="float" office:value="2897.98" calcext:value-type="float">
            <text:p>2897.98</text:p>
          </table:table-cell>
          <table:table-cell office:value-type="float" office:value="41.76" calcext:value-type="float">
            <text:p>41.76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403:.D1415])" office:value-type="float" office:value="9165.97" calcext:value-type="float">
            <text:p>9165.97</text:p>
          </table:table-cell>
          <table:table-cell table:style-name="ce2" table:formula="of:=SUM([.E1403:.E1415])" office:value-type="float" office:value="812476.68" calcext:value-type="float">
            <text:p>812476.68</text:p>
          </table:table-cell>
          <table:table-cell table:style-name="ce2" table:formula="of:=SUM([.F1403:.F1415])" office:value-type="float" office:value="8642.88" calcext:value-type="float">
            <text:p>8642.88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8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0.82" calcext:value-type="float">
            <text:p>10.82</text:p>
          </table:table-cell>
          <table:table-cell office:value-type="float" office:value="1017.74" calcext:value-type="float">
            <text:p>1017.74</text:p>
          </table:table-cell>
          <table:table-cell office:value-type="float" office:value="4.48" calcext:value-type="float">
            <text:p>4.4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25.71" calcext:value-type="float">
            <text:p>125.71</text:p>
          </table:table-cell>
          <table:table-cell office:value-type="float" office:value="11826.77" calcext:value-type="float">
            <text:p>11826.77</text:p>
          </table:table-cell>
          <table:table-cell office:value-type="float" office:value="26.27" calcext:value-type="float">
            <text:p>26.2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</text:p>
          </table:table-cell>
          <table:table-cell office:value-type="string" calcext:value-type="string">
            <text:p>PVC</text:p>
          </table:table-cell>
          <table:table-cell office:value-type="float" office:value="903.79" calcext:value-type="float">
            <text:p>903.79</text:p>
          </table:table-cell>
          <table:table-cell office:value-type="float" office:value="85027.42" calcext:value-type="float">
            <text:p>85027.42</text:p>
          </table:table-cell>
          <table:table-cell office:value-type="float" office:value="381.71" calcext:value-type="float">
            <text:p>381.7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</text:p>
          </table:table-cell>
          <table:table-cell office:value-type="string" calcext:value-type="string">
            <text:p>Wood</text:p>
          </table:table-cell>
          <table:table-cell office:value-type="float" office:value="944.71" calcext:value-type="float">
            <text:p>944.71</text:p>
          </table:table-cell>
          <table:table-cell office:value-type="float" office:value="88876.35" calcext:value-type="float">
            <text:p>88876.35</text:p>
          </table:table-cell>
          <table:table-cell office:value-type="float" office:value="264.93" calcext:value-type="float">
            <text:p>264.9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insulated)</text:p>
          </table:table-cell>
          <table:table-cell office:value-type="string" calcext:value-type="string">
            <text:p>Reinforced concrete (insulated)</text:p>
          </table:table-cell>
          <table:table-cell office:value-type="float" office:value="246.4" calcext:value-type="float">
            <text:p>246.4</text:p>
          </table:table-cell>
          <table:table-cell office:value-type="float" office:value="13577.21" calcext:value-type="float">
            <text:p>13577.21</text:p>
          </table:table-cell>
          <table:table-cell office:value-type="float" office:value="385" calcext:value-type="float">
            <text:p>38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utoclaved aerated concrete</text:p>
          </table:table-cell>
          <table:table-cell office:value-type="float" office:value="900.6" calcext:value-type="float">
            <text:p>900.6</text:p>
          </table:table-cell>
          <table:table-cell office:value-type="float" office:value="84726.95" calcext:value-type="float">
            <text:p>84726.95</text:p>
          </table:table-cell>
          <table:table-cell office:value-type="float" office:value="654.49" calcext:value-type="float">
            <text:p>654.4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1606.11" calcext:value-type="float">
            <text:p>1606.11</text:p>
          </table:table-cell>
          <table:table-cell office:value-type="float" office:value="151100.33" calcext:value-type="float">
            <text:p>151100.33</text:p>
          </table:table-cell>
          <table:table-cell office:value-type="float" office:value="1590.21" calcext:value-type="float">
            <text:p>1590.2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81.53" calcext:value-type="float">
            <text:p>81.53</text:p>
          </table:table-cell>
          <table:table-cell office:value-type="float" office:value="7670.58" calcext:value-type="float">
            <text:p>7670.58</text:p>
          </table:table-cell>
          <table:table-cell office:value-type="float" office:value="64.2" calcext:value-type="float">
            <text:p>64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Wood/Glass wool</text:p>
          </table:table-cell>
          <table:table-cell office:value-type="float" office:value="173.24" calcext:value-type="float">
            <text:p>173.24</text:p>
          </table:table-cell>
          <table:table-cell office:value-type="float" office:value="16297.94" calcext:value-type="float">
            <text:p>16297.94</text:p>
          </table:table-cell>
          <table:table-cell office:value-type="float" office:value="333.15" calcext:value-type="float">
            <text:p>333.1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vering (technical floor)</text:p>
          </table:table-cell>
          <table:table-cell office:value-type="string" calcext:value-type="string">
            <text:p>Reinforced concrete/Wood wool</text:p>
          </table:table-cell>
          <table:table-cell office:value-type="float" office:value="318.99" calcext:value-type="float">
            <text:p>318.99</text:p>
          </table:table-cell>
          <table:table-cell office:value-type="float" office:value="30010.04" calcext:value-type="float">
            <text:p>30010.04</text:p>
          </table:table-cell>
          <table:table-cell office:value-type="float" office:value="325.5" calcext:value-type="float">
            <text:p>325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vering (staircase)</text:p>
          </table:table-cell>
          <table:table-cell office:value-type="string" calcext:value-type="string">
            <text:p>Reinforced concrete/Wood wool/Roofing material</text:p>
          </table:table-cell>
          <table:table-cell office:value-type="float" office:value="68.43" calcext:value-type="float">
            <text:p>68.43</text:p>
          </table:table-cell>
          <table:table-cell office:value-type="float" office:value="6437.31" calcext:value-type="float">
            <text:p>6437.31</text:p>
          </table:table-cell>
          <table:table-cell office:value-type="float" office:value="59.5" calcext:value-type="float">
            <text:p>59.5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422:.D1432])" office:value-type="float" office:value="5380.33" calcext:value-type="float">
            <text:p>5380.33</text:p>
          </table:table-cell>
          <table:table-cell table:style-name="ce2" table:formula="of:=SUM([.E1422:.E1432])" office:value-type="float" office:value="496568.64" calcext:value-type="float">
            <text:p>496568.64</text:p>
          </table:table-cell>
          <table:table-cell table:style-name="ce2" table:formula="of:=SUM([.F1422:.F1432])" office:value-type="float" office:value="4089.44" calcext:value-type="float">
            <text:p>4089.44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8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25.76" calcext:value-type="float">
            <text:p>25.76</text:p>
          </table:table-cell>
          <table:table-cell office:value-type="float" office:value="2216.38" calcext:value-type="float">
            <text:p>2216.38</text:p>
          </table:table-cell>
          <table:table-cell office:value-type="float" office:value="14.31" calcext:value-type="float">
            <text:p>14.3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00.47" calcext:value-type="float">
            <text:p>100.47</text:p>
          </table:table-cell>
          <table:table-cell office:value-type="float" office:value="8644.39" calcext:value-type="float">
            <text:p>8644.39</text:p>
          </table:table-cell>
          <table:table-cell office:value-type="float" office:value="33.49" calcext:value-type="float">
            <text:p>33.4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PVC (double glazed)</text:p>
          </table:table-cell>
          <table:table-cell office:value-type="float" office:value="3.67" calcext:value-type="float">
            <text:p>3.67</text:p>
          </table:table-cell>
          <table:table-cell office:value-type="float" office:value="315.77" calcext:value-type="float">
            <text:p>315.77</text:p>
          </table:table-cell>
          <table:table-cell office:value-type="float" office:value="2.04" calcext:value-type="float">
            <text:p>2.0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22.7" calcext:value-type="float">
            <text:p>122.7</text:p>
          </table:table-cell>
          <table:table-cell office:value-type="float" office:value="10557.05" calcext:value-type="float">
            <text:p>10557.05</text:p>
          </table:table-cell>
          <table:table-cell office:value-type="float" office:value="76.59" calcext:value-type="float">
            <text:p>76.5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26.07" calcext:value-type="float">
            <text:p>126.07</text:p>
          </table:table-cell>
          <table:table-cell office:value-type="float" office:value="10847" calcext:value-type="float">
            <text:p>10847</text:p>
          </table:table-cell>
          <table:table-cell office:value-type="float" office:value="52.86" calcext:value-type="float">
            <text:p>52.8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Wood</text:p>
          </table:table-cell>
          <table:table-cell office:value-type="float" office:value="65.83" calcext:value-type="float">
            <text:p>65.83</text:p>
          </table:table-cell>
          <table:table-cell office:value-type="float" office:value="3964.15" calcext:value-type="float">
            <text:p>3964.15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round floor</text:p>
          </table:table-cell>
          <table:table-cell office:value-type="string" calcext:value-type="string">
            <text:p>Wood</text:p>
          </table:table-cell>
          <table:table-cell office:value-type="float" office:value="177.41" calcext:value-type="float">
            <text:p>177.41</text:p>
          </table:table-cell>
          <table:table-cell office:value-type="float" office:value="10683.26" calcext:value-type="float">
            <text:p>10683.26</text:p>
          </table:table-cell>
          <table:table-cell office:value-type="float" office:value="583.05" calcext:value-type="float">
            <text:p>583.0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eramic brick wall</text:p>
          </table:table-cell>
          <table:table-cell office:value-type="string" calcext:value-type="string">
            <text:p>Ceramic brick walls/Decoration</text:p>
          </table:table-cell>
          <table:table-cell office:value-type="float" office:value="680.52" calcext:value-type="float">
            <text:p>680.52</text:p>
          </table:table-cell>
          <table:table-cell office:value-type="float" office:value="58551.61" calcext:value-type="float">
            <text:p>58551.61</text:p>
          </table:table-cell>
          <table:table-cell office:value-type="float" office:value="594.14" calcext:value-type="float">
            <text:p>594.1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eramic brick wall</text:p>
          </table:table-cell>
          <table:table-cell office:value-type="string" calcext:value-type="string">
            <text:p>Ceramic brick walls/Decoration</text:p>
          </table:table-cell>
          <table:table-cell office:value-type="float" office:value="734.94" calcext:value-type="float">
            <text:p>734.94</text:p>
          </table:table-cell>
          <table:table-cell office:value-type="float" office:value="63233.88" calcext:value-type="float">
            <text:p>63233.88</text:p>
          </table:table-cell>
          <table:table-cell office:value-type="float" office:value="535.22" calcext:value-type="float">
            <text:p>535.2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lag</text:p>
          </table:table-cell>
          <table:table-cell office:value-type="float" office:value="525.36" calcext:value-type="float">
            <text:p>525.36</text:p>
          </table:table-cell>
          <table:table-cell office:value-type="float" office:value="45201.72" calcext:value-type="float">
            <text:p>45201.72</text:p>
          </table:table-cell>
          <table:table-cell office:value-type="float" office:value="765.83" calcext:value-type="float">
            <text:p>765.8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439:.D1448])" office:value-type="float" office:value="2562.73" calcext:value-type="float">
            <text:p>2562.73</text:p>
          </table:table-cell>
          <table:table-cell table:style-name="ce2" table:formula="of:=SUM([.E1439:.E1448])" office:value-type="float" office:value="214215.21" calcext:value-type="float">
            <text:p>214215.21</text:p>
          </table:table-cell>
          <table:table-cell table:style-name="ce2" table:formula="of:=SUM([.F1439:.F1448])" office:value-type="float" office:value="2741.53" calcext:value-type="float">
            <text:p>2741.53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8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Wood</text:p>
          </table:table-cell>
          <table:table-cell office:value-type="float" office:value="19.2" calcext:value-type="float">
            <text:p>19.2</text:p>
          </table:table-cell>
          <table:table-cell office:value-type="float" office:value="1683.76" calcext:value-type="float">
            <text:p>1683.76</text:p>
          </table:table-cell>
          <table:table-cell office:value-type="float" office:value="6.4" calcext:value-type="float">
            <text:p>6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61.6" calcext:value-type="float">
            <text:p>61.6</text:p>
          </table:table-cell>
          <table:table-cell office:value-type="float" office:value="5402.07" calcext:value-type="float">
            <text:p>5402.07</text:p>
          </table:table-cell>
          <table:table-cell office:value-type="float" office:value="39.36" calcext:value-type="float">
            <text:p>39.3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62.07" calcext:value-type="float">
            <text:p>62.07</text:p>
          </table:table-cell>
          <table:table-cell office:value-type="float" office:value="5443.29" calcext:value-type="float">
            <text:p>5443.29</text:p>
          </table:table-cell>
          <table:table-cell office:value-type="float" office:value="26.06" calcext:value-type="float">
            <text:p>26.0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eramic brick wall</text:p>
          </table:table-cell>
          <table:table-cell office:value-type="string" calcext:value-type="string">
            <text:p>Ceramic brick walls/Decoration</text:p>
          </table:table-cell>
          <table:table-cell office:value-type="float" office:value="576.13" calcext:value-type="float">
            <text:p>576.13</text:p>
          </table:table-cell>
          <table:table-cell office:value-type="float" office:value="50524.3" calcext:value-type="float">
            <text:p>50524.3</text:p>
          </table:table-cell>
          <table:table-cell office:value-type="float" office:value="484.52" calcext:value-type="float">
            <text:p>484.5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eramic brick wall</text:p>
          </table:table-cell>
          <table:table-cell office:value-type="string" calcext:value-type="string">
            <text:p>Ceramic brick walls/Decoration</text:p>
          </table:table-cell>
          <table:table-cell office:value-type="float" office:value="28.23" calcext:value-type="float">
            <text:p>28.23</text:p>
          </table:table-cell>
          <table:table-cell office:value-type="float" office:value="2475.66" calcext:value-type="float">
            <text:p>2475.66</text:p>
          </table:table-cell>
          <table:table-cell office:value-type="float" office:value="19.62" calcext:value-type="float">
            <text:p>19.6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vering (entrance)</text:p>
          </table:table-cell>
          <table:table-cell office:value-type="string" calcext:value-type="string">
            <text:p>Wood (insulation)</text:p>
          </table:table-cell>
          <table:table-cell office:value-type="float" office:value="2.91" calcext:value-type="float">
            <text:p>2.91</text:p>
          </table:table-cell>
          <table:table-cell office:value-type="float" office:value="255.2" calcext:value-type="float">
            <text:p>255.2</text:p>
          </table:table-cell>
          <table:table-cell office:value-type="float" office:value="4.35" calcext:value-type="float">
            <text:p>4.3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and</text:p>
          </table:table-cell>
          <table:table-cell office:value-type="float" office:value="132.87" calcext:value-type="float">
            <text:p>132.87</text:p>
          </table:table-cell>
          <table:table-cell office:value-type="float" office:value="11652.17" calcext:value-type="float">
            <text:p>11652.17</text:p>
          </table:table-cell>
          <table:table-cell office:value-type="float" office:value="193.68" calcext:value-type="float">
            <text:p>193.6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 (uninsulated)</text:p>
          </table:table-cell>
          <table:table-cell office:value-type="string" calcext:value-type="string">
            <text:p>Wood/Sand</text:p>
          </table:table-cell>
          <table:table-cell office:value-type="float" office:value="25.04" calcext:value-type="float">
            <text:p>25.04</text:p>
          </table:table-cell>
          <table:table-cell office:value-type="float" office:value="2195.91" calcext:value-type="float">
            <text:p>2195.91</text:p>
          </table:table-cell>
          <table:table-cell office:value-type="float" office:value="36.5" calcext:value-type="float">
            <text:p>36.5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455:.D1462])" office:value-type="float" office:value="908.05" calcext:value-type="float">
            <text:p>908.05</text:p>
          </table:table-cell>
          <table:table-cell table:style-name="ce2" table:formula="of:=SUM([.E1455:.E1462])" office:value-type="float" office:value="79632.36" calcext:value-type="float">
            <text:p>79632.36</text:p>
          </table:table-cell>
          <table:table-cell table:style-name="ce2" table:formula="of:=SUM([.F1455:.F1462])" office:value-type="float" office:value="810.49" calcext:value-type="float">
            <text:p>810.49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8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4.13" calcext:value-type="float">
            <text:p>14.13</text:p>
          </table:table-cell>
          <table:table-cell office:value-type="float" office:value="1235.01" calcext:value-type="float">
            <text:p>1235.01</text:p>
          </table:table-cell>
          <table:table-cell office:value-type="float" office:value="6.21" calcext:value-type="float">
            <text:p>6.2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arbage room/basement doors</text:p>
          </table:table-cell>
          <table:table-cell office:value-type="string" calcext:value-type="string">
            <text:p>Wood</text:p>
          </table:table-cell>
          <table:table-cell office:value-type="float" office:value="69.3" calcext:value-type="float">
            <text:p>69.3</text:p>
          </table:table-cell>
          <table:table-cell office:value-type="float" office:value="6057.08" calcext:value-type="float">
            <text:p>6057.08</text:p>
          </table:table-cell>
          <table:table-cell office:value-type="float" office:value="20.05" calcext:value-type="float">
            <text:p>20.0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</text:p>
          </table:table-cell>
          <table:table-cell office:value-type="string" calcext:value-type="string">
            <text:p>PVC</text:p>
          </table:table-cell>
          <table:table-cell office:value-type="float" office:value="1002.34" calcext:value-type="float">
            <text:p>1002.34</text:p>
          </table:table-cell>
          <table:table-cell office:value-type="float" office:value="87608.2" calcext:value-type="float">
            <text:p>87608.2</text:p>
          </table:table-cell>
          <table:table-cell office:value-type="float" office:value="440.52" calcext:value-type="float">
            <text:p>440.5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</text:p>
          </table:table-cell>
          <table:table-cell office:value-type="string" calcext:value-type="string">
            <text:p>Wood</text:p>
          </table:table-cell>
          <table:table-cell office:value-type="float" office:value="510.32" calcext:value-type="float">
            <text:p>510.32</text:p>
          </table:table-cell>
          <table:table-cell office:value-type="float" office:value="44603.85" calcext:value-type="float">
            <text:p>44603.85</text:p>
          </table:table-cell>
          <table:table-cell office:value-type="float" office:value="164.88" calcext:value-type="float">
            <text:p>164.8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</text:p>
          </table:table-cell>
          <table:table-cell office:value-type="float" office:value="89.96" calcext:value-type="float">
            <text:p>89.96</text:p>
          </table:table-cell>
          <table:table-cell office:value-type="float" office:value="7862.84" calcext:value-type="float">
            <text:p>7862.84</text:p>
          </table:table-cell>
          <table:table-cell office:value-type="float" office:value="36.47" calcext:value-type="float">
            <text:p>36.4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insulated)</text:p>
          </table:table-cell>
          <table:table-cell office:value-type="string" calcext:value-type="string">
            <text:p>Reinforced concrete (insulated)</text:p>
          </table:table-cell>
          <table:table-cell office:value-type="float" office:value="352.86" calcext:value-type="float">
            <text:p>352.86</text:p>
          </table:table-cell>
          <table:table-cell office:value-type="float" office:value="17088.19" calcext:value-type="float">
            <text:p>17088.19</text:p>
          </table:table-cell>
          <table:table-cell office:value-type="float" office:value="569.13" calcext:value-type="float">
            <text:p>569.1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</text:p>
          </table:table-cell>
          <table:table-cell office:value-type="float" office:value="2561.48" calcext:value-type="float">
            <text:p>2561.48</text:p>
          </table:table-cell>
          <table:table-cell office:value-type="float" office:value="223882.78" calcext:value-type="float">
            <text:p>223882.78</text:p>
          </table:table-cell>
          <table:table-cell office:value-type="float" office:value="2738.95" calcext:value-type="float">
            <text:p>2738.9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 (staircase walls on technical floor)</text:p>
          </table:table-cell>
          <table:table-cell office:value-type="string" calcext:value-type="string">
            <text:p>Expanded clay concrete</text:p>
          </table:table-cell>
          <table:table-cell office:value-type="float" office:value="98.4" calcext:value-type="float">
            <text:p>98.4</text:p>
          </table:table-cell>
          <table:table-cell office:value-type="float" office:value="8600.52" calcext:value-type="float">
            <text:p>8600.5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(technical floor)</text:p>
          </table:table-cell>
          <table:table-cell office:value-type="string" calcext:value-type="string">
            <text:p>Reinforced concrete/Wood wool</text:p>
          </table:table-cell>
          <table:table-cell office:value-type="float" office:value="503.94" calcext:value-type="float">
            <text:p>503.94</text:p>
          </table:table-cell>
          <table:table-cell office:value-type="float" office:value="44046.21" calcext:value-type="float">
            <text:p>44046.21</text:p>
          </table:table-cell>
          <table:table-cell office:value-type="float" office:value="498.95" calcext:value-type="float">
            <text:p>498.9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vering (staircase)</text:p>
          </table:table-cell>
          <table:table-cell office:value-type="string" calcext:value-type="string">
            <text:p>Reinforced concrete/Wood wool/Roofing material</text:p>
          </table:table-cell>
          <table:table-cell office:value-type="float" office:value="107.94" calcext:value-type="float">
            <text:p>107.94</text:p>
          </table:table-cell>
          <table:table-cell office:value-type="float" office:value="9434.35" calcext:value-type="float">
            <text:p>9434.35</text:p>
          </table:table-cell>
          <table:table-cell office:value-type="float" office:value="74.44" calcext:value-type="float">
            <text:p>74.44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469:.D1478])" office:value-type="float" office:value="5310.67" calcext:value-type="float">
            <text:p>5310.67</text:p>
          </table:table-cell>
          <table:table-cell table:style-name="ce2" table:formula="of:=SUM([.E1469:.E1478])" office:value-type="float" office:value="450419.03" calcext:value-type="float">
            <text:p>450419.03</text:p>
          </table:table-cell>
          <table:table-cell table:style-name="ce2" table:formula="of:=SUM([.F1469:.F1478])" office:value-type="float" office:value="4629.6" calcext:value-type="float">
            <text:p>4629.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8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25.73" calcext:value-type="float">
            <text:p>25.73</text:p>
          </table:table-cell>
          <table:table-cell office:value-type="float" office:value="2249.98" calcext:value-type="float">
            <text:p>2249.98</text:p>
          </table:table-cell>
          <table:table-cell office:value-type="float" office:value="12.41" calcext:value-type="float">
            <text:p>12.4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doors</text:p>
          </table:table-cell>
          <table:table-cell office:value-type="string" calcext:value-type="string">
            <text:p>Wood</text:p>
          </table:table-cell>
          <table:table-cell office:value-type="float" office:value="39.17" calcext:value-type="float">
            <text:p>39.17</text:p>
          </table:table-cell>
          <table:table-cell office:value-type="float" office:value="3425.51" calcext:value-type="float">
            <text:p>3425.51</text:p>
          </table:table-cell>
          <table:table-cell office:value-type="float" office:value="11.94" calcext:value-type="float">
            <text:p>11.9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</text:p>
          </table:table-cell>
          <table:table-cell office:value-type="string" calcext:value-type="string">
            <text:p>PVC</text:p>
          </table:table-cell>
          <table:table-cell office:value-type="float" office:value="650.36" calcext:value-type="float">
            <text:p>650.36</text:p>
          </table:table-cell>
          <table:table-cell office:value-type="float" office:value="56875.85" calcext:value-type="float">
            <text:p>56875.85</text:p>
          </table:table-cell>
          <table:table-cell office:value-type="float" office:value="373.71" calcext:value-type="float">
            <text:p>373.7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</text:p>
          </table:table-cell>
          <table:table-cell office:value-type="string" calcext:value-type="string">
            <text:p>Wood</text:p>
          </table:table-cell>
          <table:table-cell office:value-type="float" office:value="565.86" calcext:value-type="float">
            <text:p>565.86</text:p>
          </table:table-cell>
          <table:table-cell office:value-type="float" office:value="49485.99" calcext:value-type="float">
            <text:p>49485.99</text:p>
          </table:table-cell>
          <table:table-cell office:value-type="float" office:value="209.84" calcext:value-type="float">
            <text:p>209.8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229.3" calcext:value-type="float">
            <text:p>229.3</text:p>
          </table:table-cell>
          <table:table-cell office:value-type="float" office:value="20052.84" calcext:value-type="float">
            <text:p>20052.84</text:p>
          </table:table-cell>
          <table:table-cell office:value-type="float" office:value="85.9" calcext:value-type="float">
            <text:p>85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insulated)</text:p>
          </table:table-cell>
          <table:table-cell office:value-type="string" calcext:value-type="string">
            <text:p>Reinforced concrete (insulated)</text:p>
          </table:table-cell>
          <table:table-cell office:value-type="float" office:value="493.34" calcext:value-type="float">
            <text:p>493.34</text:p>
          </table:table-cell>
          <table:table-cell office:value-type="float" office:value="23915.38" calcext:value-type="float">
            <text:p>23915.38</text:p>
          </table:table-cell>
          <table:table-cell office:value-type="float" office:value="865.51" calcext:value-type="float">
            <text:p>865.5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</text:p>
          </table:table-cell>
          <table:table-cell office:value-type="float" office:value="1391.72" calcext:value-type="float">
            <text:p>1391.72</text:p>
          </table:table-cell>
          <table:table-cell office:value-type="float" office:value="121709.25" calcext:value-type="float">
            <text:p>121709.25</text:p>
          </table:table-cell>
          <table:table-cell office:value-type="float" office:value="1581.5" calcext:value-type="float">
            <text:p>1581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</text:p>
          </table:table-cell>
          <table:table-cell office:value-type="float" office:value="87.36" calcext:value-type="float">
            <text:p>87.36</text:p>
          </table:table-cell>
          <table:table-cell office:value-type="float" office:value="7639.71" calcext:value-type="float">
            <text:p>7639.71</text:p>
          </table:table-cell>
          <table:table-cell office:value-type="float" office:value="323.55" calcext:value-type="float">
            <text:p>323.5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cover (over apartments)</text:p>
          </table:table-cell>
          <table:table-cell office:value-type="string" calcext:value-type="string">
            <text:p>Reinforced concrete/Wood wool</text:p>
          </table:table-cell>
          <table:table-cell office:value-type="float" office:value="937.9" calcext:value-type="float">
            <text:p>937.9</text:p>
          </table:table-cell>
          <table:table-cell office:value-type="float" office:value="82021.26" calcext:value-type="float">
            <text:p>82021.26</text:p>
          </table:table-cell>
          <table:table-cell office:value-type="float" office:value="928.61" calcext:value-type="float">
            <text:p>928.6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ntrance room covering</text:p>
          </table:table-cell>
          <table:table-cell office:value-type="string" calcext:value-type="string">
            <text:p>Reinforced concrete/Wood wool/Roofing material</text:p>
          </table:table-cell>
          <table:table-cell office:value-type="float" office:value="48.67" calcext:value-type="float">
            <text:p>48.67</text:p>
          </table:table-cell>
          <table:table-cell office:value-type="float" office:value="4256.48" calcext:value-type="float">
            <text:p>4256.48</text:p>
          </table:table-cell>
          <table:table-cell office:value-type="float" office:value="23.4" calcext:value-type="float">
            <text:p>23.4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485:.D1494])" office:value-type="float" office:value="4469.41" calcext:value-type="float">
            <text:p>4469.41</text:p>
          </table:table-cell>
          <table:table-cell table:style-name="ce2" table:formula="of:=SUM([.E1485:.E1494])" office:value-type="float" office:value="371632.25" calcext:value-type="float">
            <text:p>371632.25</text:p>
          </table:table-cell>
          <table:table-cell table:style-name="ce2" table:formula="of:=SUM([.F1485:.F1494])" office:value-type="float" office:value="4416.37" calcext:value-type="float">
            <text:p>4416.3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8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25.78" calcext:value-type="float">
            <text:p>25.78</text:p>
          </table:table-cell>
          <table:table-cell office:value-type="float" office:value="2358" calcext:value-type="float">
            <text:p>2358</text:p>
          </table:table-cell>
          <table:table-cell office:value-type="float" office:value="9.6" calcext:value-type="float">
            <text:p>9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658.81" calcext:value-type="float">
            <text:p>658.81</text:p>
          </table:table-cell>
          <table:table-cell office:value-type="float" office:value="60246" calcext:value-type="float">
            <text:p>60246</text:p>
          </table:table-cell>
          <table:table-cell office:value-type="float" office:value="385.9" calcext:value-type="float">
            <text:p>385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</text:p>
          </table:table-cell>
          <table:table-cell office:value-type="string" calcext:value-type="string">
            <text:p>Wood</text:p>
          </table:table-cell>
          <table:table-cell office:value-type="float" office:value="156.46" calcext:value-type="float">
            <text:p>156.46</text:p>
          </table:table-cell>
          <table:table-cell office:value-type="float" office:value="14308" calcext:value-type="float">
            <text:p>14308</text:p>
          </table:table-cell>
          <table:table-cell office:value-type="float" office:value="64.6" calcext:value-type="float">
            <text:p>64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54.24" calcext:value-type="float">
            <text:p>54.24</text:p>
          </table:table-cell>
          <table:table-cell office:value-type="float" office:value="4960" calcext:value-type="float">
            <text:p>4960</text:p>
          </table:table-cell>
          <table:table-cell office:value-type="float" office:value="34.8" calcext:value-type="float">
            <text:p>34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Slag/Concrete</text:p>
          </table:table-cell>
          <table:table-cell office:value-type="float" office:value="689.22" calcext:value-type="float">
            <text:p>689.22</text:p>
          </table:table-cell>
          <table:table-cell office:value-type="float" office:value="22733" calcext:value-type="float">
            <text:p>22733</text:p>
          </table:table-cell>
          <table:table-cell office:value-type="float" office:value="783.2" calcext:value-type="float">
            <text:p>783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46.41" calcext:value-type="float">
            <text:p>46.41</text:p>
          </table:table-cell>
          <table:table-cell office:value-type="float" office:value="4244" calcext:value-type="float">
            <text:p>424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2311.24" calcext:value-type="float">
            <text:p>2311.24</text:p>
          </table:table-cell>
          <table:table-cell office:value-type="float" office:value="211357" calcext:value-type="float">
            <text:p>211357</text:p>
          </table:table-cell>
          <table:table-cell office:value-type="float" office:value="2027.4" calcext:value-type="float">
            <text:p>2027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Reinforced concrete/Slag/Concrete</text:p>
          </table:table-cell>
          <table:table-cell office:value-type="float" office:value="595.23" calcext:value-type="float">
            <text:p>595.23</text:p>
          </table:table-cell>
          <table:table-cell office:value-type="float" office:value="54432" calcext:value-type="float">
            <text:p>54432</text:p>
          </table:table-cell>
          <table:table-cell office:value-type="float" office:value="783.2" calcext:value-type="float">
            <text:p>783.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501:.D1508])" office:value-type="float" office:value="4537.39" calcext:value-type="float">
            <text:p>4537.39</text:p>
          </table:table-cell>
          <table:table-cell table:style-name="ce2" table:formula="of:=SUM([.E1501:.E1508])" office:value-type="float" office:value="374638" calcext:value-type="float">
            <text:p>374638</text:p>
          </table:table-cell>
          <table:table-cell table:style-name="ce2" table:formula="of:=SUM([.F1501:.F1508])" office:value-type="float" office:value="4088.7" calcext:value-type="float">
            <text:p>4088.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8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30.38" calcext:value-type="float">
            <text:p>30.38</text:p>
          </table:table-cell>
          <table:table-cell office:value-type="float" office:value="2920" calcext:value-type="float">
            <text:p>2920</text:p>
          </table:table-cell>
          <table:table-cell office:value-type="float" office:value="13.9" calcext:value-type="float">
            <text:p>13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hatch</text:p>
          </table:table-cell>
          <table:table-cell office:value-type="string" calcext:value-type="string">
            <text:p>Metal/wood</text:p>
          </table:table-cell>
          <table:table-cell office:value-type="float" office:value="2.44" calcext:value-type="float">
            <text:p>2.44</text:p>
          </table:table-cell>
          <table:table-cell office:value-type="float" office:value="235" calcext:value-type="float">
            <text:p>235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20.27" calcext:value-type="float">
            <text:p>420.27</text:p>
          </table:table-cell>
          <table:table-cell office:value-type="float" office:value="40398" calcext:value-type="float">
            <text:p>40398</text:p>
          </table:table-cell>
          <table:table-cell office:value-type="float" office:value="238.6" calcext:value-type="float">
            <text:p>238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</text:p>
          </table:table-cell>
          <table:table-cell office:value-type="string" calcext:value-type="string">
            <text:p>Wood</text:p>
          </table:table-cell>
          <table:table-cell office:value-type="float" office:value="382.36" calcext:value-type="float">
            <text:p>382.36</text:p>
          </table:table-cell>
          <table:table-cell office:value-type="float" office:value="36754" calcext:value-type="float">
            <text:p>36754</text:p>
          </table:table-cell>
          <table:table-cell office:value-type="float" office:value="126.4" calcext:value-type="float">
            <text:p>126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76.92" calcext:value-type="float">
            <text:p>76.92</text:p>
          </table:table-cell>
          <table:table-cell office:value-type="float" office:value="7394" calcext:value-type="float">
            <text:p>7394</text:p>
          </table:table-cell>
          <table:table-cell office:value-type="float" office:value="25.2" calcext:value-type="float">
            <text:p>25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Slag/Concrete</text:p>
          </table:table-cell>
          <table:table-cell office:value-type="float" office:value="477.66" calcext:value-type="float">
            <text:p>477.66</text:p>
          </table:table-cell>
          <table:table-cell office:value-type="float" office:value="17989" calcext:value-type="float">
            <text:p>17989</text:p>
          </table:table-cell>
          <table:table-cell office:value-type="float" office:value="589.7" calcext:value-type="float">
            <text:p>589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38.64" calcext:value-type="float">
            <text:p>38.64</text:p>
          </table:table-cell>
          <table:table-cell office:value-type="float" office:value="3714" calcext:value-type="float">
            <text:p>371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1654.37" calcext:value-type="float">
            <text:p>1654.37</text:p>
          </table:table-cell>
          <table:table-cell office:value-type="float" office:value="159025" calcext:value-type="float">
            <text:p>159025</text:p>
          </table:table-cell>
          <table:table-cell office:value-type="float" office:value="1451.2" calcext:value-type="float">
            <text:p>1451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Reinforced concrete/Slag/Concrete</text:p>
          </table:table-cell>
          <table:table-cell office:value-type="float" office:value="353.82" calcext:value-type="float">
            <text:p>353.82</text:p>
          </table:table-cell>
          <table:table-cell office:value-type="float" office:value="34011" calcext:value-type="float">
            <text:p>34011</text:p>
          </table:table-cell>
          <table:table-cell office:value-type="float" office:value="589.7" calcext:value-type="float">
            <text:p>589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0.75" calcext:value-type="float">
            <text:p>0.7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515:.D1524])" office:value-type="float" office:value="3437.61" calcext:value-type="float">
            <text:p>3437.61</text:p>
          </table:table-cell>
          <table:table-cell table:style-name="ce2" table:formula="of:=SUM([.E1515:.E1524])" office:value-type="float" office:value="302512" calcext:value-type="float">
            <text:p>302512</text:p>
          </table:table-cell>
          <table:table-cell table:style-name="ce2" table:formula="of:=SUM([.F1515:.F1524])" office:value-type="float" office:value="3035.3" calcext:value-type="float">
            <text:p>3035.3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8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29.97" calcext:value-type="float">
            <text:p>29.97</text:p>
          </table:table-cell>
          <table:table-cell office:value-type="float" office:value="3014" calcext:value-type="float">
            <text:p>3014</text:p>
          </table:table-cell>
          <table:table-cell office:value-type="float" office:value="10.9" calcext:value-type="float">
            <text:p>10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781.34" calcext:value-type="float">
            <text:p>781.34</text:p>
          </table:table-cell>
          <table:table-cell office:value-type="float" office:value="78570" calcext:value-type="float">
            <text:p>78570</text:p>
          </table:table-cell>
          <table:table-cell office:value-type="float" office:value="420.7" calcext:value-type="float">
            <text:p>420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</text:p>
          </table:table-cell>
          <table:table-cell office:value-type="string" calcext:value-type="string">
            <text:p>Wood</text:p>
          </table:table-cell>
          <table:table-cell office:value-type="float" office:value="229.01" calcext:value-type="float">
            <text:p>229.01</text:p>
          </table:table-cell>
          <table:table-cell office:value-type="float" office:value="23029" calcext:value-type="float">
            <text:p>23029</text:p>
          </table:table-cell>
          <table:table-cell office:value-type="float" office:value="76.1" calcext:value-type="float">
            <text:p>76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2.18" calcext:value-type="float">
            <text:p>42.18</text:p>
          </table:table-cell>
          <table:table-cell office:value-type="float" office:value="4242" calcext:value-type="float">
            <text:p>424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/Concrete</text:p>
          </table:table-cell>
          <table:table-cell office:value-type="float" office:value="198.38" calcext:value-type="float">
            <text:p>198.38</text:p>
          </table:table-cell>
          <table:table-cell office:value-type="float" office:value="12217" calcext:value-type="float">
            <text:p>12217</text:p>
          </table:table-cell>
          <table:table-cell office:value-type="float" office:value="192.6" calcext:value-type="float">
            <text:p>192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Rammed earth</text:p>
          </table:table-cell>
          <table:table-cell office:value-type="float" office:value="259.24" calcext:value-type="float">
            <text:p>259.24</text:p>
          </table:table-cell>
          <table:table-cell office:value-type="float" office:value="18491" calcext:value-type="float">
            <text:p>18491</text:p>
          </table:table-cell>
          <table:table-cell office:value-type="float" office:value="564.8" calcext:value-type="float">
            <text:p>564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47.88" calcext:value-type="float">
            <text:p>47.88</text:p>
          </table:table-cell>
          <table:table-cell office:value-type="float" office:value="4815" calcext:value-type="float">
            <text:p>48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2015.29" calcext:value-type="float">
            <text:p>2015.29</text:p>
          </table:table-cell>
          <table:table-cell office:value-type="float" office:value="202654" calcext:value-type="float">
            <text:p>202654</text:p>
          </table:table-cell>
          <table:table-cell office:value-type="float" office:value="1767.8" calcext:value-type="float">
            <text:p>1767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Reinforced concrete/Slag/Wool</text:p>
          </table:table-cell>
          <table:table-cell office:value-type="float" office:value="219.68" calcext:value-type="float">
            <text:p>219.68</text:p>
          </table:table-cell>
          <table:table-cell office:value-type="float" office:value="16739" calcext:value-type="float">
            <text:p>16739</text:p>
          </table:table-cell>
          <table:table-cell office:value-type="float" office:value="757.5" calcext:value-type="float">
            <text:p>757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0.8" calcext:value-type="float">
            <text:p>0.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531:.D1540])" office:value-type="float" office:value="3823.77" calcext:value-type="float">
            <text:p>3823.77</text:p>
          </table:table-cell>
          <table:table-cell table:style-name="ce2" table:formula="of:=SUM([.E1531:.E1540])" office:value-type="float" office:value="363851" calcext:value-type="float">
            <text:p>363851</text:p>
          </table:table-cell>
          <table:table-cell table:style-name="ce2" table:formula="of:=SUM([.F1531:.F1540])" office:value-type="float" office:value="3813.4" calcext:value-type="float">
            <text:p>3813.4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9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0.81" calcext:value-type="float">
            <text:p>10.81</text:p>
          </table:table-cell>
          <table:table-cell office:value-type="float" office:value="992" calcext:value-type="float">
            <text:p>992</text:p>
          </table:table-cell>
          <table:table-cell office:value-type="float" office:value="2.7" calcext:value-type="float">
            <text:p>2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hatch</text:p>
          </table:table-cell>
          <table:table-cell office:value-type="string" calcext:value-type="string">
            <text:p>Wood</text:p>
          </table:table-cell>
          <table:table-cell office:value-type="float" office:value="2.72" calcext:value-type="float">
            <text:p>2.72</text:p>
          </table:table-cell>
          <table:table-cell office:value-type="float" office:value="183" calcext:value-type="float">
            <text:p>183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03.91" calcext:value-type="float">
            <text:p>103.91</text:p>
          </table:table-cell>
          <table:table-cell office:value-type="float" office:value="9538" calcext:value-type="float">
            <text:p>9538</text:p>
          </table:table-cell>
          <table:table-cell office:value-type="float" office:value="59.9" calcext:value-type="float">
            <text:p>59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</text:p>
          </table:table-cell>
          <table:table-cell office:value-type="string" calcext:value-type="string">
            <text:p>Wood</text:p>
          </table:table-cell>
          <table:table-cell office:value-type="float" office:value="24.18" calcext:value-type="float">
            <text:p>24.18</text:p>
          </table:table-cell>
          <table:table-cell office:value-type="float" office:value="2219" calcext:value-type="float">
            <text:p>2219</text:p>
          </table:table-cell>
          <table:table-cell office:value-type="float" office:value="6.2" calcext:value-type="float">
            <text:p>6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0.41" calcext:value-type="float">
            <text:p>10.41</text:p>
          </table:table-cell>
          <table:table-cell office:value-type="float" office:value="956" calcext:value-type="float">
            <text:p>956</text:p>
          </table:table-cell>
          <table:table-cell office:value-type="float" office:value="3.5" calcext:value-type="float">
            <text:p>3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/Concrete</text:p>
          </table:table-cell>
          <table:table-cell office:value-type="float" office:value="203.88" calcext:value-type="float">
            <text:p>203.88</text:p>
          </table:table-cell>
          <table:table-cell office:value-type="float" office:value="8781" calcext:value-type="float">
            <text:p>8781</text:p>
          </table:table-cell>
          <table:table-cell office:value-type="float" office:value="251.7" calcext:value-type="float">
            <text:p>251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20.85" calcext:value-type="float">
            <text:p>20.85</text:p>
          </table:table-cell>
          <table:table-cell office:value-type="float" office:value="1914" calcext:value-type="float">
            <text:p>191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424.54" calcext:value-type="float">
            <text:p>424.54</text:p>
          </table:table-cell>
          <table:table-cell office:value-type="float" office:value="38968" calcext:value-type="float">
            <text:p>38968</text:p>
          </table:table-cell>
          <table:table-cell office:value-type="float" office:value="372.4" calcext:value-type="float">
            <text:p>372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Wooden ceiling/Slag</text:p>
          </table:table-cell>
          <table:table-cell office:value-type="float" office:value="245.66" calcext:value-type="float">
            <text:p>245.66</text:p>
          </table:table-cell>
          <table:table-cell office:value-type="float" office:value="16564" calcext:value-type="float">
            <text:p>16564</text:p>
          </table:table-cell>
          <table:table-cell office:value-type="float" office:value="251.7" calcext:value-type="float">
            <text:p>251.7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547:.D1555])" office:value-type="float" office:value="1046.96" calcext:value-type="float">
            <text:p>1046.96</text:p>
          </table:table-cell>
          <table:table-cell table:style-name="ce2" table:formula="of:=SUM([.E1547:.E1555])" office:value-type="float" office:value="80115" calcext:value-type="float">
            <text:p>80115</text:p>
          </table:table-cell>
          <table:table-cell table:style-name="ce2" table:formula="of:=SUM([.F1547:.F1555])" office:value-type="float" office:value="948.7" calcext:value-type="float">
            <text:p>948.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9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Doors</text:p>
          </table:table-cell>
          <table:table-cell office:value-type="float" office:value="30.3" calcext:value-type="float">
            <text:p>30.3</text:p>
          </table:table-cell>
          <table:table-cell office:value-type="float" office:value="2657.19" calcext:value-type="float">
            <text:p>2657.19</text:p>
          </table:table-cell>
          <table:table-cell office:value-type="float" office:value="15.8" calcext:value-type="float">
            <text:p>15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Double glazed</text:p>
          </table:table-cell>
          <table:table-cell office:value-type="float" office:value="105.09" calcext:value-type="float">
            <text:p>105.09</text:p>
          </table:table-cell>
          <table:table-cell office:value-type="float" office:value="9215.8" calcext:value-type="float">
            <text:p>9215.8</text:p>
          </table:table-cell>
          <table:table-cell office:value-type="float" office:value="59.72" calcext:value-type="float">
            <text:p>59.7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Old windows</text:p>
          </table:table-cell>
          <table:table-cell office:value-type="float" office:value="213.61" calcext:value-type="float">
            <text:p>213.61</text:p>
          </table:table-cell>
          <table:table-cell office:value-type="float" office:value="18732.57" calcext:value-type="float">
            <text:p>18732.57</text:p>
          </table:table-cell>
          <table:table-cell office:value-type="float" office:value="86.7" calcext:value-type="float">
            <text:p>86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Staircase windows</text:p>
          </table:table-cell>
          <table:table-cell office:value-type="float" office:value="69.38" calcext:value-type="float">
            <text:p>69.38</text:p>
          </table:table-cell>
          <table:table-cell office:value-type="float" office:value="6084.7" calcext:value-type="float">
            <text:p>6084.7</text:p>
          </table:table-cell>
          <table:table-cell office:value-type="float" office:value="27.44" calcext:value-type="float">
            <text:p>27.4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Roof cover</text:p>
          </table:table-cell>
          <table:table-cell office:value-type="float" office:value="13" calcext:value-type="float">
            <text:p>13</text:p>
          </table:table-cell>
          <table:table-cell office:value-type="float" office:value="26550.2" calcext:value-type="float">
            <text:p>26550.2</text:p>
          </table:table-cell>
          <table:table-cell office:value-type="float" office:value="349.33" calcext:value-type="float">
            <text:p>349.3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680.4" calcext:value-type="float">
            <text:p>680.4</text:p>
          </table:table-cell>
          <table:table-cell office:value-type="float" office:value="59668.36" calcext:value-type="float">
            <text:p>59668.36</text:p>
          </table:table-cell>
          <table:table-cell office:value-type="float" office:value="607.5" calcext:value-type="float">
            <text:p>607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84.68" calcext:value-type="float">
            <text:p>84.68</text:p>
          </table:table-cell>
          <table:table-cell office:value-type="float" office:value="7426.52" calcext:value-type="float">
            <text:p>7426.52</text:p>
          </table:table-cell>
          <table:table-cell office:value-type="float" office:value="66.16" calcext:value-type="float">
            <text:p>66.1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472.44" calcext:value-type="float">
            <text:p>472.44</text:p>
          </table:table-cell>
          <table:table-cell office:value-type="float" office:value="41430.96" calcext:value-type="float">
            <text:p>41430.96</text:p>
          </table:table-cell>
          <table:table-cell office:value-type="float" office:value="421.82" calcext:value-type="float">
            <text:p>421.8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ttic walls</text:p>
          </table:table-cell>
          <table:table-cell office:value-type="float" office:value="8.48" calcext:value-type="float">
            <text:p>8.48</text:p>
          </table:table-cell>
          <table:table-cell office:value-type="float" office:value="743.22" calcext:value-type="float">
            <text:p>743.22</text:p>
          </table:table-cell>
          <table:table-cell office:value-type="float" office:value="28.25" calcext:value-type="float">
            <text:p>28.2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/cover</text:p>
          </table:table-cell>
          <table:table-cell office:value-type="string" calcext:value-type="string">
            <text:p>Slag/Shavings</text:p>
          </table:table-cell>
          <table:table-cell office:value-type="float" office:value="162.72" calcext:value-type="float">
            <text:p>162.72</text:p>
          </table:table-cell>
          <table:table-cell office:value-type="float" office:value="14269.89" calcext:value-type="float">
            <text:p>14269.89</text:p>
          </table:table-cell>
          <table:table-cell office:value-type="float" office:value="203.4" calcext:value-type="float">
            <text:p>203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/cover</text:p>
          </table:table-cell>
          <table:table-cell office:value-type="string" calcext:value-type="string">
            <text:p>Mineral wool</text:p>
          </table:table-cell>
          <table:table-cell office:value-type="float" office:value="46.2" calcext:value-type="float">
            <text:p>46.2</text:p>
          </table:table-cell>
          <table:table-cell office:value-type="float" office:value="4051.56" calcext:value-type="float">
            <text:p>4051.56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562:.D1572])" office:value-type="float" office:value="1886.3" calcext:value-type="float">
            <text:p>1886.3</text:p>
          </table:table-cell>
          <table:table-cell table:style-name="ce2" table:formula="of:=SUM([.E1562:.E1572])" office:value-type="float" office:value="190830.97" calcext:value-type="float">
            <text:p>190830.97</text:p>
          </table:table-cell>
          <table:table-cell table:style-name="ce2" table:formula="of:=SUM([.F1562:.F1572])" office:value-type="float" office:value="2086.12" calcext:value-type="float">
            <text:p>2086.1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9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Doors</text:p>
          </table:table-cell>
          <table:table-cell office:value-type="float" office:value="6.84" calcext:value-type="float">
            <text:p>6.84</text:p>
          </table:table-cell>
          <table:table-cell office:value-type="float" office:value="599.84" calcext:value-type="float">
            <text:p>599.84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Double glazed</text:p>
          </table:table-cell>
          <table:table-cell office:value-type="float" office:value="86.4" calcext:value-type="float">
            <text:p>86.4</text:p>
          </table:table-cell>
          <table:table-cell office:value-type="float" office:value="7576.93" calcext:value-type="float">
            <text:p>7576.93</text:p>
          </table:table-cell>
          <table:table-cell office:value-type="float" office:value="49.2" calcext:value-type="float">
            <text:p>49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Old windows</text:p>
          </table:table-cell>
          <table:table-cell office:value-type="float" office:value="93.21" calcext:value-type="float">
            <text:p>93.21</text:p>
          </table:table-cell>
          <table:table-cell office:value-type="float" office:value="8174.14" calcext:value-type="float">
            <text:p>8174.14</text:p>
          </table:table-cell>
          <table:table-cell office:value-type="float" office:value="32.4" calcext:value-type="float">
            <text:p>32.4</text:p>
          </table:table-cell>
          <table:table-cell table:number-columns-repeated="1018"/>
        </table:table-row>
        <table:table-row table:style-name="ro4">
          <table:table-cell/>
          <table:table-cell table:number-columns-repeated="2" office:value-type="string" calcext:value-type="string">
            <text:p>Floor on ground</text:p>
          </table:table-cell>
          <table:table-cell office:value-type="float" office:value="114.1" calcext:value-type="float">
            <text:p>114.1</text:p>
          </table:table-cell>
          <table:table-cell office:value-type="float" office:value="7226.76" calcext:value-type="float">
            <text:p>7226.76</text:p>
          </table:table-cell>
          <table:table-cell office:value-type="float" office:value="253.56" calcext:value-type="float">
            <text:p>253.5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Wood</text:p>
          </table:table-cell>
          <table:table-cell office:value-type="float" office:value="270.72" calcext:value-type="float">
            <text:p>270.72</text:p>
          </table:table-cell>
          <table:table-cell office:value-type="float" office:value="23741.06" calcext:value-type="float">
            <text:p>23741.06</text:p>
          </table:table-cell>
          <table:table-cell office:value-type="float" office:value="576" calcext:value-type="float">
            <text:p>57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s</text:p>
          </table:table-cell>
          <table:table-cell office:value-type="float" office:value="61.61" calcext:value-type="float">
            <text:p>61.61</text:p>
          </table:table-cell>
          <table:table-cell office:value-type="float" office:value="5402.78" calcext:value-type="float">
            <text:p>5402.78</text:p>
          </table:table-cell>
          <table:table-cell office:value-type="float" office:value="40.8" calcext:value-type="float">
            <text:p>40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/cover</text:p>
          </table:table-cell>
          <table:table-cell office:value-type="string" calcext:value-type="string">
            <text:p>Slag/Shavings</text:p>
          </table:table-cell>
          <table:table-cell office:value-type="float" office:value="35.92" calcext:value-type="float">
            <text:p>35.92</text:p>
          </table:table-cell>
          <table:table-cell office:value-type="float" office:value="3150.04" calcext:value-type="float">
            <text:p>3150.04</text:p>
          </table:table-cell>
          <table:table-cell office:value-type="float" office:value="44.9" calcext:value-type="float">
            <text:p>44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/cover</text:p>
          </table:table-cell>
          <table:table-cell office:value-type="string" calcext:value-type="string">
            <text:p>Roof</text:p>
          </table:table-cell>
          <table:table-cell office:value-type="float" office:value="44" calcext:value-type="float">
            <text:p>44</text:p>
          </table:table-cell>
          <table:table-cell office:value-type="float" office:value="3858.62" calcext:value-type="float">
            <text:p>3858.62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579:.D1586])" office:value-type="float" office:value="712.8" calcext:value-type="float">
            <text:p>712.8</text:p>
          </table:table-cell>
          <table:table-cell table:style-name="ce2" table:formula="of:=SUM([.E1579:.E1586])" office:value-type="float" office:value="59730.17" calcext:value-type="float">
            <text:p>59730.17</text:p>
          </table:table-cell>
          <table:table-cell table:style-name="ce2" table:formula="of:=SUM([.F1579:.F1586])" office:value-type="float" office:value="1219.36" calcext:value-type="float">
            <text:p>1219.3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9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Glass</text:p>
          </table:table-cell>
          <table:table-cell office:value-type="float" office:value="18.19" calcext:value-type="float">
            <text:p>18.19</text:p>
          </table:table-cell>
          <table:table-cell office:value-type="float" office:value="1637.91" calcext:value-type="float">
            <text:p>1637.91</text:p>
          </table:table-cell>
          <table:table-cell office:value-type="float" office:value="6.84" calcext:value-type="float">
            <text:p>6.8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3.6" calcext:value-type="float">
            <text:p>13.6</text:p>
          </table:table-cell>
          <table:table-cell office:value-type="float" office:value="1224.29" calcext:value-type="float">
            <text:p>1224.29</text:p>
          </table:table-cell>
          <table:table-cell office:value-type="float" office:value="4.49" calcext:value-type="float">
            <text:p>4.4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5.44" calcext:value-type="float">
            <text:p>5.44</text:p>
          </table:table-cell>
          <table:table-cell office:value-type="float" office:value="357.4" calcext:value-type="float">
            <text:p>357.4</text:p>
          </table:table-cell>
          <table:table-cell office:value-type="float" office:value="1.71" calcext:value-type="float">
            <text:p>1.7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Wood (double glazed)</text:p>
          </table:table-cell>
          <table:table-cell office:value-type="float" office:value="209.17" calcext:value-type="float">
            <text:p>209.17</text:p>
          </table:table-cell>
          <table:table-cell office:value-type="float" office:value="18832.71" calcext:value-type="float">
            <text:p>18832.71</text:p>
          </table:table-cell>
          <table:table-cell office:value-type="float" office:value="73.82" calcext:value-type="float">
            <text:p>73.8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Glass blocks</text:p>
          </table:table-cell>
          <table:table-cell office:value-type="float" office:value="136" calcext:value-type="float">
            <text:p>136</text:p>
          </table:table-cell>
          <table:table-cell office:value-type="float" office:value="12244.34" calcext:value-type="float">
            <text:p>12244.34</text:p>
          </table:table-cell>
          <table:table-cell office:value-type="float" office:value="48.57" calcext:value-type="float">
            <text:p>48.5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PVC (double glazed)</text:p>
          </table:table-cell>
          <table:table-cell office:value-type="float" office:value="278.05" calcext:value-type="float">
            <text:p>278.05</text:p>
          </table:table-cell>
          <table:table-cell office:value-type="float" office:value="25037.72" calcext:value-type="float">
            <text:p>25037.72</text:p>
          </table:table-cell>
          <table:table-cell office:value-type="float" office:value="165.2" calcext:value-type="float">
            <text:p>165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Reinforced concrete</text:p>
          </table:table-cell>
          <table:table-cell office:value-type="float" office:value="18.9" calcext:value-type="float">
            <text:p>18.9</text:p>
          </table:table-cell>
          <table:table-cell office:value-type="float" office:value="597.07" calcext:value-type="float">
            <text:p>597.07</text:p>
          </table:table-cell>
          <table:table-cell office:value-type="float" office:value="24.24" calcext:value-type="float">
            <text:p>24.2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Reinforced concrete</text:p>
          </table:table-cell>
          <table:table-cell office:value-type="float" office:value="32.27" calcext:value-type="float">
            <text:p>32.27</text:p>
          </table:table-cell>
          <table:table-cell office:value-type="float" office:value="2905.69" calcext:value-type="float">
            <text:p>2905.69</text:p>
          </table:table-cell>
          <table:table-cell office:value-type="float" office:value="53.54" calcext:value-type="float">
            <text:p>53.5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Lightweight concrete panels/Autoclaved aerated concrete</text:p>
          </table:table-cell>
          <table:table-cell office:value-type="float" office:value="429.29" calcext:value-type="float">
            <text:p>429.29</text:p>
          </table:table-cell>
          <table:table-cell office:value-type="float" office:value="38659.44" calcext:value-type="float">
            <text:p>38659.44</text:p>
          </table:table-cell>
          <table:table-cell office:value-type="float" office:value="489.5" calcext:value-type="float">
            <text:p>489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s/Cement,sand mix/Decoration</text:p>
          </table:table-cell>
          <table:table-cell office:value-type="float" office:value="112.03" calcext:value-type="float">
            <text:p>112.03</text:p>
          </table:table-cell>
          <table:table-cell office:value-type="float" office:value="10086.12" calcext:value-type="float">
            <text:p>10086.12</text:p>
          </table:table-cell>
          <table:table-cell office:value-type="float" office:value="101.43" calcext:value-type="float">
            <text:p>101.4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/Cement, sand mix</text:p>
          </table:table-cell>
          <table:table-cell office:value-type="float" office:value="39.51" calcext:value-type="float">
            <text:p>39.51</text:p>
          </table:table-cell>
          <table:table-cell office:value-type="float" office:value="2594.77" calcext:value-type="float">
            <text:p>2594.77</text:p>
          </table:table-cell>
          <table:table-cell office:value-type="float" office:value="24.88" calcext:value-type="float">
            <text:p>24.8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/Cement, sand mi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/cover</text:p>
          </table:table-cell>
          <table:table-cell office:value-type="string" calcext:value-type="string">
            <text:p>Reinforced concrete/Roofing material</text:p>
          </table:table-cell>
          <table:table-cell office:value-type="float" office:value="192.17" calcext:value-type="float">
            <text:p>192.17</text:p>
          </table:table-cell>
          <table:table-cell office:value-type="float" office:value="14495.53" calcext:value-type="float">
            <text:p>14495.53</text:p>
          </table:table-cell>
          <table:table-cell office:value-type="float" office:value="263.8" calcext:value-type="float">
            <text:p>263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/cover</text:p>
          </table:table-cell>
          <table:table-cell office:value-type="string" calcext:value-type="string">
            <text:p>Reinforced concrete</text:p>
          </table:table-cell>
          <table:table-cell office:value-type="float" office:value="26.39" calcext:value-type="float">
            <text:p>26.39</text:p>
          </table:table-cell>
          <table:table-cell office:value-type="float" office:value="2375.67" calcext:value-type="float">
            <text:p>2375.67</text:p>
          </table:table-cell>
          <table:table-cell office:value-type="float" office:value="21.4" calcext:value-type="float">
            <text:p>21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9.144" calcext:value-type="float">
            <text:p>9.144</text:p>
          </table:table-cell>
          <table:table-cell office:value-type="float" office:value="846.44" calcext:value-type="float">
            <text:p>846.44</text:p>
          </table:table-cell>
          <table:table-cell office:value-type="float" office:value="3.12" calcext:value-type="float">
            <text:p>3.1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Wood (double glazed)/PVC (double glazed)</text:p>
          </table:table-cell>
          <table:table-cell office:value-type="float" office:value="88.46" calcext:value-type="float">
            <text:p>88.46</text:p>
          </table:table-cell>
          <table:table-cell office:value-type="float" office:value="8188.3" calcext:value-type="float">
            <text:p>8188.3</text:p>
          </table:table-cell>
          <table:table-cell office:value-type="float" office:value="58.79" calcext:value-type="float">
            <text:p>58.7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Reinforced concrete (uninsulated)</text:p>
          </table:table-cell>
          <table:table-cell office:value-type="float" office:value="153.2" calcext:value-type="float">
            <text:p>153.2</text:p>
          </table:table-cell>
          <table:table-cell office:value-type="float" office:value="5259.81" calcext:value-type="float">
            <text:p>5259.81</text:p>
          </table:table-cell>
          <table:table-cell office:value-type="float" office:value="177.3" calcext:value-type="float">
            <text:p>177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s/Cement,sand mix/Decoration</text:p>
          </table:table-cell>
          <table:table-cell office:value-type="float" office:value="126.29" calcext:value-type="float">
            <text:p>126.29</text:p>
          </table:table-cell>
          <table:table-cell office:value-type="float" office:value="11690.45" calcext:value-type="float">
            <text:p>11690.45</text:p>
          </table:table-cell>
          <table:table-cell office:value-type="float" office:value="114.29" calcext:value-type="float">
            <text:p>114.2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/Cement, sand mix/Decoration</text:p>
          </table:table-cell>
          <table:table-cell office:value-type="float" office:value="116.89" calcext:value-type="float">
            <text:p>116.89</text:p>
          </table:table-cell>
          <table:table-cell office:value-type="float" office:value="7989.08" calcext:value-type="float">
            <text:p>7989.08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/cover</text:p>
          </table:table-cell>
          <table:table-cell office:value-type="string" calcext:value-type="string">
            <text:p>Reinforced concrete</text:p>
          </table:table-cell>
          <table:table-cell office:value-type="float" office:value="20.1" calcext:value-type="float">
            <text:p>20.1</text:p>
          </table:table-cell>
          <table:table-cell office:value-type="float" office:value="1860.42" calcext:value-type="float">
            <text:p>1860.42</text:p>
          </table:table-cell>
          <table:table-cell office:value-type="float" office:value="16.3" calcext:value-type="float">
            <text:p>16.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593:.D1612])" office:value-type="float" office:value="2025.094" calcext:value-type="float">
            <text:p>2025.094</text:p>
          </table:table-cell>
          <table:table-cell table:style-name="ce2" table:formula="of:=SUM([.E1593:.E1612])" office:value-type="float" office:value="166883.16" calcext:value-type="float">
            <text:p>166883.16</text:p>
          </table:table-cell>
          <table:table-cell table:style-name="ce2" table:formula="of:=SUM([.F1593:.F1612])" office:value-type="float" office:value="1685.22" calcext:value-type="float">
            <text:p>1685.2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94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</text:p>
          </table:table-cell>
          <table:table-cell office:value-type="float" office:value="228.8" calcext:value-type="float">
            <text:p>228.8</text:p>
          </table:table-cell>
          <table:table-cell office:value-type="float" office:value="22297" calcext:value-type="float">
            <text:p>22297</text:p>
          </table:table-cell>
          <table:table-cell office:value-type="float" office:value="235.3" calcext:value-type="float">
            <text:p>235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863.1" calcext:value-type="float">
            <text:p>863.1</text:p>
          </table:table-cell>
          <table:table-cell office:value-type="float" office:value="84097" calcext:value-type="float">
            <text:p>84097</text:p>
          </table:table-cell>
          <table:table-cell office:value-type="float" office:value="892" calcext:value-type="float">
            <text:p>89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Reinforced concrete/Concrete/Slag</text:p>
          </table:table-cell>
          <table:table-cell office:value-type="float" office:value="455.4" calcext:value-type="float">
            <text:p>455.4</text:p>
          </table:table-cell>
          <table:table-cell office:value-type="float" office:value="44378" calcext:value-type="float">
            <text:p>44378</text:p>
          </table:table-cell>
          <table:table-cell office:value-type="float" office:value="604" calcext:value-type="float">
            <text:p>60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Reinforced concrete/Concrete/Slag</text:p>
          </table:table-cell>
          <table:table-cell office:value-type="float" office:value="275.9" calcext:value-type="float">
            <text:p>275.9</text:p>
          </table:table-cell>
          <table:table-cell office:value-type="float" office:value="26881" calcext:value-type="float">
            <text:p>26881</text:p>
          </table:table-cell>
          <table:table-cell office:value-type="float" office:value="490.3" calcext:value-type="float">
            <text:p>490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99" calcext:value-type="float">
            <text:p>299</text:p>
          </table:table-cell>
          <table:table-cell office:value-type="float" office:value="29135" calcext:value-type="float">
            <text:p>29135</text:p>
          </table:table-cell>
          <table:table-cell office:value-type="float" office:value="173.2" calcext:value-type="float">
            <text:p>173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33" calcext:value-type="float">
            <text:p>133</text:p>
          </table:table-cell>
          <table:table-cell office:value-type="float" office:value="12955" calcext:value-type="float">
            <text:p>12955</text:p>
          </table:table-cell>
          <table:table-cell office:value-type="float" office:value="52.5" calcext:value-type="float">
            <text:p>52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8.5" calcext:value-type="float">
            <text:p>28.5</text:p>
          </table:table-cell>
          <table:table-cell office:value-type="float" office:value="2777" calcext:value-type="float">
            <text:p>2777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 (street side)</text:p>
          </table:table-cell>
          <table:table-cell office:value-type="string" calcext:value-type="string">
            <text:p>Wood</text:p>
          </table:table-cell>
          <table:table-cell office:value-type="float" office:value="17" calcext:value-type="float">
            <text:p>17</text:p>
          </table:table-cell>
          <table:table-cell office:value-type="float" office:value="1656" calcext:value-type="float">
            <text:p>165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 (yard)</text:p>
          </table:table-cell>
          <table:table-cell office:value-type="string" calcext:value-type="string">
            <text:p>Metal</text:p>
          </table:table-cell>
          <table:table-cell office:value-type="float" office:value="23.6" calcext:value-type="float">
            <text:p>23.6</text:p>
          </table:table-cell>
          <table:table-cell office:value-type="float" office:value="2300" calcext:value-type="float">
            <text:p>230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619:.D1627])" office:value-type="float" office:value="2324.3" calcext:value-type="float">
            <text:p>2324.3</text:p>
          </table:table-cell>
          <table:table-cell table:style-name="ce2" table:formula="of:=SUM([.E1619:.E1627])" office:value-type="float" office:value="226476" calcext:value-type="float">
            <text:p>226476</text:p>
          </table:table-cell>
          <table:table-cell table:style-name="ce2" table:formula="of:=SUM([.F1619:.F1627])" office:value-type="float" office:value="2478.3" calcext:value-type="float">
            <text:p>2478.3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9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1.-5. floor)</text:p>
          </table:table-cell>
          <table:table-cell office:value-type="string" calcext:value-type="string">
            <text:p>Clay bricks</text:p>
          </table:table-cell>
          <table:table-cell office:value-type="float" office:value="1588.3" calcext:value-type="float">
            <text:p>1588.3</text:p>
          </table:table-cell>
          <table:table-cell office:value-type="float" office:value="140448" calcext:value-type="float">
            <text:p>140448</text:p>
          </table:table-cell>
          <table:table-cell office:value-type="float" office:value="1675" calcext:value-type="float">
            <text:p>167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6. floor)</text:p>
          </table:table-cell>
          <table:table-cell office:value-type="string" calcext:value-type="string">
            <text:p>Clay bricks/Wood</text:p>
          </table:table-cell>
          <table:table-cell office:value-type="float" office:value="291.1" calcext:value-type="float">
            <text:p>291.1</text:p>
          </table:table-cell>
          <table:table-cell office:value-type="float" office:value="26236" calcext:value-type="float">
            <text:p>26236</text:p>
          </table:table-cell>
          <table:table-cell office:value-type="float" office:value="345.1" calcext:value-type="float">
            <text:p>345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walls (insulated)</text:p>
          </table:table-cell>
          <table:table-cell office:value-type="string" calcext:value-type="string">
            <text:p>Clay bricks/Stones</text:p>
          </table:table-cell>
          <table:table-cell office:value-type="float" office:value="80.6" calcext:value-type="float">
            <text:p>80.6</text:p>
          </table:table-cell>
          <table:table-cell office:value-type="float" office:value="36044" calcext:value-type="float">
            <text:p>36044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Wood/Shavings (insulation)</text:p>
          </table:table-cell>
          <table:table-cell office:value-type="float" office:value="399.9" calcext:value-type="float">
            <text:p>399.9</text:p>
          </table:table-cell>
          <table:table-cell office:value-type="float" office:value="16049" calcext:value-type="float">
            <text:p>16049</text:p>
          </table:table-cell>
          <table:table-cell office:value-type="float" office:value="538" calcext:value-type="float">
            <text:p>53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Reinforced concrete/Concrete/Sand</text:p>
          </table:table-cell>
          <table:table-cell office:value-type="float" office:value="178.1" calcext:value-type="float">
            <text:p>178.1</text:p>
          </table:table-cell>
          <table:table-cell office:value-type="float" office:value="37333" calcext:value-type="float">
            <text:p>37333</text:p>
          </table:table-cell>
          <table:table-cell office:value-type="float" office:value="586" calcext:value-type="float">
            <text:p>58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14.2" calcext:value-type="float">
            <text:p>414.2</text:p>
          </table:table-cell>
          <table:table-cell office:value-type="float" office:value="14098" calcext:value-type="float">
            <text:p>14098</text:p>
          </table:table-cell>
          <table:table-cell office:value-type="float" office:value="252.8" calcext:value-type="float">
            <text:p>252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56.4" calcext:value-type="float">
            <text:p>156.4</text:p>
          </table:table-cell>
          <table:table-cell office:value-type="float" office:value="7395" calcext:value-type="float">
            <text:p>7395</text:p>
          </table:table-cell>
          <table:table-cell office:value-type="float" office:value="63.2" calcext:value-type="float">
            <text:p>63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windows</text:p>
          </table:table-cell>
          <table:table-cell office:value-type="string" calcext:value-type="string">
            <text:p>PVC (double glazed)</text:p>
          </table:table-cell>
          <table:table-cell office:value-type="float" office:value="82.1" calcext:value-type="float">
            <text:p>82.1</text:p>
          </table:table-cell>
          <table:table-cell office:value-type="float" office:value="4434" calcext:value-type="float">
            <text:p>4434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 / PVC (double glazed)</text:p>
          </table:table-cell>
          <table:table-cell office:value-type="float" office:value="49.2" calcext:value-type="float">
            <text:p>49.2</text:p>
          </table:table-cell>
          <table:table-cell office:value-type="float" office:value="4434" calcext:value-type="float">
            <text:p>4434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56" calcext:value-type="float">
            <text:p>56</text:p>
          </table:table-cell>
          <table:table-cell office:value-type="float" office:value="5047" calcext:value-type="float">
            <text:p>5047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634:.D1643])" office:value-type="float" office:value="3295.9" calcext:value-type="float">
            <text:p>3295.9</text:p>
          </table:table-cell>
          <table:table-cell table:style-name="ce2" table:formula="of:=SUM([.E1634:.E1643])" office:value-type="float" office:value="291518" calcext:value-type="float">
            <text:p>291518</text:p>
          </table:table-cell>
          <table:table-cell table:style-name="ce2" table:formula="of:=SUM([.F1634:.F1643])" office:value-type="float" office:value="3775.1" calcext:value-type="float">
            <text:p>3775.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9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1.-4. floor)</text:p>
          </table:table-cell>
          <table:table-cell office:value-type="string" calcext:value-type="string">
            <text:p>Clay bricks</text:p>
          </table:table-cell>
          <table:table-cell office:value-type="float" office:value="576.3" calcext:value-type="float">
            <text:p>576.3</text:p>
          </table:table-cell>
          <table:table-cell office:value-type="float" office:value="51939" calcext:value-type="float">
            <text:p>51939</text:p>
          </table:table-cell>
          <table:table-cell office:value-type="float" office:value="622.2" calcext:value-type="float">
            <text:p>622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5. floor)</text:p>
          </table:table-cell>
          <table:table-cell office:value-type="string" calcext:value-type="string">
            <text:p>Clay bricks/Wood</text:p>
          </table:table-cell>
          <table:table-cell office:value-type="float" office:value="110.9" calcext:value-type="float">
            <text:p>110.9</text:p>
          </table:table-cell>
          <table:table-cell office:value-type="float" office:value="9997" calcext:value-type="float">
            <text:p>9997</text:p>
          </table:table-cell>
          <table:table-cell office:value-type="float" office:value="132.8" calcext:value-type="float">
            <text:p>132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Wood/Shavings/Slag</text:p>
          </table:table-cell>
          <table:table-cell office:value-type="float" office:value="265" calcext:value-type="float">
            <text:p>265</text:p>
          </table:table-cell>
          <table:table-cell office:value-type="float" office:value="23885" calcext:value-type="float">
            <text:p>23885</text:p>
          </table:table-cell>
          <table:table-cell office:value-type="float" office:value="360" calcext:value-type="float">
            <text:p>36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Clay bricks/Wall</text:p>
          </table:table-cell>
          <table:table-cell office:value-type="float" office:value="138.8" calcext:value-type="float">
            <text:p>138.8</text:p>
          </table:table-cell>
          <table:table-cell office:value-type="float" office:value="12514" calcext:value-type="float">
            <text:p>12514</text:p>
          </table:table-cell>
          <table:table-cell office:value-type="float" office:value="286.2" calcext:value-type="float">
            <text:p>286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94.2" calcext:value-type="float">
            <text:p>294.2</text:p>
          </table:table-cell>
          <table:table-cell office:value-type="float" office:value="26517" calcext:value-type="float">
            <text:p>26517</text:p>
          </table:table-cell>
          <table:table-cell office:value-type="float" office:value="178" calcext:value-type="float">
            <text:p>17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03.6" calcext:value-type="float">
            <text:p>103.6</text:p>
          </table:table-cell>
          <table:table-cell office:value-type="float" office:value="9334" calcext:value-type="float">
            <text:p>9334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42.6" calcext:value-type="float">
            <text:p>42.6</text:p>
          </table:table-cell>
          <table:table-cell office:value-type="float" office:value="3842" calcext:value-type="float">
            <text:p>3842</text:p>
          </table:table-cell>
          <table:table-cell office:value-type="float" office:value="16.9" calcext:value-type="float">
            <text:p>16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51" calcext:value-type="float">
            <text:p>51</text:p>
          </table:table-cell>
          <table:table-cell office:value-type="float" office:value="4593" calcext:value-type="float">
            <text:p>4593</text:p>
          </table:table-cell>
          <table:table-cell office:value-type="float" office:value="15.3" calcext:value-type="float">
            <text:p>15.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650:.D1657])" office:value-type="float" office:value="1582.4" calcext:value-type="float">
            <text:p>1582.4</text:p>
          </table:table-cell>
          <table:table-cell table:style-name="ce2" table:formula="of:=SUM([.E1650:.E1657])" office:value-type="float" office:value="142621" calcext:value-type="float">
            <text:p>142621</text:p>
          </table:table-cell>
          <table:table-cell table:style-name="ce2" table:formula="of:=SUM([.F1650:.F1657])" office:value-type="float" office:value="1653.4" calcext:value-type="float">
            <text:p>1653.4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9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 wall/Clay bricks</text:p>
          </table:table-cell>
          <table:table-cell office:value-type="float" office:value="251.8" calcext:value-type="float">
            <text:p>251.8</text:p>
          </table:table-cell>
          <table:table-cell office:value-type="float" office:value="22815" calcext:value-type="float">
            <text:p>22815</text:p>
          </table:table-cell>
          <table:table-cell office:value-type="float" office:value="269.4" calcext:value-type="float">
            <text:p>269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971.1" calcext:value-type="float">
            <text:p>971.1</text:p>
          </table:table-cell>
          <table:table-cell office:value-type="float" office:value="87998" calcext:value-type="float">
            <text:p>87998</text:p>
          </table:table-cell>
          <table:table-cell office:value-type="float" office:value="1043.9" calcext:value-type="float">
            <text:p>1043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Reinforced concrete/Concrete/Slag</text:p>
          </table:table-cell>
          <table:table-cell office:value-type="float" office:value="493.4" calcext:value-type="float">
            <text:p>493.4</text:p>
          </table:table-cell>
          <table:table-cell office:value-type="float" office:value="44713" calcext:value-type="float">
            <text:p>44713</text:p>
          </table:table-cell>
          <table:table-cell office:value-type="float" office:value="702" calcext:value-type="float">
            <text:p>70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Reinforced concrete/Concrete/Slag</text:p>
          </table:table-cell>
          <table:table-cell office:value-type="float" office:value="325.1" calcext:value-type="float">
            <text:p>325.1</text:p>
          </table:table-cell>
          <table:table-cell office:value-type="float" office:value="29460" calcext:value-type="float">
            <text:p>29460</text:p>
          </table:table-cell>
          <table:table-cell office:value-type="float" office:value="634.8" calcext:value-type="float">
            <text:p>634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365.6" calcext:value-type="float">
            <text:p>365.6</text:p>
          </table:table-cell>
          <table:table-cell office:value-type="float" office:value="33130" calcext:value-type="float">
            <text:p>33130</text:p>
          </table:table-cell>
          <table:table-cell office:value-type="float" office:value="217.6" calcext:value-type="float">
            <text:p>217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76.2" calcext:value-type="float">
            <text:p>176.2</text:p>
          </table:table-cell>
          <table:table-cell office:value-type="float" office:value="15963" calcext:value-type="float">
            <text:p>15963</text:p>
          </table:table-cell>
          <table:table-cell office:value-type="float" office:value="69.1" calcext:value-type="float">
            <text:p>69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33.6" calcext:value-type="float">
            <text:p>33.6</text:p>
          </table:table-cell>
          <table:table-cell office:value-type="float" office:value="3044" calcext:value-type="float">
            <text:p>3044</text:p>
          </table:table-cell>
          <table:table-cell office:value-type="float" office:value="12.6" calcext:value-type="float">
            <text:p>12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23.2" calcext:value-type="float">
            <text:p>23.2</text:p>
          </table:table-cell>
          <table:table-cell office:value-type="float" office:value="2099" calcext:value-type="float">
            <text:p>2099</text:p>
          </table:table-cell>
          <table:table-cell office:value-type="float" office:value="8.4" calcext:value-type="float">
            <text:p>8.4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664:.D1671])" office:value-type="float" office:value="2640" calcext:value-type="float">
            <text:p>2640</text:p>
          </table:table-cell>
          <table:table-cell table:style-name="ce2" table:formula="of:=SUM([.E1664:.E1671])" office:value-type="float" office:value="239222" calcext:value-type="float">
            <text:p>239222</text:p>
          </table:table-cell>
          <table:table-cell table:style-name="ce2" table:formula="of:=SUM([.F1664:.F1671])" office:value-type="float" office:value="2957.8" calcext:value-type="float">
            <text:p>2957.8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9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03.82" calcext:value-type="float">
            <text:p>103.82</text:p>
          </table:table-cell>
          <table:table-cell office:value-type="float" office:value="9115" calcext:value-type="float">
            <text:p>9115</text:p>
          </table:table-cell>
          <table:table-cell office:value-type="float" office:value="29.2" calcext:value-type="float">
            <text:p>29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 loggia doors</text:p>
          </table:table-cell>
          <table:table-cell office:value-type="string" calcext:value-type="string">
            <text:p>PVC (double glazed)</text:p>
          </table:table-cell>
          <table:table-cell office:value-type="float" office:value="630.45" calcext:value-type="float">
            <text:p>630.45</text:p>
          </table:table-cell>
          <table:table-cell office:value-type="float" office:value="55349" calcext:value-type="float">
            <text:p>55349</text:p>
          </table:table-cell>
          <table:table-cell office:value-type="float" office:value="362.8" calcext:value-type="float">
            <text:p>362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 loggia doors</text:p>
          </table:table-cell>
          <table:table-cell office:value-type="string" calcext:value-type="string">
            <text:p>Wood</text:p>
          </table:table-cell>
          <table:table-cell office:value-type="float" office:value="116.46" calcext:value-type="float">
            <text:p>116.46</text:p>
          </table:table-cell>
          <table:table-cell office:value-type="float" office:value="10224" calcext:value-type="float">
            <text:p>10224</text:p>
          </table:table-cell>
          <table:table-cell office:value-type="float" office:value="40.4" calcext:value-type="float">
            <text:p>40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1.22" calcext:value-type="float">
            <text:p>11.22</text:p>
          </table:table-cell>
          <table:table-cell office:value-type="float" office:value="985" calcext:value-type="float">
            <text:p>98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/Glass blocks</text:p>
          </table:table-cell>
          <table:table-cell office:value-type="float" office:value="104.96" calcext:value-type="float">
            <text:p>104.96</text:p>
          </table:table-cell>
          <table:table-cell office:value-type="float" office:value="9215" calcext:value-type="float">
            <text:p>9215</text:p>
          </table:table-cell>
          <table:table-cell office:value-type="float" office:value="37.4" calcext:value-type="float">
            <text:p>37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456.19" calcext:value-type="float">
            <text:p>456.19</text:p>
          </table:table-cell>
          <table:table-cell office:value-type="float" office:value="13380" calcext:value-type="float">
            <text:p>13380</text:p>
          </table:table-cell>
          <table:table-cell office:value-type="float" office:value="563.2" calcext:value-type="float">
            <text:p>563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20.41" calcext:value-type="float">
            <text:p>20.41</text:p>
          </table:table-cell>
          <table:table-cell office:value-type="float" office:value="1792" calcext:value-type="float">
            <text:p>1792</text:p>
          </table:table-cell>
          <table:table-cell office:value-type="float" office:value="25.2" calcext:value-type="float">
            <text:p>25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39.9" calcext:value-type="float">
            <text:p>39.9</text:p>
          </table:table-cell>
          <table:table-cell office:value-type="float" office:value="3503" calcext:value-type="float">
            <text:p>350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lay brick wall (perforated)</text:p>
          </table:table-cell>
          <table:table-cell office:value-type="float" office:value="429.23" calcext:value-type="float">
            <text:p>429.23</text:p>
          </table:table-cell>
          <table:table-cell office:value-type="float" office:value="37684" calcext:value-type="float">
            <text:p>37684</text:p>
          </table:table-cell>
          <table:table-cell office:value-type="float" office:value="478.2" calcext:value-type="float">
            <text:p>478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514.68" calcext:value-type="float">
            <text:p>514.68</text:p>
          </table:table-cell>
          <table:table-cell office:value-type="float" office:value="45186" calcext:value-type="float">
            <text:p>45186</text:p>
          </table:table-cell>
          <table:table-cell office:value-type="float" office:value="624.6" calcext:value-type="float">
            <text:p>624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 wall (perforated)</text:p>
          </table:table-cell>
          <table:table-cell office:value-type="float" office:value="286.05" calcext:value-type="float">
            <text:p>286.05</text:p>
          </table:table-cell>
          <table:table-cell office:value-type="float" office:value="25113" calcext:value-type="float">
            <text:p>25113</text:p>
          </table:table-cell>
          <table:table-cell office:value-type="float" office:value="257.7" calcext:value-type="float">
            <text:p>257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hielding between windows</text:p>
          </table:table-cell>
          <table:table-cell office:value-type="string" calcext:value-type="string">
            <text:p>Wood/Glass wool</text:p>
          </table:table-cell>
          <table:table-cell office:value-type="float" office:value="102.18" calcext:value-type="float">
            <text:p>102.18</text:p>
          </table:table-cell>
          <table:table-cell office:value-type="float" office:value="8971" calcext:value-type="float">
            <text:p>8971</text:p>
          </table:table-cell>
          <table:table-cell office:value-type="float" office:value="170.3" calcext:value-type="float">
            <text:p>170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Clay brick wall (perforated)</text:p>
          </table:table-cell>
          <table:table-cell office:value-type="float" office:value="71.34" calcext:value-type="float">
            <text:p>71.34</text:p>
          </table:table-cell>
          <table:table-cell office:value-type="float" office:value="6263" calcext:value-type="float">
            <text:p>6263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Expanded clay/Autoclaved aerated concrete</text:p>
          </table:table-cell>
          <table:table-cell office:value-type="float" office:value="475.11" calcext:value-type="float">
            <text:p>475.11</text:p>
          </table:table-cell>
          <table:table-cell office:value-type="float" office:value="30138" calcext:value-type="float">
            <text:p>30138</text:p>
          </table:table-cell>
          <table:table-cell office:value-type="float" office:value="601.4" calcext:value-type="float">
            <text:p>601.4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678:.D1691])" office:value-type="float" office:value="3362" calcext:value-type="float">
            <text:p>3362</text:p>
          </table:table-cell>
          <table:table-cell table:style-name="ce2" table:formula="of:=SUM([.E1678:.E1691])" office:value-type="float" office:value="256918" calcext:value-type="float">
            <text:p>256918</text:p>
          </table:table-cell>
          <table:table-cell table:style-name="ce2" table:formula="of:=SUM([.F1678:.F1691])" office:value-type="float" office:value="3279.4" calcext:value-type="float">
            <text:p>3279.4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9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160.14" calcext:value-type="float">
            <text:p>160.14</text:p>
          </table:table-cell>
          <table:table-cell office:value-type="float" office:value="14153" calcext:value-type="float">
            <text:p>14153</text:p>
          </table:table-cell>
          <table:table-cell office:value-type="float" office:value="47.9" calcext:value-type="float">
            <text:p>47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Metal/wood</text:p>
          </table:table-cell>
          <table:table-cell office:value-type="float" office:value="26.22" calcext:value-type="float">
            <text:p>26.22</text:p>
          </table:table-cell>
          <table:table-cell office:value-type="float" office:value="2317" calcext:value-type="float">
            <text:p>231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 loggia doors</text:p>
          </table:table-cell>
          <table:table-cell office:value-type="string" calcext:value-type="string">
            <text:p>PVC (double glazed)</text:p>
          </table:table-cell>
          <table:table-cell office:value-type="float" office:value="1318.63" calcext:value-type="float">
            <text:p>1318.63</text:p>
          </table:table-cell>
          <table:table-cell office:value-type="float" office:value="116538" calcext:value-type="float">
            <text:p>116538</text:p>
          </table:table-cell>
          <table:table-cell office:value-type="float" office:value="746.6" calcext:value-type="float">
            <text:p>746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 loggia doors</text:p>
          </table:table-cell>
          <table:table-cell office:value-type="string" calcext:value-type="string">
            <text:p>Wood</text:p>
          </table:table-cell>
          <table:table-cell office:value-type="float" office:value="424.27" calcext:value-type="float">
            <text:p>424.27</text:p>
          </table:table-cell>
          <table:table-cell office:value-type="float" office:value="37496" calcext:value-type="float">
            <text:p>37496</text:p>
          </table:table-cell>
          <table:table-cell office:value-type="float" office:value="139.7" calcext:value-type="float">
            <text:p>139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513.85" calcext:value-type="float">
            <text:p>513.85</text:p>
          </table:table-cell>
          <table:table-cell office:value-type="float" office:value="45413" calcext:value-type="float">
            <text:p>45413</text:p>
          </table:table-cell>
          <table:table-cell office:value-type="float" office:value="164.5" calcext:value-type="float">
            <text:p>164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885.74" calcext:value-type="float">
            <text:p>885.74</text:p>
          </table:table-cell>
          <table:table-cell office:value-type="float" office:value="35127" calcext:value-type="float">
            <text:p>35127</text:p>
          </table:table-cell>
          <table:table-cell office:value-type="float" office:value="1093.5" calcext:value-type="float">
            <text:p>1093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65.28" calcext:value-type="float">
            <text:p>65.28</text:p>
          </table:table-cell>
          <table:table-cell office:value-type="float" office:value="5769" calcext:value-type="float">
            <text:p>576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lay brick wall (perforated)</text:p>
          </table:table-cell>
          <table:table-cell office:value-type="float" office:value="1502.8" calcext:value-type="float">
            <text:p>1502.8</text:p>
          </table:table-cell>
          <table:table-cell office:value-type="float" office:value="132814" calcext:value-type="float">
            <text:p>132814</text:p>
          </table:table-cell>
          <table:table-cell office:value-type="float" office:value="1689.1" calcext:value-type="float">
            <text:p>1689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983.96" calcext:value-type="float">
            <text:p>983.96</text:p>
          </table:table-cell>
          <table:table-cell office:value-type="float" office:value="86960" calcext:value-type="float">
            <text:p>86960</text:p>
          </table:table-cell>
          <table:table-cell office:value-type="float" office:value="1157.6" calcext:value-type="float">
            <text:p>1157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177.51" calcext:value-type="float">
            <text:p>1177.51</text:p>
          </table:table-cell>
          <table:table-cell office:value-type="float" office:value="104066" calcext:value-type="float">
            <text:p>104066</text:p>
          </table:table-cell>
          <table:table-cell office:value-type="float" office:value="1385.3" calcext:value-type="float">
            <text:p>1385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/staircase walls</text:p>
          </table:table-cell>
          <table:table-cell office:value-type="string" calcext:value-type="string">
            <text:p>Clay brick wall (perforated)</text:p>
          </table:table-cell>
          <table:table-cell office:value-type="float" office:value="99.35" calcext:value-type="float">
            <text:p>99.35</text:p>
          </table:table-cell>
          <table:table-cell office:value-type="float" office:value="6360" calcext:value-type="float">
            <text:p>6360</text:p>
          </table:table-cell>
          <table:table-cell office:value-type="float" office:value="89.5" calcext:value-type="float">
            <text:p>89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 wall (perforated)</text:p>
          </table:table-cell>
          <table:table-cell office:value-type="float" office:value="392.16" calcext:value-type="float">
            <text:p>392.16</text:p>
          </table:table-cell>
          <table:table-cell office:value-type="float" office:value="34659" calcext:value-type="float">
            <text:p>34659</text:p>
          </table:table-cell>
          <table:table-cell office:value-type="float" office:value="353.3" calcext:value-type="float">
            <text:p>353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staircase)</text:p>
          </table:table-cell>
          <table:table-cell office:value-type="string" calcext:value-type="string">
            <text:p>Reinforced concrete</text:p>
          </table:table-cell>
          <table:table-cell office:value-type="float" office:value="252.05" calcext:value-type="float">
            <text:p>252.05</text:p>
          </table:table-cell>
          <table:table-cell office:value-type="float" office:value="22276" calcext:value-type="float">
            <text:p>22276</text:p>
          </table:table-cell>
          <table:table-cell office:value-type="float" office:value="120.6" calcext:value-type="float">
            <text:p>120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982.63" calcext:value-type="float">
            <text:p>982.63</text:p>
          </table:table-cell>
          <table:table-cell office:value-type="float" office:value="62906" calcext:value-type="float">
            <text:p>62906</text:p>
          </table:table-cell>
          <table:table-cell office:value-type="float" office:value="972.9" calcext:value-type="float">
            <text:p>972.9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698:.D1711])" office:value-type="float" office:value="8784.59" calcext:value-type="float">
            <text:p>8784.59</text:p>
          </table:table-cell>
          <table:table-cell table:style-name="ce2" table:formula="of:=SUM([.E1698:.E1711])" office:value-type="float" office:value="706854" calcext:value-type="float">
            <text:p>706854</text:p>
          </table:table-cell>
          <table:table-cell table:style-name="ce2" table:formula="of:=SUM([.F1698:.F1711])" office:value-type="float" office:value="7967.5" calcext:value-type="float">
            <text:p>7967.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0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3.46" calcext:value-type="float">
            <text:p>13.46</text:p>
          </table:table-cell>
          <table:table-cell office:value-type="float" office:value="1349" calcext:value-type="float">
            <text:p>1349</text:p>
          </table:table-cell>
          <table:table-cell office:value-type="float" office:value="5.5" calcext:value-type="float">
            <text:p>5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Metal</text:p>
          </table:table-cell>
          <table:table-cell office:value-type="float" office:value="32.8" calcext:value-type="float">
            <text:p>32.8</text:p>
          </table:table-cell>
          <table:table-cell office:value-type="float" office:value="2488" calcext:value-type="float">
            <text:p>2488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 balcony doors</text:p>
          </table:table-cell>
          <table:table-cell office:value-type="string" calcext:value-type="string">
            <text:p>PVC (double glazed)</text:p>
          </table:table-cell>
          <table:table-cell office:value-type="float" office:value="1143.94" calcext:value-type="float">
            <text:p>1143.94</text:p>
          </table:table-cell>
          <table:table-cell office:value-type="float" office:value="114642" calcext:value-type="float">
            <text:p>114642</text:p>
          </table:table-cell>
          <table:table-cell office:value-type="float" office:value="632.1" calcext:value-type="float">
            <text:p>632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 balcony doors</text:p>
          </table:table-cell>
          <table:table-cell office:value-type="string" calcext:value-type="string">
            <text:p>Wood</text:p>
          </table:table-cell>
          <table:table-cell office:value-type="float" office:value="374.58" calcext:value-type="float">
            <text:p>374.58</text:p>
          </table:table-cell>
          <table:table-cell office:value-type="float" office:value="37539" calcext:value-type="float">
            <text:p>37539</text:p>
          </table:table-cell>
          <table:table-cell office:value-type="float" office:value="120.2" calcext:value-type="float">
            <text:p>120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254.92" calcext:value-type="float">
            <text:p>254.92</text:p>
          </table:table-cell>
          <table:table-cell office:value-type="float" office:value="25547" calcext:value-type="float">
            <text:p>25547</text:p>
          </table:table-cell>
          <table:table-cell office:value-type="float" office:value="69.1" calcext:value-type="float">
            <text:p>69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576.72" calcext:value-type="float">
            <text:p>576.72</text:p>
          </table:table-cell>
          <table:table-cell office:value-type="float" office:value="29699" calcext:value-type="float">
            <text:p>29699</text:p>
          </table:table-cell>
          <table:table-cell office:value-type="float" office:value="712" calcext:value-type="float">
            <text:p>71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44.82" calcext:value-type="float">
            <text:p>44.82</text:p>
          </table:table-cell>
          <table:table-cell office:value-type="float" office:value="4492" calcext:value-type="float">
            <text:p>449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457.73" calcext:value-type="float">
            <text:p>457.73</text:p>
          </table:table-cell>
          <table:table-cell office:value-type="float" office:value="45872" calcext:value-type="float">
            <text:p>45872</text:p>
          </table:table-cell>
          <table:table-cell office:value-type="float" office:value="538.5" calcext:value-type="float">
            <text:p>538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603.19" calcext:value-type="float">
            <text:p>1603.19</text:p>
          </table:table-cell>
          <table:table-cell office:value-type="float" office:value="160666" calcext:value-type="float">
            <text:p>160666</text:p>
          </table:table-cell>
          <table:table-cell office:value-type="float" office:value="1886.1" calcext:value-type="float">
            <text:p>1886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loggia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564.08" calcext:value-type="float">
            <text:p>564.08</text:p>
          </table:table-cell>
          <table:table-cell office:value-type="float" office:value="56530" calcext:value-type="float">
            <text:p>56530</text:p>
          </table:table-cell>
          <table:table-cell office:value-type="float" office:value="604" calcext:value-type="float">
            <text:p>60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298.44" calcext:value-type="float">
            <text:p>298.44</text:p>
          </table:table-cell>
          <table:table-cell office:value-type="float" office:value="29908" calcext:value-type="float">
            <text:p>29908</text:p>
          </table:table-cell>
          <table:table-cell office:value-type="float" office:value="351.1" calcext:value-type="float">
            <text:p>351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/staircase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22.1" calcext:value-type="float">
            <text:p>22.1</text:p>
          </table:table-cell>
          <table:table-cell office:value-type="float" office:value="1676" calcext:value-type="float">
            <text:p>1676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staircase)</text:p>
          </table:table-cell>
          <table:table-cell office:value-type="string" calcext:value-type="string">
            <text:p>Reinforced concrete</text:p>
          </table:table-cell>
          <table:table-cell office:value-type="float" office:value="298.42" calcext:value-type="float">
            <text:p>298.42</text:p>
          </table:table-cell>
          <table:table-cell office:value-type="float" office:value="29907" calcext:value-type="float">
            <text:p>29907</text:p>
          </table:table-cell>
          <table:table-cell office:value-type="float" office:value="58.4" calcext:value-type="float">
            <text:p>58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Expanded clay/Concrete/Wool</text:p>
          </table:table-cell>
          <table:table-cell office:value-type="float" office:value="91.5" calcext:value-type="float">
            <text:p>91.5</text:p>
          </table:table-cell>
          <table:table-cell office:value-type="float" office:value="6941" calcext:value-type="float">
            <text:p>6941</text:p>
          </table:table-cell>
          <table:table-cell office:value-type="float" office:value="653.6" calcext:value-type="float">
            <text:p>653.6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718:.D1731])" office:value-type="float" office:value="5776.7" calcext:value-type="float">
            <text:p>5776.7</text:p>
          </table:table-cell>
          <table:table-cell table:style-name="ce2" table:formula="of:=SUM([.E1718:.E1731])" office:value-type="float" office:value="547256" calcext:value-type="float">
            <text:p>547256</text:p>
          </table:table-cell>
          <table:table-cell table:style-name="ce2" table:formula="of:=SUM([.F1718:.F1731])" office:value-type="float" office:value="5664.6" calcext:value-type="float">
            <text:p>5664.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0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32.05" calcext:value-type="float">
            <text:p>32.05</text:p>
          </table:table-cell>
          <table:table-cell office:value-type="float" office:value="2850" calcext:value-type="float">
            <text:p>2850</text:p>
          </table:table-cell>
          <table:table-cell office:value-type="float" office:value="11.5" calcext:value-type="float">
            <text:p>11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windows</text:p>
          </table:table-cell>
          <table:table-cell office:value-type="string" calcext:value-type="string">
            <text:p>Glass blocks</text:p>
          </table:table-cell>
          <table:table-cell office:value-type="float" office:value="19.6" calcext:value-type="float">
            <text:p>19.6</text:p>
          </table:table-cell>
          <table:table-cell office:value-type="float" office:value="1743" calcext:value-type="float">
            <text:p>1743</text:p>
          </table:table-cell>
          <table:table-cell office:value-type="float" office:value="4.9" calcext:value-type="float">
            <text:p>4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 balcony doors</text:p>
          </table:table-cell>
          <table:table-cell office:value-type="string" calcext:value-type="string">
            <text:p>PVC (double glazed)</text:p>
          </table:table-cell>
          <table:table-cell office:value-type="float" office:value="746.46" calcext:value-type="float">
            <text:p>746.46</text:p>
          </table:table-cell>
          <table:table-cell office:value-type="float" office:value="66371" calcext:value-type="float">
            <text:p>66371</text:p>
          </table:table-cell>
          <table:table-cell office:value-type="float" office:value="429.6" calcext:value-type="float">
            <text:p>429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 balcony doors</text:p>
          </table:table-cell>
          <table:table-cell office:value-type="string" calcext:value-type="string">
            <text:p>Wood</text:p>
          </table:table-cell>
          <table:table-cell office:value-type="float" office:value="581.19" calcext:value-type="float">
            <text:p>581.19</text:p>
          </table:table-cell>
          <table:table-cell office:value-type="float" office:value="51676" calcext:value-type="float">
            <text:p>51676</text:p>
          </table:table-cell>
          <table:table-cell office:value-type="float" office:value="211.7" calcext:value-type="float">
            <text:p>211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412.45" calcext:value-type="float">
            <text:p>412.45</text:p>
          </table:table-cell>
          <table:table-cell office:value-type="float" office:value="36673" calcext:value-type="float">
            <text:p>36673</text:p>
          </table:table-cell>
          <table:table-cell office:value-type="float" office:value="151.5" calcext:value-type="float">
            <text:p>151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/Concrete</text:p>
          </table:table-cell>
          <table:table-cell office:value-type="float" office:value="682.92" calcext:value-type="float">
            <text:p>682.92</text:p>
          </table:table-cell>
          <table:table-cell office:value-type="float" office:value="20795" calcext:value-type="float">
            <text:p>20795</text:p>
          </table:table-cell>
          <table:table-cell office:value-type="float" office:value="935.5" calcext:value-type="float">
            <text:p>935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55.83" calcext:value-type="float">
            <text:p>55.83</text:p>
          </table:table-cell>
          <table:table-cell office:value-type="float" office:value="4964" calcext:value-type="float">
            <text:p>496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270.05" calcext:value-type="float">
            <text:p>270.05</text:p>
          </table:table-cell>
          <table:table-cell office:value-type="float" office:value="24011" calcext:value-type="float">
            <text:p>24011</text:p>
          </table:table-cell>
          <table:table-cell office:value-type="float" office:value="317.7" calcext:value-type="float">
            <text:p>317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014.99" calcext:value-type="float">
            <text:p>1014.99</text:p>
          </table:table-cell>
          <table:table-cell office:value-type="float" office:value="90246" calcext:value-type="float">
            <text:p>90246</text:p>
          </table:table-cell>
          <table:table-cell office:value-type="float" office:value="1194.1" calcext:value-type="float">
            <text:p>1194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loggia parting walls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326.91" calcext:value-type="float">
            <text:p>326.91</text:p>
          </table:table-cell>
          <table:table-cell office:value-type="float" office:value="29067" calcext:value-type="float">
            <text:p>29067</text:p>
          </table:table-cell>
          <table:table-cell office:value-type="float" office:value="384.6" calcext:value-type="float">
            <text:p>384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66.39" calcext:value-type="float">
            <text:p>66.39</text:p>
          </table:table-cell>
          <table:table-cell office:value-type="float" office:value="5903" calcext:value-type="float">
            <text:p>5903</text:p>
          </table:table-cell>
          <table:table-cell office:value-type="float" office:value="78.1" calcext:value-type="float">
            <text:p>78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Reinforced concrete/Slag/Concrete</text:p>
          </table:table-cell>
          <table:table-cell office:value-type="float" office:value="514.53" calcext:value-type="float">
            <text:p>514.53</text:p>
          </table:table-cell>
          <table:table-cell office:value-type="float" office:value="45748" calcext:value-type="float">
            <text:p>45748</text:p>
          </table:table-cell>
          <table:table-cell office:value-type="float" office:value="935.5" calcext:value-type="float">
            <text:p>935.5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738:.D1749])" office:value-type="float" office:value="4723.37" calcext:value-type="float">
            <text:p>4723.37</text:p>
          </table:table-cell>
          <table:table-cell table:style-name="ce2" table:formula="of:=SUM([.E1738:.E1749])" office:value-type="float" office:value="380047" calcext:value-type="float">
            <text:p>380047</text:p>
          </table:table-cell>
          <table:table-cell table:style-name="ce2" table:formula="of:=SUM([.F1738:.F1749])" office:value-type="float" office:value="4654.7" calcext:value-type="float">
            <text:p>4654.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0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8.24" calcext:value-type="float">
            <text:p>18.24</text:p>
          </table:table-cell>
          <table:table-cell office:value-type="float" office:value="1657" calcext:value-type="float">
            <text:p>1657</text:p>
          </table:table-cell>
          <table:table-cell office:value-type="float" office:value="7.4" calcext:value-type="float">
            <text:p>7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Wood</text:p>
          </table:table-cell>
          <table:table-cell office:value-type="float" office:value="7.01" calcext:value-type="float">
            <text:p>7.01</text:p>
          </table:table-cell>
          <table:table-cell office:value-type="float" office:value="466" calcext:value-type="float">
            <text:p>466</text:p>
          </table:table-cell>
          <table:table-cell office:value-type="float" office:value="1.7" calcext:value-type="float">
            <text:p>1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27.11" calcext:value-type="float">
            <text:p>27.11</text:p>
          </table:table-cell>
          <table:table-cell office:value-type="float" office:value="2463" calcext:value-type="float">
            <text:p>2463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32.36" calcext:value-type="float">
            <text:p>32.36</text:p>
          </table:table-cell>
          <table:table-cell office:value-type="float" office:value="2940" calcext:value-type="float">
            <text:p>2940</text:p>
          </table:table-cell>
          <table:table-cell office:value-type="float" office:value="9.3" calcext:value-type="float">
            <text:p>9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2.86" calcext:value-type="float">
            <text:p>12.86</text:p>
          </table:table-cell>
          <table:table-cell office:value-type="float" office:value="1168" calcext:value-type="float">
            <text:p>1168</text:p>
          </table:table-cell>
          <table:table-cell office:value-type="float" office:value="4.2" calcext:value-type="float">
            <text:p>4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Bricks/Slag</text:p>
          </table:table-cell>
          <table:table-cell office:value-type="float" office:value="87.67" calcext:value-type="float">
            <text:p>87.67</text:p>
          </table:table-cell>
          <table:table-cell office:value-type="float" office:value="3695" calcext:value-type="float">
            <text:p>3695</text:p>
          </table:table-cell>
          <table:table-cell office:value-type="float" office:value="84.3" calcext:value-type="float">
            <text:p>84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Rammed earth/Wood</text:p>
          </table:table-cell>
          <table:table-cell office:value-type="float" office:value="79.28" calcext:value-type="float">
            <text:p>79.28</text:p>
          </table:table-cell>
          <table:table-cell office:value-type="float" office:value="4114" calcext:value-type="float">
            <text:p>4114</text:p>
          </table:table-cell>
          <table:table-cell office:value-type="float" office:value="161.8" calcext:value-type="float">
            <text:p>161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19.53" calcext:value-type="float">
            <text:p>19.53</text:p>
          </table:table-cell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Wood</text:p>
          </table:table-cell>
          <table:table-cell office:value-type="float" office:value="148.5" calcext:value-type="float">
            <text:p>148.5</text:p>
          </table:table-cell>
          <table:table-cell office:value-type="float" office:value="13493" calcext:value-type="float">
            <text:p>13493</text:p>
          </table:table-cell>
          <table:table-cell office:value-type="float" office:value="195.4" calcext:value-type="float">
            <text:p>195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207.87" calcext:value-type="float">
            <text:p>207.87</text:p>
          </table:table-cell>
          <table:table-cell office:value-type="float" office:value="18888" calcext:value-type="float">
            <text:p>18888</text:p>
          </table:table-cell>
          <table:table-cell office:value-type="float" office:value="169" calcext:value-type="float">
            <text:p>16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Brickwork</text:p>
          </table:table-cell>
          <table:table-cell office:value-type="float" office:value="30.01" calcext:value-type="float">
            <text:p>30.01</text:p>
          </table:table-cell>
          <table:table-cell office:value-type="float" office:value="2727" calcext:value-type="float">
            <text:p>2727</text:p>
          </table:table-cell>
          <table:table-cell office:value-type="float" office:value="24.4" calcext:value-type="float">
            <text:p>24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/staircase walls</text:p>
          </table:table-cell>
          <table:table-cell office:value-type="string" calcext:value-type="string">
            <text:p>Brickwork</text:p>
          </table:table-cell>
          <table:table-cell office:value-type="float" office:value="28.78" calcext:value-type="float">
            <text:p>28.78</text:p>
          </table:table-cell>
          <table:table-cell office:value-type="float" office:value="1914" calcext:value-type="float">
            <text:p>1914</text:p>
          </table:table-cell>
          <table:table-cell office:value-type="float" office:value="23.4" calcext:value-type="float">
            <text:p>23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Wooden ceiling/Slag</text:p>
          </table:table-cell>
          <table:table-cell office:value-type="float" office:value="227.8" calcext:value-type="float">
            <text:p>227.8</text:p>
          </table:table-cell>
          <table:table-cell office:value-type="float" office:value="15149" calcext:value-type="float">
            <text:p>15149</text:p>
          </table:table-cell>
          <table:table-cell office:value-type="float" office:value="227.8" calcext:value-type="float">
            <text:p>227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Bricks/Slag</text:p>
          </table:table-cell>
          <table:table-cell office:value-type="float" office:value="22.33" calcext:value-type="float">
            <text:p>22.33</text:p>
          </table:table-cell>
          <table:table-cell office:value-type="float" office:value="1485" calcext:value-type="float">
            <text:p>1485</text:p>
          </table:table-cell>
          <table:table-cell office:value-type="float" office:value="18.3" calcext:value-type="float">
            <text:p>18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Wood</text:p>
          </table:table-cell>
          <table:table-cell office:value-type="float" office:value="6.51" calcext:value-type="float">
            <text:p>6.51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756:.D1770])" office:value-type="float" office:value="955.86" calcext:value-type="float">
            <text:p>955.86</text:p>
          </table:table-cell>
          <table:table-cell table:style-name="ce2" table:formula="of:=SUM([.E1756:.E1770])" office:value-type="float" office:value="72526" calcext:value-type="float">
            <text:p>72526</text:p>
          </table:table-cell>
          <table:table-cell table:style-name="ce2" table:formula="of:=SUM([.F1756:.F1770])" office:value-type="float" office:value="941" calcext:value-type="float">
            <text:p>94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0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Doors</text:p>
          </table:table-cell>
          <table:table-cell office:value-type="float" office:value="26.7" calcext:value-type="float">
            <text:p>26.7</text:p>
          </table:table-cell>
          <table:table-cell office:value-type="float" office:value="2081318.4" calcext:value-type="float">
            <text:p>2081318.4</text:p>
          </table:table-cell>
          <table:table-cell office:value-type="float" office:value="12.5" calcext:value-type="float">
            <text:p>12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Double glazed</text:p>
          </table:table-cell>
          <table:table-cell office:value-type="float" office:value="33.01" calcext:value-type="float">
            <text:p>33.01</text:p>
          </table:table-cell>
          <table:table-cell office:value-type="float" office:value="2573507.33" calcext:value-type="float">
            <text:p>2573507.33</text:p>
          </table:table-cell>
          <table:table-cell office:value-type="float" office:value="17.8" calcext:value-type="float">
            <text:p>17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Old windows</text:p>
          </table:table-cell>
          <table:table-cell office:value-type="float" office:value="143.89" calcext:value-type="float">
            <text:p>143.89</text:p>
          </table:table-cell>
          <table:table-cell office:value-type="float" office:value="11216669.18" calcext:value-type="float">
            <text:p>11216669.18</text:p>
          </table:table-cell>
          <table:table-cell office:value-type="float" office:value="51.62" calcext:value-type="float">
            <text:p>51.62</text:p>
          </table:table-cell>
          <table:table-cell table:number-columns-repeated="1018"/>
        </table:table-row>
        <table:table-row table:style-name="ro4">
          <table:table-cell/>
          <table:table-cell table:number-columns-repeated="2" office:value-type="string" calcext:value-type="string">
            <text:p>Floor on ground</text:p>
          </table:table-cell>
          <table:table-cell office:value-type="float" office:value="57.52" calcext:value-type="float">
            <text:p>57.52</text:p>
          </table:table-cell>
          <table:table-cell office:value-type="float" office:value="3082611.84" calcext:value-type="float">
            <text:p>3082611.84</text:p>
          </table:table-cell>
          <table:table-cell office:value-type="float" office:value="143.8" calcext:value-type="float">
            <text:p>143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 wall</text:p>
          </table:table-cell>
          <table:table-cell office:value-type="float" office:value="176.48" calcext:value-type="float">
            <text:p>176.48</text:p>
          </table:table-cell>
          <table:table-cell office:value-type="float" office:value="13756719.51" calcext:value-type="float">
            <text:p>13756719.51</text:p>
          </table:table-cell>
          <table:table-cell office:value-type="float" office:value="142.32" calcext:value-type="float">
            <text:p>142.3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Wood</text:p>
          </table:table-cell>
          <table:table-cell office:value-type="float" office:value="171.75" calcext:value-type="float">
            <text:p>171.75</text:p>
          </table:table-cell>
          <table:table-cell office:value-type="float" office:value="13388178.05" calcext:value-type="float">
            <text:p>13388178.05</text:p>
          </table:table-cell>
          <table:table-cell office:value-type="float" office:value="209.45" calcext:value-type="float">
            <text:p>209.4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 wall/Polyfoam</text:p>
          </table:table-cell>
          <table:table-cell office:value-type="float" office:value="30.26" calcext:value-type="float">
            <text:p>30.26</text:p>
          </table:table-cell>
          <table:table-cell office:value-type="float" office:value="2358905.47" calcext:value-type="float">
            <text:p>2358905.47</text:p>
          </table:table-cell>
          <table:table-cell office:value-type="float" office:value="100.87" calcext:value-type="float">
            <text:p>100.8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/cover</text:p>
          </table:table-cell>
          <table:table-cell office:value-type="string" calcext:value-type="string">
            <text:p>Slag</text:p>
          </table:table-cell>
          <table:table-cell office:value-type="float" office:value="66.13" calcext:value-type="float">
            <text:p>66.13</text:p>
          </table:table-cell>
          <table:table-cell office:value-type="float" office:value="5155277.57" calcext:value-type="float">
            <text:p>5155277.57</text:p>
          </table:table-cell>
          <table:table-cell office:value-type="float" office:value="153.8" calcext:value-type="float">
            <text:p>153.8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777:.D1784])" office:value-type="float" office:value="705.74" calcext:value-type="float">
            <text:p>705.74</text:p>
          </table:table-cell>
          <table:table-cell table:style-name="ce2" table:formula="of:=SUM([.E1777:.E1784])" office:value-type="float" office:value="53613187.35" calcext:value-type="float">
            <text:p>53613187.35</text:p>
          </table:table-cell>
          <table:table-cell table:style-name="ce2" table:formula="of:=SUM([.F1777:.F1784])" office:value-type="float" office:value="832.16" calcext:value-type="float">
            <text:p>832.1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0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8.58" calcext:value-type="float">
            <text:p>8.58</text:p>
          </table:table-cell>
          <table:table-cell office:value-type="float" office:value="812" calcext:value-type="float">
            <text:p>812</text:p>
          </table:table-cell>
          <table:table-cell office:value-type="float" office:value="3.7" calcext:value-type="float">
            <text:p>3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Metal/wood</text:p>
          </table:table-cell>
          <table:table-cell office:value-type="float" office:value="18" calcext:value-type="float">
            <text:p>18</text:p>
          </table:table-cell>
          <table:table-cell office:value-type="float" office:value="1265" calcext:value-type="float">
            <text:p>1265</text:p>
          </table:table-cell>
          <table:table-cell office:value-type="float" office:value="4.5" calcext:value-type="float">
            <text:p>4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 balcony doors</text:p>
          </table:table-cell>
          <table:table-cell office:value-type="string" calcext:value-type="string">
            <text:p>PVC (double glazed)</text:p>
          </table:table-cell>
          <table:table-cell office:value-type="float" office:value="1226.2" calcext:value-type="float">
            <text:p>1226.2</text:p>
          </table:table-cell>
          <table:table-cell office:value-type="float" office:value="116076" calcext:value-type="float">
            <text:p>116076</text:p>
          </table:table-cell>
          <table:table-cell office:value-type="float" office:value="710" calcext:value-type="float">
            <text:p>71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 balcony doors</text:p>
          </table:table-cell>
          <table:table-cell office:value-type="string" calcext:value-type="string">
            <text:p>Wood</text:p>
          </table:table-cell>
          <table:table-cell office:value-type="float" office:value="486.87" calcext:value-type="float">
            <text:p>486.87</text:p>
          </table:table-cell>
          <table:table-cell office:value-type="float" office:value="46089" calcext:value-type="float">
            <text:p>46089</text:p>
          </table:table-cell>
          <table:table-cell office:value-type="float" office:value="165.9" calcext:value-type="float">
            <text:p>165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14.83" calcext:value-type="float">
            <text:p>214.83</text:p>
          </table:table-cell>
          <table:table-cell office:value-type="float" office:value="20336" calcext:value-type="float">
            <text:p>20336</text:p>
          </table:table-cell>
          <table:table-cell office:value-type="float" office:value="144.3" calcext:value-type="float">
            <text:p>144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Concrete/Wood wool</text:p>
          </table:table-cell>
          <table:table-cell office:value-type="float" office:value="469.72" calcext:value-type="float">
            <text:p>469.72</text:p>
          </table:table-cell>
          <table:table-cell office:value-type="float" office:value="21580" calcext:value-type="float">
            <text:p>21580</text:p>
          </table:table-cell>
          <table:table-cell office:value-type="float" office:value="579.9" calcext:value-type="float">
            <text:p>579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44.22" calcext:value-type="float">
            <text:p>44.22</text:p>
          </table:table-cell>
          <table:table-cell office:value-type="float" office:value="4186" calcext:value-type="float">
            <text:p>418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506.35" calcext:value-type="float">
            <text:p>506.35</text:p>
          </table:table-cell>
          <table:table-cell office:value-type="float" office:value="47932" calcext:value-type="float">
            <text:p>47932</text:p>
          </table:table-cell>
          <table:table-cell office:value-type="float" office:value="595.7" calcext:value-type="float">
            <text:p>595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957.61" calcext:value-type="float">
            <text:p>957.61</text:p>
          </table:table-cell>
          <table:table-cell office:value-type="float" office:value="90650" calcext:value-type="float">
            <text:p>90650</text:p>
          </table:table-cell>
          <table:table-cell office:value-type="float" office:value="1126.6" calcext:value-type="float">
            <text:p>1126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398.74" calcext:value-type="float">
            <text:p>398.74</text:p>
          </table:table-cell>
          <table:table-cell office:value-type="float" office:value="37745" calcext:value-type="float">
            <text:p>37745</text:p>
          </table:table-cell>
          <table:table-cell office:value-type="float" office:value="469.1" calcext:value-type="float">
            <text:p>469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225.85" calcext:value-type="float">
            <text:p>225.85</text:p>
          </table:table-cell>
          <table:table-cell office:value-type="float" office:value="21379" calcext:value-type="float">
            <text:p>21379</text:p>
          </table:table-cell>
          <table:table-cell office:value-type="float" office:value="265.7" calcext:value-type="float">
            <text:p>265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/staircase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45.65" calcext:value-type="float">
            <text:p>45.65</text:p>
          </table:table-cell>
          <table:table-cell office:value-type="float" office:value="3209" calcext:value-type="float">
            <text:p>3209</text:p>
          </table:table-cell>
          <table:table-cell office:value-type="float" office:value="53.7" calcext:value-type="float">
            <text:p>53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staircase)</text:p>
          </table:table-cell>
          <table:table-cell office:value-type="string" calcext:value-type="string">
            <text:p>Reinforced concrete/Concrete/Wood wool</text:p>
          </table:table-cell>
          <table:table-cell office:value-type="float" office:value="58.19" calcext:value-type="float">
            <text:p>58.19</text:p>
          </table:table-cell>
          <table:table-cell office:value-type="float" office:value="5508" calcext:value-type="float">
            <text:p>5508</text:p>
          </table:table-cell>
          <table:table-cell office:value-type="float" office:value="74.6" calcext:value-type="float">
            <text:p>74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Concrete/Wood wool</text:p>
          </table:table-cell>
          <table:table-cell office:value-type="float" office:value="434.42" calcext:value-type="float">
            <text:p>434.42</text:p>
          </table:table-cell>
          <table:table-cell office:value-type="float" office:value="30541" calcext:value-type="float">
            <text:p>30541</text:p>
          </table:table-cell>
          <table:table-cell office:value-type="float" office:value="523.4" calcext:value-type="float">
            <text:p>523.4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791:.D1804])" office:value-type="float" office:value="5095.23" calcext:value-type="float">
            <text:p>5095.23</text:p>
          </table:table-cell>
          <table:table-cell table:style-name="ce2" table:formula="of:=SUM([.E1791:.E1804])" office:value-type="float" office:value="447308" calcext:value-type="float">
            <text:p>447308</text:p>
          </table:table-cell>
          <table:table-cell table:style-name="ce2" table:formula="of:=SUM([.F1791:.F1804])" office:value-type="float" office:value="4717.1" calcext:value-type="float">
            <text:p>4717.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0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</text:p>
          </table:table-cell>
          <table:table-cell office:value-type="float" office:value="237.5" calcext:value-type="float">
            <text:p>237.5</text:p>
          </table:table-cell>
          <table:table-cell office:value-type="float" office:value="21981" calcext:value-type="float">
            <text:p>21981</text:p>
          </table:table-cell>
          <table:table-cell office:value-type="float" office:value="223" calcext:value-type="float">
            <text:p>22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882.6" calcext:value-type="float">
            <text:p>882.6</text:p>
          </table:table-cell>
          <table:table-cell office:value-type="float" office:value="81699" calcext:value-type="float">
            <text:p>81699</text:p>
          </table:table-cell>
          <table:table-cell office:value-type="float" office:value="824.1" calcext:value-type="float">
            <text:p>824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423.2" calcext:value-type="float">
            <text:p>423.2</text:p>
          </table:table-cell>
          <table:table-cell office:value-type="float" office:value="39174" calcext:value-type="float">
            <text:p>39174</text:p>
          </table:table-cell>
          <table:table-cell office:value-type="float" office:value="583" calcext:value-type="float">
            <text:p>58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30.5" calcext:value-type="float">
            <text:p>430.5</text:p>
          </table:table-cell>
          <table:table-cell office:value-type="float" office:value="39851" calcext:value-type="float">
            <text:p>39851</text:p>
          </table:table-cell>
          <table:table-cell office:value-type="float" office:value="264.6" calcext:value-type="float">
            <text:p>264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59.2" calcext:value-type="float">
            <text:p>159.2</text:p>
          </table:table-cell>
          <table:table-cell office:value-type="float" office:value="14737" calcext:value-type="float">
            <text:p>14737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</text:p>
          </table:table-cell>
          <table:table-cell office:value-type="float" office:value="94.9" calcext:value-type="float">
            <text:p>94.9</text:p>
          </table:table-cell>
          <table:table-cell office:value-type="float" office:value="6475" calcext:value-type="float">
            <text:p>6475</text:p>
          </table:table-cell>
          <table:table-cell office:value-type="float" office:value="88.9" calcext:value-type="float">
            <text:p>88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41.4" calcext:value-type="float">
            <text:p>41.4</text:p>
          </table:table-cell>
          <table:table-cell office:value-type="float" office:value="2827" calcext:value-type="float">
            <text:p>2827</text:p>
          </table:table-cell>
          <table:table-cell table:style-name="ce15" office:value-type="date" office:date-value="2022-06-15" calcext:value-type="date">
            <text:p>15/06/2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38.9" calcext:value-type="float">
            <text:p>38.9</text:p>
          </table:table-cell>
          <table:table-cell office:value-type="float" office:value="2653" calcext:value-type="float">
            <text:p>2653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811:.D1818])" office:value-type="float" office:value="2308.2" calcext:value-type="float">
            <text:p>2308.2</text:p>
          </table:table-cell>
          <table:table-cell table:style-name="ce2" table:formula="of:=SUM([.E1811:.E1818])" office:value-type="float" office:value="209397" calcext:value-type="float">
            <text:p>209397</text:p>
          </table:table-cell>
          <table:table-cell table:style-name="ce2" table:formula="of:=SUM([.F1811:.F1818])" office:value-type="float" office:value="46783.6" calcext:value-type="float">
            <text:p>46783.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0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37.1" calcext:value-type="float">
            <text:p>37.1</text:p>
          </table:table-cell>
          <table:table-cell office:value-type="float" office:value="2971.09" calcext:value-type="float">
            <text:p>2971.09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91.52" calcext:value-type="float">
            <text:p>91.52</text:p>
          </table:table-cell>
          <table:table-cell office:value-type="float" office:value="7329.21" calcext:value-type="float">
            <text:p>7329.21</text:p>
          </table:table-cell>
          <table:table-cell office:value-type="float" office:value="68.4" calcext:value-type="float">
            <text:p>68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90.48" calcext:value-type="float">
            <text:p>290.48</text:p>
          </table:table-cell>
          <table:table-cell office:value-type="float" office:value="23262.57" calcext:value-type="float">
            <text:p>23262.57</text:p>
          </table:table-cell>
          <table:table-cell office:value-type="float" office:value="119.6" calcext:value-type="float">
            <text:p>119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Wood/Slag</text:p>
          </table:table-cell>
          <table:table-cell office:value-type="float" office:value="492.84" calcext:value-type="float">
            <text:p>492.84</text:p>
          </table:table-cell>
          <table:table-cell office:value-type="float" office:value="18357.3" calcext:value-type="float">
            <text:p>18357.3</text:p>
          </table:table-cell>
          <table:table-cell office:value-type="float" office:value="882" calcext:value-type="float">
            <text:p>88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lay bricks</text:p>
          </table:table-cell>
          <table:table-cell office:value-type="float" office:value="775.67" calcext:value-type="float">
            <text:p>775.67</text:p>
          </table:table-cell>
          <table:table-cell office:value-type="float" office:value="62118.14" calcext:value-type="float">
            <text:p>62118.14</text:p>
          </table:table-cell>
          <table:table-cell office:value-type="float" office:value="629" calcext:value-type="float">
            <text:p>62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lay bricks</text:p>
          </table:table-cell>
          <table:table-cell office:value-type="float" office:value="190.39" calcext:value-type="float">
            <text:p>190.39</text:p>
          </table:table-cell>
          <table:table-cell office:value-type="float" office:value="15247.04" calcext:value-type="float">
            <text:p>15247.04</text:p>
          </table:table-cell>
          <table:table-cell office:value-type="float" office:value="169" calcext:value-type="float">
            <text:p>16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Clay bric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Wood/Slag</text:p>
          </table:table-cell>
          <table:table-cell office:value-type="float" office:value="820.26" calcext:value-type="float">
            <text:p>820.26</text:p>
          </table:table-cell>
          <table:table-cell office:value-type="float" office:value="65689.05" calcext:value-type="float">
            <text:p>65689.05</text:p>
          </table:table-cell>
          <table:table-cell office:value-type="float" office:value="882" calcext:value-type="float">
            <text:p>88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825:.D1832])" office:value-type="float" office:value="2698.26" calcext:value-type="float">
            <text:p>2698.26</text:p>
          </table:table-cell>
          <table:table-cell table:style-name="ce2" table:formula="of:=SUM([.E1825:.E1832])" office:value-type="float" office:value="194974.4" calcext:value-type="float">
            <text:p>194974.4</text:p>
          </table:table-cell>
          <table:table-cell table:style-name="ce2" table:formula="of:=SUM([.F1825:.F1832])" office:value-type="float" office:value="2814" calcext:value-type="float">
            <text:p>2814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0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Uninsulated</text:p>
          </table:table-cell>
          <table:table-cell office:value-type="float" office:value="9.45" calcext:value-type="float">
            <text:p>9.45</text:p>
          </table:table-cell>
          <table:table-cell office:value-type="float" office:value="824.12" calcext:value-type="float">
            <text:p>824.1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71.92" calcext:value-type="float">
            <text:p>71.92</text:p>
          </table:table-cell>
          <table:table-cell office:value-type="float" office:value="6271.62" calcext:value-type="float">
            <text:p>6271.62</text:p>
          </table:table-cell>
          <table:table-cell office:value-type="float" office:value="50.6" calcext:value-type="float">
            <text:p>50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0.12" calcext:value-type="float">
            <text:p>20.12</text:p>
          </table:table-cell>
          <table:table-cell office:value-type="float" office:value="1754.21" calcext:value-type="float">
            <text:p>1754.21</text:p>
          </table:table-cell>
          <table:table-cell office:value-type="float" office:value="7.4" calcext:value-type="float">
            <text:p>7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Wood/Slag</text:p>
          </table:table-cell>
          <table:table-cell office:value-type="float" office:value="166.2" calcext:value-type="float">
            <text:p>166.2</text:p>
          </table:table-cell>
          <table:table-cell office:value-type="float" office:value="6396.84" calcext:value-type="float">
            <text:p>6396.84</text:p>
          </table:table-cell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Pine log wall (insulation)</text:p>
          </table:table-cell>
          <table:table-cell office:value-type="float" office:value="276.05" calcext:value-type="float">
            <text:p>276.05</text:p>
          </table:table-cell>
          <table:table-cell office:value-type="float" office:value="24073.81" calcext:value-type="float">
            <text:p>24073.81</text:p>
          </table:table-cell>
          <table:table-cell office:value-type="float" office:value="266.1" calcext:value-type="float">
            <text:p>266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attic)</text:p>
          </table:table-cell>
          <table:table-cell office:value-type="string" calcext:value-type="string">
            <text:p>Pine log wall (insulation)</text:p>
          </table:table-cell>
          <table:table-cell office:value-type="float" office:value="73.68" calcext:value-type="float">
            <text:p>73.68</text:p>
          </table:table-cell>
          <table:table-cell office:value-type="float" office:value="4630.56" calcext:value-type="float">
            <text:p>4630.56</text:p>
          </table:table-cell>
          <table:table-cell office:value-type="float" office:value="66.34" calcext:value-type="float">
            <text:p>66.3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Clay brick wall (insulation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rick wall</text:p>
          </table:table-cell>
          <table:table-cell office:value-type="string" calcext:value-type="string">
            <text:p>Clay brick wall</text:p>
          </table:table-cell>
          <table:table-cell office:value-type="float" office:value="132.66" calcext:value-type="float">
            <text:p>132.66</text:p>
          </table:table-cell>
          <table:table-cell office:value-type="float" office:value="11569.47" calcext:value-type="float">
            <text:p>11569.47</text:p>
          </table:table-cell>
          <table:table-cell office:value-type="float" office:value="85.88" calcext:value-type="float">
            <text:p>85.8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Decoration</text:p>
          </table:table-cell>
          <table:table-cell office:value-type="float" office:value="251.32" calcext:value-type="float">
            <text:p>251.32</text:p>
          </table:table-cell>
          <table:table-cell office:value-type="float" office:value="21917.32" calcext:value-type="float">
            <text:p>21917.32</text:p>
          </table:table-cell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839:.D1847])" office:value-type="float" office:value="1001.4" calcext:value-type="float">
            <text:p>1001.4</text:p>
          </table:table-cell>
          <table:table-cell table:style-name="ce2" table:formula="of:=SUM([.E1839:.E1847])" office:value-type="float" office:value="77437.95" calcext:value-type="float">
            <text:p>77437.95</text:p>
          </table:table-cell>
          <table:table-cell table:style-name="ce2" table:formula="of:=SUM([.F1839:.F1847])" office:value-type="float" office:value="987.32" calcext:value-type="float">
            <text:p>987.32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0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/Clay bricks</text:p>
          </table:table-cell>
          <table:table-cell office:value-type="float" office:value="451.39" calcext:value-type="float">
            <text:p>451.39</text:p>
          </table:table-cell>
          <table:table-cell office:value-type="float" office:value="38485.34" calcext:value-type="float">
            <text:p>38485.34</text:p>
          </table:table-cell>
          <table:table-cell office:value-type="float" office:value="537.37" calcext:value-type="float">
            <text:p>537.3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attic)</text:p>
          </table:table-cell>
          <table:table-cell office:value-type="string" calcext:value-type="string">
            <text:p>Calcium silicate bricks/Clay bricks</text:p>
          </table:table-cell>
          <table:table-cell office:value-type="float" office:value="29.58" calcext:value-type="float">
            <text:p>29.58</text:p>
          </table:table-cell>
          <table:table-cell office:value-type="float" office:value="2521.65" calcext:value-type="float">
            <text:p>2521.65</text:p>
          </table:table-cell>
          <table:table-cell office:value-type="float" office:value="35.21" calcext:value-type="float">
            <text:p>35.2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</text:p>
          </table:table-cell>
          <table:table-cell office:value-type="float" office:value="20.99" calcext:value-type="float">
            <text:p>20.99</text:p>
          </table:table-cell>
          <table:table-cell office:value-type="float" office:value="1431.57" calcext:value-type="float">
            <text:p>1431.57</text:p>
          </table:table-cell>
          <table:table-cell office:value-type="float" office:value="24.99" calcext:value-type="float">
            <text:p>24.9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193.56" calcext:value-type="float">
            <text:p>193.56</text:p>
          </table:table-cell>
          <table:table-cell office:value-type="float" office:value="9901.89" calcext:value-type="float">
            <text:p>9901.89</text:p>
          </table:table-cell>
          <table:table-cell office:value-type="float" office:value="94.42" calcext:value-type="float">
            <text:p>94.4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65" calcext:value-type="float">
            <text:p>165</text:p>
          </table:table-cell>
          <table:table-cell office:value-type="float" office:value="12460.14" calcext:value-type="float">
            <text:p>12460.14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.55" calcext:value-type="float">
            <text:p>2.55</text:p>
          </table:table-cell>
          <table:table-cell office:value-type="float" office:value="173.71" calcext:value-type="float">
            <text:p>173.71</text:p>
          </table:table-cell>
          <table:table-cell office:value-type="float" office:value="3.49" calcext:value-type="float">
            <text:p>3.4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round floor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137.46" calcext:value-type="float">
            <text:p>137.46</text:p>
          </table:table-cell>
          <table:table-cell office:value-type="float" office:value="7031.85" calcext:value-type="float">
            <text:p>7031.85</text:p>
          </table:table-cell>
          <table:table-cell office:value-type="float" office:value="188.3" calcext:value-type="float">
            <text:p>188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107.79" calcext:value-type="float">
            <text:p>107.79</text:p>
          </table:table-cell>
          <table:table-cell office:value-type="float" office:value="9190.44" calcext:value-type="float">
            <text:p>9190.44</text:p>
          </table:table-cell>
          <table:table-cell office:value-type="float" office:value="71.68" calcext:value-type="float">
            <text:p>71.6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3.46" calcext:value-type="float">
            <text:p>23.46</text:p>
          </table:table-cell>
          <table:table-cell office:value-type="float" office:value="2000.37" calcext:value-type="float">
            <text:p>2000.37</text:p>
          </table:table-cell>
          <table:table-cell office:value-type="float" office:value="9.03" calcext:value-type="float">
            <text:p>9.0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0.96" calcext:value-type="float">
            <text:p>10.96</text:p>
          </table:table-cell>
          <table:table-cell office:value-type="float" office:value="747.26" calcext:value-type="float">
            <text:p>747.26</text:p>
          </table:table-cell>
          <table:table-cell office:value-type="float" office:value="4.22" calcext:value-type="float">
            <text:p>4.2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5.46" calcext:value-type="float">
            <text:p>5.46</text:p>
          </table:table-cell>
          <table:table-cell office:value-type="float" office:value="372.35" calcext:value-type="float">
            <text:p>372.35</text:p>
          </table:table-cell>
          <table:table-cell office:value-type="float" office:value="3.03" calcext:value-type="float">
            <text:p>3.0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hermal bridge – External wall construction</text:p>
          </table:table-cell>
          <table:table-cell/>
          <table:table-cell office:value-type="float" office:value="83.42" calcext:value-type="float">
            <text:p>83.42</text:p>
          </table:table-cell>
          <table:table-cell office:value-type="float" office:value="7112.49" calcext:value-type="float">
            <text:p>7112.4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854:.D1865])" office:value-type="float" office:value="1231.62" calcext:value-type="float">
            <text:p>1231.62</text:p>
          </table:table-cell>
          <table:table-cell table:style-name="ce2" table:formula="of:=SUM([.E1854:.E1865])" office:value-type="float" office:value="91429.06" calcext:value-type="float">
            <text:p>91429.06</text:p>
          </table:table-cell>
          <table:table-cell table:style-name="ce2" table:formula="of:=SUM([.F1854:.F1865])" office:value-type="float" office:value="1191.74" calcext:value-type="float">
            <text:p>1191.74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0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lay brick wall/Lime, sand cement mix</text:p>
          </table:table-cell>
          <table:table-cell office:value-type="float" office:value="589.87" calcext:value-type="float">
            <text:p>589.87</text:p>
          </table:table-cell>
          <table:table-cell office:value-type="float" office:value="51729.41" calcext:value-type="float">
            <text:p>51729.41</text:p>
          </table:table-cell>
          <table:table-cell office:value-type="float" office:value="702.23" calcext:value-type="float">
            <text:p>702.2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Autoclaved aerated concrete</text:p>
          </table:table-cell>
          <table:table-cell office:value-type="float" office:value="447.65" calcext:value-type="float">
            <text:p>447.65</text:p>
          </table:table-cell>
          <table:table-cell office:value-type="float" office:value="39256.8" calcext:value-type="float">
            <text:p>39256.8</text:p>
          </table:table-cell>
          <table:table-cell office:value-type="float" office:value="581.36" calcext:value-type="float">
            <text:p>581.3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, between windows)</text:p>
          </table:table-cell>
          <table:table-cell office:value-type="string" calcext:value-type="string">
            <text:p>Wood/Glass wool/Plasterboard</text:p>
          </table:table-cell>
          <table:table-cell office:value-type="float" office:value="164.15" calcext:value-type="float">
            <text:p>164.15</text:p>
          </table:table-cell>
          <table:table-cell office:value-type="float" office:value="14395.67" calcext:value-type="float">
            <text:p>14395.67</text:p>
          </table:table-cell>
          <table:table-cell office:value-type="float" office:value="185.49" calcext:value-type="float">
            <text:p>185.4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Autoclaved aerated concrete</text:p>
          </table:table-cell>
          <table:table-cell office:value-type="float" office:value="117.54" calcext:value-type="float">
            <text:p>117.54</text:p>
          </table:table-cell>
          <table:table-cell office:value-type="float" office:value="8017.2" calcext:value-type="float">
            <text:p>8017.2</text:p>
          </table:table-cell>
          <table:table-cell office:value-type="float" office:value="152.65" calcext:value-type="float">
            <text:p>152.6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s/Lime, cement, sand mix</text:p>
          </table:table-cell>
          <table:table-cell office:value-type="float" office:value="57.25" calcext:value-type="float">
            <text:p>57.25</text:p>
          </table:table-cell>
          <table:table-cell office:value-type="float" office:value="3905.21" calcext:value-type="float">
            <text:p>3905.21</text:p>
          </table:table-cell>
          <table:table-cell office:value-type="float" office:value="68.16" calcext:value-type="float">
            <text:p>68.1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Lime,sand,cement mix</text:p>
          </table:table-cell>
          <table:table-cell office:value-type="float" office:value="129.52" calcext:value-type="float">
            <text:p>129.52</text:p>
          </table:table-cell>
          <table:table-cell office:value-type="float" office:value="6310.17" calcext:value-type="float">
            <text:p>6310.17</text:p>
          </table:table-cell>
          <table:table-cell office:value-type="float" office:value="63.18" calcext:value-type="float">
            <text:p>63.1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Expanded clay/Concrete/Lime,cement,sand mix</text:p>
          </table:table-cell>
          <table:table-cell office:value-type="float" office:value="444.91" calcext:value-type="float">
            <text:p>444.91</text:p>
          </table:table-cell>
          <table:table-cell office:value-type="float" office:value="39016.56" calcext:value-type="float">
            <text:p>39016.56</text:p>
          </table:table-cell>
          <table:table-cell office:value-type="float" office:value="523.42" calcext:value-type="float">
            <text:p>523.4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Ground floor cover</text:p>
          </table:table-cell>
          <table:table-cell office:value-type="string" calcext:value-type="string">
            <text:p>Hollow-core reinforced concrete</text:p>
          </table:table-cell>
          <table:table-cell office:value-type="float" office:value="466.31" calcext:value-type="float">
            <text:p>466.31</text:p>
          </table:table-cell>
          <table:table-cell office:value-type="float" office:value="18174.95" calcext:value-type="float">
            <text:p>18174.95</text:p>
          </table:table-cell>
          <table:table-cell office:value-type="float" office:value="506.86" calcext:value-type="float">
            <text:p>506.8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505.42" calcext:value-type="float">
            <text:p>505.42</text:p>
          </table:table-cell>
          <table:table-cell office:value-type="float" office:value="44322.92" calcext:value-type="float">
            <text:p>44322.92</text:p>
          </table:table-cell>
          <table:table-cell office:value-type="float" office:value="301" calcext:value-type="float">
            <text:p>30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426.91" calcext:value-type="float">
            <text:p>426.91</text:p>
          </table:table-cell>
          <table:table-cell office:value-type="float" office:value="37438.36" calcext:value-type="float">
            <text:p>37438.36</text:p>
          </table:table-cell>
          <table:table-cell office:value-type="float" office:value="164.29" calcext:value-type="float">
            <text:p>164.2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Glass blocks</text:p>
          </table:table-cell>
          <table:table-cell office:value-type="float" office:value="120.56" calcext:value-type="float">
            <text:p>120.56</text:p>
          </table:table-cell>
          <table:table-cell office:value-type="float" office:value="8223.3" calcext:value-type="float">
            <text:p>8223.3</text:p>
          </table:table-cell>
          <table:table-cell office:value-type="float" office:value="39.27" calcext:value-type="float">
            <text:p>39.2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doors</text:p>
          </table:table-cell>
          <table:table-cell office:value-type="string" calcext:value-type="string">
            <text:p>Metal</text:p>
          </table:table-cell>
          <table:table-cell office:value-type="float" office:value="21.25" calcext:value-type="float">
            <text:p>21.25</text:p>
          </table:table-cell>
          <table:table-cell office:value-type="float" office:value="1449.56" calcext:value-type="float">
            <text:p>1449.56</text:p>
          </table:table-cell>
          <table:table-cell office:value-type="float" office:value="7.59" calcext:value-type="float">
            <text:p>7.5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hermal bridge – External wall construction</text:p>
          </table:table-cell>
          <table:table-cell/>
          <table:table-cell office:value-type="float" office:value="296.59" calcext:value-type="float">
            <text:p>296.59</text:p>
          </table:table-cell>
          <table:table-cell office:value-type="float" office:value="26010.13" calcext:value-type="float">
            <text:p>26010.1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872:.D1884])" office:value-type="float" office:value="3787.93" calcext:value-type="float">
            <text:p>3787.93</text:p>
          </table:table-cell>
          <table:table-cell table:style-name="ce2" table:formula="of:=SUM([.E1872:.E1884])" office:value-type="float" office:value="298250.24" calcext:value-type="float">
            <text:p>298250.24</text:p>
          </table:table-cell>
          <table:table-cell table:style-name="ce2" table:formula="of:=SUM([.F1872:.F1884])" office:value-type="float" office:value="3295.5" calcext:value-type="float">
            <text:p>3295.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1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Expanded clay concrete/Lime,sand,cement mix/Tiles</text:p>
          </table:table-cell>
          <table:table-cell office:value-type="float" office:value="1585.46" calcext:value-type="float">
            <text:p>1585.46</text:p>
          </table:table-cell>
          <table:table-cell office:value-type="float" office:value="146762.98" calcext:value-type="float">
            <text:p>146762.98</text:p>
          </table:table-cell>
          <table:table-cell office:value-type="float" office:value="2233.04" calcext:value-type="float">
            <text:p>2233.0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Expanded clay concrete/Metal/Wool/Lime,sand,cement mix</text:p>
          </table:table-cell>
          <table:table-cell office:value-type="float" office:value="105.84" calcext:value-type="float">
            <text:p>105.84</text:p>
          </table:table-cell>
          <table:table-cell office:value-type="float" office:value="9797.4" calcext:value-type="float">
            <text:p>9797.4</text:p>
          </table:table-cell>
          <table:table-cell office:value-type="float" office:value="352.8" calcext:value-type="float">
            <text:p>352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Expanded clay concrete/Sand</text:p>
          </table:table-cell>
          <table:table-cell office:value-type="float" office:value="269.18" calcext:value-type="float">
            <text:p>269.18</text:p>
          </table:table-cell>
          <table:table-cell office:value-type="float" office:value="20983.19" calcext:value-type="float">
            <text:p>20983.19</text:p>
          </table:table-cell>
          <table:table-cell office:value-type="float" office:value="379.13" calcext:value-type="float">
            <text:p>379.1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Lime,sand,cement mix</text:p>
          </table:table-cell>
          <table:table-cell office:value-type="float" office:value="172.94" calcext:value-type="float">
            <text:p>172.94</text:p>
          </table:table-cell>
          <table:table-cell office:value-type="float" office:value="8425.54" calcext:value-type="float">
            <text:p>8425.54</text:p>
          </table:table-cell>
          <table:table-cell office:value-type="float" office:value="84.36" calcext:value-type="float">
            <text:p>84.3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chnical floor cover</text:p>
          </table:table-cell>
          <table:table-cell office:value-type="string" calcext:value-type="string">
            <text:p>Hollow-core reinforced concrete/Concrete/Wood wool/Lime, sand, cement mix</text:p>
          </table:table-cell>
          <table:table-cell office:value-type="float" office:value="535.66" calcext:value-type="float">
            <text:p>535.66</text:p>
          </table:table-cell>
          <table:table-cell office:value-type="float" office:value="49584.71" calcext:value-type="float">
            <text:p>49584.71</text:p>
          </table:table-cell>
          <table:table-cell office:value-type="float" office:value="712.31" calcext:value-type="float">
            <text:p>712.3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656.13" calcext:value-type="float">
            <text:p>656.13</text:p>
          </table:table-cell>
          <table:table-cell office:value-type="float" office:value="28770.2" calcext:value-type="float">
            <text:p>28770.2</text:p>
          </table:table-cell>
          <table:table-cell office:value-type="float" office:value="713.19" calcext:value-type="float">
            <text:p>713.1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1289.55" calcext:value-type="float">
            <text:p>1289.55</text:p>
          </table:table-cell>
          <table:table-cell office:value-type="float" office:value="119371.27" calcext:value-type="float">
            <text:p>119371.27</text:p>
          </table:table-cell>
          <table:table-cell office:value-type="float" office:value="768" calcext:value-type="float">
            <text:p>76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154.54" calcext:value-type="float">
            <text:p>1154.54</text:p>
          </table:table-cell>
          <table:table-cell office:value-type="float" office:value="106873.74" calcext:value-type="float">
            <text:p>106873.74</text:p>
          </table:table-cell>
          <table:table-cell office:value-type="float" office:value="444.3" calcext:value-type="float">
            <text:p>444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</text:p>
          </table:table-cell>
          <table:table-cell office:value-type="float" office:value="134.71" calcext:value-type="float">
            <text:p>134.71</text:p>
          </table:table-cell>
          <table:table-cell office:value-type="float" office:value="10500.89" calcext:value-type="float">
            <text:p>10500.89</text:p>
          </table:table-cell>
          <table:table-cell office:value-type="float" office:value="51.84" calcext:value-type="float">
            <text:p>51.8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63.37" calcext:value-type="float">
            <text:p>63.37</text:p>
          </table:table-cell>
          <table:table-cell office:value-type="float" office:value="4939.79" calcext:value-type="float">
            <text:p>4939.79</text:p>
          </table:table-cell>
          <table:table-cell office:value-type="float" office:value="22.63" calcext:value-type="float">
            <text:p>22.6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hermal bridge – External wall construction</text:p>
          </table:table-cell>
          <table:table-cell/>
          <table:table-cell office:value-type="float" office:value="518.54" calcext:value-type="float">
            <text:p>518.54</text:p>
          </table:table-cell>
          <table:table-cell office:value-type="float" office:value="48000.61" calcext:value-type="float">
            <text:p>48000.6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891:.D1901])" office:value-type="float" office:value="6485.92" calcext:value-type="float">
            <text:p>6485.92</text:p>
          </table:table-cell>
          <table:table-cell table:style-name="ce2" table:formula="of:=SUM([.E1891:.E1901])" office:value-type="float" office:value="554010.32" calcext:value-type="float">
            <text:p>554010.32</text:p>
          </table:table-cell>
          <table:table-cell table:style-name="ce2" table:formula="of:=SUM([.F1891:.F1901])" office:value-type="float" office:value="5761.6" calcext:value-type="float">
            <text:p>5761.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1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8.69" calcext:value-type="float">
            <text:p>8.69</text:p>
          </table:table-cell>
          <table:table-cell office:value-type="float" office:value="762" calcext:value-type="float">
            <text:p>762</text:p>
          </table:table-cell>
          <table:table-cell office:value-type="float" office:value="2.3" calcext:value-type="float">
            <text:p>2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43.19" calcext:value-type="float">
            <text:p>43.19</text:p>
          </table:table-cell>
          <table:table-cell office:value-type="float" office:value="3788" calcext:value-type="float">
            <text:p>3788</text:p>
          </table:table-cell>
          <table:table-cell office:value-type="float" office:value="23.9" calcext:value-type="float">
            <text:p>23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46.93" calcext:value-type="float">
            <text:p>46.93</text:p>
          </table:table-cell>
          <table:table-cell office:value-type="float" office:value="4116" calcext:value-type="float">
            <text:p>4116</text:p>
          </table:table-cell>
          <table:table-cell office:value-type="float" office:value="16.7" calcext:value-type="float">
            <text:p>16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8.52" calcext:value-type="float">
            <text:p>8.52</text:p>
          </table:table-cell>
          <table:table-cell office:value-type="float" office:value="747" calcext:value-type="float">
            <text:p>747</text:p>
          </table:table-cell>
          <table:table-cell office:value-type="float" office:value="3.1" calcext:value-type="float">
            <text:p>3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145.22" calcext:value-type="float">
            <text:p>145.22</text:p>
          </table:table-cell>
          <table:table-cell office:value-type="float" office:value="4245" calcext:value-type="float">
            <text:p>4245</text:p>
          </table:table-cell>
          <table:table-cell office:value-type="float" office:value="177.1" calcext:value-type="float">
            <text:p>177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16.26" calcext:value-type="float">
            <text:p>16.26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270.81" calcext:value-type="float">
            <text:p>270.81</text:p>
          </table:table-cell>
          <table:table-cell office:value-type="float" office:value="23749" calcext:value-type="float">
            <text:p>23749</text:p>
          </table:table-cell>
          <table:table-cell office:value-type="float" office:value="300.9" calcext:value-type="float">
            <text:p>300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Wooden ceiling/Slag</text:p>
          </table:table-cell>
          <table:table-cell office:value-type="float" office:value="146.99" calcext:value-type="float">
            <text:p>146.99</text:p>
          </table:table-cell>
          <table:table-cell office:value-type="float" office:value="9310" calcext:value-type="float">
            <text:p>9310</text:p>
          </table:table-cell>
          <table:table-cell office:value-type="float" office:value="177.1" calcext:value-type="float">
            <text:p>177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908:.D1917])" office:value-type="float" office:value="686.81" calcext:value-type="float">
            <text:p>686.81</text:p>
          </table:table-cell>
          <table:table-cell table:style-name="ce2" table:formula="of:=SUM([.E1908:.E1917])" office:value-type="float" office:value="48161" calcext:value-type="float">
            <text:p>48161</text:p>
          </table:table-cell>
          <table:table-cell table:style-name="ce2" table:formula="of:=SUM([.F1908:.F1917])" office:value-type="float" office:value="701.1" calcext:value-type="float">
            <text:p>701.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1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327.26" calcext:value-type="float">
            <text:p>327.26</text:p>
          </table:table-cell>
          <table:table-cell office:value-type="float" office:value="32303" calcext:value-type="float">
            <text:p>32303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3272.9" calcext:value-type="float">
            <text:p>3272.9</text:p>
          </table:table-cell>
          <table:table-cell office:value-type="float" office:value="323057" calcext:value-type="float">
            <text:p>323057</text:p>
          </table:table-cell>
          <table:table-cell office:value-type="float" office:value="2065.3" calcext:value-type="float">
            <text:p>2065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165.05" calcext:value-type="float">
            <text:p>1165.05</text:p>
          </table:table-cell>
          <table:table-cell office:value-type="float" office:value="114998" calcext:value-type="float">
            <text:p>114998</text:p>
          </table:table-cell>
          <table:table-cell office:value-type="float" office:value="393.3" calcext:value-type="float">
            <text:p>393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379.7" calcext:value-type="float">
            <text:p>379.7</text:p>
          </table:table-cell>
          <table:table-cell office:value-type="float" office:value="37479" calcext:value-type="float">
            <text:p>37479</text:p>
          </table:table-cell>
          <table:table-cell office:value-type="float" office:value="125" calcext:value-type="float">
            <text:p>12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Glass blocks</text:p>
          </table:table-cell>
          <table:table-cell office:value-type="float" office:value="432.6" calcext:value-type="float">
            <text:p>432.6</text:p>
          </table:table-cell>
          <table:table-cell office:value-type="float" office:value="42701" calcext:value-type="float">
            <text:p>42701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Wood wool/Concrete</text:p>
          </table:table-cell>
          <table:table-cell office:value-type="float" office:value="1759.97" calcext:value-type="float">
            <text:p>1759.97</text:p>
          </table:table-cell>
          <table:table-cell office:value-type="float" office:value="87975" calcext:value-type="float">
            <text:p>87975</text:p>
          </table:table-cell>
          <table:table-cell office:value-type="float" office:value="2146.3" calcext:value-type="float">
            <text:p>2146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ssage</text:p>
          </table:table-cell>
          <table:table-cell office:value-type="string" calcext:value-type="string">
            <text:p>Reinforced concrete/Wood wool/Concrete</text:p>
          </table:table-cell>
          <table:table-cell office:value-type="float" office:value="62.32" calcext:value-type="float">
            <text:p>62.32</text:p>
          </table:table-cell>
          <table:table-cell office:value-type="float" office:value="6151" calcext:value-type="float">
            <text:p>6151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105.48" calcext:value-type="float">
            <text:p>105.48</text:p>
          </table:table-cell>
          <table:table-cell office:value-type="float" office:value="10412" calcext:value-type="float">
            <text:p>104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2953.61" calcext:value-type="float">
            <text:p>2953.61</text:p>
          </table:table-cell>
          <table:table-cell office:value-type="float" office:value="291541" calcext:value-type="float">
            <text:p>291541</text:p>
          </table:table-cell>
          <table:table-cell office:value-type="float" office:value="3433" calcext:value-type="float">
            <text:p>343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2529.52" calcext:value-type="float">
            <text:p>2529.52</text:p>
          </table:table-cell>
          <table:table-cell office:value-type="float" office:value="249680" calcext:value-type="float">
            <text:p>249680</text:p>
          </table:table-cell>
          <table:table-cell office:value-type="float" office:value="2717.9" calcext:value-type="float">
            <text:p>2717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Wood wool/Concrete</text:p>
          </table:table-cell>
          <table:table-cell office:value-type="float" office:value="1995" calcext:value-type="float">
            <text:p>1995</text:p>
          </table:table-cell>
          <table:table-cell office:value-type="float" office:value="167775" calcext:value-type="float">
            <text:p>167775</text:p>
          </table:table-cell>
          <table:table-cell office:value-type="float" office:value="2078.3" calcext:value-type="float">
            <text:p>2078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Reinforced concrete/Wood wool/Concrete/Bitumen</text:p>
          </table:table-cell>
          <table:table-cell office:value-type="float" office:value="131.04" calcext:value-type="float">
            <text:p>131.04</text:p>
          </table:table-cell>
          <table:table-cell office:value-type="float" office:value="12935" calcext:value-type="float">
            <text:p>12935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rapet</text:p>
          </table:table-cell>
          <table:table-cell office:value-type="string" calcext:value-type="string">
            <text:p>Brickwork</text:p>
          </table:table-cell>
          <table:table-cell office:value-type="float" office:value="35.16" calcext:value-type="float">
            <text:p>35.16</text:p>
          </table:table-cell>
          <table:table-cell office:value-type="float" office:value="3471" calcext:value-type="float">
            <text:p>347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924:.D1936])" office:value-type="float" office:value="15149.61" calcext:value-type="float">
            <text:p>15149.61</text:p>
          </table:table-cell>
          <table:table-cell table:style-name="ce2" table:formula="of:=SUM([.E1924:.E1936])" office:value-type="float" office:value="1380478" calcext:value-type="float">
            <text:p>1380478</text:p>
          </table:table-cell>
          <table:table-cell table:style-name="ce2" table:formula="of:=SUM([.F1924:.F1936])" office:value-type="float" office:value="13376.1" calcext:value-type="float">
            <text:p>13376.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1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327.26" calcext:value-type="float">
            <text:p>327.26</text:p>
          </table:table-cell>
          <table:table-cell office:value-type="float" office:value="32319" calcext:value-type="float">
            <text:p>32319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3595.36" calcext:value-type="float">
            <text:p>3595.36</text:p>
          </table:table-cell>
          <table:table-cell office:value-type="float" office:value="355061" calcext:value-type="float">
            <text:p>355061</text:p>
          </table:table-cell>
          <table:table-cell office:value-type="float" office:value="2065.3" calcext:value-type="float">
            <text:p>2065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117.25" calcext:value-type="float">
            <text:p>1117.25</text:p>
          </table:table-cell>
          <table:table-cell office:value-type="float" office:value="110335" calcext:value-type="float">
            <text:p>110335</text:p>
          </table:table-cell>
          <table:table-cell office:value-type="float" office:value="393.3" calcext:value-type="float">
            <text:p>393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379.7" calcext:value-type="float">
            <text:p>379.7</text:p>
          </table:table-cell>
          <table:table-cell office:value-type="float" office:value="37497" calcext:value-type="float">
            <text:p>37497</text:p>
          </table:table-cell>
          <table:table-cell office:value-type="float" office:value="125" calcext:value-type="float">
            <text:p>12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Glass blocks</text:p>
          </table:table-cell>
          <table:table-cell office:value-type="float" office:value="432.6" calcext:value-type="float">
            <text:p>432.6</text:p>
          </table:table-cell>
          <table:table-cell office:value-type="float" office:value="42722" calcext:value-type="float">
            <text:p>42722</text:p>
          </table:table-cell>
          <table:table-cell office:value-type="float" office:value="100.2" calcext:value-type="float">
            <text:p>100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Wood wool/Concrete</text:p>
          </table:table-cell>
          <table:table-cell office:value-type="float" office:value="1759.97" calcext:value-type="float">
            <text:p>1759.97</text:p>
          </table:table-cell>
          <table:table-cell office:value-type="float" office:value="88061" calcext:value-type="float">
            <text:p>88061</text:p>
          </table:table-cell>
          <table:table-cell office:value-type="float" office:value="2146.3" calcext:value-type="float">
            <text:p>2146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assage</text:p>
          </table:table-cell>
          <table:table-cell office:value-type="string" calcext:value-type="string">
            <text:p>Reinforced concrete/Wood wool/Concrete</text:p>
          </table:table-cell>
          <table:table-cell office:value-type="float" office:value="62.32" calcext:value-type="float">
            <text:p>62.32</text:p>
          </table:table-cell>
          <table:table-cell office:value-type="float" office:value="6154" calcext:value-type="float">
            <text:p>6154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105.48" calcext:value-type="float">
            <text:p>105.48</text:p>
          </table:table-cell>
          <table:table-cell office:value-type="float" office:value="10417" calcext:value-type="float">
            <text:p>1041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2953.61" calcext:value-type="float">
            <text:p>2953.61</text:p>
          </table:table-cell>
          <table:table-cell office:value-type="float" office:value="291685" calcext:value-type="float">
            <text:p>291685</text:p>
          </table:table-cell>
          <table:table-cell office:value-type="float" office:value="3433" calcext:value-type="float">
            <text:p>343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2529.52" calcext:value-type="float">
            <text:p>2529.52</text:p>
          </table:table-cell>
          <table:table-cell office:value-type="float" office:value="249803" calcext:value-type="float">
            <text:p>249803</text:p>
          </table:table-cell>
          <table:table-cell office:value-type="float" office:value="2717.9" calcext:value-type="float">
            <text:p>2717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Wood wool/Concrete</text:p>
          </table:table-cell>
          <table:table-cell office:value-type="float" office:value="1995.17" calcext:value-type="float">
            <text:p>1995.17</text:p>
          </table:table-cell>
          <table:table-cell office:value-type="float" office:value="167872" calcext:value-type="float">
            <text:p>167872</text:p>
          </table:table-cell>
          <table:table-cell office:value-type="float" office:value="2078.3" calcext:value-type="float">
            <text:p>2078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Reinforced concrete/Wood wool/Concrete/Bitumen</text:p>
          </table:table-cell>
          <table:table-cell office:value-type="float" office:value="131.04" calcext:value-type="float">
            <text:p>131.04</text:p>
          </table:table-cell>
          <table:table-cell office:value-type="float" office:value="12941" calcext:value-type="float">
            <text:p>12941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rapet</text:p>
          </table:table-cell>
          <table:table-cell office:value-type="string" calcext:value-type="string">
            <text:p>Brickwork</text:p>
          </table:table-cell>
          <table:table-cell office:value-type="float" office:value="35.16" calcext:value-type="float">
            <text:p>35.16</text:p>
          </table:table-cell>
          <table:table-cell office:value-type="float" office:value="3472" calcext:value-type="float">
            <text:p>347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943:.D1955])" office:value-type="float" office:value="15424.44" calcext:value-type="float">
            <text:p>15424.44</text:p>
          </table:table-cell>
          <table:table-cell table:style-name="ce2" table:formula="of:=SUM([.E1943:.E1955])" office:value-type="float" office:value="1408339" calcext:value-type="float">
            <text:p>1408339</text:p>
          </table:table-cell>
          <table:table-cell table:style-name="ce2" table:formula="of:=SUM([.F1943:.F1955])" office:value-type="float" office:value="13376.3" calcext:value-type="float">
            <text:p>13376.3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1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85.12" calcext:value-type="float">
            <text:p>85.12</text:p>
          </table:table-cell>
          <table:table-cell office:value-type="float" office:value="8016" calcext:value-type="float">
            <text:p>8016</text:p>
          </table:table-cell>
          <table:table-cell office:value-type="float" office:value="24.2" calcext:value-type="float">
            <text:p>24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Metal/wood</text:p>
          </table:table-cell>
          <table:table-cell office:value-type="float" office:value="27.44" calcext:value-type="float">
            <text:p>27.44</text:p>
          </table:table-cell>
          <table:table-cell office:value-type="float" office:value="1916" calcext:value-type="float">
            <text:p>1916</text:p>
          </table:table-cell>
          <table:table-cell office:value-type="float" office:value="7.6" calcext:value-type="float">
            <text:p>7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621.02" calcext:value-type="float">
            <text:p>621.02</text:p>
          </table:table-cell>
          <table:table-cell office:value-type="float" office:value="58485" calcext:value-type="float">
            <text:p>58485</text:p>
          </table:table-cell>
          <table:table-cell office:value-type="float" office:value="374.5" calcext:value-type="float">
            <text:p>374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91.26" calcext:value-type="float">
            <text:p>291.26</text:p>
          </table:table-cell>
          <table:table-cell office:value-type="float" office:value="27430" calcext:value-type="float">
            <text:p>27430</text:p>
          </table:table-cell>
          <table:table-cell office:value-type="float" office:value="96.6" calcext:value-type="float">
            <text:p>96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294.78" calcext:value-type="float">
            <text:p>294.78</text:p>
          </table:table-cell>
          <table:table-cell office:value-type="float" office:value="27761" calcext:value-type="float">
            <text:p>27761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Wood wool/Concrete</text:p>
          </table:table-cell>
          <table:table-cell office:value-type="float" office:value="768.01" calcext:value-type="float">
            <text:p>768.01</text:p>
          </table:table-cell>
          <table:table-cell office:value-type="float" office:value="27427" calcext:value-type="float">
            <text:p>27427</text:p>
          </table:table-cell>
          <table:table-cell office:value-type="float" office:value="936.6" calcext:value-type="float">
            <text:p>936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72.9" calcext:value-type="float">
            <text:p>72.9</text:p>
          </table:table-cell>
          <table:table-cell office:value-type="float" office:value="6865" calcext:value-type="float">
            <text:p>68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2504.91" calcext:value-type="float">
            <text:p>2504.91</text:p>
          </table:table-cell>
          <table:table-cell office:value-type="float" office:value="235902" calcext:value-type="float">
            <text:p>235902</text:p>
          </table:table-cell>
          <table:table-cell office:value-type="float" office:value="2904.6" calcext:value-type="float">
            <text:p>2904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/Attic parting walls</text:p>
          </table:table-cell>
          <table:table-cell office:value-type="string" calcext:value-type="string">
            <text:p>Brickwork</text:p>
          </table:table-cell>
          <table:table-cell office:value-type="float" office:value="68.67" calcext:value-type="float">
            <text:p>68.67</text:p>
          </table:table-cell>
          <table:table-cell office:value-type="float" office:value="4794" calcext:value-type="float">
            <text:p>4794</text:p>
          </table:table-cell>
          <table:table-cell office:value-type="float" office:value="46.4" calcext:value-type="float">
            <text:p>46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covers</text:p>
          </table:table-cell>
          <table:table-cell office:value-type="string" calcext:value-type="string">
            <text:p>Reinforced concrete</text:p>
          </table:table-cell>
          <table:table-cell office:value-type="float" office:value="5.1" calcext:value-type="float">
            <text:p>5.1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Wood wool/Concrete</text:p>
          </table:table-cell>
          <table:table-cell office:value-type="float" office:value="865.54" calcext:value-type="float">
            <text:p>865.54</text:p>
          </table:table-cell>
          <table:table-cell office:value-type="float" office:value="60428" calcext:value-type="float">
            <text:p>60428</text:p>
          </table:table-cell>
          <table:table-cell office:value-type="float" office:value="901.6" calcext:value-type="float">
            <text:p>901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Wood wool/Concrete/Bitumen</text:p>
          </table:table-cell>
          <table:table-cell office:value-type="float" office:value="31.85" calcext:value-type="float">
            <text:p>31.85</text:p>
          </table:table-cell>
          <table:table-cell office:value-type="float" office:value="2999" calcext:value-type="float">
            <text:p>2999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rapet</text:p>
          </table:table-cell>
          <table:table-cell office:value-type="string" calcext:value-type="string">
            <text:p>Brickwork</text:p>
          </table:table-cell>
          <table:table-cell office:value-type="float" office:value="24.3" calcext:value-type="float">
            <text:p>24.3</text:p>
          </table:table-cell>
          <table:table-cell office:value-type="float" office:value="2288" calcext:value-type="float">
            <text:p>228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962:.D1974])" office:value-type="float" office:value="5660.9" calcext:value-type="float">
            <text:p>5660.9</text:p>
          </table:table-cell>
          <table:table-cell table:style-name="ce2" table:formula="of:=SUM([.E1962:.E1974])" office:value-type="float" office:value="464791" calcext:value-type="float">
            <text:p>464791</text:p>
          </table:table-cell>
          <table:table-cell table:style-name="ce2" table:formula="of:=SUM([.F1962:.F1974])" office:value-type="float" office:value="5426.1" calcext:value-type="float">
            <text:p>5426.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1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40.4" calcext:value-type="float">
            <text:p>40.4</text:p>
          </table:table-cell>
          <table:table-cell office:value-type="float" office:value="3567" calcext:value-type="float">
            <text:p>3567</text:p>
          </table:table-cell>
          <table:table-cell office:value-type="float" office:value="11.3" calcext:value-type="float">
            <text:p>11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737.69" calcext:value-type="float">
            <text:p>737.69</text:p>
          </table:table-cell>
          <table:table-cell office:value-type="float" office:value="65124" calcext:value-type="float">
            <text:p>65124</text:p>
          </table:table-cell>
          <table:table-cell office:value-type="float" office:value="442.2" calcext:value-type="float">
            <text:p>442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408.03" calcext:value-type="float">
            <text:p>408.03</text:p>
          </table:table-cell>
          <table:table-cell office:value-type="float" office:value="36021" calcext:value-type="float">
            <text:p>36021</text:p>
          </table:table-cell>
          <table:table-cell office:value-type="float" office:value="134.7" calcext:value-type="float">
            <text:p>134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10.64" calcext:value-type="float">
            <text:p>110.64</text:p>
          </table:table-cell>
          <table:table-cell office:value-type="float" office:value="9767" calcext:value-type="float">
            <text:p>9767</text:p>
          </table:table-cell>
          <table:table-cell office:value-type="float" office:value="72.8" calcext:value-type="float">
            <text:p>72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windows</text:p>
          </table:table-cell>
          <table:table-cell office:value-type="string" calcext:value-type="string">
            <text:p>Glass blocks</text:p>
          </table:table-cell>
          <table:table-cell office:value-type="float" office:value="24.2" calcext:value-type="float">
            <text:p>24.2</text:p>
          </table:table-cell>
          <table:table-cell office:value-type="float" office:value="2136" calcext:value-type="float">
            <text:p>2136</text:p>
          </table:table-cell>
          <table:table-cell office:value-type="float" office:value="5.2" calcext:value-type="float">
            <text:p>5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Wood wool/Concrete</text:p>
          </table:table-cell>
          <table:table-cell office:value-type="float" office:value="760.06" calcext:value-type="float">
            <text:p>760.06</text:p>
          </table:table-cell>
          <table:table-cell office:value-type="float" office:value="22662" calcext:value-type="float">
            <text:p>22662</text:p>
          </table:table-cell>
          <table:table-cell office:value-type="float" office:value="926.9" calcext:value-type="float">
            <text:p>926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55.65" calcext:value-type="float">
            <text:p>55.65</text:p>
          </table:table-cell>
          <table:table-cell office:value-type="float" office:value="4913" calcext:value-type="float">
            <text:p>491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Lightweight concrete panels (insulation)</text:p>
          </table:table-cell>
          <table:table-cell office:value-type="float" office:value="95.55" calcext:value-type="float">
            <text:p>95.55</text:p>
          </table:table-cell>
          <table:table-cell office:value-type="float" office:value="8435" calcext:value-type="float">
            <text:p>8435</text:p>
          </table:table-cell>
          <table:table-cell office:value-type="float" office:value="926.9" calcext:value-type="float">
            <text:p>926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217.71" calcext:value-type="float">
            <text:p>1217.71</text:p>
          </table:table-cell>
          <table:table-cell office:value-type="float" office:value="107500" calcext:value-type="float">
            <text:p>107500</text:p>
          </table:table-cell>
          <table:table-cell office:value-type="float" office:value="1432.6" calcext:value-type="float">
            <text:p>1432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359.72" calcext:value-type="float">
            <text:p>359.72</text:p>
          </table:table-cell>
          <table:table-cell office:value-type="float" office:value="31756" calcext:value-type="float">
            <text:p>31756</text:p>
          </table:table-cell>
          <table:table-cell office:value-type="float" office:value="423.2" calcext:value-type="float">
            <text:p>423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Wood wool</text:p>
          </table:table-cell>
          <table:table-cell office:value-type="float" office:value="769.33" calcext:value-type="float">
            <text:p>769.33</text:p>
          </table:table-cell>
          <table:table-cell office:value-type="float" office:value="49176" calcext:value-type="float">
            <text:p>49176</text:p>
          </table:table-cell>
          <table:table-cell office:value-type="float" office:value="926.9" calcext:value-type="float">
            <text:p>926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over entrance)</text:p>
          </table:table-cell>
          <table:table-cell office:value-type="string" calcext:value-type="string">
            <text:p>Reinforced concrete/Wood wool/Concrete/Bitumen</text:p>
          </table:table-cell>
          <table:table-cell office:value-type="float" office:value="23.68" calcext:value-type="float">
            <text:p>23.68</text:p>
          </table:table-cell>
          <table:table-cell office:value-type="float" office:value="2090" calcext:value-type="float">
            <text:p>2090</text:p>
          </table:table-cell>
          <table:table-cell office:value-type="float" office:value="18.4" calcext:value-type="float">
            <text:p>18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rapet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8.55" calcext:value-type="float">
            <text:p>18.55</text:p>
          </table:table-cell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1981:.D1993])" office:value-type="float" office:value="4621.21" calcext:value-type="float">
            <text:p>4621.21</text:p>
          </table:table-cell>
          <table:table-cell table:style-name="ce2" table:formula="of:=SUM([.E1981:.E1993])" office:value-type="float" office:value="344785" calcext:value-type="float">
            <text:p>344785</text:p>
          </table:table-cell>
          <table:table-cell table:style-name="ce2" table:formula="of:=SUM([.F1981:.F1993])" office:value-type="float" office:value="5321.1" calcext:value-type="float">
            <text:p>5321.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1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23.19" calcext:value-type="float">
            <text:p>23.19</text:p>
          </table:table-cell>
          <table:table-cell office:value-type="float" office:value="2069" calcext:value-type="float">
            <text:p>2069</text:p>
          </table:table-cell>
          <table:table-cell office:value-type="float" office:value="9.2" calcext:value-type="float">
            <text:p>9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40.13" calcext:value-type="float">
            <text:p>140.13</text:p>
          </table:table-cell>
          <table:table-cell office:value-type="float" office:value="12500" calcext:value-type="float">
            <text:p>12500</text:p>
          </table:table-cell>
          <table:table-cell office:value-type="float" office:value="77.5" calcext:value-type="float">
            <text:p>77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56.3" calcext:value-type="float">
            <text:p>56.3</text:p>
          </table:table-cell>
          <table:table-cell office:value-type="float" office:value="5022" calcext:value-type="float">
            <text:p>5022</text:p>
          </table:table-cell>
          <table:table-cell office:value-type="float" office:value="18.6" calcext:value-type="float">
            <text:p>18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Rammed earth</text:p>
          </table:table-cell>
          <table:table-cell office:value-type="float" office:value="201.84" calcext:value-type="float">
            <text:p>201.84</text:p>
          </table:table-cell>
          <table:table-cell office:value-type="float" office:value="10139" calcext:value-type="float">
            <text:p>10139</text:p>
          </table:table-cell>
          <table:table-cell office:value-type="float" office:value="492.3" calcext:value-type="float">
            <text:p>492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30.6" calcext:value-type="float">
            <text:p>30.6</text:p>
          </table:table-cell>
          <table:table-cell office:value-type="float" office:value="2730" calcext:value-type="float">
            <text:p>273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538.24" calcext:value-type="float">
            <text:p>538.24</text:p>
          </table:table-cell>
          <table:table-cell office:value-type="float" office:value="48014" calcext:value-type="float">
            <text:p>48014</text:p>
          </table:table-cell>
          <table:table-cell office:value-type="float" office:value="558" calcext:value-type="float">
            <text:p>55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Wooden ceiling/Slag</text:p>
          </table:table-cell>
          <table:table-cell office:value-type="float" office:value="408.61" calcext:value-type="float">
            <text:p>408.61</text:p>
          </table:table-cell>
          <table:table-cell office:value-type="float" office:value="26497" calcext:value-type="float">
            <text:p>26497</text:p>
          </table:table-cell>
          <table:table-cell office:value-type="float" office:value="492.3" calcext:value-type="float">
            <text:p>492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10.2" calcext:value-type="float">
            <text:p>10.2</text:p>
          </table:table-cell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000:.D2007])" office:value-type="float" office:value="1409.11" calcext:value-type="float">
            <text:p>1409.11</text:p>
          </table:table-cell>
          <table:table-cell table:style-name="ce2" table:formula="of:=SUM([.E2000:.E2007])" office:value-type="float" office:value="107881" calcext:value-type="float">
            <text:p>107881</text:p>
          </table:table-cell>
          <table:table-cell table:style-name="ce2" table:formula="of:=SUM([.F2000:.F2007])" office:value-type="float" office:value="1647.9" calcext:value-type="float">
            <text:p>1647.9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1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39.96" calcext:value-type="float">
            <text:p>39.96</text:p>
          </table:table-cell>
          <table:table-cell office:value-type="float" office:value="4098" calcext:value-type="float">
            <text:p>4098</text:p>
          </table:table-cell>
          <table:table-cell office:value-type="float" office:value="17.8" calcext:value-type="float">
            <text:p>17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344.7" calcext:value-type="float">
            <text:p>344.7</text:p>
          </table:table-cell>
          <table:table-cell office:value-type="float" office:value="35351" calcext:value-type="float">
            <text:p>35351</text:p>
          </table:table-cell>
          <table:table-cell office:value-type="float" office:value="98.1" calcext:value-type="float">
            <text:p>98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190.43" calcext:value-type="float">
            <text:p>1190.43</text:p>
          </table:table-cell>
          <table:table-cell office:value-type="float" office:value="122085" calcext:value-type="float">
            <text:p>122085</text:p>
          </table:table-cell>
          <table:table-cell office:value-type="float" office:value="672.5" calcext:value-type="float">
            <text:p>672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35.09" calcext:value-type="float">
            <text:p>135.09</text:p>
          </table:table-cell>
          <table:table-cell office:value-type="float" office:value="13854" calcext:value-type="float">
            <text:p>13854</text:p>
          </table:table-cell>
          <table:table-cell office:value-type="float" office:value="44.1" calcext:value-type="float">
            <text:p>44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Glass blocks</text:p>
          </table:table-cell>
          <table:table-cell office:value-type="float" office:value="721.28" calcext:value-type="float">
            <text:p>721.28</text:p>
          </table:table-cell>
          <table:table-cell office:value-type="float" office:value="73971" calcext:value-type="float">
            <text:p>73971</text:p>
          </table:table-cell>
          <table:table-cell office:value-type="float" office:value="212.4" calcext:value-type="float">
            <text:p>212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Wood wool/Concrete</text:p>
          </table:table-cell>
          <table:table-cell office:value-type="float" office:value="426.1" calcext:value-type="float">
            <text:p>426.1</text:p>
          </table:table-cell>
          <table:table-cell office:value-type="float" office:value="27091" calcext:value-type="float">
            <text:p>27091</text:p>
          </table:table-cell>
          <table:table-cell office:value-type="float" office:value="453.3" calcext:value-type="float">
            <text:p>453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31.44" calcext:value-type="float">
            <text:p>31.44</text:p>
          </table:table-cell>
          <table:table-cell office:value-type="float" office:value="3224" calcext:value-type="float">
            <text:p>322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2490.3" calcext:value-type="float">
            <text:p>2490.3</text:p>
          </table:table-cell>
          <table:table-cell office:value-type="float" office:value="255394" calcext:value-type="float">
            <text:p>255394</text:p>
          </table:table-cell>
          <table:table-cell office:value-type="float" office:value="2878.3" calcext:value-type="float">
            <text:p>2878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306.68" calcext:value-type="float">
            <text:p>306.68</text:p>
          </table:table-cell>
          <table:table-cell office:value-type="float" office:value="31452" calcext:value-type="float">
            <text:p>31452</text:p>
          </table:table-cell>
          <table:table-cell office:value-type="float" office:value="360.8" calcext:value-type="float">
            <text:p>360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953.81" calcext:value-type="float">
            <text:p>953.81</text:p>
          </table:table-cell>
          <table:table-cell office:value-type="float" office:value="97818" calcext:value-type="float">
            <text:p>97818</text:p>
          </table:table-cell>
          <table:table-cell office:value-type="float" office:value="1005.1" calcext:value-type="float">
            <text:p>1005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vering</text:p>
          </table:table-cell>
          <table:table-cell office:value-type="string" calcext:value-type="string">
            <text:p>Reinforced concrete/Wood wool/Concrete</text:p>
          </table:table-cell>
          <table:table-cell office:value-type="float" office:value="412.5" calcext:value-type="float">
            <text:p>412.5</text:p>
          </table:table-cell>
          <table:table-cell office:value-type="float" office:value="42304" calcext:value-type="float">
            <text:p>42304</text:p>
          </table:table-cell>
          <table:table-cell office:value-type="float" office:value="453.3" calcext:value-type="float">
            <text:p>453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arapet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5.76" calcext:value-type="float">
            <text:p>15.76</text:p>
          </table:table-cell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014:.D2025])" office:value-type="float" office:value="7068.05" calcext:value-type="float">
            <text:p>7068.05</text:p>
          </table:table-cell>
          <table:table-cell table:style-name="ce2" table:formula="of:=SUM([.E2014:.E2025])" office:value-type="float" office:value="708258" calcext:value-type="float">
            <text:p>708258</text:p>
          </table:table-cell>
          <table:table-cell table:style-name="ce2" table:formula="of:=SUM([.F2014:.F2025])" office:value-type="float" office:value="6195.7" calcext:value-type="float">
            <text:p>6195.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1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8.08" calcext:value-type="float">
            <text:p>18.08</text:p>
          </table:table-cell>
          <table:table-cell office:value-type="float" office:value="1781" calcext:value-type="float">
            <text:p>178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Metal/wood</text:p>
          </table:table-cell>
          <table:table-cell office:value-type="float" office:value="4.94" calcext:value-type="float">
            <text:p>4.94</text:p>
          </table:table-cell>
          <table:table-cell office:value-type="float" office:value="366" calcext:value-type="float">
            <text:p>366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434.79" calcext:value-type="float">
            <text:p>434.79</text:p>
          </table:table-cell>
          <table:table-cell office:value-type="float" office:value="42832" calcext:value-type="float">
            <text:p>42832</text:p>
          </table:table-cell>
          <table:table-cell office:value-type="float" office:value="258" calcext:value-type="float">
            <text:p>25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96.84" calcext:value-type="float">
            <text:p>196.84</text:p>
          </table:table-cell>
          <table:table-cell office:value-type="float" office:value="19391" calcext:value-type="float">
            <text:p>19391</text:p>
          </table:table-cell>
          <table:table-cell office:value-type="float" office:value="64.6" calcext:value-type="float">
            <text:p>64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4.76" calcext:value-type="float">
            <text:p>24.76</text:p>
          </table:table-cell>
          <table:table-cell office:value-type="float" office:value="2439" calcext:value-type="float">
            <text:p>2439</text:p>
          </table:table-cell>
          <table:table-cell office:value-type="float" office:value="15.6" calcext:value-type="float">
            <text:p>15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306.68" calcext:value-type="float">
            <text:p>306.68</text:p>
          </table:table-cell>
          <table:table-cell office:value-type="float" office:value="12282" calcext:value-type="float">
            <text:p>12282</text:p>
          </table:table-cell>
          <table:table-cell office:value-type="float" office:value="374" calcext:value-type="float">
            <text:p>37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26.88" calcext:value-type="float">
            <text:p>26.88</text:p>
          </table:table-cell>
          <table:table-cell office:value-type="float" office:value="2648" calcext:value-type="float">
            <text:p>264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815.95" calcext:value-type="float">
            <text:p>815.95</text:p>
          </table:table-cell>
          <table:table-cell office:value-type="float" office:value="80380" calcext:value-type="float">
            <text:p>80380</text:p>
          </table:table-cell>
          <table:table-cell office:value-type="float" office:value="948.5" calcext:value-type="float">
            <text:p>948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85.64" calcext:value-type="float">
            <text:p>185.64</text:p>
          </table:table-cell>
          <table:table-cell office:value-type="float" office:value="18288" calcext:value-type="float">
            <text:p>18288</text:p>
          </table:table-cell>
          <table:table-cell office:value-type="float" office:value="218.4" calcext:value-type="float">
            <text:p>218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771.75" calcext:value-type="float">
            <text:p>771.75</text:p>
          </table:table-cell>
          <table:table-cell office:value-type="float" office:value="76027" calcext:value-type="float">
            <text:p>76027</text:p>
          </table:table-cell>
          <table:table-cell office:value-type="float" office:value="811" calcext:value-type="float">
            <text:p>81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28.39" calcext:value-type="float">
            <text:p>28.39</text:p>
          </table:table-cell>
          <table:table-cell office:value-type="float" office:value="2105" calcext:value-type="float">
            <text:p>2105</text:p>
          </table:table-cell>
          <table:table-cell office:value-type="float" office:value="33.4" calcext:value-type="float">
            <text:p>33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277.16" calcext:value-type="float">
            <text:p>277.16</text:p>
          </table:table-cell>
          <table:table-cell office:value-type="float" office:value="20552" calcext:value-type="float">
            <text:p>20552</text:p>
          </table:table-cell>
          <table:table-cell office:value-type="float" office:value="338" calcext:value-type="float">
            <text:p>33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staircase)</text:p>
          </table:table-cell>
          <table:table-cell office:value-type="string" calcext:value-type="string">
            <text:p>Reinforced concrete/Expanded clay/Concrete/Bitumen</text:p>
          </table:table-cell>
          <table:table-cell office:value-type="float" office:value="28.08" calcext:value-type="float">
            <text:p>28.08</text:p>
          </table:table-cell>
          <table:table-cell office:value-type="float" office:value="2766" calcext:value-type="float">
            <text:p>2766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rapet/cornice</text:p>
          </table:table-cell>
          <table:table-cell office:value-type="string" calcext:value-type="string">
            <text:p>Lightweight concrete panels</text:p>
          </table:table-cell>
          <table:table-cell office:value-type="float" office:value="8.96" calcext:value-type="float">
            <text:p>8.96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032:.D2045])" office:value-type="float" office:value="3128.9" calcext:value-type="float">
            <text:p>3128.9</text:p>
          </table:table-cell>
          <table:table-cell table:style-name="ce2" table:formula="of:=SUM([.E2032:.E2045])" office:value-type="float" office:value="282740" calcext:value-type="float">
            <text:p>282740</text:p>
          </table:table-cell>
          <table:table-cell table:style-name="ce2" table:formula="of:=SUM([.F2032:.F2045])" office:value-type="float" office:value="3106.8" calcext:value-type="float">
            <text:p>3106.8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1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6.41" calcext:value-type="float">
            <text:p>16.41</text:p>
          </table:table-cell>
          <table:table-cell office:value-type="float" office:value="1569" calcext:value-type="float">
            <text:p>1569</text:p>
          </table:table-cell>
          <table:table-cell office:value-type="float" office:value="7.2" calcext:value-type="float">
            <text:p>7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406.6" calcext:value-type="float">
            <text:p>406.6</text:p>
          </table:table-cell>
          <table:table-cell office:value-type="float" office:value="38866" calcext:value-type="float">
            <text:p>38866</text:p>
          </table:table-cell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380.3" calcext:value-type="float">
            <text:p>380.3</text:p>
          </table:table-cell>
          <table:table-cell office:value-type="float" office:value="36352" calcext:value-type="float">
            <text:p>36352</text:p>
          </table:table-cell>
          <table:table-cell office:value-type="float" office:value="125.4" calcext:value-type="float">
            <text:p>125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63.58" calcext:value-type="float">
            <text:p>63.58</text:p>
          </table:table-cell>
          <table:table-cell office:value-type="float" office:value="6078" calcext:value-type="float">
            <text:p>6078</text:p>
          </table:table-cell>
          <table:table-cell office:value-type="float" office:value="41.8" calcext:value-type="float">
            <text:p>41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windows</text:p>
          </table:table-cell>
          <table:table-cell office:value-type="string" calcext:value-type="string">
            <text:p>Glass blocks</text:p>
          </table:table-cell>
          <table:table-cell office:value-type="float" office:value="11.58" calcext:value-type="float">
            <text:p>11.58</text:p>
          </table:table-cell>
          <table:table-cell office:value-type="float" office:value="1107" calcext:value-type="float">
            <text:p>1107</text:p>
          </table:table-cell>
          <table:table-cell office:value-type="float" office:value="2.9" calcext:value-type="float">
            <text:p>2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479.54" calcext:value-type="float">
            <text:p>479.54</text:p>
          </table:table-cell>
          <table:table-cell office:value-type="float" office:value="17803" calcext:value-type="float">
            <text:p>17803</text:p>
          </table:table-cell>
          <table:table-cell office:value-type="float" office:value="584.8" calcext:value-type="float">
            <text:p>584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32.01" calcext:value-type="float">
            <text:p>32.01</text:p>
          </table:table-cell>
          <table:table-cell office:value-type="float" office:value="3060" calcext:value-type="float">
            <text:p>306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270.3" calcext:value-type="float">
            <text:p>270.3</text:p>
          </table:table-cell>
          <table:table-cell office:value-type="float" office:value="25838" calcext:value-type="float">
            <text:p>25838</text:p>
          </table:table-cell>
          <table:table-cell office:value-type="float" office:value="318" calcext:value-type="float">
            <text:p>31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763.6" calcext:value-type="float">
            <text:p>763.6</text:p>
          </table:table-cell>
          <table:table-cell office:value-type="float" office:value="72991" calcext:value-type="float">
            <text:p>72991</text:p>
          </table:table-cell>
          <table:table-cell office:value-type="float" office:value="884.8" calcext:value-type="float">
            <text:p>884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275.18" calcext:value-type="float">
            <text:p>275.18</text:p>
          </table:table-cell>
          <table:table-cell office:value-type="float" office:value="26304" calcext:value-type="float">
            <text:p>26304</text:p>
          </table:table-cell>
          <table:table-cell office:value-type="float" office:value="296.1" calcext:value-type="float">
            <text:p>296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485.38" calcext:value-type="float">
            <text:p>485.38</text:p>
          </table:table-cell>
          <table:table-cell office:value-type="float" office:value="34573" calcext:value-type="float">
            <text:p>34573</text:p>
          </table:table-cell>
          <table:table-cell office:value-type="float" office:value="584.8" calcext:value-type="float">
            <text:p>584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over entrance)</text:p>
          </table:table-cell>
          <table:table-cell office:value-type="string" calcext:value-type="string">
            <text:p>Reinforced concrete/Expanded clay/Concrete/Bitumen</text:p>
          </table:table-cell>
          <table:table-cell office:value-type="float" office:value="20.65" calcext:value-type="float">
            <text:p>20.65</text:p>
          </table:table-cell>
          <table:table-cell office:value-type="float" office:value="1974" calcext:value-type="float">
            <text:p>1974</text:p>
          </table:table-cell>
          <table:table-cell office:value-type="float" office:value="16.4" calcext:value-type="float">
            <text:p>16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rapet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0.67" calcext:value-type="float">
            <text:p>10.67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052:.D2064])" office:value-type="float" office:value="3215.8" calcext:value-type="float">
            <text:p>3215.8</text:p>
          </table:table-cell>
          <table:table-cell table:style-name="ce2" table:formula="of:=SUM([.E2052:.E2064])" office:value-type="float" office:value="267535" calcext:value-type="float">
            <text:p>267535</text:p>
          </table:table-cell>
          <table:table-cell table:style-name="ce2" table:formula="of:=SUM([.F2052:.F2064])" office:value-type="float" office:value="3106.2" calcext:value-type="float">
            <text:p>3106.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2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84.23" calcext:value-type="float">
            <text:p>84.23</text:p>
          </table:table-cell>
          <table:table-cell office:value-type="float" office:value="8482" calcext:value-type="float">
            <text:p>8482</text:p>
          </table:table-cell>
          <table:table-cell office:value-type="float" office:value="28.7" calcext:value-type="float">
            <text:p>28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Wood</text:p>
          </table:table-cell>
          <table:table-cell office:value-type="float" office:value="11.76" calcext:value-type="float">
            <text:p>11.76</text:p>
          </table:table-cell>
          <table:table-cell office:value-type="float" office:value="898" calcext:value-type="float">
            <text:p>898</text:p>
          </table:table-cell>
          <table:table-cell office:value-type="float" office:value="3.2" calcext:value-type="float">
            <text:p>3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987.38" calcext:value-type="float">
            <text:p>987.38</text:p>
          </table:table-cell>
          <table:table-cell office:value-type="float" office:value="99433" calcext:value-type="float">
            <text:p>99433</text:p>
          </table:table-cell>
          <table:table-cell office:value-type="float" office:value="597.5" calcext:value-type="float">
            <text:p>597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64.39" calcext:value-type="float">
            <text:p>264.39</text:p>
          </table:table-cell>
          <table:table-cell office:value-type="float" office:value="26625" calcext:value-type="float">
            <text:p>26625</text:p>
          </table:table-cell>
          <table:table-cell office:value-type="float" office:value="87.1" calcext:value-type="float">
            <text:p>87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53.82" calcext:value-type="float">
            <text:p>153.82</text:p>
          </table:table-cell>
          <table:table-cell office:value-type="float" office:value="15490" calcext:value-type="float">
            <text:p>15490</text:p>
          </table:table-cell>
          <table:table-cell office:value-type="float" office:value="45.4" calcext:value-type="float">
            <text:p>45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windows</text:p>
          </table:table-cell>
          <table:table-cell office:value-type="string" calcext:value-type="string">
            <text:p>Glass blocks</text:p>
          </table:table-cell>
          <table:table-cell office:value-type="float" office:value="8.56" calcext:value-type="float">
            <text:p>8.56</text:p>
          </table:table-cell>
          <table:table-cell office:value-type="float" office:value="862" calcext:value-type="float">
            <text:p>862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Wood wool/Concrete</text:p>
          </table:table-cell>
          <table:table-cell office:value-type="float" office:value="451.25" calcext:value-type="float">
            <text:p>451.25</text:p>
          </table:table-cell>
          <table:table-cell office:value-type="float" office:value="19061" calcext:value-type="float">
            <text:p>19061</text:p>
          </table:table-cell>
          <table:table-cell office:value-type="float" office:value="550.3" calcext:value-type="float">
            <text:p>550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verhang</text:p>
          </table:table-cell>
          <table:table-cell office:value-type="string" calcext:value-type="string">
            <text:p>Reinforced concrete/Wood wool/Concrete</text:p>
          </table:table-cell>
          <table:table-cell office:value-type="float" office:value="16.48" calcext:value-type="float">
            <text:p>16.48</text:p>
          </table:table-cell>
          <table:table-cell office:value-type="float" office:value="1660" calcext:value-type="float">
            <text:p>1660</text:p>
          </table:table-cell>
          <table:table-cell office:value-type="float" office:value="20.1" calcext:value-type="float">
            <text:p>20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39.87" calcext:value-type="float">
            <text:p>39.87</text:p>
          </table:table-cell>
          <table:table-cell office:value-type="float" office:value="4015" calcext:value-type="float">
            <text:p>40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470.9" calcext:value-type="float">
            <text:p>470.9</text:p>
          </table:table-cell>
          <table:table-cell office:value-type="float" office:value="47422" calcext:value-type="float">
            <text:p>47422</text:p>
          </table:table-cell>
          <table:table-cell office:value-type="float" office:value="554" calcext:value-type="float">
            <text:p>55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500.36" calcext:value-type="float">
            <text:p>1500.36</text:p>
          </table:table-cell>
          <table:table-cell office:value-type="float" office:value="151093" calcext:value-type="float">
            <text:p>151093</text:p>
          </table:table-cell>
          <table:table-cell office:value-type="float" office:value="1741.2" calcext:value-type="float">
            <text:p>1741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540.52" calcext:value-type="float">
            <text:p>540.52</text:p>
          </table:table-cell>
          <table:table-cell office:value-type="float" office:value="54433" calcext:value-type="float">
            <text:p>54433</text:p>
          </table:table-cell>
          <table:table-cell office:value-type="float" office:value="581.4" calcext:value-type="float">
            <text:p>581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30.14" calcext:value-type="float">
            <text:p>130.14</text:p>
          </table:table-cell>
          <table:table-cell office:value-type="float" office:value="9935" calcext:value-type="float">
            <text:p>9935</text:p>
          </table:table-cell>
          <table:table-cell office:value-type="float" office:value="153.1" calcext:value-type="float">
            <text:p>153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rapet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7.55" calcext:value-type="float">
            <text:p>17.55</text:p>
          </table:table-cell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Wood wool</text:p>
          </table:table-cell>
          <table:table-cell office:value-type="float" office:value="189.07" calcext:value-type="float">
            <text:p>189.07</text:p>
          </table:table-cell>
          <table:table-cell office:value-type="float" office:value="14435" calcext:value-type="float">
            <text:p>14435</text:p>
          </table:table-cell>
          <table:table-cell office:value-type="float" office:value="227.8" calcext:value-type="float">
            <text:p>227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staircase)</text:p>
          </table:table-cell>
          <table:table-cell office:value-type="string" calcext:value-type="string">
            <text:p>Reinforced concrete/Wood wool/Concrete/Bitumen</text:p>
          </table:table-cell>
          <table:table-cell office:value-type="float" office:value="267.23" calcext:value-type="float">
            <text:p>267.23</text:p>
          </table:table-cell>
          <table:table-cell office:value-type="float" office:value="26911" calcext:value-type="float">
            <text:p>26911</text:p>
          </table:table-cell>
          <table:table-cell office:value-type="float" office:value="342.6" calcext:value-type="float">
            <text:p>342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roof</text:p>
          </table:table-cell>
          <table:table-cell office:value-type="string" calcext:value-type="string">
            <text:p>Reinforced concrete/Wood wool/Concrete/Bitumen</text:p>
          </table:table-cell>
          <table:table-cell office:value-type="float" office:value="11.29" calcext:value-type="float">
            <text:p>11.29</text:p>
          </table:table-cell>
          <table:table-cell office:value-type="float" office:value="1137" calcext:value-type="float">
            <text:p>1137</text:p>
          </table:table-cell>
          <table:table-cell office:value-type="float" office:value="8.8" calcext:value-type="float">
            <text:p>8.8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071:.D2087])" office:value-type="float" office:value="5144.8" calcext:value-type="float">
            <text:p>5144.8</text:p>
          </table:table-cell>
          <table:table-cell table:style-name="ce2" table:formula="of:=SUM([.E2071:.E2087])" office:value-type="float" office:value="483659" calcext:value-type="float">
            <text:p>483659</text:p>
          </table:table-cell>
          <table:table-cell table:style-name="ce2" table:formula="of:=SUM([.F2071:.F2087])" office:value-type="float" office:value="4943.4" calcext:value-type="float">
            <text:p>4943.4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2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57.6" calcext:value-type="float">
            <text:p>57.6</text:p>
          </table:table-cell>
          <table:table-cell office:value-type="float" office:value="5775" calcext:value-type="float">
            <text:p>5775</text:p>
          </table:table-cell>
          <table:table-cell office:value-type="float" office:value="26.7" calcext:value-type="float">
            <text:p>26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553.72" calcext:value-type="float">
            <text:p>553.72</text:p>
          </table:table-cell>
          <table:table-cell office:value-type="float" office:value="55519" calcext:value-type="float">
            <text:p>55519</text:p>
          </table:table-cell>
          <table:table-cell office:value-type="float" office:value="313.4" calcext:value-type="float">
            <text:p>313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448.8" calcext:value-type="float">
            <text:p>448.8</text:p>
          </table:table-cell>
          <table:table-cell office:value-type="float" office:value="44999" calcext:value-type="float">
            <text:p>44999</text:p>
          </table:table-cell>
          <table:table-cell office:value-type="float" office:value="148.4" calcext:value-type="float">
            <text:p>148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94.98" calcext:value-type="float">
            <text:p>94.98</text:p>
          </table:table-cell>
          <table:table-cell office:value-type="float" office:value="9523" calcext:value-type="float">
            <text:p>9523</text:p>
          </table:table-cell>
          <table:table-cell office:value-type="float" office:value="62.6" calcext:value-type="float">
            <text:p>62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552.52" calcext:value-type="float">
            <text:p>552.52</text:p>
          </table:table-cell>
          <table:table-cell office:value-type="float" office:value="23096" calcext:value-type="float">
            <text:p>23096</text:p>
          </table:table-cell>
          <table:table-cell office:value-type="float" office:value="673.8" calcext:value-type="float">
            <text:p>673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45.03" calcext:value-type="float">
            <text:p>45.03</text:p>
          </table:table-cell>
          <table:table-cell office:value-type="float" office:value="4515" calcext:value-type="float">
            <text:p>45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Lightweight concrete panels (insulation)</text:p>
          </table:table-cell>
          <table:table-cell office:value-type="float" office:value="115.7" calcext:value-type="float">
            <text:p>115.7</text:p>
          </table:table-cell>
          <table:table-cell office:value-type="float" office:value="11601" calcext:value-type="float">
            <text:p>11601</text:p>
          </table:table-cell>
          <table:table-cell office:value-type="float" office:value="282.2" calcext:value-type="float">
            <text:p>282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019.98" calcext:value-type="float">
            <text:p>1019.98</text:p>
          </table:table-cell>
          <table:table-cell office:value-type="float" office:value="102269" calcext:value-type="float">
            <text:p>102269</text:p>
          </table:table-cell>
          <table:table-cell office:value-type="float" office:value="1193.2" calcext:value-type="float">
            <text:p>1193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hielding between windows</text:p>
          </table:table-cell>
          <table:table-cell office:value-type="string" calcext:value-type="string">
            <text:p>Wood (insulation)</text:p>
          </table:table-cell>
          <table:table-cell office:value-type="float" office:value="75.26" calcext:value-type="float">
            <text:p>75.26</text:p>
          </table:table-cell>
          <table:table-cell office:value-type="float" office:value="7546" calcext:value-type="float">
            <text:p>7546</text:p>
          </table:table-cell>
          <table:table-cell office:value-type="float" office:value="134.4" calcext:value-type="float">
            <text:p>134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lconies</text:p>
          </table:table-cell>
          <table:table-cell office:value-type="string" calcext:value-type="string">
            <text:p>Reinforced concrete</text:p>
          </table:table-cell>
          <table:table-cell office:value-type="float" office:value="14.4" calcext:value-type="float">
            <text:p>14.4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Reinforced concrete/Slag/Concrete/Bitumen</text:p>
          </table:table-cell>
          <table:table-cell office:value-type="float" office:value="512.09" calcext:value-type="float">
            <text:p>512.09</text:p>
          </table:table-cell>
          <table:table-cell office:value-type="float" office:value="51345" calcext:value-type="float">
            <text:p>51345</text:p>
          </table:table-cell>
          <table:table-cell office:value-type="float" office:value="673.8" calcext:value-type="float">
            <text:p>673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rapet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5.01" calcext:value-type="float">
            <text:p>15.01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094:.D2105])" office:value-type="float" office:value="3505.09" calcext:value-type="float">
            <text:p>3505.09</text:p>
          </table:table-cell>
          <table:table-cell table:style-name="ce2" table:formula="of:=SUM([.E2094:.E2105])" office:value-type="float" office:value="319137" calcext:value-type="float">
            <text:p>319137</text:p>
          </table:table-cell>
          <table:table-cell table:style-name="ce2" table:formula="of:=SUM([.F2094:.F2105])" office:value-type="float" office:value="3508.5" calcext:value-type="float">
            <text:p>3508.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2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50.23" calcext:value-type="float">
            <text:p>50.23</text:p>
          </table:table-cell>
          <table:table-cell office:value-type="float" office:value="5053" calcext:value-type="float">
            <text:p>5053</text:p>
          </table:table-cell>
          <table:table-cell office:value-type="float" office:value="16.7" calcext:value-type="float">
            <text:p>16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Wood</text:p>
          </table:table-cell>
          <table:table-cell office:value-type="float" office:value="10.78" calcext:value-type="float">
            <text:p>10.78</text:p>
          </table:table-cell>
          <table:table-cell office:value-type="float" office:value="822" calcext:value-type="float">
            <text:p>822</text:p>
          </table:table-cell>
          <table:table-cell office:value-type="float" office:value="2.9" calcext:value-type="float">
            <text:p>2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874.03" calcext:value-type="float">
            <text:p>874.03</text:p>
          </table:table-cell>
          <table:table-cell office:value-type="float" office:value="87933" calcext:value-type="float">
            <text:p>87933</text:p>
          </table:table-cell>
          <table:table-cell office:value-type="float" office:value="523.3" calcext:value-type="float">
            <text:p>523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38.63" calcext:value-type="float">
            <text:p>238.63</text:p>
          </table:table-cell>
          <table:table-cell office:value-type="float" office:value="24008" calcext:value-type="float">
            <text:p>24008</text:p>
          </table:table-cell>
          <table:table-cell office:value-type="float" office:value="78.5" calcext:value-type="float">
            <text:p>78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54.19" calcext:value-type="float">
            <text:p>54.19</text:p>
          </table:table-cell>
          <table:table-cell office:value-type="float" office:value="5452" calcext:value-type="float">
            <text:p>5452</text:p>
          </table:table-cell>
          <table:table-cell office:value-type="float" office:value="33.9" calcext:value-type="float">
            <text:p>33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windows</text:p>
          </table:table-cell>
          <table:table-cell office:value-type="string" calcext:value-type="string">
            <text:p>Wood</text:p>
          </table:table-cell>
          <table:table-cell office:value-type="float" office:value="10.12" calcext:value-type="float">
            <text:p>10.12</text:p>
          </table:table-cell>
          <table:table-cell office:value-type="float" office:value="1018" calcext:value-type="float">
            <text:p>1018</text:p>
          </table:table-cell>
          <table:table-cell office:value-type="float" office:value="2.6" calcext:value-type="float">
            <text:p>2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Wood wool/Concrete</text:p>
          </table:table-cell>
          <table:table-cell office:value-type="float" office:value="442.72" calcext:value-type="float">
            <text:p>442.72</text:p>
          </table:table-cell>
          <table:table-cell office:value-type="float" office:value="18657" calcext:value-type="float">
            <text:p>18657</text:p>
          </table:table-cell>
          <table:table-cell office:value-type="float" office:value="539.9" calcext:value-type="float">
            <text:p>539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39.81" calcext:value-type="float">
            <text:p>39.81</text:p>
          </table:table-cell>
          <table:table-cell office:value-type="float" office:value="4005" calcext:value-type="float">
            <text:p>40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Lightweight concrete panels (insulation)</text:p>
          </table:table-cell>
          <table:table-cell office:value-type="float" office:value="193.03" calcext:value-type="float">
            <text:p>193.03</text:p>
          </table:table-cell>
          <table:table-cell office:value-type="float" office:value="19420" calcext:value-type="float">
            <text:p>19420</text:p>
          </table:table-cell>
          <table:table-cell office:value-type="float" office:value="438.7" calcext:value-type="float">
            <text:p>438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399.27" calcext:value-type="float">
            <text:p>1399.27</text:p>
          </table:table-cell>
          <table:table-cell office:value-type="float" office:value="140776" calcext:value-type="float">
            <text:p>140776</text:p>
          </table:table-cell>
          <table:table-cell office:value-type="float" office:value="1622.1" calcext:value-type="float">
            <text:p>1622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550.16" calcext:value-type="float">
            <text:p>550.16</text:p>
          </table:table-cell>
          <table:table-cell office:value-type="float" office:value="55349" calcext:value-type="float">
            <text:p>55349</text:p>
          </table:table-cell>
          <table:table-cell office:value-type="float" office:value="586.5" calcext:value-type="float">
            <text:p>586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24.7" calcext:value-type="float">
            <text:p>124.7</text:p>
          </table:table-cell>
          <table:table-cell office:value-type="float" office:value="9508" calcext:value-type="float">
            <text:p>9508</text:p>
          </table:table-cell>
          <table:table-cell office:value-type="float" office:value="146.7" calcext:value-type="float">
            <text:p>146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rapet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3.27" calcext:value-type="float">
            <text:p>13.27</text:p>
          </table:table-cell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Wood wool</text:p>
          </table:table-cell>
          <table:table-cell office:value-type="float" office:value="386.03" calcext:value-type="float">
            <text:p>386.03</text:p>
          </table:table-cell>
          <table:table-cell office:value-type="float" office:value="29434" calcext:value-type="float">
            <text:p>29434</text:p>
          </table:table-cell>
          <table:table-cell office:value-type="float" office:value="465.1" calcext:value-type="float">
            <text:p>465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staircase)</text:p>
          </table:table-cell>
          <table:table-cell office:value-type="string" calcext:value-type="string">
            <text:p>Reinforced concrete/Wood wool/Concrete/Bitumen</text:p>
          </table:table-cell>
          <table:table-cell office:value-type="float" office:value="58.34" calcext:value-type="float">
            <text:p>58.34</text:p>
          </table:table-cell>
          <table:table-cell office:value-type="float" office:value="5870" calcext:value-type="float">
            <text:p>5870</text:p>
          </table:table-cell>
          <table:table-cell office:value-type="float" office:value="74.8" calcext:value-type="float">
            <text:p>74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over entrance)</text:p>
          </table:table-cell>
          <table:table-cell office:value-type="string" calcext:value-type="string">
            <text:p>Reinforced concrete/Wood wool/Concrete/Bitumen</text:p>
          </table:table-cell>
          <table:table-cell office:value-type="float" office:value="19.56" calcext:value-type="float">
            <text:p>19.56</text:p>
          </table:table-cell>
          <table:table-cell office:value-type="float" office:value="1968" calcext:value-type="float">
            <text:p>1968</text:p>
          </table:table-cell>
          <table:table-cell office:value-type="float" office:value="15.3" calcext:value-type="float">
            <text:p>15.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112:.D2127])" office:value-type="float" office:value="4464.87" calcext:value-type="float">
            <text:p>4464.87</text:p>
          </table:table-cell>
          <table:table-cell table:style-name="ce2" table:formula="of:=SUM([.E2112:.E2127])" office:value-type="float" office:value="410608" calcext:value-type="float">
            <text:p>410608</text:p>
          </table:table-cell>
          <table:table-cell table:style-name="ce2" table:formula="of:=SUM([.F2112:.F2127])" office:value-type="float" office:value="4547" calcext:value-type="float">
            <text:p>454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2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329.5" calcext:value-type="float">
            <text:p>329.5</text:p>
          </table:table-cell>
          <table:table-cell office:value-type="float" office:value="32524" calcext:value-type="float">
            <text:p>32524</text:p>
          </table:table-cell>
          <table:table-cell office:value-type="float" office:value="97.7" calcext:value-type="float">
            <text:p>97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3600.38" calcext:value-type="float">
            <text:p>3600.38</text:p>
          </table:table-cell>
          <table:table-cell office:value-type="float" office:value="355382" calcext:value-type="float">
            <text:p>355382</text:p>
          </table:table-cell>
          <table:table-cell office:value-type="float" office:value="2086.4" calcext:value-type="float">
            <text:p>2086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373.87" calcext:value-type="float">
            <text:p>1373.87</text:p>
          </table:table-cell>
          <table:table-cell office:value-type="float" office:value="135610" calcext:value-type="float">
            <text:p>135610</text:p>
          </table:table-cell>
          <table:table-cell office:value-type="float" office:value="464.7" calcext:value-type="float">
            <text:p>464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85.49" calcext:value-type="float">
            <text:p>185.49</text:p>
          </table:table-cell>
          <table:table-cell office:value-type="float" office:value="18309" calcext:value-type="float">
            <text:p>18309</text:p>
          </table:table-cell>
          <table:table-cell office:value-type="float" office:value="117.7" calcext:value-type="float">
            <text:p>117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Glass blocks</text:p>
          </table:table-cell>
          <table:table-cell office:value-type="float" office:value="401.94" calcext:value-type="float">
            <text:p>401.94</text:p>
          </table:table-cell>
          <table:table-cell office:value-type="float" office:value="39674" calcext:value-type="float">
            <text:p>39674</text:p>
          </table:table-cell>
          <table:table-cell office:value-type="float" office:value="91.8" calcext:value-type="float">
            <text:p>91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Wood wool/Concrete</text:p>
          </table:table-cell>
          <table:table-cell office:value-type="float" office:value="1759.97" calcext:value-type="float">
            <text:p>1759.97</text:p>
          </table:table-cell>
          <table:table-cell office:value-type="float" office:value="70826" calcext:value-type="float">
            <text:p>70826</text:p>
          </table:table-cell>
          <table:table-cell office:value-type="float" office:value="2146.3" calcext:value-type="float">
            <text:p>2146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ssage</text:p>
          </table:table-cell>
          <table:table-cell office:value-type="string" calcext:value-type="string">
            <text:p>Reinforced concrete/Wood wool/Concrete</text:p>
          </table:table-cell>
          <table:table-cell office:value-type="float" office:value="62.32" calcext:value-type="float">
            <text:p>62.32</text:p>
          </table:table-cell>
          <table:table-cell office:value-type="float" office:value="6151" calcext:value-type="float">
            <text:p>6151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105.48" calcext:value-type="float">
            <text:p>105.48</text:p>
          </table:table-cell>
          <table:table-cell office:value-type="float" office:value="10412" calcext:value-type="float">
            <text:p>104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2912.81" calcext:value-type="float">
            <text:p>2912.81</text:p>
          </table:table-cell>
          <table:table-cell office:value-type="float" office:value="287514" calcext:value-type="float">
            <text:p>287514</text:p>
          </table:table-cell>
          <table:table-cell office:value-type="float" office:value="3385" calcext:value-type="float">
            <text:p>338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2504.36" calcext:value-type="float">
            <text:p>2504.36</text:p>
          </table:table-cell>
          <table:table-cell office:value-type="float" office:value="247197" calcext:value-type="float">
            <text:p>247197</text:p>
          </table:table-cell>
          <table:table-cell office:value-type="float" office:value="2688.3" calcext:value-type="float">
            <text:p>2688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Wood wool/Concrete</text:p>
          </table:table-cell>
          <table:table-cell office:value-type="float" office:value="1995.17" calcext:value-type="float">
            <text:p>1995.17</text:p>
          </table:table-cell>
          <table:table-cell office:value-type="float" office:value="148334" calcext:value-type="float">
            <text:p>148334</text:p>
          </table:table-cell>
          <table:table-cell office:value-type="float" office:value="2078.3" calcext:value-type="float">
            <text:p>2078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over staircase)</text:p>
          </table:table-cell>
          <table:table-cell office:value-type="string" calcext:value-type="string">
            <text:p>Reinforced concrete/Wood wool/Concrete/Bitumen</text:p>
          </table:table-cell>
          <table:table-cell office:value-type="float" office:value="131.04" calcext:value-type="float">
            <text:p>131.04</text:p>
          </table:table-cell>
          <table:table-cell office:value-type="float" office:value="12935" calcext:value-type="float">
            <text:p>12935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rapet</text:p>
          </table:table-cell>
          <table:table-cell office:value-type="string" calcext:value-type="string">
            <text:p>Brickwork</text:p>
          </table:table-cell>
          <table:table-cell office:value-type="float" office:value="35.16" calcext:value-type="float">
            <text:p>35.16</text:p>
          </table:table-cell>
          <table:table-cell office:value-type="float" office:value="3472" calcext:value-type="float">
            <text:p>347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134:.D2146])" office:value-type="float" office:value="15397.49" calcext:value-type="float">
            <text:p>15397.49</text:p>
          </table:table-cell>
          <table:table-cell table:style-name="ce2" table:formula="of:=SUM([.E2134:.E2146])" office:value-type="float" office:value="1368340" calcext:value-type="float">
            <text:p>1368340</text:p>
          </table:table-cell>
          <table:table-cell table:style-name="ce2" table:formula="of:=SUM([.F2134:.F2146])" office:value-type="float" office:value="13376.2" calcext:value-type="float">
            <text:p>13376.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2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86.96" calcext:value-type="float">
            <text:p>86.96</text:p>
          </table:table-cell>
          <table:table-cell office:value-type="float" office:value="8711" calcext:value-type="float">
            <text:p>8711</text:p>
          </table:table-cell>
          <table:table-cell office:value-type="float" office:value="40.3" calcext:value-type="float">
            <text:p>40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940.36" calcext:value-type="float">
            <text:p>940.36</text:p>
          </table:table-cell>
          <table:table-cell office:value-type="float" office:value="94194" calcext:value-type="float">
            <text:p>94194</text:p>
          </table:table-cell>
          <table:table-cell office:value-type="float" office:value="578" calcext:value-type="float">
            <text:p>57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628.51" calcext:value-type="float">
            <text:p>628.51</text:p>
          </table:table-cell>
          <table:table-cell office:value-type="float" office:value="62957" calcext:value-type="float">
            <text:p>62957</text:p>
          </table:table-cell>
          <table:table-cell office:value-type="float" office:value="210.7" calcext:value-type="float">
            <text:p>210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40" calcext:value-type="float">
            <text:p>140</text:p>
          </table:table-cell>
          <table:table-cell office:value-type="float" office:value="14024" calcext:value-type="float">
            <text:p>14024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832.96" calcext:value-type="float">
            <text:p>832.96</text:p>
          </table:table-cell>
          <table:table-cell office:value-type="float" office:value="34738" calcext:value-type="float">
            <text:p>34738</text:p>
          </table:table-cell>
          <table:table-cell office:value-type="float" office:value="1015.8" calcext:value-type="float">
            <text:p>1015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64.59" calcext:value-type="float">
            <text:p>64.59</text:p>
          </table:table-cell>
          <table:table-cell office:value-type="float" office:value="6470" calcext:value-type="float">
            <text:p>647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252.62" calcext:value-type="float">
            <text:p>252.62</text:p>
          </table:table-cell>
          <table:table-cell office:value-type="float" office:value="25305" calcext:value-type="float">
            <text:p>25305</text:p>
          </table:table-cell>
          <table:table-cell office:value-type="float" office:value="297.2" calcext:value-type="float">
            <text:p>297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561.38" calcext:value-type="float">
            <text:p>1561.38</text:p>
          </table:table-cell>
          <table:table-cell office:value-type="float" office:value="156400" calcext:value-type="float">
            <text:p>156400</text:p>
          </table:table-cell>
          <table:table-cell office:value-type="float" office:value="1829.9" calcext:value-type="float">
            <text:p>1829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hielding between windows</text:p>
          </table:table-cell>
          <table:table-cell office:value-type="string" calcext:value-type="string">
            <text:p>Wood (insulation)</text:p>
          </table:table-cell>
          <table:table-cell office:value-type="float" office:value="89.71" calcext:value-type="float">
            <text:p>89.71</text:p>
          </table:table-cell>
          <table:table-cell office:value-type="float" office:value="8986" calcext:value-type="float">
            <text:p>8986</text:p>
          </table:table-cell>
          <table:table-cell office:value-type="float" office:value="160.2" calcext:value-type="float">
            <text:p>160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lconies</text:p>
          </table:table-cell>
          <table:table-cell office:value-type="string" calcext:value-type="string">
            <text:p>Reinforced concrete</text:p>
          </table:table-cell>
          <table:table-cell office:value-type="float" office:value="16.2" calcext:value-type="float">
            <text:p>16.2</text:p>
          </table:table-cell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Reinforced concrete/Slag/Concrete/Bitumen</text:p>
          </table:table-cell>
          <table:table-cell office:value-type="float" office:value="772.01" calcext:value-type="float">
            <text:p>772.01</text:p>
          </table:table-cell>
          <table:table-cell office:value-type="float" office:value="77331" calcext:value-type="float">
            <text:p>77331</text:p>
          </table:table-cell>
          <table:table-cell office:value-type="float" office:value="1015.8" calcext:value-type="float">
            <text:p>1015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rapet</text:p>
          </table:table-cell>
          <table:table-cell office:value-type="string" calcext:value-type="string">
            <text:p>Lightweight concrete panels</text:p>
          </table:table-cell>
          <table:table-cell office:value-type="float" office:value="21.53" calcext:value-type="float">
            <text:p>21.53</text:p>
          </table:table-cell>
          <table:table-cell office:value-type="float" office:value="2157" calcext:value-type="float">
            <text:p>215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153:.D2164])" office:value-type="float" office:value="5406.83" calcext:value-type="float">
            <text:p>5406.83</text:p>
          </table:table-cell>
          <table:table-cell table:style-name="ce2" table:formula="of:=SUM([.E2153:.E2164])" office:value-type="float" office:value="492896" calcext:value-type="float">
            <text:p>492896</text:p>
          </table:table-cell>
          <table:table-cell table:style-name="ce2" table:formula="of:=SUM([.F2153:.F2164])" office:value-type="float" office:value="5239.9" calcext:value-type="float">
            <text:p>5239.9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2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60.41" calcext:value-type="float">
            <text:p>60.41</text:p>
          </table:table-cell>
          <table:table-cell office:value-type="float" office:value="5936" calcext:value-type="float">
            <text:p>5936</text:p>
          </table:table-cell>
          <table:table-cell office:value-type="float" office:value="15.7" calcext:value-type="float">
            <text:p>15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Metal/wood</text:p>
          </table:table-cell>
          <table:table-cell office:value-type="float" office:value="5.59" calcext:value-type="float">
            <text:p>5.59</text:p>
          </table:table-cell>
          <table:table-cell office:value-type="float" office:value="413" calcext:value-type="float">
            <text:p>413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428.9" calcext:value-type="float">
            <text:p>428.9</text:p>
          </table:table-cell>
          <table:table-cell office:value-type="float" office:value="42147" calcext:value-type="float">
            <text:p>42147</text:p>
          </table:table-cell>
          <table:table-cell office:value-type="float" office:value="255.1" calcext:value-type="float">
            <text:p>255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16.75" calcext:value-type="float">
            <text:p>216.75</text:p>
          </table:table-cell>
          <table:table-cell office:value-type="float" office:value="21300" calcext:value-type="float">
            <text:p>21300</text:p>
          </table:table-cell>
          <table:table-cell office:value-type="float" office:value="71.1" calcext:value-type="float">
            <text:p>71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38.9" calcext:value-type="float">
            <text:p>38.9</text:p>
          </table:table-cell>
          <table:table-cell office:value-type="float" office:value="3823" calcext:value-type="float">
            <text:p>3823</text:p>
          </table:table-cell>
          <table:table-cell office:value-type="float" office:value="21.8" calcext:value-type="float">
            <text:p>21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301.27" calcext:value-type="float">
            <text:p>301.27</text:p>
          </table:table-cell>
          <table:table-cell office:value-type="float" office:value="11992" calcext:value-type="float">
            <text:p>11992</text:p>
          </table:table-cell>
          <table:table-cell office:value-type="float" office:value="367.4" calcext:value-type="float">
            <text:p>367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29.22" calcext:value-type="float">
            <text:p>29.22</text:p>
          </table:table-cell>
          <table:table-cell office:value-type="float" office:value="2871" calcext:value-type="float">
            <text:p>287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815.18" calcext:value-type="float">
            <text:p>815.18</text:p>
          </table:table-cell>
          <table:table-cell office:value-type="float" office:value="80106" calcext:value-type="float">
            <text:p>80106</text:p>
          </table:table-cell>
          <table:table-cell office:value-type="float" office:value="947.6" calcext:value-type="float">
            <text:p>947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63.29" calcext:value-type="float">
            <text:p>163.29</text:p>
          </table:table-cell>
          <table:table-cell office:value-type="float" office:value="16046" calcext:value-type="float">
            <text:p>16046</text:p>
          </table:table-cell>
          <table:table-cell office:value-type="float" office:value="192.1" calcext:value-type="float">
            <text:p>192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781.43" calcext:value-type="float">
            <text:p>781.43</text:p>
          </table:table-cell>
          <table:table-cell office:value-type="float" office:value="76789" calcext:value-type="float">
            <text:p>76789</text:p>
          </table:table-cell>
          <table:table-cell office:value-type="float" office:value="821.9" calcext:value-type="float">
            <text:p>821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28.39" calcext:value-type="float">
            <text:p>28.39</text:p>
          </table:table-cell>
          <table:table-cell office:value-type="float" office:value="2098" calcext:value-type="float">
            <text:p>2098</text:p>
          </table:table-cell>
          <table:table-cell office:value-type="float" office:value="33.4" calcext:value-type="float">
            <text:p>33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271.75" calcext:value-type="float">
            <text:p>271.75</text:p>
          </table:table-cell>
          <table:table-cell office:value-type="float" office:value="20084" calcext:value-type="float">
            <text:p>20084</text:p>
          </table:table-cell>
          <table:table-cell office:value-type="float" office:value="331.4" calcext:value-type="float">
            <text:p>331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over staircase)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28.08" calcext:value-type="float">
            <text:p>28.08</text:p>
          </table:table-cell>
          <table:table-cell office:value-type="float" office:value="2759" calcext:value-type="float">
            <text:p>2759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rapet/cornice</text:p>
          </table:table-cell>
          <table:table-cell office:value-type="string" calcext:value-type="string">
            <text:p>Lightweight concrete panels</text:p>
          </table:table-cell>
          <table:table-cell office:value-type="float" office:value="9.74" calcext:value-type="float">
            <text:p>9.74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171:.D2184])" office:value-type="float" office:value="3178.9" calcext:value-type="float">
            <text:p>3178.9</text:p>
          </table:table-cell>
          <table:table-cell table:style-name="ce2" table:formula="of:=SUM([.E2171:.E2184])" office:value-type="float" office:value="287321" calcext:value-type="float">
            <text:p>287321</text:p>
          </table:table-cell>
          <table:table-cell table:style-name="ce2" table:formula="of:=SUM([.F2171:.F2184])" office:value-type="float" office:value="3094.8" calcext:value-type="float">
            <text:p>3094.8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2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25.96" calcext:value-type="float">
            <text:p>125.96</text:p>
          </table:table-cell>
          <table:table-cell office:value-type="float" office:value="12550" calcext:value-type="float">
            <text:p>12550</text:p>
          </table:table-cell>
          <table:table-cell office:value-type="float" office:value="37.4" calcext:value-type="float">
            <text:p>37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Metal/wood</text:p>
          </table:table-cell>
          <table:table-cell office:value-type="float" office:value="13.24" calcext:value-type="float">
            <text:p>13.24</text:p>
          </table:table-cell>
          <table:table-cell office:value-type="float" office:value="997" calcext:value-type="float">
            <text:p>997</text:p>
          </table:table-cell>
          <table:table-cell office:value-type="float" office:value="3.4" calcext:value-type="float">
            <text:p>3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999.14" calcext:value-type="float">
            <text:p>1999.14</text:p>
          </table:table-cell>
          <table:table-cell office:value-type="float" office:value="199179" calcext:value-type="float">
            <text:p>199179</text:p>
          </table:table-cell>
          <table:table-cell office:value-type="float" office:value="1213.8" calcext:value-type="float">
            <text:p>1213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689.45" calcext:value-type="float">
            <text:p>689.45</text:p>
          </table:table-cell>
          <table:table-cell office:value-type="float" office:value="68692" calcext:value-type="float">
            <text:p>68692</text:p>
          </table:table-cell>
          <table:table-cell office:value-type="float" office:value="230.1" calcext:value-type="float">
            <text:p>230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/Glass blocks</text:p>
          </table:table-cell>
          <table:table-cell office:value-type="float" office:value="882.62" calcext:value-type="float">
            <text:p>882.62</text:p>
          </table:table-cell>
          <table:table-cell office:value-type="float" office:value="87938" calcext:value-type="float">
            <text:p>87938</text:p>
          </table:table-cell>
          <table:table-cell office:value-type="float" office:value="303.8" calcext:value-type="float">
            <text:p>303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953.58" calcext:value-type="float">
            <text:p>953.58</text:p>
          </table:table-cell>
          <table:table-cell office:value-type="float" office:value="39257" calcext:value-type="float">
            <text:p>39257</text:p>
          </table:table-cell>
          <table:table-cell office:value-type="float" office:value="1162.9" calcext:value-type="float">
            <text:p>1162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69.18" calcext:value-type="float">
            <text:p>69.18</text:p>
          </table:table-cell>
          <table:table-cell office:value-type="float" office:value="6893" calcext:value-type="float">
            <text:p>689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523.6" calcext:value-type="float">
            <text:p>523.6</text:p>
          </table:table-cell>
          <table:table-cell office:value-type="float" office:value="52168" calcext:value-type="float">
            <text:p>52168</text:p>
          </table:table-cell>
          <table:table-cell office:value-type="float" office:value="616" calcext:value-type="float">
            <text:p>61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2203.55" calcext:value-type="float">
            <text:p>2203.55</text:p>
          </table:table-cell>
          <table:table-cell office:value-type="float" office:value="219545" calcext:value-type="float">
            <text:p>219545</text:p>
          </table:table-cell>
          <table:table-cell office:value-type="float" office:value="2538.2" calcext:value-type="float">
            <text:p>2538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843.52" calcext:value-type="float">
            <text:p>843.52</text:p>
          </table:table-cell>
          <table:table-cell office:value-type="float" office:value="84041" calcext:value-type="float">
            <text:p>84041</text:p>
          </table:table-cell>
          <table:table-cell office:value-type="float" office:value="904.7" calcext:value-type="float">
            <text:p>904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28.35" calcext:value-type="float">
            <text:p>128.35</text:p>
          </table:table-cell>
          <table:table-cell office:value-type="float" office:value="9661" calcext:value-type="float">
            <text:p>9661</text:p>
          </table:table-cell>
          <table:table-cell office:value-type="float" office:value="151" calcext:value-type="float">
            <text:p>15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hielding between windows</text:p>
          </table:table-cell>
          <table:table-cell office:value-type="string" calcext:value-type="string">
            <text:p>Wood/Glass wool</text:p>
          </table:table-cell>
          <table:table-cell office:value-type="float" office:value="191.16" calcext:value-type="float">
            <text:p>191.16</text:p>
          </table:table-cell>
          <table:table-cell office:value-type="float" office:value="19046" calcext:value-type="float">
            <text:p>19046</text:p>
          </table:table-cell>
          <table:table-cell office:value-type="float" office:value="324" calcext:value-type="float">
            <text:p>32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832.19" calcext:value-type="float">
            <text:p>832.19</text:p>
          </table:table-cell>
          <table:table-cell office:value-type="float" office:value="62641" calcext:value-type="float">
            <text:p>62641</text:p>
          </table:table-cell>
          <table:table-cell office:value-type="float" office:value="990.7" calcext:value-type="float">
            <text:p>990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over staircase)</text:p>
          </table:table-cell>
          <table:table-cell office:value-type="string" calcext:value-type="string">
            <text:p>Reinforced concrete/Expanded clay/Concrete/Bitumen</text:p>
          </table:table-cell>
          <table:table-cell office:value-type="float" office:value="130.87" calcext:value-type="float">
            <text:p>130.87</text:p>
          </table:table-cell>
          <table:table-cell office:value-type="float" office:value="13039" calcext:value-type="float">
            <text:p>13039</text:p>
          </table:table-cell>
          <table:table-cell office:value-type="float" office:value="172.2" calcext:value-type="float">
            <text:p>172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over entrance)</text:p>
          </table:table-cell>
          <table:table-cell office:value-type="string" calcext:value-type="string">
            <text:p>Reinforced concrete/Expanded clay/Concrete/Bitumen</text:p>
          </table:table-cell>
          <table:table-cell office:value-type="float" office:value="58.48" calcext:value-type="float">
            <text:p>58.48</text:p>
          </table:table-cell>
          <table:table-cell office:value-type="float" office:value="5827" calcext:value-type="float">
            <text:p>5827</text:p>
          </table:table-cell>
          <table:table-cell office:value-type="float" office:value="46.6" calcext:value-type="float">
            <text:p>46.6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191:.D2206])" office:value-type="float" office:value="9644.89" calcext:value-type="float">
            <text:p>9644.89</text:p>
          </table:table-cell>
          <table:table-cell table:style-name="ce2" table:formula="of:=SUM([.E2191:.E2206])" office:value-type="float" office:value="881474" calcext:value-type="float">
            <text:p>881474</text:p>
          </table:table-cell>
          <table:table-cell table:style-name="ce2" table:formula="of:=SUM([.F2191:.F2206])" office:value-type="float" office:value="8694.8" calcext:value-type="float">
            <text:p>8694.8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2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62.98" calcext:value-type="float">
            <text:p>62.98</text:p>
          </table:table-cell>
          <table:table-cell office:value-type="float" office:value="6275" calcext:value-type="float">
            <text:p>6275</text:p>
          </table:table-cell>
          <table:table-cell office:value-type="float" office:value="18.7" calcext:value-type="float">
            <text:p>18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Metal/wood</text:p>
          </table:table-cell>
          <table:table-cell office:value-type="float" office:value="6.62" calcext:value-type="float">
            <text:p>6.62</text:p>
          </table:table-cell>
          <table:table-cell office:value-type="float" office:value="498" calcext:value-type="float">
            <text:p>498</text:p>
          </table:table-cell>
          <table:table-cell office:value-type="float" office:value="1.7" calcext:value-type="float">
            <text:p>1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913.32" calcext:value-type="float">
            <text:p>913.32</text:p>
          </table:table-cell>
          <table:table-cell office:value-type="float" office:value="90996" calcext:value-type="float">
            <text:p>90996</text:p>
          </table:table-cell>
          <table:table-cell office:value-type="float" office:value="554.4" calcext:value-type="float">
            <text:p>554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495.19" calcext:value-type="float">
            <text:p>495.19</text:p>
          </table:table-cell>
          <table:table-cell office:value-type="float" office:value="49337" calcext:value-type="float">
            <text:p>49337</text:p>
          </table:table-cell>
          <table:table-cell office:value-type="float" office:value="165.5" calcext:value-type="float">
            <text:p>165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93.14" calcext:value-type="float">
            <text:p>93.14</text:p>
          </table:table-cell>
          <table:table-cell office:value-type="float" office:value="9280" calcext:value-type="float">
            <text:p>9280</text:p>
          </table:table-cell>
          <table:table-cell office:value-type="float" office:value="62.6" calcext:value-type="float">
            <text:p>62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/Glass blocks</text:p>
          </table:table-cell>
          <table:table-cell office:value-type="float" office:value="216.41" calcext:value-type="float">
            <text:p>216.41</text:p>
          </table:table-cell>
          <table:table-cell office:value-type="float" office:value="21561" calcext:value-type="float">
            <text:p>21561</text:p>
          </table:table-cell>
          <table:table-cell office:value-type="float" office:value="73.7" calcext:value-type="float">
            <text:p>73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473.96" calcext:value-type="float">
            <text:p>473.96</text:p>
          </table:table-cell>
          <table:table-cell office:value-type="float" office:value="19512" calcext:value-type="float">
            <text:p>19512</text:p>
          </table:table-cell>
          <table:table-cell office:value-type="float" office:value="578" calcext:value-type="float">
            <text:p>57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39.33" calcext:value-type="float">
            <text:p>39.33</text:p>
          </table:table-cell>
          <table:table-cell office:value-type="float" office:value="3919" calcext:value-type="float">
            <text:p>391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287.39" calcext:value-type="float">
            <text:p>287.39</text:p>
          </table:table-cell>
          <table:table-cell office:value-type="float" office:value="28633" calcext:value-type="float">
            <text:p>28633</text:p>
          </table:table-cell>
          <table:table-cell office:value-type="float" office:value="338.1" calcext:value-type="float">
            <text:p>338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180.51" calcext:value-type="float">
            <text:p>1180.51</text:p>
          </table:table-cell>
          <table:table-cell office:value-type="float" office:value="117617" calcext:value-type="float">
            <text:p>117617</text:p>
          </table:table-cell>
          <table:table-cell office:value-type="float" office:value="1355.7" calcext:value-type="float">
            <text:p>1355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594.05" calcext:value-type="float">
            <text:p>594.05</text:p>
          </table:table-cell>
          <table:table-cell office:value-type="float" office:value="59187" calcext:value-type="float">
            <text:p>59187</text:p>
          </table:table-cell>
          <table:table-cell office:value-type="float" office:value="652.6" calcext:value-type="float">
            <text:p>652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64.18" calcext:value-type="float">
            <text:p>64.18</text:p>
          </table:table-cell>
          <table:table-cell office:value-type="float" office:value="4831" calcext:value-type="float">
            <text:p>4831</text:p>
          </table:table-cell>
          <table:table-cell office:value-type="float" office:value="75.5" calcext:value-type="float">
            <text:p>75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hielding between windows</text:p>
          </table:table-cell>
          <table:table-cell office:value-type="string" calcext:value-type="string">
            <text:p>Wood/Glass wool</text:p>
          </table:table-cell>
          <table:table-cell office:value-type="float" office:value="95.58" calcext:value-type="float">
            <text:p>95.58</text:p>
          </table:table-cell>
          <table:table-cell office:value-type="float" office:value="9523" calcext:value-type="float">
            <text:p>9523</text:p>
          </table:table-cell>
          <table:table-cell office:value-type="float" office:value="162" calcext:value-type="float">
            <text:p>16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430.17" calcext:value-type="float">
            <text:p>430.17</text:p>
          </table:table-cell>
          <table:table-cell office:value-type="float" office:value="32380" calcext:value-type="float">
            <text:p>32380</text:p>
          </table:table-cell>
          <table:table-cell office:value-type="float" office:value="491.9" calcext:value-type="float">
            <text:p>491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over staircase)</text:p>
          </table:table-cell>
          <table:table-cell office:value-type="string" calcext:value-type="string">
            <text:p>Reinforced concrete/Expanded clay/Concrete/Bitumen</text:p>
          </table:table-cell>
          <table:table-cell office:value-type="float" office:value="65.44" calcext:value-type="float">
            <text:p>65.44</text:p>
          </table:table-cell>
          <table:table-cell office:value-type="float" office:value="6520" calcext:value-type="float">
            <text:p>6520</text:p>
          </table:table-cell>
          <table:table-cell office:value-type="float" office:value="86.1" calcext:value-type="float">
            <text:p>86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over entrance)</text:p>
          </table:table-cell>
          <table:table-cell office:value-type="string" calcext:value-type="string">
            <text:p>Reinforced concrete/Expanded clay/Concrete/Bitumen</text:p>
          </table:table-cell>
          <table:table-cell office:value-type="float" office:value="31.53" calcext:value-type="float">
            <text:p>31.53</text:p>
          </table:table-cell>
          <table:table-cell office:value-type="float" office:value="3141" calcext:value-type="float">
            <text:p>3141</text:p>
          </table:table-cell>
          <table:table-cell office:value-type="float" office:value="25.2" calcext:value-type="float">
            <text:p>25.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213:.D2228])" office:value-type="float" office:value="5049.8" calcext:value-type="float">
            <text:p>5049.8</text:p>
          </table:table-cell>
          <table:table-cell table:style-name="ce2" table:formula="of:=SUM([.E2213:.E2228])" office:value-type="float" office:value="463210" calcext:value-type="float">
            <text:p>463210</text:p>
          </table:table-cell>
          <table:table-cell table:style-name="ce2" table:formula="of:=SUM([.F2213:.F2228])" office:value-type="float" office:value="4641.7" calcext:value-type="float">
            <text:p>4641.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2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23.78" calcext:value-type="float">
            <text:p>23.78</text:p>
          </table:table-cell>
          <table:table-cell office:value-type="float" office:value="2374" calcext:value-type="float">
            <text:p>2374</text:p>
          </table:table-cell>
          <table:table-cell office:value-type="float" office:value="7.2" calcext:value-type="float">
            <text:p>7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Metal/wood</text:p>
          </table:table-cell>
          <table:table-cell office:value-type="float" office:value="3.16" calcext:value-type="float">
            <text:p>3.16</text:p>
          </table:table-cell>
          <table:table-cell office:value-type="float" office:value="238" calcext:value-type="float">
            <text:p>238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483.74" calcext:value-type="float">
            <text:p>483.74</text:p>
          </table:table-cell>
          <table:table-cell office:value-type="float" office:value="48290" calcext:value-type="float">
            <text:p>48290</text:p>
          </table:table-cell>
          <table:table-cell office:value-type="float" office:value="293.8" calcext:value-type="float">
            <text:p>293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07.19" calcext:value-type="float">
            <text:p>207.19</text:p>
          </table:table-cell>
          <table:table-cell office:value-type="float" office:value="20683" calcext:value-type="float">
            <text:p>20683</text:p>
          </table:table-cell>
          <table:table-cell office:value-type="float" office:value="69.1" calcext:value-type="float">
            <text:p>69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93.14" calcext:value-type="float">
            <text:p>93.14</text:p>
          </table:table-cell>
          <table:table-cell office:value-type="float" office:value="9298" calcext:value-type="float">
            <text:p>9298</text:p>
          </table:table-cell>
          <table:table-cell office:value-type="float" office:value="62.6" calcext:value-type="float">
            <text:p>62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/Glass blocks</text:p>
          </table:table-cell>
          <table:table-cell office:value-type="float" office:value="9.94" calcext:value-type="float">
            <text:p>9.94</text:p>
          </table:table-cell>
          <table:table-cell office:value-type="float" office:value="992" calcext:value-type="float">
            <text:p>992</text:p>
          </table:table-cell>
          <table:table-cell office:value-type="float" office:value="2.8" calcext:value-type="float">
            <text:p>2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235.09" calcext:value-type="float">
            <text:p>235.09</text:p>
          </table:table-cell>
          <table:table-cell office:value-type="float" office:value="9724" calcext:value-type="float">
            <text:p>9724</text:p>
          </table:table-cell>
          <table:table-cell office:value-type="float" office:value="286.7" calcext:value-type="float">
            <text:p>286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23.07" calcext:value-type="float">
            <text:p>23.07</text:p>
          </table:table-cell>
          <table:table-cell office:value-type="float" office:value="2303" calcext:value-type="float">
            <text:p>230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480" calcext:value-type="float">
            <text:p>480</text:p>
          </table:table-cell>
          <table:table-cell office:value-type="float" office:value="47917" calcext:value-type="float">
            <text:p>47917</text:p>
          </table:table-cell>
          <table:table-cell office:value-type="float" office:value="564.7" calcext:value-type="float">
            <text:p>564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590.64" calcext:value-type="float">
            <text:p>590.64</text:p>
          </table:table-cell>
          <table:table-cell office:value-type="float" office:value="58962" calcext:value-type="float">
            <text:p>58962</text:p>
          </table:table-cell>
          <table:table-cell office:value-type="float" office:value="676.8" calcext:value-type="float">
            <text:p>676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222.2" calcext:value-type="float">
            <text:p>222.2</text:p>
          </table:table-cell>
          <table:table-cell office:value-type="float" office:value="22182" calcext:value-type="float">
            <text:p>22182</text:p>
          </table:table-cell>
          <table:table-cell office:value-type="float" office:value="237" calcext:value-type="float">
            <text:p>23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32.13" calcext:value-type="float">
            <text:p>32.13</text:p>
          </table:table-cell>
          <table:table-cell office:value-type="float" office:value="2425" calcext:value-type="float">
            <text:p>2425</text:p>
          </table:table-cell>
          <table:table-cell office:value-type="float" office:value="37.8" calcext:value-type="float">
            <text:p>37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hielding between windows</text:p>
          </table:table-cell>
          <table:table-cell office:value-type="string" calcext:value-type="string">
            <text:p>Wood/Glass wool</text:p>
          </table:table-cell>
          <table:table-cell office:value-type="float" office:value="47.79" calcext:value-type="float">
            <text:p>47.79</text:p>
          </table:table-cell>
          <table:table-cell office:value-type="float" office:value="4771" calcext:value-type="float">
            <text:p>4771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214.24" calcext:value-type="float">
            <text:p>214.24</text:p>
          </table:table-cell>
          <table:table-cell office:value-type="float" office:value="16168" calcext:value-type="float">
            <text:p>16168</text:p>
          </table:table-cell>
          <table:table-cell office:value-type="float" office:value="243.6" calcext:value-type="float">
            <text:p>243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over staircase)</text:p>
          </table:table-cell>
          <table:table-cell office:value-type="string" calcext:value-type="string">
            <text:p>Reinforced concrete/Expanded clay/Concrete/Bitumen</text:p>
          </table:table-cell>
          <table:table-cell office:value-type="float" office:value="32.76" calcext:value-type="float">
            <text:p>32.76</text:p>
          </table:table-cell>
          <table:table-cell office:value-type="float" office:value="3270" calcext:value-type="float">
            <text:p>3270</text:p>
          </table:table-cell>
          <table:table-cell office:value-type="float" office:value="43.1" calcext:value-type="float">
            <text:p>43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over entrance)</text:p>
          </table:table-cell>
          <table:table-cell office:value-type="string" calcext:value-type="string">
            <text:p>Reinforced concrete/Expanded clay/Concrete/Bitumen</text:p>
          </table:table-cell>
          <table:table-cell office:value-type="float" office:value="12.01" calcext:value-type="float">
            <text:p>12.01</text:p>
          </table:table-cell>
          <table:table-cell office:value-type="float" office:value="1199" calcext:value-type="float">
            <text:p>1199</text:p>
          </table:table-cell>
          <table:table-cell office:value-type="float" office:value="9.6" calcext:value-type="float">
            <text:p>9.6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235:.D2250])" office:value-type="float" office:value="2710.88" calcext:value-type="float">
            <text:p>2710.88</text:p>
          </table:table-cell>
          <table:table-cell table:style-name="ce2" table:formula="of:=SUM([.E2235:.E2250])" office:value-type="float" office:value="250796" calcext:value-type="float">
            <text:p>250796</text:p>
          </table:table-cell>
          <table:table-cell table:style-name="ce2" table:formula="of:=SUM([.F2235:.F2250])" office:value-type="float" office:value="2616.6" calcext:value-type="float">
            <text:p>2616.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2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34.92" calcext:value-type="float">
            <text:p>34.92</text:p>
          </table:table-cell>
          <table:table-cell office:value-type="float" office:value="3353" calcext:value-type="float">
            <text:p>3353</text:p>
          </table:table-cell>
          <table:table-cell office:value-type="float" office:value="9.9" calcext:value-type="float">
            <text:p>9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28.54" calcext:value-type="float">
            <text:p>28.54</text:p>
          </table:table-cell>
          <table:table-cell office:value-type="float" office:value="2741" calcext:value-type="float">
            <text:p>2741</text:p>
          </table:table-cell>
          <table:table-cell office:value-type="float" office:value="12.5" calcext:value-type="float">
            <text:p>12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535.84" calcext:value-type="float">
            <text:p>535.84</text:p>
          </table:table-cell>
          <table:table-cell office:value-type="float" office:value="51455" calcext:value-type="float">
            <text:p>51455</text:p>
          </table:table-cell>
          <table:table-cell office:value-type="float" office:value="318.2" calcext:value-type="float">
            <text:p>318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61.64" calcext:value-type="float">
            <text:p>161.64</text:p>
          </table:table-cell>
          <table:table-cell office:value-type="float" office:value="15522" calcext:value-type="float">
            <text:p>15522</text:p>
          </table:table-cell>
          <table:table-cell office:value-type="float" office:value="53.4" calcext:value-type="float">
            <text:p>53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6.19" calcext:value-type="float">
            <text:p>26.19</text:p>
          </table:table-cell>
          <table:table-cell office:value-type="float" office:value="2515" calcext:value-type="float">
            <text:p>2515</text:p>
          </table:table-cell>
          <table:table-cell office:value-type="float" office:value="15.9" calcext:value-type="float">
            <text:p>15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238.78" calcext:value-type="float">
            <text:p>238.78</text:p>
          </table:table-cell>
          <table:table-cell office:value-type="float" office:value="8969" calcext:value-type="float">
            <text:p>8969</text:p>
          </table:table-cell>
          <table:table-cell office:value-type="float" office:value="291.2" calcext:value-type="float">
            <text:p>291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Rammed earth/Concrete</text:p>
          </table:table-cell>
          <table:table-cell office:value-type="float" office:value="145.25" calcext:value-type="float">
            <text:p>145.25</text:p>
          </table:table-cell>
          <table:table-cell office:value-type="float" office:value="9702" calcext:value-type="float">
            <text:p>9702</text:p>
          </table:table-cell>
          <table:table-cell office:value-type="float" office:value="290.5" calcext:value-type="float">
            <text:p>290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</text:p>
          </table:table-cell>
          <table:table-cell office:value-type="float" office:value="167.06" calcext:value-type="float">
            <text:p>167.06</text:p>
          </table:table-cell>
          <table:table-cell office:value-type="float" office:value="16042" calcext:value-type="float">
            <text:p>16042</text:p>
          </table:table-cell>
          <table:table-cell office:value-type="float" office:value="150.5" calcext:value-type="float">
            <text:p>150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1243.08" calcext:value-type="float">
            <text:p>1243.08</text:p>
          </table:table-cell>
          <table:table-cell office:value-type="float" office:value="119369" calcext:value-type="float">
            <text:p>119369</text:p>
          </table:table-cell>
          <table:table-cell office:value-type="float" office:value="1114.7" calcext:value-type="float">
            <text:p>1114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 level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109.04" calcext:value-type="float">
            <text:p>109.04</text:p>
          </table:table-cell>
          <table:table-cell office:value-type="float" office:value="10471" calcext:value-type="float">
            <text:p>10471</text:p>
          </table:table-cell>
          <table:table-cell office:value-type="float" office:value="63.8" calcext:value-type="float">
            <text:p>63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Slag</text:p>
          </table:table-cell>
          <table:table-cell office:value-type="float" office:value="488.63" calcext:value-type="float">
            <text:p>488.63</text:p>
          </table:table-cell>
          <table:table-cell office:value-type="float" office:value="35019" calcext:value-type="float">
            <text:p>35019</text:p>
          </table:table-cell>
          <table:table-cell office:value-type="float" office:value="581.7" calcext:value-type="float">
            <text:p>581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12.74" calcext:value-type="float">
            <text:p>12.74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0.6" calcext:value-type="float">
            <text:p>0.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257:.D2269])" office:value-type="float" office:value="3192.31" calcext:value-type="float">
            <text:p>3192.31</text:p>
          </table:table-cell>
          <table:table-cell table:style-name="ce2" table:formula="of:=SUM([.E2257:.E2269])" office:value-type="float" office:value="276439" calcext:value-type="float">
            <text:p>276439</text:p>
          </table:table-cell>
          <table:table-cell table:style-name="ce2" table:formula="of:=SUM([.F2257:.F2269])" office:value-type="float" office:value="2902.3" calcext:value-type="float">
            <text:p>2902.3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3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44.62" calcext:value-type="float">
            <text:p>44.62</text:p>
          </table:table-cell>
          <table:table-cell office:value-type="float" office:value="4287" calcext:value-type="float">
            <text:p>4287</text:p>
          </table:table-cell>
          <table:table-cell office:value-type="float" office:value="12.9" calcext:value-type="float">
            <text:p>12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700.58" calcext:value-type="float">
            <text:p>700.58</text:p>
          </table:table-cell>
          <table:table-cell office:value-type="float" office:value="67309" calcext:value-type="float">
            <text:p>67309</text:p>
          </table:table-cell>
          <table:table-cell office:value-type="float" office:value="422.5" calcext:value-type="float">
            <text:p>422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94.79" calcext:value-type="float">
            <text:p>194.79</text:p>
          </table:table-cell>
          <table:table-cell office:value-type="float" office:value="18715" calcext:value-type="float">
            <text:p>18715</text:p>
          </table:table-cell>
          <table:table-cell office:value-type="float" office:value="64.7" calcext:value-type="float">
            <text:p>64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72.86" calcext:value-type="float">
            <text:p>72.86</text:p>
          </table:table-cell>
          <table:table-cell office:value-type="float" office:value="7000" calcext:value-type="float">
            <text:p>7000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620.33" calcext:value-type="float">
            <text:p>620.33</text:p>
          </table:table-cell>
          <table:table-cell office:value-type="float" office:value="23332" calcext:value-type="float">
            <text:p>23332</text:p>
          </table:table-cell>
          <table:table-cell office:value-type="float" office:value="756.5" calcext:value-type="float">
            <text:p>756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47.82" calcext:value-type="float">
            <text:p>47.82</text:p>
          </table:table-cell>
          <table:table-cell office:value-type="float" office:value="4594" calcext:value-type="float">
            <text:p>459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</text:p>
          </table:table-cell>
          <table:table-cell office:value-type="float" office:value="319.35" calcext:value-type="float">
            <text:p>319.35</text:p>
          </table:table-cell>
          <table:table-cell office:value-type="float" office:value="30682" calcext:value-type="float">
            <text:p>30682</text:p>
          </table:table-cell>
          <table:table-cell office:value-type="float" office:value="287.7" calcext:value-type="float">
            <text:p>287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1654.22" calcext:value-type="float">
            <text:p>1654.22</text:p>
          </table:table-cell>
          <table:table-cell office:value-type="float" office:value="158931" calcext:value-type="float">
            <text:p>158931</text:p>
          </table:table-cell>
          <table:table-cell office:value-type="float" office:value="1485.1" calcext:value-type="float">
            <text:p>1485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Slag</text:p>
          </table:table-cell>
          <table:table-cell office:value-type="float" office:value="635.46" calcext:value-type="float">
            <text:p>635.46</text:p>
          </table:table-cell>
          <table:table-cell office:value-type="float" office:value="45573" calcext:value-type="float">
            <text:p>45573</text:p>
          </table:table-cell>
          <table:table-cell office:value-type="float" office:value="756.5" calcext:value-type="float">
            <text:p>756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15.94" calcext:value-type="float">
            <text:p>15.94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0.8" calcext:value-type="float">
            <text:p>0.8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276:.D2286])" office:value-type="float" office:value="4306.77" calcext:value-type="float">
            <text:p>4306.77</text:p>
          </table:table-cell>
          <table:table-cell table:style-name="ce2" table:formula="of:=SUM([.E2276:.E2286])" office:value-type="float" office:value="362031" calcext:value-type="float">
            <text:p>362031</text:p>
          </table:table-cell>
          <table:table-cell table:style-name="ce2" table:formula="of:=SUM([.F2276:.F2286])" office:value-type="float" office:value="3808.9" calcext:value-type="float">
            <text:p>3808.9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3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6.16" calcext:value-type="float">
            <text:p>16.16</text:p>
          </table:table-cell>
          <table:table-cell office:value-type="float" office:value="1475" calcext:value-type="float">
            <text:p>1475</text:p>
          </table:table-cell>
          <table:table-cell office:value-type="float" office:value="4.8" calcext:value-type="float">
            <text:p>4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95.37" calcext:value-type="float">
            <text:p>195.37</text:p>
          </table:table-cell>
          <table:table-cell office:value-type="float" office:value="17838" calcext:value-type="float">
            <text:p>17838</text:p>
          </table:table-cell>
          <table:table-cell office:value-type="float" office:value="118.1" calcext:value-type="float">
            <text:p>118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56.59" calcext:value-type="float">
            <text:p>56.59</text:p>
          </table:table-cell>
          <table:table-cell office:value-type="float" office:value="5167" calcext:value-type="float">
            <text:p>5167</text:p>
          </table:table-cell>
          <table:table-cell office:value-type="float" office:value="18.7" calcext:value-type="float">
            <text:p>18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22.57" calcext:value-type="float">
            <text:p>22.57</text:p>
          </table:table-cell>
          <table:table-cell office:value-type="float" office:value="2061" calcext:value-type="float">
            <text:p>2061</text:p>
          </table:table-cell>
          <table:table-cell office:value-type="float" office:value="7.3" calcext:value-type="float">
            <text:p>7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175.81" calcext:value-type="float">
            <text:p>175.81</text:p>
          </table:table-cell>
          <table:table-cell office:value-type="float" office:value="5773" calcext:value-type="float">
            <text:p>5773</text:p>
          </table:table-cell>
          <table:table-cell office:value-type="float" office:value="214.4" calcext:value-type="float">
            <text:p>214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18.27" calcext:value-type="float">
            <text:p>18.27</text:p>
          </table:table-cell>
          <table:table-cell office:value-type="float" office:value="1668" calcext:value-type="float">
            <text:p>166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</text:p>
          </table:table-cell>
          <table:table-cell office:value-type="float" office:value="156.28" calcext:value-type="float">
            <text:p>156.28</text:p>
          </table:table-cell>
          <table:table-cell office:value-type="float" office:value="14268" calcext:value-type="float">
            <text:p>14268</text:p>
          </table:table-cell>
          <table:table-cell office:value-type="float" office:value="144.7" calcext:value-type="float">
            <text:p>144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495.4" calcext:value-type="float">
            <text:p>495.4</text:p>
          </table:table-cell>
          <table:table-cell office:value-type="float" office:value="45230" calcext:value-type="float">
            <text:p>45230</text:p>
          </table:table-cell>
          <table:table-cell office:value-type="float" office:value="458.7" calcext:value-type="float">
            <text:p>458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Slag</text:p>
          </table:table-cell>
          <table:table-cell office:value-type="float" office:value="180.1" calcext:value-type="float">
            <text:p>180.1</text:p>
          </table:table-cell>
          <table:table-cell office:value-type="float" office:value="12056" calcext:value-type="float">
            <text:p>12056</text:p>
          </table:table-cell>
          <table:table-cell office:value-type="float" office:value="214.4" calcext:value-type="float">
            <text:p>214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293:.D2303])" office:value-type="float" office:value="1316.55" calcext:value-type="float">
            <text:p>1316.55</text:p>
          </table:table-cell>
          <table:table-cell table:style-name="ce2" table:formula="of:=SUM([.E2293:.E2303])" office:value-type="float" office:value="105536" calcext:value-type="float">
            <text:p>105536</text:p>
          </table:table-cell>
          <table:table-cell table:style-name="ce2" table:formula="of:=SUM([.F2293:.F2303])" office:value-type="float" office:value="1181.1" calcext:value-type="float">
            <text:p>1181.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3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4.4" calcext:value-type="float">
            <text:p>14.4</text:p>
          </table:table-cell>
          <table:table-cell office:value-type="float" office:value="1263" calcext:value-type="float">
            <text:p>126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PVC</text:p>
          </table:table-cell>
          <table:table-cell office:value-type="float" office:value="4.6" calcext:value-type="float">
            <text:p>4.6</text:p>
          </table:table-cell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21.63" calcext:value-type="float">
            <text:p>21.63</text:p>
          </table:table-cell>
          <table:table-cell office:value-type="float" office:value="1897" calcext:value-type="float">
            <text:p>1897</text:p>
          </table:table-cell>
          <table:table-cell office:value-type="float" office:value="12.7" calcext:value-type="float">
            <text:p>12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71.16" calcext:value-type="float">
            <text:p>71.16</text:p>
          </table:table-cell>
          <table:table-cell office:value-type="float" office:value="6240" calcext:value-type="float">
            <text:p>6240</text:p>
          </table:table-cell>
          <table:table-cell office:value-type="float" office:value="22.2" calcext:value-type="float">
            <text:p>22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Rammed earth</text:p>
          </table:table-cell>
          <table:table-cell office:value-type="float" office:value="73.58" calcext:value-type="float">
            <text:p>73.58</text:p>
          </table:table-cell>
          <table:table-cell office:value-type="float" office:value="3585" calcext:value-type="float">
            <text:p>3585</text:p>
          </table:table-cell>
          <table:table-cell office:value-type="float" office:value="116.8" calcext:value-type="float">
            <text:p>116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14.52" calcext:value-type="float">
            <text:p>14.52</text:p>
          </table:table-cell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60.72" calcext:value-type="float">
            <text:p>60.72</text:p>
          </table:table-cell>
          <table:table-cell office:value-type="float" office:value="5325" calcext:value-type="float">
            <text:p>5325</text:p>
          </table:table-cell>
          <table:table-cell office:value-type="float" office:value="50.6" calcext:value-type="float">
            <text:p>50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Wood</text:p>
          </table:table-cell>
          <table:table-cell office:value-type="float" office:value="248.64" calcext:value-type="float">
            <text:p>248.64</text:p>
          </table:table-cell>
          <table:table-cell office:value-type="float" office:value="21805" calcext:value-type="float">
            <text:p>21805</text:p>
          </table:table-cell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Wooden ceiling/Shavings, lime, sand mix</text:p>
          </table:table-cell>
          <table:table-cell office:value-type="float" office:value="156.51" calcext:value-type="float">
            <text:p>156.51</text:p>
          </table:table-cell>
          <table:table-cell office:value-type="float" office:value="9913" calcext:value-type="float">
            <text:p>9913</text:p>
          </table:table-cell>
          <table:table-cell office:value-type="float" office:value="116.8" calcext:value-type="float">
            <text:p>116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Wood</text:p>
          </table:table-cell>
          <table:table-cell office:value-type="float" office:value="4.84" calcext:value-type="float">
            <text:p>4.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310:.D2319])" office:value-type="float" office:value="670.6" calcext:value-type="float">
            <text:p>670.6</text:p>
          </table:table-cell>
          <table:table-cell table:style-name="ce2" table:formula="of:=SUM([.E2310:.E2319])" office:value-type="float" office:value="52128" calcext:value-type="float">
            <text:p>52128</text:p>
          </table:table-cell>
          <table:table-cell table:style-name="ce2" table:formula="of:=SUM([.F2310:.F2319])" office:value-type="float" office:value="543.1" calcext:value-type="float">
            <text:p>543.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3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7.04" calcext:value-type="float">
            <text:p>17.04</text:p>
          </table:table-cell>
          <table:table-cell office:value-type="float" office:value="1494" calcext:value-type="float">
            <text:p>1494</text:p>
          </table:table-cell>
          <table:table-cell office:value-type="float" office:value="4.8" calcext:value-type="float">
            <text:p>4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50.28" calcext:value-type="float">
            <text:p>50.28</text:p>
          </table:table-cell>
          <table:table-cell office:value-type="float" office:value="4409" calcext:value-type="float">
            <text:p>4409</text:p>
          </table:table-cell>
          <table:table-cell office:value-type="float" office:value="29.7" calcext:value-type="float">
            <text:p>29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25.12" calcext:value-type="float">
            <text:p>125.12</text:p>
          </table:table-cell>
          <table:table-cell office:value-type="float" office:value="10973" calcext:value-type="float">
            <text:p>10973</text:p>
          </table:table-cell>
          <table:table-cell office:value-type="float" office:value="40.4" calcext:value-type="float">
            <text:p>40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8.67" calcext:value-type="float">
            <text:p>8.67</text:p>
          </table:table-cell>
          <table:table-cell office:value-type="float" office:value="760" calcext:value-type="float">
            <text:p>760</text:p>
          </table:table-cell>
          <table:table-cell office:value-type="float" office:value="5.4" calcext:value-type="float">
            <text:p>5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Bricks/Shavings, lime, sand mix</text:p>
          </table:table-cell>
          <table:table-cell office:value-type="float" office:value="60.49" calcext:value-type="float">
            <text:p>60.49</text:p>
          </table:table-cell>
          <table:table-cell office:value-type="float" office:value="1768" calcext:value-type="float">
            <text:p>1768</text:p>
          </table:table-cell>
          <table:table-cell office:value-type="float" office:value="85.2" calcext:value-type="float">
            <text:p>85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Rammed earth</text:p>
          </table:table-cell>
          <table:table-cell office:value-type="float" office:value="39.2" calcext:value-type="float">
            <text:p>39.2</text:p>
          </table:table-cell>
          <table:table-cell office:value-type="float" office:value="1910" calcext:value-type="float">
            <text:p>191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14.19" calcext:value-type="float">
            <text:p>14.19</text:p>
          </table:table-cell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lay bricks</text:p>
          </table:table-cell>
          <table:table-cell office:value-type="float" office:value="450.31" calcext:value-type="float">
            <text:p>450.31</text:p>
          </table:table-cell>
          <table:table-cell office:value-type="float" office:value="39491" calcext:value-type="float">
            <text:p>39491</text:p>
          </table:table-cell>
          <table:table-cell office:value-type="float" office:value="517.6" calcext:value-type="float">
            <text:p>517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Wooden ceiling/Shavings, lime, sand mix</text:p>
          </table:table-cell>
          <table:table-cell office:value-type="float" office:value="128.82" calcext:value-type="float">
            <text:p>128.82</text:p>
          </table:table-cell>
          <table:table-cell office:value-type="float" office:value="8159" calcext:value-type="float">
            <text:p>8159</text:p>
          </table:table-cell>
          <table:table-cell office:value-type="float" office:value="155.2" calcext:value-type="float">
            <text:p>155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326:.D2335])" office:value-type="float" office:value="894.12" calcext:value-type="float">
            <text:p>894.12</text:p>
          </table:table-cell>
          <table:table-cell table:style-name="ce2" table:formula="of:=SUM([.E2326:.E2335])" office:value-type="float" office:value="70208" calcext:value-type="float">
            <text:p>70208</text:p>
          </table:table-cell>
          <table:table-cell table:style-name="ce2" table:formula="of:=SUM([.F2326:.F2335])" office:value-type="float" office:value="908.3" calcext:value-type="float">
            <text:p>908.3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3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28.3" calcext:value-type="float">
            <text:p>28.3</text:p>
          </table:table-cell>
          <table:table-cell office:value-type="float" office:value="2482" calcext:value-type="float">
            <text:p>2482</text:p>
          </table:table-cell>
          <table:table-cell office:value-type="float" office:value="8.7" calcext:value-type="float">
            <text:p>8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Wood</text:p>
          </table:table-cell>
          <table:table-cell office:value-type="float" office:value="5.97" calcext:value-type="float">
            <text:p>5.97</text:p>
          </table:table-cell>
          <table:table-cell office:value-type="float" office:value="524" calcext:value-type="float">
            <text:p>524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70.19" calcext:value-type="float">
            <text:p>170.19</text:p>
          </table:table-cell>
          <table:table-cell office:value-type="float" office:value="14925" calcext:value-type="float">
            <text:p>14925</text:p>
          </table:table-cell>
          <table:table-cell office:value-type="float" office:value="99.3" calcext:value-type="float">
            <text:p>99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40.36" calcext:value-type="float">
            <text:p>40.36</text:p>
          </table:table-cell>
          <table:table-cell office:value-type="float" office:value="3539" calcext:value-type="float">
            <text:p>3539</text:p>
          </table:table-cell>
          <table:table-cell office:value-type="float" office:value="7.8" calcext:value-type="float">
            <text:p>7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20.97" calcext:value-type="float">
            <text:p>20.97</text:p>
          </table:table-cell>
          <table:table-cell office:value-type="float" office:value="1839" calcext:value-type="float">
            <text:p>1839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Bricks/Shavings, lime, sand mix</text:p>
          </table:table-cell>
          <table:table-cell office:value-type="float" office:value="237.66" calcext:value-type="float">
            <text:p>237.66</text:p>
          </table:table-cell>
          <table:table-cell office:value-type="float" office:value="6947" calcext:value-type="float">
            <text:p>6947</text:p>
          </table:table-cell>
          <table:table-cell office:value-type="float" office:value="279.6" calcext:value-type="float">
            <text:p>279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ssage cover</text:p>
          </table:table-cell>
          <table:table-cell office:value-type="string" calcext:value-type="string">
            <text:p>Bricks/Shavings, lime, sand mix</text:p>
          </table:table-cell>
          <table:table-cell office:value-type="float" office:value="36.38" calcext:value-type="float">
            <text:p>36.38</text:p>
          </table:table-cell>
          <table:table-cell office:value-type="float" office:value="3190" calcext:value-type="float">
            <text:p>3190</text:p>
          </table:table-cell>
          <table:table-cell office:value-type="float" office:value="42.8" calcext:value-type="float">
            <text:p>42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28.62" calcext:value-type="float">
            <text:p>28.6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lay brick wall/Decoration</text:p>
          </table:table-cell>
          <table:table-cell office:value-type="float" office:value="731.76" calcext:value-type="float">
            <text:p>731.76</text:p>
          </table:table-cell>
          <table:table-cell office:value-type="float" office:value="64172" calcext:value-type="float">
            <text:p>64172</text:p>
          </table:table-cell>
          <table:table-cell office:value-type="float" office:value="841.1" calcext:value-type="float">
            <text:p>841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assage walls</text:p>
          </table:table-cell>
          <table:table-cell office:value-type="string" calcext:value-type="string">
            <text:p>Clay brick wall/Decoration</text:p>
          </table:table-cell>
          <table:table-cell office:value-type="float" office:value="69.43" calcext:value-type="float">
            <text:p>69.43</text:p>
          </table:table-cell>
          <table:table-cell office:value-type="float" office:value="6088" calcext:value-type="float">
            <text:p>6088</text:p>
          </table:table-cell>
          <table:table-cell office:value-type="float" office:value="79.8" calcext:value-type="float">
            <text:p>79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/staircase walls</text:p>
          </table:table-cell>
          <table:table-cell office:value-type="string" calcext:value-type="string">
            <text:p>Clay brick wall/Decoration</text:p>
          </table:table-cell>
          <table:table-cell office:value-type="float" office:value="32.97" calcext:value-type="float">
            <text:p>32.97</text:p>
          </table:table-cell>
          <table:table-cell office:value-type="float" office:value="2891" calcext:value-type="float">
            <text:p>2891</text:p>
          </table:table-cell>
          <table:table-cell office:value-type="float" office:value="29.7" calcext:value-type="float">
            <text:p>29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Wooden ceiling/Slag</text:p>
          </table:table-cell>
          <table:table-cell office:value-type="float" office:value="256.19" calcext:value-type="float">
            <text:p>256.19</text:p>
          </table:table-cell>
          <table:table-cell office:value-type="float" office:value="16226" calcext:value-type="float">
            <text:p>16226</text:p>
          </table:table-cell>
          <table:table-cell office:value-type="float" office:value="297.9" calcext:value-type="float">
            <text:p>297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Bricks/Slag</text:p>
          </table:table-cell>
          <table:table-cell office:value-type="float" office:value="22.54" calcext:value-type="float">
            <text:p>22.54</text:p>
          </table:table-cell>
          <table:table-cell office:value-type="float" office:value="1977" calcext:value-type="float">
            <text:p>1977</text:p>
          </table:table-cell>
          <table:table-cell office:value-type="float" office:value="24.5" calcext:value-type="float">
            <text:p>24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342:.D2355])" office:value-type="float" office:value="1681.34" calcext:value-type="float">
            <text:p>1681.34</text:p>
          </table:table-cell>
          <table:table-cell table:style-name="ce2" table:formula="of:=SUM([.E2342:.E2355])" office:value-type="float" office:value="127310" calcext:value-type="float">
            <text:p>127310</text:p>
          </table:table-cell>
          <table:table-cell table:style-name="ce2" table:formula="of:=SUM([.F2342:.F2355])" office:value-type="float" office:value="1720.5" calcext:value-type="float">
            <text:p>1720.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3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45.88" calcext:value-type="float">
            <text:p>45.88</text:p>
          </table:table-cell>
          <table:table-cell office:value-type="float" office:value="4401" calcext:value-type="float">
            <text:p>4401</text:p>
          </table:table-cell>
          <table:table-cell office:value-type="float" office:value="21.1" calcext:value-type="float">
            <text:p>21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631.21" calcext:value-type="float">
            <text:p>631.21</text:p>
          </table:table-cell>
          <table:table-cell office:value-type="float" office:value="60552" calcext:value-type="float">
            <text:p>60552</text:p>
          </table:table-cell>
          <table:table-cell office:value-type="float" office:value="382" calcext:value-type="float">
            <text:p>38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318.05" calcext:value-type="float">
            <text:p>318.05</text:p>
          </table:table-cell>
          <table:table-cell office:value-type="float" office:value="30510" calcext:value-type="float">
            <text:p>30510</text:p>
          </table:table-cell>
          <table:table-cell office:value-type="float" office:value="105.5" calcext:value-type="float">
            <text:p>105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86.88" calcext:value-type="float">
            <text:p>86.88</text:p>
          </table:table-cell>
          <table:table-cell office:value-type="float" office:value="8334" calcext:value-type="float">
            <text:p>8334</text:p>
          </table:table-cell>
          <table:table-cell office:value-type="float" office:value="52.8" calcext:value-type="float">
            <text:p>52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574.66" calcext:value-type="float">
            <text:p>574.66</text:p>
          </table:table-cell>
          <table:table-cell office:value-type="float" office:value="21530" calcext:value-type="float">
            <text:p>21530</text:p>
          </table:table-cell>
          <table:table-cell office:value-type="float" office:value="700.8" calcext:value-type="float">
            <text:p>700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44.64" calcext:value-type="float">
            <text:p>44.64</text:p>
          </table:table-cell>
          <table:table-cell office:value-type="float" office:value="4282" calcext:value-type="float">
            <text:p>428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</text:p>
          </table:table-cell>
          <table:table-cell office:value-type="float" office:value="278.5" calcext:value-type="float">
            <text:p>278.5</text:p>
          </table:table-cell>
          <table:table-cell office:value-type="float" office:value="26716" calcext:value-type="float">
            <text:p>26716</text:p>
          </table:table-cell>
          <table:table-cell office:value-type="float" office:value="250.9" calcext:value-type="float">
            <text:p>250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1427.89" calcext:value-type="float">
            <text:p>1427.89</text:p>
          </table:table-cell>
          <table:table-cell office:value-type="float" office:value="136977" calcext:value-type="float">
            <text:p>136977</text:p>
          </table:table-cell>
          <table:table-cell office:value-type="float" office:value="1281.2" calcext:value-type="float">
            <text:p>1281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Reinforced concrete/Slag/Concrete/Bitumen</text:p>
          </table:table-cell>
          <table:table-cell office:value-type="float" office:value="532.61" calcext:value-type="float">
            <text:p>532.61</text:p>
          </table:table-cell>
          <table:table-cell office:value-type="float" office:value="51093" calcext:value-type="float">
            <text:p>51093</text:p>
          </table:table-cell>
          <table:table-cell office:value-type="float" office:value="700.8" calcext:value-type="float">
            <text:p>700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70.08" calcext:value-type="float">
            <text:p>70.08</text:p>
          </table:table-cell>
          <table:table-cell office:value-type="float" office:value="6723" calcext:value-type="float">
            <text:p>67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0.8" calcext:value-type="float">
            <text:p>0.8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362:.D2372])" office:value-type="float" office:value="4011.2" calcext:value-type="float">
            <text:p>4011.2</text:p>
          </table:table-cell>
          <table:table-cell table:style-name="ce2" table:formula="of:=SUM([.E2362:.E2372])" office:value-type="float" office:value="351195" calcext:value-type="float">
            <text:p>351195</text:p>
          </table:table-cell>
          <table:table-cell table:style-name="ce2" table:formula="of:=SUM([.F2362:.F2372])" office:value-type="float" office:value="3495.1" calcext:value-type="float">
            <text:p>3495.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3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34.5" calcext:value-type="float">
            <text:p>34.5</text:p>
          </table:table-cell>
          <table:table-cell office:value-type="float" office:value="3246" calcext:value-type="float">
            <text:p>3246</text:p>
          </table:table-cell>
          <table:table-cell office:value-type="float" office:value="10.3" calcext:value-type="float">
            <text:p>10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Metal/wood</text:p>
          </table:table-cell>
          <table:table-cell office:value-type="float" office:value="30.1" calcext:value-type="float">
            <text:p>30.1</text:p>
          </table:table-cell>
          <table:table-cell office:value-type="float" office:value="2099" calcext:value-type="float">
            <text:p>2099</text:p>
          </table:table-cell>
          <table:table-cell office:value-type="float" office:value="3.1" calcext:value-type="float">
            <text:p>3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353.5" calcext:value-type="float">
            <text:p>353.5</text:p>
          </table:table-cell>
          <table:table-cell office:value-type="float" office:value="33257" calcext:value-type="float">
            <text:p>33257</text:p>
          </table:table-cell>
          <table:table-cell office:value-type="float" office:value="213.6" calcext:value-type="float">
            <text:p>213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43.72" calcext:value-type="float">
            <text:p>143.72</text:p>
          </table:table-cell>
          <table:table-cell office:value-type="float" office:value="13521" calcext:value-type="float">
            <text:p>13521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50.15" calcext:value-type="float">
            <text:p>150.15</text:p>
          </table:table-cell>
          <table:table-cell office:value-type="float" office:value="14126" calcext:value-type="float">
            <text:p>14126</text:p>
          </table:table-cell>
          <table:table-cell office:value-type="float" office:value="50.5" calcext:value-type="float">
            <text:p>50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401.31" calcext:value-type="float">
            <text:p>401.31</text:p>
          </table:table-cell>
          <table:table-cell office:value-type="float" office:value="14292" calcext:value-type="float">
            <text:p>14292</text:p>
          </table:table-cell>
          <table:table-cell office:value-type="float" office:value="489.4" calcext:value-type="float">
            <text:p>489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37.59" calcext:value-type="float">
            <text:p>37.59</text:p>
          </table:table-cell>
          <table:table-cell office:value-type="float" office:value="3536" calcext:value-type="float">
            <text:p>353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494.05" calcext:value-type="float">
            <text:p>494.05</text:p>
          </table:table-cell>
          <table:table-cell office:value-type="float" office:value="46479" calcext:value-type="float">
            <text:p>46479</text:p>
          </table:table-cell>
          <table:table-cell office:value-type="float" office:value="560.9" calcext:value-type="float">
            <text:p>560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351.73" calcext:value-type="float">
            <text:p>351.73</text:p>
          </table:table-cell>
          <table:table-cell office:value-type="float" office:value="33090" calcext:value-type="float">
            <text:p>33090</text:p>
          </table:table-cell>
          <table:table-cell office:value-type="float" office:value="413.8" calcext:value-type="float">
            <text:p>413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hielding between window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40" calcext:value-type="float">
            <text:p>140</text:p>
          </table:table-cell>
          <table:table-cell office:value-type="float" office:value="13170" calcext:value-type="float">
            <text:p>13170</text:p>
          </table:table-cell>
          <table:table-cell office:value-type="float" office:value="164.7" calcext:value-type="float">
            <text:p>164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Brickwork/Lightweight concrete panels</text:p>
          </table:table-cell>
          <table:table-cell office:value-type="float" office:value="295.59" calcext:value-type="float">
            <text:p>295.59</text:p>
          </table:table-cell>
          <table:table-cell office:value-type="float" office:value="27808" calcext:value-type="float">
            <text:p>27808</text:p>
          </table:table-cell>
          <table:table-cell office:value-type="float" office:value="343.1" calcext:value-type="float">
            <text:p>343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/staircase walls</text:p>
          </table:table-cell>
          <table:table-cell office:value-type="string" calcext:value-type="string">
            <text:p>Brickwork</text:p>
          </table:table-cell>
          <table:table-cell office:value-type="float" office:value="27.37" calcext:value-type="float">
            <text:p>27.37</text:p>
          </table:table-cell>
          <table:table-cell office:value-type="float" office:value="1908" calcext:value-type="float">
            <text:p>1908</text:p>
          </table:table-cell>
          <table:table-cell office:value-type="float" office:value="32.2" calcext:value-type="float">
            <text:p>32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Expanded clay/Concrete</text:p>
          </table:table-cell>
          <table:table-cell office:value-type="float" office:value="448.22" calcext:value-type="float">
            <text:p>448.22</text:p>
          </table:table-cell>
          <table:table-cell office:value-type="float" office:value="31249" calcext:value-type="float">
            <text:p>31249</text:p>
          </table:table-cell>
          <table:table-cell office:value-type="float" office:value="466.9" calcext:value-type="float">
            <text:p>466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over staircase)</text:p>
          </table:table-cell>
          <table:table-cell office:value-type="string" calcext:value-type="string">
            <text:p>Reinforced concrete/Expanded clay/Concrete/Bitumen</text:p>
          </table:table-cell>
          <table:table-cell office:value-type="float" office:value="20.93" calcext:value-type="float">
            <text:p>20.93</text:p>
          </table:table-cell>
          <table:table-cell office:value-type="float" office:value="1969" calcext:value-type="float">
            <text:p>1969</text:p>
          </table:table-cell>
          <table:table-cell office:value-type="float" office:value="22.5" calcext:value-type="float">
            <text:p>22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rapet/cornice</text:p>
          </table:table-cell>
          <table:table-cell office:value-type="string" calcext:value-type="string">
            <text:p>Brickwork</text:p>
          </table:table-cell>
          <table:table-cell office:value-type="float" office:value="12.53" calcext:value-type="float">
            <text:p>12.53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379:.D2393])" office:value-type="float" office:value="2941.29" calcext:value-type="float">
            <text:p>2941.29</text:p>
          </table:table-cell>
          <table:table-cell table:style-name="ce2" table:formula="of:=SUM([.E2379:.E2393])" office:value-type="float" office:value="240929" calcext:value-type="float">
            <text:p>240929</text:p>
          </table:table-cell>
          <table:table-cell table:style-name="ce2" table:formula="of:=SUM([.F2379:.F2393])" office:value-type="float" office:value="2819" calcext:value-type="float">
            <text:p>2819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3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38.56" calcext:value-type="float">
            <text:p>38.56</text:p>
          </table:table-cell>
          <table:table-cell office:value-type="float" office:value="3795" calcext:value-type="float">
            <text:p>3795</text:p>
          </table:table-cell>
          <table:table-cell office:value-type="float" office:value="17.6" calcext:value-type="float">
            <text:p>17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Wood</text:p>
          </table:table-cell>
          <table:table-cell office:value-type="float" office:value="28.28" calcext:value-type="float">
            <text:p>28.28</text:p>
          </table:table-cell>
          <table:table-cell office:value-type="float" office:value="2094" calcext:value-type="float">
            <text:p>2094</text:p>
          </table:table-cell>
          <table:table-cell office:value-type="float" office:value="6.8" calcext:value-type="float">
            <text:p>6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601.4" calcext:value-type="float">
            <text:p>601.4</text:p>
          </table:table-cell>
          <table:table-cell office:value-type="float" office:value="59186" calcext:value-type="float">
            <text:p>59186</text:p>
          </table:table-cell>
          <table:table-cell office:value-type="float" office:value="364.3" calcext:value-type="float">
            <text:p>364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369.8" calcext:value-type="float">
            <text:p>369.8</text:p>
          </table:table-cell>
          <table:table-cell office:value-type="float" office:value="36394" calcext:value-type="float">
            <text:p>36394</text:p>
          </table:table-cell>
          <table:table-cell office:value-type="float" office:value="123.2" calcext:value-type="float">
            <text:p>123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83.86" calcext:value-type="float">
            <text:p>83.86</text:p>
          </table:table-cell>
          <table:table-cell office:value-type="float" office:value="8253" calcext:value-type="float">
            <text:p>8253</text:p>
          </table:table-cell>
          <table:table-cell office:value-type="float" office:value="52.2" calcext:value-type="float">
            <text:p>52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572.69" calcext:value-type="float">
            <text:p>572.69</text:p>
          </table:table-cell>
          <table:table-cell office:value-type="float" office:value="22879" calcext:value-type="float">
            <text:p>22879</text:p>
          </table:table-cell>
          <table:table-cell office:value-type="float" office:value="698.4" calcext:value-type="float">
            <text:p>698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44.55" calcext:value-type="float">
            <text:p>44.55</text:p>
          </table:table-cell>
          <table:table-cell office:value-type="float" office:value="4384" calcext:value-type="float">
            <text:p>438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</text:p>
          </table:table-cell>
          <table:table-cell office:value-type="float" office:value="353.2" calcext:value-type="float">
            <text:p>353.2</text:p>
          </table:table-cell>
          <table:table-cell office:value-type="float" office:value="34760" calcext:value-type="float">
            <text:p>34760</text:p>
          </table:table-cell>
          <table:table-cell office:value-type="float" office:value="318.2" calcext:value-type="float">
            <text:p>318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1417.18" calcext:value-type="float">
            <text:p>1417.18</text:p>
          </table:table-cell>
          <table:table-cell office:value-type="float" office:value="139471" calcext:value-type="float">
            <text:p>139471</text:p>
          </table:table-cell>
          <table:table-cell office:value-type="float" office:value="1262.9" calcext:value-type="float">
            <text:p>1262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134.69" calcext:value-type="float">
            <text:p>134.69</text:p>
          </table:table-cell>
          <table:table-cell office:value-type="float" office:value="9974" calcext:value-type="float">
            <text:p>9974</text:p>
          </table:table-cell>
          <table:table-cell office:value-type="float" office:value="97.6" calcext:value-type="float">
            <text:p>97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Slag/Concrete (insulated)</text:p>
          </table:table-cell>
          <table:table-cell office:value-type="float" office:value="93.21" calcext:value-type="float">
            <text:p>93.21</text:p>
          </table:table-cell>
          <table:table-cell office:value-type="float" office:value="6903" calcext:value-type="float">
            <text:p>6903</text:p>
          </table:table-cell>
          <table:table-cell office:value-type="float" office:value="621.4" calcext:value-type="float">
            <text:p>621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64.68" calcext:value-type="float">
            <text:p>64.68</text:p>
          </table:table-cell>
          <table:table-cell office:value-type="float" office:value="6365" calcext:value-type="float">
            <text:p>6365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14.85" calcext:value-type="float">
            <text:p>14.85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400:.D2412])" office:value-type="float" office:value="3816.95" calcext:value-type="float">
            <text:p>3816.95</text:p>
          </table:table-cell>
          <table:table-cell table:style-name="ce2" table:formula="of:=SUM([.E2400:.E2412])" office:value-type="float" office:value="335919" calcext:value-type="float">
            <text:p>335919</text:p>
          </table:table-cell>
          <table:table-cell table:style-name="ce2" table:formula="of:=SUM([.F2400:.F2412])" office:value-type="float" office:value="3639.6" calcext:value-type="float">
            <text:p>3639.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3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207.8" calcext:value-type="float">
            <text:p>207.8</text:p>
          </table:table-cell>
          <table:table-cell office:value-type="float" office:value="20876" calcext:value-type="float">
            <text:p>20876</text:p>
          </table:table-cell>
          <table:table-cell office:value-type="float" office:value="59.6" calcext:value-type="float">
            <text:p>59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doors</text:p>
          </table:table-cell>
          <table:table-cell office:value-type="string" calcext:value-type="string">
            <text:p>PVC</text:p>
          </table:table-cell>
          <table:table-cell office:value-type="float" office:value="36" calcext:value-type="float">
            <text:p>36</text:p>
          </table:table-cell>
          <table:table-cell office:value-type="float" office:value="3617" calcext:value-type="float">
            <text:p>3617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292.21" calcext:value-type="float">
            <text:p>1292.21</text:p>
          </table:table-cell>
          <table:table-cell office:value-type="float" office:value="129816" calcext:value-type="float">
            <text:p>129816</text:p>
          </table:table-cell>
          <table:table-cell office:value-type="float" office:value="798.5" calcext:value-type="float">
            <text:p>798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434.94" calcext:value-type="float">
            <text:p>434.94</text:p>
          </table:table-cell>
          <table:table-cell office:value-type="float" office:value="43694" calcext:value-type="float">
            <text:p>43694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89.67" calcext:value-type="float">
            <text:p>89.67</text:p>
          </table:table-cell>
          <table:table-cell office:value-type="float" office:value="9008" calcext:value-type="float">
            <text:p>9008</text:p>
          </table:table-cell>
          <table:table-cell office:value-type="float" office:value="61.6" calcext:value-type="float">
            <text:p>61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1076.41" calcext:value-type="float">
            <text:p>1076.41</text:p>
          </table:table-cell>
          <table:table-cell office:value-type="float" office:value="45206" calcext:value-type="float">
            <text:p>45206</text:p>
          </table:table-cell>
          <table:table-cell office:value-type="float" office:value="1312.7" calcext:value-type="float">
            <text:p>1312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93.66" calcext:value-type="float">
            <text:p>93.66</text:p>
          </table:table-cell>
          <table:table-cell office:value-type="float" office:value="9409" calcext:value-type="float">
            <text:p>940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1918.37" calcext:value-type="float">
            <text:p>1918.37</text:p>
          </table:table-cell>
          <table:table-cell office:value-type="float" office:value="192720" calcext:value-type="float">
            <text:p>192720</text:p>
          </table:table-cell>
          <table:table-cell office:value-type="float" office:value="2228.1" calcext:value-type="float">
            <text:p>2228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Brickwork</text:p>
          </table:table-cell>
          <table:table-cell office:value-type="float" office:value="1017.73" calcext:value-type="float">
            <text:p>1017.73</text:p>
          </table:table-cell>
          <table:table-cell office:value-type="float" office:value="102241" calcext:value-type="float">
            <text:p>102241</text:p>
          </table:table-cell>
          <table:table-cell office:value-type="float" office:value="1093.3" calcext:value-type="float">
            <text:p>1093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Reinforced concrete/Expanded clay/Concrete/Bitumen</text:p>
          </table:table-cell>
          <table:table-cell office:value-type="float" office:value="997.65" calcext:value-type="float">
            <text:p>997.65</text:p>
          </table:table-cell>
          <table:table-cell office:value-type="float" office:value="100225" calcext:value-type="float">
            <text:p>100225</text:p>
          </table:table-cell>
          <table:table-cell office:value-type="float" office:value="1312.7" calcext:value-type="float">
            <text:p>1312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rapet</text:p>
          </table:table-cell>
          <table:table-cell office:value-type="string" calcext:value-type="string">
            <text:p>Brickwork</text:p>
          </table:table-cell>
          <table:table-cell office:value-type="float" office:value="38.47" calcext:value-type="float">
            <text:p>38.47</text:p>
          </table:table-cell>
          <table:table-cell office:value-type="float" office:value="3865" calcext:value-type="float">
            <text:p>38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419:.D2429])" office:value-type="float" office:value="7202.91" calcext:value-type="float">
            <text:p>7202.91</text:p>
          </table:table-cell>
          <table:table-cell table:style-name="ce2" table:formula="of:=SUM([.E2419:.E2429])" office:value-type="float" office:value="660677" calcext:value-type="float">
            <text:p>660677</text:p>
          </table:table-cell>
          <table:table-cell table:style-name="ce2" table:formula="of:=SUM([.F2419:.F2429])" office:value-type="float" office:value="7034.5" calcext:value-type="float">
            <text:p>7034.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3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88.44" calcext:value-type="float">
            <text:p>88.44</text:p>
          </table:table-cell>
          <table:table-cell office:value-type="float" office:value="8441" calcext:value-type="float">
            <text:p>8441</text:p>
          </table:table-cell>
          <table:table-cell office:value-type="float" office:value="25.8" calcext:value-type="float">
            <text:p>25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870.82" calcext:value-type="float">
            <text:p>870.82</text:p>
          </table:table-cell>
          <table:table-cell office:value-type="float" office:value="83113" calcext:value-type="float">
            <text:p>83113</text:p>
          </table:table-cell>
          <table:table-cell office:value-type="float" office:value="522" calcext:value-type="float">
            <text:p>52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330.26" calcext:value-type="float">
            <text:p>330.26</text:p>
          </table:table-cell>
          <table:table-cell office:value-type="float" office:value="31521" calcext:value-type="float">
            <text:p>31521</text:p>
          </table:table-cell>
          <table:table-cell office:value-type="float" office:value="107.8" calcext:value-type="float">
            <text:p>107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17.75" calcext:value-type="float">
            <text:p>117.75</text:p>
          </table:table-cell>
          <table:table-cell office:value-type="float" office:value="11238" calcext:value-type="float">
            <text:p>11238</text:p>
          </table:table-cell>
          <table:table-cell office:value-type="float" office:value="37.5" calcext:value-type="float">
            <text:p>37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1212.12" calcext:value-type="float">
            <text:p>1212.12</text:p>
          </table:table-cell>
          <table:table-cell office:value-type="float" office:value="44823" calcext:value-type="float">
            <text:p>44823</text:p>
          </table:table-cell>
          <table:table-cell office:value-type="float" office:value="1478.2" calcext:value-type="float">
            <text:p>1478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79.68" calcext:value-type="float">
            <text:p>79.68</text:p>
          </table:table-cell>
          <table:table-cell office:value-type="float" office:value="7605" calcext:value-type="float">
            <text:p>76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lay brick wall/Decoration</text:p>
          </table:table-cell>
          <table:table-cell office:value-type="float" office:value="2718.65" calcext:value-type="float">
            <text:p>2718.65</text:p>
          </table:table-cell>
          <table:table-cell office:value-type="float" office:value="259475" calcext:value-type="float">
            <text:p>259475</text:p>
          </table:table-cell>
          <table:table-cell office:value-type="float" office:value="2814.8" calcext:value-type="float">
            <text:p>2814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Slag</text:p>
          </table:table-cell>
          <table:table-cell office:value-type="float" office:value="1241.69" calcext:value-type="float">
            <text:p>1241.69</text:p>
          </table:table-cell>
          <table:table-cell office:value-type="float" office:value="88262" calcext:value-type="float">
            <text:p>88262</text:p>
          </table:table-cell>
          <table:table-cell office:value-type="float" office:value="1478.2" calcext:value-type="float">
            <text:p>1478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26.56" calcext:value-type="float">
            <text:p>26.56</text:p>
          </table:table-cell>
          <table:table-cell office:value-type="float" office:value="2535" calcext:value-type="float">
            <text:p>25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436:.D2444])" office:value-type="float" office:value="6685.97" calcext:value-type="float">
            <text:p>6685.97</text:p>
          </table:table-cell>
          <table:table-cell table:style-name="ce2" table:formula="of:=SUM([.E2436:.E2444])" office:value-type="float" office:value="537013" calcext:value-type="float">
            <text:p>537013</text:p>
          </table:table-cell>
          <table:table-cell table:style-name="ce2" table:formula="of:=SUM([.F2436:.F2444])" office:value-type="float" office:value="6464.3" calcext:value-type="float">
            <text:p>6464.3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4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43.99" calcext:value-type="float">
            <text:p>43.99</text:p>
          </table:table-cell>
          <table:table-cell office:value-type="float" office:value="4426" calcext:value-type="float">
            <text:p>4426</text:p>
          </table:table-cell>
          <table:table-cell office:value-type="float" office:value="15.5" calcext:value-type="float">
            <text:p>15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doors</text:p>
          </table:table-cell>
          <table:table-cell office:value-type="string" calcext:value-type="string">
            <text:p>Wood</text:p>
          </table:table-cell>
          <table:table-cell office:value-type="float" office:value="259.2" calcext:value-type="float">
            <text:p>259.2</text:p>
          </table:table-cell>
          <table:table-cell office:value-type="float" office:value="26077" calcext:value-type="float">
            <text:p>26077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850.07" calcext:value-type="float">
            <text:p>850.07</text:p>
          </table:table-cell>
          <table:table-cell office:value-type="float" office:value="85523" calcext:value-type="float">
            <text:p>85523</text:p>
          </table:table-cell>
          <table:table-cell office:value-type="float" office:value="519" calcext:value-type="float">
            <text:p>51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315.2" calcext:value-type="float">
            <text:p>315.2</text:p>
          </table:table-cell>
          <table:table-cell office:value-type="float" office:value="31711" calcext:value-type="float">
            <text:p>31711</text:p>
          </table:table-cell>
          <table:table-cell office:value-type="float" office:value="106.2" calcext:value-type="float">
            <text:p>106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Autoclaved aerated concrete/Concrete</text:p>
          </table:table-cell>
          <table:table-cell office:value-type="float" office:value="415.89" calcext:value-type="float">
            <text:p>415.89</text:p>
          </table:table-cell>
          <table:table-cell office:value-type="float" office:value="17527" calcext:value-type="float">
            <text:p>17527</text:p>
          </table:table-cell>
          <table:table-cell office:value-type="float" office:value="462.1" calcext:value-type="float">
            <text:p>462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29.25" calcext:value-type="float">
            <text:p>29.25</text:p>
          </table:table-cell>
          <table:table-cell office:value-type="float" office:value="2943" calcext:value-type="float">
            <text:p>294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1238.37" calcext:value-type="float">
            <text:p>1238.37</text:p>
          </table:table-cell>
          <table:table-cell office:value-type="float" office:value="124588" calcext:value-type="float">
            <text:p>124588</text:p>
          </table:table-cell>
          <table:table-cell office:value-type="float" office:value="1432.9" calcext:value-type="float">
            <text:p>1432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499.29" calcext:value-type="float">
            <text:p>499.29</text:p>
          </table:table-cell>
          <table:table-cell office:value-type="float" office:value="50232" calcext:value-type="float">
            <text:p>50232</text:p>
          </table:table-cell>
          <table:table-cell office:value-type="float" office:value="587.4" calcext:value-type="float">
            <text:p>587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hielding between windows</text:p>
          </table:table-cell>
          <table:table-cell office:value-type="string" calcext:value-type="string">
            <text:p>Wood (insulation)</text:p>
          </table:table-cell>
          <table:table-cell office:value-type="float" office:value="40.77" calcext:value-type="float">
            <text:p>40.77</text:p>
          </table:table-cell>
          <table:table-cell office:value-type="float" office:value="4102" calcext:value-type="float">
            <text:p>4102</text:p>
          </table:table-cell>
          <table:table-cell office:value-type="float" office:value="72.8" calcext:value-type="float">
            <text:p>72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Brickwork</text:p>
          </table:table-cell>
          <table:table-cell office:value-type="float" office:value="681.88" calcext:value-type="float">
            <text:p>681.88</text:p>
          </table:table-cell>
          <table:table-cell office:value-type="float" office:value="68602" calcext:value-type="float">
            <text:p>68602</text:p>
          </table:table-cell>
          <table:table-cell office:value-type="float" office:value="748.8" calcext:value-type="float">
            <text:p>748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/staircase walls</text:p>
          </table:table-cell>
          <table:table-cell office:value-type="string" calcext:value-type="string">
            <text:p>Brickwork</text:p>
          </table:table-cell>
          <table:table-cell office:value-type="float" office:value="47.77" calcext:value-type="float">
            <text:p>47.77</text:p>
          </table:table-cell>
          <table:table-cell office:value-type="float" office:value="3642" calcext:value-type="float">
            <text:p>3642</text:p>
          </table:table-cell>
          <table:table-cell office:value-type="float" office:value="56.2" calcext:value-type="float">
            <text:p>56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Autoclaved aerated concrete/Concrete</text:p>
          </table:table-cell>
          <table:table-cell office:value-type="float" office:value="437.46" calcext:value-type="float">
            <text:p>437.46</text:p>
          </table:table-cell>
          <table:table-cell office:value-type="float" office:value="33355" calcext:value-type="float">
            <text:p>33355</text:p>
          </table:table-cell>
          <table:table-cell office:value-type="float" office:value="412.7" calcext:value-type="float">
            <text:p>412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over staircase)</text:p>
          </table:table-cell>
          <table:table-cell office:value-type="string" calcext:value-type="string">
            <text:p>Reinforced concrete/Autoclaved aerated concrete/Concrete/Bitumen</text:p>
          </table:table-cell>
          <table:table-cell office:value-type="float" office:value="49.4" calcext:value-type="float">
            <text:p>49.4</text:p>
          </table:table-cell>
          <table:table-cell office:value-type="float" office:value="4970" calcext:value-type="float">
            <text:p>4970</text:p>
          </table:table-cell>
          <table:table-cell office:value-type="float" office:value="49.4" calcext:value-type="float">
            <text:p>49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rapet</text:p>
          </table:table-cell>
          <table:table-cell office:value-type="string" calcext:value-type="string">
            <text:p>Brickwork</text:p>
          </table:table-cell>
          <table:table-cell office:value-type="float" office:value="12.56" calcext:value-type="float">
            <text:p>12.56</text:p>
          </table:table-cell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451:.D2464])" office:value-type="float" office:value="4921.1" calcext:value-type="float">
            <text:p>4921.1</text:p>
          </table:table-cell>
          <table:table-cell table:style-name="ce2" table:formula="of:=SUM([.E2451:.E2464])" office:value-type="float" office:value="458962" calcext:value-type="float">
            <text:p>458962</text:p>
          </table:table-cell>
          <table:table-cell table:style-name="ce2" table:formula="of:=SUM([.F2451:.F2464])" office:value-type="float" office:value="4535" calcext:value-type="float">
            <text:p>453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4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79.68" calcext:value-type="float">
            <text:p>79.68</text:p>
          </table:table-cell>
          <table:table-cell office:value-type="float" office:value="7613" calcext:value-type="float">
            <text:p>7613</text:p>
          </table:table-cell>
          <table:table-cell office:value-type="float" office:value="23.4" calcext:value-type="float">
            <text:p>23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Metal/wood</text:p>
          </table:table-cell>
          <table:table-cell office:value-type="float" office:value="18.66" calcext:value-type="float">
            <text:p>18.66</text:p>
          </table:table-cell>
          <table:table-cell office:value-type="float" office:value="1328" calcext:value-type="float">
            <text:p>1328</text:p>
          </table:table-cell>
          <table:table-cell office:value-type="float" office:value="5.1" calcext:value-type="float">
            <text:p>5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563.9" calcext:value-type="float">
            <text:p>563.9</text:p>
          </table:table-cell>
          <table:table-cell office:value-type="float" office:value="53875" calcext:value-type="float">
            <text:p>53875</text:p>
          </table:table-cell>
          <table:table-cell office:value-type="float" office:value="347.6" calcext:value-type="float">
            <text:p>347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342.83" calcext:value-type="float">
            <text:p>342.83</text:p>
          </table:table-cell>
          <table:table-cell office:value-type="float" office:value="32754" calcext:value-type="float">
            <text:p>32754</text:p>
          </table:table-cell>
          <table:table-cell office:value-type="float" office:value="116.7" calcext:value-type="float">
            <text:p>116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Glass blocks</text:p>
          </table:table-cell>
          <table:table-cell office:value-type="float" office:value="363.78" calcext:value-type="float">
            <text:p>363.78</text:p>
          </table:table-cell>
          <table:table-cell office:value-type="float" office:value="34756" calcext:value-type="float">
            <text:p>34756</text:p>
          </table:table-cell>
          <table:table-cell office:value-type="float" office:value="109.4" calcext:value-type="float">
            <text:p>109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470.93" calcext:value-type="float">
            <text:p>470.93</text:p>
          </table:table-cell>
          <table:table-cell office:value-type="float" office:value="17460" calcext:value-type="float">
            <text:p>17460</text:p>
          </table:table-cell>
          <table:table-cell office:value-type="float" office:value="574.3" calcext:value-type="float">
            <text:p>574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30.24" calcext:value-type="float">
            <text:p>30.24</text:p>
          </table:table-cell>
          <table:table-cell office:value-type="float" office:value="2889" calcext:value-type="float">
            <text:p>288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/Lightweight concrete panels</text:p>
          </table:table-cell>
          <table:table-cell office:value-type="float" office:value="487.2" calcext:value-type="float">
            <text:p>487.2</text:p>
          </table:table-cell>
          <table:table-cell office:value-type="float" office:value="46547" calcext:value-type="float">
            <text:p>46547</text:p>
          </table:table-cell>
          <table:table-cell office:value-type="float" office:value="546" calcext:value-type="float">
            <text:p>54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Brickwork</text:p>
          </table:table-cell>
          <table:table-cell office:value-type="float" office:value="167.94" calcext:value-type="float">
            <text:p>167.94</text:p>
          </table:table-cell>
          <table:table-cell office:value-type="float" office:value="16045" calcext:value-type="float">
            <text:p>16045</text:p>
          </table:table-cell>
          <table:table-cell office:value-type="float" office:value="155.5" calcext:value-type="float">
            <text:p>155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Brickwork/Lightweight concrete panels</text:p>
          </table:table-cell>
          <table:table-cell office:value-type="float" office:value="320.38" calcext:value-type="float">
            <text:p>320.38</text:p>
          </table:table-cell>
          <table:table-cell office:value-type="float" office:value="30609" calcext:value-type="float">
            <text:p>30609</text:p>
          </table:table-cell>
          <table:table-cell office:value-type="float" office:value="357.9" calcext:value-type="float">
            <text:p>357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hielding between windows</text:p>
          </table:table-cell>
          <table:table-cell office:value-type="string" calcext:value-type="string">
            <text:p>Wood/Glass wool</text:p>
          </table:table-cell>
          <table:table-cell office:value-type="float" office:value="67.14" calcext:value-type="float">
            <text:p>67.14</text:p>
          </table:table-cell>
          <table:table-cell office:value-type="float" office:value="6415" calcext:value-type="float">
            <text:p>6415</text:p>
          </table:table-cell>
          <table:table-cell office:value-type="float" office:value="119.9" calcext:value-type="float">
            <text:p>119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/staircase walls</text:p>
          </table:table-cell>
          <table:table-cell office:value-type="string" calcext:value-type="string">
            <text:p>Brickwork</text:p>
          </table:table-cell>
          <table:table-cell office:value-type="float" office:value="81.43" calcext:value-type="float">
            <text:p>81.43</text:p>
          </table:table-cell>
          <table:table-cell office:value-type="float" office:value="5796" calcext:value-type="float">
            <text:p>5796</text:p>
          </table:table-cell>
          <table:table-cell office:value-type="float" office:value="78.3" calcext:value-type="float">
            <text:p>78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542.43" calcext:value-type="float">
            <text:p>542.43</text:p>
          </table:table-cell>
          <table:table-cell office:value-type="float" office:value="38610" calcext:value-type="float">
            <text:p>38610</text:p>
          </table:table-cell>
          <table:table-cell office:value-type="float" office:value="516.6" calcext:value-type="float">
            <text:p>516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60.59" calcext:value-type="float">
            <text:p>60.59</text:p>
          </table:table-cell>
          <table:table-cell office:value-type="float" office:value="5788" calcext:value-type="float">
            <text:p>5788</text:p>
          </table:table-cell>
          <table:table-cell office:value-type="float" office:value="57.7" calcext:value-type="float">
            <text:p>57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10.08" calcext:value-type="float">
            <text:p>10.08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471:.D2485])" office:value-type="float" office:value="3607.21" calcext:value-type="float">
            <text:p>3607.21</text:p>
          </table:table-cell>
          <table:table-cell table:style-name="ce2" table:formula="of:=SUM([.E2471:.E2485])" office:value-type="float" office:value="301448" calcext:value-type="float">
            <text:p>301448</text:p>
          </table:table-cell>
          <table:table-cell table:style-name="ce2" table:formula="of:=SUM([.F2471:.F2485])" office:value-type="float" office:value="3008.4" calcext:value-type="float">
            <text:p>3008.4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4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74.99" calcext:value-type="float">
            <text:p>74.99</text:p>
          </table:table-cell>
          <table:table-cell office:value-type="float" office:value="7026" calcext:value-type="float">
            <text:p>7026</text:p>
          </table:table-cell>
          <table:table-cell office:value-type="float" office:value="18.5" calcext:value-type="float">
            <text:p>18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Wood</text:p>
          </table:table-cell>
          <table:table-cell office:value-type="float" office:value="25.67" calcext:value-type="float">
            <text:p>25.67</text:p>
          </table:table-cell>
          <table:table-cell office:value-type="float" office:value="1780" calcext:value-type="float">
            <text:p>1780</text:p>
          </table:table-cell>
          <table:table-cell office:value-type="float" office:value="6.1" calcext:value-type="float">
            <text:p>6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681.97" calcext:value-type="float">
            <text:p>681.97</text:p>
          </table:table-cell>
          <table:table-cell office:value-type="float" office:value="63893" calcext:value-type="float">
            <text:p>63893</text:p>
          </table:table-cell>
          <table:table-cell office:value-type="float" office:value="418.6" calcext:value-type="float">
            <text:p>418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04.79" calcext:value-type="float">
            <text:p>104.79</text:p>
          </table:table-cell>
          <table:table-cell office:value-type="float" office:value="9818" calcext:value-type="float">
            <text:p>9818</text:p>
          </table:table-cell>
          <table:table-cell office:value-type="float" office:value="35.3" calcext:value-type="float">
            <text:p>35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210.13" calcext:value-type="float">
            <text:p>210.13</text:p>
          </table:table-cell>
          <table:table-cell office:value-type="float" office:value="19687" calcext:value-type="float">
            <text:p>19687</text:p>
          </table:table-cell>
          <table:table-cell office:value-type="float" office:value="64.5" calcext:value-type="float">
            <text:p>64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574.49" calcext:value-type="float">
            <text:p>574.49</text:p>
          </table:table-cell>
          <table:table-cell office:value-type="float" office:value="20236" calcext:value-type="float">
            <text:p>20236</text:p>
          </table:table-cell>
          <table:table-cell office:value-type="float" office:value="700.6" calcext:value-type="float">
            <text:p>700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44.67" calcext:value-type="float">
            <text:p>44.67</text:p>
          </table:table-cell>
          <table:table-cell office:value-type="float" office:value="4185" calcext:value-type="float">
            <text:p>418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</text:p>
          </table:table-cell>
          <table:table-cell office:value-type="float" office:value="365.52" calcext:value-type="float">
            <text:p>365.52</text:p>
          </table:table-cell>
          <table:table-cell office:value-type="float" office:value="34245" calcext:value-type="float">
            <text:p>34245</text:p>
          </table:table-cell>
          <table:table-cell office:value-type="float" office:value="329.3" calcext:value-type="float">
            <text:p>329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1516.72" calcext:value-type="float">
            <text:p>1516.72</text:p>
          </table:table-cell>
          <table:table-cell office:value-type="float" office:value="142100" calcext:value-type="float">
            <text:p>142100</text:p>
          </table:table-cell>
          <table:table-cell office:value-type="float" office:value="1352.4" calcext:value-type="float">
            <text:p>1352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135.65" calcext:value-type="float">
            <text:p>135.65</text:p>
          </table:table-cell>
          <table:table-cell office:value-type="float" office:value="9405" calcext:value-type="float">
            <text:p>9405</text:p>
          </table:table-cell>
          <table:table-cell office:value-type="float" office:value="98.3" calcext:value-type="float">
            <text:p>98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Slag/Concrete</text:p>
          </table:table-cell>
          <table:table-cell office:value-type="float" office:value="498.88" calcext:value-type="float">
            <text:p>498.88</text:p>
          </table:table-cell>
          <table:table-cell office:value-type="float" office:value="34587" calcext:value-type="float">
            <text:p>34587</text:p>
          </table:table-cell>
          <table:table-cell office:value-type="float" office:value="623.6" calcext:value-type="float">
            <text:p>623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Reinforced concrete/Slag/Concrete</text:p>
          </table:table-cell>
          <table:table-cell office:value-type="float" office:value="61.6" calcext:value-type="float">
            <text:p>61.6</text:p>
          </table:table-cell>
          <table:table-cell office:value-type="float" office:value="5771" calcext:value-type="float">
            <text:p>5771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14.89" calcext:value-type="float">
            <text:p>14.89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492:.D2504])" office:value-type="float" office:value="4309.97" calcext:value-type="float">
            <text:p>4309.97</text:p>
          </table:table-cell>
          <table:table-cell table:style-name="ce2" table:formula="of:=SUM([.E2492:.E2504])" office:value-type="float" office:value="354128" calcext:value-type="float">
            <text:p>354128</text:p>
          </table:table-cell>
          <table:table-cell table:style-name="ce2" table:formula="of:=SUM([.F2492:.F2504])" office:value-type="float" office:value="3724.2" calcext:value-type="float">
            <text:p>3724.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4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37.72" calcext:value-type="float">
            <text:p>37.72</text:p>
          </table:table-cell>
          <table:table-cell office:value-type="float" office:value="3806" calcext:value-type="float">
            <text:p>3806</text:p>
          </table:table-cell>
          <table:table-cell office:value-type="float" office:value="17.2" calcext:value-type="float">
            <text:p>17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688.11" calcext:value-type="float">
            <text:p>688.11</text:p>
          </table:table-cell>
          <table:table-cell office:value-type="float" office:value="69430" calcext:value-type="float">
            <text:p>69430</text:p>
          </table:table-cell>
          <table:table-cell office:value-type="float" office:value="408.8" calcext:value-type="float">
            <text:p>408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395.56" calcext:value-type="float">
            <text:p>395.56</text:p>
          </table:table-cell>
          <table:table-cell office:value-type="float" office:value="39912" calcext:value-type="float">
            <text:p>39912</text:p>
          </table:table-cell>
          <table:table-cell office:value-type="float" office:value="129" calcext:value-type="float">
            <text:p>12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39.36" calcext:value-type="float">
            <text:p>39.36</text:p>
          </table:table-cell>
          <table:table-cell office:value-type="float" office:value="3971" calcext:value-type="float">
            <text:p>397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1.87" calcext:value-type="float">
            <text:p>11.87</text:p>
          </table:table-cell>
          <table:table-cell office:value-type="float" office:value="1198" calcext:value-type="float">
            <text:p>1198</text:p>
          </table:table-cell>
          <table:table-cell office:value-type="float" office:value="3.5" calcext:value-type="float">
            <text:p>3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697.57" calcext:value-type="float">
            <text:p>697.57</text:p>
          </table:table-cell>
          <table:table-cell office:value-type="float" office:value="29602" calcext:value-type="float">
            <text:p>29602</text:p>
          </table:table-cell>
          <table:table-cell office:value-type="float" office:value="850.7" calcext:value-type="float">
            <text:p>850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50.49" calcext:value-type="float">
            <text:p>50.49</text:p>
          </table:table-cell>
          <table:table-cell office:value-type="float" office:value="5094" calcext:value-type="float">
            <text:p>509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Lightweight concrete panels (insulation)</text:p>
          </table:table-cell>
          <table:table-cell office:value-type="float" office:value="45.69" calcext:value-type="float">
            <text:p>45.69</text:p>
          </table:table-cell>
          <table:table-cell office:value-type="float" office:value="4610" calcext:value-type="float">
            <text:p>4610</text:p>
          </table:table-cell>
          <table:table-cell office:value-type="float" office:value="152.3" calcext:value-type="float">
            <text:p>152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439.46" calcext:value-type="float">
            <text:p>1439.46</text:p>
          </table:table-cell>
          <table:table-cell office:value-type="float" office:value="145240" calcext:value-type="float">
            <text:p>145240</text:p>
          </table:table-cell>
          <table:table-cell office:value-type="float" office:value="1686.7" calcext:value-type="float">
            <text:p>1686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lconies</text:p>
          </table:table-cell>
          <table:table-cell office:value-type="string" calcext:value-type="string">
            <text:p>Reinforced concrete</text:p>
          </table:table-cell>
          <table:table-cell office:value-type="float" office:value="9.6" calcext:value-type="float">
            <text:p>9.6</text:p>
          </table:table-cell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Slag (insulated)</text:p>
          </table:table-cell>
          <table:table-cell office:value-type="float" office:value="144.62" calcext:value-type="float">
            <text:p>144.62</text:p>
          </table:table-cell>
          <table:table-cell office:value-type="float" office:value="11069" calcext:value-type="float">
            <text:p>11069</text:p>
          </table:table-cell>
          <table:table-cell office:value-type="float" office:value="850.7" calcext:value-type="float">
            <text:p>850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16.83" calcext:value-type="float">
            <text:p>16.83</text:p>
          </table:table-cell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511:.D2523])" office:value-type="float" office:value="3578.08" calcext:value-type="float">
            <text:p>3578.08</text:p>
          </table:table-cell>
          <table:table-cell table:style-name="ce2" table:formula="of:=SUM([.E2511:.E2523])" office:value-type="float" office:value="316720" calcext:value-type="float">
            <text:p>316720</text:p>
          </table:table-cell>
          <table:table-cell table:style-name="ce2" table:formula="of:=SUM([.F2511:.F2523])" office:value-type="float" office:value="4124.9" calcext:value-type="float">
            <text:p>4124.9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4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37.72" calcext:value-type="float">
            <text:p>37.72</text:p>
          </table:table-cell>
          <table:table-cell office:value-type="float" office:value="3806" calcext:value-type="float">
            <text:p>3806</text:p>
          </table:table-cell>
          <table:table-cell office:value-type="float" office:value="17.2" calcext:value-type="float">
            <text:p>17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757.64" calcext:value-type="float">
            <text:p>757.64</text:p>
          </table:table-cell>
          <table:table-cell office:value-type="float" office:value="76445" calcext:value-type="float">
            <text:p>76445</text:p>
          </table:table-cell>
          <table:table-cell office:value-type="float" office:value="450.2" calcext:value-type="float">
            <text:p>450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68.67" calcext:value-type="float">
            <text:p>268.67</text:p>
          </table:table-cell>
          <table:table-cell office:value-type="float" office:value="27109" calcext:value-type="float">
            <text:p>27109</text:p>
          </table:table-cell>
          <table:table-cell office:value-type="float" office:value="87.5" calcext:value-type="float">
            <text:p>87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39.36" calcext:value-type="float">
            <text:p>39.36</text:p>
          </table:table-cell>
          <table:table-cell office:value-type="float" office:value="3971" calcext:value-type="float">
            <text:p>397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1.87" calcext:value-type="float">
            <text:p>11.87</text:p>
          </table:table-cell>
          <table:table-cell office:value-type="float" office:value="1198" calcext:value-type="float">
            <text:p>1198</text:p>
          </table:table-cell>
          <table:table-cell office:value-type="float" office:value="3.5" calcext:value-type="float">
            <text:p>3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697.57" calcext:value-type="float">
            <text:p>697.57</text:p>
          </table:table-cell>
          <table:table-cell office:value-type="float" office:value="29602" calcext:value-type="float">
            <text:p>29602</text:p>
          </table:table-cell>
          <table:table-cell office:value-type="float" office:value="850.7" calcext:value-type="float">
            <text:p>850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50.49" calcext:value-type="float">
            <text:p>50.49</text:p>
          </table:table-cell>
          <table:table-cell office:value-type="float" office:value="5094" calcext:value-type="float">
            <text:p>509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Lightweight concrete panels (insulation)</text:p>
          </table:table-cell>
          <table:table-cell office:value-type="float" office:value="41.12" calcext:value-type="float">
            <text:p>41.12</text:p>
          </table:table-cell>
          <table:table-cell office:value-type="float" office:value="4149" calcext:value-type="float">
            <text:p>4149</text:p>
          </table:table-cell>
          <table:table-cell office:value-type="float" office:value="152.3" calcext:value-type="float">
            <text:p>152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439.54" calcext:value-type="float">
            <text:p>1439.54</text:p>
          </table:table-cell>
          <table:table-cell office:value-type="float" office:value="145248" calcext:value-type="float">
            <text:p>145248</text:p>
          </table:table-cell>
          <table:table-cell office:value-type="float" office:value="1686.8" calcext:value-type="float">
            <text:p>1686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lconies</text:p>
          </table:table-cell>
          <table:table-cell office:value-type="string" calcext:value-type="string">
            <text:p>Reinforced concrete</text:p>
          </table:table-cell>
          <table:table-cell office:value-type="float" office:value="9.6" calcext:value-type="float">
            <text:p>9.6</text:p>
          </table:table-cell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Slag (insulated)</text:p>
          </table:table-cell>
          <table:table-cell office:value-type="float" office:value="144.62" calcext:value-type="float">
            <text:p>144.62</text:p>
          </table:table-cell>
          <table:table-cell office:value-type="float" office:value="11069" calcext:value-type="float">
            <text:p>11069</text:p>
          </table:table-cell>
          <table:table-cell office:value-type="float" office:value="850.7" calcext:value-type="float">
            <text:p>850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16.83" calcext:value-type="float">
            <text:p>16.83</text:p>
          </table:table-cell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530:.D2542])" office:value-type="float" office:value="3516.23" calcext:value-type="float">
            <text:p>3516.23</text:p>
          </table:table-cell>
          <table:table-cell table:style-name="ce2" table:formula="of:=SUM([.E2530:.E2542])" office:value-type="float" office:value="310479" calcext:value-type="float">
            <text:p>310479</text:p>
          </table:table-cell>
          <table:table-cell table:style-name="ce2" table:formula="of:=SUM([.F2530:.F2542])" office:value-type="float" office:value="4124.9" calcext:value-type="float">
            <text:p>4124.9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4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39.6" calcext:value-type="float">
            <text:p>39.6</text:p>
          </table:table-cell>
          <table:table-cell office:value-type="float" office:value="3996" calcext:value-type="float">
            <text:p>3996</text:p>
          </table:table-cell>
          <table:table-cell office:value-type="float" office:value="18.1" calcext:value-type="float">
            <text:p>18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759.42" calcext:value-type="float">
            <text:p>759.42</text:p>
          </table:table-cell>
          <table:table-cell office:value-type="float" office:value="76625" calcext:value-type="float">
            <text:p>76625</text:p>
          </table:table-cell>
          <table:table-cell office:value-type="float" office:value="451.4" calcext:value-type="float">
            <text:p>451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74.93" calcext:value-type="float">
            <text:p>274.93</text:p>
          </table:table-cell>
          <table:table-cell office:value-type="float" office:value="27740" calcext:value-type="float">
            <text:p>27740</text:p>
          </table:table-cell>
          <table:table-cell office:value-type="float" office:value="89.7" calcext:value-type="float">
            <text:p>89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0.72" calcext:value-type="float">
            <text:p>40.72</text:p>
          </table:table-cell>
          <table:table-cell office:value-type="float" office:value="4109" calcext:value-type="float">
            <text:p>4109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1.87" calcext:value-type="float">
            <text:p>11.87</text:p>
          </table:table-cell>
          <table:table-cell office:value-type="float" office:value="1198" calcext:value-type="float">
            <text:p>1198</text:p>
          </table:table-cell>
          <table:table-cell office:value-type="float" office:value="3.5" calcext:value-type="float">
            <text:p>3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697.57" calcext:value-type="float">
            <text:p>697.57</text:p>
          </table:table-cell>
          <table:table-cell office:value-type="float" office:value="29602" calcext:value-type="float">
            <text:p>29602</text:p>
          </table:table-cell>
          <table:table-cell office:value-type="float" office:value="850.7" calcext:value-type="float">
            <text:p>850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50.49" calcext:value-type="float">
            <text:p>50.49</text:p>
          </table:table-cell>
          <table:table-cell office:value-type="float" office:value="5094" calcext:value-type="float">
            <text:p>509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Lightweight concrete panels (insulation)</text:p>
          </table:table-cell>
          <table:table-cell office:value-type="float" office:value="41.12" calcext:value-type="float">
            <text:p>41.12</text:p>
          </table:table-cell>
          <table:table-cell office:value-type="float" office:value="4149" calcext:value-type="float">
            <text:p>4149</text:p>
          </table:table-cell>
          <table:table-cell office:value-type="float" office:value="152.3" calcext:value-type="float">
            <text:p>152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435.04" calcext:value-type="float">
            <text:p>1435.04</text:p>
          </table:table-cell>
          <table:table-cell office:value-type="float" office:value="144794" calcext:value-type="float">
            <text:p>144794</text:p>
          </table:table-cell>
          <table:table-cell office:value-type="float" office:value="1681.5" calcext:value-type="float">
            <text:p>1681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lconies</text:p>
          </table:table-cell>
          <table:table-cell office:value-type="string" calcext:value-type="string">
            <text:p>Reinforced concrete</text:p>
          </table:table-cell>
          <table:table-cell office:value-type="float" office:value="9.6" calcext:value-type="float">
            <text:p>9.6</text:p>
          </table:table-cell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Slag (insulated)</text:p>
          </table:table-cell>
          <table:table-cell office:value-type="float" office:value="144.62" calcext:value-type="float">
            <text:p>144.62</text:p>
          </table:table-cell>
          <table:table-cell office:value-type="float" office:value="11069" calcext:value-type="float">
            <text:p>11069</text:p>
          </table:table-cell>
          <table:table-cell office:value-type="float" office:value="850.7" calcext:value-type="float">
            <text:p>850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16.83" calcext:value-type="float">
            <text:p>16.83</text:p>
          </table:table-cell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549:.D2561])" office:value-type="float" office:value="3523.01" calcext:value-type="float">
            <text:p>3523.01</text:p>
          </table:table-cell>
          <table:table-cell table:style-name="ce2" table:formula="of:=SUM([.E2549:.E2561])" office:value-type="float" office:value="311164" calcext:value-type="float">
            <text:p>311164</text:p>
          </table:table-cell>
          <table:table-cell table:style-name="ce2" table:formula="of:=SUM([.F2549:.F2561])" office:value-type="float" office:value="4124.9" calcext:value-type="float">
            <text:p>4124.9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4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5.68" calcext:value-type="float">
            <text:p>15.68</text:p>
          </table:table-cell>
          <table:table-cell office:value-type="float" office:value="1387" calcext:value-type="float">
            <text:p>1387</text:p>
          </table:table-cell>
          <table:table-cell office:value-type="float" office:value="3.8" calcext:value-type="float">
            <text:p>3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Wood</text:p>
          </table:table-cell>
          <table:table-cell office:value-type="float" office:value="8.2" calcext:value-type="float">
            <text:p>8.2</text:p>
          </table:table-cell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55.58" calcext:value-type="float">
            <text:p>55.58</text:p>
          </table:table-cell>
          <table:table-cell office:value-type="float" office:value="4917" calcext:value-type="float">
            <text:p>4917</text:p>
          </table:table-cell>
          <table:table-cell office:value-type="float" office:value="33.5" calcext:value-type="float">
            <text:p>33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05.34" calcext:value-type="float">
            <text:p>105.34</text:p>
          </table:table-cell>
          <table:table-cell office:value-type="float" office:value="9320" calcext:value-type="float">
            <text:p>9320</text:p>
          </table:table-cell>
          <table:table-cell office:value-type="float" office:value="34.8" calcext:value-type="float">
            <text:p>34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1.76" calcext:value-type="float">
            <text:p>11.76</text:p>
          </table:table-cell>
          <table:table-cell office:value-type="float" office:value="1040" calcext:value-type="float">
            <text:p>1040</text:p>
          </table:table-cell>
          <table:table-cell office:value-type="float" office:value="3.6" calcext:value-type="float">
            <text:p>3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120.59" calcext:value-type="float">
            <text:p>120.59</text:p>
          </table:table-cell>
          <table:table-cell office:value-type="float" office:value="3619" calcext:value-type="float">
            <text:p>3619</text:p>
          </table:table-cell>
          <table:table-cell office:value-type="float" office:value="119.4" calcext:value-type="float">
            <text:p>119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Rammed earth</text:p>
          </table:table-cell>
          <table:table-cell office:value-type="float" office:value="55.8" calcext:value-type="float">
            <text:p>55.8</text:p>
          </table:table-cell>
          <table:table-cell office:value-type="float" office:value="2762" calcext:value-type="float">
            <text:p>2762</text:p>
          </table:table-cell>
          <table:table-cell office:value-type="float" office:value="111.6" calcext:value-type="float">
            <text:p>111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18.24" calcext:value-type="float">
            <text:p>18.24</text:p>
          </table:table-cell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/Wood/Decoration</text:p>
          </table:table-cell>
          <table:table-cell office:value-type="float" office:value="275.84" calcext:value-type="float">
            <text:p>275.84</text:p>
          </table:table-cell>
          <table:table-cell office:value-type="float" office:value="24405" calcext:value-type="float">
            <text:p>24405</text:p>
          </table:table-cell>
          <table:table-cell office:value-type="float" office:value="312.5" calcext:value-type="float">
            <text:p>312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alls</text:p>
          </table:table-cell>
          <table:table-cell office:value-type="string" calcext:value-type="string">
            <text:p>Clay brick wall/Decoration</text:p>
          </table:table-cell>
          <table:table-cell office:value-type="float" office:value="17.12" calcext:value-type="float">
            <text:p>17.12</text:p>
          </table:table-cell>
          <table:table-cell office:value-type="float" office:value="1514" calcext:value-type="float">
            <text:p>1514</text:p>
          </table:table-cell>
          <table:table-cell office:value-type="float" office:value="16.3" calcext:value-type="float">
            <text:p>16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walls</text:p>
          </table:table-cell>
          <table:table-cell office:value-type="string" calcext:value-type="string">
            <text:p>Clay brick wall/Decoration</text:p>
          </table:table-cell>
          <table:table-cell office:value-type="float" office:value="37.17" calcext:value-type="float">
            <text:p>37.17</text:p>
          </table:table-cell>
          <table:table-cell office:value-type="float" office:value="2383" calcext:value-type="float">
            <text:p>2383</text:p>
          </table:table-cell>
          <table:table-cell office:value-type="float" office:value="35.4" calcext:value-type="float">
            <text:p>35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Wooden ceiling/Slag</text:p>
          </table:table-cell>
          <table:table-cell office:value-type="float" office:value="177.13" calcext:value-type="float">
            <text:p>177.13</text:p>
          </table:table-cell>
          <table:table-cell office:value-type="float" office:value="11357" calcext:value-type="float">
            <text:p>11357</text:p>
          </table:table-cell>
          <table:table-cell office:value-type="float" office:value="203.6" calcext:value-type="float">
            <text:p>203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37.54" calcext:value-type="float">
            <text:p>37.54</text:p>
          </table:table-cell>
          <table:table-cell office:value-type="float" office:value="2407" calcext:value-type="float">
            <text:p>2407</text:p>
          </table:table-cell>
          <table:table-cell office:value-type="float" office:value="27.4" calcext:value-type="float">
            <text:p>27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Wood</text:p>
          </table:table-cell>
          <table:table-cell office:value-type="float" office:value="6.08" calcext:value-type="float">
            <text:p>6.08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568:.D2581])" office:value-type="float" office:value="942.07" calcext:value-type="float">
            <text:p>942.07</text:p>
          </table:table-cell>
          <table:table-cell table:style-name="ce2" table:formula="of:=SUM([.E2568:.E2581])" office:value-type="float" office:value="67789" calcext:value-type="float">
            <text:p>67789</text:p>
          </table:table-cell>
          <table:table-cell table:style-name="ce2" table:formula="of:=SUM([.F2568:.F2581])" office:value-type="float" office:value="903.9" calcext:value-type="float">
            <text:p>903.9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4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58.6" calcext:value-type="float">
            <text:p>58.6</text:p>
          </table:table-cell>
          <table:table-cell office:value-type="float" office:value="5630" calcext:value-type="float">
            <text:p>5630</text:p>
          </table:table-cell>
          <table:table-cell office:value-type="float" office:value="15.2" calcext:value-type="float">
            <text:p>15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348.82" calcext:value-type="float">
            <text:p>348.82</text:p>
          </table:table-cell>
          <table:table-cell office:value-type="float" office:value="33513" calcext:value-type="float">
            <text:p>33513</text:p>
          </table:table-cell>
          <table:table-cell office:value-type="float" office:value="211.7" calcext:value-type="float">
            <text:p>211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344.65" calcext:value-type="float">
            <text:p>344.65</text:p>
          </table:table-cell>
          <table:table-cell office:value-type="float" office:value="33113" calcext:value-type="float">
            <text:p>33113</text:p>
          </table:table-cell>
          <table:table-cell office:value-type="float" office:value="115.3" calcext:value-type="float">
            <text:p>115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63.23" calcext:value-type="float">
            <text:p>63.23</text:p>
          </table:table-cell>
          <table:table-cell office:value-type="float" office:value="6075" calcext:value-type="float">
            <text:p>6075</text:p>
          </table:table-cell>
          <table:table-cell office:value-type="float" office:value="20.9" calcext:value-type="float">
            <text:p>20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478.39" calcext:value-type="float">
            <text:p>478.39</text:p>
          </table:table-cell>
          <table:table-cell office:value-type="float" office:value="17993" calcext:value-type="float">
            <text:p>17993</text:p>
          </table:table-cell>
          <table:table-cell office:value-type="float" office:value="583.4" calcext:value-type="float">
            <text:p>583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38.49" calcext:value-type="float">
            <text:p>38.49</text:p>
          </table:table-cell>
          <table:table-cell office:value-type="float" office:value="3698" calcext:value-type="float">
            <text:p>369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1367.82" calcext:value-type="float">
            <text:p>1367.82</text:p>
          </table:table-cell>
          <table:table-cell office:value-type="float" office:value="131414" calcext:value-type="float">
            <text:p>131414</text:p>
          </table:table-cell>
          <table:table-cell office:value-type="float" office:value="1227.8" calcext:value-type="float">
            <text:p>1227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Slag/Concrete</text:p>
          </table:table-cell>
          <table:table-cell office:value-type="float" office:value="490.06" calcext:value-type="float">
            <text:p>490.06</text:p>
          </table:table-cell>
          <table:table-cell office:value-type="float" office:value="35145" calcext:value-type="float">
            <text:p>35145</text:p>
          </table:table-cell>
          <table:table-cell office:value-type="float" office:value="583.4" calcext:value-type="float">
            <text:p>583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12.83" calcext:value-type="float">
            <text:p>12.83</text:p>
          </table:table-cell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0.9" calcext:value-type="float">
            <text:p>0.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588:.D2597])" office:value-type="float" office:value="3203.79" calcext:value-type="float">
            <text:p>3203.79</text:p>
          </table:table-cell>
          <table:table-cell table:style-name="ce2" table:formula="of:=SUM([.E2588:.E2597])" office:value-type="float" office:value="267900" calcext:value-type="float">
            <text:p>267900</text:p>
          </table:table-cell>
          <table:table-cell table:style-name="ce2" table:formula="of:=SUM([.F2588:.F2597])" office:value-type="float" office:value="2757.7" calcext:value-type="float">
            <text:p>2757.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4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42.08" calcext:value-type="float">
            <text:p>42.08</text:p>
          </table:table-cell>
          <table:table-cell office:value-type="float" office:value="4248" calcext:value-type="float">
            <text:p>4248</text:p>
          </table:table-cell>
          <table:table-cell office:value-type="float" office:value="17.6" calcext:value-type="float">
            <text:p>17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702.65" calcext:value-type="float">
            <text:p>702.65</text:p>
          </table:table-cell>
          <table:table-cell office:value-type="float" office:value="70931" calcext:value-type="float">
            <text:p>70931</text:p>
          </table:table-cell>
          <table:table-cell office:value-type="float" office:value="427.1" calcext:value-type="float">
            <text:p>427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83.88" calcext:value-type="float">
            <text:p>283.88</text:p>
          </table:table-cell>
          <table:table-cell office:value-type="float" office:value="28657" calcext:value-type="float">
            <text:p>28657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54.68" calcext:value-type="float">
            <text:p>54.68</text:p>
          </table:table-cell>
          <table:table-cell office:value-type="float" office:value="5520" calcext:value-type="float">
            <text:p>5520</text:p>
          </table:table-cell>
          <table:table-cell office:value-type="float" office:value="34.8" calcext:value-type="float">
            <text:p>34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622.38" calcext:value-type="float">
            <text:p>622.38</text:p>
          </table:table-cell>
          <table:table-cell office:value-type="float" office:value="26441" calcext:value-type="float">
            <text:p>26441</text:p>
          </table:table-cell>
          <table:table-cell office:value-type="float" office:value="759" calcext:value-type="float">
            <text:p>75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48" calcext:value-type="float">
            <text:p>48</text:p>
          </table:table-cell>
          <table:table-cell office:value-type="float" office:value="4845" calcext:value-type="float">
            <text:p>48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2061.23" calcext:value-type="float">
            <text:p>2061.23</text:p>
          </table:table-cell>
          <table:table-cell office:value-type="float" office:value="208076" calcext:value-type="float">
            <text:p>208076</text:p>
          </table:table-cell>
          <table:table-cell office:value-type="float" office:value="1851.5" calcext:value-type="float">
            <text:p>1851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Slag/Wool</text:p>
          </table:table-cell>
          <table:table-cell office:value-type="float" office:value="98.67" calcext:value-type="float">
            <text:p>98.67</text:p>
          </table:table-cell>
          <table:table-cell office:value-type="float" office:value="8518" calcext:value-type="float">
            <text:p>8518</text:p>
          </table:table-cell>
          <table:table-cell office:value-type="float" office:value="759" calcext:value-type="float">
            <text:p>75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Brickwork</text:p>
          </table:table-cell>
          <table:table-cell office:value-type="float" office:value="16" calcext:value-type="float">
            <text:p>16</text:p>
          </table:table-cell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anopy</text:p>
          </table:table-cell>
          <table:table-cell office:value-type="string" calcext:value-type="string">
            <text:p>Reinforced concrete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604:.D2613])" office:value-type="float" office:value="3930.77" calcext:value-type="float">
            <text:p>3930.77</text:p>
          </table:table-cell>
          <table:table-cell table:style-name="ce2" table:formula="of:=SUM([.E2604:.E2613])" office:value-type="float" office:value="358972" calcext:value-type="float">
            <text:p>358972</text:p>
          </table:table-cell>
          <table:table-cell table:style-name="ce2" table:formula="of:=SUM([.F2604:.F2613])" office:value-type="float" office:value="3942" calcext:value-type="float">
            <text:p>39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4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23.14" calcext:value-type="float">
            <text:p>23.14</text:p>
          </table:table-cell>
          <table:table-cell office:value-type="float" office:value="1966" calcext:value-type="float">
            <text:p>1966</text:p>
          </table:table-cell>
          <table:table-cell office:value-type="float" office:value="5.8" calcext:value-type="float">
            <text:p>5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Wood</text:p>
          </table:table-cell>
          <table:table-cell office:value-type="float" office:value="7.81" calcext:value-type="float">
            <text:p>7.81</text:p>
          </table:table-cell>
          <table:table-cell office:value-type="float" office:value="473" calcext:value-type="float">
            <text:p>473</text:p>
          </table:table-cell>
          <table:table-cell office:value-type="float" office:value="1.9" calcext:value-type="float">
            <text:p>1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64" calcext:value-type="float">
            <text:p>64</text:p>
          </table:table-cell>
          <table:table-cell office:value-type="float" office:value="5438" calcext:value-type="float">
            <text:p>5438</text:p>
          </table:table-cell>
          <table:table-cell office:value-type="float" office:value="38.3" calcext:value-type="float">
            <text:p>38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46.54" calcext:value-type="float">
            <text:p>46.54</text:p>
          </table:table-cell>
          <table:table-cell office:value-type="float" office:value="3954" calcext:value-type="float">
            <text:p>395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8.34" calcext:value-type="float">
            <text:p>18.34</text:p>
          </table:table-cell>
          <table:table-cell office:value-type="float" office:value="1558" calcext:value-type="float">
            <text:p>1558</text:p>
          </table:table-cell>
          <table:table-cell office:value-type="float" office:value="5.8" calcext:value-type="float">
            <text:p>5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74.39" calcext:value-type="float">
            <text:p>74.39</text:p>
          </table:table-cell>
          <table:table-cell office:value-type="float" office:value="1972" calcext:value-type="float">
            <text:p>1972</text:p>
          </table:table-cell>
          <table:table-cell office:value-type="float" office:value="86.5" calcext:value-type="float">
            <text:p>86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Rammed earth</text:p>
          </table:table-cell>
          <table:table-cell office:value-type="float" office:value="43.9" calcext:value-type="float">
            <text:p>43.9</text:p>
          </table:table-cell>
          <table:table-cell office:value-type="float" office:value="2019" calcext:value-type="float">
            <text:p>2019</text:p>
          </table:table-cell>
          <table:table-cell office:value-type="float" office:value="87.8" calcext:value-type="float">
            <text:p>87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16.35" calcext:value-type="float">
            <text:p>16.35</text:p>
          </table:table-cell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 level walls</text:p>
          </table:table-cell>
          <table:table-cell office:value-type="string" calcext:value-type="string">
            <text:p>Brickwork</text:p>
          </table:table-cell>
          <table:table-cell office:value-type="float" office:value="57.77" calcext:value-type="float">
            <text:p>57.77</text:p>
          </table:table-cell>
          <table:table-cell office:value-type="float" office:value="4908" calcext:value-type="float">
            <text:p>4908</text:p>
          </table:table-cell>
          <table:table-cell office:value-type="float" office:value="66.4" calcext:value-type="float">
            <text:p>66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Wood/Decoration</text:p>
          </table:table-cell>
          <table:table-cell office:value-type="float" office:value="262.72" calcext:value-type="float">
            <text:p>262.72</text:p>
          </table:table-cell>
          <table:table-cell office:value-type="float" office:value="22323" calcext:value-type="float">
            <text:p>22323</text:p>
          </table:table-cell>
          <table:table-cell office:value-type="float" office:value="290" calcext:value-type="float">
            <text:p>29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alls</text:p>
          </table:table-cell>
          <table:table-cell office:value-type="string" calcext:value-type="string">
            <text:p>Clay brick wall/Decoration</text:p>
          </table:table-cell>
          <table:table-cell office:value-type="float" office:value="22.68" calcext:value-type="float">
            <text:p>22.68</text:p>
          </table:table-cell>
          <table:table-cell office:value-type="float" office:value="1927" calcext:value-type="float">
            <text:p>1927</text:p>
          </table:table-cell>
          <table:table-cell office:value-type="float" office:value="18.9" calcext:value-type="float">
            <text:p>18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walls</text:p>
          </table:table-cell>
          <table:table-cell office:value-type="string" calcext:value-type="string">
            <text:p>Clay brick wall/Decoration</text:p>
          </table:table-cell>
          <table:table-cell office:value-type="float" office:value="29.57" calcext:value-type="float">
            <text:p>29.57</text:p>
          </table:table-cell>
          <table:table-cell office:value-type="float" office:value="1792" calcext:value-type="float">
            <text:p>1792</text:p>
          </table:table-cell>
          <table:table-cell office:value-type="float" office:value="22.4" calcext:value-type="float">
            <text:p>22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walls</text:p>
          </table:table-cell>
          <table:table-cell office:value-type="string" calcext:value-type="string">
            <text:p>Clay brick wall/Decoration</text:p>
          </table:table-cell>
          <table:table-cell office:value-type="float" office:value="51.41" calcext:value-type="float">
            <text:p>51.41</text:p>
          </table:table-cell>
          <table:table-cell office:value-type="float" office:value="1363" calcext:value-type="float">
            <text:p>1363</text:p>
          </table:table-cell>
          <table:table-cell office:value-type="float" office:value="47.6" calcext:value-type="float">
            <text:p>47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Wooden ceiling/Slag</text:p>
          </table:table-cell>
          <table:table-cell office:value-type="float" office:value="128.17" calcext:value-type="float">
            <text:p>128.17</text:p>
          </table:table-cell>
          <table:table-cell office:value-type="float" office:value="7768" calcext:value-type="float">
            <text:p>7768</text:p>
          </table:table-cell>
          <table:table-cell office:value-type="float" office:value="156.3" calcext:value-type="float">
            <text:p>156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Wood/Slag</text:p>
          </table:table-cell>
          <table:table-cell office:value-type="float" office:value="14.76" calcext:value-type="float">
            <text:p>14.76</text:p>
          </table:table-cell>
          <table:table-cell office:value-type="float" office:value="895" calcext:value-type="float">
            <text:p>895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Wood</text:p>
          </table:table-cell>
          <table:table-cell office:value-type="float" office:value="5.45" calcext:value-type="float">
            <text:p>5.45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620:.D2635])" office:value-type="float" office:value="867" calcext:value-type="float">
            <text:p>867</text:p>
          </table:table-cell>
          <table:table-cell table:style-name="ce2" table:formula="of:=SUM([.E2620:.E2635])" office:value-type="float" office:value="60208" calcext:value-type="float">
            <text:p>60208</text:p>
          </table:table-cell>
          <table:table-cell table:style-name="ce2" table:formula="of:=SUM([.F2620:.F2635])" office:value-type="float" office:value="860.7" calcext:value-type="float">
            <text:p>860.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5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34.99" calcext:value-type="float">
            <text:p>34.99</text:p>
          </table:table-cell>
          <table:table-cell office:value-type="float" office:value="3218" calcext:value-type="float">
            <text:p>3218</text:p>
          </table:table-cell>
          <table:table-cell office:value-type="float" office:value="8.7" calcext:value-type="float">
            <text:p>8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Wood</text:p>
          </table:table-cell>
          <table:table-cell office:value-type="float" office:value="16.4" calcext:value-type="float">
            <text:p>16.4</text:p>
          </table:table-cell>
          <table:table-cell office:value-type="float" office:value="1109" calcext:value-type="float">
            <text:p>1109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546.82" calcext:value-type="float">
            <text:p>546.82</text:p>
          </table:table-cell>
          <table:table-cell office:value-type="float" office:value="50298" calcext:value-type="float">
            <text:p>50298</text:p>
          </table:table-cell>
          <table:table-cell office:value-type="float" office:value="331.3" calcext:value-type="float">
            <text:p>331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57.31" calcext:value-type="float">
            <text:p>257.31</text:p>
          </table:table-cell>
          <table:table-cell office:value-type="float" office:value="23668" calcext:value-type="float">
            <text:p>23668</text:p>
          </table:table-cell>
          <table:table-cell office:value-type="float" office:value="93.5" calcext:value-type="float">
            <text:p>93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66.14" calcext:value-type="float">
            <text:p>66.14</text:p>
          </table:table-cell>
          <table:table-cell office:value-type="float" office:value="6084" calcext:value-type="float">
            <text:p>6084</text:p>
          </table:table-cell>
          <table:table-cell office:value-type="float" office:value="44.3" calcext:value-type="float">
            <text:p>44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5.9" calcext:value-type="float">
            <text:p>15.9</text:p>
          </table:table-cell>
          <table:table-cell office:value-type="float" office:value="1463" calcext:value-type="float">
            <text:p>1463</text:p>
          </table:table-cell>
          <table:table-cell office:value-type="float" office:value="5.6" calcext:value-type="float">
            <text:p>5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702.8" calcext:value-type="float">
            <text:p>702.8</text:p>
          </table:table-cell>
          <table:table-cell office:value-type="float" office:value="23557" calcext:value-type="float">
            <text:p>23557</text:p>
          </table:table-cell>
          <table:table-cell office:value-type="float" office:value="755.7" calcext:value-type="float">
            <text:p>755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40.05" calcext:value-type="float">
            <text:p>40.05</text:p>
          </table:table-cell>
          <table:table-cell office:value-type="float" office:value="3684" calcext:value-type="float">
            <text:p>368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338.3" calcext:value-type="float">
            <text:p>338.3</text:p>
          </table:table-cell>
          <table:table-cell office:value-type="float" office:value="31118" calcext:value-type="float">
            <text:p>31118</text:p>
          </table:table-cell>
          <table:table-cell office:value-type="float" office:value="398" calcext:value-type="float">
            <text:p>39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50.07" calcext:value-type="float">
            <text:p>50.07</text:p>
          </table:table-cell>
          <table:table-cell office:value-type="float" office:value="4605" calcext:value-type="float">
            <text:p>4605</text:p>
          </table:table-cell>
          <table:table-cell office:value-type="float" office:value="58.9" calcext:value-type="float">
            <text:p>58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913.09" calcext:value-type="float">
            <text:p>913.09</text:p>
          </table:table-cell>
          <table:table-cell office:value-type="float" office:value="83989" calcext:value-type="float">
            <text:p>83989</text:p>
          </table:table-cell>
          <table:table-cell office:value-type="float" office:value="982.2" calcext:value-type="float">
            <text:p>982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walls</text:p>
          </table:table-cell>
          <table:table-cell office:value-type="string" calcext:value-type="string">
            <text:p>Lightweight concrete panels</text:p>
          </table:table-cell>
          <table:table-cell office:value-type="float" office:value="26.35" calcext:value-type="float">
            <text:p>26.35</text:p>
          </table:table-cell>
          <table:table-cell office:value-type="float" office:value="1782" calcext:value-type="float">
            <text:p>178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Reinforced concrete/Slag/Concrete</text:p>
          </table:table-cell>
          <table:table-cell office:value-type="float" office:value="584.96" calcext:value-type="float">
            <text:p>584.96</text:p>
          </table:table-cell>
          <table:table-cell office:value-type="float" office:value="39557" calcext:value-type="float">
            <text:p>39557</text:p>
          </table:table-cell>
          <table:table-cell office:value-type="float" office:value="731.2" calcext:value-type="float">
            <text:p>731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Reinforced concrete/Slag/Concrete/Roofing material</text:p>
          </table:table-cell>
          <table:table-cell office:value-type="float" office:value="18.62" calcext:value-type="float">
            <text:p>18.62</text:p>
          </table:table-cell>
          <table:table-cell office:value-type="float" office:value="1713" calcext:value-type="float">
            <text:p>1713</text:p>
          </table:table-cell>
          <table:table-cell office:value-type="float" office:value="24.5" calcext:value-type="float">
            <text:p>24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rnice</text:p>
          </table:table-cell>
          <table:table-cell office:value-type="string" calcext:value-type="string">
            <text:p>Lightweight concrete panels</text:p>
          </table:table-cell>
          <table:table-cell office:value-type="float" office:value="13.35" calcext:value-type="float">
            <text:p>13.35</text:p>
          </table:table-cell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642:.D2656])" office:value-type="float" office:value="3625.15" calcext:value-type="float">
            <text:p>3625.15</text:p>
          </table:table-cell>
          <table:table-cell table:style-name="ce2" table:formula="of:=SUM([.E2642:.E2656])" office:value-type="float" office:value="277073" calcext:value-type="float">
            <text:p>277073</text:p>
          </table:table-cell>
          <table:table-cell table:style-name="ce2" table:formula="of:=SUM([.F2642:.F2656])" office:value-type="float" office:value="3468.9" calcext:value-type="float">
            <text:p>3468.9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5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 (insulated)</text:p>
          </table:table-cell>
          <table:table-cell office:value-type="string" calcext:value-type="string">
            <text:p>Metal/Mineral wool</text:p>
          </table:table-cell>
          <table:table-cell office:value-type="float" office:value="4.7" calcext:value-type="float">
            <text:p>4.7</text:p>
          </table:table-cell>
          <table:table-cell office:value-type="float" office:value="343" calcext:value-type="float">
            <text:p>343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 (uninsulated)</text:p>
          </table:table-cell>
          <table:table-cell office:value-type="string" calcext:value-type="string">
            <text:p>Metal</text:p>
          </table:table-cell>
          <table:table-cell office:value-type="float" office:value="36.7" calcext:value-type="float">
            <text:p>36.7</text:p>
          </table:table-cell>
          <table:table-cell office:value-type="float" office:value="2682" calcext:value-type="float">
            <text:p>2682</text:p>
          </table:table-cell>
          <table:table-cell office:value-type="float" office:value="6.67" calcext:value-type="float">
            <text:p>6.6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906.5" calcext:value-type="float">
            <text:p>906.5</text:p>
          </table:table-cell>
          <table:table-cell office:value-type="float" office:value="83913" calcext:value-type="float">
            <text:p>83913</text:p>
          </table:table-cell>
          <table:table-cell office:value-type="float" office:value="411.6" calcext:value-type="float">
            <text:p>411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/glass</text:p>
          </table:table-cell>
          <table:table-cell office:value-type="float" office:value="390.3" calcext:value-type="float">
            <text:p>390.3</text:p>
          </table:table-cell>
          <table:table-cell office:value-type="float" office:value="36129" calcext:value-type="float">
            <text:p>36129</text:p>
          </table:table-cell>
          <table:table-cell office:value-type="float" office:value="209.72" calcext:value-type="float">
            <text:p>209.7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/glass</text:p>
          </table:table-cell>
          <table:table-cell office:value-type="float" office:value="302.6" calcext:value-type="float">
            <text:p>302.6</text:p>
          </table:table-cell>
          <table:table-cell office:value-type="float" office:value="22114" calcext:value-type="float">
            <text:p>22114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Wood (insulation)</text:p>
          </table:table-cell>
          <table:table-cell office:value-type="float" office:value="407.2" calcext:value-type="float">
            <text:p>407.2</text:p>
          </table:table-cell>
          <table:table-cell office:value-type="float" office:value="22815" calcext:value-type="float">
            <text:p>22815</text:p>
          </table:table-cell>
          <table:table-cell office:value-type="float" office:value="434.94" calcext:value-type="float">
            <text:p>434.9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</text:p>
          </table:table-cell>
          <table:table-cell office:value-type="float" office:value="968.9" calcext:value-type="float">
            <text:p>968.9</text:p>
          </table:table-cell>
          <table:table-cell office:value-type="float" office:value="89689" calcext:value-type="float">
            <text:p>89689</text:p>
          </table:table-cell>
          <table:table-cell office:value-type="float" office:value="1064.77" calcext:value-type="float">
            <text:p>1064.7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1511.1" calcext:value-type="float">
            <text:p>1511.1</text:p>
          </table:table-cell>
          <table:table-cell office:value-type="float" office:value="139880" calcext:value-type="float">
            <text:p>139880</text:p>
          </table:table-cell>
          <table:table-cell office:value-type="float" office:value="1496.18" calcext:value-type="float">
            <text:p>1496.1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Wood/Glass wool</text:p>
          </table:table-cell>
          <table:table-cell office:value-type="float" office:value="163.2" calcext:value-type="float">
            <text:p>163.2</text:p>
          </table:table-cell>
          <table:table-cell office:value-type="float" office:value="15107" calcext:value-type="float">
            <text:p>15107</text:p>
          </table:table-cell>
          <table:table-cell office:value-type="float" office:value="272.02" calcext:value-type="float">
            <text:p>272.0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(technical floor)</text:p>
          </table:table-cell>
          <table:table-cell office:value-type="string" calcext:value-type="string">
            <text:p>Wood wool</text:p>
          </table:table-cell>
          <table:table-cell office:value-type="float" office:value="507.2" calcext:value-type="float">
            <text:p>507.2</text:p>
          </table:table-cell>
          <table:table-cell office:value-type="float" office:value="42008" calcext:value-type="float">
            <text:p>42008</text:p>
          </table:table-cell>
          <table:table-cell office:value-type="float" office:value="434.94" calcext:value-type="float">
            <text:p>434.94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663:.D2672])" office:value-type="float" office:value="5198.4" calcext:value-type="float">
            <text:p>5198.4</text:p>
          </table:table-cell>
          <table:table-cell table:style-name="ce2" table:formula="of:=SUM([.E2663:.E2672])" office:value-type="float" office:value="454680" calcext:value-type="float">
            <text:p>454680</text:p>
          </table:table-cell>
          <table:table-cell table:style-name="ce2" table:formula="of:=SUM([.F2663:.F2672])" office:value-type="float" office:value="4407.94" calcext:value-type="float">
            <text:p>4407.94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5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 (insulated)</text:p>
          </table:table-cell>
          <table:table-cell office:value-type="string" calcext:value-type="string">
            <text:p>Metal/Mineral wool</text:p>
          </table:table-cell>
          <table:table-cell office:value-type="float" office:value="4.7" calcext:value-type="float">
            <text:p>4.7</text:p>
          </table:table-cell>
          <table:table-cell office:value-type="float" office:value="343" calcext:value-type="float">
            <text:p>343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 (uninsulated)</text:p>
          </table:table-cell>
          <table:table-cell office:value-type="string" calcext:value-type="string">
            <text:p>Metal</text:p>
          </table:table-cell>
          <table:table-cell office:value-type="float" office:value="36.7" calcext:value-type="float">
            <text:p>36.7</text:p>
          </table:table-cell>
          <table:table-cell office:value-type="float" office:value="2682" calcext:value-type="float">
            <text:p>2682</text:p>
          </table:table-cell>
          <table:table-cell office:value-type="float" office:value="6.67" calcext:value-type="float">
            <text:p>6.6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799" calcext:value-type="float">
            <text:p>799</text:p>
          </table:table-cell>
          <table:table-cell office:value-type="float" office:value="73962" calcext:value-type="float">
            <text:p>73962</text:p>
          </table:table-cell>
          <table:table-cell office:value-type="float" office:value="362.6" calcext:value-type="float">
            <text:p>362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/glass</text:p>
          </table:table-cell>
          <table:table-cell office:value-type="float" office:value="546.7" calcext:value-type="float">
            <text:p>546.7</text:p>
          </table:table-cell>
          <table:table-cell office:value-type="float" office:value="50607" calcext:value-type="float">
            <text:p>50607</text:p>
          </table:table-cell>
          <table:table-cell office:value-type="float" office:value="170.73" calcext:value-type="float">
            <text:p>170.7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302.6" calcext:value-type="float">
            <text:p>302.6</text:p>
          </table:table-cell>
          <table:table-cell office:value-type="float" office:value="22114" calcext:value-type="float">
            <text:p>22114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Wood (insulation)</text:p>
          </table:table-cell>
          <table:table-cell office:value-type="float" office:value="407.2" calcext:value-type="float">
            <text:p>407.2</text:p>
          </table:table-cell>
          <table:table-cell office:value-type="float" office:value="22815" calcext:value-type="float">
            <text:p>22815</text:p>
          </table:table-cell>
          <table:table-cell office:value-type="float" office:value="434.94" calcext:value-type="float">
            <text:p>434.9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</text:p>
          </table:table-cell>
          <table:table-cell office:value-type="float" office:value="968.9" calcext:value-type="float">
            <text:p>968.9</text:p>
          </table:table-cell>
          <table:table-cell office:value-type="float" office:value="89689" calcext:value-type="float">
            <text:p>89689</text:p>
          </table:table-cell>
          <table:table-cell office:value-type="float" office:value="1064.77" calcext:value-type="float">
            <text:p>1064.7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1511.1" calcext:value-type="float">
            <text:p>1511.1</text:p>
          </table:table-cell>
          <table:table-cell office:value-type="float" office:value="139880" calcext:value-type="float">
            <text:p>139880</text:p>
          </table:table-cell>
          <table:table-cell office:value-type="float" office:value="1496.18" calcext:value-type="float">
            <text:p>1496.1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Wood/Glass wool</text:p>
          </table:table-cell>
          <table:table-cell office:value-type="float" office:value="163.2" calcext:value-type="float">
            <text:p>163.2</text:p>
          </table:table-cell>
          <table:table-cell office:value-type="float" office:value="15107" calcext:value-type="float">
            <text:p>15107</text:p>
          </table:table-cell>
          <table:table-cell office:value-type="float" office:value="272.02" calcext:value-type="float">
            <text:p>272.0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(technical floor)</text:p>
          </table:table-cell>
          <table:table-cell office:value-type="string" calcext:value-type="string">
            <text:p>Wood wool</text:p>
          </table:table-cell>
          <table:table-cell office:value-type="float" office:value="507.2" calcext:value-type="float">
            <text:p>507.2</text:p>
          </table:table-cell>
          <table:table-cell office:value-type="float" office:value="42008" calcext:value-type="float">
            <text:p>42008</text:p>
          </table:table-cell>
          <table:table-cell office:value-type="float" office:value="491.5" calcext:value-type="float">
            <text:p>491.5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679:.D2688])" office:value-type="float" office:value="5247.3" calcext:value-type="float">
            <text:p>5247.3</text:p>
          </table:table-cell>
          <table:table-cell table:style-name="ce2" table:formula="of:=SUM([.E2679:.E2688])" office:value-type="float" office:value="459207" calcext:value-type="float">
            <text:p>459207</text:p>
          </table:table-cell>
          <table:table-cell table:style-name="ce2" table:formula="of:=SUM([.F2679:.F2688])" office:value-type="float" office:value="4376.51" calcext:value-type="float">
            <text:p>4376.5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5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 (insulated)</text:p>
          </table:table-cell>
          <table:table-cell office:value-type="string" calcext:value-type="string">
            <text:p>Metal/Mineral wool</text:p>
          </table:table-cell>
          <table:table-cell office:value-type="float" office:value="4.7" calcext:value-type="float">
            <text:p>4.7</text:p>
          </table:table-cell>
          <table:table-cell office:value-type="float" office:value="343" calcext:value-type="float">
            <text:p>343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 (uninsulated)</text:p>
          </table:table-cell>
          <table:table-cell office:value-type="string" calcext:value-type="string">
            <text:p>Metal</text:p>
          </table:table-cell>
          <table:table-cell office:value-type="float" office:value="36.7" calcext:value-type="float">
            <text:p>36.7</text:p>
          </table:table-cell>
          <table:table-cell office:value-type="float" office:value="2682" calcext:value-type="float">
            <text:p>2682</text:p>
          </table:table-cell>
          <table:table-cell office:value-type="float" office:value="6.67" calcext:value-type="float">
            <text:p>6.6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879.3" calcext:value-type="float">
            <text:p>879.3</text:p>
          </table:table-cell>
          <table:table-cell office:value-type="float" office:value="81395" calcext:value-type="float">
            <text:p>81395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/glass</text:p>
          </table:table-cell>
          <table:table-cell office:value-type="float" office:value="390.2" calcext:value-type="float">
            <text:p>390.2</text:p>
          </table:table-cell>
          <table:table-cell office:value-type="float" office:value="36120" calcext:value-type="float">
            <text:p>36120</text:p>
          </table:table-cell>
          <table:table-cell office:value-type="float" office:value="122" calcext:value-type="float">
            <text:p>12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302.6" calcext:value-type="float">
            <text:p>302.6</text:p>
          </table:table-cell>
          <table:table-cell office:value-type="float" office:value="22114" calcext:value-type="float">
            <text:p>22114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Wood (insulation)</text:p>
          </table:table-cell>
          <table:table-cell office:value-type="float" office:value="407.2" calcext:value-type="float">
            <text:p>407.2</text:p>
          </table:table-cell>
          <table:table-cell office:value-type="float" office:value="22815" calcext:value-type="float">
            <text:p>22815</text:p>
          </table:table-cell>
          <table:table-cell office:value-type="float" office:value="434.94" calcext:value-type="float">
            <text:p>434.9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</text:p>
          </table:table-cell>
          <table:table-cell office:value-type="float" office:value="953.7" calcext:value-type="float">
            <text:p>953.7</text:p>
          </table:table-cell>
          <table:table-cell office:value-type="float" office:value="88282" calcext:value-type="float">
            <text:p>88282</text:p>
          </table:table-cell>
          <table:table-cell office:value-type="float" office:value="1048" calcext:value-type="float">
            <text:p>104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1511.1" calcext:value-type="float">
            <text:p>1511.1</text:p>
          </table:table-cell>
          <table:table-cell office:value-type="float" office:value="139880" calcext:value-type="float">
            <text:p>139880</text:p>
          </table:table-cell>
          <table:table-cell office:value-type="float" office:value="1496.18" calcext:value-type="float">
            <text:p>1496.1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Wood/Glass wool</text:p>
          </table:table-cell>
          <table:table-cell office:value-type="float" office:value="163.2" calcext:value-type="float">
            <text:p>163.2</text:p>
          </table:table-cell>
          <table:table-cell office:value-type="float" office:value="15107" calcext:value-type="float">
            <text:p>15107</text:p>
          </table:table-cell>
          <table:table-cell office:value-type="float" office:value="272.02" calcext:value-type="float">
            <text:p>272.0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(technical floor)</text:p>
          </table:table-cell>
          <table:table-cell office:value-type="string" calcext:value-type="string">
            <text:p>Wood wool</text:p>
          </table:table-cell>
          <table:table-cell office:value-type="float" office:value="507.2" calcext:value-type="float">
            <text:p>507.2</text:p>
          </table:table-cell>
          <table:table-cell office:value-type="float" office:value="42008" calcext:value-type="float">
            <text:p>42008</text:p>
          </table:table-cell>
          <table:table-cell office:value-type="float" office:value="491.5" calcext:value-type="float">
            <text:p>491.5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695:.D2704])" office:value-type="float" office:value="5155.9" calcext:value-type="float">
            <text:p>5155.9</text:p>
          </table:table-cell>
          <table:table-cell table:style-name="ce2" table:formula="of:=SUM([.E2695:.E2704])" office:value-type="float" office:value="450746" calcext:value-type="float">
            <text:p>450746</text:p>
          </table:table-cell>
          <table:table-cell table:style-name="ce2" table:formula="of:=SUM([.F2695:.F2704])" office:value-type="float" office:value="4348.41" calcext:value-type="float">
            <text:p>4348.4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5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 (insulated)</text:p>
          </table:table-cell>
          <table:table-cell office:value-type="string" calcext:value-type="string">
            <text:p>Metal/Mineral wool</text:p>
          </table:table-cell>
          <table:table-cell office:value-type="float" office:value="4.5" calcext:value-type="float">
            <text:p>4.5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 (uninsulated)</text:p>
          </table:table-cell>
          <table:table-cell office:value-type="string" calcext:value-type="string">
            <text:p>Wood</text:p>
          </table:table-cell>
          <table:table-cell office:value-type="float" office:value="41.5" calcext:value-type="float">
            <text:p>41.5</text:p>
          </table:table-cell>
          <table:table-cell office:value-type="float" office:value="3235" calcext:value-type="float">
            <text:p>323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728.9" calcext:value-type="float">
            <text:p>728.9</text:p>
          </table:table-cell>
          <table:table-cell office:value-type="float" office:value="67473" calcext:value-type="float">
            <text:p>67473</text:p>
          </table:table-cell>
          <table:table-cell office:value-type="float" office:value="334" calcext:value-type="float">
            <text:p>33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/glass</text:p>
          </table:table-cell>
          <table:table-cell office:value-type="float" office:value="630.4" calcext:value-type="float">
            <text:p>630.4</text:p>
          </table:table-cell>
          <table:table-cell office:value-type="float" office:value="58318" calcext:value-type="float">
            <text:p>58318</text:p>
          </table:table-cell>
          <table:table-cell office:value-type="float" office:value="198" calcext:value-type="float">
            <text:p>19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/doors</text:p>
          </table:table-cell>
          <table:table-cell office:value-type="string" calcext:value-type="string">
            <text:p>Wood/Glass blocks</text:p>
          </table:table-cell>
          <table:table-cell office:value-type="float" office:value="330" calcext:value-type="float">
            <text:p>330</text:p>
          </table:table-cell>
          <table:table-cell office:value-type="float" office:value="25724" calcext:value-type="float">
            <text:p>25724</text:p>
          </table:table-cell>
          <table:table-cell office:value-type="float" office:value="105" calcext:value-type="float">
            <text:p>10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Wood (insulation)</text:p>
          </table:table-cell>
          <table:table-cell office:value-type="float" office:value="283.8" calcext:value-type="float">
            <text:p>283.8</text:p>
          </table:table-cell>
          <table:table-cell office:value-type="float" office:value="16039" calcext:value-type="float">
            <text:p>16039</text:p>
          </table:table-cell>
          <table:table-cell office:value-type="float" office:value="297" calcext:value-type="float">
            <text:p>29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</text:p>
          </table:table-cell>
          <table:table-cell office:value-type="float" office:value="928.2" calcext:value-type="float">
            <text:p>928.2</text:p>
          </table:table-cell>
          <table:table-cell office:value-type="float" office:value="85922" calcext:value-type="float">
            <text:p>85922</text:p>
          </table:table-cell>
          <table:table-cell office:value-type="float" office:value="1020" calcext:value-type="float">
            <text:p>102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1475.6" calcext:value-type="float">
            <text:p>1475.6</text:p>
          </table:table-cell>
          <table:table-cell office:value-type="float" office:value="136593" calcext:value-type="float">
            <text:p>136593</text:p>
          </table:table-cell>
          <table:table-cell office:value-type="float" office:value="1461" calcext:value-type="float">
            <text:p>146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88.9" calcext:value-type="float">
            <text:p>88.9</text:p>
          </table:table-cell>
          <table:table-cell office:value-type="float" office:value="8229" calcext:value-type="float">
            <text:p>8229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Wood/Glass wool</text:p>
          </table:table-cell>
          <table:table-cell office:value-type="float" office:value="157.2" calcext:value-type="float">
            <text:p>157.2</text:p>
          </table:table-cell>
          <table:table-cell office:value-type="float" office:value="14552" calcext:value-type="float">
            <text:p>14552</text:p>
          </table:table-cell>
          <table:table-cell office:value-type="float" office:value="262" calcext:value-type="float">
            <text:p>26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(technical floor)</text:p>
          </table:table-cell>
          <table:table-cell office:value-type="string" calcext:value-type="string">
            <text:p>Expanded clay</text:p>
          </table:table-cell>
          <table:table-cell office:value-type="float" office:value="352.1" calcext:value-type="float">
            <text:p>352.1</text:p>
          </table:table-cell>
          <table:table-cell office:value-type="float" office:value="29334" calcext:value-type="float">
            <text:p>29334</text:p>
          </table:table-cell>
          <table:table-cell office:value-type="float" office:value="297" calcext:value-type="float">
            <text:p>297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711:.D2721])" office:value-type="float" office:value="5021.1" calcext:value-type="float">
            <text:p>5021.1</text:p>
          </table:table-cell>
          <table:table-cell table:style-name="ce2" table:formula="of:=SUM([.E2711:.E2721])" office:value-type="float" office:value="445770" calcext:value-type="float">
            <text:p>445770</text:p>
          </table:table-cell>
          <table:table-cell table:style-name="ce2" table:formula="of:=SUM([.F2711:.F2721])" office:value-type="float" office:value="4056" calcext:value-type="float">
            <text:p>405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5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Steel/Mineral wool</text:p>
          </table:table-cell>
          <table:table-cell office:value-type="float" office:value="12.1" calcext:value-type="float">
            <text:p>12.1</text:p>
          </table:table-cell>
          <table:table-cell office:value-type="float" office:value="1108" calcext:value-type="float">
            <text:p>1108</text:p>
          </table:table-cell>
          <table:table-cell office:value-type="float" office:value="4.9" calcext:value-type="float">
            <text:p>4.9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Entrance (staircase, entrance room, garbage room, basement)</text:p>
          </table:table-cell>
          <table:table-cell office:value-type="string" calcext:value-type="string">
            <text:p>Wood</text:p>
          </table:table-cell>
          <table:table-cell office:value-type="float" office:value="239.5" calcext:value-type="float">
            <text:p>239.5</text:p>
          </table:table-cell>
          <table:table-cell office:value-type="float" office:value="21925" calcext:value-type="float">
            <text:p>21925</text:p>
          </table:table-cell>
          <table:table-cell office:value-type="float" office:value="75.19" calcext:value-type="float">
            <text:p>75.1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doors</text:p>
          </table:table-cell>
          <table:table-cell office:value-type="string" calcext:value-type="string">
            <text:p>PVC (double glazed)</text:p>
          </table:table-cell>
          <table:table-cell office:value-type="float" office:value="1268.5" calcext:value-type="float">
            <text:p>1268.5</text:p>
          </table:table-cell>
          <table:table-cell office:value-type="float" office:value="116125" calcext:value-type="float">
            <text:p>116125</text:p>
          </table:table-cell>
          <table:table-cell office:value-type="float" office:value="702.33" calcext:value-type="float">
            <text:p>702.3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doors</text:p>
          </table:table-cell>
          <table:table-cell office:value-type="string" calcext:value-type="string">
            <text:p>Wood (double glazed)</text:p>
          </table:table-cell>
          <table:table-cell office:value-type="float" office:value="427.1" calcext:value-type="float">
            <text:p>427.1</text:p>
          </table:table-cell>
          <table:table-cell office:value-type="float" office:value="39099" calcext:value-type="float">
            <text:p>39099</text:p>
          </table:table-cell>
          <table:table-cell office:value-type="float" office:value="138.72" calcext:value-type="float">
            <text:p>138.7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76" calcext:value-type="float">
            <text:p>76</text:p>
          </table:table-cell>
          <table:table-cell office:value-type="float" office:value="6957" calcext:value-type="float">
            <text:p>6957</text:p>
          </table:table-cell>
          <table:table-cell office:value-type="float" office:value="39.24" calcext:value-type="float">
            <text:p>39.2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lass blocks</text:p>
          </table:table-cell>
          <table:table-cell office:value-type="string" calcext:value-type="string">
            <text:p>Glass</text:p>
          </table:table-cell>
          <table:table-cell office:value-type="float" office:value="35.4" calcext:value-type="float">
            <text:p>35.4</text:p>
          </table:table-cell>
          <table:table-cell office:value-type="float" office:value="3241" calcext:value-type="float">
            <text:p>3241</text:p>
          </table:table-cell>
          <table:table-cell office:value-type="float" office:value="12.42" calcext:value-type="float">
            <text:p>12.4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 (insulation)</text:p>
          </table:table-cell>
          <table:table-cell office:value-type="float" office:value="1015.3" calcext:value-type="float">
            <text:p>1015.3</text:p>
          </table:table-cell>
          <table:table-cell office:value-type="float" office:value="92946" calcext:value-type="float">
            <text:p>92946</text:p>
          </table:table-cell>
          <table:table-cell office:value-type="float" office:value="1108.77" calcext:value-type="float">
            <text:p>1108.7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s/Decoration</text:p>
          </table:table-cell>
          <table:table-cell office:value-type="float" office:value="903.7" calcext:value-type="float">
            <text:p>903.7</text:p>
          </table:table-cell>
          <table:table-cell office:value-type="float" office:value="82729" calcext:value-type="float">
            <text:p>82729</text:p>
          </table:table-cell>
          <table:table-cell office:value-type="float" office:value="883.34" calcext:value-type="float">
            <text:p>883.3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s/Decoration</text:p>
          </table:table-cell>
          <table:table-cell office:value-type="float" office:value="789.1" calcext:value-type="float">
            <text:p>789.1</text:p>
          </table:table-cell>
          <table:table-cell office:value-type="float" office:value="72238" calcext:value-type="float">
            <text:p>72238</text:p>
          </table:table-cell>
          <table:table-cell office:value-type="float" office:value="611.25" calcext:value-type="float">
            <text:p>611.2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utoclaved aerated concrete</text:p>
          </table:table-cell>
          <table:table-cell office:value-type="float" office:value="1266.9" calcext:value-type="float">
            <text:p>1266.9</text:p>
          </table:table-cell>
          <table:table-cell office:value-type="float" office:value="115978" calcext:value-type="float">
            <text:p>115978</text:p>
          </table:table-cell>
          <table:table-cell office:value-type="float" office:value="1183.18" calcext:value-type="float">
            <text:p>1183.1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/Wood</text:p>
          </table:table-cell>
          <table:table-cell office:value-type="float" office:value="332.6" calcext:value-type="float">
            <text:p>332.6</text:p>
          </table:table-cell>
          <table:table-cell office:value-type="float" office:value="30448" calcext:value-type="float">
            <text:p>30448</text:p>
          </table:table-cell>
          <table:table-cell office:value-type="float" office:value="377.55" calcext:value-type="float">
            <text:p>377.5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s/Polystyrene foam</text:p>
          </table:table-cell>
          <table:table-cell office:value-type="float" office:value="47.8" calcext:value-type="float">
            <text:p>47.8</text:p>
          </table:table-cell>
          <table:table-cell office:value-type="float" office:value="4376" calcext:value-type="float">
            <text:p>4376</text:p>
          </table:table-cell>
          <table:table-cell office:value-type="float" office:value="163.13" calcext:value-type="float">
            <text:p>163.1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 (insulation)</text:p>
          </table:table-cell>
          <table:table-cell office:value-type="float" office:value="1037.1" calcext:value-type="float">
            <text:p>1037.1</text:p>
          </table:table-cell>
          <table:table-cell office:value-type="float" office:value="94941" calcext:value-type="float">
            <text:p>94941</text:p>
          </table:table-cell>
          <table:table-cell office:value-type="float" office:value="1139.06" calcext:value-type="float">
            <text:p>1139.0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vering (second floor ground)</text:p>
          </table:table-cell>
          <table:table-cell office:value-type="string" calcext:value-type="string">
            <text:p>Hollow-core reinforced concrete (insulation)</text:p>
          </table:table-cell>
          <table:table-cell office:value-type="float" office:value="25.9" calcext:value-type="float">
            <text:p>25.9</text:p>
          </table:table-cell>
          <table:table-cell office:value-type="float" office:value="2371" calcext:value-type="float">
            <text:p>2371</text:p>
          </table:table-cell>
          <table:table-cell office:value-type="float" office:value="30.06" calcext:value-type="float">
            <text:p>30.06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728:.D2741])" office:value-type="float" office:value="7477" calcext:value-type="float">
            <text:p>7477</text:p>
          </table:table-cell>
          <table:table-cell table:style-name="ce2" table:formula="of:=SUM([.E2728:.E2741])" office:value-type="float" office:value="684482" calcext:value-type="float">
            <text:p>684482</text:p>
          </table:table-cell>
          <table:table-cell table:style-name="ce2" table:formula="of:=SUM([.F2728:.F2741])" office:value-type="float" office:value="6469.14" calcext:value-type="float">
            <text:p>6469.14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5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 (insulated)</text:p>
          </table:table-cell>
          <table:table-cell office:value-type="string" calcext:value-type="string">
            <text:p>Metal/Mineral wool</text:p>
          </table:table-cell>
          <table:table-cell office:value-type="float" office:value="4.5" calcext:value-type="float">
            <text:p>4.5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 (uninsulated)</text:p>
          </table:table-cell>
          <table:table-cell office:value-type="string" calcext:value-type="string">
            <text:p>Wood</text:p>
          </table:table-cell>
          <table:table-cell office:value-type="float" office:value="29.4" calcext:value-type="float">
            <text:p>29.4</text:p>
          </table:table-cell>
          <table:table-cell office:value-type="float" office:value="2292" calcext:value-type="float">
            <text:p>229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850.4" calcext:value-type="float">
            <text:p>850.4</text:p>
          </table:table-cell>
          <table:table-cell office:value-type="float" office:value="82863" calcext:value-type="float">
            <text:p>82863</text:p>
          </table:table-cell>
          <table:table-cell office:value-type="float" office:value="405" calcext:value-type="float">
            <text:p>40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/glass</text:p>
          </table:table-cell>
          <table:table-cell office:value-type="float" office:value="371.9" calcext:value-type="float">
            <text:p>371.9</text:p>
          </table:table-cell>
          <table:table-cell office:value-type="float" office:value="36238" calcext:value-type="float">
            <text:p>36238</text:p>
          </table:table-cell>
          <table:table-cell office:value-type="float" office:value="123" calcext:value-type="float">
            <text:p>12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/doors</text:p>
          </table:table-cell>
          <table:table-cell office:value-type="string" calcext:value-type="string">
            <text:p>Wood/Glass blocks</text:p>
          </table:table-cell>
          <table:table-cell office:value-type="float" office:value="251.9" calcext:value-type="float">
            <text:p>251.9</text:p>
          </table:table-cell>
          <table:table-cell office:value-type="float" office:value="19636" calcext:value-type="float">
            <text:p>19636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Wood (insulation)</text:p>
          </table:table-cell>
          <table:table-cell office:value-type="float" office:value="283.8" calcext:value-type="float">
            <text:p>283.8</text:p>
          </table:table-cell>
          <table:table-cell office:value-type="float" office:value="17283" calcext:value-type="float">
            <text:p>17283</text:p>
          </table:table-cell>
          <table:table-cell office:value-type="float" office:value="297" calcext:value-type="float">
            <text:p>29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utoclaved aerated concrete</text:p>
          </table:table-cell>
          <table:table-cell office:value-type="float" office:value="1267.1" calcext:value-type="float">
            <text:p>1267.1</text:p>
          </table:table-cell>
          <table:table-cell office:value-type="float" office:value="123466" calcext:value-type="float">
            <text:p>123466</text:p>
          </table:table-cell>
          <table:table-cell office:value-type="float" office:value="1293" calcext:value-type="float">
            <text:p>129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1472.6" calcext:value-type="float">
            <text:p>1472.6</text:p>
          </table:table-cell>
          <table:table-cell office:value-type="float" office:value="143490" calcext:value-type="float">
            <text:p>143490</text:p>
          </table:table-cell>
          <table:table-cell office:value-type="float" office:value="1458" calcext:value-type="float">
            <text:p>145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50.8" calcext:value-type="float">
            <text:p>50.8</text:p>
          </table:table-cell>
          <table:table-cell office:value-type="float" office:value="4950" calcext:value-type="float">
            <text:p>4950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(technical floor)</text:p>
          </table:table-cell>
          <table:table-cell office:value-type="string" calcext:value-type="string">
            <text:p>Expanded clay</text:p>
          </table:table-cell>
          <table:table-cell office:value-type="float" office:value="352.1" calcext:value-type="float">
            <text:p>352.1</text:p>
          </table:table-cell>
          <table:table-cell office:value-type="float" office:value="30878" calcext:value-type="float">
            <text:p>30878</text:p>
          </table:table-cell>
          <table:table-cell office:value-type="float" office:value="270" calcext:value-type="float">
            <text:p>27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748:.D2757])" office:value-type="float" office:value="4934.5" calcext:value-type="float">
            <text:p>4934.5</text:p>
          </table:table-cell>
          <table:table-cell table:style-name="ce2" table:formula="of:=SUM([.E2748:.E2757])" office:value-type="float" office:value="461447" calcext:value-type="float">
            <text:p>461447</text:p>
          </table:table-cell>
          <table:table-cell table:style-name="ce2" table:formula="of:=SUM([.F2748:.F2757])" office:value-type="float" office:value="3976" calcext:value-type="float">
            <text:p>397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5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 (insulated)</text:p>
          </table:table-cell>
          <table:table-cell office:value-type="string" calcext:value-type="string">
            <text:p>Metal/Mineral wool</text:p>
          </table:table-cell>
          <table:table-cell office:value-type="float" office:value="4.5" calcext:value-type="float">
            <text:p>4.5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 (uninsulated)</text:p>
          </table:table-cell>
          <table:table-cell office:value-type="string" calcext:value-type="string">
            <text:p>Wood</text:p>
          </table:table-cell>
          <table:table-cell office:value-type="float" office:value="29.4" calcext:value-type="float">
            <text:p>29.4</text:p>
          </table:table-cell>
          <table:table-cell office:value-type="float" office:value="2292" calcext:value-type="float">
            <text:p>229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833.1" calcext:value-type="float">
            <text:p>833.1</text:p>
          </table:table-cell>
          <table:table-cell office:value-type="float" office:value="77118" calcext:value-type="float">
            <text:p>77118</text:p>
          </table:table-cell>
          <table:table-cell office:value-type="float" office:value="403" calcext:value-type="float">
            <text:p>40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/glass</text:p>
          </table:table-cell>
          <table:table-cell office:value-type="float" office:value="506.3" calcext:value-type="float">
            <text:p>506.3</text:p>
          </table:table-cell>
          <table:table-cell office:value-type="float" office:value="46867" calcext:value-type="float">
            <text:p>46867</text:p>
          </table:table-cell>
          <table:table-cell office:value-type="float" office:value="165" calcext:value-type="float">
            <text:p>16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/doors</text:p>
          </table:table-cell>
          <table:table-cell office:value-type="string" calcext:value-type="string">
            <text:p>Wood/Glass blocks</text:p>
          </table:table-cell>
          <table:table-cell office:value-type="float" office:value="327.2" calcext:value-type="float">
            <text:p>327.2</text:p>
          </table:table-cell>
          <table:table-cell office:value-type="float" office:value="25506" calcext:value-type="float">
            <text:p>25506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Wood (insulation)</text:p>
          </table:table-cell>
          <table:table-cell office:value-type="float" office:value="283.8" calcext:value-type="float">
            <text:p>283.8</text:p>
          </table:table-cell>
          <table:table-cell office:value-type="float" office:value="15624" calcext:value-type="float">
            <text:p>15624</text:p>
          </table:table-cell>
          <table:table-cell office:value-type="float" office:value="297" calcext:value-type="float">
            <text:p>29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utoclaved aerated concrete</text:p>
          </table:table-cell>
          <table:table-cell office:value-type="float" office:value="1228.9" calcext:value-type="float">
            <text:p>1228.9</text:p>
          </table:table-cell>
          <table:table-cell office:value-type="float" office:value="113757" calcext:value-type="float">
            <text:p>113757</text:p>
          </table:table-cell>
          <table:table-cell office:value-type="float" office:value="1254" calcext:value-type="float">
            <text:p>125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1421.1" calcext:value-type="float">
            <text:p>1421.1</text:p>
          </table:table-cell>
          <table:table-cell office:value-type="float" office:value="138472" calcext:value-type="float">
            <text:p>138472</text:p>
          </table:table-cell>
          <table:table-cell office:value-type="float" office:value="1407" calcext:value-type="float">
            <text:p>140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25.4" calcext:value-type="float">
            <text:p>25.4</text:p>
          </table:table-cell>
          <table:table-cell office:value-type="float" office:value="2351" calcext:value-type="float">
            <text:p>235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42.7" calcext:value-type="float">
            <text:p>42.7</text:p>
          </table:table-cell>
          <table:table-cell office:value-type="float" office:value="3953" calcext:value-type="float">
            <text:p>3953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(technical floor)</text:p>
          </table:table-cell>
          <table:table-cell office:value-type="string" calcext:value-type="string">
            <text:p>Expanded clay</text:p>
          </table:table-cell>
          <table:table-cell office:value-type="float" office:value="352.1" calcext:value-type="float">
            <text:p>352.1</text:p>
          </table:table-cell>
          <table:table-cell office:value-type="float" office:value="28819" calcext:value-type="float">
            <text:p>28819</text:p>
          </table:table-cell>
          <table:table-cell office:value-type="float" office:value="270" calcext:value-type="float">
            <text:p>27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764:.D2774])" office:value-type="float" office:value="5054.5" calcext:value-type="float">
            <text:p>5054.5</text:p>
          </table:table-cell>
          <table:table-cell table:style-name="ce2" table:formula="of:=SUM([.E2764:.E2774])" office:value-type="float" office:value="455110" calcext:value-type="float">
            <text:p>455110</text:p>
          </table:table-cell>
          <table:table-cell table:style-name="ce2" table:formula="of:=SUM([.F2764:.F2774])" office:value-type="float" office:value="4026" calcext:value-type="float">
            <text:p>402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5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 (insulated)</text:p>
          </table:table-cell>
          <table:table-cell office:value-type="string" calcext:value-type="string">
            <text:p>Metal/Mineral wool</text:p>
          </table:table-cell>
          <table:table-cell office:value-type="float" office:value="9" calcext:value-type="float">
            <text:p>9</text:p>
          </table:table-cell>
          <table:table-cell office:value-type="float" office:value="702" calcext:value-type="float">
            <text:p>70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 (uninsulated)</text:p>
          </table:table-cell>
          <table:table-cell office:value-type="string" calcext:value-type="string">
            <text:p>Wood</text:p>
          </table:table-cell>
          <table:table-cell office:value-type="float" office:value="29.2" calcext:value-type="float">
            <text:p>29.2</text:p>
          </table:table-cell>
          <table:table-cell office:value-type="float" office:value="2276" calcext:value-type="float">
            <text:p>227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839.1" calcext:value-type="float">
            <text:p>839.1</text:p>
          </table:table-cell>
          <table:table-cell office:value-type="float" office:value="77674" calcext:value-type="float">
            <text:p>77674</text:p>
          </table:table-cell>
          <table:table-cell office:value-type="float" office:value="380" calcext:value-type="float">
            <text:p>38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/glass</text:p>
          </table:table-cell>
          <table:table-cell office:value-type="float" office:value="246.8" calcext:value-type="float">
            <text:p>246.8</text:p>
          </table:table-cell>
          <table:table-cell office:value-type="float" office:value="22846" calcext:value-type="float">
            <text:p>22846</text:p>
          </table:table-cell>
          <table:table-cell office:value-type="float" office:value="76.51" calcext:value-type="float">
            <text:p>76.5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/doors</text:p>
          </table:table-cell>
          <table:table-cell office:value-type="string" calcext:value-type="string">
            <text:p>Wood/Glass blocks</text:p>
          </table:table-cell>
          <table:table-cell office:value-type="float" office:value="346.1" calcext:value-type="float">
            <text:p>346.1</text:p>
          </table:table-cell>
          <table:table-cell office:value-type="float" office:value="26979" calcext:value-type="float">
            <text:p>26979</text:p>
          </table:table-cell>
          <table:table-cell office:value-type="float" office:value="110" calcext:value-type="float">
            <text:p>11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Wood (insulation)</text:p>
          </table:table-cell>
          <table:table-cell office:value-type="float" office:value="283.8" calcext:value-type="float">
            <text:p>283.8</text:p>
          </table:table-cell>
          <table:table-cell office:value-type="float" office:value="16039" calcext:value-type="float">
            <text:p>16039</text:p>
          </table:table-cell>
          <table:table-cell office:value-type="float" office:value="297" calcext:value-type="float">
            <text:p>29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utoclaved aerated concrete</text:p>
          </table:table-cell>
          <table:table-cell office:value-type="float" office:value="1262.2" calcext:value-type="float">
            <text:p>1262.2</text:p>
          </table:table-cell>
          <table:table-cell office:value-type="float" office:value="116839" calcext:value-type="float">
            <text:p>116839</text:p>
          </table:table-cell>
          <table:table-cell office:value-type="float" office:value="1288" calcext:value-type="float">
            <text:p>128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1442.3" calcext:value-type="float">
            <text:p>1442.3</text:p>
          </table:table-cell>
          <table:table-cell office:value-type="float" office:value="140538" calcext:value-type="float">
            <text:p>140538</text:p>
          </table:table-cell>
          <table:table-cell office:value-type="float" office:value="1428" calcext:value-type="float">
            <text:p>142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55.9" calcext:value-type="float">
            <text:p>55.9</text:p>
          </table:table-cell>
          <table:table-cell office:value-type="float" office:value="5175" calcext:value-type="float">
            <text:p>5175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Wood/Glass wool</text:p>
          </table:table-cell>
          <table:table-cell office:value-type="float" office:value="52.8" calcext:value-type="float">
            <text:p>52.8</text:p>
          </table:table-cell>
          <table:table-cell office:value-type="float" office:value="4888" calcext:value-type="float">
            <text:p>4888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alls (shop)</text:p>
          </table:table-cell>
          <table:table-cell office:value-type="string" calcext:value-type="string">
            <text:p>Brickwork</text:p>
          </table:table-cell>
          <table:table-cell office:value-type="float" office:value="44.1" calcext:value-type="float">
            <text:p>44.1</text:p>
          </table:table-cell>
          <table:table-cell office:value-type="float" office:value="4082" calcext:value-type="float">
            <text:p>4082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(technical floor)</text:p>
          </table:table-cell>
          <table:table-cell office:value-type="string" calcext:value-type="string">
            <text:p>Expanded clay</text:p>
          </table:table-cell>
          <table:table-cell office:value-type="float" office:value="352.1" calcext:value-type="float">
            <text:p>352.1</text:p>
          </table:table-cell>
          <table:table-cell office:value-type="float" office:value="29334" calcext:value-type="float">
            <text:p>29334</text:p>
          </table:table-cell>
          <table:table-cell office:value-type="float" office:value="270" calcext:value-type="float">
            <text:p>27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781:.D2792])" office:value-type="float" office:value="4963.4" calcext:value-type="float">
            <text:p>4963.4</text:p>
          </table:table-cell>
          <table:table-cell table:style-name="ce2" table:formula="of:=SUM([.E2781:.E2792])" office:value-type="float" office:value="447372" calcext:value-type="float">
            <text:p>447372</text:p>
          </table:table-cell>
          <table:table-cell table:style-name="ce2" table:formula="of:=SUM([.F2781:.F2792])" office:value-type="float" office:value="4037.51" calcext:value-type="float">
            <text:p>4037.5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5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Steel/Mineral wool</text:p>
          </table:table-cell>
          <table:table-cell office:value-type="float" office:value="24" calcext:value-type="float">
            <text:p>24</text:p>
          </table:table-cell>
          <table:table-cell office:value-type="float" office:value="2198" calcext:value-type="float">
            <text:p>2198</text:p>
          </table:table-cell>
          <table:table-cell office:value-type="float" office:value="9.9" calcext:value-type="float">
            <text:p>9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Wood</text:p>
          </table:table-cell>
          <table:table-cell office:value-type="float" office:value="9.1" calcext:value-type="float">
            <text:p>9.1</text:p>
          </table:table-cell>
          <table:table-cell office:value-type="float" office:value="834" calcext:value-type="float">
            <text:p>834</text:p>
          </table:table-cell>
          <table:table-cell office:value-type="float" office:value="3.04" calcext:value-type="float">
            <text:p>3.0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doors</text:p>
          </table:table-cell>
          <table:table-cell office:value-type="string" calcext:value-type="string">
            <text:p>PVC (double glazed)</text:p>
          </table:table-cell>
          <table:table-cell office:value-type="float" office:value="404.4" calcext:value-type="float">
            <text:p>404.4</text:p>
          </table:table-cell>
          <table:table-cell office:value-type="float" office:value="37040" calcext:value-type="float">
            <text:p>37040</text:p>
          </table:table-cell>
          <table:table-cell office:value-type="float" office:value="225.4" calcext:value-type="float">
            <text:p>225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doors</text:p>
          </table:table-cell>
          <table:table-cell office:value-type="string" calcext:value-type="string">
            <text:p>Wood (double glazed)</text:p>
          </table:table-cell>
          <table:table-cell office:value-type="float" office:value="539.7" calcext:value-type="float">
            <text:p>539.7</text:p>
          </table:table-cell>
          <table:table-cell office:value-type="float" office:value="49433" calcext:value-type="float">
            <text:p>49433</text:p>
          </table:table-cell>
          <table:table-cell office:value-type="float" office:value="172.06" calcext:value-type="float">
            <text:p>172.0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5.1" calcext:value-type="float">
            <text:p>45.1</text:p>
          </table:table-cell>
          <table:table-cell office:value-type="float" office:value="4131" calcext:value-type="float">
            <text:p>4131</text:p>
          </table:table-cell>
          <table:table-cell office:value-type="float" office:value="25.2" calcext:value-type="float">
            <text:p>25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 (insulation)</text:p>
          </table:table-cell>
          <table:table-cell office:value-type="float" office:value="406.5" calcext:value-type="float">
            <text:p>406.5</text:p>
          </table:table-cell>
          <table:table-cell office:value-type="float" office:value="17428" calcext:value-type="float">
            <text:p>17428</text:p>
          </table:table-cell>
          <table:table-cell office:value-type="float" office:value="589.57" calcext:value-type="float">
            <text:p>589.5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1508.3" calcext:value-type="float">
            <text:p>1508.3</text:p>
          </table:table-cell>
          <table:table-cell office:value-type="float" office:value="138151" calcext:value-type="float">
            <text:p>138151</text:p>
          </table:table-cell>
          <table:table-cell office:value-type="float" office:value="1129.76" calcext:value-type="float">
            <text:p>1129.7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419.2" calcext:value-type="float">
            <text:p>419.2</text:p>
          </table:table-cell>
          <table:table-cell office:value-type="float" office:value="38396" calcext:value-type="float">
            <text:p>38396</text:p>
          </table:table-cell>
          <table:table-cell office:value-type="float" office:value="259.09" calcext:value-type="float">
            <text:p>259.0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Reinforced concrete</text:p>
          </table:table-cell>
          <table:table-cell office:value-type="float" office:value="121.1" calcext:value-type="float">
            <text:p>121.1</text:p>
          </table:table-cell>
          <table:table-cell office:value-type="float" office:value="11092" calcext:value-type="float">
            <text:p>11092</text:p>
          </table:table-cell>
          <table:table-cell office:value-type="float" office:value="52.83" calcext:value-type="float">
            <text:p>52.8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Mineral wool (insulation)</text:p>
          </table:table-cell>
          <table:table-cell office:value-type="float" office:value="122" calcext:value-type="float">
            <text:p>122</text:p>
          </table:table-cell>
          <table:table-cell office:value-type="float" office:value="11174" calcext:value-type="float">
            <text:p>11174</text:p>
          </table:table-cell>
          <table:table-cell office:value-type="float" office:value="589.57" calcext:value-type="float">
            <text:p>589.57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799:.D2808])" office:value-type="float" office:value="3599.4" calcext:value-type="float">
            <text:p>3599.4</text:p>
          </table:table-cell>
          <table:table-cell table:style-name="ce2" table:formula="of:=SUM([.E2799:.E2808])" office:value-type="float" office:value="309877" calcext:value-type="float">
            <text:p>309877</text:p>
          </table:table-cell>
          <table:table-cell table:style-name="ce2" table:formula="of:=SUM([.F2799:.F2808])" office:value-type="float" office:value="3056.42" calcext:value-type="float">
            <text:p>3056.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6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Expanded clay concrete</text:p>
          </table:table-cell>
          <table:table-cell office:value-type="float" office:value="1970.9" calcext:value-type="float">
            <text:p>1970.9</text:p>
          </table:table-cell>
          <table:table-cell office:value-type="float" office:value="178697" calcext:value-type="float">
            <text:p>178697</text:p>
          </table:table-cell>
          <table:table-cell office:value-type="float" office:value="2081.13" calcext:value-type="float">
            <text:p>2081.1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153.4" calcext:value-type="float">
            <text:p>153.4</text:p>
          </table:table-cell>
          <table:table-cell office:value-type="float" office:value="6435" calcext:value-type="float">
            <text:p>6435</text:p>
          </table:table-cell>
          <table:table-cell office:value-type="float" office:value="374.25" calcext:value-type="float">
            <text:p>374.2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Reinforced concrete/Autoclaved aerated concrete</text:p>
          </table:table-cell>
          <table:table-cell office:value-type="float" office:value="44.1" calcext:value-type="float">
            <text:p>44.1</text:p>
          </table:table-cell>
          <table:table-cell office:value-type="float" office:value="3998" calcext:value-type="float">
            <text:p>3998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(technical floor)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278.8" calcext:value-type="float">
            <text:p>278.8</text:p>
          </table:table-cell>
          <table:table-cell office:value-type="float" office:value="25278" calcext:value-type="float">
            <text:p>25278</text:p>
          </table:table-cell>
          <table:table-cell office:value-type="float" office:value="344.25" calcext:value-type="float">
            <text:p>344.2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436.8" calcext:value-type="float">
            <text:p>436.8</text:p>
          </table:table-cell>
          <table:table-cell office:value-type="float" office:value="39604" calcext:value-type="float">
            <text:p>39604</text:p>
          </table:table-cell>
          <table:table-cell office:value-type="float" office:value="300.25" calcext:value-type="float">
            <text:p>300.2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95.4" calcext:value-type="float">
            <text:p>295.4</text:p>
          </table:table-cell>
          <table:table-cell office:value-type="float" office:value="26783" calcext:value-type="float">
            <text:p>26783</text:p>
          </table:table-cell>
          <table:table-cell office:value-type="float" office:value="93.27" calcext:value-type="float">
            <text:p>93.2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20.4" calcext:value-type="float">
            <text:p>120.4</text:p>
          </table:table-cell>
          <table:table-cell office:value-type="float" office:value="10916" calcext:value-type="float">
            <text:p>10916</text:p>
          </table:table-cell>
          <table:table-cell office:value-type="float" office:value="37.49" calcext:value-type="float">
            <text:p>37.4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6.1" calcext:value-type="float">
            <text:p>6.1</text:p>
          </table:table-cell>
          <table:table-cell office:value-type="float" office:value="553" calcext:value-type="float">
            <text:p>553</text:p>
          </table:table-cell>
          <table:table-cell office:value-type="float" office:value="3.18" calcext:value-type="float">
            <text:p>3.1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s (technical floor, garbage room, basement)</text:p>
          </table:table-cell>
          <table:table-cell office:value-type="string" calcext:value-type="string">
            <text:p>Metal/wood</text:p>
          </table:table-cell>
          <table:table-cell office:value-type="float" office:value="28.6" calcext:value-type="float">
            <text:p>28.6</text:p>
          </table:table-cell>
          <table:table-cell office:value-type="float" office:value="2593" calcext:value-type="float">
            <text:p>2593</text:p>
          </table:table-cell>
          <table:table-cell office:value-type="float" office:value="9.18" calcext:value-type="float">
            <text:p>9.1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815:.D2823])" office:value-type="float" office:value="3334.5" calcext:value-type="float">
            <text:p>3334.5</text:p>
          </table:table-cell>
          <table:table-cell table:style-name="ce2" table:formula="of:=SUM([.E2815:.E2823])" office:value-type="float" office:value="294857" calcext:value-type="float">
            <text:p>294857</text:p>
          </table:table-cell>
          <table:table-cell table:style-name="ce2" table:formula="of:=SUM([.F2815:.F2823])" office:value-type="float" office:value="3273" calcext:value-type="float">
            <text:p>3273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6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Expanded clay concrete</text:p>
          </table:table-cell>
          <table:table-cell office:value-type="float" office:value="2600.7" calcext:value-type="float">
            <text:p>2600.7</text:p>
          </table:table-cell>
          <table:table-cell office:value-type="float" office:value="236940" calcext:value-type="float">
            <text:p>236940</text:p>
          </table:table-cell>
          <table:table-cell office:value-type="float" office:value="2682.71" calcext:value-type="float">
            <text:p>2682.7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452.6" calcext:value-type="float">
            <text:p>452.6</text:p>
          </table:table-cell>
          <table:table-cell office:value-type="float" office:value="19184" calcext:value-type="float">
            <text:p>19184</text:p>
          </table:table-cell>
          <table:table-cell office:value-type="float" office:value="1257.2" calcext:value-type="float">
            <text:p>1257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vering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1051.4" calcext:value-type="float">
            <text:p>1051.4</text:p>
          </table:table-cell>
          <table:table-cell office:value-type="float" office:value="95789" calcext:value-type="float">
            <text:p>95789</text:p>
          </table:table-cell>
          <table:table-cell office:value-type="float" office:value="1298" calcext:value-type="float">
            <text:p>129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821.2" calcext:value-type="float">
            <text:p>821.2</text:p>
          </table:table-cell>
          <table:table-cell office:value-type="float" office:value="74817" calcext:value-type="float">
            <text:p>74817</text:p>
          </table:table-cell>
          <table:table-cell office:value-type="float" office:value="568" calcext:value-type="float">
            <text:p>56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730.6" calcext:value-type="float">
            <text:p>730.6</text:p>
          </table:table-cell>
          <table:table-cell office:value-type="float" office:value="66562" calcext:value-type="float">
            <text:p>66562</text:p>
          </table:table-cell>
          <table:table-cell office:value-type="float" office:value="232.07" calcext:value-type="float">
            <text:p>232.0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306.3" calcext:value-type="float">
            <text:p>306.3</text:p>
          </table:table-cell>
          <table:table-cell office:value-type="float" office:value="27906" calcext:value-type="float">
            <text:p>27906</text:p>
          </table:table-cell>
          <table:table-cell office:value-type="float" office:value="98.53" calcext:value-type="float">
            <text:p>98.5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8.9" calcext:value-type="float">
            <text:p>8.9</text:p>
          </table:table-cell>
          <table:table-cell office:value-type="float" office:value="811" calcext:value-type="float">
            <text:p>811</text:p>
          </table:table-cell>
          <table:table-cell office:value-type="float" office:value="4.6" calcext:value-type="float">
            <text:p>4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and basement doors</text:p>
          </table:table-cell>
          <table:table-cell office:value-type="string" calcext:value-type="string">
            <text:p>Metal/wood</text:p>
          </table:table-cell>
          <table:table-cell office:value-type="float" office:value="86.8" calcext:value-type="float">
            <text:p>86.8</text:p>
          </table:table-cell>
          <table:table-cell office:value-type="float" office:value="7908" calcext:value-type="float">
            <text:p>7908</text:p>
          </table:table-cell>
          <table:table-cell office:value-type="float" office:value="27.6" calcext:value-type="float">
            <text:p>27.6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830:.D2837])" office:value-type="float" office:value="6058.5" calcext:value-type="float">
            <text:p>6058.5</text:p>
          </table:table-cell>
          <table:table-cell table:style-name="ce2" table:formula="of:=SUM([.E2830:.E2837])" office:value-type="float" office:value="529917" calcext:value-type="float">
            <text:p>529917</text:p>
          </table:table-cell>
          <table:table-cell table:style-name="ce2" table:formula="of:=SUM([.F2830:.F2837])" office:value-type="float" office:value="6168.71" calcext:value-type="float">
            <text:p>6168.71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6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Steel/Mineral wool</text:p>
          </table:table-cell>
          <table:table-cell office:value-type="float" office:value="40.7" calcext:value-type="float">
            <text:p>40.7</text:p>
          </table:table-cell>
          <table:table-cell office:value-type="float" office:value="3722" calcext:value-type="float">
            <text:p>3722</text:p>
          </table:table-cell>
          <table:table-cell office:value-type="float" office:value="20.6" calcext:value-type="float">
            <text:p>20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hatch</text:p>
          </table:table-cell>
          <table:table-cell office:value-type="string" calcext:value-type="string">
            <text:p>Wood</text:p>
          </table:table-cell>
          <table:table-cell office:value-type="float" office:value="1.3" calcext:value-type="float">
            <text:p>1.3</text:p>
          </table:table-cell>
          <table:table-cell office:value-type="float" office:value="119" calcext:value-type="float">
            <text:p>119</text:p>
          </table:table-cell>
          <table:table-cell office:value-type="float" office:value="0.42" calcext:value-type="float">
            <text:p>0.4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doors</text:p>
          </table:table-cell>
          <table:table-cell office:value-type="string" calcext:value-type="string">
            <text:p>PVC (double glazed)</text:p>
          </table:table-cell>
          <table:table-cell office:value-type="float" office:value="570.7" calcext:value-type="float">
            <text:p>570.7</text:p>
          </table:table-cell>
          <table:table-cell office:value-type="float" office:value="52189" calcext:value-type="float">
            <text:p>52189</text:p>
          </table:table-cell>
          <table:table-cell office:value-type="float" office:value="323.85" calcext:value-type="float">
            <text:p>323.8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doors</text:p>
          </table:table-cell>
          <table:table-cell office:value-type="string" calcext:value-type="string">
            <text:p>Wood (double glazed)</text:p>
          </table:table-cell>
          <table:table-cell office:value-type="float" office:value="543.8" calcext:value-type="float">
            <text:p>543.8</text:p>
          </table:table-cell>
          <table:table-cell office:value-type="float" office:value="49729" calcext:value-type="float">
            <text:p>49729</text:p>
          </table:table-cell>
          <table:table-cell office:value-type="float" office:value="174.56" calcext:value-type="float">
            <text:p>174.5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96.9" calcext:value-type="float">
            <text:p>196.9</text:p>
          </table:table-cell>
          <table:table-cell office:value-type="float" office:value="18006" calcext:value-type="float">
            <text:p>18006</text:p>
          </table:table-cell>
          <table:table-cell office:value-type="float" office:value="58.8" calcext:value-type="float">
            <text:p>58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 (insulation)</text:p>
          </table:table-cell>
          <table:table-cell office:value-type="float" office:value="437.5" calcext:value-type="float">
            <text:p>437.5</text:p>
          </table:table-cell>
          <table:table-cell office:value-type="float" office:value="18693" calcext:value-type="float">
            <text:p>18693</text:p>
          </table:table-cell>
          <table:table-cell office:value-type="float" office:value="699.99" calcext:value-type="float">
            <text:p>699.9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1330.7" calcext:value-type="float">
            <text:p>1330.7</text:p>
          </table:table-cell>
          <table:table-cell office:value-type="float" office:value="121689" calcext:value-type="float">
            <text:p>121689</text:p>
          </table:table-cell>
          <table:table-cell office:value-type="float" office:value="993.72" calcext:value-type="float">
            <text:p>993.7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541" calcext:value-type="float">
            <text:p>541</text:p>
          </table:table-cell>
          <table:table-cell office:value-type="float" office:value="49473" calcext:value-type="float">
            <text:p>49473</text:p>
          </table:table-cell>
          <table:table-cell office:value-type="float" office:value="334.35" calcext:value-type="float">
            <text:p>334.3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Reinforced concrete</text:p>
          </table:table-cell>
          <table:table-cell office:value-type="float" office:value="253" calcext:value-type="float">
            <text:p>253</text:p>
          </table:table-cell>
          <table:table-cell office:value-type="float" office:value="23136" calcext:value-type="float">
            <text:p>23136</text:p>
          </table:table-cell>
          <table:table-cell office:value-type="float" office:value="96.41" calcext:value-type="float">
            <text:p>96.4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Hollow-core reinforced concrete (insulation)</text:p>
          </table:table-cell>
          <table:table-cell office:value-type="float" office:value="551.2" calcext:value-type="float">
            <text:p>551.2</text:p>
          </table:table-cell>
          <table:table-cell office:value-type="float" office:value="50406" calcext:value-type="float">
            <text:p>50406</text:p>
          </table:table-cell>
          <table:table-cell office:value-type="float" office:value="699.99" calcext:value-type="float">
            <text:p>699.99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844:.D2853])" office:value-type="float" office:value="4466.8" calcext:value-type="float">
            <text:p>4466.8</text:p>
          </table:table-cell>
          <table:table-cell table:style-name="ce2" table:formula="of:=SUM([.E2844:.E2853])" office:value-type="float" office:value="387162" calcext:value-type="float">
            <text:p>387162</text:p>
          </table:table-cell>
          <table:table-cell table:style-name="ce2" table:formula="of:=SUM([.F2844:.F2853])" office:value-type="float" office:value="3402.69" calcext:value-type="float">
            <text:p>3402.69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6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Steel/Mineral wool</text:p>
          </table:table-cell>
          <table:table-cell office:value-type="float" office:value="49" calcext:value-type="float">
            <text:p>49</text:p>
          </table:table-cell>
          <table:table-cell office:value-type="float" office:value="4474" calcext:value-type="float">
            <text:p>4474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hatch</text:p>
          </table:table-cell>
          <table:table-cell office:value-type="string" calcext:value-type="string">
            <text:p>Wood</text:p>
          </table:table-cell>
          <table:table-cell office:value-type="float" office:value="3.4" calcext:value-type="float">
            <text:p>3.4</text:p>
          </table:table-cell>
          <table:table-cell office:value-type="float" office:value="310" calcext:value-type="float">
            <text:p>310</text:p>
          </table:table-cell>
          <table:table-cell office:value-type="float" office:value="1.13" calcext:value-type="float">
            <text:p>1.1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doors</text:p>
          </table:table-cell>
          <table:table-cell office:value-type="string" calcext:value-type="string">
            <text:p>PVC (double glazed)</text:p>
          </table:table-cell>
          <table:table-cell office:value-type="float" office:value="697.5" calcext:value-type="float">
            <text:p>697.5</text:p>
          </table:table-cell>
          <table:table-cell office:value-type="float" office:value="63683" calcext:value-type="float">
            <text:p>63683</text:p>
          </table:table-cell>
          <table:table-cell office:value-type="float" office:value="389.86" calcext:value-type="float">
            <text:p>389.8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doors</text:p>
          </table:table-cell>
          <table:table-cell office:value-type="string" calcext:value-type="string">
            <text:p>Wood (double glazed)</text:p>
          </table:table-cell>
          <table:table-cell office:value-type="float" office:value="473.8" calcext:value-type="float">
            <text:p>473.8</text:p>
          </table:table-cell>
          <table:table-cell office:value-type="float" office:value="43259" calcext:value-type="float">
            <text:p>43259</text:p>
          </table:table-cell>
          <table:table-cell office:value-type="float" office:value="154.02" calcext:value-type="float">
            <text:p>154.0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89.1" calcext:value-type="float">
            <text:p>89.1</text:p>
          </table:table-cell>
          <table:table-cell office:value-type="float" office:value="8135" calcext:value-type="float">
            <text:p>8135</text:p>
          </table:table-cell>
          <table:table-cell office:value-type="float" office:value="49.18" calcext:value-type="float">
            <text:p>49.1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 (insulation)</text:p>
          </table:table-cell>
          <table:table-cell office:value-type="float" office:value="623.7" calcext:value-type="float">
            <text:p>623.7</text:p>
          </table:table-cell>
          <table:table-cell office:value-type="float" office:value="26558" calcext:value-type="float">
            <text:p>26558</text:p>
          </table:table-cell>
          <table:table-cell office:value-type="float" office:value="826.35" calcext:value-type="float">
            <text:p>826.3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s/Decoration</text:p>
          </table:table-cell>
          <table:table-cell office:value-type="float" office:value="265.3" calcext:value-type="float">
            <text:p>265.3</text:p>
          </table:table-cell>
          <table:table-cell office:value-type="float" office:value="24222" calcext:value-type="float">
            <text:p>24222</text:p>
          </table:table-cell>
          <table:table-cell office:value-type="float" office:value="253.76" calcext:value-type="float">
            <text:p>253.7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s/Decoration</text:p>
          </table:table-cell>
          <table:table-cell office:value-type="float" office:value="143.8" calcext:value-type="float">
            <text:p>143.8</text:p>
          </table:table-cell>
          <table:table-cell office:value-type="float" office:value="13129" calcext:value-type="float">
            <text:p>13129</text:p>
          </table:table-cell>
          <table:table-cell office:value-type="float" office:value="111.42" calcext:value-type="float">
            <text:p>111.4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</text:p>
          </table:table-cell>
          <table:table-cell office:value-type="float" office:value="1100.7" calcext:value-type="float">
            <text:p>1100.7</text:p>
          </table:table-cell>
          <table:table-cell office:value-type="float" office:value="100495" calcext:value-type="float">
            <text:p>100495</text:p>
          </table:table-cell>
          <table:table-cell office:value-type="float" office:value="1021.3" calcext:value-type="float">
            <text:p>1021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hielding between windows)</text:p>
          </table:table-cell>
          <table:table-cell office:value-type="string" calcext:value-type="string">
            <text:p>Wood/Expanded clay</text:p>
          </table:table-cell>
          <table:table-cell office:value-type="float" office:value="184.7" calcext:value-type="float">
            <text:p>184.7</text:p>
          </table:table-cell>
          <table:table-cell office:value-type="float" office:value="16863" calcext:value-type="float">
            <text:p>16863</text:p>
          </table:table-cell>
          <table:table-cell office:value-type="float" office:value="190.24" calcext:value-type="float">
            <text:p>190.2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 (insulation)</text:p>
          </table:table-cell>
          <table:table-cell office:value-type="float" office:value="727" calcext:value-type="float">
            <text:p>727</text:p>
          </table:table-cell>
          <table:table-cell office:value-type="float" office:value="66376" calcext:value-type="float">
            <text:p>66376</text:p>
          </table:table-cell>
          <table:table-cell office:value-type="float" office:value="825.23" calcext:value-type="float">
            <text:p>825.2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860:.D2870])" office:value-type="float" office:value="4358" calcext:value-type="float">
            <text:p>4358</text:p>
          </table:table-cell>
          <table:table-cell table:style-name="ce2" table:formula="of:=SUM([.E2860:.E2870])" office:value-type="float" office:value="367504" calcext:value-type="float">
            <text:p>367504</text:p>
          </table:table-cell>
          <table:table-cell table:style-name="ce2" table:formula="of:=SUM([.F2860:.F2870])" office:value-type="float" office:value="3847.49" calcext:value-type="float">
            <text:p>3847.49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6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1849.3" calcext:value-type="float">
            <text:p>1849.3</text:p>
          </table:table-cell>
          <table:table-cell office:value-type="float" office:value="168573" calcext:value-type="float">
            <text:p>168573</text:p>
          </table:table-cell>
          <table:table-cell office:value-type="float" office:value="1826.25" calcext:value-type="float">
            <text:p>1826.2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Brickwork</text:p>
          </table:table-cell>
          <table:table-cell office:value-type="float" office:value="517.8" calcext:value-type="float">
            <text:p>517.8</text:p>
          </table:table-cell>
          <table:table-cell office:value-type="float" office:value="47200" calcext:value-type="float">
            <text:p>47200</text:p>
          </table:table-cell>
          <table:table-cell office:value-type="float" office:value="609.2" calcext:value-type="float">
            <text:p>609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</text:p>
          </table:table-cell>
          <table:table-cell office:value-type="float" office:value="561.8" calcext:value-type="float">
            <text:p>561.8</text:p>
          </table:table-cell>
          <table:table-cell office:value-type="float" office:value="51211" calcext:value-type="float">
            <text:p>51211</text:p>
          </table:table-cell>
          <table:table-cell office:value-type="float" office:value="169.13" calcext:value-type="float">
            <text:p>169.1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Wood (insulation)</text:p>
          </table:table-cell>
          <table:table-cell office:value-type="float" office:value="44.9" calcext:value-type="float">
            <text:p>44.9</text:p>
          </table:table-cell>
          <table:table-cell office:value-type="float" office:value="4093" calcext:value-type="float">
            <text:p>4093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 (First floor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87.4" calcext:value-type="float">
            <text:p>87.4</text:p>
          </table:table-cell>
          <table:table-cell office:value-type="float" office:value="4556" calcext:value-type="float">
            <text:p>4556</text:p>
          </table:table-cell>
          <table:table-cell office:value-type="float" office:value="208.1" calcext:value-type="float">
            <text:p>208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50.6" calcext:value-type="float">
            <text:p>350.6</text:p>
          </table:table-cell>
          <table:table-cell office:value-type="float" office:value="14861" calcext:value-type="float">
            <text:p>14861</text:p>
          </table:table-cell>
          <table:table-cell office:value-type="float" office:value="974" calcext:value-type="float">
            <text:p>97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vering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1136.2" calcext:value-type="float">
            <text:p>1136.2</text:p>
          </table:table-cell>
          <table:table-cell office:value-type="float" office:value="103570" calcext:value-type="float">
            <text:p>103570</text:p>
          </table:table-cell>
          <table:table-cell office:value-type="float" office:value="1061.88" calcext:value-type="float">
            <text:p>1061.8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Reinforced concrete/Autoclaved aerated concrete/Roofing material</text:p>
          </table:table-cell>
          <table:table-cell office:value-type="float" office:value="180.5" calcext:value-type="float">
            <text:p>180.5</text:p>
          </table:table-cell>
          <table:table-cell office:value-type="float" office:value="16453" calcext:value-type="float">
            <text:p>16453</text:p>
          </table:table-cell>
          <table:table-cell office:value-type="float" office:value="122.76" calcext:value-type="float">
            <text:p>122.7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overing (loggia apartments)</text:p>
          </table:table-cell>
          <table:table-cell office:value-type="string" calcext:value-type="string">
            <text:p>Reinforced concrete/Autoclaved aerated concrete</text:p>
          </table:table-cell>
          <table:table-cell office:value-type="float" office:value="317.5" calcext:value-type="float">
            <text:p>317.5</text:p>
          </table:table-cell>
          <table:table-cell office:value-type="float" office:value="28942" calcext:value-type="float">
            <text:p>28942</text:p>
          </table:table-cell>
          <table:table-cell office:value-type="float" office:value="226.8" calcext:value-type="float">
            <text:p>226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414.5" calcext:value-type="float">
            <text:p>414.5</text:p>
          </table:table-cell>
          <table:table-cell office:value-type="float" office:value="37784" calcext:value-type="float">
            <text:p>37784</text:p>
          </table:table-cell>
          <table:table-cell office:value-type="float" office:value="252.59" calcext:value-type="float">
            <text:p>252.5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697.9" calcext:value-type="float">
            <text:p>1697.9</text:p>
          </table:table-cell>
          <table:table-cell office:value-type="float" office:value="154772" calcext:value-type="float">
            <text:p>154772</text:p>
          </table:table-cell>
          <table:table-cell office:value-type="float" office:value="551.81" calcext:value-type="float">
            <text:p>551.8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Glass blocks</text:p>
          </table:table-cell>
          <table:table-cell office:value-type="float" office:value="365.1" calcext:value-type="float">
            <text:p>365.1</text:p>
          </table:table-cell>
          <table:table-cell office:value-type="float" office:value="33281" calcext:value-type="float">
            <text:p>33281</text:p>
          </table:table-cell>
          <table:table-cell office:value-type="float" office:value="118.74" calcext:value-type="float">
            <text:p>118.7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83.6" calcext:value-type="float">
            <text:p>83.6</text:p>
          </table:table-cell>
          <table:table-cell office:value-type="float" office:value="7621" calcext:value-type="float">
            <text:p>7621</text:p>
          </table:table-cell>
          <table:table-cell office:value-type="float" office:value="26.86" calcext:value-type="float">
            <text:p>26.8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44.4" calcext:value-type="float">
            <text:p>44.4</text:p>
          </table:table-cell>
          <table:table-cell office:value-type="float" office:value="4047" calcext:value-type="float">
            <text:p>4047</text:p>
          </table:table-cell>
          <table:table-cell office:value-type="float" office:value="22.8" calcext:value-type="float">
            <text:p>22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45.4" calcext:value-type="float">
            <text:p>45.4</text:p>
          </table:table-cell>
          <table:table-cell office:value-type="float" office:value="4138" calcext:value-type="float">
            <text:p>4138</text:p>
          </table:table-cell>
          <table:table-cell office:value-type="float" office:value="14.14" calcext:value-type="float">
            <text:p>14.14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877:.D2891])" office:value-type="float" office:value="7696.9" calcext:value-type="float">
            <text:p>7696.9</text:p>
          </table:table-cell>
          <table:table-cell table:style-name="ce2" table:formula="of:=SUM([.E2877:.E2891])" office:value-type="float" office:value="681102" calcext:value-type="float">
            <text:p>681102</text:p>
          </table:table-cell>
          <table:table-cell table:style-name="ce2" table:formula="of:=SUM([.F2877:.F2891])" office:value-type="float" office:value="6317.06" calcext:value-type="float">
            <text:p>6317.0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6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</text:p>
          </table:table-cell>
          <table:table-cell office:value-type="float" office:value="2907.4" calcext:value-type="float">
            <text:p>2907.4</text:p>
          </table:table-cell>
          <table:table-cell office:value-type="float" office:value="265024" calcext:value-type="float">
            <text:p>265024</text:p>
          </table:table-cell>
          <table:table-cell office:value-type="float" office:value="2844.22" calcext:value-type="float">
            <text:p>2844.2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alls (technical floor)</text:p>
          </table:table-cell>
          <table:table-cell office:value-type="string" calcext:value-type="string">
            <text:p>Brickwork</text:p>
          </table:table-cell>
          <table:table-cell office:value-type="float" office:value="190" calcext:value-type="float">
            <text:p>190</text:p>
          </table:table-cell>
          <table:table-cell office:value-type="float" office:value="17319" calcext:value-type="float">
            <text:p>17319</text:p>
          </table:table-cell>
          <table:table-cell office:value-type="float" office:value="175.92" calcext:value-type="float">
            <text:p>175.9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215.9" calcext:value-type="float">
            <text:p>215.9</text:p>
          </table:table-cell>
          <table:table-cell office:value-type="float" office:value="9151" calcext:value-type="float">
            <text:p>9151</text:p>
          </table:table-cell>
          <table:table-cell office:value-type="float" office:value="583.38" calcext:value-type="float">
            <text:p>583.3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(technical floor)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548.4" calcext:value-type="float">
            <text:p>548.4</text:p>
          </table:table-cell>
          <table:table-cell office:value-type="float" office:value="49989" calcext:value-type="float">
            <text:p>49989</text:p>
          </table:table-cell>
          <table:table-cell office:value-type="float" office:value="583.38" calcext:value-type="float">
            <text:p>583.3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Reinforced concrete/Autoclaved aerated concrete/Roofing material</text:p>
          </table:table-cell>
          <table:table-cell office:value-type="float" office:value="122" calcext:value-type="float">
            <text:p>122</text:p>
          </table:table-cell>
          <table:table-cell office:value-type="float" office:value="11121" calcext:value-type="float">
            <text:p>11121</text:p>
          </table:table-cell>
          <table:table-cell office:value-type="float" office:value="82.96" calcext:value-type="float">
            <text:p>82.9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731.5" calcext:value-type="float">
            <text:p>731.5</text:p>
          </table:table-cell>
          <table:table-cell office:value-type="float" office:value="66680" calcext:value-type="float">
            <text:p>66680</text:p>
          </table:table-cell>
          <table:table-cell office:value-type="float" office:value="384.5" calcext:value-type="float">
            <text:p>384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778.5" calcext:value-type="float">
            <text:p>778.5</text:p>
          </table:table-cell>
          <table:table-cell office:value-type="float" office:value="70964" calcext:value-type="float">
            <text:p>70964</text:p>
          </table:table-cell>
          <table:table-cell office:value-type="float" office:value="216.55" calcext:value-type="float">
            <text:p>216.5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</text:p>
          </table:table-cell>
          <table:table-cell office:value-type="float" office:value="83.3" calcext:value-type="float">
            <text:p>83.3</text:p>
          </table:table-cell>
          <table:table-cell office:value-type="float" office:value="7593" calcext:value-type="float">
            <text:p>7593</text:p>
          </table:table-cell>
          <table:table-cell office:value-type="float" office:value="36.72" calcext:value-type="float">
            <text:p>36.7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9.7" calcext:value-type="float">
            <text:p>9.7</text:p>
          </table:table-cell>
          <table:table-cell office:value-type="float" office:value="884" calcext:value-type="float">
            <text:p>884</text:p>
          </table:table-cell>
          <table:table-cell office:value-type="float" office:value="2.56" calcext:value-type="float">
            <text:p>2.5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0.5" calcext:value-type="float">
            <text:p>10.5</text:p>
          </table:table-cell>
          <table:table-cell office:value-type="float" office:value="957" calcext:value-type="float">
            <text:p>957</text:p>
          </table:table-cell>
          <table:table-cell office:value-type="float" office:value="4.41" calcext:value-type="float">
            <text:p>4.4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s (technical floor, garbage room, basement)</text:p>
          </table:table-cell>
          <table:table-cell office:value-type="string" calcext:value-type="string">
            <text:p>Metal/wood</text:p>
          </table:table-cell>
          <table:table-cell office:value-type="float" office:value="62.9" calcext:value-type="float">
            <text:p>62.9</text:p>
          </table:table-cell>
          <table:table-cell office:value-type="float" office:value="5734" calcext:value-type="float">
            <text:p>5734</text:p>
          </table:table-cell>
          <table:table-cell office:value-type="float" office:value="17.64" calcext:value-type="float">
            <text:p>17.64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898:.D2908])" office:value-type="float" office:value="5660.1" calcext:value-type="float">
            <text:p>5660.1</text:p>
          </table:table-cell>
          <table:table-cell table:style-name="ce2" table:formula="of:=SUM([.E2898:.E2908])" office:value-type="float" office:value="505416" calcext:value-type="float">
            <text:p>505416</text:p>
          </table:table-cell>
          <table:table-cell table:style-name="ce2" table:formula="of:=SUM([.F2898:.F2908])" office:value-type="float" office:value="4932.24" calcext:value-type="float">
            <text:p>4932.24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6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s (attic, entrance room, garbage room)</text:p>
          </table:table-cell>
          <table:table-cell office:value-type="string" calcext:value-type="string">
            <text:p>Wood</text:p>
          </table:table-cell>
          <table:table-cell office:value-type="float" office:value="102.8" calcext:value-type="float">
            <text:p>102.8</text:p>
          </table:table-cell>
          <table:table-cell office:value-type="float" office:value="9351" calcext:value-type="float">
            <text:p>9351</text:p>
          </table:table-cell>
          <table:table-cell office:value-type="float" office:value="31.84" calcext:value-type="float">
            <text:p>31.8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Metal/wood</text:p>
          </table:table-cell>
          <table:table-cell office:value-type="float" office:value="203.6" calcext:value-type="float">
            <text:p>203.6</text:p>
          </table:table-cell>
          <table:table-cell office:value-type="float" office:value="18520" calcext:value-type="float">
            <text:p>18520</text:p>
          </table:table-cell>
          <table:table-cell office:value-type="float" office:value="67.86" calcext:value-type="float">
            <text:p>67.8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doors</text:p>
          </table:table-cell>
          <table:table-cell office:value-type="string" calcext:value-type="string">
            <text:p>PVC (double glazed)</text:p>
          </table:table-cell>
          <table:table-cell office:value-type="float" office:value="592.4" calcext:value-type="float">
            <text:p>592.4</text:p>
          </table:table-cell>
          <table:table-cell office:value-type="float" office:value="53885" calcext:value-type="float">
            <text:p>53885</text:p>
          </table:table-cell>
          <table:table-cell office:value-type="float" office:value="311.78" calcext:value-type="float">
            <text:p>311.7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doors</text:p>
          </table:table-cell>
          <table:table-cell office:value-type="string" calcext:value-type="string">
            <text:p>Wood (double glazed)</text:p>
          </table:table-cell>
          <table:table-cell office:value-type="float" office:value="726" calcext:value-type="float">
            <text:p>726</text:p>
          </table:table-cell>
          <table:table-cell office:value-type="float" office:value="66037" calcext:value-type="float">
            <text:p>66037</text:p>
          </table:table-cell>
          <table:table-cell office:value-type="float" office:value="229.45" calcext:value-type="float">
            <text:p>229.4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91.9" calcext:value-type="float">
            <text:p>191.9</text:p>
          </table:table-cell>
          <table:table-cell office:value-type="float" office:value="17455" calcext:value-type="float">
            <text:p>17455</text:p>
          </table:table-cell>
          <table:table-cell office:value-type="float" office:value="58.5" calcext:value-type="float">
            <text:p>58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 (insulation)</text:p>
          </table:table-cell>
          <table:table-cell office:value-type="float" office:value="617.1" calcext:value-type="float">
            <text:p>617.1</text:p>
          </table:table-cell>
          <table:table-cell office:value-type="float" office:value="26066" calcext:value-type="float">
            <text:p>26066</text:p>
          </table:table-cell>
          <table:table-cell office:value-type="float" office:value="995.15" calcext:value-type="float">
            <text:p>995.1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s/Decoration</text:p>
          </table:table-cell>
          <table:table-cell office:value-type="float" office:value="1023.9" calcext:value-type="float">
            <text:p>1023.9</text:p>
          </table:table-cell>
          <table:table-cell office:value-type="float" office:value="93134" calcext:value-type="float">
            <text:p>93134</text:p>
          </table:table-cell>
          <table:table-cell office:value-type="float" office:value="1000.9" calcext:value-type="float">
            <text:p>1000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s/Decoration</text:p>
          </table:table-cell>
          <table:table-cell office:value-type="float" office:value="709.2" calcext:value-type="float">
            <text:p>709.2</text:p>
          </table:table-cell>
          <table:table-cell office:value-type="float" office:value="64509" calcext:value-type="float">
            <text:p>64509</text:p>
          </table:table-cell>
          <table:table-cell office:value-type="float" office:value="549.35" calcext:value-type="float">
            <text:p>549.3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utoclaved aerated concrete</text:p>
          </table:table-cell>
          <table:table-cell office:value-type="float" office:value="1311.3" calcext:value-type="float">
            <text:p>1311.3</text:p>
          </table:table-cell>
          <table:table-cell office:value-type="float" office:value="119276" calcext:value-type="float">
            <text:p>119276</text:p>
          </table:table-cell>
          <table:table-cell office:value-type="float" office:value="1413.97" calcext:value-type="float">
            <text:p>1413.9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 and roof</text:p>
          </table:table-cell>
          <table:table-cell office:value-type="string" calcext:value-type="string">
            <text:p>Hollow-core reinforced concrete (insulation)</text:p>
          </table:table-cell>
          <table:table-cell office:value-type="float" office:value="920.9" calcext:value-type="float">
            <text:p>920.9</text:p>
          </table:table-cell>
          <table:table-cell office:value-type="float" office:value="83765" calcext:value-type="float">
            <text:p>83765</text:p>
          </table:table-cell>
          <table:table-cell office:value-type="float" office:value="1063.43" calcext:value-type="float">
            <text:p>1063.4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rsieeju un <text:s/>caurbrauktuves <text:s/>pārsegumi</text:p>
          </table:table-cell>
          <table:table-cell office:value-type="string" calcext:value-type="string">
            <text:p>Hollow-core reinforced concrete (insulation)</text:p>
          </table:table-cell>
          <table:table-cell office:value-type="float" office:value="56.7" calcext:value-type="float">
            <text:p>56.7</text:p>
          </table:table-cell>
          <table:table-cell office:value-type="float" office:value="5157" calcext:value-type="float">
            <text:p>5157</text:p>
          </table:table-cell>
          <table:table-cell office:value-type="float" office:value="68.34" calcext:value-type="float">
            <text:p>68.34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915:.D2925])" office:value-type="float" office:value="6455.8" calcext:value-type="float">
            <text:p>6455.8</text:p>
          </table:table-cell>
          <table:table-cell table:style-name="ce2" table:formula="of:=SUM([.E2915:.E2925])" office:value-type="float" office:value="557155" calcext:value-type="float">
            <text:p>557155</text:p>
          </table:table-cell>
          <table:table-cell table:style-name="ce2" table:formula="of:=SUM([.F2915:.F2925])" office:value-type="float" office:value="5790.57" calcext:value-type="float">
            <text:p>5790.5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6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</text:p>
          </table:table-cell>
          <table:table-cell office:value-type="float" office:value="2170" calcext:value-type="float">
            <text:p>2170</text:p>
          </table:table-cell>
          <table:table-cell office:value-type="float" office:value="196644" calcext:value-type="float">
            <text:p>196644</text:p>
          </table:table-cell>
          <table:table-cell office:value-type="float" office:value="2392.03" calcext:value-type="float">
            <text:p>2392.0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146.9" calcext:value-type="float">
            <text:p>146.9</text:p>
          </table:table-cell>
          <table:table-cell office:value-type="float" office:value="6155" calcext:value-type="float">
            <text:p>6155</text:p>
          </table:table-cell>
          <table:table-cell office:value-type="float" office:value="341.65" calcext:value-type="float">
            <text:p>341.6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Reinforced concrete/Autoclaved aerated concrete</text:p>
          </table:table-cell>
          <table:table-cell office:value-type="float" office:value="49.5" calcext:value-type="float">
            <text:p>49.5</text:p>
          </table:table-cell>
          <table:table-cell office:value-type="float" office:value="4486" calcext:value-type="float">
            <text:p>4486</text:p>
          </table:table-cell>
          <table:table-cell office:value-type="float" office:value="33.64" calcext:value-type="float">
            <text:p>33.6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(technical floor)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276.7" calcext:value-type="float">
            <text:p>276.7</text:p>
          </table:table-cell>
          <table:table-cell office:value-type="float" office:value="25074" calcext:value-type="float">
            <text:p>25074</text:p>
          </table:table-cell>
          <table:table-cell office:value-type="float" office:value="341.65" calcext:value-type="float">
            <text:p>341.6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386.5" calcext:value-type="float">
            <text:p>386.5</text:p>
          </table:table-cell>
          <table:table-cell office:value-type="float" office:value="35024" calcext:value-type="float">
            <text:p>35024</text:p>
          </table:table-cell>
          <table:table-cell office:value-type="float" office:value="264.7" calcext:value-type="float">
            <text:p>264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326.5" calcext:value-type="float">
            <text:p>326.5</text:p>
          </table:table-cell>
          <table:table-cell office:value-type="float" office:value="29587" calcext:value-type="float">
            <text:p>29587</text:p>
          </table:table-cell>
          <table:table-cell office:value-type="float" office:value="103.05" calcext:value-type="float">
            <text:p>103.0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</text:p>
          </table:table-cell>
          <table:table-cell office:value-type="float" office:value="34.2" calcext:value-type="float">
            <text:p>34.2</text:p>
          </table:table-cell>
          <table:table-cell office:value-type="float" office:value="3099" calcext:value-type="float">
            <text:p>3099</text:p>
          </table:table-cell>
          <table:table-cell office:value-type="float" office:value="21.6" calcext:value-type="float">
            <text:p>21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6.1" calcext:value-type="float">
            <text:p>6.1</text:p>
          </table:table-cell>
          <table:table-cell office:value-type="float" office:value="553" calcext:value-type="float">
            <text:p>553</text:p>
          </table:table-cell>
          <table:table-cell office:value-type="float" office:value="3.18" calcext:value-type="float">
            <text:p>3.1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 (technical floor, garbage room, basement, roof hatch)</text:p>
          </table:table-cell>
          <table:table-cell office:value-type="string" calcext:value-type="string">
            <text:p>Metal/wood</text:p>
          </table:table-cell>
          <table:table-cell office:value-type="float" office:value="29.3" calcext:value-type="float">
            <text:p>29.3</text:p>
          </table:table-cell>
          <table:table-cell office:value-type="float" office:value="2655" calcext:value-type="float">
            <text:p>2655</text:p>
          </table:table-cell>
          <table:table-cell office:value-type="float" office:value="9.35" calcext:value-type="float">
            <text:p>9.35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932:.D2940])" office:value-type="float" office:value="3425.7" calcext:value-type="float">
            <text:p>3425.7</text:p>
          </table:table-cell>
          <table:table-cell table:style-name="ce2" table:formula="of:=SUM([.E2932:.E2940])" office:value-type="float" office:value="303277" calcext:value-type="float">
            <text:p>303277</text:p>
          </table:table-cell>
          <table:table-cell table:style-name="ce2" table:formula="of:=SUM([.F2932:.F2940])" office:value-type="float" office:value="3510.85" calcext:value-type="float">
            <text:p>3510.8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6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510.7" calcext:value-type="float">
            <text:p>510.7</text:p>
          </table:table-cell>
          <table:table-cell office:value-type="float" office:value="46901" calcext:value-type="float">
            <text:p>46901</text:p>
          </table:table-cell>
          <table:table-cell office:value-type="float" office:value="505.69" calcext:value-type="float">
            <text:p>505.6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</text:p>
          </table:table-cell>
          <table:table-cell office:value-type="float" office:value="18.3" calcext:value-type="float">
            <text:p>18.3</text:p>
          </table:table-cell>
          <table:table-cell office:value-type="float" office:value="1681" calcext:value-type="float">
            <text:p>1681</text:p>
          </table:table-cell>
          <table:table-cell office:value-type="float" office:value="18.14" calcext:value-type="float">
            <text:p>18.1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Reinforced concrete/Autoclaved aerated concrete/Glass wool</text:p>
          </table:table-cell>
          <table:table-cell office:value-type="float" office:value="3.5" calcext:value-type="float">
            <text:p>3.5</text:p>
          </table:table-cell>
          <table:table-cell office:value-type="float" office:value="321" calcext:value-type="float">
            <text:p>321</text:p>
          </table:table-cell>
          <table:table-cell office:value-type="float" office:value="11.44" calcext:value-type="float">
            <text:p>11.4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Autoclaved aerated concrete/Glass wool (insulation)</text:p>
          </table:table-cell>
          <table:table-cell office:value-type="float" office:value="70.9" calcext:value-type="float">
            <text:p>70.9</text:p>
          </table:table-cell>
          <table:table-cell office:value-type="float" office:value="6511" calcext:value-type="float">
            <text:p>6511</text:p>
          </table:table-cell>
          <table:table-cell office:value-type="float" office:value="244.42" calcext:value-type="float">
            <text:p>244.4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59.2" calcext:value-type="float">
            <text:p>59.2</text:p>
          </table:table-cell>
          <table:table-cell office:value-type="float" office:value="2553" calcext:value-type="float">
            <text:p>2553</text:p>
          </table:table-cell>
          <table:table-cell office:value-type="float" office:value="134.61" calcext:value-type="float">
            <text:p>134.6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 (First floor)</text:p>
          </table:table-cell>
          <table:table-cell office:value-type="string" calcext:value-type="string">
            <text:p>Hollow-core reinforced concrete/Wood wool</text:p>
          </table:table-cell>
          <table:table-cell office:value-type="float" office:value="46" calcext:value-type="float">
            <text:p>46</text:p>
          </table:table-cell>
          <table:table-cell office:value-type="float" office:value="2432" calcext:value-type="float">
            <text:p>2432</text:p>
          </table:table-cell>
          <table:table-cell office:value-type="float" office:value="118.05" calcext:value-type="float">
            <text:p>118.0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114.5" calcext:value-type="float">
            <text:p>114.5</text:p>
          </table:table-cell>
          <table:table-cell office:value-type="float" office:value="10515" calcext:value-type="float">
            <text:p>10515</text:p>
          </table:table-cell>
          <table:table-cell office:value-type="float" office:value="79.21" calcext:value-type="float">
            <text:p>79.2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38.3" calcext:value-type="float">
            <text:p>38.3</text:p>
          </table:table-cell>
          <table:table-cell office:value-type="float" office:value="3517" calcext:value-type="float">
            <text:p>3517</text:p>
          </table:table-cell>
          <table:table-cell office:value-type="float" office:value="15.05" calcext:value-type="float">
            <text:p>15.0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</text:p>
          </table:table-cell>
          <table:table-cell office:value-type="float" office:value="5.7" calcext:value-type="float">
            <text:p>5.7</text:p>
          </table:table-cell>
          <table:table-cell office:value-type="float" office:value="523" calcext:value-type="float">
            <text:p>523</text:p>
          </table:table-cell>
          <table:table-cell office:value-type="float" office:value="3.96" calcext:value-type="float">
            <text:p>3.9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5.6" calcext:value-type="float">
            <text:p>5.6</text:p>
          </table:table-cell>
          <table:table-cell office:value-type="float" office:value="514" calcext:value-type="float">
            <text:p>514</text:p>
          </table:table-cell>
          <table:table-cell office:value-type="float" office:value="2.92" calcext:value-type="float">
            <text:p>2.9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hatch</text:p>
          </table:table-cell>
          <table:table-cell office:value-type="string" calcext:value-type="string">
            <text:p>Metal</text:p>
          </table:table-cell>
          <table:table-cell office:value-type="float" office:value="2.4" calcext:value-type="float">
            <text:p>2.4</text:p>
          </table:table-cell>
          <table:table-cell office:value-type="float" office:value="220" calcext:value-type="float">
            <text:p>220</text:p>
          </table:table-cell>
          <table:table-cell office:value-type="float" office:value="0.81" calcext:value-type="float">
            <text:p>0.81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947:.D2957])" office:value-type="float" office:value="875.1" calcext:value-type="float">
            <text:p>875.1</text:p>
          </table:table-cell>
          <table:table-cell table:style-name="ce2" table:formula="of:=SUM([.E2947:.E2957])" office:value-type="float" office:value="75688" calcext:value-type="float">
            <text:p>75688</text:p>
          </table:table-cell>
          <table:table-cell table:style-name="ce2" table:formula="of:=SUM([.F2947:.F2957])" office:value-type="float" office:value="1134.3" calcext:value-type="float">
            <text:p>1134.3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6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Expanded clay concrete</text:p>
          </table:table-cell>
          <table:table-cell office:value-type="float" office:value="2405.6" calcext:value-type="float">
            <text:p>2405.6</text:p>
          </table:table-cell>
          <table:table-cell office:value-type="float" office:value="219166" calcext:value-type="float">
            <text:p>219166</text:p>
          </table:table-cell>
          <table:table-cell office:value-type="float" office:value="2418.39" calcext:value-type="float">
            <text:p>2418.3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293.4" calcext:value-type="float">
            <text:p>293.4</text:p>
          </table:table-cell>
          <table:table-cell office:value-type="float" office:value="26731" calcext:value-type="float">
            <text:p>26731</text:p>
          </table:table-cell>
          <table:table-cell office:value-type="float" office:value="271.68" calcext:value-type="float">
            <text:p>271.6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technical floor)</text:p>
          </table:table-cell>
          <table:table-cell office:value-type="string" calcext:value-type="string">
            <text:p>Reinforced concrete</text:p>
          </table:table-cell>
          <table:table-cell office:value-type="float" office:value="96.8" calcext:value-type="float">
            <text:p>96.8</text:p>
          </table:table-cell>
          <table:table-cell office:value-type="float" office:value="8819" calcext:value-type="float">
            <text:p>8819</text:p>
          </table:table-cell>
          <table:table-cell office:value-type="float" office:value="44.18" calcext:value-type="float">
            <text:p>44.1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, insulated)</text:p>
          </table:table-cell>
          <table:table-cell office:value-type="string" calcext:value-type="string">
            <text:p>Expanded clay concrete (insulation)</text:p>
          </table:table-cell>
          <table:table-cell office:value-type="float" office:value="131.2" calcext:value-type="float">
            <text:p>131.2</text:p>
          </table:table-cell>
          <table:table-cell office:value-type="float" office:value="11953" calcext:value-type="float">
            <text:p>11953</text:p>
          </table:table-cell>
          <table:table-cell office:value-type="float" office:value="486.08" calcext:value-type="float">
            <text:p>486.0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206.7" calcext:value-type="float">
            <text:p>206.7</text:p>
          </table:table-cell>
          <table:table-cell office:value-type="float" office:value="8761" calcext:value-type="float">
            <text:p>8761</text:p>
          </table:table-cell>
          <table:table-cell office:value-type="float" office:value="529.9" calcext:value-type="float">
            <text:p>529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Reinforced concrete/Autoclaved aerated concrete</text:p>
          </table:table-cell>
          <table:table-cell office:value-type="float" office:value="133" calcext:value-type="float">
            <text:p>133</text:p>
          </table:table-cell>
          <table:table-cell office:value-type="float" office:value="12117" calcext:value-type="float">
            <text:p>12117</text:p>
          </table:table-cell>
          <table:table-cell office:value-type="float" office:value="76.88" calcext:value-type="float">
            <text:p>76.8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(technical floor)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366.9" calcext:value-type="float">
            <text:p>366.9</text:p>
          </table:table-cell>
          <table:table-cell office:value-type="float" office:value="33427" calcext:value-type="float">
            <text:p>33427</text:p>
          </table:table-cell>
          <table:table-cell office:value-type="float" office:value="453.02" calcext:value-type="float">
            <text:p>453.0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663.5" calcext:value-type="float">
            <text:p>663.5</text:p>
          </table:table-cell>
          <table:table-cell office:value-type="float" office:value="60449" calcext:value-type="float">
            <text:p>60449</text:p>
          </table:table-cell>
          <table:table-cell office:value-type="float" office:value="458.28" calcext:value-type="float">
            <text:p>458.2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495.7" calcext:value-type="float">
            <text:p>495.7</text:p>
          </table:table-cell>
          <table:table-cell office:value-type="float" office:value="45161" calcext:value-type="float">
            <text:p>45161</text:p>
          </table:table-cell>
          <table:table-cell office:value-type="float" office:value="168.38" calcext:value-type="float">
            <text:p>168.3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80.1" calcext:value-type="float">
            <text:p>180.1</text:p>
          </table:table-cell>
          <table:table-cell office:value-type="float" office:value="16408" calcext:value-type="float">
            <text:p>16408</text:p>
          </table:table-cell>
          <table:table-cell office:value-type="float" office:value="60.21" calcext:value-type="float">
            <text:p>60.2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2.6" calcext:value-type="float">
            <text:p>12.6</text:p>
          </table:table-cell>
          <table:table-cell office:value-type="float" office:value="1148" calcext:value-type="float">
            <text:p>1148</text:p>
          </table:table-cell>
          <table:table-cell office:value-type="float" office:value="6.56" calcext:value-type="float">
            <text:p>6.5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s (technical floor, garbage room)</text:p>
          </table:table-cell>
          <table:table-cell office:value-type="string" calcext:value-type="string">
            <text:p>Metal</text:p>
          </table:table-cell>
          <table:table-cell office:value-type="float" office:value="27.9" calcext:value-type="float">
            <text:p>27.9</text:p>
          </table:table-cell>
          <table:table-cell office:value-type="float" office:value="2542" calcext:value-type="float">
            <text:p>2542</text:p>
          </table:table-cell>
          <table:table-cell office:value-type="float" office:value="8.9" calcext:value-type="float">
            <text:p>8.9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964:.D2975])" office:value-type="float" office:value="5013.4" calcext:value-type="float">
            <text:p>5013.4</text:p>
          </table:table-cell>
          <table:table-cell table:style-name="ce2" table:formula="of:=SUM([.E2964:.E2975])" office:value-type="float" office:value="446682" calcext:value-type="float">
            <text:p>446682</text:p>
          </table:table-cell>
          <table:table-cell table:style-name="ce2" table:formula="of:=SUM([.F2964:.F2975])" office:value-type="float" office:value="4982.46" calcext:value-type="float">
            <text:p>4982.4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7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Expanded clay concrete</text:p>
          </table:table-cell>
          <table:table-cell office:value-type="float" office:value="4209.9" calcext:value-type="float">
            <text:p>4209.9</text:p>
          </table:table-cell>
          <table:table-cell office:value-type="float" office:value="383344" calcext:value-type="float">
            <text:p>383344</text:p>
          </table:table-cell>
          <table:table-cell office:value-type="float" office:value="4463.62" calcext:value-type="float">
            <text:p>4463.6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Lightweight concrete panels</text:p>
          </table:table-cell>
          <table:table-cell office:value-type="float" office:value="515.7" calcext:value-type="float">
            <text:p>515.7</text:p>
          </table:table-cell>
          <table:table-cell office:value-type="float" office:value="46958" calcext:value-type="float">
            <text:p>46958</text:p>
          </table:table-cell>
          <table:table-cell office:value-type="float" office:value="477.47" calcext:value-type="float">
            <text:p>477.4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technical floor)</text:p>
          </table:table-cell>
          <table:table-cell office:value-type="string" calcext:value-type="string">
            <text:p>Reinforced concrete panels</text:p>
          </table:table-cell>
          <table:table-cell office:value-type="float" office:value="272" calcext:value-type="float">
            <text:p>272</text:p>
          </table:table-cell>
          <table:table-cell office:value-type="float" office:value="24768" calcext:value-type="float">
            <text:p>24768</text:p>
          </table:table-cell>
          <table:table-cell office:value-type="float" office:value="124.2" calcext:value-type="float">
            <text:p>124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, insulated)</text:p>
          </table:table-cell>
          <table:table-cell office:value-type="string" calcext:value-type="string">
            <text:p>Expanded clay concrete (insulation)</text:p>
          </table:table-cell>
          <table:table-cell office:value-type="float" office:value="241.8" calcext:value-type="float">
            <text:p>241.8</text:p>
          </table:table-cell>
          <table:table-cell office:value-type="float" office:value="22018" calcext:value-type="float">
            <text:p>22018</text:p>
          </table:table-cell>
          <table:table-cell office:value-type="float" office:value="589.78" calcext:value-type="float">
            <text:p>589.7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410.1" calcext:value-type="float">
            <text:p>410.1</text:p>
          </table:table-cell>
          <table:table-cell office:value-type="float" office:value="17363" calcext:value-type="float">
            <text:p>17363</text:p>
          </table:table-cell>
          <table:table-cell office:value-type="float" office:value="1025.2" calcext:value-type="float">
            <text:p>1025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Reinforced concrete/Autoclaved aerated concrete</text:p>
          </table:table-cell>
          <table:table-cell office:value-type="float" office:value="122.3" calcext:value-type="float">
            <text:p>122.3</text:p>
          </table:table-cell>
          <table:table-cell office:value-type="float" office:value="11136" calcext:value-type="float">
            <text:p>11136</text:p>
          </table:table-cell>
          <table:table-cell office:value-type="float" office:value="70.68" calcext:value-type="float">
            <text:p>70.6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(technical floor)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773.2" calcext:value-type="float">
            <text:p>773.2</text:p>
          </table:table-cell>
          <table:table-cell office:value-type="float" office:value="70406" calcext:value-type="float">
            <text:p>70406</text:p>
          </table:table-cell>
          <table:table-cell office:value-type="float" office:value="954.52" calcext:value-type="float">
            <text:p>954.5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1332.9" calcext:value-type="float">
            <text:p>1332.9</text:p>
          </table:table-cell>
          <table:table-cell office:value-type="float" office:value="121371" calcext:value-type="float">
            <text:p>121371</text:p>
          </table:table-cell>
          <table:table-cell office:value-type="float" office:value="913.12" calcext:value-type="float">
            <text:p>913.1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337.7" calcext:value-type="float">
            <text:p>1337.7</text:p>
          </table:table-cell>
          <table:table-cell office:value-type="float" office:value="121808" calcext:value-type="float">
            <text:p>121808</text:p>
          </table:table-cell>
          <table:table-cell office:value-type="float" office:value="423.27" calcext:value-type="float">
            <text:p>423.2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</text:p>
          </table:table-cell>
          <table:table-cell office:value-type="float" office:value="107.5" calcext:value-type="float">
            <text:p>107.5</text:p>
          </table:table-cell>
          <table:table-cell office:value-type="float" office:value="9789" calcext:value-type="float">
            <text:p>9789</text:p>
          </table:table-cell>
          <table:table-cell office:value-type="float" office:value="68.04" calcext:value-type="float">
            <text:p>68.0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doors</text:p>
          </table:table-cell>
          <table:table-cell office:value-type="string" calcext:value-type="string">
            <text:p>Metal/PVC</text:p>
          </table:table-cell>
          <table:table-cell office:value-type="float" office:value="21.5" calcext:value-type="float">
            <text:p>21.5</text:p>
          </table:table-cell>
          <table:table-cell office:value-type="float" office:value="1958" calcext:value-type="float">
            <text:p>1958</text:p>
          </table:table-cell>
          <table:table-cell office:value-type="float" office:value="11.74" calcext:value-type="float">
            <text:p>11.7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s (technical floor, garbage room, basement, roof hatch)</text:p>
          </table:table-cell>
          <table:table-cell office:value-type="string" calcext:value-type="string">
            <text:p>Metal/wood</text:p>
          </table:table-cell>
          <table:table-cell office:value-type="float" office:value="72.6" calcext:value-type="float">
            <text:p>72.6</text:p>
          </table:table-cell>
          <table:table-cell office:value-type="float" office:value="6611" calcext:value-type="float">
            <text:p>6611</text:p>
          </table:table-cell>
          <table:table-cell office:value-type="float" office:value="23.23" calcext:value-type="float">
            <text:p>23.2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2982:.D2993])" office:value-type="float" office:value="9417.2" calcext:value-type="float">
            <text:p>9417.2</text:p>
          </table:table-cell>
          <table:table-cell table:style-name="ce2" table:formula="of:=SUM([.E2982:.E2993])" office:value-type="float" office:value="837530" calcext:value-type="float">
            <text:p>837530</text:p>
          </table:table-cell>
          <table:table-cell table:style-name="ce2" table:formula="of:=SUM([.F2982:.F2993])" office:value-type="float" office:value="9144.87" calcext:value-type="float">
            <text:p>9144.8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7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doors</text:p>
          </table:table-cell>
          <table:table-cell office:value-type="string" calcext:value-type="string">
            <text:p>Wood</text:p>
          </table:table-cell>
          <table:table-cell office:value-type="float" office:value="11.6" calcext:value-type="float">
            <text:p>11.6</text:p>
          </table:table-cell>
          <table:table-cell office:value-type="float" office:value="1057" calcext:value-type="float">
            <text:p>1057</text:p>
          </table:table-cell>
          <table:table-cell office:value-type="float" office:value="3.85" calcext:value-type="float">
            <text:p>3.8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 (yard)</text:p>
          </table:table-cell>
          <table:table-cell office:value-type="string" calcext:value-type="string">
            <text:p>Metal</text:p>
          </table:table-cell>
          <table:table-cell office:value-type="float" office:value="9" calcext:value-type="float">
            <text:p>9</text:p>
          </table:table-cell>
          <table:table-cell office:value-type="float" office:value="820" calcext:value-type="float">
            <text:p>820</text:p>
          </table:table-cell>
          <table:table-cell office:value-type="float" office:value="5.02" calcext:value-type="float">
            <text:p>5.0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VC Windows/Doors</text:p>
          </table:table-cell>
          <table:table-cell office:value-type="string" calcext:value-type="string">
            <text:p>PVC (double glazed)</text:p>
          </table:table-cell>
          <table:table-cell office:value-type="float" office:value="307.4" calcext:value-type="float">
            <text:p>307.4</text:p>
          </table:table-cell>
          <table:table-cell office:value-type="float" office:value="28021" calcext:value-type="float">
            <text:p>28021</text:p>
          </table:table-cell>
          <table:table-cell office:value-type="float" office:value="164.33" calcext:value-type="float">
            <text:p>164.3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/doors</text:p>
          </table:table-cell>
          <table:table-cell office:value-type="string" calcext:value-type="string">
            <text:p>Wood (double glazed)</text:p>
          </table:table-cell>
          <table:table-cell office:value-type="float" office:value="73.7" calcext:value-type="float">
            <text:p>73.7</text:p>
          </table:table-cell>
          <table:table-cell office:value-type="float" office:value="6718" calcext:value-type="float">
            <text:p>6718</text:p>
          </table:table-cell>
          <table:table-cell office:value-type="float" office:value="25.28" calcext:value-type="float">
            <text:p>25.2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40.1" calcext:value-type="float">
            <text:p>40.1</text:p>
          </table:table-cell>
          <table:table-cell office:value-type="float" office:value="3655" calcext:value-type="float">
            <text:p>3655</text:p>
          </table:table-cell>
          <table:table-cell office:value-type="float" office:value="14.15" calcext:value-type="float">
            <text:p>14.1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9.1" calcext:value-type="float">
            <text:p>29.1</text:p>
          </table:table-cell>
          <table:table-cell office:value-type="float" office:value="2653" calcext:value-type="float">
            <text:p>2653</text:p>
          </table:table-cell>
          <table:table-cell office:value-type="float" office:value="20.81" calcext:value-type="float">
            <text:p>20.8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Wood/Concrete (insulation)</text:p>
          </table:table-cell>
          <table:table-cell office:value-type="float" office:value="211.1" calcext:value-type="float">
            <text:p>211.1</text:p>
          </table:table-cell>
          <table:table-cell office:value-type="float" office:value="8954" calcext:value-type="float">
            <text:p>8954</text:p>
          </table:table-cell>
          <table:table-cell office:value-type="float" office:value="363.95" calcext:value-type="float">
            <text:p>363.9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s/Decoration</text:p>
          </table:table-cell>
          <table:table-cell office:value-type="float" office:value="726.9" calcext:value-type="float">
            <text:p>726.9</text:p>
          </table:table-cell>
          <table:table-cell office:value-type="float" office:value="66261" calcext:value-type="float">
            <text:p>66261</text:p>
          </table:table-cell>
          <table:table-cell office:value-type="float" office:value="621.26" calcext:value-type="float">
            <text:p>621.2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s/Decoration</text:p>
          </table:table-cell>
          <table:table-cell office:value-type="float" office:value="308.7" calcext:value-type="float">
            <text:p>308.7</text:p>
          </table:table-cell>
          <table:table-cell office:value-type="float" office:value="28140" calcext:value-type="float">
            <text:p>28140</text:p>
          </table:table-cell>
          <table:table-cell office:value-type="float" office:value="207.2" calcext:value-type="float">
            <text:p>207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s/Decoration</text:p>
          </table:table-cell>
          <table:table-cell office:value-type="float" office:value="50.2" calcext:value-type="float">
            <text:p>50.2</text:p>
          </table:table-cell>
          <table:table-cell office:value-type="float" office:value="4576" calcext:value-type="float">
            <text:p>4576</text:p>
          </table:table-cell>
          <table:table-cell office:value-type="float" office:value="33.69" calcext:value-type="float">
            <text:p>33.6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Wood/Mineral wool/Plasterboard</text:p>
          </table:table-cell>
          <table:table-cell office:value-type="float" office:value="106.4" calcext:value-type="float">
            <text:p>106.4</text:p>
          </table:table-cell>
          <table:table-cell office:value-type="float" office:value="9699" calcext:value-type="float">
            <text:p>9699</text:p>
          </table:table-cell>
          <table:table-cell office:value-type="float" office:value="443.41" calcext:value-type="float">
            <text:p>443.4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ssage cover</text:p>
          </table:table-cell>
          <table:table-cell office:value-type="string" calcext:value-type="string">
            <text:p>Wood/Concrete (insulation)</text:p>
          </table:table-cell>
          <table:table-cell office:value-type="float" office:value="30.2" calcext:value-type="float">
            <text:p>30.2</text:p>
          </table:table-cell>
          <table:table-cell office:value-type="float" office:value="2753" calcext:value-type="float">
            <text:p>2753</text:p>
          </table:table-cell>
          <table:table-cell office:value-type="float" office:value="38.22" calcext:value-type="float">
            <text:p>38.2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000:.D3011])" office:value-type="float" office:value="1904.4" calcext:value-type="float">
            <text:p>1904.4</text:p>
          </table:table-cell>
          <table:table-cell table:style-name="ce2" table:formula="of:=SUM([.E3000:.E3011])" office:value-type="float" office:value="163307" calcext:value-type="float">
            <text:p>163307</text:p>
          </table:table-cell>
          <table:table-cell table:style-name="ce2" table:formula="of:=SUM([.F3000:.F3011])" office:value-type="float" office:value="1941.17" calcext:value-type="float">
            <text:p>1941.1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7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34.4" calcext:value-type="float">
            <text:p>34.4</text:p>
          </table:table-cell>
          <table:table-cell office:value-type="float" office:value="3154" calcext:value-type="float">
            <text:p>3154</text:p>
          </table:table-cell>
          <table:table-cell office:value-type="float" office:value="10.62" calcext:value-type="float">
            <text:p>10.6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doors</text:p>
          </table:table-cell>
          <table:table-cell office:value-type="string" calcext:value-type="string">
            <text:p>Wood</text:p>
          </table:table-cell>
          <table:table-cell office:value-type="float" office:value="24.1" calcext:value-type="float">
            <text:p>24.1</text:p>
          </table:table-cell>
          <table:table-cell office:value-type="float" office:value="2210" calcext:value-type="float">
            <text:p>2210</text:p>
          </table:table-cell>
          <table:table-cell office:value-type="float" office:value="7.49" calcext:value-type="float">
            <text:p>7.4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VC Windows/Doors</text:p>
          </table:table-cell>
          <table:table-cell office:value-type="string" calcext:value-type="string">
            <text:p>PVC (double glazed)</text:p>
          </table:table-cell>
          <table:table-cell office:value-type="float" office:value="759.6" calcext:value-type="float">
            <text:p>759.6</text:p>
          </table:table-cell>
          <table:table-cell office:value-type="float" office:value="69649" calcext:value-type="float">
            <text:p>69649</text:p>
          </table:table-cell>
          <table:table-cell office:value-type="float" office:value="366.93" calcext:value-type="float">
            <text:p>366.9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/doors</text:p>
          </table:table-cell>
          <table:table-cell office:value-type="string" calcext:value-type="string">
            <text:p>Wood (double glazed)</text:p>
          </table:table-cell>
          <table:table-cell office:value-type="float" office:value="454.9" calcext:value-type="float">
            <text:p>454.9</text:p>
          </table:table-cell>
          <table:table-cell office:value-type="float" office:value="41710" calcext:value-type="float">
            <text:p>41710</text:p>
          </table:table-cell>
          <table:table-cell office:value-type="float" office:value="156.71" calcext:value-type="float">
            <text:p>156.7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36.3" calcext:value-type="float">
            <text:p>36.3</text:p>
          </table:table-cell>
          <table:table-cell office:value-type="float" office:value="3328" calcext:value-type="float">
            <text:p>3328</text:p>
          </table:table-cell>
          <table:table-cell office:value-type="float" office:value="12.74" calcext:value-type="float">
            <text:p>12.7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lux windows</text:p>
          </table:table-cell>
          <table:table-cell office:value-type="string" calcext:value-type="string">
            <text:p>Glass</text:p>
          </table:table-cell>
          <table:table-cell office:value-type="float" office:value="183.4" calcext:value-type="float">
            <text:p>183.4</text:p>
          </table:table-cell>
          <table:table-cell office:value-type="float" office:value="16816" calcext:value-type="float">
            <text:p>16816</text:p>
          </table:table-cell>
          <table:table-cell office:value-type="float" office:value="32.18" calcext:value-type="float">
            <text:p>32.1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Wood</text:p>
          </table:table-cell>
          <table:table-cell office:value-type="float" office:value="248.6" calcext:value-type="float">
            <text:p>248.6</text:p>
          </table:table-cell>
          <table:table-cell office:value-type="float" office:value="13105" calcext:value-type="float">
            <text:p>13105</text:p>
          </table:table-cell>
          <table:table-cell office:value-type="float" office:value="578.25" calcext:value-type="float">
            <text:p>578.2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Wood/Bricks (insulation)</text:p>
          </table:table-cell>
          <table:table-cell office:value-type="float" office:value="66.5" calcext:value-type="float">
            <text:p>66.5</text:p>
          </table:table-cell>
          <table:table-cell office:value-type="float" office:value="2858" calcext:value-type="float">
            <text:p>2858</text:p>
          </table:table-cell>
          <table:table-cell office:value-type="float" office:value="91.06" calcext:value-type="float">
            <text:p>91.0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s/Decoration</text:p>
          </table:table-cell>
          <table:table-cell office:value-type="float" office:value="208.3" calcext:value-type="float">
            <text:p>208.3</text:p>
          </table:table-cell>
          <table:table-cell office:value-type="float" office:value="19099" calcext:value-type="float">
            <text:p>19099</text:p>
          </table:table-cell>
          <table:table-cell office:value-type="float" office:value="239.46" calcext:value-type="float">
            <text:p>239.4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s/Decoration</text:p>
          </table:table-cell>
          <table:table-cell office:value-type="float" office:value="1555.5" calcext:value-type="float">
            <text:p>1555.5</text:p>
          </table:table-cell>
          <table:table-cell office:value-type="float" office:value="142625" calcext:value-type="float">
            <text:p>142625</text:p>
          </table:table-cell>
          <table:table-cell office:value-type="float" office:value="1540.13" calcext:value-type="float">
            <text:p>1540.1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s/Decoration</text:p>
          </table:table-cell>
          <table:table-cell office:value-type="float" office:value="1217.5" calcext:value-type="float">
            <text:p>1217.5</text:p>
          </table:table-cell>
          <table:table-cell office:value-type="float" office:value="111634" calcext:value-type="float">
            <text:p>111634</text:p>
          </table:table-cell>
          <table:table-cell office:value-type="float" office:value="817.1" calcext:value-type="float">
            <text:p>817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Wood/Mineral wool/Plasterboard</text:p>
          </table:table-cell>
          <table:table-cell office:value-type="float" office:value="134.1" calcext:value-type="float">
            <text:p>134.1</text:p>
          </table:table-cell>
          <table:table-cell office:value-type="float" office:value="12296" calcext:value-type="float">
            <text:p>12296</text:p>
          </table:table-cell>
          <table:table-cell office:value-type="float" office:value="558.56" calcext:value-type="float">
            <text:p>558.5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 (insulation)</text:p>
          </table:table-cell>
          <table:table-cell office:value-type="float" office:value="106.6" calcext:value-type="float">
            <text:p>106.6</text:p>
          </table:table-cell>
          <table:table-cell office:value-type="float" office:value="9774" calcext:value-type="float">
            <text:p>9774</text:p>
          </table:table-cell>
          <table:table-cell office:value-type="float" office:value="125.36" calcext:value-type="float">
            <text:p>125.3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ssage cover</text:p>
          </table:table-cell>
          <table:table-cell office:value-type="string" calcext:value-type="string">
            <text:p>Wood/Bricks (insulation)</text:p>
          </table:table-cell>
          <table:table-cell office:value-type="float" office:value="45.5" calcext:value-type="float">
            <text:p>45.5</text:p>
          </table:table-cell>
          <table:table-cell office:value-type="float" office:value="4172" calcext:value-type="float">
            <text:p>4172</text:p>
          </table:table-cell>
          <table:table-cell office:value-type="float" office:value="57.58" calcext:value-type="float">
            <text:p>57.58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018:.D3031])" office:value-type="float" office:value="5075.3" calcext:value-type="float">
            <text:p>5075.3</text:p>
          </table:table-cell>
          <table:table-cell table:style-name="ce2" table:formula="of:=SUM([.E3018:.E3031])" office:value-type="float" office:value="452430" calcext:value-type="float">
            <text:p>452430</text:p>
          </table:table-cell>
          <table:table-cell table:style-name="ce2" table:formula="of:=SUM([.F3018:.F3031])" office:value-type="float" office:value="4594.17" calcext:value-type="float">
            <text:p>4594.1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7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4.4" calcext:value-type="float">
            <text:p>14.4</text:p>
          </table:table-cell>
          <table:table-cell office:value-type="float" office:value="1303" calcext:value-type="float">
            <text:p>1303</text:p>
          </table:table-cell>
          <table:table-cell office:value-type="float" office:value="5.9" calcext:value-type="float">
            <text:p>5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06.7" calcext:value-type="float">
            <text:p>106.7</text:p>
          </table:table-cell>
          <table:table-cell office:value-type="float" office:value="9653" calcext:value-type="float">
            <text:p>9653</text:p>
          </table:table-cell>
          <table:table-cell office:value-type="float" office:value="59.5" calcext:value-type="float">
            <text:p>59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5.1" calcext:value-type="float">
            <text:p>15.1</text:p>
          </table:table-cell>
          <table:table-cell office:value-type="float" office:value="1366" calcext:value-type="float">
            <text:p>1366</text:p>
          </table:table-cell>
          <table:table-cell office:value-type="float" office:value="4.8" calcext:value-type="float">
            <text:p>4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0.1" calcext:value-type="float">
            <text:p>10.1</text:p>
          </table:table-cell>
          <table:table-cell office:value-type="float" office:value="914" calcext:value-type="float">
            <text:p>914</text:p>
          </table:table-cell>
          <table:table-cell office:value-type="float" office:value="3.2" calcext:value-type="float">
            <text:p>3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Rammed earth</text:p>
          </table:table-cell>
          <table:table-cell office:value-type="float" office:value="190.5" calcext:value-type="float">
            <text:p>190.5</text:p>
          </table:table-cell>
          <table:table-cell office:value-type="float" office:value="7954" calcext:value-type="float">
            <text:p>7954</text:p>
          </table:table-cell>
          <table:table-cell office:value-type="float" office:value="311.3" calcext:value-type="float">
            <text:p>311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Wood</text:p>
          </table:table-cell>
          <table:table-cell office:value-type="float" office:value="335.3" calcext:value-type="float">
            <text:p>335.3</text:p>
          </table:table-cell>
          <table:table-cell office:value-type="float" office:value="30336" calcext:value-type="float">
            <text:p>30336</text:p>
          </table:table-cell>
          <table:table-cell office:value-type="float" office:value="453.1" calcext:value-type="float">
            <text:p>453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lag</text:p>
          </table:table-cell>
          <table:table-cell office:value-type="float" office:value="364.2" calcext:value-type="float">
            <text:p>364.2</text:p>
          </table:table-cell>
          <table:table-cell office:value-type="float" office:value="25853" calcext:value-type="float">
            <text:p>25853</text:p>
          </table:table-cell>
          <table:table-cell office:value-type="float" office:value="311.3" calcext:value-type="float">
            <text:p>311.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038:.D3044])" office:value-type="float" office:value="1036.3" calcext:value-type="float">
            <text:p>1036.3</text:p>
          </table:table-cell>
          <table:table-cell table:style-name="ce2" table:formula="of:=SUM([.E3038:.E3044])" office:value-type="float" office:value="77379" calcext:value-type="float">
            <text:p>77379</text:p>
          </table:table-cell>
          <table:table-cell table:style-name="ce2" table:formula="of:=SUM([.F3038:.F3044])" office:value-type="float" office:value="1149.1" calcext:value-type="float">
            <text:p>1149.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7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7.1" calcext:value-type="float">
            <text:p>7.1</text:p>
          </table:table-cell>
          <table:table-cell office:value-type="float" office:value="647" calcext:value-type="float">
            <text:p>647</text:p>
          </table:table-cell>
          <table:table-cell office:value-type="float" office:value="2.7" calcext:value-type="float">
            <text:p>2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21.3" calcext:value-type="float">
            <text:p>121.3</text:p>
          </table:table-cell>
          <table:table-cell office:value-type="float" office:value="11057" calcext:value-type="float">
            <text:p>11057</text:p>
          </table:table-cell>
          <table:table-cell office:value-type="float" office:value="48.3" calcext:value-type="float">
            <text:p>48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09.3" calcext:value-type="float">
            <text:p>109.3</text:p>
          </table:table-cell>
          <table:table-cell office:value-type="float" office:value="9963" calcext:value-type="float">
            <text:p>9963</text:p>
          </table:table-cell>
          <table:table-cell office:value-type="float" office:value="48.3" calcext:value-type="float">
            <text:p>48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0.8" calcext:value-type="float">
            <text:p>10.8</text:p>
          </table:table-cell>
          <table:table-cell office:value-type="float" office:value="984" calcext:value-type="float">
            <text:p>984</text:p>
          </table:table-cell>
          <table:table-cell office:value-type="float" office:value="4.2" calcext:value-type="float">
            <text:p>4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Rammed earth</text:p>
          </table:table-cell>
          <table:table-cell office:value-type="float" office:value="115.4" calcext:value-type="float">
            <text:p>115.4</text:p>
          </table:table-cell>
          <table:table-cell office:value-type="float" office:value="4897" calcext:value-type="float">
            <text:p>4897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63.4" calcext:value-type="float">
            <text:p>63.4</text:p>
          </table:table-cell>
          <table:table-cell office:value-type="float" office:value="3308" calcext:value-type="float">
            <text:p>330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20.9" calcext:value-type="float">
            <text:p>20.9</text:p>
          </table:table-cell>
          <table:table-cell office:value-type="float" office:value="1905" calcext:value-type="float">
            <text:p>1905</text:p>
          </table:table-cell>
          <table:table-cell office:value-type="float" office:value="442.8" calcext:value-type="float">
            <text:p>442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Expanded clay</text:p>
          </table:table-cell>
          <table:table-cell office:value-type="float" office:value="320.2" calcext:value-type="float">
            <text:p>320.2</text:p>
          </table:table-cell>
          <table:table-cell office:value-type="float" office:value="29188" calcext:value-type="float">
            <text:p>29188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051:.D3058])" office:value-type="float" office:value="768.4" calcext:value-type="float">
            <text:p>768.4</text:p>
          </table:table-cell>
          <table:table-cell table:style-name="ce2" table:formula="of:=SUM([.E3051:.E3058])" office:value-type="float" office:value="61949" calcext:value-type="float">
            <text:p>61949</text:p>
          </table:table-cell>
          <table:table-cell table:style-name="ce2" table:formula="of:=SUM([.F3051:.F3058])" office:value-type="float" office:value="1056.3" calcext:value-type="float">
            <text:p>1056.3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2" office:value-type="string" calcext:value-type="string">
            <text:p>BUILDING 17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28.1" calcext:value-type="float">
            <text:p>28.1</text:p>
          </table:table-cell>
          <table:table-cell office:value-type="float" office:value="2399" calcext:value-type="float">
            <text:p>2399</text:p>
          </table:table-cell>
          <table:table-cell office:value-type="float" office:value="6.3" calcext:value-type="float">
            <text:p>6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21.5" calcext:value-type="float">
            <text:p>121.5</text:p>
          </table:table-cell>
          <table:table-cell office:value-type="float" office:value="10371" calcext:value-type="float">
            <text:p>10371</text:p>
          </table:table-cell>
          <table:table-cell office:value-type="float" office:value="67.6" calcext:value-type="float">
            <text:p>67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48.8" calcext:value-type="float">
            <text:p>148.8</text:p>
          </table:table-cell>
          <table:table-cell office:value-type="float" office:value="12701" calcext:value-type="float">
            <text:p>12701</text:p>
          </table:table-cell>
          <table:table-cell office:value-type="float" office:value="43.7" calcext:value-type="float">
            <text:p>43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2.9" calcext:value-type="float">
            <text:p>12.9</text:p>
          </table:table-cell>
          <table:table-cell office:value-type="float" office:value="1101" calcext:value-type="float">
            <text:p>1101</text:p>
          </table:table-cell>
          <table:table-cell office:value-type="float" office:value="3.8" calcext:value-type="float">
            <text:p>3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Wood</text:p>
          </table:table-cell>
          <table:table-cell office:value-type="float" office:value="65.2" calcext:value-type="float">
            <text:p>65.2</text:p>
          </table:table-cell>
          <table:table-cell office:value-type="float" office:value="3659" calcext:value-type="float">
            <text:p>3659</text:p>
          </table:table-cell>
          <table:table-cell office:value-type="float" office:value="144.9" calcext:value-type="float">
            <text:p>144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Rammed earth</text:p>
          </table:table-cell>
          <table:table-cell office:value-type="float" office:value="354.2" calcext:value-type="float">
            <text:p>354.2</text:p>
          </table:table-cell>
          <table:table-cell office:value-type="float" office:value="30234" calcext:value-type="float">
            <text:p>30234</text:p>
          </table:table-cell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35" calcext:value-type="float">
            <text:p>35</text:p>
          </table:table-cell>
          <table:table-cell office:value-type="float" office:value="2988" calcext:value-type="float">
            <text:p>298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819.4" calcext:value-type="float">
            <text:p>819.4</text:p>
          </table:table-cell>
          <table:table-cell office:value-type="float" office:value="69942" calcext:value-type="float">
            <text:p>69942</text:p>
          </table:table-cell>
          <table:table-cell office:value-type="float" office:value="718.8" calcext:value-type="float">
            <text:p>718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havings</text:p>
          </table:table-cell>
          <table:table-cell office:value-type="float" office:value="461.5" calcext:value-type="float">
            <text:p>461.5</text:p>
          </table:table-cell>
          <table:table-cell office:value-type="float" office:value="34896" calcext:value-type="float">
            <text:p>34896</text:p>
          </table:table-cell>
          <table:table-cell office:value-type="float" office:value="542.9" calcext:value-type="float">
            <text:p>542.9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065:.D3073])" office:value-type="float" office:value="2046.6" calcext:value-type="float">
            <text:p>2046.6</text:p>
          </table:table-cell>
          <table:table-cell table:style-name="ce2" table:formula="of:=SUM([.E3065:.E3073])" office:value-type="float" office:value="168291" calcext:value-type="float">
            <text:p>168291</text:p>
          </table:table-cell>
          <table:table-cell table:style-name="ce2" table:formula="of:=SUM([.F3065:.F3073])" office:value-type="float" office:value="1746" calcext:value-type="float">
            <text:p>174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7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7.1" calcext:value-type="float">
            <text:p>7.1</text:p>
          </table:table-cell>
          <table:table-cell office:value-type="float" office:value="647" calcext:value-type="float">
            <text:p>647</text:p>
          </table:table-cell>
          <table:table-cell office:value-type="float" office:value="2.9" calcext:value-type="float">
            <text:p>2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21.3" calcext:value-type="float">
            <text:p>121.3</text:p>
          </table:table-cell>
          <table:table-cell office:value-type="float" office:value="11057" calcext:value-type="float">
            <text:p>11057</text:p>
          </table:table-cell>
          <table:table-cell office:value-type="float" office:value="68.2" calcext:value-type="float">
            <text:p>68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09.3" calcext:value-type="float">
            <text:p>109.3</text:p>
          </table:table-cell>
          <table:table-cell office:value-type="float" office:value="9963" calcext:value-type="float">
            <text:p>9963</text:p>
          </table:table-cell>
          <table:table-cell office:value-type="float" office:value="32.7" calcext:value-type="float">
            <text:p>32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0.8" calcext:value-type="float">
            <text:p>10.8</text:p>
          </table:table-cell>
          <table:table-cell office:value-type="float" office:value="984" calcext:value-type="float">
            <text:p>984</text:p>
          </table:table-cell>
          <table:table-cell office:value-type="float" office:value="4.8" calcext:value-type="float">
            <text:p>4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/Wood</text:p>
          </table:table-cell>
          <table:table-cell office:value-type="float" office:value="115.4" calcext:value-type="float">
            <text:p>115.4</text:p>
          </table:table-cell>
          <table:table-cell office:value-type="float" office:value="4897" calcext:value-type="float">
            <text:p>4897</text:p>
          </table:table-cell>
          <table:table-cell office:value-type="float" office:value="126.8" calcext:value-type="float">
            <text:p>126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Rammed earth</text:p>
          </table:table-cell>
          <table:table-cell office:value-type="float" office:value="63.4" calcext:value-type="float">
            <text:p>63.4</text:p>
          </table:table-cell>
          <table:table-cell office:value-type="float" office:value="3308" calcext:value-type="float">
            <text:p>3308</text:p>
          </table:table-cell>
          <table:table-cell office:value-type="float" office:value="126.8" calcext:value-type="float">
            <text:p>126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20.9" calcext:value-type="float">
            <text:p>20.9</text:p>
          </table:table-cell>
          <table:table-cell office:value-type="float" office:value="1905" calcext:value-type="float">
            <text:p>19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/Slag</text:p>
          </table:table-cell>
          <table:table-cell office:value-type="float" office:value="320.2" calcext:value-type="float">
            <text:p>320.2</text:p>
          </table:table-cell>
          <table:table-cell office:value-type="float" office:value="29188" calcext:value-type="float">
            <text:p>29188</text:p>
          </table:table-cell>
          <table:table-cell office:value-type="float" office:value="533.6" calcext:value-type="float">
            <text:p>533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lag</text:p>
          </table:table-cell>
          <table:table-cell office:value-type="float" office:value="220.7" calcext:value-type="float">
            <text:p>220.7</text:p>
          </table:table-cell>
          <table:table-cell office:value-type="float" office:value="15817" calcext:value-type="float">
            <text:p>15817</text:p>
          </table:table-cell>
          <table:table-cell office:value-type="float" office:value="253.7" calcext:value-type="float">
            <text:p>253.7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080:.D3088])" office:value-type="float" office:value="989.1" calcext:value-type="float">
            <text:p>989.1</text:p>
          </table:table-cell>
          <table:table-cell table:style-name="ce2" table:formula="of:=SUM([.E3080:.E3088])" office:value-type="float" office:value="77766" calcext:value-type="float">
            <text:p>77766</text:p>
          </table:table-cell>
          <table:table-cell table:style-name="ce2" table:formula="of:=SUM([.F3080:.F3088])" office:value-type="float" office:value="1149.5" calcext:value-type="float">
            <text:p>1149.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7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87.8" calcext:value-type="float">
            <text:p>87.8</text:p>
          </table:table-cell>
          <table:table-cell office:value-type="float" office:value="7931" calcext:value-type="float">
            <text:p>7931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426.8" calcext:value-type="float">
            <text:p>426.8</text:p>
          </table:table-cell>
          <table:table-cell office:value-type="float" office:value="38552" calcext:value-type="float">
            <text:p>38552</text:p>
          </table:table-cell>
          <table:table-cell office:value-type="float" office:value="235.1" calcext:value-type="float">
            <text:p>235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10.3" calcext:value-type="float">
            <text:p>110.3</text:p>
          </table:table-cell>
          <table:table-cell office:value-type="float" office:value="9963" calcext:value-type="float">
            <text:p>9963</text:p>
          </table:table-cell>
          <table:table-cell office:value-type="float" office:value="35.4" calcext:value-type="float">
            <text:p>35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4" calcext:value-type="float">
            <text:p>24</text:p>
          </table:table-cell>
          <table:table-cell office:value-type="float" office:value="2168" calcext:value-type="float">
            <text:p>216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Bricks/Sand/Wood</text:p>
          </table:table-cell>
          <table:table-cell office:value-type="float" office:value="309.5" calcext:value-type="float">
            <text:p>309.5</text:p>
          </table:table-cell>
          <table:table-cell office:value-type="float" office:value="12877" calcext:value-type="float">
            <text:p>12877</text:p>
          </table:table-cell>
          <table:table-cell office:value-type="float" office:value="396.8" calcext:value-type="float">
            <text:p>396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ssage cover</text:p>
          </table:table-cell>
          <table:table-cell office:value-type="string" calcext:value-type="string">
            <text:p>Bricks/Sand/Wood</text:p>
          </table:table-cell>
          <table:table-cell office:value-type="float" office:value="27.9" calcext:value-type="float">
            <text:p>27.9</text:p>
          </table:table-cell>
          <table:table-cell office:value-type="float" office:value="2520" calcext:value-type="float">
            <text:p>2520</text:p>
          </table:table-cell>
          <table:table-cell office:value-type="float" office:value="35.8" calcext:value-type="float">
            <text:p>35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verhang (apartments)</text:p>
          </table:table-cell>
          <table:table-cell office:value-type="string" calcext:value-type="string">
            <text:p>Bricks/Sand/Wood</text:p>
          </table:table-cell>
          <table:table-cell office:value-type="float" office:value="12.6" calcext:value-type="float">
            <text:p>12.6</text:p>
          </table:table-cell>
          <table:table-cell office:value-type="float" office:value="1138" calcext:value-type="float">
            <text:p>1138</text:p>
          </table:table-cell>
          <table:table-cell office:value-type="float" office:value="16.1" calcext:value-type="float">
            <text:p>16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 (facade)</text:p>
          </table:table-cell>
          <table:table-cell office:value-type="float" office:value="873" calcext:value-type="float">
            <text:p>873</text:p>
          </table:table-cell>
          <table:table-cell office:value-type="float" office:value="78855" calcext:value-type="float">
            <text:p>78855</text:p>
          </table:table-cell>
          <table:table-cell office:value-type="float" office:value="1051.8" calcext:value-type="float">
            <text:p>1051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 (side)</text:p>
          </table:table-cell>
          <table:table-cell office:value-type="float" office:value="425.3" calcext:value-type="float">
            <text:p>425.3</text:p>
          </table:table-cell>
          <table:table-cell office:value-type="float" office:value="38416" calcext:value-type="float">
            <text:p>38416</text:p>
          </table:table-cell>
          <table:table-cell office:value-type="float" office:value="421.1" calcext:value-type="float">
            <text:p>421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Brickwork</text:p>
          </table:table-cell>
          <table:table-cell office:value-type="float" office:value="18.6" calcext:value-type="float">
            <text:p>18.6</text:p>
          </table:table-cell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and</text:p>
          </table:table-cell>
          <table:table-cell office:value-type="float" office:value="439.7" calcext:value-type="float">
            <text:p>439.7</text:p>
          </table:table-cell>
          <table:table-cell office:value-type="float" office:value="31062" calcext:value-type="float">
            <text:p>31062</text:p>
          </table:table-cell>
          <table:table-cell office:value-type="float" office:value="425" calcext:value-type="float">
            <text:p>425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095:.D3105])" office:value-type="float" office:value="2755.5" calcext:value-type="float">
            <text:p>2755.5</text:p>
          </table:table-cell>
          <table:table-cell table:style-name="ce2" table:formula="of:=SUM([.E3095:.E3105])" office:value-type="float" office:value="225158" calcext:value-type="float">
            <text:p>225158</text:p>
          </table:table-cell>
          <table:table-cell table:style-name="ce2" table:formula="of:=SUM([.F3095:.F3105])" office:value-type="float" office:value="2654.1" calcext:value-type="float">
            <text:p>2654.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7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8.3" calcext:value-type="float">
            <text:p>8.3</text:p>
          </table:table-cell>
          <table:table-cell office:value-type="float" office:value="744" calcext:value-type="float">
            <text:p>744</text:p>
          </table:table-cell>
          <table:table-cell office:value-type="float" office:value="4.1" calcext:value-type="float">
            <text:p>4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67.8" calcext:value-type="float">
            <text:p>67.8</text:p>
          </table:table-cell>
          <table:table-cell office:value-type="float" office:value="6078" calcext:value-type="float">
            <text:p>6078</text:p>
          </table:table-cell>
          <table:table-cell office:value-type="float" office:value="15.4" calcext:value-type="float">
            <text:p>15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64.6" calcext:value-type="float">
            <text:p>164.6</text:p>
          </table:table-cell>
          <table:table-cell office:value-type="float" office:value="14756" calcext:value-type="float">
            <text:p>14756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482.8" calcext:value-type="float">
            <text:p>482.8</text:p>
          </table:table-cell>
          <table:table-cell office:value-type="float" office:value="43281" calcext:value-type="float">
            <text:p>43281</text:p>
          </table:table-cell>
          <table:table-cell office:value-type="float" office:value="142" calcext:value-type="float">
            <text:p>14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4" calcext:value-type="float">
            <text:p>24</text:p>
          </table:table-cell>
          <table:table-cell office:value-type="float" office:value="2151" calcext:value-type="float">
            <text:p>2151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floor</text:p>
          </table:table-cell>
          <table:table-cell office:value-type="string" calcext:value-type="string">
            <text:p>Rammed earth/Concrete</text:p>
          </table:table-cell>
          <table:table-cell office:value-type="float" office:value="178.4" calcext:value-type="float">
            <text:p>178.4</text:p>
          </table:table-cell>
          <table:table-cell office:value-type="float" office:value="9039" calcext:value-type="float">
            <text:p>9039</text:p>
          </table:table-cell>
          <table:table-cell office:value-type="float" office:value="424.7" calcext:value-type="float">
            <text:p>424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885.5" calcext:value-type="float">
            <text:p>885.5</text:p>
          </table:table-cell>
          <table:table-cell office:value-type="float" office:value="79380" calcext:value-type="float">
            <text:p>79380</text:p>
          </table:table-cell>
          <table:table-cell office:value-type="float" office:value="1066.9" calcext:value-type="float">
            <text:p>1066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160.7" calcext:value-type="float">
            <text:p>160.7</text:p>
          </table:table-cell>
          <table:table-cell office:value-type="float" office:value="14406" calcext:value-type="float">
            <text:p>14406</text:p>
          </table:table-cell>
          <table:table-cell office:value-type="float" office:value="193.6" calcext:value-type="float">
            <text:p>193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plinth, above ground)</text:p>
          </table:table-cell>
          <table:table-cell office:value-type="string" calcext:value-type="string">
            <text:p>Brickwork</text:p>
          </table:table-cell>
          <table:table-cell office:value-type="float" office:value="66.8" calcext:value-type="float">
            <text:p>66.8</text:p>
          </table:table-cell>
          <table:table-cell office:value-type="float" office:value="5988" calcext:value-type="float">
            <text:p>5988</text:p>
          </table:table-cell>
          <table:table-cell office:value-type="float" office:value="86.7" calcext:value-type="float">
            <text:p>86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plinth, under ground)</text:p>
          </table:table-cell>
          <table:table-cell office:value-type="string" calcext:value-type="string">
            <text:p>Brickwork</text:p>
          </table:table-cell>
          <table:table-cell office:value-type="float" office:value="42" calcext:value-type="float">
            <text:p>42</text:p>
          </table:table-cell>
          <table:table-cell office:value-type="float" office:value="3765" calcext:value-type="float">
            <text:p>3765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and</text:p>
          </table:table-cell>
          <table:table-cell office:value-type="float" office:value="416.2" calcext:value-type="float">
            <text:p>416.2</text:p>
          </table:table-cell>
          <table:table-cell office:value-type="float" office:value="29199" calcext:value-type="float">
            <text:p>29199</text:p>
          </table:table-cell>
          <table:table-cell office:value-type="float" office:value="425" calcext:value-type="float">
            <text:p>425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112:.D3122])" office:value-type="float" office:value="2497.1" calcext:value-type="float">
            <text:p>2497.1</text:p>
          </table:table-cell>
          <table:table-cell table:style-name="ce2" table:formula="of:=SUM([.E3112:.E3122])" office:value-type="float" office:value="208787" calcext:value-type="float">
            <text:p>208787</text:p>
          </table:table-cell>
          <table:table-cell table:style-name="ce2" table:formula="of:=SUM([.F3112:.F3122])" office:value-type="float" office:value="2546.4" calcext:value-type="float">
            <text:p>2546.4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7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665.7" calcext:value-type="float">
            <text:p>665.7</text:p>
          </table:table-cell>
          <table:table-cell office:value-type="float" office:value="58379" calcext:value-type="float">
            <text:p>58379</text:p>
          </table:table-cell>
          <table:table-cell office:value-type="float" office:value="700.69" calcext:value-type="float">
            <text:p>700.6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Wood/Glass wool</text:p>
          </table:table-cell>
          <table:table-cell office:value-type="float" office:value="244.7" calcext:value-type="float">
            <text:p>244.7</text:p>
          </table:table-cell>
          <table:table-cell office:value-type="float" office:value="21459" calcext:value-type="float">
            <text:p>21459</text:p>
          </table:table-cell>
          <table:table-cell office:value-type="float" office:value="278.1" calcext:value-type="float">
            <text:p>278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Bricks</text:p>
          </table:table-cell>
          <table:table-cell office:value-type="float" office:value="215.5" calcext:value-type="float">
            <text:p>215.5</text:p>
          </table:table-cell>
          <table:table-cell office:value-type="float" office:value="10499" calcext:value-type="float">
            <text:p>10499</text:p>
          </table:table-cell>
          <table:table-cell office:value-type="float" office:value="189" calcext:value-type="float">
            <text:p>18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round floor</text:p>
          </table:table-cell>
          <table:table-cell office:value-type="string" calcext:value-type="string">
            <text:p>Concrete/Sand</text:p>
          </table:table-cell>
          <table:table-cell office:value-type="float" office:value="78.8" calcext:value-type="float">
            <text:p>78.8</text:p>
          </table:table-cell>
          <table:table-cell office:value-type="float" office:value="6143" calcext:value-type="float">
            <text:p>6143</text:p>
          </table:table-cell>
          <table:table-cell office:value-type="float" office:value="157.68" calcext:value-type="float">
            <text:p>157.6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/Wood</text:p>
          </table:table-cell>
          <table:table-cell office:value-type="float" office:value="29.7" calcext:value-type="float">
            <text:p>29.7</text:p>
          </table:table-cell>
          <table:table-cell office:value-type="float" office:value="2605" calcext:value-type="float">
            <text:p>2605</text:p>
          </table:table-cell>
          <table:table-cell office:value-type="float" office:value="13.98" calcext:value-type="float">
            <text:p>13.9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12.3" calcext:value-type="float">
            <text:p>212.3</text:p>
          </table:table-cell>
          <table:table-cell office:value-type="float" office:value="18618" calcext:value-type="float">
            <text:p>18618</text:p>
          </table:table-cell>
          <table:table-cell office:value-type="float" office:value="63.63" calcext:value-type="float">
            <text:p>63.6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4.9" calcext:value-type="float">
            <text:p>14.9</text:p>
          </table:table-cell>
          <table:table-cell office:value-type="float" office:value="1016" calcext:value-type="float">
            <text:p>1016</text:p>
          </table:table-cell>
          <table:table-cell office:value-type="float" office:value="4.56" calcext:value-type="float">
            <text:p>4.5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36.1" calcext:value-type="float">
            <text:p>36.1</text:p>
          </table:table-cell>
          <table:table-cell office:value-type="float" office:value="2462" calcext:value-type="float">
            <text:p>2462</text:p>
          </table:table-cell>
          <table:table-cell office:value-type="float" office:value="11.04" calcext:value-type="float">
            <text:p>11.04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129:.D3136])" office:value-type="float" office:value="1497.7" calcext:value-type="float">
            <text:p>1497.7</text:p>
          </table:table-cell>
          <table:table-cell table:style-name="ce2" table:formula="of:=SUM([.E3129:.E3136])" office:value-type="float" office:value="121181" calcext:value-type="float">
            <text:p>121181</text:p>
          </table:table-cell>
          <table:table-cell table:style-name="ce2" table:formula="of:=SUM([.F3129:.F3136])" office:value-type="float" office:value="1418.68" calcext:value-type="float">
            <text:p>1418.68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8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</text:p>
          </table:table-cell>
          <table:table-cell office:value-type="float" office:value="4067.7" calcext:value-type="float">
            <text:p>4067.7</text:p>
          </table:table-cell>
          <table:table-cell office:value-type="float" office:value="356721" calcext:value-type="float">
            <text:p>356721</text:p>
          </table:table-cell>
          <table:table-cell office:value-type="float" office:value="3851.16" calcext:value-type="float">
            <text:p>3851.1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Expanded clay concrete</text:p>
          </table:table-cell>
          <table:table-cell office:value-type="float" office:value="371.3" calcext:value-type="float">
            <text:p>371.3</text:p>
          </table:table-cell>
          <table:table-cell office:value-type="float" office:value="25326" calcext:value-type="float">
            <text:p>25326</text:p>
          </table:table-cell>
          <table:table-cell office:value-type="float" office:value="378.84" calcext:value-type="float">
            <text:p>378.8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technical floor)</text:p>
          </table:table-cell>
          <table:table-cell office:value-type="string" calcext:value-type="string">
            <text:p>Expanded clay concrete</text:p>
          </table:table-cell>
          <table:table-cell office:value-type="float" office:value="103.1" calcext:value-type="float">
            <text:p>103.1</text:p>
          </table:table-cell>
          <table:table-cell office:value-type="float" office:value="7032" calcext:value-type="float">
            <text:p>7032</text:p>
          </table:table-cell>
          <table:table-cell office:value-type="float" office:value="104.85" calcext:value-type="float">
            <text:p>104.8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(technical floor)</text:p>
          </table:table-cell>
          <table:table-cell office:value-type="string" calcext:value-type="string">
            <text:p>Hollow-core reinforced concrete/Wood wool</text:p>
          </table:table-cell>
          <table:table-cell office:value-type="float" office:value="678.5" calcext:value-type="float">
            <text:p>678.5</text:p>
          </table:table-cell>
          <table:table-cell office:value-type="float" office:value="59502" calcext:value-type="float">
            <text:p>59502</text:p>
          </table:table-cell>
          <table:table-cell office:value-type="float" office:value="737.48" calcext:value-type="float">
            <text:p>737.4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Wood wool</text:p>
          </table:table-cell>
          <table:table-cell office:value-type="float" office:value="460" calcext:value-type="float">
            <text:p>460</text:p>
          </table:table-cell>
          <table:table-cell office:value-type="float" office:value="22411" calcext:value-type="float">
            <text:p>22411</text:p>
          </table:table-cell>
          <table:table-cell office:value-type="float" office:value="821.48" calcext:value-type="float">
            <text:p>821.4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Hollow-core reinforced concrete/Wood wool</text:p>
          </table:table-cell>
          <table:table-cell office:value-type="float" office:value="89.9" calcext:value-type="float">
            <text:p>89.9</text:p>
          </table:table-cell>
          <table:table-cell office:value-type="float" office:value="6132" calcext:value-type="float">
            <text:p>6132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1523.8" calcext:value-type="float">
            <text:p>1523.8</text:p>
          </table:table-cell>
          <table:table-cell office:value-type="float" office:value="133631" calcext:value-type="float">
            <text:p>133631</text:p>
          </table:table-cell>
          <table:table-cell office:value-type="float" office:value="724.33" calcext:value-type="float">
            <text:p>724.3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722" calcext:value-type="float">
            <text:p>722</text:p>
          </table:table-cell>
          <table:table-cell office:value-type="float" office:value="63317" calcext:value-type="float">
            <text:p>63317</text:p>
          </table:table-cell>
          <table:table-cell office:value-type="float" office:value="218.15" calcext:value-type="float">
            <text:p>218.1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</text:p>
          </table:table-cell>
          <table:table-cell office:value-type="float" office:value="109.2" calcext:value-type="float">
            <text:p>109.2</text:p>
          </table:table-cell>
          <table:table-cell office:value-type="float" office:value="7448" calcext:value-type="float">
            <text:p>7448</text:p>
          </table:table-cell>
          <table:table-cell office:value-type="float" office:value="51.84" calcext:value-type="float">
            <text:p>51.8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arbage room windows</text:p>
          </table:table-cell>
          <table:table-cell office:value-type="string" calcext:value-type="string">
            <text:p>Wood</text:p>
          </table:table-cell>
          <table:table-cell office:value-type="float" office:value="19.9" calcext:value-type="float">
            <text:p>19.9</text:p>
          </table:table-cell>
          <table:table-cell office:value-type="float" office:value="1357" calcext:value-type="float">
            <text:p>1357</text:p>
          </table:table-cell>
          <table:table-cell office:value-type="float" office:value="5.04" calcext:value-type="float">
            <text:p>5.0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40.4" calcext:value-type="float">
            <text:p>40.4</text:p>
          </table:table-cell>
          <table:table-cell office:value-type="float" office:value="2756" calcext:value-type="float">
            <text:p>2756</text:p>
          </table:table-cell>
          <table:table-cell office:value-type="float" office:value="20.7" calcext:value-type="float">
            <text:p>20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Garbage room/basement doors</text:p>
          </table:table-cell>
          <table:table-cell office:value-type="string" calcext:value-type="string">
            <text:p>Metal/wood</text:p>
          </table:table-cell>
          <table:table-cell office:value-type="float" office:value="106.6" calcext:value-type="float">
            <text:p>106.6</text:p>
          </table:table-cell>
          <table:table-cell office:value-type="float" office:value="7271" calcext:value-type="float">
            <text:p>7271</text:p>
          </table:table-cell>
          <table:table-cell office:value-type="float" office:value="32.91" calcext:value-type="float">
            <text:p>32.91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143:.D3154])" office:value-type="float" office:value="8292.4" calcext:value-type="float">
            <text:p>8292.4</text:p>
          </table:table-cell>
          <table:table-cell table:style-name="ce2" table:formula="of:=SUM([.E3143:.E3154])" office:value-type="float" office:value="692904" calcext:value-type="float">
            <text:p>692904</text:p>
          </table:table-cell>
          <table:table-cell table:style-name="ce2" table:formula="of:=SUM([.F3143:.F3154])" office:value-type="float" office:value="7030.78" calcext:value-type="float">
            <text:p>7030.78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8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PVC</text:p>
          </table:table-cell>
          <table:table-cell office:value-type="float" office:value="98.4" calcext:value-type="float">
            <text:p>98.4</text:p>
          </table:table-cell>
          <table:table-cell office:value-type="float" office:value="8725" calcext:value-type="float">
            <text:p>8725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77.4" calcext:value-type="float">
            <text:p>77.4</text:p>
          </table:table-cell>
          <table:table-cell office:value-type="float" office:value="6863" calcext:value-type="float">
            <text:p>6863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814.6" calcext:value-type="float">
            <text:p>1814.6</text:p>
          </table:table-cell>
          <table:table-cell office:value-type="float" office:value="160901" calcext:value-type="float">
            <text:p>160901</text:p>
          </table:table-cell>
          <table:table-cell office:value-type="float" office:value="978" calcext:value-type="float">
            <text:p>97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17.1" calcext:value-type="float">
            <text:p>217.1</text:p>
          </table:table-cell>
          <table:table-cell office:value-type="float" office:value="19250" calcext:value-type="float">
            <text:p>19250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225.6" calcext:value-type="float">
            <text:p>1225.6</text:p>
          </table:table-cell>
          <table:table-cell office:value-type="float" office:value="108674" calcext:value-type="float">
            <text:p>108674</text:p>
          </table:table-cell>
          <table:table-cell office:value-type="float" office:value="283" calcext:value-type="float">
            <text:p>28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1032.7" calcext:value-type="float">
            <text:p>1032.7</text:p>
          </table:table-cell>
          <table:table-cell office:value-type="float" office:value="41257" calcext:value-type="float">
            <text:p>41257</text:p>
          </table:table-cell>
          <table:table-cell office:value-type="float" office:value="1054" calcext:value-type="float">
            <text:p>105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61.8" calcext:value-type="float">
            <text:p>61.8</text:p>
          </table:table-cell>
          <table:table-cell office:value-type="float" office:value="5480" calcext:value-type="float">
            <text:p>548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5163.5" calcext:value-type="float">
            <text:p>5163.5</text:p>
          </table:table-cell>
          <table:table-cell office:value-type="float" office:value="457850" calcext:value-type="float">
            <text:p>457850</text:p>
          </table:table-cell>
          <table:table-cell office:value-type="float" office:value="5935" calcext:value-type="float">
            <text:p>593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covering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843" calcext:value-type="float">
            <text:p>843</text:p>
          </table:table-cell>
          <table:table-cell office:value-type="float" office:value="62428" calcext:value-type="float">
            <text:p>62428</text:p>
          </table:table-cell>
          <table:table-cell office:value-type="float" office:value="1054" calcext:value-type="float">
            <text:p>1054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161:.D3169])" office:value-type="float" office:value="10534.1" calcext:value-type="float">
            <text:p>10534.1</text:p>
          </table:table-cell>
          <table:table-cell table:style-name="ce2" table:formula="of:=SUM([.E3161:.E3169])" office:value-type="float" office:value="871428" calcext:value-type="float">
            <text:p>871428</text:p>
          </table:table-cell>
          <table:table-cell table:style-name="ce2" table:formula="of:=SUM([.F3161:.F3169])" office:value-type="float" office:value="9437" calcext:value-type="float">
            <text:p>943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8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20.02" calcext:value-type="float">
            <text:p>20.02</text:p>
          </table:table-cell>
          <table:table-cell office:value-type="float" office:value="1804" calcext:value-type="float">
            <text:p>1804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doors</text:p>
          </table:table-cell>
          <table:table-cell office:value-type="string" calcext:value-type="string">
            <text:p>Wood</text:p>
          </table:table-cell>
          <table:table-cell office:value-type="float" office:value="7" calcext:value-type="float">
            <text:p>7</text:p>
          </table:table-cell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86.7" calcext:value-type="float">
            <text:p>86.7</text:p>
          </table:table-cell>
          <table:table-cell office:value-type="float" office:value="7814" calcext:value-type="float">
            <text:p>7814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67.4" calcext:value-type="float">
            <text:p>67.4</text:p>
          </table:table-cell>
          <table:table-cell office:value-type="float" office:value="6075" calcext:value-type="float">
            <text:p>6075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 (roof)</text:p>
          </table:table-cell>
          <table:table-cell office:value-type="string" calcext:value-type="string">
            <text:p>Wood</text:p>
          </table:table-cell>
          <table:table-cell office:value-type="float" office:value="6.7" calcext:value-type="float">
            <text:p>6.7</text:p>
          </table:table-cell>
          <table:table-cell office:value-type="float" office:value="604" calcext:value-type="float">
            <text:p>60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216.4" calcext:value-type="float">
            <text:p>216.4</text:p>
          </table:table-cell>
          <table:table-cell office:value-type="float" office:value="6853" calcext:value-type="float">
            <text:p>6853</text:p>
          </table:table-cell>
          <table:table-cell office:value-type="float" office:value="267" calcext:value-type="float">
            <text:p>26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Rammed earth</text:p>
          </table:table-cell>
          <table:table-cell office:value-type="float" office:value="7.4" calcext:value-type="float">
            <text:p>7.4</text:p>
          </table:table-cell>
          <table:table-cell office:value-type="float" office:value="451" calcext:value-type="float">
            <text:p>451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/Brickwork</text:p>
          </table:table-cell>
          <table:table-cell office:value-type="float" office:value="23.1" calcext:value-type="float">
            <text:p>23.1</text:p>
          </table:table-cell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329.2" calcext:value-type="float">
            <text:p>329.2</text:p>
          </table:table-cell>
          <table:table-cell office:value-type="float" office:value="29671" calcext:value-type="float">
            <text:p>29671</text:p>
          </table:table-cell>
          <table:table-cell office:value-type="float" office:value="452" calcext:value-type="float">
            <text:p>45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49.8" calcext:value-type="float">
            <text:p>49.8</text:p>
          </table:table-cell>
          <table:table-cell office:value-type="float" office:value="4489" calcext:value-type="float">
            <text:p>4489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arting walls (roof/attic)</text:p>
          </table:table-cell>
          <table:table-cell office:value-type="string" calcext:value-type="string">
            <text:p>Wood/Glass wool</text:p>
          </table:table-cell>
          <table:table-cell office:value-type="float" office:value="56.9" calcext:value-type="float">
            <text:p>56.9</text:p>
          </table:table-cell>
          <table:table-cell office:value-type="float" office:value="4297" calcext:value-type="float">
            <text:p>4297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Wood/Decoration (insulation)</text:p>
          </table:table-cell>
          <table:table-cell office:value-type="float" office:value="96.2" calcext:value-type="float">
            <text:p>96.2</text:p>
          </table:table-cell>
          <table:table-cell office:value-type="float" office:value="8671" calcext:value-type="float">
            <text:p>8671</text:p>
          </table:table-cell>
          <table:table-cell office:value-type="float" office:value="142" calcext:value-type="float">
            <text:p>14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Decoration (insulation)</text:p>
          </table:table-cell>
          <table:table-cell office:value-type="float" office:value="109.7" calcext:value-type="float">
            <text:p>109.7</text:p>
          </table:table-cell>
          <table:table-cell office:value-type="float" office:value="8284" calcext:value-type="float">
            <text:p>8284</text:p>
          </table:table-cell>
          <table:table-cell office:value-type="float" office:value="161" calcext:value-type="float">
            <text:p>161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176:.D3188])" office:value-type="float" office:value="1076.52" calcext:value-type="float">
            <text:p>1076.52</text:p>
          </table:table-cell>
          <table:table-cell table:style-name="ce2" table:formula="of:=SUM([.E3176:.E3188])" office:value-type="float" office:value="81726" calcext:value-type="float">
            <text:p>81726</text:p>
          </table:table-cell>
          <table:table-cell table:style-name="ce2" table:formula="of:=SUM([.F3176:.F3188])" office:value-type="float" office:value="1238" calcext:value-type="float">
            <text:p>1238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8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55.7" calcext:value-type="float">
            <text:p>155.7</text:p>
          </table:table-cell>
          <table:table-cell office:value-type="float" office:value="14034" calcext:value-type="float">
            <text:p>14034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70.6" calcext:value-type="float">
            <text:p>70.6</text:p>
          </table:table-cell>
          <table:table-cell office:value-type="float" office:value="6363" calcext:value-type="float">
            <text:p>6363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952.3" calcext:value-type="float">
            <text:p>952.3</text:p>
          </table:table-cell>
          <table:table-cell office:value-type="float" office:value="85833" calcext:value-type="float">
            <text:p>85833</text:p>
          </table:table-cell>
          <table:table-cell office:value-type="float" office:value="582" calcext:value-type="float">
            <text:p>58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368.2" calcext:value-type="float">
            <text:p>368.2</text:p>
          </table:table-cell>
          <table:table-cell office:value-type="float" office:value="33187" calcext:value-type="float">
            <text:p>33187</text:p>
          </table:table-cell>
          <table:table-cell office:value-type="float" office:value="134" calcext:value-type="float">
            <text:p>13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57.2" calcext:value-type="float">
            <text:p>57.2</text:p>
          </table:table-cell>
          <table:table-cell office:value-type="float" office:value="5156" calcext:value-type="float">
            <text:p>5156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793.8" calcext:value-type="float">
            <text:p>793.8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7.5" calcext:value-type="float">
            <text:p>17.5</text:p>
          </table:table-cell>
          <table:table-cell office:value-type="float" office:value="1577" calcext:value-type="float">
            <text:p>1577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56.9" calcext:value-type="float">
            <text:p>56.9</text:p>
          </table:table-cell>
          <table:table-cell office:value-type="float" office:value="5129" calcext:value-type="float">
            <text:p>512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Brickwork</text:p>
          </table:table-cell>
          <table:table-cell office:value-type="float" office:value="289.5" calcext:value-type="float">
            <text:p>289.5</text:p>
          </table:table-cell>
          <table:table-cell office:value-type="float" office:value="26093" calcext:value-type="float">
            <text:p>26093</text:p>
          </table:table-cell>
          <table:table-cell office:value-type="float" office:value="333" calcext:value-type="float">
            <text:p>33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Brickwork</text:p>
          </table:table-cell>
          <table:table-cell office:value-type="float" office:value="31.1" calcext:value-type="float">
            <text:p>31.1</text:p>
          </table:table-cell>
          <table:table-cell office:value-type="float" office:value="2803" calcext:value-type="float">
            <text:p>2803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Brickwork</text:p>
          </table:table-cell>
          <table:table-cell office:value-type="float" office:value="359.6" calcext:value-type="float">
            <text:p>359.6</text:p>
          </table:table-cell>
          <table:table-cell office:value-type="float" office:value="32411" calcext:value-type="float">
            <text:p>32411</text:p>
          </table:table-cell>
          <table:table-cell office:value-type="float" office:value="324" calcext:value-type="float">
            <text:p>32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Autoclaved aerated concrete</text:p>
          </table:table-cell>
          <table:table-cell office:value-type="float" office:value="1023.1" calcext:value-type="float">
            <text:p>1023.1</text:p>
          </table:table-cell>
          <table:table-cell office:value-type="float" office:value="92214" calcext:value-type="float">
            <text:p>92214</text:p>
          </table:table-cell>
          <table:table-cell office:value-type="float" office:value="1204" calcext:value-type="float">
            <text:p>120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loggia, facade)</text:p>
          </table:table-cell>
          <table:table-cell office:value-type="string" calcext:value-type="string">
            <text:p>Autoclaved aerated concrete</text:p>
          </table:table-cell>
          <table:table-cell office:value-type="float" office:value="495.2" calcext:value-type="float">
            <text:p>495.2</text:p>
          </table:table-cell>
          <table:table-cell office:value-type="float" office:value="44633" calcext:value-type="float">
            <text:p>44633</text:p>
          </table:table-cell>
          <table:table-cell office:value-type="float" office:value="583" calcext:value-type="float">
            <text:p>58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Hollow-core reinforced concrete/Slag/Concrete/Bitumen</text:p>
          </table:table-cell>
          <table:table-cell office:value-type="float" office:value="793.8" calcext:value-type="float">
            <text:p>793.8</text:p>
          </table:table-cell>
          <table:table-cell office:value-type="float" office:value="71547" calcext:value-type="float">
            <text:p>71547</text:p>
          </table:table-cell>
          <table:table-cell office:value-type="float" office:value="980" calcext:value-type="float">
            <text:p>98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covering</text:p>
          </table:table-cell>
          <table:table-cell office:value-type="string" calcext:value-type="string">
            <text:p>Hollow-core reinforced concre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195:.D3209])" office:value-type="float" office:value="5464.5" calcext:value-type="float">
            <text:p>5464.5</text:p>
          </table:table-cell>
          <table:table-cell table:style-name="ce2" table:formula="of:=SUM([.E3195:.E3209])" office:value-type="float" office:value="420980" calcext:value-type="float">
            <text:p>420980</text:p>
          </table:table-cell>
          <table:table-cell table:style-name="ce2" table:formula="of:=SUM([.F3195:.F3209])" office:value-type="float" office:value="5270" calcext:value-type="float">
            <text:p>5270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8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68" calcext:value-type="float">
            <text:p>68</text:p>
          </table:table-cell>
          <table:table-cell office:value-type="float" office:value="6129" calcext:value-type="float">
            <text:p>6129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92" calcext:value-type="float">
            <text:p>92</text:p>
          </table:table-cell>
          <table:table-cell office:value-type="float" office:value="8292" calcext:value-type="float">
            <text:p>8292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486.4" calcext:value-type="float">
            <text:p>486.4</text:p>
          </table:table-cell>
          <table:table-cell office:value-type="float" office:value="43840" calcext:value-type="float">
            <text:p>43840</text:p>
          </table:table-cell>
          <table:table-cell office:value-type="float" office:value="277" calcext:value-type="float">
            <text:p>27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12.7" calcext:value-type="float">
            <text:p>212.7</text:p>
          </table:table-cell>
          <table:table-cell office:value-type="float" office:value="19171" calcext:value-type="float">
            <text:p>19171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97.3" calcext:value-type="float">
            <text:p>97.3</text:p>
          </table:table-cell>
          <table:table-cell office:value-type="float" office:value="8770" calcext:value-type="float">
            <text:p>8770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481.6" calcext:value-type="float">
            <text:p>481.6</text:p>
          </table:table-cell>
          <table:table-cell office:value-type="float" office:value="15251" calcext:value-type="float">
            <text:p>15251</text:p>
          </table:table-cell>
          <table:table-cell office:value-type="float" office:value="595" calcext:value-type="float">
            <text:p>59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7.9" calcext:value-type="float">
            <text:p>7.9</text:p>
          </table:table-cell>
          <table:table-cell office:value-type="float" office:value="712" calcext:value-type="float">
            <text:p>71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37.3" calcext:value-type="float">
            <text:p>37.3</text:p>
          </table:table-cell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Brickwork</text:p>
          </table:table-cell>
          <table:table-cell office:value-type="float" office:value="344.9" calcext:value-type="float">
            <text:p>344.9</text:p>
          </table:table-cell>
          <table:table-cell office:value-type="float" office:value="31087" calcext:value-type="float">
            <text:p>31087</text:p>
          </table:table-cell>
          <table:table-cell office:value-type="float" office:value="303" calcext:value-type="float">
            <text:p>30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; Pilastri</text:p>
          </table:table-cell>
          <table:table-cell office:value-type="string" calcext:value-type="string">
            <text:p>Expanded clay concrete/Calcium silicate bricks</text:p>
          </table:table-cell>
          <table:table-cell office:value-type="float" office:value="637.5" calcext:value-type="float">
            <text:p>637.5</text:p>
          </table:table-cell>
          <table:table-cell office:value-type="float" office:value="57459" calcext:value-type="float">
            <text:p>57459</text:p>
          </table:table-cell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loggia, facade); Loggia covering</text:p>
          </table:table-cell>
          <table:table-cell office:value-type="string" calcext:value-type="string">
            <text:p>Expanded clay concrete</text:p>
          </table:table-cell>
          <table:table-cell office:value-type="float" office:value="188.4" calcext:value-type="float">
            <text:p>188.4</text:p>
          </table:table-cell>
          <table:table-cell office:value-type="float" office:value="16981" calcext:value-type="float">
            <text:p>16981</text:p>
          </table:table-cell>
          <table:table-cell office:value-type="float" office:value="222" calcext:value-type="float">
            <text:p>22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Brickwork</text:p>
          </table:table-cell>
          <table:table-cell office:value-type="float" office:value="118.2" calcext:value-type="float">
            <text:p>118.2</text:p>
          </table:table-cell>
          <table:table-cell office:value-type="float" office:value="10654" calcext:value-type="float">
            <text:p>10654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Brickwork</text:p>
          </table:table-cell>
          <table:table-cell office:value-type="float" office:value="365.8" calcext:value-type="float">
            <text:p>365.8</text:p>
          </table:table-cell>
          <table:table-cell office:value-type="float" office:value="32970" calcext:value-type="float">
            <text:p>32970</text:p>
          </table:table-cell>
          <table:table-cell office:value-type="float" office:value="256" calcext:value-type="float">
            <text:p>25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Autoclaved aerated concrete/Concrete</text:p>
          </table:table-cell>
          <table:table-cell office:value-type="float" office:value="501.6" calcext:value-type="float">
            <text:p>501.6</text:p>
          </table:table-cell>
          <table:table-cell office:value-type="float" office:value="37879" calcext:value-type="float">
            <text:p>37879</text:p>
          </table:table-cell>
          <table:table-cell office:value-type="float" office:value="604" calcext:value-type="float">
            <text:p>60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Hollow-core reinforced concrete/Concrete/Peat plates</text:p>
          </table:table-cell>
          <table:table-cell office:value-type="float" office:value="13.5" calcext:value-type="float">
            <text:p>13.5</text:p>
          </table:table-cell>
          <table:table-cell office:value-type="float" office:value="1019" calcext:value-type="float">
            <text:p>1019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Hollow-core reinforced concrete/Autoclaved aerated concrete/Concrete/Bitumen</text:p>
          </table:table-cell>
          <table:table-cell office:value-type="float" office:value="22.5" calcext:value-type="float">
            <text:p>22.5</text:p>
          </table:table-cell>
          <table:table-cell office:value-type="float" office:value="2028" calcext:value-type="float">
            <text:p>2028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216:.D3231])" office:value-type="float" office:value="3675.6" calcext:value-type="float">
            <text:p>3675.6</text:p>
          </table:table-cell>
          <table:table-cell table:style-name="ce2" table:formula="of:=SUM([.E3216:.E3231])" office:value-type="float" office:value="295604" calcext:value-type="float">
            <text:p>295604</text:p>
          </table:table-cell>
          <table:table-cell table:style-name="ce2" table:formula="of:=SUM([.F3216:.F3231])" office:value-type="float" office:value="3302" calcext:value-type="float">
            <text:p>330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8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75.4" calcext:value-type="float">
            <text:p>75.4</text:p>
          </table:table-cell>
          <table:table-cell office:value-type="float" office:value="6869" calcext:value-type="float">
            <text:p>6869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725.5" calcext:value-type="float">
            <text:p>725.5</text:p>
          </table:table-cell>
          <table:table-cell office:value-type="float" office:value="66098" calcext:value-type="float">
            <text:p>66098</text:p>
          </table:table-cell>
          <table:table-cell office:value-type="float" office:value="408" calcext:value-type="float">
            <text:p>40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621.8" calcext:value-type="float">
            <text:p>621.8</text:p>
          </table:table-cell>
          <table:table-cell office:value-type="float" office:value="56650" calcext:value-type="float">
            <text:p>56650</text:p>
          </table:table-cell>
          <table:table-cell office:value-type="float" office:value="204" calcext:value-type="float">
            <text:p>20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52.3" calcext:value-type="float">
            <text:p>52.3</text:p>
          </table:table-cell>
          <table:table-cell office:value-type="float" office:value="4765" calcext:value-type="float">
            <text:p>4765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751.1" calcext:value-type="float">
            <text:p>751.1</text:p>
          </table:table-cell>
          <table:table-cell office:value-type="float" office:value="24518" calcext:value-type="float">
            <text:p>24518</text:p>
          </table:table-cell>
          <table:table-cell office:value-type="float" office:value="927" calcext:value-type="float">
            <text:p>92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54.1" calcext:value-type="float">
            <text:p>54.1</text:p>
          </table:table-cell>
          <table:table-cell office:value-type="float" office:value="4929" calcext:value-type="float">
            <text:p>492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Expanded clay concrete</text:p>
          </table:table-cell>
          <table:table-cell office:value-type="float" office:value="260.4" calcext:value-type="float">
            <text:p>260.4</text:p>
          </table:table-cell>
          <table:table-cell office:value-type="float" office:value="23724" calcext:value-type="float">
            <text:p>23724</text:p>
          </table:table-cell>
          <table:table-cell office:value-type="float" office:value="306" calcext:value-type="float">
            <text:p>30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Expanded clay concrete</text:p>
          </table:table-cell>
          <table:table-cell office:value-type="float" office:value="1430.1" calcext:value-type="float">
            <text:p>1430.1</text:p>
          </table:table-cell>
          <table:table-cell office:value-type="float" office:value="130291" calcext:value-type="float">
            <text:p>130291</text:p>
          </table:table-cell>
          <table:table-cell office:value-type="float" office:value="1632" calcext:value-type="float">
            <text:p>163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Expanded clay/Glass wool</text:p>
          </table:table-cell>
          <table:table-cell office:value-type="float" office:value="751.1" calcext:value-type="float">
            <text:p>751.1</text:p>
          </table:table-cell>
          <table:table-cell office:value-type="float" office:value="57452" calcext:value-type="float">
            <text:p>57452</text:p>
          </table:table-cell>
          <table:table-cell office:value-type="float" office:value="927" calcext:value-type="float">
            <text:p>927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238:.D3246])" office:value-type="float" office:value="4721.8" calcext:value-type="float">
            <text:p>4721.8</text:p>
          </table:table-cell>
          <table:table-cell table:style-name="ce2" table:formula="of:=SUM([.E3238:.E3246])" office:value-type="float" office:value="375296" calcext:value-type="float">
            <text:p>375296</text:p>
          </table:table-cell>
          <table:table-cell table:style-name="ce2" table:formula="of:=SUM([.F3238:.F3246])" office:value-type="float" office:value="4449" calcext:value-type="float">
            <text:p>4449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8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84.9" calcext:value-type="float">
            <text:p>84.9</text:p>
          </table:table-cell>
          <table:table-cell office:value-type="float" office:value="7652" calcext:value-type="float">
            <text:p>765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629.1" calcext:value-type="float">
            <text:p>629.1</text:p>
          </table:table-cell>
          <table:table-cell office:value-type="float" office:value="56702" calcext:value-type="float">
            <text:p>56702</text:p>
          </table:table-cell>
          <table:table-cell office:value-type="float" office:value="358" calcext:value-type="float">
            <text:p>35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364.6" calcext:value-type="float">
            <text:p>364.6</text:p>
          </table:table-cell>
          <table:table-cell office:value-type="float" office:value="32862" calcext:value-type="float">
            <text:p>32862</text:p>
          </table:table-cell>
          <table:table-cell office:value-type="float" office:value="121" calcext:value-type="float">
            <text:p>12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27.6" calcext:value-type="float">
            <text:p>127.6</text:p>
          </table:table-cell>
          <table:table-cell office:value-type="float" office:value="11501" calcext:value-type="float">
            <text:p>11501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551.1" calcext:value-type="float">
            <text:p>551.1</text:p>
          </table:table-cell>
          <table:table-cell office:value-type="float" office:value="17452" calcext:value-type="float">
            <text:p>17452</text:p>
          </table:table-cell>
          <table:table-cell office:value-type="float" office:value="680" calcext:value-type="float">
            <text:p>68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45.2" calcext:value-type="float">
            <text:p>45.2</text:p>
          </table:table-cell>
          <table:table-cell office:value-type="float" office:value="4074" calcext:value-type="float">
            <text:p>407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Expanded clay concrete</text:p>
          </table:table-cell>
          <table:table-cell office:value-type="float" office:value="241.6" calcext:value-type="float">
            <text:p>241.6</text:p>
          </table:table-cell>
          <table:table-cell office:value-type="float" office:value="21776" calcext:value-type="float">
            <text:p>21776</text:p>
          </table:table-cell>
          <table:table-cell office:value-type="float" office:value="284" calcext:value-type="float">
            <text:p>28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Expanded clay concrete</text:p>
          </table:table-cell>
          <table:table-cell office:value-type="float" office:value="1001" calcext:value-type="float">
            <text:p>1001</text:p>
          </table:table-cell>
          <table:table-cell office:value-type="float" office:value="90222" calcext:value-type="float">
            <text:p>90222</text:p>
          </table:table-cell>
          <table:table-cell office:value-type="float" office:value="1149" calcext:value-type="float">
            <text:p>114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hielding between windows</text:p>
          </table:table-cell>
          <table:table-cell office:value-type="string" calcext:value-type="string">
            <text:p>Wood/Glass wool</text:p>
          </table:table-cell>
          <table:table-cell office:value-type="float" office:value="112.2" calcext:value-type="float">
            <text:p>112.2</text:p>
          </table:table-cell>
          <table:table-cell office:value-type="float" office:value="10113" calcext:value-type="float">
            <text:p>10113</text:p>
          </table:table-cell>
          <table:table-cell office:value-type="float" office:value="187" calcext:value-type="float">
            <text:p>18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Hollow-core reinforced concrete/Slag/Concrete/Bitumen</text:p>
          </table:table-cell>
          <table:table-cell office:value-type="float" office:value="496.7" calcext:value-type="float">
            <text:p>496.7</text:p>
          </table:table-cell>
          <table:table-cell office:value-type="float" office:value="44769" calcext:value-type="float">
            <text:p>44769</text:p>
          </table:table-cell>
          <table:table-cell office:value-type="float" office:value="680" calcext:value-type="float">
            <text:p>680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253:.D3262])" office:value-type="float" office:value="3654" calcext:value-type="float">
            <text:p>3654</text:p>
          </table:table-cell>
          <table:table-cell table:style-name="ce2" table:formula="of:=SUM([.E3253:.E3262])" office:value-type="float" office:value="297123" calcext:value-type="float">
            <text:p>297123</text:p>
          </table:table-cell>
          <table:table-cell table:style-name="ce2" table:formula="of:=SUM([.F3253:.F3262])" office:value-type="float" office:value="3529" calcext:value-type="float">
            <text:p>3529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8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45.8" calcext:value-type="float">
            <text:p>45.8</text:p>
          </table:table-cell>
          <table:table-cell office:value-type="float" office:value="4150" calcext:value-type="float">
            <text:p>415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doors</text:p>
          </table:table-cell>
          <table:table-cell office:value-type="string" calcext:value-type="string">
            <text:p>Wood</text:p>
          </table:table-cell>
          <table:table-cell office:value-type="float" office:value="36.6" calcext:value-type="float">
            <text:p>36.6</text:p>
          </table:table-cell>
          <table:table-cell office:value-type="float" office:value="3317" calcext:value-type="float">
            <text:p>3317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674" calcext:value-type="float">
            <text:p>674</text:p>
          </table:table-cell>
          <table:table-cell office:value-type="float" office:value="61077" calcext:value-type="float">
            <text:p>61077</text:p>
          </table:table-cell>
          <table:table-cell office:value-type="float" office:value="386" calcext:value-type="float">
            <text:p>38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356.5" calcext:value-type="float">
            <text:p>356.5</text:p>
          </table:table-cell>
          <table:table-cell office:value-type="float" office:value="32306" calcext:value-type="float">
            <text:p>32306</text:p>
          </table:table-cell>
          <table:table-cell office:value-type="float" office:value="119" calcext:value-type="float">
            <text:p>11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10.2" calcext:value-type="float">
            <text:p>110.2</text:p>
          </table:table-cell>
          <table:table-cell office:value-type="float" office:value="9986" calcext:value-type="float">
            <text:p>9986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Wood</text:p>
          </table:table-cell>
          <table:table-cell office:value-type="float" office:value="30.3" calcext:value-type="float">
            <text:p>30.3</text:p>
          </table:table-cell>
          <table:table-cell office:value-type="float" office:value="2303" calcext:value-type="float">
            <text:p>230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563" calcext:value-type="float">
            <text:p>563</text:p>
          </table:table-cell>
          <table:table-cell office:value-type="float" office:value="18103" calcext:value-type="float">
            <text:p>18103</text:p>
          </table:table-cell>
          <table:table-cell office:value-type="float" office:value="695" calcext:value-type="float">
            <text:p>69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44.5" calcext:value-type="float">
            <text:p>44.5</text:p>
          </table:table-cell>
          <table:table-cell office:value-type="float" office:value="4033" calcext:value-type="float">
            <text:p>403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</text:p>
          </table:table-cell>
          <table:table-cell office:value-type="float" office:value="341.8" calcext:value-type="float">
            <text:p>341.8</text:p>
          </table:table-cell>
          <table:table-cell office:value-type="float" office:value="30974" calcext:value-type="float">
            <text:p>30974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1338.5" calcext:value-type="float">
            <text:p>1338.5</text:p>
          </table:table-cell>
          <table:table-cell office:value-type="float" office:value="121294" calcext:value-type="float">
            <text:p>121294</text:p>
          </table:table-cell>
          <table:table-cell office:value-type="float" office:value="1157" calcext:value-type="float">
            <text:p>115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</text:p>
          </table:table-cell>
          <table:table-cell office:value-type="float" office:value="131.8" calcext:value-type="float">
            <text:p>131.8</text:p>
          </table:table-cell>
          <table:table-cell office:value-type="float" office:value="11944" calcext:value-type="float">
            <text:p>11944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rting walls (roof/attic)</text:p>
          </table:table-cell>
          <table:table-cell office:value-type="string" calcext:value-type="string">
            <text:p>Calcium silicate bricks</text:p>
          </table:table-cell>
          <table:table-cell office:value-type="float" office:value="103" calcext:value-type="float">
            <text:p>103</text:p>
          </table:table-cell>
          <table:table-cell office:value-type="float" office:value="7828" calcext:value-type="float">
            <text:p>7828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Slag/Concrete/putupolistirols</text:p>
          </table:table-cell>
          <table:table-cell office:value-type="float" office:value="444.6" calcext:value-type="float">
            <text:p>444.6</text:p>
          </table:table-cell>
          <table:table-cell office:value-type="float" office:value="33791" calcext:value-type="float">
            <text:p>33791</text:p>
          </table:table-cell>
          <table:table-cell office:value-type="float" office:value="635" calcext:value-type="float">
            <text:p>63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Hollow-core reinforced concrete/Slag/Concrete</text:p>
          </table:table-cell>
          <table:table-cell office:value-type="float" office:value="79.8" calcext:value-type="float">
            <text:p>79.8</text:p>
          </table:table-cell>
          <table:table-cell office:value-type="float" office:value="7231" calcext:value-type="float">
            <text:p>7231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269:.D3282])" office:value-type="float" office:value="4300.4" calcext:value-type="float">
            <text:p>4300.4</text:p>
          </table:table-cell>
          <table:table-cell table:style-name="ce2" table:formula="of:=SUM([.E3269:.E3282])" office:value-type="float" office:value="348337" calcext:value-type="float">
            <text:p>348337</text:p>
          </table:table-cell>
          <table:table-cell table:style-name="ce2" table:formula="of:=SUM([.F3269:.F3282])" office:value-type="float" office:value="3604" calcext:value-type="float">
            <text:p>3604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8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5.8" calcext:value-type="float">
            <text:p>15.8</text:p>
          </table:table-cell>
          <table:table-cell office:value-type="float" office:value="1447" calcext:value-type="float">
            <text:p>144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232.4" calcext:value-type="float">
            <text:p>232.4</text:p>
          </table:table-cell>
          <table:table-cell office:value-type="float" office:value="21286" calcext:value-type="float">
            <text:p>21286</text:p>
          </table:table-cell>
          <table:table-cell office:value-type="float" office:value="131" calcext:value-type="float">
            <text:p>13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39.6" calcext:value-type="float">
            <text:p>39.6</text:p>
          </table:table-cell>
          <table:table-cell office:value-type="float" office:value="3627" calcext:value-type="float">
            <text:p>3627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8.3" calcext:value-type="float">
            <text:p>18.3</text:p>
          </table:table-cell>
          <table:table-cell office:value-type="float" office:value="1676" calcext:value-type="float">
            <text:p>1676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340.1" calcext:value-type="float">
            <text:p>340.1</text:p>
          </table:table-cell>
          <table:table-cell office:value-type="float" office:value="11267" calcext:value-type="float">
            <text:p>11267</text:p>
          </table:table-cell>
          <table:table-cell office:value-type="float" office:value="420" calcext:value-type="float">
            <text:p>42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29.5" calcext:value-type="float">
            <text:p>29.5</text:p>
          </table:table-cell>
          <table:table-cell office:value-type="float" office:value="2702" calcext:value-type="float">
            <text:p>270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</text:p>
          </table:table-cell>
          <table:table-cell office:value-type="float" office:value="202.2" calcext:value-type="float">
            <text:p>202.2</text:p>
          </table:table-cell>
          <table:table-cell office:value-type="float" office:value="18520" calcext:value-type="float">
            <text:p>18520</text:p>
          </table:table-cell>
          <table:table-cell office:value-type="float" office:value="177" calcext:value-type="float">
            <text:p>17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546.3" calcext:value-type="float">
            <text:p>546.3</text:p>
          </table:table-cell>
          <table:table-cell office:value-type="float" office:value="50038" calcext:value-type="float">
            <text:p>50038</text:p>
          </table:table-cell>
          <table:table-cell office:value-type="float" office:value="479" calcext:value-type="float">
            <text:p>47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</text:p>
          </table:table-cell>
          <table:table-cell office:value-type="float" office:value="75.5" calcext:value-type="float">
            <text:p>75.5</text:p>
          </table:table-cell>
          <table:table-cell office:value-type="float" office:value="6915" calcext:value-type="float">
            <text:p>6915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352.7" calcext:value-type="float">
            <text:p>352.7</text:p>
          </table:table-cell>
          <table:table-cell office:value-type="float" office:value="27150" calcext:value-type="float">
            <text:p>27150</text:p>
          </table:table-cell>
          <table:table-cell office:value-type="float" office:value="420" calcext:value-type="float">
            <text:p>42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289:.D3298])" office:value-type="float" office:value="1852.4" calcext:value-type="float">
            <text:p>1852.4</text:p>
          </table:table-cell>
          <table:table-cell table:style-name="ce2" table:formula="of:=SUM([.E3289:.E3298])" office:value-type="float" office:value="144628" calcext:value-type="float">
            <text:p>144628</text:p>
          </table:table-cell>
          <table:table-cell table:style-name="ce2" table:formula="of:=SUM([.F3289:.F3298])" office:value-type="float" office:value="1705" calcext:value-type="float">
            <text:p>170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8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36.9" calcext:value-type="float">
            <text:p>36.9</text:p>
          </table:table-cell>
          <table:table-cell office:value-type="float" office:value="3344" calcext:value-type="float">
            <text:p>334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691.3" calcext:value-type="float">
            <text:p>691.3</text:p>
          </table:table-cell>
          <table:table-cell office:value-type="float" office:value="62645" calcext:value-type="float">
            <text:p>62645</text:p>
          </table:table-cell>
          <table:table-cell office:value-type="float" office:value="395" calcext:value-type="float">
            <text:p>39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384.3" calcext:value-type="float">
            <text:p>384.3</text:p>
          </table:table-cell>
          <table:table-cell office:value-type="float" office:value="34825" calcext:value-type="float">
            <text:p>34825</text:p>
          </table:table-cell>
          <table:table-cell office:value-type="float" office:value="126" calcext:value-type="float">
            <text:p>12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9.1" calcext:value-type="float">
            <text:p>49.1</text:p>
          </table:table-cell>
          <table:table-cell office:value-type="float" office:value="4449" calcext:value-type="float">
            <text:p>4449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691" calcext:value-type="float">
            <text:p>691</text:p>
          </table:table-cell>
          <table:table-cell office:value-type="float" office:value="22219" calcext:value-type="float">
            <text:p>22219</text:p>
          </table:table-cell>
          <table:table-cell office:value-type="float" office:value="853" calcext:value-type="float">
            <text:p>85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50.6" calcext:value-type="float">
            <text:p>50.6</text:p>
          </table:table-cell>
          <table:table-cell office:value-type="float" office:value="4585" calcext:value-type="float">
            <text:p>458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Expanded clay concrete</text:p>
          </table:table-cell>
          <table:table-cell office:value-type="float" office:value="128.9" calcext:value-type="float">
            <text:p>128.9</text:p>
          </table:table-cell>
          <table:table-cell office:value-type="float" office:value="11681" calcext:value-type="float">
            <text:p>11681</text:p>
          </table:table-cell>
          <table:table-cell office:value-type="float" office:value="152" calcext:value-type="float">
            <text:p>15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Expanded clay concrete</text:p>
          </table:table-cell>
          <table:table-cell office:value-type="float" office:value="1325" calcext:value-type="float">
            <text:p>1325</text:p>
          </table:table-cell>
          <table:table-cell office:value-type="float" office:value="120070" calcext:value-type="float">
            <text:p>120070</text:p>
          </table:table-cell>
          <table:table-cell office:value-type="float" office:value="1559" calcext:value-type="float">
            <text:p>155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Expanded clay concrete/Decoration (insulation)</text:p>
          </table:table-cell>
          <table:table-cell office:value-type="float" office:value="48.5" calcext:value-type="float">
            <text:p>48.5</text:p>
          </table:table-cell>
          <table:table-cell office:value-type="float" office:value="4395" calcext:value-type="float">
            <text:p>4395</text:p>
          </table:table-cell>
          <table:table-cell office:value-type="float" office:value="152" calcext:value-type="float">
            <text:p>15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Lime mortar</text:p>
          </table:table-cell>
          <table:table-cell office:value-type="float" office:value="827.5" calcext:value-type="float">
            <text:p>827.5</text:p>
          </table:table-cell>
          <table:table-cell office:value-type="float" office:value="62893" calcext:value-type="float">
            <text:p>62893</text:p>
          </table:table-cell>
          <table:table-cell office:value-type="float" office:value="853" calcext:value-type="float">
            <text:p>85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305:.D3314])" office:value-type="float" office:value="4233.1" calcext:value-type="float">
            <text:p>4233.1</text:p>
          </table:table-cell>
          <table:table-cell table:style-name="ce2" table:formula="of:=SUM([.E3305:.E3314])" office:value-type="float" office:value="331106" calcext:value-type="float">
            <text:p>331106</text:p>
          </table:table-cell>
          <table:table-cell table:style-name="ce2" table:formula="of:=SUM([.F3305:.F3314])" office:value-type="float" office:value="4137" calcext:value-type="float">
            <text:p>413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9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138.6" calcext:value-type="float">
            <text:p>138.6</text:p>
          </table:table-cell>
          <table:table-cell office:value-type="float" office:value="12560" calcext:value-type="float">
            <text:p>12560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arbage room/basement doors</text:p>
          </table:table-cell>
          <table:table-cell office:value-type="string" calcext:value-type="string">
            <text:p>Metal</text:p>
          </table:table-cell>
          <table:table-cell office:value-type="float" office:value="50" calcext:value-type="float">
            <text:p>50</text:p>
          </table:table-cell>
          <table:table-cell office:value-type="float" office:value="4531" calcext:value-type="float">
            <text:p>453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269.1" calcext:value-type="float">
            <text:p>1269.1</text:p>
          </table:table-cell>
          <table:table-cell office:value-type="float" office:value="115005" calcext:value-type="float">
            <text:p>115005</text:p>
          </table:table-cell>
          <table:table-cell office:value-type="float" office:value="725" calcext:value-type="float">
            <text:p>72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598.8" calcext:value-type="float">
            <text:p>598.8</text:p>
          </table:table-cell>
          <table:table-cell office:value-type="float" office:value="54263" calcext:value-type="float">
            <text:p>54263</text:p>
          </table:table-cell>
          <table:table-cell office:value-type="float" office:value="199" calcext:value-type="float">
            <text:p>19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60" calcext:value-type="float">
            <text:p>260</text:p>
          </table:table-cell>
          <table:table-cell office:value-type="float" office:value="23561" calcext:value-type="float">
            <text:p>23561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Metal/wood</text:p>
          </table:table-cell>
          <table:table-cell office:value-type="float" office:value="20.3" calcext:value-type="float">
            <text:p>20.3</text:p>
          </table:table-cell>
          <table:table-cell office:value-type="float" office:value="1840" calcext:value-type="float">
            <text:p>184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662.7" calcext:value-type="float">
            <text:p>662.7</text:p>
          </table:table-cell>
          <table:table-cell office:value-type="float" office:value="21309" calcext:value-type="float">
            <text:p>21309</text:p>
          </table:table-cell>
          <table:table-cell office:value-type="float" office:value="818" calcext:value-type="float">
            <text:p>81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Reinforced concrete</text:p>
          </table:table-cell>
          <table:table-cell office:value-type="float" office:value="54.5" calcext:value-type="float">
            <text:p>54.5</text:p>
          </table:table-cell>
          <table:table-cell office:value-type="float" office:value="4939" calcext:value-type="float">
            <text:p>493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Expanded clay concrete</text:p>
          </table:table-cell>
          <table:table-cell office:value-type="float" office:value="222.5" calcext:value-type="float">
            <text:p>222.5</text:p>
          </table:table-cell>
          <table:table-cell office:value-type="float" office:value="20163" calcext:value-type="float">
            <text:p>20163</text:p>
          </table:table-cell>
          <table:table-cell office:value-type="float" office:value="484" calcext:value-type="float">
            <text:p>48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Expanded clay concrete</text:p>
          </table:table-cell>
          <table:table-cell office:value-type="float" office:value="1700.9" calcext:value-type="float">
            <text:p>1700.9</text:p>
          </table:table-cell>
          <table:table-cell office:value-type="float" office:value="154134" calcext:value-type="float">
            <text:p>154134</text:p>
          </table:table-cell>
          <table:table-cell office:value-type="float" office:value="2001" calcext:value-type="float">
            <text:p>200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loggia, facade)</text:p>
          </table:table-cell>
          <table:table-cell office:value-type="string" calcext:value-type="string">
            <text:p>Expanded clay concrete</text:p>
          </table:table-cell>
          <table:table-cell office:value-type="float" office:value="735.3" calcext:value-type="float">
            <text:p>735.3</text:p>
          </table:table-cell>
          <table:table-cell office:value-type="float" office:value="66632" calcext:value-type="float">
            <text:p>66632</text:p>
          </table:table-cell>
          <table:table-cell office:value-type="float" office:value="865" calcext:value-type="float">
            <text:p>86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Reinforced concrete panels</text:p>
          </table:table-cell>
          <table:table-cell office:value-type="float" office:value="1537.7" calcext:value-type="float">
            <text:p>1537.7</text:p>
          </table:table-cell>
          <table:table-cell office:value-type="float" office:value="139345" calcext:value-type="float">
            <text:p>139345</text:p>
          </table:table-cell>
          <table:table-cell office:value-type="float" office:value="389" calcext:value-type="float">
            <text:p>38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/staircase walls</text:p>
          </table:table-cell>
          <table:table-cell office:value-type="string" calcext:value-type="string">
            <text:p>Reinforced concrete panels</text:p>
          </table:table-cell>
          <table:table-cell office:value-type="float" office:value="291.5" calcext:value-type="float">
            <text:p>291.5</text:p>
          </table:table-cell>
          <table:table-cell office:value-type="float" office:value="26415" calcext:value-type="float">
            <text:p>26415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Wood wool/Concrete</text:p>
          </table:table-cell>
          <table:table-cell office:value-type="float" office:value="504" calcext:value-type="float">
            <text:p>504</text:p>
          </table:table-cell>
          <table:table-cell office:value-type="float" office:value="38306" calcext:value-type="float">
            <text:p>38306</text:p>
          </table:table-cell>
          <table:table-cell office:value-type="float" office:value="715" calcext:value-type="float">
            <text:p>71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over staircase)</text:p>
          </table:table-cell>
          <table:table-cell office:value-type="string" calcext:value-type="string">
            <text:p>Hollow-core reinforced concrete/Wood wool/Concrete/Bitumen</text:p>
          </table:table-cell>
          <table:table-cell office:value-type="float" office:value="75.7" calcext:value-type="float">
            <text:p>75.7</text:p>
          </table:table-cell>
          <table:table-cell office:value-type="float" office:value="6860" calcext:value-type="float">
            <text:p>6860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321:.D3335])" office:value-type="float" office:value="8121.6" calcext:value-type="float">
            <text:p>8121.6</text:p>
          </table:table-cell>
          <table:table-cell table:style-name="ce2" table:formula="of:=SUM([.E3321:.E3335])" office:value-type="float" office:value="689863" calcext:value-type="float">
            <text:p>689863</text:p>
          </table:table-cell>
          <table:table-cell table:style-name="ce2" table:formula="of:=SUM([.F3321:.F3335])" office:value-type="float" office:value="6492" calcext:value-type="float">
            <text:p>649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9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Steel/Mineral wool</text:p>
          </table:table-cell>
          <table:table-cell office:value-type="float" office:value="25.5" calcext:value-type="float">
            <text:p>25.5</text:p>
          </table:table-cell>
          <table:table-cell office:value-type="float" office:value="2332" calcext:value-type="float">
            <text:p>2332</text:p>
          </table:table-cell>
          <table:table-cell office:value-type="float" office:value="14.19" calcext:value-type="float">
            <text:p>14.1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hatch</text:p>
          </table:table-cell>
          <table:table-cell office:value-type="string" calcext:value-type="string">
            <text:p>Wood</text:p>
          </table:table-cell>
          <table:table-cell office:value-type="float" office:value="6" calcext:value-type="float">
            <text:p>6</text:p>
          </table:table-cell>
          <table:table-cell office:value-type="float" office:value="549" calcext:value-type="float">
            <text:p>54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doors</text:p>
          </table:table-cell>
          <table:table-cell office:value-type="string" calcext:value-type="string">
            <text:p>PVC (double glazed)</text:p>
          </table:table-cell>
          <table:table-cell office:value-type="float" office:value="996.9" calcext:value-type="float">
            <text:p>996.9</text:p>
          </table:table-cell>
          <table:table-cell office:value-type="float" office:value="91164" calcext:value-type="float">
            <text:p>91164</text:p>
          </table:table-cell>
          <table:table-cell office:value-type="float" office:value="485.42" calcext:value-type="float">
            <text:p>485.4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doors</text:p>
          </table:table-cell>
          <table:table-cell office:value-type="string" calcext:value-type="string">
            <text:p>Wood (double glazed)</text:p>
          </table:table-cell>
          <table:table-cell office:value-type="float" office:value="626.7" calcext:value-type="float">
            <text:p>626.7</text:p>
          </table:table-cell>
          <table:table-cell office:value-type="float" office:value="57310" calcext:value-type="float">
            <text:p>57310</text:p>
          </table:table-cell>
          <table:table-cell office:value-type="float" office:value="236.19" calcext:value-type="float">
            <text:p>236.1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49.9" calcext:value-type="float">
            <text:p>149.9</text:p>
          </table:table-cell>
          <table:table-cell office:value-type="float" office:value="13708" calcext:value-type="float">
            <text:p>13708</text:p>
          </table:table-cell>
          <table:table-cell office:value-type="float" office:value="89.28" calcext:value-type="float">
            <text:p>89.2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 (insulation)</text:p>
          </table:table-cell>
          <table:table-cell office:value-type="float" office:value="689.6" calcext:value-type="float">
            <text:p>689.6</text:p>
          </table:table-cell>
          <table:table-cell office:value-type="float" office:value="29465" calcext:value-type="float">
            <text:p>29465</text:p>
          </table:table-cell>
          <table:table-cell office:value-type="float" office:value="1043.26" calcext:value-type="float">
            <text:p>1043.2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Reinforced concrete</text:p>
          </table:table-cell>
          <table:table-cell office:value-type="float" office:value="287.6" calcext:value-type="float">
            <text:p>287.6</text:p>
          </table:table-cell>
          <table:table-cell office:value-type="float" office:value="26300" calcext:value-type="float">
            <text:p>26300</text:p>
          </table:table-cell>
          <table:table-cell office:value-type="float" office:value="106.52" calcext:value-type="float">
            <text:p>106.5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2061.2" calcext:value-type="float">
            <text:p>2061.2</text:p>
          </table:table-cell>
          <table:table-cell office:value-type="float" office:value="188491" calcext:value-type="float">
            <text:p>188491</text:p>
          </table:table-cell>
          <table:table-cell office:value-type="float" office:value="1566.58" calcext:value-type="float">
            <text:p>1566.5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873.4" calcext:value-type="float">
            <text:p>873.4</text:p>
          </table:table-cell>
          <table:table-cell office:value-type="float" office:value="79870" calcext:value-type="float">
            <text:p>79870</text:p>
          </table:table-cell>
          <table:table-cell office:value-type="float" office:value="559.87" calcext:value-type="float">
            <text:p>559.8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Hollow-core reinforced concrete/Roofing material (insulation)</text:p>
          </table:table-cell>
          <table:table-cell office:value-type="float" office:value="751" calcext:value-type="float">
            <text:p>751</text:p>
          </table:table-cell>
          <table:table-cell office:value-type="float" office:value="68677" calcext:value-type="float">
            <text:p>68677</text:p>
          </table:table-cell>
          <table:table-cell office:value-type="float" office:value="1041.26" calcext:value-type="float">
            <text:p>1041.26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342:.D3351])" office:value-type="float" office:value="6467.8" calcext:value-type="float">
            <text:p>6467.8</text:p>
          </table:table-cell>
          <table:table-cell table:style-name="ce2" table:formula="of:=SUM([.E3342:.E3351])" office:value-type="float" office:value="557866" calcext:value-type="float">
            <text:p>557866</text:p>
          </table:table-cell>
          <table:table-cell table:style-name="ce2" table:formula="of:=SUM([.F3342:.F3351])" office:value-type="float" office:value="5144.57" calcext:value-type="float">
            <text:p>5144.5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9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Steel/Mineral wool</text:p>
          </table:table-cell>
          <table:table-cell office:value-type="float" office:value="10.9" calcext:value-type="float">
            <text:p>10.9</text:p>
          </table:table-cell>
          <table:table-cell office:value-type="float" office:value="998" calcext:value-type="float">
            <text:p>998</text:p>
          </table:table-cell>
          <table:table-cell office:value-type="float" office:value="5.12" calcext:value-type="float">
            <text:p>5.1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/staircase doors</text:p>
          </table:table-cell>
          <table:table-cell office:value-type="string" calcext:value-type="string">
            <text:p>Wood</text:p>
          </table:table-cell>
          <table:table-cell office:value-type="float" office:value="31.8" calcext:value-type="float">
            <text:p>31.8</text:p>
          </table:table-cell>
          <table:table-cell office:value-type="float" office:value="2913" calcext:value-type="float">
            <text:p>2913</text:p>
          </table:table-cell>
          <table:table-cell office:value-type="float" office:value="9.72" calcext:value-type="float">
            <text:p>9.7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, loggia doors</text:p>
          </table:table-cell>
          <table:table-cell office:value-type="string" calcext:value-type="string">
            <text:p>PVC (double glazed)</text:p>
          </table:table-cell>
          <table:table-cell office:value-type="float" office:value="648.9" calcext:value-type="float">
            <text:p>648.9</text:p>
          </table:table-cell>
          <table:table-cell office:value-type="float" office:value="59435" calcext:value-type="float">
            <text:p>59435</text:p>
          </table:table-cell>
          <table:table-cell office:value-type="float" office:value="320.59" calcext:value-type="float">
            <text:p>320.5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, loggia doors</text:p>
          </table:table-cell>
          <table:table-cell office:value-type="string" calcext:value-type="string">
            <text:p>Wood (double glazed)</text:p>
          </table:table-cell>
          <table:table-cell office:value-type="float" office:value="272.9" calcext:value-type="float">
            <text:p>272.9</text:p>
          </table:table-cell>
          <table:table-cell office:value-type="float" office:value="24996" calcext:value-type="float">
            <text:p>24996</text:p>
          </table:table-cell>
          <table:table-cell office:value-type="float" office:value="98.92" calcext:value-type="float">
            <text:p>98.9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65.8" calcext:value-type="float">
            <text:p>65.8</text:p>
          </table:table-cell>
          <table:table-cell office:value-type="float" office:value="6027" calcext:value-type="float">
            <text:p>6027</text:p>
          </table:table-cell>
          <table:table-cell office:value-type="float" office:value="21.46" calcext:value-type="float">
            <text:p>21.4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 (insulation)</text:p>
          </table:table-cell>
          <table:table-cell office:value-type="float" office:value="64.1" calcext:value-type="float">
            <text:p>64.1</text:p>
          </table:table-cell>
          <table:table-cell office:value-type="float" office:value="2748" calcext:value-type="float">
            <text:p>2748</text:p>
          </table:table-cell>
          <table:table-cell office:value-type="float" office:value="120.94" calcext:value-type="float">
            <text:p>120.9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 (basement ground)</text:p>
          </table:table-cell>
          <table:table-cell office:value-type="string" calcext:value-type="string">
            <text:p>Concrete</text:p>
          </table:table-cell>
          <table:table-cell office:value-type="float" office:value="171.6" calcext:value-type="float">
            <text:p>171.6</text:p>
          </table:table-cell>
          <table:table-cell office:value-type="float" office:value="9029" calcext:value-type="float">
            <text:p>9029</text:p>
          </table:table-cell>
          <table:table-cell office:value-type="float" office:value="490.38" calcext:value-type="float">
            <text:p>490.3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Reinforced concrete</text:p>
          </table:table-cell>
          <table:table-cell office:value-type="float" office:value="81.6" calcext:value-type="float">
            <text:p>81.6</text:p>
          </table:table-cell>
          <table:table-cell office:value-type="float" office:value="7474" calcext:value-type="float">
            <text:p>7474</text:p>
          </table:table-cell>
          <table:table-cell office:value-type="float" office:value="30.24" calcext:value-type="float">
            <text:p>30.2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1174.6" calcext:value-type="float">
            <text:p>1174.6</text:p>
          </table:table-cell>
          <table:table-cell office:value-type="float" office:value="107586" calcext:value-type="float">
            <text:p>107586</text:p>
          </table:table-cell>
          <table:table-cell office:value-type="float" office:value="929.5" calcext:value-type="float">
            <text:p>929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334.5" calcext:value-type="float">
            <text:p>334.5</text:p>
          </table:table-cell>
          <table:table-cell office:value-type="float" office:value="30638" calcext:value-type="float">
            <text:p>30638</text:p>
          </table:table-cell>
          <table:table-cell office:value-type="float" office:value="210.4" calcext:value-type="float">
            <text:p>210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basement)</text:p>
          </table:table-cell>
          <table:table-cell office:value-type="string" calcext:value-type="string">
            <text:p>Concrete</text:p>
          </table:table-cell>
          <table:table-cell office:value-type="float" office:value="133.2" calcext:value-type="float">
            <text:p>133.2</text:p>
          </table:table-cell>
          <table:table-cell office:value-type="float" office:value="7009" calcext:value-type="float">
            <text:p>7009</text:p>
          </table:table-cell>
          <table:table-cell office:value-type="float" office:value="128.04" calcext:value-type="float">
            <text:p>128.0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549.9" calcext:value-type="float">
            <text:p>549.9</text:p>
          </table:table-cell>
          <table:table-cell office:value-type="float" office:value="50367" calcext:value-type="float">
            <text:p>50367</text:p>
          </table:table-cell>
          <table:table-cell office:value-type="float" office:value="611.32" calcext:value-type="float">
            <text:p>611.3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358:.D3369])" office:value-type="float" office:value="3539.8" calcext:value-type="float">
            <text:p>3539.8</text:p>
          </table:table-cell>
          <table:table-cell table:style-name="ce2" table:formula="of:=SUM([.E3358:.E3369])" office:value-type="float" office:value="309220" calcext:value-type="float">
            <text:p>309220</text:p>
          </table:table-cell>
          <table:table-cell table:style-name="ce2" table:formula="of:=SUM([.F3358:.F3369])" office:value-type="float" office:value="2976.63" calcext:value-type="float">
            <text:p>2976.63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9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</text:p>
          </table:table-cell>
          <table:table-cell office:value-type="float" office:value="1528.8" calcext:value-type="float">
            <text:p>1528.8</text:p>
          </table:table-cell>
          <table:table-cell office:value-type="float" office:value="134070" calcext:value-type="float">
            <text:p>134070</text:p>
          </table:table-cell>
          <table:table-cell office:value-type="float" office:value="1398.38" calcext:value-type="float">
            <text:p>1398.3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Expanded clay concrete</text:p>
          </table:table-cell>
          <table:table-cell office:value-type="float" office:value="37" calcext:value-type="float">
            <text:p>37</text:p>
          </table:table-cell>
          <table:table-cell office:value-type="float" office:value="2524" calcext:value-type="float">
            <text:p>2524</text:p>
          </table:table-cell>
          <table:table-cell office:value-type="float" office:value="37.8" calcext:value-type="float">
            <text:p>37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Expanded clay/Wood wool</text:p>
          </table:table-cell>
          <table:table-cell office:value-type="float" office:value="532.4" calcext:value-type="float">
            <text:p>532.4</text:p>
          </table:table-cell>
          <table:table-cell office:value-type="float" office:value="46689" calcext:value-type="float">
            <text:p>46689</text:p>
          </table:table-cell>
          <table:table-cell office:value-type="float" office:value="611.97" calcext:value-type="float">
            <text:p>611.9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42.7" calcext:value-type="float">
            <text:p>342.7</text:p>
          </table:table-cell>
          <table:table-cell office:value-type="float" office:value="16696" calcext:value-type="float">
            <text:p>16696</text:p>
          </table:table-cell>
          <table:table-cell office:value-type="float" office:value="611.97" calcext:value-type="float">
            <text:p>611.9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</text:p>
          </table:table-cell>
          <table:table-cell office:value-type="float" office:value="283.8" calcext:value-type="float">
            <text:p>283.8</text:p>
          </table:table-cell>
          <table:table-cell office:value-type="float" office:value="24888" calcext:value-type="float">
            <text:p>24888</text:p>
          </table:table-cell>
          <table:table-cell office:value-type="float" office:value="179.15" calcext:value-type="float">
            <text:p>179.1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707.3" calcext:value-type="float">
            <text:p>707.3</text:p>
          </table:table-cell>
          <table:table-cell office:value-type="float" office:value="62027" calcext:value-type="float">
            <text:p>62027</text:p>
          </table:table-cell>
          <table:table-cell office:value-type="float" office:value="215.13" calcext:value-type="float">
            <text:p>215.1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</text:p>
          </table:table-cell>
          <table:table-cell office:value-type="float" office:value="76.1" calcext:value-type="float">
            <text:p>76.1</text:p>
          </table:table-cell>
          <table:table-cell office:value-type="float" office:value="5191" calcext:value-type="float">
            <text:p>5191</text:p>
          </table:table-cell>
          <table:table-cell office:value-type="float" office:value="41.76" calcext:value-type="float">
            <text:p>41.7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ntrance room windows</text:p>
          </table:table-cell>
          <table:table-cell office:value-type="string" calcext:value-type="string">
            <text:p>PVC</text:p>
          </table:table-cell>
          <table:table-cell office:value-type="float" office:value="6.6" calcext:value-type="float">
            <text:p>6.6</text:p>
          </table:table-cell>
          <table:table-cell office:value-type="float" office:value="450" calcext:value-type="float">
            <text:p>450</text:p>
          </table:table-cell>
          <table:table-cell office:value-type="float" office:value="3.6" calcext:value-type="float">
            <text:p>3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and basement doors, attic hatches</text:p>
          </table:table-cell>
          <table:table-cell office:value-type="string" calcext:value-type="string">
            <text:p>Wood</text:p>
          </table:table-cell>
          <table:table-cell office:value-type="float" office:value="44.8" calcext:value-type="float">
            <text:p>44.8</text:p>
          </table:table-cell>
          <table:table-cell office:value-type="float" office:value="3056" calcext:value-type="float">
            <text:p>3056</text:p>
          </table:table-cell>
          <table:table-cell office:value-type="float" office:value="13.62" calcext:value-type="float">
            <text:p>13.6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376:.D3385])" office:value-type="float" office:value="3564.5" calcext:value-type="float">
            <text:p>3564.5</text:p>
          </table:table-cell>
          <table:table-cell table:style-name="ce2" table:formula="of:=SUM([.E3376:.E3385])" office:value-type="float" office:value="295932" calcext:value-type="float">
            <text:p>295932</text:p>
          </table:table-cell>
          <table:table-cell table:style-name="ce2" table:formula="of:=SUM([.F3376:.F3385])" office:value-type="float" office:value="3115.78" calcext:value-type="float">
            <text:p>3115.78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9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Steel/Mineral wool</text:p>
          </table:table-cell>
          <table:table-cell office:value-type="float" office:value="31.8" calcext:value-type="float">
            <text:p>31.8</text:p>
          </table:table-cell>
          <table:table-cell office:value-type="float" office:value="3038" calcext:value-type="float">
            <text:p>3038</text:p>
          </table:table-cell>
          <table:table-cell office:value-type="float" office:value="15.9" calcext:value-type="float">
            <text:p>15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hatch</text:p>
          </table:table-cell>
          <table:table-cell office:value-type="string" calcext:value-type="string">
            <text:p>Wood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balcony doors</text:p>
          </table:table-cell>
          <table:table-cell office:value-type="string" calcext:value-type="string">
            <text:p>PVC (double glazed)</text:p>
          </table:table-cell>
          <table:table-cell office:value-type="float" office:value="458.3" calcext:value-type="float">
            <text:p>458.3</text:p>
          </table:table-cell>
          <table:table-cell office:value-type="float" office:value="43786" calcext:value-type="float">
            <text:p>43786</text:p>
          </table:table-cell>
          <table:table-cell office:value-type="float" office:value="222.37" calcext:value-type="float">
            <text:p>222.3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balcony doors</text:p>
          </table:table-cell>
          <table:table-cell office:value-type="string" calcext:value-type="string">
            <text:p>Wood (double glazed)</text:p>
          </table:table-cell>
          <table:table-cell office:value-type="float" office:value="578.8" calcext:value-type="float">
            <text:p>578.8</text:p>
          </table:table-cell>
          <table:table-cell office:value-type="float" office:value="55299" calcext:value-type="float">
            <text:p>55299</text:p>
          </table:table-cell>
          <table:table-cell office:value-type="float" office:value="202.46" calcext:value-type="float">
            <text:p>202.4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05.1" calcext:value-type="float">
            <text:p>105.1</text:p>
          </table:table-cell>
          <table:table-cell office:value-type="float" office:value="10041" calcext:value-type="float">
            <text:p>10041</text:p>
          </table:table-cell>
          <table:table-cell office:value-type="float" office:value="36.62" calcext:value-type="float">
            <text:p>36.6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Reinforced concrete</text:p>
          </table:table-cell>
          <table:table-cell office:value-type="float" office:value="129.9" calcext:value-type="float">
            <text:p>129.9</text:p>
          </table:table-cell>
          <table:table-cell office:value-type="float" office:value="12411" calcext:value-type="float">
            <text:p>12411</text:p>
          </table:table-cell>
          <table:table-cell office:value-type="float" office:value="48.12" calcext:value-type="float">
            <text:p>48.1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1335.7" calcext:value-type="float">
            <text:p>1335.7</text:p>
          </table:table-cell>
          <table:table-cell office:value-type="float" office:value="127613" calcext:value-type="float">
            <text:p>127613</text:p>
          </table:table-cell>
          <table:table-cell office:value-type="float" office:value="998.66" calcext:value-type="float">
            <text:p>998.6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443.5" calcext:value-type="float">
            <text:p>443.5</text:p>
          </table:table-cell>
          <table:table-cell office:value-type="float" office:value="42327" calcext:value-type="float">
            <text:p>42327</text:p>
          </table:table-cell>
          <table:table-cell office:value-type="float" office:value="278.94" calcext:value-type="float">
            <text:p>278.9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Hollow-core reinforced concrete/Autoclaved aerated concrete/Expanded clay/Roofing material</text:p>
          </table:table-cell>
          <table:table-cell office:value-type="float" office:value="559.1" calcext:value-type="float">
            <text:p>559.1</text:p>
          </table:table-cell>
          <table:table-cell office:value-type="float" office:value="53416" calcext:value-type="float">
            <text:p>53416</text:p>
          </table:table-cell>
          <table:table-cell office:value-type="float" office:value="756.76" calcext:value-type="float">
            <text:p>756.7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(staircase)</text:p>
          </table:table-cell>
          <table:table-cell/>
          <table:table-cell office:value-type="float" office:value="54.3" calcext:value-type="float">
            <text:p>54.3</text:p>
          </table:table-cell>
          <table:table-cell office:value-type="float" office:value="5188" calcext:value-type="float">
            <text:p>5188</text:p>
          </table:table-cell>
          <table:table-cell office:value-type="float" office:value="28.67" calcext:value-type="float">
            <text:p>28.67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392:.D3401])" office:value-type="float" office:value="3699.5" calcext:value-type="float">
            <text:p>3699.5</text:p>
          </table:table-cell>
          <table:table-cell table:style-name="ce2" table:formula="of:=SUM([.E3392:.E3401])" office:value-type="float" office:value="353406" calcext:value-type="float">
            <text:p>353406</text:p>
          </table:table-cell>
          <table:table-cell table:style-name="ce2" table:formula="of:=SUM([.F3392:.F3401])" office:value-type="float" office:value="2589.5" calcext:value-type="float">
            <text:p>2589.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9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Steel/Mineral wool</text:p>
          </table:table-cell>
          <table:table-cell office:value-type="float" office:value="6.6" calcext:value-type="float">
            <text:p>6.6</text:p>
          </table:table-cell>
          <table:table-cell office:value-type="float" office:value="620" calcext:value-type="float">
            <text:p>620</text:p>
          </table:table-cell>
          <table:table-cell office:value-type="float" office:value="2.94" calcext:value-type="float">
            <text:p>2.9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doors and hatch</text:p>
          </table:table-cell>
          <table:table-cell office:value-type="string" calcext:value-type="string">
            <text:p>Wood</text:p>
          </table:table-cell>
          <table:table-cell office:value-type="float" office:value="271.7" calcext:value-type="float">
            <text:p>271.7</text:p>
          </table:table-cell>
          <table:table-cell office:value-type="float" office:value="25521" calcext:value-type="float">
            <text:p>25521</text:p>
          </table:table-cell>
          <table:table-cell office:value-type="float" office:value="73.79" calcext:value-type="float">
            <text:p>73.7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doors</text:p>
          </table:table-cell>
          <table:table-cell office:value-type="string" calcext:value-type="string">
            <text:p>PVC (double glazed)</text:p>
          </table:table-cell>
          <table:table-cell office:value-type="float" office:value="767.8" calcext:value-type="float">
            <text:p>767.8</text:p>
          </table:table-cell>
          <table:table-cell office:value-type="float" office:value="72121" calcext:value-type="float">
            <text:p>72121</text:p>
          </table:table-cell>
          <table:table-cell office:value-type="float" office:value="358.77" calcext:value-type="float">
            <text:p>358.7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/doors</text:p>
          </table:table-cell>
          <table:table-cell office:value-type="string" calcext:value-type="string">
            <text:p>Wood (double glazed)</text:p>
          </table:table-cell>
          <table:table-cell office:value-type="float" office:value="744.7" calcext:value-type="float">
            <text:p>744.7</text:p>
          </table:table-cell>
          <table:table-cell office:value-type="float" office:value="69951" calcext:value-type="float">
            <text:p>69951</text:p>
          </table:table-cell>
          <table:table-cell office:value-type="float" office:value="262.68" calcext:value-type="float">
            <text:p>262.6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lass blocks</text:p>
          </table:table-cell>
          <table:table-cell office:value-type="string" calcext:value-type="string">
            <text:p>Glass</text:p>
          </table:table-cell>
          <table:table-cell office:value-type="float" office:value="33.7" calcext:value-type="float">
            <text:p>33.7</text:p>
          </table:table-cell>
          <table:table-cell office:value-type="float" office:value="3166" calcext:value-type="float">
            <text:p>3166</text:p>
          </table:table-cell>
          <table:table-cell office:value-type="float" office:value="11.4" calcext:value-type="float">
            <text:p>11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 (insulation)</text:p>
          </table:table-cell>
          <table:table-cell office:value-type="float" office:value="349.1" calcext:value-type="float">
            <text:p>349.1</text:p>
          </table:table-cell>
          <table:table-cell office:value-type="float" office:value="19185" calcext:value-type="float">
            <text:p>19185</text:p>
          </table:table-cell>
          <table:table-cell office:value-type="float" office:value="486.27" calcext:value-type="float">
            <text:p>486.2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</text:p>
          </table:table-cell>
          <table:table-cell office:value-type="float" office:value="923.7" calcext:value-type="float">
            <text:p>923.7</text:p>
          </table:table-cell>
          <table:table-cell office:value-type="float" office:value="86765" calcext:value-type="float">
            <text:p>86765</text:p>
          </table:table-cell>
          <table:table-cell office:value-type="float" office:value="689.34" calcext:value-type="float">
            <text:p>689.3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s/Decoration</text:p>
          </table:table-cell>
          <table:table-cell office:value-type="float" office:value="1728.1" calcext:value-type="float">
            <text:p>1728.1</text:p>
          </table:table-cell>
          <table:table-cell office:value-type="float" office:value="162324" calcext:value-type="float">
            <text:p>162324</text:p>
          </table:table-cell>
          <table:table-cell office:value-type="float" office:value="1655.31" calcext:value-type="float">
            <text:p>1655.3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eramic bricks/Decoration</text:p>
          </table:table-cell>
          <table:table-cell office:value-type="float" office:value="117.7" calcext:value-type="float">
            <text:p>117.7</text:p>
          </table:table-cell>
          <table:table-cell office:value-type="float" office:value="11056" calcext:value-type="float">
            <text:p>11056</text:p>
          </table:table-cell>
          <table:table-cell office:value-type="float" office:value="91.97" calcext:value-type="float">
            <text:p>91.9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window strucures)</text:p>
          </table:table-cell>
          <table:table-cell office:value-type="string" calcext:value-type="string">
            <text:p>Wood/Mineral wool</text:p>
          </table:table-cell>
          <table:table-cell office:value-type="float" office:value="96.6" calcext:value-type="float">
            <text:p>96.6</text:p>
          </table:table-cell>
          <table:table-cell office:value-type="float" office:value="9074" calcext:value-type="float">
            <text:p>9074</text:p>
          </table:table-cell>
          <table:table-cell office:value-type="float" office:value="333.15" calcext:value-type="float">
            <text:p>333.1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/attic floor</text:p>
          </table:table-cell>
          <table:table-cell office:value-type="string" calcext:value-type="string">
            <text:p>Hollow-core reinforced concrete/Roofing material/Autoclaved aerated concrete (insulation)</text:p>
          </table:table-cell>
          <table:table-cell office:value-type="float" office:value="430.4" calcext:value-type="float">
            <text:p>430.4</text:p>
          </table:table-cell>
          <table:table-cell office:value-type="float" office:value="0" calcext:value-type="float">
            <text:p>0</text:p>
          </table:table-cell>
          <table:table-cell office:value-type="float" office:value="484.63" calcext:value-type="float">
            <text:p>484.6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408:.D3418])" office:value-type="float" office:value="5470.1" calcext:value-type="float">
            <text:p>5470.1</text:p>
          </table:table-cell>
          <table:table-cell table:style-name="ce2" table:formula="of:=SUM([.E3408:.E3418])" office:value-type="float" office:value="459783" calcext:value-type="float">
            <text:p>459783</text:p>
          </table:table-cell>
          <table:table-cell table:style-name="ce2" table:formula="of:=SUM([.F3408:.F3418])" office:value-type="float" office:value="4450.25" calcext:value-type="float">
            <text:p>4450.2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9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1135.1" calcext:value-type="float">
            <text:p>1135.1</text:p>
          </table:table-cell>
          <table:table-cell office:value-type="float" office:value="99544" calcext:value-type="float">
            <text:p>99544</text:p>
          </table:table-cell>
          <table:table-cell office:value-type="float" office:value="1146.54" calcext:value-type="float">
            <text:p>1146.5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walls</text:p>
          </table:table-cell>
          <table:table-cell office:value-type="string" calcext:value-type="string">
            <text:p>Brickwork</text:p>
          </table:table-cell>
          <table:table-cell office:value-type="float" office:value="109.8" calcext:value-type="float">
            <text:p>109.8</text:p>
          </table:table-cell>
          <table:table-cell office:value-type="float" office:value="7489" calcext:value-type="float">
            <text:p>7489</text:p>
          </table:table-cell>
          <table:table-cell office:value-type="float" office:value="75.2" calcext:value-type="float">
            <text:p>75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lag/Mineral wool</text:p>
          </table:table-cell>
          <table:table-cell office:value-type="float" office:value="254.7" calcext:value-type="float">
            <text:p>254.7</text:p>
          </table:table-cell>
          <table:table-cell office:value-type="float" office:value="22336" calcext:value-type="float">
            <text:p>22336</text:p>
          </table:table-cell>
          <table:table-cell office:value-type="float" office:value="432.46" calcext:value-type="float">
            <text:p>432.4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74" calcext:value-type="float">
            <text:p>374</text:p>
          </table:table-cell>
          <table:table-cell office:value-type="float" office:value="18221" calcext:value-type="float">
            <text:p>18221</text:p>
          </table:table-cell>
          <table:table-cell office:value-type="float" office:value="541.97" calcext:value-type="float">
            <text:p>541.9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over</text:p>
          </table:table-cell>
          <table:table-cell office:value-type="string" calcext:value-type="string">
            <text:p>Reinforced concrete panels</text:p>
          </table:table-cell>
          <table:table-cell office:value-type="float" office:value="93.5" calcext:value-type="float">
            <text:p>93.5</text:p>
          </table:table-cell>
          <table:table-cell office:value-type="float" office:value="6377" calcext:value-type="float">
            <text:p>6377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</text:p>
          </table:table-cell>
          <table:table-cell office:value-type="float" office:value="274.6" calcext:value-type="float">
            <text:p>274.6</text:p>
          </table:table-cell>
          <table:table-cell office:value-type="float" office:value="24081" calcext:value-type="float">
            <text:p>24081</text:p>
          </table:table-cell>
          <table:table-cell office:value-type="float" office:value="165.93" calcext:value-type="float">
            <text:p>165.9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63.1" calcext:value-type="float">
            <text:p>163.1</text:p>
          </table:table-cell>
          <table:table-cell office:value-type="float" office:value="14303" calcext:value-type="float">
            <text:p>14303</text:p>
          </table:table-cell>
          <table:table-cell office:value-type="float" office:value="50.11" calcext:value-type="float">
            <text:p>50.1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</text:p>
          </table:table-cell>
          <table:table-cell office:value-type="float" office:value="23.4" calcext:value-type="float">
            <text:p>23.4</text:p>
          </table:table-cell>
          <table:table-cell office:value-type="float" office:value="1596" calcext:value-type="float">
            <text:p>1596</text:p>
          </table:table-cell>
          <table:table-cell office:value-type="float" office:value="14.04" calcext:value-type="float">
            <text:p>14.0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5.7" calcext:value-type="float">
            <text:p>15.7</text:p>
          </table:table-cell>
          <table:table-cell office:value-type="float" office:value="1071" calcext:value-type="float">
            <text:p>1071</text:p>
          </table:table-cell>
          <table:table-cell office:value-type="float" office:value="7.8" calcext:value-type="float">
            <text:p>7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29.7" calcext:value-type="float">
            <text:p>29.7</text:p>
          </table:table-cell>
          <table:table-cell office:value-type="float" office:value="2026" calcext:value-type="float">
            <text:p>2026</text:p>
          </table:table-cell>
          <table:table-cell office:value-type="float" office:value="9.3" calcext:value-type="float">
            <text:p>9.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425:.D3434])" office:value-type="float" office:value="2473.6" calcext:value-type="float">
            <text:p>2473.6</text:p>
          </table:table-cell>
          <table:table-cell table:style-name="ce2" table:formula="of:=SUM([.E3425:.E3434])" office:value-type="float" office:value="197044" calcext:value-type="float">
            <text:p>197044</text:p>
          </table:table-cell>
          <table:table-cell table:style-name="ce2" table:formula="of:=SUM([.F3425:.F3434])" office:value-type="float" office:value="2500.35" calcext:value-type="float">
            <text:p>2500.3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9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1070.4" calcext:value-type="float">
            <text:p>1070.4</text:p>
          </table:table-cell>
          <table:table-cell office:value-type="float" office:value="93870" calcext:value-type="float">
            <text:p>93870</text:p>
          </table:table-cell>
          <table:table-cell office:value-type="float" office:value="914.89" calcext:value-type="float">
            <text:p>914.8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lag</text:p>
          </table:table-cell>
          <table:table-cell office:value-type="float" office:value="374.1" calcext:value-type="float">
            <text:p>374.1</text:p>
          </table:table-cell>
          <table:table-cell office:value-type="float" office:value="32807" calcext:value-type="float">
            <text:p>32807</text:p>
          </table:table-cell>
          <table:table-cell office:value-type="float" office:value="498.78" calcext:value-type="float">
            <text:p>498.7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69.1" calcext:value-type="float">
            <text:p>369.1</text:p>
          </table:table-cell>
          <table:table-cell office:value-type="float" office:value="17983" calcext:value-type="float">
            <text:p>17983</text:p>
          </table:table-cell>
          <table:table-cell office:value-type="float" office:value="498.78" calcext:value-type="float">
            <text:p>498.7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</text:p>
          </table:table-cell>
          <table:table-cell office:value-type="float" office:value="149.5" calcext:value-type="float">
            <text:p>149.5</text:p>
          </table:table-cell>
          <table:table-cell office:value-type="float" office:value="13111" calcext:value-type="float">
            <text:p>13111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355.5" calcext:value-type="float">
            <text:p>355.5</text:p>
          </table:table-cell>
          <table:table-cell office:value-type="float" office:value="31176" calcext:value-type="float">
            <text:p>31176</text:p>
          </table:table-cell>
          <table:table-cell office:value-type="float" office:value="108.3" calcext:value-type="float">
            <text:p>108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</text:p>
          </table:table-cell>
          <table:table-cell office:value-type="float" office:value="7.5" calcext:value-type="float">
            <text:p>7.5</text:p>
          </table:table-cell>
          <table:table-cell office:value-type="float" office:value="512" calcext:value-type="float">
            <text:p>512</text:p>
          </table:table-cell>
          <table:table-cell office:value-type="float" office:value="4.2" calcext:value-type="float">
            <text:p>4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3.8" calcext:value-type="float">
            <text:p>13.8</text:p>
          </table:table-cell>
          <table:table-cell office:value-type="float" office:value="941" calcext:value-type="float">
            <text:p>941</text:p>
          </table:table-cell>
          <table:table-cell office:value-type="float" office:value="4.2" calcext:value-type="float">
            <text:p>4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1.3" calcext:value-type="float">
            <text:p>11.3</text:p>
          </table:table-cell>
          <table:table-cell office:value-type="float" office:value="771" calcext:value-type="float">
            <text:p>771</text:p>
          </table:table-cell>
          <table:table-cell office:value-type="float" office:value="5.53" calcext:value-type="float">
            <text:p>5.5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s (shop entrance)</text:p>
          </table:table-cell>
          <table:table-cell office:value-type="string" calcext:value-type="string">
            <text:p>PVC</text:p>
          </table:table-cell>
          <table:table-cell office:value-type="float" office:value="7.4" calcext:value-type="float">
            <text:p>7.4</text:p>
          </table:table-cell>
          <table:table-cell office:value-type="float" office:value="649" calcext:value-type="float">
            <text:p>649</text:p>
          </table:table-cell>
          <table:table-cell office:value-type="float" office:value="3.68" calcext:value-type="float">
            <text:p>3.6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441:.D3449])" office:value-type="float" office:value="2358.6" calcext:value-type="float">
            <text:p>2358.6</text:p>
          </table:table-cell>
          <table:table-cell table:style-name="ce2" table:formula="of:=SUM([.E3441:.E3449])" office:value-type="float" office:value="191820" calcext:value-type="float">
            <text:p>191820</text:p>
          </table:table-cell>
          <table:table-cell table:style-name="ce2" table:formula="of:=SUM([.F3441:.F3449])" office:value-type="float" office:value="2122.36" calcext:value-type="float">
            <text:p>2122.3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9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</text:p>
          </table:table-cell>
          <table:table-cell office:value-type="float" office:value="1748.6" calcext:value-type="float">
            <text:p>1748.6</text:p>
          </table:table-cell>
          <table:table-cell office:value-type="float" office:value="153345" calcext:value-type="float">
            <text:p>153345</text:p>
          </table:table-cell>
          <table:table-cell office:value-type="float" office:value="1677.13" calcext:value-type="float">
            <text:p>1677.1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Expanded clay concrete</text:p>
          </table:table-cell>
          <table:table-cell office:value-type="float" office:value="94.3" calcext:value-type="float">
            <text:p>94.3</text:p>
          </table:table-cell>
          <table:table-cell office:value-type="float" office:value="6432" calcext:value-type="float">
            <text:p>6432</text:p>
          </table:table-cell>
          <table:table-cell office:value-type="float" office:value="96.26" calcext:value-type="float">
            <text:p>96.2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Expanded clay/Wood wool</text:p>
          </table:table-cell>
          <table:table-cell office:value-type="float" office:value="660.1" calcext:value-type="float">
            <text:p>660.1</text:p>
          </table:table-cell>
          <table:table-cell office:value-type="float" office:value="57888" calcext:value-type="float">
            <text:p>57888</text:p>
          </table:table-cell>
          <table:table-cell office:value-type="float" office:value="758.7" calcext:value-type="float">
            <text:p>758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417.3" calcext:value-type="float">
            <text:p>417.3</text:p>
          </table:table-cell>
          <table:table-cell office:value-type="float" office:value="20331" calcext:value-type="float">
            <text:p>20331</text:p>
          </table:table-cell>
          <table:table-cell office:value-type="float" office:value="758.7" calcext:value-type="float">
            <text:p>758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433.5" calcext:value-type="float">
            <text:p>433.5</text:p>
          </table:table-cell>
          <table:table-cell office:value-type="float" office:value="38016" calcext:value-type="float">
            <text:p>38016</text:p>
          </table:table-cell>
          <table:table-cell office:value-type="float" office:value="242.35" calcext:value-type="float">
            <text:p>242.3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803.1" calcext:value-type="float">
            <text:p>803.1</text:p>
          </table:table-cell>
          <table:table-cell office:value-type="float" office:value="70429" calcext:value-type="float">
            <text:p>70429</text:p>
          </table:table-cell>
          <table:table-cell office:value-type="float" office:value="243.73" calcext:value-type="float">
            <text:p>243.7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79.4" calcext:value-type="float">
            <text:p>179.4</text:p>
          </table:table-cell>
          <table:table-cell office:value-type="float" office:value="12237" calcext:value-type="float">
            <text:p>12237</text:p>
          </table:table-cell>
          <table:table-cell office:value-type="float" office:value="55.68" calcext:value-type="float">
            <text:p>55.6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windows</text:p>
          </table:table-cell>
          <table:table-cell office:value-type="string" calcext:value-type="string">
            <text:p>Glass blocks</text:p>
          </table:table-cell>
          <table:table-cell office:value-type="float" office:value="9.8" calcext:value-type="float">
            <text:p>9.8</text:p>
          </table:table-cell>
          <table:table-cell office:value-type="float" office:value="668" calcext:value-type="float">
            <text:p>668</text:p>
          </table:table-cell>
          <table:table-cell office:value-type="float" office:value="2.72" calcext:value-type="float">
            <text:p>2.7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9.2" calcext:value-type="float">
            <text:p>19.2</text:p>
          </table:table-cell>
          <table:table-cell office:value-type="float" office:value="1310" calcext:value-type="float">
            <text:p>1310</text:p>
          </table:table-cell>
          <table:table-cell office:value-type="float" office:value="9.2" calcext:value-type="float">
            <text:p>9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doors/attic roof hatches</text:p>
          </table:table-cell>
          <table:table-cell office:value-type="string" calcext:value-type="string">
            <text:p>Metal/wood</text:p>
          </table:table-cell>
          <table:table-cell office:value-type="float" office:value="42.1" calcext:value-type="float">
            <text:p>42.1</text:p>
          </table:table-cell>
          <table:table-cell office:value-type="float" office:value="2872" calcext:value-type="float">
            <text:p>2872</text:p>
          </table:table-cell>
          <table:table-cell office:value-type="float" office:value="12.9" calcext:value-type="float">
            <text:p>12.9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456:.D3465])" office:value-type="float" office:value="4407.4" calcext:value-type="float">
            <text:p>4407.4</text:p>
          </table:table-cell>
          <table:table-cell table:style-name="ce2" table:formula="of:=SUM([.E3456:.E3465])" office:value-type="float" office:value="363528" calcext:value-type="float">
            <text:p>363528</text:p>
          </table:table-cell>
          <table:table-cell table:style-name="ce2" table:formula="of:=SUM([.F3456:.F3465])" office:value-type="float" office:value="3857.37" calcext:value-type="float">
            <text:p>3857.3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9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</text:p>
          </table:table-cell>
          <table:table-cell office:value-type="float" office:value="685.2" calcext:value-type="float">
            <text:p>685.2</text:p>
          </table:table-cell>
          <table:table-cell office:value-type="float" office:value="68435" calcext:value-type="float">
            <text:p>68435</text:p>
          </table:table-cell>
          <table:table-cell office:value-type="float" office:value="644" calcext:value-type="float">
            <text:p>64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lay bricks (perforated)</text:p>
          </table:table-cell>
          <table:table-cell office:value-type="float" office:value="437.2" calcext:value-type="float">
            <text:p>437.2</text:p>
          </table:table-cell>
          <table:table-cell office:value-type="float" office:value="43666" calcext:value-type="float">
            <text:p>43666</text:p>
          </table:table-cell>
          <table:table-cell office:value-type="float" office:value="467.6" calcext:value-type="float">
            <text:p>467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rplogu bloki</text:p>
          </table:table-cell>
          <table:table-cell office:value-type="string" calcext:value-type="string">
            <text:p>Wood/Mineral wool</text:p>
          </table:table-cell>
          <table:table-cell office:value-type="float" office:value="195.3" calcext:value-type="float">
            <text:p>195.3</text:p>
          </table:table-cell>
          <table:table-cell office:value-type="float" office:value="19506" calcext:value-type="float">
            <text:p>19506</text:p>
          </table:table-cell>
          <table:table-cell office:value-type="float" office:value="244.1" calcext:value-type="float">
            <text:p>244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Expanded clay concrete</text:p>
          </table:table-cell>
          <table:table-cell office:value-type="float" office:value="113.6" calcext:value-type="float">
            <text:p>113.6</text:p>
          </table:table-cell>
          <table:table-cell office:value-type="float" office:value="7748" calcext:value-type="float">
            <text:p>7748</text:p>
          </table:table-cell>
          <table:table-cell office:value-type="float" office:value="106.8" calcext:value-type="float">
            <text:p>106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473.9" calcext:value-type="float">
            <text:p>473.9</text:p>
          </table:table-cell>
          <table:table-cell office:value-type="float" office:value="47331" calcext:value-type="float">
            <text:p>47331</text:p>
          </table:table-cell>
          <table:table-cell office:value-type="float" office:value="580.1" calcext:value-type="float">
            <text:p>580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59.6" calcext:value-type="float">
            <text:p>359.6</text:p>
          </table:table-cell>
          <table:table-cell office:value-type="float" office:value="35915" calcext:value-type="float">
            <text:p>35915</text:p>
          </table:table-cell>
          <table:table-cell office:value-type="float" office:value="580.1" calcext:value-type="float">
            <text:p>580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396.5" calcext:value-type="float">
            <text:p>396.5</text:p>
          </table:table-cell>
          <table:table-cell office:value-type="float" office:value="39601" calcext:value-type="float">
            <text:p>39601</text:p>
          </table:table-cell>
          <table:table-cell office:value-type="float" office:value="141.6" calcext:value-type="float">
            <text:p>141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812.3" calcext:value-type="float">
            <text:p>812.3</text:p>
          </table:table-cell>
          <table:table-cell office:value-type="float" office:value="81129" calcext:value-type="float">
            <text:p>81129</text:p>
          </table:table-cell>
          <table:table-cell office:value-type="float" office:value="451.3" calcext:value-type="float">
            <text:p>451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44.3" calcext:value-type="float">
            <text:p>144.3</text:p>
          </table:table-cell>
          <table:table-cell office:value-type="float" office:value="9842" calcext:value-type="float">
            <text:p>9842</text:p>
          </table:table-cell>
          <table:table-cell office:value-type="float" office:value="51.5" calcext:value-type="float">
            <text:p>51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123.8" calcext:value-type="float">
            <text:p>123.8</text:p>
          </table:table-cell>
          <table:table-cell office:value-type="float" office:value="8444" calcext:value-type="float">
            <text:p>8444</text:p>
          </table:table-cell>
          <table:table-cell office:value-type="float" office:value="39.9" calcext:value-type="float">
            <text:p>39.9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472:.D3481])" office:value-type="float" office:value="3741.7" calcext:value-type="float">
            <text:p>3741.7</text:p>
          </table:table-cell>
          <table:table-cell table:style-name="ce2" table:formula="of:=SUM([.E3472:.E3481])" office:value-type="float" office:value="361617" calcext:value-type="float">
            <text:p>361617</text:p>
          </table:table-cell>
          <table:table-cell table:style-name="ce2" table:formula="of:=SUM([.F3472:.F3481])" office:value-type="float" office:value="3307" calcext:value-type="float">
            <text:p>330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0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utoclaved aerated concrete</text:p>
          </table:table-cell>
          <table:table-cell office:value-type="float" office:value="922.1" calcext:value-type="float">
            <text:p>922.1</text:p>
          </table:table-cell>
          <table:table-cell office:value-type="float" office:value="94342" calcext:value-type="float">
            <text:p>94342</text:p>
          </table:table-cell>
          <table:table-cell office:value-type="float" office:value="1029.1" calcext:value-type="float">
            <text:p>1029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lay bricks (perforated)/Decoration</text:p>
          </table:table-cell>
          <table:table-cell office:value-type="float" office:value="1452.6" calcext:value-type="float">
            <text:p>1452.6</text:p>
          </table:table-cell>
          <table:table-cell office:value-type="float" office:value="148618" calcext:value-type="float">
            <text:p>148618</text:p>
          </table:table-cell>
          <table:table-cell office:value-type="float" office:value="1553.5" calcext:value-type="float">
            <text:p>1553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alls (staircase loggia)</text:p>
          </table:table-cell>
          <table:table-cell office:value-type="string" calcext:value-type="string">
            <text:p>Clay bricks (perforated)/Decoration</text:p>
          </table:table-cell>
          <table:table-cell office:value-type="float" office:value="79.5" calcext:value-type="float">
            <text:p>79.5</text:p>
          </table:table-cell>
          <table:table-cell office:value-type="float" office:value="6197" calcext:value-type="float">
            <text:p>6197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s (perforated)/Decoration</text:p>
          </table:table-cell>
          <table:table-cell office:value-type="float" office:value="283.8" calcext:value-type="float">
            <text:p>283.8</text:p>
          </table:table-cell>
          <table:table-cell office:value-type="float" office:value="22123" calcext:value-type="float">
            <text:p>22123</text:p>
          </table:table-cell>
          <table:table-cell office:value-type="float" office:value="176.3" calcext:value-type="float">
            <text:p>176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s (perforated)/Decoration</text:p>
          </table:table-cell>
          <table:table-cell office:value-type="float" office:value="4.5" calcext:value-type="float">
            <text:p>4.5</text:p>
          </table:table-cell>
          <table:table-cell office:value-type="float" office:value="351" calcext:value-type="float">
            <text:p>351</text:p>
          </table:table-cell>
          <table:table-cell office:value-type="float" office:value="4.9" calcext:value-type="float">
            <text:p>4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Concrete/sand</text:p>
          </table:table-cell>
          <table:table-cell office:value-type="float" office:value="23.1" calcext:value-type="float">
            <text:p>23.1</text:p>
          </table:table-cell>
          <table:table-cell office:value-type="float" office:value="2363" calcext:value-type="float">
            <text:p>2363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</text:p>
          </table:table-cell>
          <table:table-cell office:value-type="string" calcext:value-type="string">
            <text:p>Hollow-core reinforced concrete/Wood wool</text:p>
          </table:table-cell>
          <table:table-cell office:value-type="float" office:value="266" calcext:value-type="float">
            <text:p>266</text:p>
          </table:table-cell>
          <table:table-cell office:value-type="float" office:value="27215" calcext:value-type="float">
            <text:p>27215</text:p>
          </table:table-cell>
          <table:table-cell office:value-type="float" office:value="380" calcext:value-type="float">
            <text:p>38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Hollow-core reinforced concrete/Wood wool</text:p>
          </table:table-cell>
          <table:table-cell office:value-type="float" office:value="312" calcext:value-type="float">
            <text:p>312</text:p>
          </table:table-cell>
          <table:table-cell office:value-type="float" office:value="21281" calcext:value-type="float">
            <text:p>21281</text:p>
          </table:table-cell>
          <table:table-cell office:value-type="float" office:value="390" calcext:value-type="float">
            <text:p>39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39.7" calcext:value-type="float">
            <text:p>39.7</text:p>
          </table:table-cell>
          <table:table-cell office:value-type="float" office:value="3095" calcext:value-type="float">
            <text:p>3095</text:p>
          </table:table-cell>
          <table:table-cell office:value-type="float" office:value="13.2" calcext:value-type="float">
            <text:p>13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doors</text:p>
          </table:table-cell>
          <table:table-cell office:value-type="string" calcext:value-type="string">
            <text:p>Wood</text:p>
          </table:table-cell>
          <table:table-cell office:value-type="float" office:value="171.8" calcext:value-type="float">
            <text:p>171.8</text:p>
          </table:table-cell>
          <table:table-cell office:value-type="float" office:value="13392" calcext:value-type="float">
            <text:p>13392</text:p>
          </table:table-cell>
          <table:table-cell office:value-type="float" office:value="46.4" calcext:value-type="float">
            <text:p>46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859.1" calcext:value-type="float">
            <text:p>859.1</text:p>
          </table:table-cell>
          <table:table-cell office:value-type="float" office:value="87896" calcext:value-type="float">
            <text:p>87896</text:p>
          </table:table-cell>
          <table:table-cell office:value-type="float" office:value="477.3" calcext:value-type="float">
            <text:p>477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375.1" calcext:value-type="float">
            <text:p>375.1</text:p>
          </table:table-cell>
          <table:table-cell office:value-type="float" office:value="38377" calcext:value-type="float">
            <text:p>38377</text:p>
          </table:table-cell>
          <table:table-cell office:value-type="float" office:value="134" calcext:value-type="float">
            <text:p>134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488:.D3499])" office:value-type="float" office:value="4789.3" calcext:value-type="float">
            <text:p>4789.3</text:p>
          </table:table-cell>
          <table:table-cell table:style-name="ce2" table:formula="of:=SUM([.E3488:.E3499])" office:value-type="float" office:value="465250" calcext:value-type="float">
            <text:p>465250</text:p>
          </table:table-cell>
          <table:table-cell table:style-name="ce2" table:formula="of:=SUM([.F3488:.F3499])" office:value-type="float" office:value="4322.7" calcext:value-type="float">
            <text:p>4322.7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0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Expanded clay concrete (triple)</text:p>
          </table:table-cell>
          <table:table-cell office:value-type="float" office:value="323.2" calcext:value-type="float">
            <text:p>323.2</text:p>
          </table:table-cell>
          <table:table-cell office:value-type="float" office:value="32280" calcext:value-type="float">
            <text:p>32280</text:p>
          </table:table-cell>
          <table:table-cell office:value-type="float" office:value="303.8" calcext:value-type="float">
            <text:p>303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Expanded clay concrete (triple)</text:p>
          </table:table-cell>
          <table:table-cell office:value-type="float" office:value="1190.5" calcext:value-type="float">
            <text:p>1190.5</text:p>
          </table:table-cell>
          <table:table-cell office:value-type="float" office:value="118902" calcext:value-type="float">
            <text:p>118902</text:p>
          </table:table-cell>
          <table:table-cell office:value-type="float" office:value="1118.9" calcext:value-type="float">
            <text:p>1118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Expanded clay concrete (triple)</text:p>
          </table:table-cell>
          <table:table-cell office:value-type="float" office:value="96.2" calcext:value-type="float">
            <text:p>96.2</text:p>
          </table:table-cell>
          <table:table-cell office:value-type="float" office:value="8436" calcext:value-type="float">
            <text:p>8436</text:p>
          </table:table-cell>
          <table:table-cell office:value-type="float" office:value="90.4" calcext:value-type="float">
            <text:p>90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Expanded clay/Mineral wool</text:p>
          </table:table-cell>
          <table:table-cell office:value-type="float" office:value="315" calcext:value-type="float">
            <text:p>315</text:p>
          </table:table-cell>
          <table:table-cell office:value-type="float" office:value="31461" calcext:value-type="float">
            <text:p>31461</text:p>
          </table:table-cell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62.5" calcext:value-type="float">
            <text:p>362.5</text:p>
          </table:table-cell>
          <table:table-cell office:value-type="float" office:value="36205" calcext:value-type="float">
            <text:p>36205</text:p>
          </table:table-cell>
          <table:table-cell office:value-type="float" office:value="710.7" calcext:value-type="float">
            <text:p>710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552.2" calcext:value-type="float">
            <text:p>552.2</text:p>
          </table:table-cell>
          <table:table-cell office:value-type="float" office:value="55152" calcext:value-type="float">
            <text:p>55152</text:p>
          </table:table-cell>
          <table:table-cell office:value-type="float" office:value="197.2" calcext:value-type="float">
            <text:p>197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587.1" calcext:value-type="float">
            <text:p>587.1</text:p>
          </table:table-cell>
          <table:table-cell office:value-type="float" office:value="58637" calcext:value-type="float">
            <text:p>58637</text:p>
          </table:table-cell>
          <table:table-cell office:value-type="float" office:value="326.2" calcext:value-type="float">
            <text:p>326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7.9" calcext:value-type="float">
            <text:p>47.9</text:p>
          </table:table-cell>
          <table:table-cell office:value-type="float" office:value="4201" calcext:value-type="float">
            <text:p>4201</text:p>
          </table:table-cell>
          <table:table-cell office:value-type="float" office:value="26.6" calcext:value-type="float">
            <text:p>26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50.6" calcext:value-type="float">
            <text:p>50.6</text:p>
          </table:table-cell>
          <table:table-cell office:value-type="float" office:value="4437" calcext:value-type="float">
            <text:p>4437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506:.D3514])" office:value-type="float" office:value="3525.2" calcext:value-type="float">
            <text:p>3525.2</text:p>
          </table:table-cell>
          <table:table-cell table:style-name="ce2" table:formula="of:=SUM([.E3506:.E3514])" office:value-type="float" office:value="349711" calcext:value-type="float">
            <text:p>349711</text:p>
          </table:table-cell>
          <table:table-cell table:style-name="ce2" table:formula="of:=SUM([.F3506:.F3514])" office:value-type="float" office:value="3546.8" calcext:value-type="float">
            <text:p>3546.8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0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apartment)</text:p>
          </table:table-cell>
          <table:table-cell office:value-type="string" calcext:value-type="string">
            <text:p>Autoclaved aerated concrete</text:p>
          </table:table-cell>
          <table:table-cell office:value-type="float" office:value="680" calcext:value-type="float">
            <text:p>680</text:p>
          </table:table-cell>
          <table:table-cell office:value-type="float" office:value="67916" calcext:value-type="float">
            <text:p>67916</text:p>
          </table:table-cell>
          <table:table-cell office:value-type="float" office:value="758.9" calcext:value-type="float">
            <text:p>758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apartment)</text:p>
          </table:table-cell>
          <table:table-cell office:value-type="string" calcext:value-type="string">
            <text:p>Clay bricks (perforated)</text:p>
          </table:table-cell>
          <table:table-cell office:value-type="float" office:value="398.6" calcext:value-type="float">
            <text:p>398.6</text:p>
          </table:table-cell>
          <table:table-cell office:value-type="float" office:value="39811" calcext:value-type="float">
            <text:p>39811</text:p>
          </table:table-cell>
          <table:table-cell office:value-type="float" office:value="426.3" calcext:value-type="float">
            <text:p>426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Autoclaved aerated concrete</text:p>
          </table:table-cell>
          <table:table-cell office:value-type="float" office:value="16.4" calcext:value-type="float">
            <text:p>16.4</text:p>
          </table:table-cell>
          <table:table-cell office:value-type="float" office:value="1119" calcext:value-type="float">
            <text:p>1119</text:p>
          </table:table-cell>
          <table:table-cell office:value-type="float" office:value="18.4" calcext:value-type="float">
            <text:p>18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s (perforated)</text:p>
          </table:table-cell>
          <table:table-cell office:value-type="float" office:value="281.6" calcext:value-type="float">
            <text:p>281.6</text:p>
          </table:table-cell>
          <table:table-cell office:value-type="float" office:value="19207" calcext:value-type="float">
            <text:p>19207</text:p>
          </table:table-cell>
          <table:table-cell office:value-type="float" office:value="238" calcext:value-type="float">
            <text:p>23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390" calcext:value-type="float">
            <text:p>390</text:p>
          </table:table-cell>
          <table:table-cell office:value-type="float" office:value="38952" calcext:value-type="float">
            <text:p>38952</text:p>
          </table:table-cell>
          <table:table-cell office:value-type="float" office:value="520" calcext:value-type="float">
            <text:p>52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ssage roof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13.2" calcext:value-type="float">
            <text:p>13.2</text:p>
          </table:table-cell>
          <table:table-cell office:value-type="float" office:value="1318" calcext:value-type="float">
            <text:p>1318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224.5" calcext:value-type="float">
            <text:p>224.5</text:p>
          </table:table-cell>
          <table:table-cell office:value-type="float" office:value="22422" calcext:value-type="float">
            <text:p>22422</text:p>
          </table:table-cell>
          <table:table-cell office:value-type="float" office:value="356.3" calcext:value-type="float">
            <text:p>356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ssage (second floor ground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13.2" calcext:value-type="float">
            <text:p>13.2</text:p>
          </table:table-cell>
          <table:table-cell office:value-type="float" office:value="1318" calcext:value-type="float">
            <text:p>1318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20.1" calcext:value-type="float">
            <text:p>220.1</text:p>
          </table:table-cell>
          <table:table-cell office:value-type="float" office:value="21983" calcext:value-type="float">
            <text:p>21983</text:p>
          </table:table-cell>
          <table:table-cell office:value-type="float" office:value="78.6" calcext:value-type="float">
            <text:p>78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524.7" calcext:value-type="float">
            <text:p>524.7</text:p>
          </table:table-cell>
          <table:table-cell office:value-type="float" office:value="52405" calcext:value-type="float">
            <text:p>52405</text:p>
          </table:table-cell>
          <table:table-cell office:value-type="float" office:value="291.5" calcext:value-type="float">
            <text:p>291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78.5" calcext:value-type="float">
            <text:p>78.5</text:p>
          </table:table-cell>
          <table:table-cell office:value-type="float" office:value="5354" calcext:value-type="float">
            <text:p>5354</text:p>
          </table:table-cell>
          <table:table-cell office:value-type="float" office:value="28.1" calcext:value-type="float">
            <text:p>28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46.2" calcext:value-type="float">
            <text:p>46.2</text:p>
          </table:table-cell>
          <table:table-cell office:value-type="float" office:value="3151" calcext:value-type="float">
            <text:p>3151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48.1" calcext:value-type="float">
            <text:p>48.1</text:p>
          </table:table-cell>
          <table:table-cell office:value-type="float" office:value="3281" calcext:value-type="float">
            <text:p>3281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521:.D3533])" office:value-type="float" office:value="2935.1" calcext:value-type="float">
            <text:p>2935.1</text:p>
          </table:table-cell>
          <table:table-cell table:style-name="ce2" table:formula="of:=SUM([.E3521:.E3533])" office:value-type="float" office:value="278237" calcext:value-type="float">
            <text:p>278237</text:p>
          </table:table-cell>
          <table:table-cell table:style-name="ce2" table:formula="of:=SUM([.F3521:.F3533])" office:value-type="float" office:value="2774.1" calcext:value-type="float">
            <text:p>2774.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0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apartment)</text:p>
          </table:table-cell>
          <table:table-cell office:value-type="string" calcext:value-type="string">
            <text:p>Autoclaved aerated concrete</text:p>
          </table:table-cell>
          <table:table-cell office:value-type="float" office:value="330.8" calcext:value-type="float">
            <text:p>330.8</text:p>
          </table:table-cell>
          <table:table-cell office:value-type="float" office:value="33039" calcext:value-type="float">
            <text:p>33039</text:p>
          </table:table-cell>
          <table:table-cell office:value-type="float" office:value="351.2" calcext:value-type="float">
            <text:p>351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apartment)</text:p>
          </table:table-cell>
          <table:table-cell office:value-type="string" calcext:value-type="string">
            <text:p>Clay bricks (perforated)</text:p>
          </table:table-cell>
          <table:table-cell office:value-type="float" office:value="233.7" calcext:value-type="float">
            <text:p>233.7</text:p>
          </table:table-cell>
          <table:table-cell office:value-type="float" office:value="23341" calcext:value-type="float">
            <text:p>23341</text:p>
          </table:table-cell>
          <table:table-cell office:value-type="float" office:value="249.9" calcext:value-type="float">
            <text:p>249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attic)</text:p>
          </table:table-cell>
          <table:table-cell office:value-type="string" calcext:value-type="string">
            <text:p>Clay bricks (perforated)</text:p>
          </table:table-cell>
          <table:table-cell office:value-type="float" office:value="27.2" calcext:value-type="float">
            <text:p>27.2</text:p>
          </table:table-cell>
          <table:table-cell office:value-type="float" office:value="2717" calcext:value-type="float">
            <text:p>2717</text:p>
          </table:table-cell>
          <table:table-cell office:value-type="float" office:value="34.5" calcext:value-type="float">
            <text:p>34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Autoclaved aerated concrete</text:p>
          </table:table-cell>
          <table:table-cell office:value-type="float" office:value="11.2" calcext:value-type="float">
            <text:p>11.2</text:p>
          </table:table-cell>
          <table:table-cell office:value-type="float" office:value="764" calcext:value-type="float">
            <text:p>764</text:p>
          </table:table-cell>
          <table:table-cell office:value-type="float" office:value="12.5" calcext:value-type="float">
            <text:p>12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s (perforated)</text:p>
          </table:table-cell>
          <table:table-cell office:value-type="float" office:value="130.8" calcext:value-type="float">
            <text:p>130.8</text:p>
          </table:table-cell>
          <table:table-cell office:value-type="float" office:value="8922" calcext:value-type="float">
            <text:p>8922</text:p>
          </table:table-cell>
          <table:table-cell office:value-type="float" office:value="110.6" calcext:value-type="float">
            <text:p>110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273" calcext:value-type="float">
            <text:p>273</text:p>
          </table:table-cell>
          <table:table-cell office:value-type="float" office:value="27266" calcext:value-type="float">
            <text:p>27266</text:p>
          </table:table-cell>
          <table:table-cell office:value-type="float" office:value="350" calcext:value-type="float">
            <text:p>35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assage roof</text:p>
          </table:table-cell>
          <table:table-cell office:value-type="string" calcext:value-type="string">
            <text:p>Hollow-core reinforced concrete/Autoclaved aerated concrete/Roofing material</text:p>
          </table:table-cell>
          <table:table-cell office:value-type="float" office:value="13.2" calcext:value-type="float">
            <text:p>13.2</text:p>
          </table:table-cell>
          <table:table-cell office:value-type="float" office:value="1318" calcext:value-type="float">
            <text:p>1318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165.3" calcext:value-type="float">
            <text:p>165.3</text:p>
          </table:table-cell>
          <table:table-cell office:value-type="float" office:value="16510" calcext:value-type="float">
            <text:p>16510</text:p>
          </table:table-cell>
          <table:table-cell office:value-type="float" office:value="246.7" calcext:value-type="float">
            <text:p>246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ssage (second floor ground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13.2" calcext:value-type="float">
            <text:p>13.2</text:p>
          </table:table-cell>
          <table:table-cell office:value-type="float" office:value="1318" calcext:value-type="float">
            <text:p>1318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88.3" calcext:value-type="float">
            <text:p>88.3</text:p>
          </table:table-cell>
          <table:table-cell office:value-type="float" office:value="8819" calcext:value-type="float">
            <text:p>8819</text:p>
          </table:table-cell>
          <table:table-cell office:value-type="float" office:value="31.6" calcext:value-type="float">
            <text:p>31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38.4" calcext:value-type="float">
            <text:p>238.4</text:p>
          </table:table-cell>
          <table:table-cell office:value-type="float" office:value="23810" calcext:value-type="float">
            <text:p>23810</text:p>
          </table:table-cell>
          <table:table-cell office:value-type="float" office:value="132.5" calcext:value-type="float">
            <text:p>132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36.7" calcext:value-type="float">
            <text:p>36.7</text:p>
          </table:table-cell>
          <table:table-cell office:value-type="float" office:value="2503" calcext:value-type="float">
            <text:p>2503</text:p>
          </table:table-cell>
          <table:table-cell office:value-type="float" office:value="13.1" calcext:value-type="float">
            <text:p>13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70.3" calcext:value-type="float">
            <text:p>70.3</text:p>
          </table:table-cell>
          <table:table-cell office:value-type="float" office:value="4795" calcext:value-type="float">
            <text:p>4795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540:.D3552])" office:value-type="float" office:value="1632.1" calcext:value-type="float">
            <text:p>1632.1</text:p>
          </table:table-cell>
          <table:table-cell table:style-name="ce2" table:formula="of:=SUM([.E3540:.E3552])" office:value-type="float" office:value="155122" calcext:value-type="float">
            <text:p>155122</text:p>
          </table:table-cell>
          <table:table-cell table:style-name="ce2" table:formula="of:=SUM([.F3540:.F3552])" office:value-type="float" office:value="1575.6" calcext:value-type="float">
            <text:p>1575.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0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</text:p>
          </table:table-cell>
          <table:table-cell office:value-type="float" office:value="80.2" calcext:value-type="float">
            <text:p>80.2</text:p>
          </table:table-cell>
          <table:table-cell office:value-type="float" office:value="7815" calcext:value-type="float">
            <text:p>7815</text:p>
          </table:table-cell>
          <table:table-cell office:value-type="float" office:value="65.7" calcext:value-type="float">
            <text:p>65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109.8" calcext:value-type="float">
            <text:p>109.8</text:p>
          </table:table-cell>
          <table:table-cell office:value-type="float" office:value="10699" calcext:value-type="float">
            <text:p>10699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under windows)</text:p>
          </table:table-cell>
          <table:table-cell office:value-type="string" calcext:value-type="string">
            <text:p>Calcium silicate bricks</text:p>
          </table:table-cell>
          <table:table-cell office:value-type="float" office:value="49.9" calcext:value-type="float">
            <text:p>49.9</text:p>
          </table:table-cell>
          <table:table-cell office:value-type="float" office:value="4862" calcext:value-type="float">
            <text:p>4862</text:p>
          </table:table-cell>
          <table:table-cell office:value-type="float" office:value="32.8" calcext:value-type="float">
            <text:p>32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</text:p>
          </table:table-cell>
          <table:table-cell office:value-type="float" office:value="11.9" calcext:value-type="float">
            <text:p>11.9</text:p>
          </table:table-cell>
          <table:table-cell office:value-type="float" office:value="812" calcext:value-type="float">
            <text:p>812</text:p>
          </table:table-cell>
          <table:table-cell office:value-type="float" office:value="9.8" calcext:value-type="float">
            <text:p>9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56" calcext:value-type="float">
            <text:p>56</text:p>
          </table:table-cell>
          <table:table-cell office:value-type="float" office:value="3547" calcext:value-type="float">
            <text:p>3547</text:p>
          </table:table-cell>
          <table:table-cell office:value-type="float" office:value="45.9" calcext:value-type="float">
            <text:p>45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Slag/Concrete</text:p>
          </table:table-cell>
          <table:table-cell office:value-type="float" office:value="118.3" calcext:value-type="float">
            <text:p>118.3</text:p>
          </table:table-cell>
          <table:table-cell office:value-type="float" office:value="11527" calcext:value-type="float">
            <text:p>11527</text:p>
          </table:table-cell>
          <table:table-cell office:value-type="float" office:value="122.4" calcext:value-type="float">
            <text:p>122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70.7" calcext:value-type="float">
            <text:p>70.7</text:p>
          </table:table-cell>
          <table:table-cell office:value-type="float" office:value="6889" calcext:value-type="float">
            <text:p>6889</text:p>
          </table:table-cell>
          <table:table-cell office:value-type="float" office:value="102.5" calcext:value-type="float">
            <text:p>102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42.5" calcext:value-type="float">
            <text:p>42.5</text:p>
          </table:table-cell>
          <table:table-cell office:value-type="float" office:value="4141" calcext:value-type="float">
            <text:p>4141</text:p>
          </table:table-cell>
          <table:table-cell office:value-type="float" office:value="15.2" calcext:value-type="float">
            <text:p>15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36.2" calcext:value-type="float">
            <text:p>36.2</text:p>
          </table:table-cell>
          <table:table-cell office:value-type="float" office:value="3527" calcext:value-type="float">
            <text:p>3527</text:p>
          </table:table-cell>
          <table:table-cell office:value-type="float" office:value="20.1" calcext:value-type="float">
            <text:p>20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5.9" calcext:value-type="float">
            <text:p>5.9</text:p>
          </table:table-cell>
          <table:table-cell office:value-type="float" office:value="402" calcext:value-type="float">
            <text:p>402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9.7" calcext:value-type="float">
            <text:p>9.7</text:p>
          </table:table-cell>
          <table:table-cell office:value-type="float" office:value="662" calcext:value-type="float">
            <text:p>662</text:p>
          </table:table-cell>
          <table:table-cell office:value-type="float" office:value="2.6" calcext:value-type="float">
            <text:p>2.6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559:.D3569])" office:value-type="float" office:value="591.1" calcext:value-type="float">
            <text:p>591.1</text:p>
          </table:table-cell>
          <table:table-cell table:style-name="ce2" table:formula="of:=SUM([.E3559:.E3569])" office:value-type="float" office:value="54883" calcext:value-type="float">
            <text:p>54883</text:p>
          </table:table-cell>
          <table:table-cell table:style-name="ce2" table:formula="of:=SUM([.F3559:.F3569])" office:value-type="float" office:value="509.1" calcext:value-type="float">
            <text:p>509.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0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</text:p>
          </table:table-cell>
          <table:table-cell office:value-type="float" office:value="375.8" calcext:value-type="float">
            <text:p>375.8</text:p>
          </table:table-cell>
          <table:table-cell office:value-type="float" office:value="37533" calcext:value-type="float">
            <text:p>37533</text:p>
          </table:table-cell>
          <table:table-cell office:value-type="float" office:value="308" calcext:value-type="float">
            <text:p>30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1372.1" calcext:value-type="float">
            <text:p>1372.1</text:p>
          </table:table-cell>
          <table:table-cell office:value-type="float" office:value="137040" calcext:value-type="float">
            <text:p>137040</text:p>
          </table:table-cell>
          <table:table-cell office:value-type="float" office:value="1124.7" calcext:value-type="float">
            <text:p>1124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under windows)</text:p>
          </table:table-cell>
          <table:table-cell office:value-type="string" calcext:value-type="string">
            <text:p>Calcium silicate bricks</text:p>
          </table:table-cell>
          <table:table-cell office:value-type="float" office:value="500.7" calcext:value-type="float">
            <text:p>500.7</text:p>
          </table:table-cell>
          <table:table-cell office:value-type="float" office:value="50008" calcext:value-type="float">
            <text:p>50008</text:p>
          </table:table-cell>
          <table:table-cell office:value-type="float" office:value="329.4" calcext:value-type="float">
            <text:p>329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ncrete covering over apartment windows</text:p>
          </table:table-cell>
          <table:table-cell office:value-type="string" calcext:value-type="string">
            <text:p>Reinforced concrete</text:p>
          </table:table-cell>
          <table:table-cell office:value-type="float" office:value="231.8" calcext:value-type="float">
            <text:p>231.8</text:p>
          </table:table-cell>
          <table:table-cell office:value-type="float" office:value="23151" calcext:value-type="float">
            <text:p>23151</text:p>
          </table:table-cell>
          <table:table-cell office:value-type="float" office:value="110.4" calcext:value-type="float">
            <text:p>110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</text:p>
          </table:table-cell>
          <table:table-cell office:value-type="float" office:value="117.8" calcext:value-type="float">
            <text:p>117.8</text:p>
          </table:table-cell>
          <table:table-cell office:value-type="float" office:value="8609" calcext:value-type="float">
            <text:p>8609</text:p>
          </table:table-cell>
          <table:table-cell office:value-type="float" office:value="96.5" calcext:value-type="float">
            <text:p>96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ncrete covering over staircase windows</text:p>
          </table:table-cell>
          <table:table-cell office:value-type="string" calcext:value-type="string">
            <text:p>Reinforced concrete</text:p>
          </table:table-cell>
          <table:table-cell office:value-type="float" office:value="66.5" calcext:value-type="float">
            <text:p>66.5</text:p>
          </table:table-cell>
          <table:table-cell office:value-type="float" office:value="4860" calcext:value-type="float">
            <text:p>4860</text:p>
          </table:table-cell>
          <table:table-cell office:value-type="float" office:value="31.7" calcext:value-type="float">
            <text:p>31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767.3" calcext:value-type="float">
            <text:p>767.3</text:p>
          </table:table-cell>
          <table:table-cell office:value-type="float" office:value="76635" calcext:value-type="float">
            <text:p>76635</text:p>
          </table:table-cell>
          <table:table-cell office:value-type="float" office:value="1023" calcext:value-type="float">
            <text:p>102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472.4" calcext:value-type="float">
            <text:p>472.4</text:p>
          </table:table-cell>
          <table:table-cell office:value-type="float" office:value="47181" calcext:value-type="float">
            <text:p>47181</text:p>
          </table:table-cell>
          <table:table-cell office:value-type="float" office:value="774.4" calcext:value-type="float">
            <text:p>774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550.7" calcext:value-type="float">
            <text:p>550.7</text:p>
          </table:table-cell>
          <table:table-cell office:value-type="float" office:value="55002" calcext:value-type="float">
            <text:p>55002</text:p>
          </table:table-cell>
          <table:table-cell office:value-type="float" office:value="196.7" calcext:value-type="float">
            <text:p>196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063.5" calcext:value-type="float">
            <text:p>1063.5</text:p>
          </table:table-cell>
          <table:table-cell office:value-type="float" office:value="106218" calcext:value-type="float">
            <text:p>106218</text:p>
          </table:table-cell>
          <table:table-cell office:value-type="float" office:value="590.8" calcext:value-type="float">
            <text:p>590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50" calcext:value-type="float">
            <text:p>250</text:p>
          </table:table-cell>
          <table:table-cell office:value-type="float" office:value="18270" calcext:value-type="float">
            <text:p>18270</text:p>
          </table:table-cell>
          <table:table-cell office:value-type="float" office:value="89.3" calcext:value-type="float">
            <text:p>89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75.9" calcext:value-type="float">
            <text:p>75.9</text:p>
          </table:table-cell>
          <table:table-cell office:value-type="float" office:value="5547" calcext:value-type="float">
            <text:p>5547</text:p>
          </table:table-cell>
          <table:table-cell office:value-type="float" office:value="34.5" calcext:value-type="float">
            <text:p>34.5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576:.D3587])" office:value-type="float" office:value="5844.5" calcext:value-type="float">
            <text:p>5844.5</text:p>
          </table:table-cell>
          <table:table-cell table:style-name="ce2" table:formula="of:=SUM([.E3576:.E3587])" office:value-type="float" office:value="570054" calcext:value-type="float">
            <text:p>570054</text:p>
          </table:table-cell>
          <table:table-cell table:style-name="ce2" table:formula="of:=SUM([.F3576:.F3587])" office:value-type="float" office:value="4709.4" calcext:value-type="float">
            <text:p>4709.4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0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apartment)</text:p>
          </table:table-cell>
          <table:table-cell office:value-type="string" calcext:value-type="string">
            <text:p>Clay brick wall</text:p>
          </table:table-cell>
          <table:table-cell office:value-type="float" office:value="49.4" calcext:value-type="float">
            <text:p>49.4</text:p>
          </table:table-cell>
          <table:table-cell office:value-type="float" office:value="4332" calcext:value-type="float">
            <text:p>433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apartment)</text:p>
          </table:table-cell>
          <table:table-cell office:value-type="string" calcext:value-type="string">
            <text:p>Clay brick wall</text:p>
          </table:table-cell>
          <table:table-cell office:value-type="float" office:value="92.7" calcext:value-type="float">
            <text:p>92.7</text:p>
          </table:table-cell>
          <table:table-cell office:value-type="float" office:value="8129" calcext:value-type="float">
            <text:p>8129</text:p>
          </table:table-cell>
          <table:table-cell office:value-type="float" office:value="109.1" calcext:value-type="float">
            <text:p>109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 wall/Wood</text:p>
          </table:table-cell>
          <table:table-cell office:value-type="float" office:value="72.1" calcext:value-type="float">
            <text:p>72.1</text:p>
          </table:table-cell>
          <table:table-cell office:value-type="float" office:value="3864" calcext:value-type="float">
            <text:p>3864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 wall/Wood/Putupolistirola <text:s/>siltumizolācija</text:p>
          </table:table-cell>
          <table:table-cell office:value-type="float" office:value="13.3" calcext:value-type="float">
            <text:p>13.3</text:p>
          </table:table-cell>
          <table:table-cell office:value-type="float" office:value="713" calcext:value-type="float">
            <text:p>713</text:p>
          </table:table-cell>
          <table:table-cell office:value-type="float" office:value="27.8" calcext:value-type="float">
            <text:p>27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 wall/Wood/Putupolistirola <text:s/>siltumizolācija</text:p>
          </table:table-cell>
          <table:table-cell office:value-type="float" office:value="3.6" calcext:value-type="float">
            <text:p>3.6</text:p>
          </table:table-cell>
          <table:table-cell office:value-type="float" office:value="54" calcext:value-type="float">
            <text:p>54</text:p>
          </table:table-cell>
          <table:table-cell office:value-type="float" office:value="12.1" calcext:value-type="float">
            <text:p>12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lag</text:p>
          </table:table-cell>
          <table:table-cell office:value-type="float" office:value="87.8" calcext:value-type="float">
            <text:p>87.8</text:p>
          </table:table-cell>
          <table:table-cell office:value-type="float" office:value="7700" calcext:value-type="float">
            <text:p>7700</text:p>
          </table:table-cell>
          <table:table-cell office:value-type="float" office:value="105.84" calcext:value-type="float">
            <text:p>105.8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roof</text:p>
          </table:table-cell>
          <table:table-cell office:value-type="string" calcext:value-type="string">
            <text:p>Wood</text:p>
          </table:table-cell>
          <table:table-cell office:value-type="float" office:value="47.8" calcext:value-type="float">
            <text:p>47.8</text:p>
          </table:table-cell>
          <table:table-cell office:value-type="float" office:value="2562" calcext:value-type="float">
            <text:p>2562</text:p>
          </table:table-cell>
          <table:table-cell office:value-type="float" office:value="41.5" calcext:value-type="float">
            <text:p>41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Concrete/sand</text:p>
          </table:table-cell>
          <table:table-cell office:value-type="float" office:value="59.3" calcext:value-type="float">
            <text:p>59.3</text:p>
          </table:table-cell>
          <table:table-cell office:value-type="float" office:value="5200" calcext:value-type="float">
            <text:p>5200</text:p>
          </table:table-cell>
          <table:table-cell office:value-type="float" office:value="105.84" calcext:value-type="float">
            <text:p>105.8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 (staircase)</text:p>
          </table:table-cell>
          <table:table-cell office:value-type="string" calcext:value-type="string">
            <text:p>Concrete/sand</text:p>
          </table:table-cell>
          <table:table-cell office:value-type="float" office:value="35.3" calcext:value-type="float">
            <text:p>35.3</text:p>
          </table:table-cell>
          <table:table-cell office:value-type="float" office:value="1892" calcext:value-type="float">
            <text:p>1892</text:p>
          </table:table-cell>
          <table:table-cell office:value-type="float" office:value="41.5" calcext:value-type="float">
            <text:p>41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.8" calcext:value-type="float">
            <text:p>2.8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3.4" calcext:value-type="float">
            <text:p>43.4</text:p>
          </table:table-cell>
          <table:table-cell office:value-type="float" office:value="3806" calcext:value-type="float">
            <text:p>3806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29.4" calcext:value-type="float">
            <text:p>29.4</text:p>
          </table:table-cell>
          <table:table-cell office:value-type="float" office:value="1576" calcext:value-type="float">
            <text:p>1576</text:p>
          </table:table-cell>
          <table:table-cell office:value-type="float" office:value="9.2" calcext:value-type="float">
            <text:p>9.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594:.D3605])" office:value-type="float" office:value="536.9" calcext:value-type="float">
            <text:p>536.9</text:p>
          </table:table-cell>
          <table:table-cell table:style-name="ce2" table:formula="of:=SUM([.E3594:.E3605])" office:value-type="float" office:value="40074" calcext:value-type="float">
            <text:p>40074</text:p>
          </table:table-cell>
          <table:table-cell table:style-name="ce2" table:formula="of:=SUM([.F3594:.F3605])" office:value-type="float" office:value="619.88" calcext:value-type="float">
            <text:p>619.88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0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Expanded clay concrete panels (triple)/Decoration/Polystyrene foam</text:p>
          </table:table-cell>
          <table:table-cell office:value-type="float" office:value="108.2" calcext:value-type="float">
            <text:p>108.2</text:p>
          </table:table-cell>
          <table:table-cell office:value-type="float" office:value="10016" calcext:value-type="float">
            <text:p>10016</text:p>
          </table:table-cell>
          <table:table-cell office:value-type="float" office:value="308" calcext:value-type="float">
            <text:p>30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Expanded clay concrete panels (triple)/Decoration</text:p>
          </table:table-cell>
          <table:table-cell office:value-type="float" office:value="908.2" calcext:value-type="float">
            <text:p>908.2</text:p>
          </table:table-cell>
          <table:table-cell office:value-type="float" office:value="84070" calcext:value-type="float">
            <text:p>84070</text:p>
          </table:table-cell>
          <table:table-cell office:value-type="float" office:value="1035.2" calcext:value-type="float">
            <text:p>1035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Expanded clay concrete panels (triple)/Decoration</text:p>
          </table:table-cell>
          <table:table-cell office:value-type="float" office:value="51.1" calcext:value-type="float">
            <text:p>51.1</text:p>
          </table:table-cell>
          <table:table-cell office:value-type="float" office:value="3485" calcext:value-type="float">
            <text:p>3485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64.7" calcext:value-type="float">
            <text:p>364.7</text:p>
          </table:table-cell>
          <table:table-cell office:value-type="float" office:value="33760" calcext:value-type="float">
            <text:p>33760</text:p>
          </table:table-cell>
          <table:table-cell office:value-type="float" office:value="561" calcext:value-type="float">
            <text:p>56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244" calcext:value-type="float">
            <text:p>244</text:p>
          </table:table-cell>
          <table:table-cell office:value-type="float" office:value="22587" calcext:value-type="float">
            <text:p>22587</text:p>
          </table:table-cell>
          <table:table-cell office:value-type="float" office:value="478.45" calcext:value-type="float">
            <text:p>478.4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62.9" calcext:value-type="float">
            <text:p>162.9</text:p>
          </table:table-cell>
          <table:table-cell office:value-type="float" office:value="15079" calcext:value-type="float">
            <text:p>15079</text:p>
          </table:table-cell>
          <table:table-cell office:value-type="float" office:value="58.19" calcext:value-type="float">
            <text:p>58.1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639.2" calcext:value-type="float">
            <text:p>639.2</text:p>
          </table:table-cell>
          <table:table-cell office:value-type="float" office:value="59169" calcext:value-type="float">
            <text:p>59169</text:p>
          </table:table-cell>
          <table:table-cell office:value-type="float" office:value="355.1" calcext:value-type="float">
            <text:p>355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78.4" calcext:value-type="float">
            <text:p>78.4</text:p>
          </table:table-cell>
          <table:table-cell office:value-type="float" office:value="7257" calcext:value-type="float">
            <text:p>7257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7.6" calcext:value-type="float">
            <text:p>17.6</text:p>
          </table:table-cell>
          <table:table-cell office:value-type="float" office:value="1286" calcext:value-type="float">
            <text:p>128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612:.D3620])" office:value-type="float" office:value="2574.3" calcext:value-type="float">
            <text:p>2574.3</text:p>
          </table:table-cell>
          <table:table-cell table:style-name="ce2" table:formula="of:=SUM([.E3612:.E3620])" office:value-type="float" office:value="236709" calcext:value-type="float">
            <text:p>236709</text:p>
          </table:table-cell>
          <table:table-cell table:style-name="ce2" table:formula="of:=SUM([.F3612:.F3620])" office:value-type="float" office:value="2900.94" calcext:value-type="float">
            <text:p>2900.94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0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lay bricks/Decoration</text:p>
          </table:table-cell>
          <table:table-cell office:value-type="float" office:value="854.1" calcext:value-type="float">
            <text:p>854.1</text:p>
          </table:table-cell>
          <table:table-cell office:value-type="float" office:value="79062" calcext:value-type="float">
            <text:p>79062</text:p>
          </table:table-cell>
          <table:table-cell office:value-type="float" office:value="785.5" calcext:value-type="float">
            <text:p>785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Hollow-core reinforced concrete/Expanded clay/Roofing material/Bitumen </text:p>
          </table:table-cell>
          <table:table-cell office:value-type="float" office:value="274.4" calcext:value-type="float">
            <text:p>274.4</text:p>
          </table:table-cell>
          <table:table-cell office:value-type="float" office:value="25401" calcext:value-type="float">
            <text:p>25401</text:p>
          </table:table-cell>
          <table:table-cell office:value-type="float" office:value="308" calcext:value-type="float">
            <text:p>30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69.8" calcext:value-type="float">
            <text:p>69.8</text:p>
          </table:table-cell>
          <table:table-cell office:value-type="float" office:value="6461" calcext:value-type="float">
            <text:p>6461</text:p>
          </table:table-cell>
          <table:table-cell office:value-type="float" office:value="114.5" calcext:value-type="float">
            <text:p>114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Reinforced concrete/Concrete/Sand</text:p>
          </table:table-cell>
          <table:table-cell office:value-type="float" office:value="73.9" calcext:value-type="float">
            <text:p>73.9</text:p>
          </table:table-cell>
          <table:table-cell office:value-type="float" office:value="6841" calcext:value-type="float">
            <text:p>6841</text:p>
          </table:table-cell>
          <table:table-cell office:value-type="float" office:value="154" calcext:value-type="float">
            <text:p>15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5.9" calcext:value-type="float">
            <text:p>25.9</text:p>
          </table:table-cell>
          <table:table-cell office:value-type="float" office:value="2398" calcext:value-type="float">
            <text:p>2398</text:p>
          </table:table-cell>
          <table:table-cell office:value-type="float" office:value="2.8" calcext:value-type="float">
            <text:p>2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63.4" calcext:value-type="float">
            <text:p>263.4</text:p>
          </table:table-cell>
          <table:table-cell office:value-type="float" office:value="24382" calcext:value-type="float">
            <text:p>24382</text:p>
          </table:table-cell>
          <table:table-cell office:value-type="float" office:value="146.4" calcext:value-type="float">
            <text:p>146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0.9" calcext:value-type="float">
            <text:p>20.9</text:p>
          </table:table-cell>
          <table:table-cell office:value-type="float" office:value="1426" calcext:value-type="float">
            <text:p>1426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6.9" calcext:value-type="float">
            <text:p>6.9</text:p>
          </table:table-cell>
          <table:table-cell office:value-type="float" office:value="471" calcext:value-type="float">
            <text:p>471</text:p>
          </table:table-cell>
          <table:table-cell office:value-type="float" office:value="3.1" calcext:value-type="float">
            <text:p>3.1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627:.D3634])" office:value-type="float" office:value="1589.3" calcext:value-type="float">
            <text:p>1589.3</text:p>
          </table:table-cell>
          <table:table-cell table:style-name="ce2" table:formula="of:=SUM([.E3627:.E3634])" office:value-type="float" office:value="146442" calcext:value-type="float">
            <text:p>146442</text:p>
          </table:table-cell>
          <table:table-cell table:style-name="ce2" table:formula="of:=SUM([.F3627:.F3634])" office:value-type="float" office:value="1533.3" calcext:value-type="float">
            <text:p>1533.3</text:p>
          </table:table-cell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0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488" calcext:value-type="float">
            <text:p>488</text:p>
          </table:table-cell>
          <table:table-cell office:value-type="float" office:value="45173" calcext:value-type="float">
            <text:p>45173</text:p>
          </table:table-cell>
          <table:table-cell office:value-type="float" office:value="439.6" calcext:value-type="float">
            <text:p>439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61.8" calcext:value-type="float">
            <text:p>61.8</text:p>
          </table:table-cell>
          <table:table-cell office:value-type="float" office:value="5721" calcext:value-type="float">
            <text:p>5721</text:p>
          </table:table-cell>
          <table:table-cell office:value-type="float" office:value="45.1" calcext:value-type="float">
            <text:p>45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2.9" calcext:value-type="float">
            <text:p>12.9</text:p>
          </table:table-cell>
          <table:table-cell office:value-type="float" office:value="754" calcext:value-type="float">
            <text:p>754</text:p>
          </table:table-cell>
          <table:table-cell office:value-type="float" office:value="11.6" calcext:value-type="float">
            <text:p>11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 (over apartments)</text:p>
          </table:table-cell>
          <table:table-cell office:value-type="string" calcext:value-type="string">
            <text:p>Wood/Slag</text:p>
          </table:table-cell>
          <table:table-cell office:value-type="float" office:value="173.5" calcext:value-type="float">
            <text:p>173.5</text:p>
          </table:table-cell>
          <table:table-cell office:value-type="float" office:value="16061" calcext:value-type="float">
            <text:p>16061</text:p>
          </table:table-cell>
          <table:table-cell office:value-type="float" office:value="206.6" calcext:value-type="float">
            <text:p>206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 (insulated)</text:p>
          </table:table-cell>
          <table:table-cell office:value-type="string" calcext:value-type="string">
            <text:p>Wood/Slag</text:p>
          </table:table-cell>
          <table:table-cell office:value-type="float" office:value="10.4" calcext:value-type="float">
            <text:p>10.4</text:p>
          </table:table-cell>
          <table:table-cell office:value-type="float" office:value="963" calcext:value-type="float">
            <text:p>963</text:p>
          </table:table-cell>
          <table:table-cell office:value-type="float" office:value="33.7" calcext:value-type="float">
            <text:p>33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Wood/Slag</text:p>
          </table:table-cell>
          <table:table-cell office:value-type="float" office:value="8.1" calcext:value-type="float">
            <text:p>8.1</text:p>
          </table:table-cell>
          <table:table-cell office:value-type="float" office:value="474" calcext:value-type="float">
            <text:p>474</text:p>
          </table:table-cell>
          <table:table-cell office:value-type="float" office:value="9.6" calcext:value-type="float">
            <text:p>9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der apartments)</text:p>
          </table:table-cell>
          <table:table-cell office:value-type="string" calcext:value-type="string">
            <text:p>Hollow-core reinforced concrete/Slag/Decoration</text:p>
          </table:table-cell>
          <table:table-cell office:value-type="float" office:value="136.9" calcext:value-type="float">
            <text:p>136.9</text:p>
          </table:table-cell>
          <table:table-cell office:value-type="float" office:value="12673" calcext:value-type="float">
            <text:p>12673</text:p>
          </table:table-cell>
          <table:table-cell office:value-type="float" office:value="240.3" calcext:value-type="float">
            <text:p>240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der staircase)</text:p>
          </table:table-cell>
          <table:table-cell office:value-type="string" calcext:value-type="string">
            <text:p>Hollow-core reinforced concrete/Slag/Decoration</text:p>
          </table:table-cell>
          <table:table-cell office:value-type="float" office:value="5.5" calcext:value-type="float">
            <text:p>5.5</text:p>
          </table:table-cell>
          <table:table-cell office:value-type="float" office:value="322" calcext:value-type="float">
            <text:p>322</text:p>
          </table:table-cell>
          <table:table-cell office:value-type="float" office:value="9.6" calcext:value-type="float">
            <text:p>9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18.4" calcext:value-type="float">
            <text:p>118.4</text:p>
          </table:table-cell>
          <table:table-cell office:value-type="float" office:value="10960" calcext:value-type="float">
            <text:p>10960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 (not replaced)</text:p>
          </table:table-cell>
          <table:table-cell office:value-type="string" calcext:value-type="string">
            <text:p>Wood</text:p>
          </table:table-cell>
          <table:table-cell office:value-type="float" office:value="34" calcext:value-type="float">
            <text:p>34</text:p>
          </table:table-cell>
          <table:table-cell office:value-type="float" office:value="3147" calcext:value-type="float">
            <text:p>3147</text:p>
          </table:table-cell>
          <table:table-cell office:value-type="float" office:value="14.8" calcext:value-type="float">
            <text:p>14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 (not replaced)</text:p>
          </table:table-cell>
          <table:table-cell office:value-type="string" calcext:value-type="string">
            <text:p>Wood (double glazed)</text:p>
          </table:table-cell>
          <table:table-cell office:value-type="float" office:value="9.7" calcext:value-type="float">
            <text:p>9.7</text:p>
          </table:table-cell>
          <table:table-cell office:value-type="float" office:value="567" calcext:value-type="float">
            <text:p>567</text:p>
          </table:table-cell>
          <table:table-cell office:value-type="float" office:value="4.2" calcext:value-type="float">
            <text:p>4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doors</text:p>
          </table:table-cell>
          <table:table-cell office:value-type="string" calcext:value-type="string">
            <text:p>Metal</text:p>
          </table:table-cell>
          <table:table-cell office:value-type="float" office:value="6.2" calcext:value-type="float">
            <text:p>6.2</text:p>
          </table:table-cell>
          <table:table-cell office:value-type="float" office:value="362" calcext:value-type="float">
            <text:p>362</text:p>
          </table:table-cell>
          <table:table-cell office:value-type="float" office:value="3.1" calcext:value-type="float">
            <text:p>3.1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641:.D3653])" office:value-type="float" office:value="1068.4" calcext:value-type="float">
            <text:p>1068.4</text:p>
          </table:table-cell>
          <table:table-cell table:style-name="ce2" table:formula="of:=SUM([.E3641:.E3653])" office:value-type="float" office:value="97352" calcext:value-type="float">
            <text:p>97352</text:p>
          </table:table-cell>
          <table:table-cell table:style-name="ce2" table:formula="of:=SUM([.F3641:.F3653])" office:value-type="float" office:value="1094.4" calcext:value-type="float">
            <text:p>1094.4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1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1698.6" calcext:value-type="float">
            <text:p>1698.6</text:p>
          </table:table-cell>
          <table:table-cell office:value-type="float" office:value="157236" calcext:value-type="float">
            <text:p>157236</text:p>
          </table:table-cell>
          <table:table-cell office:value-type="float" office:value="1617.7" calcext:value-type="float">
            <text:p>1617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294.8" calcext:value-type="float">
            <text:p>294.8</text:p>
          </table:table-cell>
          <table:table-cell office:value-type="float" office:value="27289" calcext:value-type="float">
            <text:p>27289</text:p>
          </table:table-cell>
          <table:table-cell office:value-type="float" office:value="324" calcext:value-type="float">
            <text:p>32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196.3" calcext:value-type="float">
            <text:p>196.3</text:p>
          </table:table-cell>
          <table:table-cell office:value-type="float" office:value="18171" calcext:value-type="float">
            <text:p>18171</text:p>
          </table:table-cell>
          <table:table-cell office:value-type="float" office:value="223.1" calcext:value-type="float">
            <text:p>223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128.2" calcext:value-type="float">
            <text:p>128.2</text:p>
          </table:table-cell>
          <table:table-cell office:value-type="float" office:value="9369" calcext:value-type="float">
            <text:p>9369</text:p>
          </table:table-cell>
          <table:table-cell office:value-type="float" office:value="122.1" calcext:value-type="float">
            <text:p>122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(staircase walls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11.1" calcext:value-type="float">
            <text:p>11.1</text:p>
          </table:table-cell>
          <table:table-cell office:value-type="float" office:value="811" calcext:value-type="float">
            <text:p>811</text:p>
          </table:table-cell>
          <table:table-cell office:value-type="float" office:value="11.9" calcext:value-type="float">
            <text:p>11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technical floor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54.6" calcext:value-type="float">
            <text:p>54.6</text:p>
          </table:table-cell>
          <table:table-cell office:value-type="float" office:value="3990" calcext:value-type="float">
            <text:p>3990</text:p>
          </table:table-cell>
          <table:table-cell office:value-type="float" office:value="41.4" calcext:value-type="float">
            <text:p>41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alls (technical floor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28.9" calcext:value-type="float">
            <text:p>28.9</text:p>
          </table:table-cell>
          <table:table-cell office:value-type="float" office:value="282" calcext:value-type="float">
            <text:p>282</text:p>
          </table:table-cell>
          <table:table-cell office:value-type="float" office:value="16.6" calcext:value-type="float">
            <text:p>16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technical floor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28.9" calcext:value-type="float">
            <text:p>28.9</text:p>
          </table:table-cell>
          <table:table-cell office:value-type="float" office:value="2112" calcext:value-type="float">
            <text:p>2112</text:p>
          </table:table-cell>
          <table:table-cell office:value-type="float" office:value="16.6" calcext:value-type="float">
            <text:p>16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(technical floor)</text:p>
          </table:table-cell>
          <table:table-cell office:value-type="string" calcext:value-type="string">
            <text:p>Hollow-core reinforced concrete/Wood wool</text:p>
          </table:table-cell>
          <table:table-cell office:value-type="float" office:value="202.8" calcext:value-type="float">
            <text:p>202.8</text:p>
          </table:table-cell>
          <table:table-cell office:value-type="float" office:value="5928" calcext:value-type="float">
            <text:p>5928</text:p>
          </table:table-cell>
          <table:table-cell office:value-type="float" office:value="332.4" calcext:value-type="float">
            <text:p>332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Hollow-core reinforced concrete/Wood wool</text:p>
          </table:table-cell>
          <table:table-cell office:value-type="float" office:value="22.3" calcext:value-type="float">
            <text:p>22.3</text:p>
          </table:table-cell>
          <table:table-cell office:value-type="float" office:value="1630" calcext:value-type="float">
            <text:p>1630</text:p>
          </table:table-cell>
          <table:table-cell office:value-type="float" office:value="29.3" calcext:value-type="float">
            <text:p>29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der apartments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79.6" calcext:value-type="float">
            <text:p>179.6</text:p>
          </table:table-cell>
          <table:table-cell office:value-type="float" office:value="16625" calcext:value-type="float">
            <text:p>16625</text:p>
          </table:table-cell>
          <table:table-cell office:value-type="float" office:value="320.8" calcext:value-type="float">
            <text:p>320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d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2.9" calcext:value-type="float">
            <text:p>22.9</text:p>
          </table:table-cell>
          <table:table-cell office:value-type="float" office:value="1674" calcext:value-type="float">
            <text:p>1674</text:p>
          </table:table-cell>
          <table:table-cell office:value-type="float" office:value="40.9" calcext:value-type="float">
            <text:p>40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Double glazed</text:p>
          </table:table-cell>
          <table:table-cell office:value-type="float" office:value="442.7" calcext:value-type="float">
            <text:p>442.7</text:p>
          </table:table-cell>
          <table:table-cell office:value-type="float" office:value="40980" calcext:value-type="float">
            <text:p>40980</text:p>
          </table:table-cell>
          <table:table-cell office:value-type="float" office:value="295.1" calcext:value-type="float">
            <text:p>295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Wood</text:p>
          </table:table-cell>
          <table:table-cell office:value-type="float" office:value="367.3" calcext:value-type="float">
            <text:p>367.3</text:p>
          </table:table-cell>
          <table:table-cell office:value-type="float" office:value="34000" calcext:value-type="float">
            <text:p>34000</text:p>
          </table:table-cell>
          <table:table-cell office:value-type="float" office:value="174.9" calcext:value-type="float">
            <text:p>174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Double glazed</text:p>
          </table:table-cell>
          <table:table-cell office:value-type="float" office:value="34.6" calcext:value-type="float">
            <text:p>34.6</text:p>
          </table:table-cell>
          <table:table-cell office:value-type="float" office:value="2529" calcext:value-type="float">
            <text:p>2529</text:p>
          </table:table-cell>
          <table:table-cell office:value-type="float" office:value="21.6" calcext:value-type="float">
            <text:p>21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doors</text:p>
          </table:table-cell>
          <table:table-cell office:value-type="string" calcext:value-type="string">
            <text:p>Wood</text:p>
          </table:table-cell>
          <table:table-cell office:value-type="float" office:value="5.8" calcext:value-type="float">
            <text:p>5.8</text:p>
          </table:table-cell>
          <table:table-cell office:value-type="float" office:value="424" calcext:value-type="float">
            <text:p>424</text:p>
          </table:table-cell>
          <table:table-cell office:value-type="float" office:value="2.9" calcext:value-type="float">
            <text:p>2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arbage room doors</text:p>
          </table:table-cell>
          <table:table-cell office:value-type="string" calcext:value-type="string">
            <text:p>Wood</text:p>
          </table:table-cell>
          <table:table-cell office:value-type="float" office:value="11.9" calcext:value-type="float">
            <text:p>11.9</text:p>
          </table:table-cell>
          <table:table-cell office:value-type="float" office:value="870" calcext:value-type="float">
            <text:p>870</text:p>
          </table:table-cell>
          <table:table-cell office:value-type="float" office:value="3.3" calcext:value-type="float">
            <text:p>3.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660:.D3676])" office:value-type="float" office:value="3731.3" calcext:value-type="float">
            <text:p>3731.3</text:p>
          </table:table-cell>
          <table:table-cell table:style-name="ce2" table:formula="of:=SUM([.E3660:.E3676])" office:value-type="float" office:value="323920" calcext:value-type="float">
            <text:p>323920</text:p>
          </table:table-cell>
          <table:table-cell table:style-name="ce2" table:formula="of:=SUM([.F3660:.F3676])" office:value-type="float" office:value="3594.6" calcext:value-type="float">
            <text:p>3594.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1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apartment)</text:p>
          </table:table-cell>
          <table:table-cell office:value-type="string" calcext:value-type="string">
            <text:p>Wood/Oakum</text:p>
          </table:table-cell>
          <table:table-cell office:value-type="float" office:value="378" calcext:value-type="float">
            <text:p>378</text:p>
          </table:table-cell>
          <table:table-cell office:value-type="float" office:value="33149" calcext:value-type="float">
            <text:p>33149</text:p>
          </table:table-cell>
          <table:table-cell office:value-type="float" office:value="424.9" calcext:value-type="float">
            <text:p>424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Wood/Oakum</text:p>
          </table:table-cell>
          <table:table-cell office:value-type="float" office:value="165" calcext:value-type="float">
            <text:p>165</text:p>
          </table:table-cell>
          <table:table-cell office:value-type="float" office:value="14470" calcext:value-type="float">
            <text:p>14470</text:p>
          </table:table-cell>
          <table:table-cell office:value-type="float" office:value="185.1" calcext:value-type="float">
            <text:p>185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(over apartments)</text:p>
          </table:table-cell>
          <table:table-cell office:value-type="string" calcext:value-type="string">
            <text:p>Wood/Slag/Sand</text:p>
          </table:table-cell>
          <table:table-cell office:value-type="float" office:value="267" calcext:value-type="float">
            <text:p>267</text:p>
          </table:table-cell>
          <table:table-cell office:value-type="float" office:value="23415" calcext:value-type="float">
            <text:p>23415</text:p>
          </table:table-cell>
          <table:table-cell office:value-type="float" office:value="230.1" calcext:value-type="float">
            <text:p>230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(over staircase)</text:p>
          </table:table-cell>
          <table:table-cell office:value-type="string" calcext:value-type="string">
            <text:p>Wood/Slag/Sand</text:p>
          </table:table-cell>
          <table:table-cell office:value-type="float" office:value="66" calcext:value-type="float">
            <text:p>66</text:p>
          </table:table-cell>
          <table:table-cell office:value-type="float" office:value="3216" calcext:value-type="float">
            <text:p>3216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27.5" calcext:value-type="float">
            <text:p>127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der apartments)</text:p>
          </table:table-cell>
          <table:table-cell office:value-type="string" calcext:value-type="string">
            <text:p>Wood</text:p>
          </table:table-cell>
          <table:table-cell office:value-type="float" office:value="30" calcext:value-type="float">
            <text:p>30</text:p>
          </table:table-cell>
          <table:table-cell office:value-type="float" office:value="2631" calcext:value-type="float">
            <text:p>2631</text:p>
          </table:table-cell>
          <table:table-cell office:value-type="float" office:value="70.5" calcext:value-type="float">
            <text:p>70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der staircase)</text:p>
          </table:table-cell>
          <table:table-cell office:value-type="string" calcext:value-type="string">
            <text:p>Wood</text:p>
          </table:table-cell>
          <table:table-cell office:value-type="float" office:value="38" calcext:value-type="float">
            <text:p>38</text:p>
          </table:table-cell>
          <table:table-cell office:value-type="float" office:value="1851" calcext:value-type="float">
            <text:p>1851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63" calcext:value-type="float">
            <text:p>63</text:p>
          </table:table-cell>
          <table:table-cell office:value-type="float" office:value="3069" calcext:value-type="float">
            <text:p>3069</text:p>
          </table:table-cell>
          <table:table-cell office:value-type="float" office:value="22.6" calcext:value-type="float">
            <text:p>22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 (not replaced)</text:p>
          </table:table-cell>
          <table:table-cell office:value-type="string" calcext:value-type="string">
            <text:p>Wood</text:p>
          </table:table-cell>
          <table:table-cell office:value-type="float" office:value="71" calcext:value-type="float">
            <text:p>71</text:p>
          </table:table-cell>
          <table:table-cell office:value-type="float" office:value="6226" calcext:value-type="float">
            <text:p>6226</text:p>
          </table:table-cell>
          <table:table-cell office:value-type="float" office:value="25.4" calcext:value-type="float">
            <text:p>25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72" calcext:value-type="float">
            <text:p>72</text:p>
          </table:table-cell>
          <table:table-cell office:value-type="float" office:value="6314" calcext:value-type="float">
            <text:p>6314</text:p>
          </table:table-cell>
          <table:table-cell office:value-type="float" office:value="44.8" calcext:value-type="float">
            <text:p>44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doors</text:p>
          </table:table-cell>
          <table:table-cell office:value-type="string" calcext:value-type="string">
            <text:p>PVC </text:p>
          </table:table-cell>
          <table:table-cell office:value-type="float" office:value="14" calcext:value-type="float">
            <text:p>14</text:p>
          </table:table-cell>
          <table:table-cell office:value-type="float" office:value="1228" calcext:value-type="float">
            <text:p>1228</text:p>
          </table:table-cell>
          <table:table-cell office:value-type="float" office:value="7.7" calcext:value-type="float">
            <text:p>7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doors</text:p>
          </table:table-cell>
          <table:table-cell office:value-type="string" calcext:value-type="string">
            <text:p>Wood</text:p>
          </table:table-cell>
          <table:table-cell office:value-type="float" office:value="30" calcext:value-type="float">
            <text:p>30</text:p>
          </table:table-cell>
          <table:table-cell office:value-type="float" office:value="1462" calcext:value-type="float">
            <text:p>1462</text:p>
          </table:table-cell>
          <table:table-cell office:value-type="float" office:value="8.2" calcext:value-type="float">
            <text:p>8.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683:.D3695])" office:value-type="float" office:value="1249" calcext:value-type="float">
            <text:p>1249</text:p>
          </table:table-cell>
          <table:table-cell table:style-name="ce2" table:formula="of:=SUM([.E3683:.E3695])" office:value-type="float" office:value="97031" calcext:value-type="float">
            <text:p>97031</text:p>
          </table:table-cell>
          <table:table-cell table:style-name="ce2" table:formula="of:=SUM([.F3683:.F3695])" office:value-type="float" office:value="1294.6" calcext:value-type="float">
            <text:p>1294.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1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Bricks/Decoration</text:p>
          </table:table-cell>
          <table:table-cell office:value-type="float" office:value="942" calcext:value-type="float">
            <text:p>942</text:p>
          </table:table-cell>
          <table:table-cell office:value-type="float" office:value="87199" calcext:value-type="float">
            <text:p>87199</text:p>
          </table:table-cell>
          <table:table-cell office:value-type="float" office:value="1108" calcext:value-type="float">
            <text:p>110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Bricks/Decoration</text:p>
          </table:table-cell>
          <table:table-cell office:value-type="float" office:value="399" calcext:value-type="float">
            <text:p>399</text:p>
          </table:table-cell>
          <table:table-cell office:value-type="float" office:value="36935" calcext:value-type="float">
            <text:p>36935</text:p>
          </table:table-cell>
          <table:table-cell office:value-type="float" office:value="469" calcext:value-type="float">
            <text:p>46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ssage walls</text:p>
          </table:table-cell>
          <table:table-cell office:value-type="string" calcext:value-type="string">
            <text:p>Bricks/Decoration</text:p>
          </table:table-cell>
          <table:table-cell office:value-type="float" office:value="28" calcext:value-type="float">
            <text:p>28</text:p>
          </table:table-cell>
          <table:table-cell office:value-type="float" office:value="2592" calcext:value-type="float">
            <text:p>2592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ssage ceiling</text:p>
          </table:table-cell>
          <table:table-cell office:value-type="string" calcext:value-type="string">
            <text:p>Bricks/Decoration/Reinforced concrete</text:p>
          </table:table-cell>
          <table:table-cell office:value-type="float" office:value="38" calcext:value-type="float">
            <text:p>38</text:p>
          </table:table-cell>
          <table:table-cell office:value-type="float" office:value="3518" calcext:value-type="float">
            <text:p>3518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alls (facade)</text:p>
          </table:table-cell>
          <table:table-cell office:value-type="string" calcext:value-type="string">
            <text:p>Bricks/Decoration</text:p>
          </table:table-cell>
          <table:table-cell office:value-type="float" office:value="83" calcext:value-type="float">
            <text:p>83</text:p>
          </table:table-cell>
          <table:table-cell office:value-type="float" office:value="4044" calcext:value-type="float">
            <text:p>4044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alls</text:p>
          </table:table-cell>
          <table:table-cell office:value-type="string" calcext:value-type="string">
            <text:p>Bricks/Decoration</text:p>
          </table:table-cell>
          <table:table-cell office:value-type="float" office:value="28" calcext:value-type="float">
            <text:p>28</text:p>
          </table:table-cell>
          <table:table-cell office:value-type="float" office:value="1364" calcext:value-type="float">
            <text:p>1364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(over apartments)</text:p>
          </table:table-cell>
          <table:table-cell office:value-type="string" calcext:value-type="string">
            <text:p>Tin/Wood</text:p>
          </table:table-cell>
          <table:table-cell office:value-type="float" office:value="202" calcext:value-type="float">
            <text:p>202</text:p>
          </table:table-cell>
          <table:table-cell office:value-type="float" office:value="18699" calcext:value-type="float">
            <text:p>18699</text:p>
          </table:table-cell>
          <table:table-cell office:value-type="float" office:value="517" calcext:value-type="float">
            <text:p>51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(over staircase)</text:p>
          </table:table-cell>
          <table:table-cell office:value-type="string" calcext:value-type="string">
            <text:p>Tin/Wood/Slag</text:p>
          </table:table-cell>
          <table:table-cell office:value-type="float" office:value="38" calcext:value-type="float">
            <text:p>38</text:p>
          </table:table-cell>
          <table:table-cell office:value-type="float" office:value="1851" calcext:value-type="float">
            <text:p>185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der apartments)</text:p>
          </table:table-cell>
          <table:table-cell office:value-type="string" calcext:value-type="string">
            <text:p>Wood/Slag</text:p>
          </table:table-cell>
          <table:table-cell office:value-type="float" office:value="219" calcext:value-type="float">
            <text:p>219</text:p>
          </table:table-cell>
          <table:table-cell office:value-type="float" office:value="20272" calcext:value-type="float">
            <text:p>20272</text:p>
          </table:table-cell>
          <table:table-cell office:value-type="float" office:value="318" calcext:value-type="float">
            <text:p>31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der staircase)</text:p>
          </table:table-cell>
          <table:table-cell office:value-type="string" calcext:value-type="string">
            <text:p>Wood/Slag</text:p>
          </table:table-cell>
          <table:table-cell office:value-type="float" office:value="31" calcext:value-type="float">
            <text:p>31</text:p>
          </table:table-cell>
          <table:table-cell office:value-type="float" office:value="1510" calcext:value-type="float">
            <text:p>1510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54" calcext:value-type="float">
            <text:p>54</text:p>
          </table:table-cell>
          <table:table-cell office:value-type="float" office:value="2631" calcext:value-type="float">
            <text:p>2631</text:p>
          </table:table-cell>
          <table:table-cell office:value-type="float" office:value="22.7" calcext:value-type="float">
            <text:p>22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 (not replaced)</text:p>
          </table:table-cell>
          <table:table-cell office:value-type="string" calcext:value-type="string">
            <text:p>Wood</text:p>
          </table:table-cell>
          <table:table-cell office:value-type="float" office:value="230" calcext:value-type="float">
            <text:p>230</text:p>
          </table:table-cell>
          <table:table-cell office:value-type="float" office:value="21291" calcext:value-type="float">
            <text:p>21291</text:p>
          </table:table-cell>
          <table:table-cell office:value-type="float" office:value="95.8" calcext:value-type="float">
            <text:p>95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52" calcext:value-type="float">
            <text:p>252</text:p>
          </table:table-cell>
          <table:table-cell office:value-type="float" office:value="23327" calcext:value-type="float">
            <text:p>23327</text:p>
          </table:table-cell>
          <table:table-cell office:value-type="float" office:value="157.7" calcext:value-type="float">
            <text:p>157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Wood</text:p>
          </table:table-cell>
          <table:table-cell office:value-type="float" office:value="56" calcext:value-type="float">
            <text:p>56</text:p>
          </table:table-cell>
          <table:table-cell office:value-type="float" office:value="2728" calcext:value-type="float">
            <text:p>272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hop doors</text:p>
          </table:table-cell>
          <table:table-cell office:value-type="string" calcext:value-type="string">
            <text:p>PVC</text:p>
          </table:table-cell>
          <table:table-cell office:value-type="float" office:value="8" calcext:value-type="float">
            <text:p>8</text:p>
          </table:table-cell>
          <table:table-cell office:value-type="float" office:value="741" calcext:value-type="float">
            <text:p>741</text:p>
          </table:table-cell>
          <table:table-cell office:value-type="float" office:value="4.9" calcext:value-type="float">
            <text:p>4.9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702:.D3716])" office:value-type="float" office:value="2608" calcext:value-type="float">
            <text:p>2608</text:p>
          </table:table-cell>
          <table:table-cell table:style-name="ce2" table:formula="of:=SUM([.E3702:.E3716])" office:value-type="float" office:value="228702" calcext:value-type="float">
            <text:p>228702</text:p>
          </table:table-cell>
          <table:table-cell table:style-name="ce2" table:formula="of:=SUM([.F3702:.F3716])" office:value-type="float" office:value="2970.1" calcext:value-type="float">
            <text:p>2970.1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1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1458.9" calcext:value-type="float">
            <text:p>1458.9</text:p>
          </table:table-cell>
          <table:table-cell office:value-type="float" office:value="142155" calcext:value-type="float">
            <text:p>142155</text:p>
          </table:table-cell>
          <table:table-cell office:value-type="float" office:value="1350.8" calcext:value-type="float">
            <text:p>1350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glass blocks)</text:p>
          </table:table-cell>
          <table:table-cell office:value-type="string" calcext:value-type="string">
            <text:p>Wood/Decoration</text:p>
          </table:table-cell>
          <table:table-cell office:value-type="float" office:value="89.2" calcext:value-type="float">
            <text:p>89.2</text:p>
          </table:table-cell>
          <table:table-cell office:value-type="float" office:value="8692" calcext:value-type="float">
            <text:p>8692</text:p>
          </table:table-cell>
          <table:table-cell office:value-type="float" office:value="151.2" calcext:value-type="float">
            <text:p>151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87.7" calcext:value-type="float">
            <text:p>87.7</text:p>
          </table:table-cell>
          <table:table-cell office:value-type="float" office:value="5982" calcext:value-type="float">
            <text:p>5982</text:p>
          </table:table-cell>
          <table:table-cell office:value-type="float" office:value="81.2" calcext:value-type="float">
            <text:p>81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(glass blocks)</text:p>
          </table:table-cell>
          <table:table-cell office:value-type="string" calcext:value-type="string">
            <text:p>Wood/Decoration</text:p>
          </table:table-cell>
          <table:table-cell office:value-type="float" office:value="17.5" calcext:value-type="float">
            <text:p>17.5</text:p>
          </table:table-cell>
          <table:table-cell office:value-type="float" office:value="1194" calcext:value-type="float">
            <text:p>1194</text:p>
          </table:table-cell>
          <table:table-cell office:value-type="float" office:value="29.6" calcext:value-type="float">
            <text:p>29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(over apartments)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509.5" calcext:value-type="float">
            <text:p>509.5</text:p>
          </table:table-cell>
          <table:table-cell office:value-type="float" office:value="49646" calcext:value-type="float">
            <text:p>49646</text:p>
          </table:table-cell>
          <table:table-cell office:value-type="float" office:value="621.3" calcext:value-type="float">
            <text:p>621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(over staircase)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47.2" calcext:value-type="float">
            <text:p>47.2</text:p>
          </table:table-cell>
          <table:table-cell office:value-type="float" office:value="3219" calcext:value-type="float">
            <text:p>3219</text:p>
          </table:table-cell>
          <table:table-cell office:value-type="float" office:value="57.6" calcext:value-type="float">
            <text:p>57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der apartments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335.5" calcext:value-type="float">
            <text:p>335.5</text:p>
          </table:table-cell>
          <table:table-cell office:value-type="float" office:value="32691" calcext:value-type="float">
            <text:p>32691</text:p>
          </table:table-cell>
          <table:table-cell office:value-type="float" office:value="621.3" calcext:value-type="float">
            <text:p>621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d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31.1" calcext:value-type="float">
            <text:p>31.1</text:p>
          </table:table-cell>
          <table:table-cell office:value-type="float" office:value="2121" calcext:value-type="float">
            <text:p>2121</text:p>
          </table:table-cell>
          <table:table-cell office:value-type="float" office:value="57.6" calcext:value-type="float">
            <text:p>57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369.8" calcext:value-type="float">
            <text:p>369.8</text:p>
          </table:table-cell>
          <table:table-cell office:value-type="float" office:value="36033" calcext:value-type="float">
            <text:p>36033</text:p>
          </table:table-cell>
          <table:table-cell office:value-type="float" office:value="231.1" calcext:value-type="float">
            <text:p>231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 (not replaced)</text:p>
          </table:table-cell>
          <table:table-cell office:value-type="string" calcext:value-type="string">
            <text:p>Wood (single glazed)</text:p>
          </table:table-cell>
          <table:table-cell office:value-type="float" office:value="507.1" calcext:value-type="float">
            <text:p>507.1</text:p>
          </table:table-cell>
          <table:table-cell office:value-type="float" office:value="49412" calcext:value-type="float">
            <text:p>49412</text:p>
          </table:table-cell>
          <table:table-cell office:value-type="float" office:value="181.1" calcext:value-type="float">
            <text:p>181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single glazed)</text:p>
          </table:table-cell>
          <table:table-cell office:value-type="float" office:value="116.5" calcext:value-type="float">
            <text:p>116.5</text:p>
          </table:table-cell>
          <table:table-cell office:value-type="float" office:value="7946" calcext:value-type="float">
            <text:p>7946</text:p>
          </table:table-cell>
          <table:table-cell office:value-type="float" office:value="41.6" calcext:value-type="float">
            <text:p>41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31.2" calcext:value-type="float">
            <text:p>31.2</text:p>
          </table:table-cell>
          <table:table-cell office:value-type="float" office:value="2128" calcext:value-type="float">
            <text:p>2128</text:p>
          </table:table-cell>
          <table:table-cell office:value-type="float" office:value="14.2" calcext:value-type="float">
            <text:p>14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52.5" calcext:value-type="float">
            <text:p>52.5</text:p>
          </table:table-cell>
          <table:table-cell office:value-type="float" office:value="3581" calcext:value-type="float">
            <text:p>3581</text:p>
          </table:table-cell>
          <table:table-cell office:value-type="float" office:value="14.2" calcext:value-type="float">
            <text:p>14.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723:.D3735])" office:value-type="float" office:value="3653.7" calcext:value-type="float">
            <text:p>3653.7</text:p>
          </table:table-cell>
          <table:table-cell table:style-name="ce2" table:formula="of:=SUM([.E3723:.E3735])" office:value-type="float" office:value="344800" calcext:value-type="float">
            <text:p>344800</text:p>
          </table:table-cell>
          <table:table-cell table:style-name="ce2" table:formula="of:=SUM([.F3723:.F3735])" office:value-type="float" office:value="3452.8" calcext:value-type="float">
            <text:p>3452.8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1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lay bricks/Decoration</text:p>
          </table:table-cell>
          <table:table-cell office:value-type="float" office:value="604.1" calcext:value-type="float">
            <text:p>604.1</text:p>
          </table:table-cell>
          <table:table-cell office:value-type="float" office:value="52977" calcext:value-type="float">
            <text:p>52977</text:p>
          </table:table-cell>
          <table:table-cell office:value-type="float" office:value="649.6" calcext:value-type="float">
            <text:p>649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lay bricks/Decoration</text:p>
          </table:table-cell>
          <table:table-cell office:value-type="float" office:value="38.8" calcext:value-type="float">
            <text:p>38.8</text:p>
          </table:table-cell>
          <table:table-cell office:value-type="float" office:value="3403" calcext:value-type="float">
            <text:p>3403</text:p>
          </table:table-cell>
          <table:table-cell office:value-type="float" office:value="151.2" calcext:value-type="float">
            <text:p>151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lay bricks/Decoration</text:p>
          </table:table-cell>
          <table:table-cell office:value-type="float" office:value="29.5" calcext:value-type="float">
            <text:p>29.5</text:p>
          </table:table-cell>
          <table:table-cell office:value-type="float" office:value="1437" calcext:value-type="float">
            <text:p>1437</text:p>
          </table:table-cell>
          <table:table-cell office:value-type="float" office:value="43.4" calcext:value-type="float">
            <text:p>43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lay bricks/Decoration</text:p>
          </table:table-cell>
          <table:table-cell office:value-type="float" office:value="15.8" calcext:value-type="float">
            <text:p>15.8</text:p>
          </table:table-cell>
          <table:table-cell office:value-type="float" office:value="770" calcext:value-type="float">
            <text:p>770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over apartments)</text:p>
          </table:table-cell>
          <table:table-cell office:value-type="string" calcext:value-type="string">
            <text:p>Wood/Slag/Expanded clay</text:p>
          </table:table-cell>
          <table:table-cell office:value-type="float" office:value="285.8" calcext:value-type="float">
            <text:p>285.8</text:p>
          </table:table-cell>
          <table:table-cell office:value-type="float" office:value="25064" calcext:value-type="float">
            <text:p>25064</text:p>
          </table:table-cell>
          <table:table-cell office:value-type="float" office:value="376" calcext:value-type="float">
            <text:p>37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over staircase)</text:p>
          </table:table-cell>
          <table:table-cell office:value-type="string" calcext:value-type="string">
            <text:p>Wood/Slag/Expanded clay</text:p>
          </table:table-cell>
          <table:table-cell office:value-type="float" office:value="25" calcext:value-type="float">
            <text:p>25</text:p>
          </table:table-cell>
          <table:table-cell office:value-type="float" office:value="1218" calcext:value-type="float">
            <text:p>1218</text:p>
          </table:table-cell>
          <table:table-cell office:value-type="float" office:value="32.9" calcext:value-type="float">
            <text:p>32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 (under apartments)</text:p>
          </table:table-cell>
          <table:table-cell office:value-type="string" calcext:value-type="string">
            <text:p>Metal/Brickwork</text:p>
          </table:table-cell>
          <table:table-cell office:value-type="float" office:value="203.1" calcext:value-type="float">
            <text:p>203.1</text:p>
          </table:table-cell>
          <table:table-cell office:value-type="float" office:value="17811" calcext:value-type="float">
            <text:p>17811</text:p>
          </table:table-cell>
          <table:table-cell office:value-type="float" office:value="376" calcext:value-type="float">
            <text:p>37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 (under staircase)</text:p>
          </table:table-cell>
          <table:table-cell office:value-type="string" calcext:value-type="string">
            <text:p>Reinforced concrete/Slag/Lime mortar</text:p>
          </table:table-cell>
          <table:table-cell office:value-type="float" office:value="17.8" calcext:value-type="float">
            <text:p>17.8</text:p>
          </table:table-cell>
          <table:table-cell office:value-type="float" office:value="867" calcext:value-type="float">
            <text:p>867</text:p>
          </table:table-cell>
          <table:table-cell office:value-type="float" office:value="32.9" calcext:value-type="float">
            <text:p>32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 (not replaced)</text:p>
          </table:table-cell>
          <table:table-cell office:value-type="string" calcext:value-type="string">
            <text:p>Wood</text:p>
          </table:table-cell>
          <table:table-cell office:value-type="float" office:value="110.9" calcext:value-type="float">
            <text:p>110.9</text:p>
          </table:table-cell>
          <table:table-cell office:value-type="float" office:value="9725" calcext:value-type="float">
            <text:p>9725</text:p>
          </table:table-cell>
          <table:table-cell office:value-type="float" office:value="48.2" calcext:value-type="float">
            <text:p>48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Double glazed</text:p>
          </table:table-cell>
          <table:table-cell office:value-type="float" office:value="127.7" calcext:value-type="float">
            <text:p>127.7</text:p>
          </table:table-cell>
          <table:table-cell office:value-type="float" office:value="11199" calcext:value-type="float">
            <text:p>11199</text:p>
          </table:table-cell>
          <table:table-cell office:value-type="float" office:value="75.1" calcext:value-type="float">
            <text:p>75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staircase windows</text:p>
          </table:table-cell>
          <table:table-cell office:value-type="string" calcext:value-type="string">
            <text:p>Wood</text:p>
          </table:table-cell>
          <table:table-cell office:value-type="float" office:value="14.5" calcext:value-type="float">
            <text:p>14.5</text:p>
          </table:table-cell>
          <table:table-cell office:value-type="float" office:value="706" calcext:value-type="float">
            <text:p>706</text:p>
          </table:table-cell>
          <table:table-cell office:value-type="float" office:value="6.3" calcext:value-type="float">
            <text:p>6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staircase windows/doors</text:p>
          </table:table-cell>
          <table:table-cell office:value-type="string" calcext:value-type="string">
            <text:p>Double glazed</text:p>
          </table:table-cell>
          <table:table-cell office:value-type="float" office:value="5.1" calcext:value-type="float">
            <text:p>5.1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doors</text:p>
          </table:table-cell>
          <table:table-cell office:value-type="string" calcext:value-type="string">
            <text:p>Wood</text:p>
          </table:table-cell>
          <table:table-cell office:value-type="float" office:value="9" calcext:value-type="float">
            <text:p>9</text:p>
          </table:table-cell>
          <table:table-cell office:value-type="float" office:value="789" calcext:value-type="float">
            <text:p>78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6.6" calcext:value-type="float">
            <text:p>6.6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742:.D3755])" office:value-type="float" office:value="1493.7" calcext:value-type="float">
            <text:p>1493.7</text:p>
          </table:table-cell>
          <table:table-cell table:style-name="ce2" table:formula="of:=SUM([.E3742:.E3755])" office:value-type="float" office:value="126536" calcext:value-type="float">
            <text:p>126536</text:p>
          </table:table-cell>
          <table:table-cell table:style-name="ce2" table:formula="of:=SUM([.F3742:.F3755])" office:value-type="float" office:value="1817.6" calcext:value-type="float">
            <text:p>1817.6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1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1055" calcext:value-type="float">
            <text:p>1055</text:p>
          </table:table-cell>
          <table:table-cell office:value-type="float" office:value="97659" calcext:value-type="float">
            <text:p>97659</text:p>
          </table:table-cell>
          <table:table-cell office:value-type="float" office:value="857.5" calcext:value-type="float">
            <text:p>857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</text:p>
          </table:table-cell>
          <table:table-cell office:value-type="float" office:value="389" calcext:value-type="float">
            <text:p>389</text:p>
          </table:table-cell>
          <table:table-cell office:value-type="float" office:value="36009" calcext:value-type="float">
            <text:p>36009</text:p>
          </table:table-cell>
          <table:table-cell office:value-type="float" office:value="316.1" calcext:value-type="float">
            <text:p>316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60" calcext:value-type="float">
            <text:p>60</text:p>
          </table:table-cell>
          <table:table-cell office:value-type="float" office:value="4092" calcext:value-type="float">
            <text:p>4092</text:p>
          </table:table-cell>
          <table:table-cell office:value-type="float" office:value="48.4" calcext:value-type="float">
            <text:p>48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over apartments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363" calcext:value-type="float">
            <text:p>363</text:p>
          </table:table-cell>
          <table:table-cell office:value-type="float" office:value="33602" calcext:value-type="float">
            <text:p>33602</text:p>
          </table:table-cell>
          <table:table-cell office:value-type="float" office:value="394.2" calcext:value-type="float">
            <text:p>394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0" calcext:value-type="float">
            <text:p>20</text:p>
          </table:table-cell>
          <table:table-cell office:value-type="float" office:value="1364" calcext:value-type="float">
            <text:p>1364</text:p>
          </table:table-cell>
          <table:table-cell office:value-type="float" office:value="21.3" calcext:value-type="float">
            <text:p>21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 (under apartments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04" calcext:value-type="float">
            <text:p>304</text:p>
          </table:table-cell>
          <table:table-cell office:value-type="float" office:value="28141" calcext:value-type="float">
            <text:p>28141</text:p>
          </table:table-cell>
          <table:table-cell office:value-type="float" office:value="394.2" calcext:value-type="float">
            <text:p>394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 (under staircase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16" calcext:value-type="float">
            <text:p>16</text:p>
          </table:table-cell>
          <table:table-cell office:value-type="float" office:value="1091" calcext:value-type="float">
            <text:p>1091</text:p>
          </table:table-cell>
          <table:table-cell office:value-type="float" office:value="21.3" calcext:value-type="float">
            <text:p>21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39" calcext:value-type="float">
            <text:p>39</text:p>
          </table:table-cell>
          <table:table-cell office:value-type="float" office:value="2660" calcext:value-type="float">
            <text:p>2660</text:p>
          </table:table-cell>
          <table:table-cell office:value-type="float" office:value="16.1" calcext:value-type="float">
            <text:p>16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 (not replaced)</text:p>
          </table:table-cell>
          <table:table-cell office:value-type="string" calcext:value-type="string">
            <text:p>Wood</text:p>
          </table:table-cell>
          <table:table-cell office:value-type="float" office:value="240" calcext:value-type="float">
            <text:p>240</text:p>
          </table:table-cell>
          <table:table-cell office:value-type="float" office:value="22216" calcext:value-type="float">
            <text:p>22216</text:p>
          </table:table-cell>
          <table:table-cell office:value-type="float" office:value="99.9" calcext:value-type="float">
            <text:p>99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36" calcext:value-type="float">
            <text:p>236</text:p>
          </table:table-cell>
          <table:table-cell office:value-type="float" office:value="16099" calcext:value-type="float">
            <text:p>16099</text:p>
          </table:table-cell>
          <table:table-cell office:value-type="float" office:value="147.5" calcext:value-type="float">
            <text:p>147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43" calcext:value-type="float">
            <text:p>43</text:p>
          </table:table-cell>
          <table:table-cell office:value-type="float" office:value="2933" calcext:value-type="float">
            <text:p>2933</text:p>
          </table:table-cell>
          <table:table-cell office:value-type="float" office:value="11.7" calcext:value-type="float">
            <text:p>11.7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762:.D3772])" office:value-type="float" office:value="2765" calcext:value-type="float">
            <text:p>2765</text:p>
          </table:table-cell>
          <table:table-cell table:style-name="ce2" table:formula="of:=SUM([.E3762:.E3772])" office:value-type="float" office:value="245866" calcext:value-type="float">
            <text:p>245866</text:p>
          </table:table-cell>
          <table:table-cell table:style-name="ce2" table:formula="of:=SUM([.F3762:.F3772])" office:value-type="float" office:value="2328.2" calcext:value-type="float">
            <text:p>2328.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1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Bricks/Decoration</text:p>
          </table:table-cell>
          <table:table-cell office:value-type="float" office:value="615" calcext:value-type="float">
            <text:p>615</text:p>
          </table:table-cell>
          <table:table-cell office:value-type="float" office:value="53933" calcext:value-type="float">
            <text:p>53933</text:p>
          </table:table-cell>
          <table:table-cell office:value-type="float" office:value="496" calcext:value-type="float">
            <text:p>49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Bricks</text:p>
          </table:table-cell>
          <table:table-cell office:value-type="float" office:value="243" calcext:value-type="float">
            <text:p>243</text:p>
          </table:table-cell>
          <table:table-cell office:value-type="float" office:value="21310" calcext:value-type="float">
            <text:p>21310</text:p>
          </table:table-cell>
          <table:table-cell office:value-type="float" office:value="193" calcext:value-type="float">
            <text:p>19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Bricks</text:p>
          </table:table-cell>
          <table:table-cell office:value-type="float" office:value="35" calcext:value-type="float">
            <text:p>35</text:p>
          </table:table-cell>
          <table:table-cell office:value-type="float" office:value="3069" calcext:value-type="float">
            <text:p>3069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ssage walls</text:p>
          </table:table-cell>
          <table:table-cell office:value-type="string" calcext:value-type="string">
            <text:p>Bricks</text:p>
          </table:table-cell>
          <table:table-cell office:value-type="float" office:value="16" calcext:value-type="float">
            <text:p>16</text:p>
          </table:table-cell>
          <table:table-cell office:value-type="float" office:value="1403" calcext:value-type="float">
            <text:p>140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ssage ceiling</text:p>
          </table:table-cell>
          <table:table-cell office:value-type="string" calcext:value-type="string">
            <text:p>Reinforced concrete</text:p>
          </table:table-cell>
          <table:table-cell office:value-type="float" office:value="53" calcext:value-type="float">
            <text:p>53</text:p>
          </table:table-cell>
          <table:table-cell office:value-type="float" office:value="4648" calcext:value-type="float">
            <text:p>4648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Bricks/Decoration</text:p>
          </table:table-cell>
          <table:table-cell office:value-type="float" office:value="40" calcext:value-type="float">
            <text:p>40</text:p>
          </table:table-cell>
          <table:table-cell office:value-type="float" office:value="2728" calcext:value-type="float">
            <text:p>2728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lag</text:p>
          </table:table-cell>
          <table:table-cell office:value-type="float" office:value="247" calcext:value-type="float">
            <text:p>247</text:p>
          </table:table-cell>
          <table:table-cell office:value-type="float" office:value="21661" calcext:value-type="float">
            <text:p>21661</text:p>
          </table:table-cell>
          <table:table-cell office:value-type="float" office:value="263" calcext:value-type="float">
            <text:p>26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</text:p>
          </table:table-cell>
          <table:table-cell office:value-type="float" office:value="31" calcext:value-type="float">
            <text:p>31</text:p>
          </table:table-cell>
          <table:table-cell office:value-type="float" office:value="2114" calcext:value-type="float">
            <text:p>2114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(insulated, under apartments)</text:p>
          </table:table-cell>
          <table:table-cell office:value-type="string" calcext:value-type="string">
            <text:p>Bricks</text:p>
          </table:table-cell>
          <table:table-cell office:value-type="float" office:value="81" calcext:value-type="float">
            <text:p>81</text:p>
          </table:table-cell>
          <table:table-cell office:value-type="float" office:value="7103" calcext:value-type="float">
            <text:p>7103</text:p>
          </table:table-cell>
          <table:table-cell office:value-type="float" office:value="142" calcext:value-type="float">
            <text:p>14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(insulated, under staircase)</text:p>
          </table:table-cell>
          <table:table-cell office:value-type="string" calcext:value-type="string">
            <text:p>Bricks</text:p>
          </table:table-cell>
          <table:table-cell office:value-type="float" office:value="58" calcext:value-type="float">
            <text:p>58</text:p>
          </table:table-cell>
          <table:table-cell office:value-type="float" office:value="3956" calcext:value-type="float">
            <text:p>3956</text:p>
          </table:table-cell>
          <table:table-cell office:value-type="float" office:value="101" calcext:value-type="float">
            <text:p>10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29" calcext:value-type="float">
            <text:p>29</text:p>
          </table:table-cell>
          <table:table-cell office:value-type="float" office:value="1978" calcext:value-type="float">
            <text:p>1978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 (not replaced)</text:p>
          </table:table-cell>
          <table:table-cell office:value-type="string" calcext:value-type="string">
            <text:p>Wood</text:p>
          </table:table-cell>
          <table:table-cell office:value-type="float" office:value="115" calcext:value-type="float">
            <text:p>115</text:p>
          </table:table-cell>
          <table:table-cell office:value-type="float" office:value="10085" calcext:value-type="float">
            <text:p>10085</text:p>
          </table:table-cell>
          <table:table-cell office:value-type="float" office:value="119" calcext:value-type="float">
            <text:p>11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90" calcext:value-type="float">
            <text:p>190</text:p>
          </table:table-cell>
          <table:table-cell office:value-type="float" office:value="16662" calcext:value-type="float">
            <text:p>1666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</text:p>
          </table:table-cell>
          <table:table-cell office:value-type="string" calcext:value-type="string">
            <text:p>Wood</text:p>
          </table:table-cell>
          <table:table-cell office:value-type="float" office:value="14" calcext:value-type="float">
            <text:p>14</text:p>
          </table:table-cell>
          <table:table-cell office:value-type="float" office:value="955" calcext:value-type="float">
            <text:p>95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</text:p>
          </table:table-cell>
          <table:table-cell office:value-type="string" calcext:value-type="string">
            <text:p>Metal</text:p>
          </table:table-cell>
          <table:table-cell office:value-type="float" office:value="6" calcext:value-type="float">
            <text:p>6</text:p>
          </table:table-cell>
          <table:table-cell office:value-type="float" office:value="409" calcext:value-type="float">
            <text:p>409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779:.D3793])" office:value-type="float" office:value="1773" calcext:value-type="float">
            <text:p>1773</text:p>
          </table:table-cell>
          <table:table-cell table:style-name="ce2" table:formula="of:=SUM([.E3779:.E3793])" office:value-type="float" office:value="152014" calcext:value-type="float">
            <text:p>152014</text:p>
          </table:table-cell>
          <table:table-cell table:style-name="ce2" table:formula="of:=SUM([.F3779:.F3793])" office:value-type="float" office:value="1548" calcext:value-type="float">
            <text:p>1548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1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Clay bricks (perforated)/Decoration</text:p>
          </table:table-cell>
          <table:table-cell office:value-type="float" office:value="545.5" calcext:value-type="float">
            <text:p>545.5</text:p>
          </table:table-cell>
          <table:table-cell office:value-type="float" office:value="50496" calcext:value-type="float">
            <text:p>50496</text:p>
          </table:table-cell>
          <table:table-cell office:value-type="float" office:value="568.2" calcext:value-type="float">
            <text:p>568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Autoclaved aerated concrete/Decoration</text:p>
          </table:table-cell>
          <table:table-cell office:value-type="float" office:value="768.3" calcext:value-type="float">
            <text:p>768.3</text:p>
          </table:table-cell>
          <table:table-cell office:value-type="float" office:value="71120" calcext:value-type="float">
            <text:p>71120</text:p>
          </table:table-cell>
          <table:table-cell office:value-type="float" office:value="817.3" calcext:value-type="float">
            <text:p>817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Wood/Decoration</text:p>
          </table:table-cell>
          <table:table-cell office:value-type="float" office:value="107.4" calcext:value-type="float">
            <text:p>107.4</text:p>
          </table:table-cell>
          <table:table-cell office:value-type="float" office:value="9942" calcext:value-type="float">
            <text:p>9942</text:p>
          </table:table-cell>
          <table:table-cell office:value-type="float" office:value="185.1" calcext:value-type="float">
            <text:p>185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s (perforated)</text:p>
          </table:table-cell>
          <table:table-cell office:value-type="float" office:value="190.4" calcext:value-type="float">
            <text:p>190.4</text:p>
          </table:table-cell>
          <table:table-cell office:value-type="float" office:value="12987" calcext:value-type="float">
            <text:p>12987</text:p>
          </table:table-cell>
          <table:table-cell office:value-type="float" office:value="156.1" calcext:value-type="float">
            <text:p>156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Autoclaved aerated concrete/Decoration</text:p>
          </table:table-cell>
          <table:table-cell office:value-type="float" office:value="82.5" calcext:value-type="float">
            <text:p>82.5</text:p>
          </table:table-cell>
          <table:table-cell office:value-type="float" office:value="5627" calcext:value-type="float">
            <text:p>5627</text:p>
          </table:table-cell>
          <table:table-cell office:value-type="float" office:value="87.8" calcext:value-type="float">
            <text:p>87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(technical floor, over apartments)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686.1" calcext:value-type="float">
            <text:p>686.1</text:p>
          </table:table-cell>
          <table:table-cell office:value-type="float" office:value="63511" calcext:value-type="float">
            <text:p>63511</text:p>
          </table:table-cell>
          <table:table-cell office:value-type="float" office:value="753.9" calcext:value-type="float">
            <text:p>753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(technical floor, over staircase)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53.3" calcext:value-type="float">
            <text:p>53.3</text:p>
          </table:table-cell>
          <table:table-cell office:value-type="float" office:value="3635" calcext:value-type="float">
            <text:p>3635</text:p>
          </table:table-cell>
          <table:table-cell office:value-type="float" office:value="58.6" calcext:value-type="float">
            <text:p>58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over staircase)</text:p>
          </table:table-cell>
          <table:table-cell office:value-type="string" calcext:value-type="string">
            <text:p>Hollow-core reinforced concrete</text:p>
          </table:table-cell>
          <table:table-cell office:value-type="float" office:value="28.8" calcext:value-type="float">
            <text:p>28.8</text:p>
          </table:table-cell>
          <table:table-cell office:value-type="float" office:value="1964" calcext:value-type="float">
            <text:p>1964</text:p>
          </table:table-cell>
          <table:table-cell office:value-type="float" office:value="13.8" calcext:value-type="float">
            <text:p>13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der apartments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414.7" calcext:value-type="float">
            <text:p>414.7</text:p>
          </table:table-cell>
          <table:table-cell office:value-type="float" office:value="38388" calcext:value-type="float">
            <text:p>38388</text:p>
          </table:table-cell>
          <table:table-cell office:value-type="float" office:value="753.9" calcext:value-type="float">
            <text:p>753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d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32.2" calcext:value-type="float">
            <text:p>32.2</text:p>
          </table:table-cell>
          <table:table-cell office:value-type="float" office:value="2196" calcext:value-type="float">
            <text:p>2196</text:p>
          </table:table-cell>
          <table:table-cell office:value-type="float" office:value="58.6" calcext:value-type="float">
            <text:p>58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Double glazed</text:p>
          </table:table-cell>
          <table:table-cell office:value-type="float" office:value="713.6" calcext:value-type="float">
            <text:p>713.6</text:p>
          </table:table-cell>
          <table:table-cell office:value-type="float" office:value="66057" calcext:value-type="float">
            <text:p>66057</text:p>
          </table:table-cell>
          <table:table-cell office:value-type="float" office:value="446" calcext:value-type="float">
            <text:p>44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 (not replaced)</text:p>
          </table:table-cell>
          <table:table-cell office:value-type="string" calcext:value-type="string">
            <text:p>Wood</text:p>
          </table:table-cell>
          <table:table-cell office:value-type="float" office:value="201.6" calcext:value-type="float">
            <text:p>201.6</text:p>
          </table:table-cell>
          <table:table-cell office:value-type="float" office:value="18662" calcext:value-type="float">
            <text:p>18662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staircase windows</text:p>
          </table:table-cell>
          <table:table-cell office:value-type="string" calcext:value-type="string">
            <text:p>Double glazed</text:p>
          </table:table-cell>
          <table:table-cell office:value-type="float" office:value="76.8" calcext:value-type="float">
            <text:p>76.8</text:p>
          </table:table-cell>
          <table:table-cell office:value-type="float" office:value="5238" calcext:value-type="float">
            <text:p>5238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25.2" calcext:value-type="float">
            <text:p>25.2</text:p>
          </table:table-cell>
          <table:table-cell office:value-type="float" office:value="1719" calcext:value-type="float">
            <text:p>1719</text:p>
          </table:table-cell>
          <table:table-cell office:value-type="float" office:value="12.6" calcext:value-type="float">
            <text:p>12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77.5" calcext:value-type="float">
            <text:p>77.5</text:p>
          </table:table-cell>
          <table:table-cell office:value-type="float" office:value="5286" calcext:value-type="float">
            <text:p>5286</text:p>
          </table:table-cell>
          <table:table-cell office:value-type="float" office:value="20.4" calcext:value-type="float">
            <text:p>20.4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800:.D3814])" office:value-type="float" office:value="4003.9" calcext:value-type="float">
            <text:p>4003.9</text:p>
          </table:table-cell>
          <table:table-cell table:style-name="ce2" table:formula="of:=SUM([.E3800:.E3814])" office:value-type="float" office:value="356828" calcext:value-type="float">
            <text:p>356828</text:p>
          </table:table-cell>
          <table:table-cell table:style-name="ce2" table:formula="of:=SUM([.F3800:.F3814])" office:value-type="float" office:value="4064.3" calcext:value-type="float">
            <text:p>4064.3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1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3033" calcext:value-type="float">
            <text:p>3033</text:p>
          </table:table-cell>
          <table:table-cell office:value-type="float" office:value="280759" calcext:value-type="float">
            <text:p>280759</text:p>
          </table:table-cell>
          <table:table-cell office:value-type="float" office:value="2660.7" calcext:value-type="float">
            <text:p>2660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, insulated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242" calcext:value-type="float">
            <text:p>242</text:p>
          </table:table-cell>
          <table:table-cell office:value-type="float" office:value="22401" calcext:value-type="float">
            <text:p>22401</text:p>
          </table:table-cell>
          <table:table-cell office:value-type="float" office:value="475" calcext:value-type="float">
            <text:p>47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449" calcext:value-type="float">
            <text:p>449</text:p>
          </table:table-cell>
          <table:table-cell office:value-type="float" office:value="35000" calcext:value-type="float">
            <text:p>35000</text:p>
          </table:table-cell>
          <table:table-cell office:value-type="float" office:value="393.7" calcext:value-type="float">
            <text:p>393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trance room wall (west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21" calcext:value-type="float">
            <text:p>21</text:p>
          </table:table-cell>
          <table:table-cell office:value-type="float" office:value="1637" calcext:value-type="float">
            <text:p>1637</text:p>
          </table:table-cell>
          <table:table-cell office:value-type="float" office:value="22.8" calcext:value-type="float">
            <text:p>22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ntrance room (east)</text:p>
          </table:table-cell>
          <table:table-cell office:value-type="string" calcext:value-type="string">
            <text:p>Wood</text:p>
          </table:table-cell>
          <table:table-cell office:value-type="float" office:value="25" calcext:value-type="float">
            <text:p>25</text:p>
          </table:table-cell>
          <table:table-cell office:value-type="float" office:value="1949" calcext:value-type="float">
            <text:p>1949</text:p>
          </table:table-cell>
          <table:table-cell office:value-type="float" office:value="20.5" calcext:value-type="float">
            <text:p>20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apartments)</text:p>
          </table:table-cell>
          <table:table-cell office:value-type="string" calcext:value-type="string">
            <text:p>Hollow-core reinforced concrete/Autoclaved aerated concrete/Expanded clay/Wood wool</text:p>
          </table:table-cell>
          <table:table-cell office:value-type="float" office:value="609" calcext:value-type="float">
            <text:p>609</text:p>
          </table:table-cell>
          <table:table-cell office:value-type="float" office:value="56374" calcext:value-type="float">
            <text:p>56374</text:p>
          </table:table-cell>
          <table:table-cell office:value-type="float" office:value="668.8" calcext:value-type="float">
            <text:p>668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Hollow-core reinforced concrete</text:p>
          </table:table-cell>
          <table:table-cell office:value-type="float" office:value="146" calcext:value-type="float">
            <text:p>146</text:p>
          </table:table-cell>
          <table:table-cell office:value-type="float" office:value="11381" calcext:value-type="float">
            <text:p>11381</text:p>
          </table:table-cell>
          <table:table-cell office:value-type="float" office:value="67.8" calcext:value-type="float">
            <text:p>67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der apartments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478" calcext:value-type="float">
            <text:p>478</text:p>
          </table:table-cell>
          <table:table-cell office:value-type="float" office:value="44248" calcext:value-type="float">
            <text:p>44248</text:p>
          </table:table-cell>
          <table:table-cell office:value-type="float" office:value="673.5" calcext:value-type="float">
            <text:p>673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 (under staircase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45" calcext:value-type="float">
            <text:p>45</text:p>
          </table:table-cell>
          <table:table-cell office:value-type="float" office:value="3508" calcext:value-type="float">
            <text:p>3508</text:p>
          </table:table-cell>
          <table:table-cell office:value-type="float" office:value="63.1" calcext:value-type="float">
            <text:p>63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96" calcext:value-type="float">
            <text:p>96</text:p>
          </table:table-cell>
          <table:table-cell office:value-type="float" office:value="7483" calcext:value-type="float">
            <text:p>7483</text:p>
          </table:table-cell>
          <table:table-cell office:value-type="float" office:value="53.3" calcext:value-type="float">
            <text:p>53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 (not replaced)</text:p>
          </table:table-cell>
          <table:table-cell office:value-type="string" calcext:value-type="string">
            <text:p>Wood</text:p>
          </table:table-cell>
          <table:table-cell office:value-type="float" office:value="683" calcext:value-type="float">
            <text:p>683</text:p>
          </table:table-cell>
          <table:table-cell office:value-type="float" office:value="63224" calcext:value-type="float">
            <text:p>63224</text:p>
          </table:table-cell>
          <table:table-cell office:value-type="float" office:value="284.5" calcext:value-type="float">
            <text:p>284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966" calcext:value-type="float">
            <text:p>966</text:p>
          </table:table-cell>
          <table:table-cell office:value-type="float" office:value="89421" calcext:value-type="float">
            <text:p>89421</text:p>
          </table:table-cell>
          <table:table-cell office:value-type="float" office:value="536.9" calcext:value-type="float">
            <text:p>536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doors</text:p>
          </table:table-cell>
          <table:table-cell office:value-type="string" calcext:value-type="string">
            <text:p>Wood</text:p>
          </table:table-cell>
          <table:table-cell office:value-type="float" office:value="21" calcext:value-type="float">
            <text:p>21</text:p>
          </table:table-cell>
          <table:table-cell office:value-type="float" office:value="1637" calcext:value-type="float">
            <text:p>1637</text:p>
          </table:table-cell>
          <table:table-cell office:value-type="float" office:value="9.4" calcext:value-type="float">
            <text:p>9.4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821:.D3833])" office:value-type="float" office:value="6814" calcext:value-type="float">
            <text:p>6814</text:p>
          </table:table-cell>
          <table:table-cell table:style-name="ce2" table:formula="of:=SUM([.E3821:.E3833])" office:value-type="float" office:value="619022" calcext:value-type="float">
            <text:p>619022</text:p>
          </table:table-cell>
          <table:table-cell table:style-name="ce2" table:formula="of:=SUM([.F3821:.F3833])" office:value-type="float" office:value="5930" calcext:value-type="float">
            <text:p>5930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1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121.34" calcext:value-type="float">
            <text:p>121.34</text:p>
          </table:table-cell>
          <table:table-cell office:value-type="float" office:value="10641" calcext:value-type="float">
            <text:p>10641</text:p>
          </table:table-cell>
          <table:table-cell office:value-type="float" office:value="134.82" calcext:value-type="float">
            <text:p>134.8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</text:p>
          </table:table-cell>
          <table:table-cell office:value-type="float" office:value="97.79" calcext:value-type="float">
            <text:p>97.79</text:p>
          </table:table-cell>
          <table:table-cell office:value-type="float" office:value="8576" calcext:value-type="float">
            <text:p>8576</text:p>
          </table:table-cell>
          <table:table-cell office:value-type="float" office:value="108.66" calcext:value-type="float">
            <text:p>108.6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Concrete</text:p>
          </table:table-cell>
          <table:table-cell office:value-type="float" office:value="37.72" calcext:value-type="float">
            <text:p>37.72</text:p>
          </table:table-cell>
          <table:table-cell office:value-type="float" office:value="3308" calcext:value-type="float">
            <text:p>3308</text:p>
          </table:table-cell>
          <table:table-cell office:value-type="float" office:value="33.68" calcext:value-type="float">
            <text:p>33.6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92.88" calcext:value-type="float">
            <text:p>92.88</text:p>
          </table:table-cell>
          <table:table-cell office:value-type="float" office:value="8145" calcext:value-type="float">
            <text:p>8145</text:p>
          </table:table-cell>
          <table:table-cell office:value-type="float" office:value="116.1" calcext:value-type="float">
            <text:p>116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45.8" calcext:value-type="float">
            <text:p>45.8</text:p>
          </table:table-cell>
          <table:table-cell office:value-type="float" office:value="2678" calcext:value-type="float">
            <text:p>2678</text:p>
          </table:table-cell>
          <table:table-cell office:value-type="float" office:value="57.98" calcext:value-type="float">
            <text:p>57.9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Concrete/Expanded clay</text:p>
          </table:table-cell>
          <table:table-cell office:value-type="float" office:value="25.2" calcext:value-type="float">
            <text:p>25.2</text:p>
          </table:table-cell>
          <table:table-cell office:value-type="float" office:value="1596" calcext:value-type="float">
            <text:p>1596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8.06" calcext:value-type="float">
            <text:p>8.06</text:p>
          </table:table-cell>
          <table:table-cell office:value-type="float" office:value="236" calcext:value-type="float">
            <text:p>236</text:p>
          </table:table-cell>
          <table:table-cell office:value-type="float" office:value="2.88" calcext:value-type="float">
            <text:p>2.8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61.92" calcext:value-type="float">
            <text:p>61.92</text:p>
          </table:table-cell>
          <table:table-cell office:value-type="float" office:value="5430" calcext:value-type="float">
            <text:p>5430</text:p>
          </table:table-cell>
          <table:table-cell office:value-type="float" office:value="25.8" calcext:value-type="float">
            <text:p>25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33.54" calcext:value-type="float">
            <text:p>33.54</text:p>
          </table:table-cell>
          <table:table-cell office:value-type="float" office:value="2941" calcext:value-type="float">
            <text:p>2941</text:p>
          </table:table-cell>
          <table:table-cell office:value-type="float" office:value="25.8" calcext:value-type="float">
            <text:p>25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9.8" calcext:value-type="float">
            <text:p>9.8</text:p>
          </table:table-cell>
          <table:table-cell office:value-type="float" office:value="286" calcext:value-type="float">
            <text:p>286</text:p>
          </table:table-cell>
          <table:table-cell office:value-type="float" office:value="3.5" calcext:value-type="float">
            <text:p>3.5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840:.D3849])" office:value-type="float" office:value="534.05" calcext:value-type="float">
            <text:p>534.05</text:p>
          </table:table-cell>
          <table:table-cell table:style-name="ce2" table:formula="of:=SUM([.E3840:.E3849])" office:value-type="float" office:value="43837" calcext:value-type="float">
            <text:p>43837</text:p>
          </table:table-cell>
          <table:table-cell table:style-name="ce2" table:formula="of:=SUM([.F3840:.F3849])" office:value-type="float" office:value="572.22" calcext:value-type="float">
            <text:p>572.2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2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122.17" calcext:value-type="float">
            <text:p>122.17</text:p>
          </table:table-cell>
          <table:table-cell office:value-type="float" office:value="10714" calcext:value-type="float">
            <text:p>10714</text:p>
          </table:table-cell>
          <table:table-cell office:value-type="float" office:value="135.74" calcext:value-type="float">
            <text:p>135.7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</text:p>
          </table:table-cell>
          <table:table-cell office:value-type="float" office:value="98.32" calcext:value-type="float">
            <text:p>98.32</text:p>
          </table:table-cell>
          <table:table-cell office:value-type="float" office:value="8622" calcext:value-type="float">
            <text:p>8622</text:p>
          </table:table-cell>
          <table:table-cell office:value-type="float" office:value="109.24" calcext:value-type="float">
            <text:p>109.2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Concrete</text:p>
          </table:table-cell>
          <table:table-cell office:value-type="float" office:value="38.75" calcext:value-type="float">
            <text:p>38.75</text:p>
          </table:table-cell>
          <table:table-cell office:value-type="float" office:value="3398" calcext:value-type="float">
            <text:p>3398</text:p>
          </table:table-cell>
          <table:table-cell office:value-type="float" office:value="34.6" calcext:value-type="float">
            <text:p>34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95.37" calcext:value-type="float">
            <text:p>95.37</text:p>
          </table:table-cell>
          <table:table-cell office:value-type="float" office:value="8364" calcext:value-type="float">
            <text:p>8364</text:p>
          </table:table-cell>
          <table:table-cell office:value-type="float" office:value="119.21" calcext:value-type="float">
            <text:p>119.2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45.91" calcext:value-type="float">
            <text:p>45.91</text:p>
          </table:table-cell>
          <table:table-cell office:value-type="float" office:value="2684" calcext:value-type="float">
            <text:p>2684</text:p>
          </table:table-cell>
          <table:table-cell office:value-type="float" office:value="58.11" calcext:value-type="float">
            <text:p>58.1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Concrete/Expanded clay</text:p>
          </table:table-cell>
          <table:table-cell office:value-type="float" office:value="25.2" calcext:value-type="float">
            <text:p>25.2</text:p>
          </table:table-cell>
          <table:table-cell office:value-type="float" office:value="1596" calcext:value-type="float">
            <text:p>1596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8.06" calcext:value-type="float">
            <text:p>8.06</text:p>
          </table:table-cell>
          <table:table-cell office:value-type="float" office:value="236" calcext:value-type="float">
            <text:p>236</text:p>
          </table:table-cell>
          <table:table-cell office:value-type="float" office:value="2.88" calcext:value-type="float">
            <text:p>2.8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54.86" calcext:value-type="float">
            <text:p>54.86</text:p>
          </table:table-cell>
          <table:table-cell office:value-type="float" office:value="4811" calcext:value-type="float">
            <text:p>4811</text:p>
          </table:table-cell>
          <table:table-cell office:value-type="float" office:value="22.86" calcext:value-type="float">
            <text:p>22.8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37.36" calcext:value-type="float">
            <text:p>37.36</text:p>
          </table:table-cell>
          <table:table-cell office:value-type="float" office:value="3276" calcext:value-type="float">
            <text:p>3276</text:p>
          </table:table-cell>
          <table:table-cell office:value-type="float" office:value="28.74" calcext:value-type="float">
            <text:p>28.7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9.8" calcext:value-type="float">
            <text:p>9.8</text:p>
          </table:table-cell>
          <table:table-cell office:value-type="float" office:value="286" calcext:value-type="float">
            <text:p>286</text:p>
          </table:table-cell>
          <table:table-cell office:value-type="float" office:value="3.5" calcext:value-type="float">
            <text:p>3.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856:.D3865])" office:value-type="float" office:value="535.8" calcext:value-type="float">
            <text:p>535.8</text:p>
          </table:table-cell>
          <table:table-cell table:style-name="ce2" table:formula="of:=SUM([.E3856:.E3865])" office:value-type="float" office:value="43987" calcext:value-type="float">
            <text:p>43987</text:p>
          </table:table-cell>
          <table:table-cell table:style-name="ce2" table:formula="of:=SUM([.F3856:.F3865])" office:value-type="float" office:value="577.88" calcext:value-type="float">
            <text:p>577.88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2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122.38" calcext:value-type="float">
            <text:p>122.38</text:p>
          </table:table-cell>
          <table:table-cell office:value-type="float" office:value="10732" calcext:value-type="float">
            <text:p>10732</text:p>
          </table:table-cell>
          <table:table-cell office:value-type="float" office:value="135.98" calcext:value-type="float">
            <text:p>135.9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</text:p>
          </table:table-cell>
          <table:table-cell office:value-type="float" office:value="97.97" calcext:value-type="float">
            <text:p>97.97</text:p>
          </table:table-cell>
          <table:table-cell office:value-type="float" office:value="8592" calcext:value-type="float">
            <text:p>8592</text:p>
          </table:table-cell>
          <table:table-cell office:value-type="float" office:value="108.86" calcext:value-type="float">
            <text:p>108.8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Concrete</text:p>
          </table:table-cell>
          <table:table-cell office:value-type="float" office:value="38.74" calcext:value-type="float">
            <text:p>38.74</text:p>
          </table:table-cell>
          <table:table-cell office:value-type="float" office:value="3397" calcext:value-type="float">
            <text:p>3397</text:p>
          </table:table-cell>
          <table:table-cell office:value-type="float" office:value="34.59" calcext:value-type="float">
            <text:p>34.5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88.7" calcext:value-type="float">
            <text:p>88.7</text:p>
          </table:table-cell>
          <table:table-cell office:value-type="float" office:value="7779" calcext:value-type="float">
            <text:p>7779</text:p>
          </table:table-cell>
          <table:table-cell office:value-type="float" office:value="110.88" calcext:value-type="float">
            <text:p>110.8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45.46" calcext:value-type="float">
            <text:p>45.46</text:p>
          </table:table-cell>
          <table:table-cell office:value-type="float" office:value="2658" calcext:value-type="float">
            <text:p>2658</text:p>
          </table:table-cell>
          <table:table-cell office:value-type="float" office:value="57.54" calcext:value-type="float">
            <text:p>57.5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Concrete/Expanded clay</text:p>
          </table:table-cell>
          <table:table-cell office:value-type="float" office:value="23.56" calcext:value-type="float">
            <text:p>23.56</text:p>
          </table:table-cell>
          <table:table-cell office:value-type="float" office:value="1492" calcext:value-type="float">
            <text:p>1492</text:p>
          </table:table-cell>
          <table:table-cell office:value-type="float" office:value="58.91" calcext:value-type="float">
            <text:p>58.9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8.06" calcext:value-type="float">
            <text:p>8.06</text:p>
          </table:table-cell>
          <table:table-cell office:value-type="float" office:value="236" calcext:value-type="float">
            <text:p>236</text:p>
          </table:table-cell>
          <table:table-cell office:value-type="float" office:value="2.88" calcext:value-type="float">
            <text:p>2.8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48.82" calcext:value-type="float">
            <text:p>48.82</text:p>
          </table:table-cell>
          <table:table-cell office:value-type="float" office:value="4281" calcext:value-type="float">
            <text:p>4281</text:p>
          </table:table-cell>
          <table:table-cell office:value-type="float" office:value="20.34" calcext:value-type="float">
            <text:p>20.3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40.64" calcext:value-type="float">
            <text:p>40.64</text:p>
          </table:table-cell>
          <table:table-cell office:value-type="float" office:value="3564" calcext:value-type="float">
            <text:p>3564</text:p>
          </table:table-cell>
          <table:table-cell office:value-type="float" office:value="31.26" calcext:value-type="float">
            <text:p>31.2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9.8" calcext:value-type="float">
            <text:p>9.8</text:p>
          </table:table-cell>
          <table:table-cell office:value-type="float" office:value="286" calcext:value-type="float">
            <text:p>286</text:p>
          </table:table-cell>
          <table:table-cell office:value-type="float" office:value="3.5" calcext:value-type="float">
            <text:p>3.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872:.D3881])" office:value-type="float" office:value="524.13" calcext:value-type="float">
            <text:p>524.13</text:p>
          </table:table-cell>
          <table:table-cell table:style-name="ce2" table:formula="of:=SUM([.E3872:.E3881])" office:value-type="float" office:value="43017" calcext:value-type="float">
            <text:p>43017</text:p>
          </table:table-cell>
          <table:table-cell table:style-name="ce2" table:formula="of:=SUM([.F3872:.F3881])" office:value-type="float" office:value="564.74" calcext:value-type="float">
            <text:p>564.74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2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121.9" calcext:value-type="float">
            <text:p>121.9</text:p>
          </table:table-cell>
          <table:table-cell office:value-type="float" office:value="10690" calcext:value-type="float">
            <text:p>10690</text:p>
          </table:table-cell>
          <table:table-cell office:value-type="float" office:value="135.44" calcext:value-type="float">
            <text:p>135.4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</text:p>
          </table:table-cell>
          <table:table-cell office:value-type="float" office:value="97.9" calcext:value-type="float">
            <text:p>97.9</text:p>
          </table:table-cell>
          <table:table-cell office:value-type="float" office:value="8585" calcext:value-type="float">
            <text:p>8585</text:p>
          </table:table-cell>
          <table:table-cell office:value-type="float" office:value="108.78" calcext:value-type="float">
            <text:p>108.7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Concrete</text:p>
          </table:table-cell>
          <table:table-cell office:value-type="float" office:value="39.02" calcext:value-type="float">
            <text:p>39.02</text:p>
          </table:table-cell>
          <table:table-cell office:value-type="float" office:value="3422" calcext:value-type="float">
            <text:p>3422</text:p>
          </table:table-cell>
          <table:table-cell office:value-type="float" office:value="34.84" calcext:value-type="float">
            <text:p>34.8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Slag</text:p>
          </table:table-cell>
          <table:table-cell office:value-type="float" office:value="88.7" calcext:value-type="float">
            <text:p>88.7</text:p>
          </table:table-cell>
          <table:table-cell office:value-type="float" office:value="7779" calcext:value-type="float">
            <text:p>7779</text:p>
          </table:table-cell>
          <table:table-cell office:value-type="float" office:value="110.88" calcext:value-type="float">
            <text:p>110.8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45.69" calcext:value-type="float">
            <text:p>45.69</text:p>
          </table:table-cell>
          <table:table-cell office:value-type="float" office:value="2671" calcext:value-type="float">
            <text:p>2671</text:p>
          </table:table-cell>
          <table:table-cell office:value-type="float" office:value="57.83" calcext:value-type="float">
            <text:p>57.8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Concrete/Expanded clay</text:p>
          </table:table-cell>
          <table:table-cell office:value-type="float" office:value="24.84" calcext:value-type="float">
            <text:p>24.84</text:p>
          </table:table-cell>
          <table:table-cell office:value-type="float" office:value="1573" calcext:value-type="float">
            <text:p>1573</text:p>
          </table:table-cell>
          <table:table-cell office:value-type="float" office:value="62.1" calcext:value-type="float">
            <text:p>62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8.06" calcext:value-type="float">
            <text:p>8.06</text:p>
          </table:table-cell>
          <table:table-cell office:value-type="float" office:value="236" calcext:value-type="float">
            <text:p>236</text:p>
          </table:table-cell>
          <table:table-cell office:value-type="float" office:value="2.88" calcext:value-type="float">
            <text:p>2.8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0.08" calcext:value-type="float">
            <text:p>10.08</text:p>
          </table:table-cell>
          <table:table-cell office:value-type="float" office:value="884" calcext:value-type="float">
            <text:p>884</text:p>
          </table:table-cell>
          <table:table-cell office:value-type="float" office:value="4.2" calcext:value-type="float">
            <text:p>4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61.62" calcext:value-type="float">
            <text:p>61.62</text:p>
          </table:table-cell>
          <table:table-cell office:value-type="float" office:value="5404" calcext:value-type="float">
            <text:p>5404</text:p>
          </table:table-cell>
          <table:table-cell office:value-type="float" office:value="47.4" calcext:value-type="float">
            <text:p>47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9.8" calcext:value-type="float">
            <text:p>9.8</text:p>
          </table:table-cell>
          <table:table-cell office:value-type="float" office:value="286" calcext:value-type="float">
            <text:p>286</text:p>
          </table:table-cell>
          <table:table-cell office:value-type="float" office:value="3.5" calcext:value-type="float">
            <text:p>3.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888:.D3897])" office:value-type="float" office:value="507.61" calcext:value-type="float">
            <text:p>507.61</text:p>
          </table:table-cell>
          <table:table-cell table:style-name="ce2" table:formula="of:=SUM([.E3888:.E3897])" office:value-type="float" office:value="41530" calcext:value-type="float">
            <text:p>41530</text:p>
          </table:table-cell>
          <table:table-cell table:style-name="ce2" table:formula="of:=SUM([.F3888:.F3897])" office:value-type="float" office:value="567.85" calcext:value-type="float">
            <text:p>567.8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2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Expanded clay concrete</text:p>
          </table:table-cell>
          <table:table-cell office:value-type="float" office:value="849.85" calcext:value-type="float">
            <text:p>849.85</text:p>
          </table:table-cell>
          <table:table-cell office:value-type="float" office:value="74528" calcext:value-type="float">
            <text:p>74528</text:p>
          </table:table-cell>
          <table:table-cell office:value-type="float" office:value="708.21" calcext:value-type="float">
            <text:p>708.2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Expanded clay concrete</text:p>
          </table:table-cell>
          <table:table-cell office:value-type="float" office:value="318.72" calcext:value-type="float">
            <text:p>318.72</text:p>
          </table:table-cell>
          <table:table-cell office:value-type="float" office:value="27950" calcext:value-type="float">
            <text:p>27950</text:p>
          </table:table-cell>
          <table:table-cell office:value-type="float" office:value="265.6" calcext:value-type="float">
            <text:p>265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window strucures)</text:p>
          </table:table-cell>
          <table:table-cell office:value-type="string" calcext:value-type="string">
            <text:p>Wood/Plastic</text:p>
          </table:table-cell>
          <table:table-cell office:value-type="float" office:value="131.34" calcext:value-type="float">
            <text:p>131.34</text:p>
          </table:table-cell>
          <table:table-cell office:value-type="float" office:value="11518" calcext:value-type="float">
            <text:p>11518</text:p>
          </table:table-cell>
          <table:table-cell office:value-type="float" office:value="119.4" calcext:value-type="float">
            <text:p>119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Concrete</text:p>
          </table:table-cell>
          <table:table-cell office:value-type="float" office:value="43.01" calcext:value-type="float">
            <text:p>43.01</text:p>
          </table:table-cell>
          <table:table-cell office:value-type="float" office:value="3772" calcext:value-type="float">
            <text:p>3772</text:p>
          </table:table-cell>
          <table:table-cell office:value-type="float" office:value="31.86" calcext:value-type="float">
            <text:p>31.8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(technical floor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400.83" calcext:value-type="float">
            <text:p>400.83</text:p>
          </table:table-cell>
          <table:table-cell office:value-type="float" office:value="35151" calcext:value-type="float">
            <text:p>35151</text:p>
          </table:table-cell>
          <table:table-cell office:value-type="float" office:value="413.23" calcext:value-type="float">
            <text:p>413.2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382.9" calcext:value-type="float">
            <text:p>382.9</text:p>
          </table:table-cell>
          <table:table-cell office:value-type="float" office:value="22386" calcext:value-type="float">
            <text:p>22386</text:p>
          </table:table-cell>
          <table:table-cell office:value-type="float" office:value="398.85" calcext:value-type="float">
            <text:p>398.8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23.23" calcext:value-type="float">
            <text:p>23.23</text:p>
          </table:table-cell>
          <table:table-cell office:value-type="float" office:value="1358" calcext:value-type="float">
            <text:p>1358</text:p>
          </table:table-cell>
          <table:table-cell office:value-type="float" office:value="14.52" calcext:value-type="float">
            <text:p>14.5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78.45" calcext:value-type="float">
            <text:p>278.45</text:p>
          </table:table-cell>
          <table:table-cell office:value-type="float" office:value="24419" calcext:value-type="float">
            <text:p>24419</text:p>
          </table:table-cell>
          <table:table-cell office:value-type="float" office:value="116.02" calcext:value-type="float">
            <text:p>116.0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302.65" calcext:value-type="float">
            <text:p>302.65</text:p>
          </table:table-cell>
          <table:table-cell office:value-type="float" office:value="26541" calcext:value-type="float">
            <text:p>26541</text:p>
          </table:table-cell>
          <table:table-cell office:value-type="float" office:value="232.81" calcext:value-type="float">
            <text:p>232.8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</text:p>
          </table:table-cell>
          <table:table-cell office:value-type="float" office:value="75.5" calcext:value-type="float">
            <text:p>75.5</text:p>
          </table:table-cell>
          <table:table-cell office:value-type="float" office:value="4414" calcext:value-type="float">
            <text:p>4414</text:p>
          </table:table-cell>
          <table:table-cell office:value-type="float" office:value="58.08" calcext:value-type="float">
            <text:p>58.0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904:.D3913])" office:value-type="float" office:value="2806.48" calcext:value-type="float">
            <text:p>2806.48</text:p>
          </table:table-cell>
          <table:table-cell table:style-name="ce2" table:formula="of:=SUM([.E3904:.E3913])" office:value-type="float" office:value="232037" calcext:value-type="float">
            <text:p>232037</text:p>
          </table:table-cell>
          <table:table-cell table:style-name="ce2" table:formula="of:=SUM([.F3904:.F3913])" office:value-type="float" office:value="2358.58" calcext:value-type="float">
            <text:p>2358.58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2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Brickwork</text:p>
          </table:table-cell>
          <table:table-cell office:value-type="float" office:value="1316.37" calcext:value-type="float">
            <text:p>1316.37</text:p>
          </table:table-cell>
          <table:table-cell office:value-type="float" office:value="115440" calcext:value-type="float">
            <text:p>115440</text:p>
          </table:table-cell>
          <table:table-cell office:value-type="float" office:value="1175.33" calcext:value-type="float">
            <text:p>1175.3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Brickwork</text:p>
          </table:table-cell>
          <table:table-cell office:value-type="float" office:value="1286.07" calcext:value-type="float">
            <text:p>1286.07</text:p>
          </table:table-cell>
          <table:table-cell office:value-type="float" office:value="112783" calcext:value-type="float">
            <text:p>112783</text:p>
          </table:table-cell>
          <table:table-cell office:value-type="float" office:value="1148.28" calcext:value-type="float">
            <text:p>1148.2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Concrete</text:p>
          </table:table-cell>
          <table:table-cell office:value-type="float" office:value="118.94" calcext:value-type="float">
            <text:p>118.94</text:p>
          </table:table-cell>
          <table:table-cell office:value-type="float" office:value="10431" calcext:value-type="float">
            <text:p>10431</text:p>
          </table:table-cell>
          <table:table-cell office:value-type="float" office:value="95.92" calcext:value-type="float">
            <text:p>95.9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(technical floor)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556.6" calcext:value-type="float">
            <text:p>556.6</text:p>
          </table:table-cell>
          <table:table-cell office:value-type="float" office:value="48812" calcext:value-type="float">
            <text:p>48812</text:p>
          </table:table-cell>
          <table:table-cell office:value-type="float" office:value="515.37" calcext:value-type="float">
            <text:p>515.3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340.32" calcext:value-type="float">
            <text:p>340.32</text:p>
          </table:table-cell>
          <table:table-cell office:value-type="float" office:value="19896" calcext:value-type="float">
            <text:p>19896</text:p>
          </table:table-cell>
          <table:table-cell office:value-type="float" office:value="350.85" calcext:value-type="float">
            <text:p>350.8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7.06" calcext:value-type="float">
            <text:p>7.06</text:p>
          </table:table-cell>
          <table:table-cell office:value-type="float" office:value="550" calcext:value-type="float">
            <text:p>550</text:p>
          </table:table-cell>
          <table:table-cell office:value-type="float" office:value="4.41" calcext:value-type="float">
            <text:p>4.4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637.06" calcext:value-type="float">
            <text:p>637.06</text:p>
          </table:table-cell>
          <table:table-cell office:value-type="float" office:value="55868" calcext:value-type="float">
            <text:p>55868</text:p>
          </table:table-cell>
          <table:table-cell office:value-type="float" office:value="265.44" calcext:value-type="float">
            <text:p>265.4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383.66" calcext:value-type="float">
            <text:p>383.66</text:p>
          </table:table-cell>
          <table:table-cell office:value-type="float" office:value="33645" calcext:value-type="float">
            <text:p>33645</text:p>
          </table:table-cell>
          <table:table-cell office:value-type="float" office:value="295.12" calcext:value-type="float">
            <text:p>295.1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31.87" calcext:value-type="float">
            <text:p>231.87</text:p>
          </table:table-cell>
          <table:table-cell office:value-type="float" office:value="18075" calcext:value-type="float">
            <text:p>18075</text:p>
          </table:table-cell>
          <table:table-cell office:value-type="float" office:value="82.81" calcext:value-type="float">
            <text:p>82.8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</text:p>
          </table:table-cell>
          <table:table-cell office:value-type="float" office:value="1.86" calcext:value-type="float">
            <text:p>1.86</text:p>
          </table:table-cell>
          <table:table-cell office:value-type="float" office:value="145" calcext:value-type="float">
            <text:p>145</text:p>
          </table:table-cell>
          <table:table-cell office:value-type="float" office:value="1.43" calcext:value-type="float">
            <text:p>1.4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Glass blocks</text:p>
          </table:table-cell>
          <table:table-cell office:value-type="float" office:value="22.85" calcext:value-type="float">
            <text:p>22.85</text:p>
          </table:table-cell>
          <table:table-cell office:value-type="float" office:value="1781" calcext:value-type="float">
            <text:p>1781</text:p>
          </table:table-cell>
          <table:table-cell office:value-type="float" office:value="6.72" calcext:value-type="float">
            <text:p>6.7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920:.D3930])" office:value-type="float" office:value="4902.66" calcext:value-type="float">
            <text:p>4902.66</text:p>
          </table:table-cell>
          <table:table-cell table:style-name="ce2" table:formula="of:=SUM([.E3920:.E3930])" office:value-type="float" office:value="417426" calcext:value-type="float">
            <text:p>417426</text:p>
          </table:table-cell>
          <table:table-cell table:style-name="ce2" table:formula="of:=SUM([.F3920:.F3930])" office:value-type="float" office:value="3941.68" calcext:value-type="float">
            <text:p>3941.68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2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work</text:p>
          </table:table-cell>
          <table:table-cell office:value-type="float" office:value="837.09" calcext:value-type="float">
            <text:p>837.09</text:p>
          </table:table-cell>
          <table:table-cell office:value-type="float" office:value="73409" calcext:value-type="float">
            <text:p>73409</text:p>
          </table:table-cell>
          <table:table-cell office:value-type="float" office:value="871.97" calcext:value-type="float">
            <text:p>871.9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Concrete</text:p>
          </table:table-cell>
          <table:table-cell office:value-type="float" office:value="106.76" calcext:value-type="float">
            <text:p>106.76</text:p>
          </table:table-cell>
          <table:table-cell office:value-type="float" office:value="9362" calcext:value-type="float">
            <text:p>9362</text:p>
          </table:table-cell>
          <table:table-cell office:value-type="float" office:value="85.41" calcext:value-type="float">
            <text:p>85.4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296.22" calcext:value-type="float">
            <text:p>296.22</text:p>
          </table:table-cell>
          <table:table-cell office:value-type="float" office:value="25977" calcext:value-type="float">
            <text:p>25977</text:p>
          </table:table-cell>
          <table:table-cell office:value-type="float" office:value="308.56" calcext:value-type="float">
            <text:p>308.5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271.95" calcext:value-type="float">
            <text:p>271.95</text:p>
          </table:table-cell>
          <table:table-cell office:value-type="float" office:value="15899" calcext:value-type="float">
            <text:p>15899</text:p>
          </table:table-cell>
          <table:table-cell office:value-type="float" office:value="259" calcext:value-type="float">
            <text:p>25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PVC/Metal</text:p>
          </table:table-cell>
          <table:table-cell office:value-type="float" office:value="15.95" calcext:value-type="float">
            <text:p>15.95</text:p>
          </table:table-cell>
          <table:table-cell office:value-type="float" office:value="1243" calcext:value-type="float">
            <text:p>1243</text:p>
          </table:table-cell>
          <table:table-cell office:value-type="float" office:value="9.97" calcext:value-type="float">
            <text:p>9.9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8.93" calcext:value-type="float">
            <text:p>8.93</text:p>
          </table:table-cell>
          <table:table-cell office:value-type="float" office:value="696" calcext:value-type="float">
            <text:p>696</text:p>
          </table:table-cell>
          <table:table-cell office:value-type="float" office:value="3.72" calcext:value-type="float">
            <text:p>3.7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205.92" calcext:value-type="float">
            <text:p>205.92</text:p>
          </table:table-cell>
          <table:table-cell office:value-type="float" office:value="18058" calcext:value-type="float">
            <text:p>18058</text:p>
          </table:table-cell>
          <table:table-cell office:value-type="float" office:value="158.4" calcext:value-type="float">
            <text:p>158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</text:p>
          </table:table-cell>
          <table:table-cell office:value-type="float" office:value="10.65" calcext:value-type="float">
            <text:p>10.65</text:p>
          </table:table-cell>
          <table:table-cell office:value-type="float" office:value="830" calcext:value-type="float">
            <text:p>830</text:p>
          </table:table-cell>
          <table:table-cell office:value-type="float" office:value="8.19" calcext:value-type="float">
            <text:p>8.19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937:.D3944])" office:value-type="float" office:value="1753.47" calcext:value-type="float">
            <text:p>1753.47</text:p>
          </table:table-cell>
          <table:table-cell table:style-name="ce2" table:formula="of:=SUM([.E3937:.E3944])" office:value-type="float" office:value="145474" calcext:value-type="float">
            <text:p>145474</text:p>
          </table:table-cell>
          <table:table-cell table:style-name="ce2" table:formula="of:=SUM([.F3937:.F3944])" office:value-type="float" office:value="1705.22" calcext:value-type="float">
            <text:p>1705.2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2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2.-3. floor)</text:p>
          </table:table-cell>
          <table:table-cell office:value-type="string" calcext:value-type="string">
            <text:p>Wood</text:p>
          </table:table-cell>
          <table:table-cell office:value-type="float" office:value="442.75" calcext:value-type="float">
            <text:p>442.75</text:p>
          </table:table-cell>
          <table:table-cell office:value-type="float" office:value="38827" calcext:value-type="float">
            <text:p>38827</text:p>
          </table:table-cell>
          <table:table-cell office:value-type="float" office:value="381.68" calcext:value-type="float">
            <text:p>381.6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irst floor)</text:p>
          </table:table-cell>
          <table:table-cell office:value-type="string" calcext:value-type="string">
            <text:p>Brickwork</text:p>
          </table:table-cell>
          <table:table-cell office:value-type="float" office:value="147.24" calcext:value-type="float">
            <text:p>147.24</text:p>
          </table:table-cell>
          <table:table-cell office:value-type="float" office:value="12912" calcext:value-type="float">
            <text:p>12912</text:p>
          </table:table-cell>
          <table:table-cell office:value-type="float" office:value="144.35" calcext:value-type="float">
            <text:p>144.3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Wood/Slag</text:p>
          </table:table-cell>
          <table:table-cell office:value-type="float" office:value="228.13" calcext:value-type="float">
            <text:p>228.13</text:p>
          </table:table-cell>
          <table:table-cell office:value-type="float" office:value="20006" calcext:value-type="float">
            <text:p>20006</text:p>
          </table:table-cell>
          <table:table-cell office:value-type="float" office:value="262.22" calcext:value-type="float">
            <text:p>262.2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Concrete/Expanded clay</text:p>
          </table:table-cell>
          <table:table-cell office:value-type="float" office:value="108.04" calcext:value-type="float">
            <text:p>108.04</text:p>
          </table:table-cell>
          <table:table-cell office:value-type="float" office:value="6316" calcext:value-type="float">
            <text:p>6316</text:p>
          </table:table-cell>
          <table:table-cell office:value-type="float" office:value="117.43" calcext:value-type="float">
            <text:p>117.4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Wood</text:p>
          </table:table-cell>
          <table:table-cell office:value-type="float" office:value="59.74" calcext:value-type="float">
            <text:p>59.74</text:p>
          </table:table-cell>
          <table:table-cell office:value-type="float" office:value="3202" calcext:value-type="float">
            <text:p>3202</text:p>
          </table:table-cell>
          <table:table-cell office:value-type="float" office:value="108.61" calcext:value-type="float">
            <text:p>108.6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24.86" calcext:value-type="float">
            <text:p>24.86</text:p>
          </table:table-cell>
          <table:table-cell office:value-type="float" office:value="727" calcext:value-type="float">
            <text:p>727</text:p>
          </table:table-cell>
          <table:table-cell office:value-type="float" office:value="8.88" calcext:value-type="float">
            <text:p>8.8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PVC</text:p>
          </table:table-cell>
          <table:table-cell office:value-type="float" office:value="4.99" calcext:value-type="float">
            <text:p>4.99</text:p>
          </table:table-cell>
          <table:table-cell office:value-type="float" office:value="146" calcext:value-type="float">
            <text:p>146</text:p>
          </table:table-cell>
          <table:table-cell office:value-type="float" office:value="3.12" calcext:value-type="float">
            <text:p>3.1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84" calcext:value-type="float">
            <text:p>84</text:p>
          </table:table-cell>
          <table:table-cell office:value-type="float" office:value="7366" calcext:value-type="float">
            <text:p>7366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100.04" calcext:value-type="float">
            <text:p>100.04</text:p>
          </table:table-cell>
          <table:table-cell office:value-type="float" office:value="8773" calcext:value-type="float">
            <text:p>8773</text:p>
          </table:table-cell>
          <table:table-cell office:value-type="float" office:value="76.95" calcext:value-type="float">
            <text:p>76.9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</text:p>
          </table:table-cell>
          <table:table-cell office:value-type="float" office:value="5.53" calcext:value-type="float">
            <text:p>5.53</text:p>
          </table:table-cell>
          <table:table-cell office:value-type="float" office:value="162" calcext:value-type="float">
            <text:p>162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4.62" calcext:value-type="float">
            <text:p>4.62</text:p>
          </table:table-cell>
          <table:table-cell office:value-type="float" office:value="135" calcext:value-type="float">
            <text:p>135</text:p>
          </table:table-cell>
          <table:table-cell office:value-type="float" office:value="1.65" calcext:value-type="float">
            <text:p>1.6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951:.D3961])" office:value-type="float" office:value="1209.94" calcext:value-type="float">
            <text:p>1209.94</text:p>
          </table:table-cell>
          <table:table-cell table:style-name="ce2" table:formula="of:=SUM([.E3951:.E3961])" office:value-type="float" office:value="98572" calcext:value-type="float">
            <text:p>98572</text:p>
          </table:table-cell>
          <table:table-cell table:style-name="ce2" table:formula="of:=SUM([.F3951:.F3961])" office:value-type="float" office:value="1144.14" calcext:value-type="float">
            <text:p>1144.14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2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Brickwork</text:p>
          </table:table-cell>
          <table:table-cell office:value-type="float" office:value="133.11" calcext:value-type="float">
            <text:p>133.11</text:p>
          </table:table-cell>
          <table:table-cell office:value-type="float" office:value="11673" calcext:value-type="float">
            <text:p>11673</text:p>
          </table:table-cell>
          <table:table-cell office:value-type="float" office:value="154.78" calcext:value-type="float">
            <text:p>154.7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Brickwork</text:p>
          </table:table-cell>
          <table:table-cell office:value-type="float" office:value="384.66" calcext:value-type="float">
            <text:p>384.66</text:p>
          </table:table-cell>
          <table:table-cell office:value-type="float" office:value="33733" calcext:value-type="float">
            <text:p>33733</text:p>
          </table:table-cell>
          <table:table-cell office:value-type="float" office:value="442.14" calcext:value-type="float">
            <text:p>442.1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20.79" calcext:value-type="float">
            <text:p>120.79</text:p>
          </table:table-cell>
          <table:table-cell office:value-type="float" office:value="10593" calcext:value-type="float">
            <text:p>10593</text:p>
          </table:table-cell>
          <table:table-cell office:value-type="float" office:value="142.1" calcext:value-type="float">
            <text:p>142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Concrete/Expanded clay</text:p>
          </table:table-cell>
          <table:table-cell office:value-type="float" office:value="48.2" calcext:value-type="float">
            <text:p>48.2</text:p>
          </table:table-cell>
          <table:table-cell office:value-type="float" office:value="2583" calcext:value-type="float">
            <text:p>2583</text:p>
          </table:table-cell>
          <table:table-cell office:value-type="float" office:value="120.5" calcext:value-type="float">
            <text:p>120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6.86" calcext:value-type="float">
            <text:p>6.86</text:p>
          </table:table-cell>
          <table:table-cell office:value-type="float" office:value="401" calcext:value-type="float">
            <text:p>401</text:p>
          </table:table-cell>
          <table:table-cell office:value-type="float" office:value="2.45" calcext:value-type="float">
            <text:p>2.4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PVC</text:p>
          </table:table-cell>
          <table:table-cell office:value-type="float" office:value="6.72" calcext:value-type="float">
            <text:p>6.72</text:p>
          </table:table-cell>
          <table:table-cell office:value-type="float" office:value="393" calcext:value-type="float">
            <text:p>393</text:p>
          </table:table-cell>
          <table:table-cell office:value-type="float" office:value="4.2" calcext:value-type="float">
            <text:p>4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96.77" calcext:value-type="float">
            <text:p>196.77</text:p>
          </table:table-cell>
          <table:table-cell office:value-type="float" office:value="17256" calcext:value-type="float">
            <text:p>17256</text:p>
          </table:table-cell>
          <table:table-cell office:value-type="float" office:value="89.44" calcext:value-type="float">
            <text:p>89.4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87.71" calcext:value-type="float">
            <text:p>87.71</text:p>
          </table:table-cell>
          <table:table-cell office:value-type="float" office:value="7692" calcext:value-type="float">
            <text:p>7692</text:p>
          </table:table-cell>
          <table:table-cell office:value-type="float" office:value="67.47" calcext:value-type="float">
            <text:p>67.4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</text:p>
          </table:table-cell>
          <table:table-cell office:value-type="float" office:value="11.32" calcext:value-type="float">
            <text:p>11.32</text:p>
          </table:table-cell>
          <table:table-cell office:value-type="float" office:value="662" calcext:value-type="float">
            <text:p>662</text:p>
          </table:table-cell>
          <table:table-cell office:value-type="float" office:value="8.71" calcext:value-type="float">
            <text:p>8.7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5.29" calcext:value-type="float">
            <text:p>15.29</text:p>
          </table:table-cell>
          <table:table-cell office:value-type="float" office:value="894" calcext:value-type="float">
            <text:p>894</text:p>
          </table:table-cell>
          <table:table-cell office:value-type="float" office:value="5.46" calcext:value-type="float">
            <text:p>5.46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968:.D3977])" office:value-type="float" office:value="1011.43" calcext:value-type="float">
            <text:p>1011.43</text:p>
          </table:table-cell>
          <table:table-cell table:style-name="ce2" table:formula="of:=SUM([.E3968:.E3977])" office:value-type="float" office:value="85880" calcext:value-type="float">
            <text:p>85880</text:p>
          </table:table-cell>
          <table:table-cell table:style-name="ce2" table:formula="of:=SUM([.F3968:.F3977])" office:value-type="float" office:value="1037.25" calcext:value-type="float">
            <text:p>1037.2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2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&amp;2</text:p>
          </table:table-cell>
          <table:table-cell table:style-name="ce13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</text:p>
          </table:table-cell>
          <table:table-cell office:value-type="float" office:value="154.6" calcext:value-type="float">
            <text:p>154.6</text:p>
          </table:table-cell>
          <table:table-cell office:value-type="float" office:value="13558" calcext:value-type="float">
            <text:p>13558</text:p>
          </table:table-cell>
          <table:table-cell office:value-type="float" office:value="154.6" calcext:value-type="float">
            <text:p>154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</text:p>
          </table:table-cell>
          <table:table-cell office:value-type="float" office:value="353.29" calcext:value-type="float">
            <text:p>353.29</text:p>
          </table:table-cell>
          <table:table-cell office:value-type="float" office:value="30982" calcext:value-type="float">
            <text:p>30982</text:p>
          </table:table-cell>
          <table:table-cell office:value-type="float" office:value="353.29" calcext:value-type="float">
            <text:p>353.2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inth</text:p>
          </table:table-cell>
          <table:table-cell office:value-type="string" calcext:value-type="string">
            <text:p>Concrete</text:p>
          </table:table-cell>
          <table:table-cell office:value-type="float" office:value="76.83" calcext:value-type="float">
            <text:p>76.83</text:p>
          </table:table-cell>
          <table:table-cell office:value-type="float" office:value="6738" calcext:value-type="float">
            <text:p>6738</text:p>
          </table:table-cell>
          <table:table-cell office:value-type="float" office:value="68.6" calcext:value-type="float">
            <text:p>68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78.25" calcext:value-type="float">
            <text:p>178.25</text:p>
          </table:table-cell>
          <table:table-cell office:value-type="float" office:value="15632" calcext:value-type="float">
            <text:p>15632</text:p>
          </table:table-cell>
          <table:table-cell office:value-type="float" office:value="209.7" calcext:value-type="float">
            <text:p>209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167.72" calcext:value-type="float">
            <text:p>167.72</text:p>
          </table:table-cell>
          <table:table-cell office:value-type="float" office:value="9806" calcext:value-type="float">
            <text:p>9806</text:p>
          </table:table-cell>
          <table:table-cell office:value-type="float" office:value="182.3" calcext:value-type="float">
            <text:p>182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7.11" calcext:value-type="float">
            <text:p>7.11</text:p>
          </table:table-cell>
          <table:table-cell office:value-type="float" office:value="416" calcext:value-type="float">
            <text:p>416</text:p>
          </table:table-cell>
          <table:table-cell office:value-type="float" office:value="2.54" calcext:value-type="float">
            <text:p>2.5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64.61" calcext:value-type="float">
            <text:p>64.61</text:p>
          </table:table-cell>
          <table:table-cell office:value-type="float" office:value="5666" calcext:value-type="float">
            <text:p>5666</text:p>
          </table:table-cell>
          <table:table-cell office:value-type="float" office:value="26.92" calcext:value-type="float">
            <text:p>26.9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79.66" calcext:value-type="float">
            <text:p>79.66</text:p>
          </table:table-cell>
          <table:table-cell office:value-type="float" office:value="6986" calcext:value-type="float">
            <text:p>6986</text:p>
          </table:table-cell>
          <table:table-cell office:value-type="float" office:value="61.28" calcext:value-type="float">
            <text:p>61.2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0.92" calcext:value-type="float">
            <text:p>10.92</text:p>
          </table:table-cell>
          <table:table-cell office:value-type="float" office:value="638" calcext:value-type="float">
            <text:p>638</text:p>
          </table:table-cell>
          <table:table-cell office:value-type="float" office:value="3.9" calcext:value-type="float">
            <text:p>3.9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style-name="ce2" office:value-type="string" calcext:value-type="string">
            <text:p>Total Zone 1&amp;2</text:p>
          </table:table-cell>
          <table:table-cell table:number-columns-repeated="2"/>
          <table:table-cell table:style-name="ce2" table:formula="of:=SUM([.D3984:.D3992])" office:value-type="float" office:value="1092.99" calcext:value-type="float">
            <text:p>1092.99</text:p>
          </table:table-cell>
          <table:table-cell table:style-name="ce2" table:formula="of:=SUM([.E3984:.E3992])" office:value-type="float" office:value="90422" calcext:value-type="float">
            <text:p>90422</text:p>
          </table:table-cell>
          <table:table-cell table:style-name="ce2" table:formula="of:=SUM([.F3984:.F3992])" office:value-type="float" office:value="1063.13" calcext:value-type="float">
            <text:p>1063.13</text:p>
          </table:table-cell>
          <table:table-cell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gi</text:p>
          </table:table-cell>
          <table:table-cell office:value-type="string" calcext:value-type="string">
            <text:p>Windows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Kāpņu telpu logi</text:p>
          </table:table-cell>
          <table:table-cell office:value-type="string" calcext:value-type="string">
            <text:p>Staircase windows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Dzīvokļu logi</text:p>
          </table:table-cell>
          <table:table-cell office:value-type="string" calcext:value-type="string">
            <text:p>Apartmant windows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Durvis </text:p>
          </table:table-cell>
          <table:table-cell office:value-type="string" calcext:value-type="string">
            <text:p>Doors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Ārsienas</text:p>
          </table:table-cell>
          <table:table-cell office:value-type="string" calcext:value-type="string">
            <text:p>Exterior walls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Ārsienas (gala)</text:p>
          </table:table-cell>
          <table:table-cell office:value-type="string" calcext:value-type="string">
            <text:p>Exterior walls (side)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Ārsienas (fasādes)</text:p>
          </table:table-cell>
          <table:table-cell office:value-type="string" calcext:value-type="string">
            <text:p>Exterior walls (facade)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Ārdurvis </text:p>
          </table:table-cell>
          <table:table-cell office:value-type="string" calcext:value-type="string">
            <text:p>Front doors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Lūka</text:p>
          </table:table-cell>
          <table:table-cell office:value-type="string" calcext:value-type="string">
            <text:p>Roof hatch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Jumts</text:p>
          </table:table-cell>
          <table:table-cell office:value-type="string" calcext:value-type="string">
            <text:p>Roof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Grīda uz grunts</text:p>
          </table:table-cell>
          <table:table-cell office:value-type="string" calcext:value-type="string">
            <text:p>Floor on ground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Tehniskā stāva grīda</text:p>
          </table:table-cell>
          <table:table-cell office:value-type="string" calcext:value-type="string">
            <text:p>Floor (technical floor)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Dzega</text:p>
          </table:table-cell>
          <table:table-cell office:value-type="string" calcext:value-type="string">
            <text:p>Cornice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Uzjumteņi</text:p>
          </table:table-cell>
          <table:table-cell office:value-type="string" calcext:value-type="string">
            <text:p>Canopy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kols</text:p>
          </table:table-cell>
          <table:table-cell office:value-type="string" calcext:value-type="string">
            <text:p>Plinth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Bēniņi</text:p>
          </table:table-cell>
          <table:table-cell office:value-type="string" calcext:value-type="string">
            <text:p>Attic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Bēniņu pārsegums</text:p>
          </table:table-cell>
          <table:table-cell office:value-type="string" calcext:value-type="string">
            <text:p>Attic cover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Bēniņu durvis</text:p>
          </table:table-cell>
          <table:table-cell office:value-type="string" calcext:value-type="string">
            <text:p>Attic doors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Bēniņu grīda</text:p>
          </table:table-cell>
          <table:table-cell office:value-type="string" calcext:value-type="string">
            <text:p>Attic floor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Pagraba pārsegums</text:p>
          </table:table-cell>
          <table:table-cell office:value-type="string" calcext:value-type="string">
            <text:p>Basement cover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Pagraba durvis</text:p>
          </table:table-cell>
          <table:table-cell office:value-type="string" calcext:value-type="string">
            <text:p>Basement doors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Pagraba grīda</text:p>
          </table:table-cell>
          <table:table-cell office:value-type="string" calcext:value-type="string">
            <text:p>Basement floor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Nomainītie dzīvokļu logi</text:p>
          </table:table-cell>
          <table:table-cell office:value-type="string" calcext:value-type="string">
            <text:p>Replaced apartment windows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Nomainītie <text:s/>kāpņu telpas <text:s/>logi</text:p>
          </table:table-cell>
          <table:table-cell office:value-type="string" calcext:value-type="string">
            <text:p>Replaced staircase windows</text:p>
          </table:table-cell>
          <table:table-cell table:number-columns-repeated="1021"/>
        </table:table-row>
        <table:table-row table:style-name="ro4" table:number-rows-repeated="1044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30P0" style:volatile="true">
      <number:currency-symbol number:language="en" number:country="US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 number:language="en" number:country="US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 number:language="en" number:country="US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1">
      <number:day number:style="long"/>
      <number:text>/</number:text>
      <number:month number:style="long"/>
      <number:text>/</number:text>
      <number:year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8">00/00/0000</text:date>, <text:time style:data-style-name="N2" text:time-value="12:34:01.200296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15:04:35.255937226</meta:creation-date>
    <dc:date>2022-12-08T12:37:48.241655173</dc:date>
    <meta:editing-duration>PT4M</meta:editing-duration>
    <meta:editing-cycles>3</meta:editing-cycles>
    <meta:generator>LibreOffice/6.0.7.3$Linux_X86_64 LibreOffice_project/00m0$Build-3</meta:generator>
    <meta:document-statistic meta:table-count="1" meta:cell-count="14440" meta:object-count="0"/>
  </office:meta>
</office:document-meta>
</file>